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0.1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>
      <style:table-cell-properties fo:background-color="#3deb3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cccc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ff9966"/>
    </style:style>
    <style:style style:name="ce7" style:family="table-cell" style:parent-style-name="Default" style:data-style-name="N60"/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0c0c0"/>
    </style:style>
    <style:style style:name="ce12" style:family="table-cell" style:parent-style-name="Default" style:data-style-name="N60">
      <style:table-cell-properties fo:background-color="transparent"/>
    </style:style>
    <style:style style:name="ce13" style:family="table-cell" style:parent-style-name="Default" style:data-style-name="N60">
      <style:table-cell-properties fo:background-color="#ff0000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6633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420e"/>
    </style:style>
    <style:style style:name="ce18" style:family="table-cell" style:parent-style-name="Default" style:data-style-name="N60">
      <style:text-properties style:font-name="Liberation Sans" style:font-name-asian="Droid Sans Fallback" style:font-name-complex="FreeSans"/>
    </style:style>
    <style:style style:name="ce19" style:family="table-cell" style:parent-style-name="Default" style:data-style-name="N60">
      <style:table-cell-properties fo:background-color="transparent"/>
      <style:text-properties style:font-name="Liberation Sans" style:font-name-asian="Droid Sans Fallback" style:font-name-complex="FreeSans"/>
    </style:style>
  </office:automatic-styles>
  <office:body>
    <office:spreadsheet>
      <table:table table:name="Zsfg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8"/>
        <table:table-column table:style-name="co1" table:default-cell-style-name="Default"/>
        <table:table-column table:style-name="co1" table:default-cell-style-name="ce8"/>
        <table:table-column table:style-name="co3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number-columns-repeated="1005" table:default-cell-style-name="Default"/>
        <table:table-row table:style-name="ro1">
          <table:table-cell table:style-name="Default" office:value-type="string" calcext:value-type="string">
            <text:p>Instance</text:p>
          </table:table-cell>
          <table:table-cell office:value-type="string" calcext:value-type="string">
            <text:p>SCIP_SDP conss</text:p>
          </table:table-cell>
          <table:table-cell office:value-type="string" calcext:value-type="string">
            <text:p>SCIP_SDP vars</text:p>
          </table:table-cell>
          <table:table-cell table:style-name="ce7" office:value-type="string" calcext:value-type="string">
            <text:p>SCIP_SDP (dual bound)</text:p>
          </table:table-cell>
          <table:table-cell office:value-type="string" calcext:value-type="string">
            <text:p>A_07_dual bound</text:p>
          </table:table-cell>
          <table:table-cell office:value-type="string" calcext:value-type="string">
            <text:p>A_07 %</text:p>
          </table:table-cell>
          <table:table-cell office:value-type="string" calcext:value-type="string">
            <text:p>A_08_dual bound</text:p>
          </table:table-cell>
          <table:table-cell office:value-type="string" calcext:value-type="string">
            <text:p>A_08 %</text:p>
          </table:table-cell>
          <table:table-cell office:value-type="string" calcext:value-type="string">
            <text:p>SCIP_SDP time</text:p>
          </table:table-cell>
          <table:table-cell table:style-name="Default" office:value-type="string" calcext:value-type="string">
            <text:p>A_07 time</text:p>
          </table:table-cell>
          <table:table-cell office:value-type="string" calcext:value-type="string">
            <text:p>A_08 time</text:p>
          </table:table-cell>
          <table:table-cell table:style-name="Default" office:value-type="string" calcext:value-type="string">
            <text:p>A_08 time opt</text:p>
          </table:table-cell>
          <table:table-cell/>
          <table:table-cell table:style-name="ce7" office:value-type="string" calcext:value-type="string">
            <text:p>SCIP_SDP (primal bound)</text:p>
          </table:table-cell>
          <table:table-cell office:value-type="string" calcext:value-type="string">
            <text:p>SCIP_SDP gap</text:p>
          </table:table-cell>
          <table:table-cell office:value-type="string" calcext:value-type="string">
            <text:p>SCIP_SDP nodes</text:p>
          </table:table-cell>
          <table:table-cell table:style-name="Default" office:value-type="string" calcext:value-type="string">
            <text:p>A07 iteration</text:p>
          </table:table-cell>
          <table:table-cell office:value-type="string" calcext:value-type="string">
            <text:p>A08 iterations</text:p>
          </table:table-cell>
          <table:table-cell table:style-name="Default" office:value-type="string" calcext:value-type="string">
            <text:p>A08 opt iter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7" office:value-type="float" office:value="0.000000274392773" calcext:value-type="float">
            <text:p>2.74E-007</text:p>
          </table:table-cell>
          <table:table-cell table:style-name="ce7" office:value-type="float" office:value="-0.0000000000728528797" calcext:value-type="float">
            <text:p>-7.29E-011</text:p>
          </table:table-cell>
          <table:table-cell table:formula="of:=[.E2]/[.D2]" office:value-type="float" office:value="-0.00026550582547595" calcext:value-type="float">
            <text:p>-0.0002655058</text:p>
          </table:table-cell>
          <table:table-cell office:value-type="float" office:value="-3.65566257" calcext:value-type="float">
            <text:p>-3.65566257</text:p>
          </table:table-cell>
          <table:table-cell table:formula="of:=[.G2]/[.D2]" office:value-type="float" office:value="-13322736.3462667" calcext:value-type="float">
            <text:p>-13322736.3462667</text:p>
          </table:table-cell>
          <table:table-cell office:value-type="float" office:value="225.2" calcext:value-type="float">
            <text:p>225.2</text:p>
          </table:table-cell>
          <table:table-cell office:value-type="float" office:value="1.443" calcext:value-type="float">
            <text:p>1.443</text:p>
          </table:table-cell>
          <table:table-cell office:value-type="float" office:value="3824.4" calcext:value-type="float">
            <text:p>3824.4</text:p>
          </table:table-cell>
          <table:table-cell office:value-type="float" office:value="983.1" calcext:value-type="float">
            <text:p>983.1</text:p>
          </table:table-cell>
          <table:table-cell/>
          <table:table-cell table:style-name="ce7" office:value-type="float" office:value="0.000000274392773" calcext:value-type="float">
            <text:p>2.74E-007</text:p>
          </table:table-cell>
          <table:table-cell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4.15817926" calcext:value-type="float">
            <text:p>-4.15817926</text:p>
          </table:table-cell>
          <table:table-cell office:value-type="float" office:value="5.31519312" calcext:value-type="float">
            <text:p>5.31519312</text:p>
          </table:table-cell>
          <table:table-cell table:formula="of:=-[.E3]/[.D3]" office:value-type="float" office:value="1.27825011565278" calcext:value-type="float">
            <text:p>1.2782501157</text:p>
          </table:table-cell>
          <table:table-cell office:value-type="float" office:value="4.41760483" calcext:value-type="float">
            <text:p>4.41760483</text:p>
          </table:table-cell>
          <table:table-cell table:formula="of:=-[.G3]/[.D3]" office:value-type="float" office:value="1.0623892222482" calcext:value-type="float">
            <text:p>1.0623892222</text:p>
          </table:table-cell>
          <table:table-cell office:value-type="float" office:value="87.5" calcext:value-type="float">
            <text:p>87.5</text:p>
          </table:table-cell>
          <table:table-cell office:value-type="float" office:value="2.35" calcext:value-type="float">
            <text:p>2.35</text:p>
          </table:table-cell>
          <table:table-cell office:value-type="float" office:value="4078" calcext:value-type="float">
            <text:p>4078</text:p>
          </table:table-cell>
          <table:table-cell office:value-type="float" office:value="1218" calcext:value-type="float">
            <text:p>1218</text:p>
          </table:table-cell>
          <table:table-cell/>
          <table:table-cell office:value-type="float" office:value="-4.15817926" calcext:value-type="float">
            <text:p>-4.15817926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0.0149268173" calcext:value-type="float">
            <text:p>0.0149268173</text:p>
          </table:table-cell>
          <table:table-cell table:style-name="ce7" office:value-type="float" office:value="-0.000000000483978421" calcext:value-type="float">
            <text:p>-4.84E-010</text:p>
          </table:table-cell>
          <table:table-cell table:formula="of:=[.E4]/[.D4]" office:value-type="float" office:value="-0.0000000324234169463573" calcext:value-type="float">
            <text:p>-3.24234169463573E-008</text:p>
          </table:table-cell>
          <table:table-cell office:value-type="float" office:value="-3.15757567" calcext:value-type="float">
            <text:p>-3.15757567</text:p>
          </table:table-cell>
          <table:table-cell table:formula="of:=[.G4]/[.D4]" office:value-type="float" office:value="-211.537101750418" calcext:value-type="float">
            <text:p>-211.5371017504</text:p>
          </table:table-cell>
          <table:table-cell office:value-type="float" office:value="1566.7" calcext:value-type="float">
            <text:p>1566.7</text:p>
          </table:table-cell>
          <table:table-cell office:value-type="float" office:value="1.404" calcext:value-type="float">
            <text:p>1.404</text:p>
          </table:table-cell>
          <table:table-cell office:value-type="float" office:value="4843.6" calcext:value-type="float">
            <text:p>4843.6</text:p>
          </table:table-cell>
          <table:table-cell office:value-type="float" office:value="1704" calcext:value-type="float">
            <text:p>1704</text:p>
          </table:table-cell>
          <table:table-cell/>
          <table:table-cell office:value-type="float" office:value="0.0149268173" calcext:value-type="float">
            <text:p>0.0149268173</text:p>
          </table:table-cell>
          <table:table-cell office:value-type="float" office:value="0" calcext:value-type="float">
            <text:p>0</text:p>
          </table:table-cell>
          <table:table-cell office:value-type="float" office:value="30969" calcext:value-type="float">
            <text:p>30969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3.24513071" calcext:value-type="float">
            <text:p>-3.24513071</text:p>
          </table:table-cell>
          <table:table-cell office:value-type="float" office:value="4.33745776" calcext:value-type="float">
            <text:p>4.33745776</text:p>
          </table:table-cell>
          <table:table-cell table:formula="of:=-[.E5]/[.D5]" office:value-type="float" office:value="1.33660494680043" calcext:value-type="float">
            <text:p>1.3366049468</text:p>
          </table:table-cell>
          <table:table-cell office:value-type="float" office:value="3.82245209" calcext:value-type="float">
            <text:p>3.82245209</text:p>
          </table:table-cell>
          <table:table-cell table:formula="of:=-[.G5]/[.D5]" office:value-type="float" office:value="1.1779038909653" calcext:value-type="float">
            <text:p>1.177903891</text:p>
          </table:table-cell>
          <table:table-cell office:value-type="float" office:value="343" calcext:value-type="float">
            <text:p>343</text:p>
          </table:table-cell>
          <table:table-cell office:value-type="float" office:value="2.01" calcext:value-type="float">
            <text:p>2.01</text:p>
          </table:table-cell>
          <table:table-cell office:value-type="float" office:value="3584" calcext:value-type="float">
            <text:p>3584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float" office:value="-3.24513071" calcext:value-type="float">
            <text:p>-3.24513071</text:p>
          </table:table-cell>
          <table:table-cell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0.0149026256" calcext:value-type="float">
            <text:p>0.0149026256</text:p>
          </table:table-cell>
          <table:table-cell table:style-name="ce7" office:value-type="float" office:value="-0.000000000216700883" calcext:value-type="float">
            <text:p>-2.17E-010</text:p>
          </table:table-cell>
          <table:table-cell table:formula="of:=[.E6]/[.D6]" office:value-type="float" office:value="-0.0000000145411210625864" calcext:value-type="float">
            <text:p>-1.45411210625864E-008</text:p>
          </table:table-cell>
          <table:table-cell office:value-type="float" office:value="-2.94756237" calcext:value-type="float">
            <text:p>-2.94756237</text:p>
          </table:table-cell>
          <table:table-cell table:formula="of:=[.G6]/[.D6]" office:value-type="float" office:value="-197.788124664422" calcext:value-type="float">
            <text:p>-197.7881246644</text:p>
          </table:table-cell>
          <table:table-cell office:value-type="float" office:value="1554.3" calcext:value-type="float">
            <text:p>1554.3</text:p>
          </table:table-cell>
          <table:table-cell office:value-type="float" office:value="1.311" calcext:value-type="float">
            <text:p>1.311</text:p>
          </table:table-cell>
          <table:table-cell office:value-type="float" office:value="4056.9" calcext:value-type="float">
            <text:p>4056.9</text:p>
          </table:table-cell>
          <table:table-cell office:value-type="float" office:value="2227" calcext:value-type="float">
            <text:p>2227</text:p>
          </table:table-cell>
          <table:table-cell/>
          <table:table-cell office:value-type="float" office:value="0.0149026256" calcext:value-type="float">
            <text:p>0.0149026256</text:p>
          </table:table-cell>
          <table:table-cell office:value-type="float" office:value="0" calcext:value-type="float">
            <text:p>0</text:p>
          </table:table-cell>
          <table:table-cell office:value-type="float" office:value="30560" calcext:value-type="float">
            <text:p>30560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2.9496299" calcext:value-type="float">
            <text:p>-2.9496299</text:p>
          </table:table-cell>
          <table:table-cell office:value-type="float" office:value="3.766143" calcext:value-type="float">
            <text:p>3.766143</text:p>
          </table:table-cell>
          <table:table-cell table:formula="of:=-[.E7]/[.D7]" office:value-type="float" office:value="1.27681883072856" calcext:value-type="float">
            <text:p>1.2768188307</text:p>
          </table:table-cell>
          <table:table-cell office:value-type="float" office:value="3.49000554" calcext:value-type="float">
            <text:p>3.49000554</text:p>
          </table:table-cell>
          <table:table-cell table:formula="of:=-[.G7]/[.D7]" office:value-type="float" office:value="1.18320116703455" calcext:value-type="float">
            <text:p>1.183201167</text:p>
          </table:table-cell>
          <table:table-cell office:value-type="float" office:value="395.2" calcext:value-type="float">
            <text:p>395.2</text:p>
          </table:table-cell>
          <table:table-cell office:value-type="float" office:value="2.718" calcext:value-type="float">
            <text:p>2.718</text:p>
          </table:table-cell>
          <table:table-cell office:value-type="float" office:value="3453.3" calcext:value-type="float">
            <text:p>3453.3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-2.9496299" calcext:value-type="float">
            <text:p>-2.9496299</text:p>
          </table:table-cell>
          <table:table-cell office:value-type="float" office:value="0" calcext:value-type="float">
            <text:p>0</text:p>
          </table:table-cell>
          <table:table-cell office:value-type="float" office:value="2889" calcext:value-type="float">
            <text:p>2889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2]+[.F4]+[.F6])/3" office:value-type="float" office:value="-0.0000885175966713197" calcext:value-type="float">
            <text:p>-8.85175966713197E-005</text:p>
          </table:table-cell>
          <table:table-cell table:style-name="ce2"/>
          <table:table-cell table:style-name="ce2" table:formula="of:=([.H2]+[.H4]+[.H6])/3" office:value-type="float" office:value="-4441048.55716436" calcext:value-type="float">
            <text:p>-4441048.55716436</text:p>
          </table:table-cell>
          <table:table-cell table:style-name="ce2" table:formula="of:=([.I2]+[.I4]+[.I6])/3" office:value-type="float" office:value="1115.4" calcext:value-type="float">
            <text:p>1115.4</text:p>
          </table:table-cell>
          <table:table-cell table:style-name="ce2" table:formula="of:=([.J2]+[.J4]+[.J6])/3" office:value-type="float" office:value="1.386" calcext:value-type="float">
            <text:p>1.386</text:p>
          </table:table-cell>
          <table:table-cell table:style-name="ce2" table:formula="of:=([.K2]+[.K4]+[.K6])/3" office:value-type="float" office:value="4241.63333333333" calcext:value-type="float">
            <text:p>4241.6333333333</text:p>
          </table:table-cell>
          <table:table-cell table:style-name="ce2" table:formula="of:=([.L2]+[.L4]+[.L6])/3" office:value-type="float" office:value="1638.03333333333" calcext:value-type="float">
            <text:p>1638.0333333333</text:p>
          </table:table-cell>
          <table:table-cell table:style-name="ce2" table:number-columns-repeated="3"/>
          <table:table-cell table:style-name="ce2" table:formula="of:=([.P2]+[.P4]+[.P6])/3" office:value-type="float" office:value="21098.6666666667" calcext:value-type="float">
            <text:p>21098.6666666667</text:p>
          </table:table-cell>
          <table:table-cell table:style-name="ce2" table:formula="of:=([.Q2]+[.Q4]+[.Q6])/3" office:value-type="float" office:value="35" calcext:value-type="float">
            <text:p>35</text:p>
          </table:table-cell>
          <table:table-cell table:style-name="ce2" table:formula="of:=([.R2]+[.R4]+[.R6])/3" office:value-type="float" office:value="105" calcext:value-type="float">
            <text:p>105</text:p>
          </table:table-cell>
          <table:table-cell table:style-name="ce2" table:formula="of:=([.S2]+[.S4]+[.S6])/3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3]+[.F5]+[.F7])/3" office:value-type="float" office:value="1.29722463106059" calcext:value-type="float">
            <text:p>1.2972246311</text:p>
          </table:table-cell>
          <table:table-cell table:style-name="ce4"/>
          <table:table-cell table:style-name="ce4" table:formula="of:=([.H3]+[.H5]+[.H7])/3" office:value-type="float" office:value="1.14116476008268" calcext:value-type="float">
            <text:p>1.1411647601</text:p>
          </table:table-cell>
          <table:table-cell table:style-name="ce4" table:formula="of:=([.I3]+[.I5]+[.I7])/3" office:value-type="float" office:value="275.233333333333" calcext:value-type="float">
            <text:p>275.2333333333</text:p>
          </table:table-cell>
          <table:table-cell table:style-name="ce4" table:formula="of:=([.J3]+[.J5]+[.J7])/3" office:value-type="float" office:value="2.35933333333333" calcext:value-type="float">
            <text:p>2.3593333333</text:p>
          </table:table-cell>
          <table:table-cell table:style-name="ce4" table:formula="of:=([.K3]+[.K5]+[.K7])/3" office:value-type="float" office:value="3705.1" calcext:value-type="float">
            <text:p>3705.1</text:p>
          </table:table-cell>
          <table:table-cell table:style-name="ce4" table:formula="of:=([.L3]+[.L5]+[.L7])/3" office:value-type="float" office:value="1218.66666666667" calcext:value-type="float">
            <text:p>1218.6666666667</text:p>
          </table:table-cell>
          <table:table-cell table:style-name="ce4" table:number-columns-repeated="3"/>
          <table:table-cell table:style-name="ce4" table:formula="of:=([.P3]+[.P5]+[.P7])/3" office:value-type="float" office:value="1890.33333333333" calcext:value-type="float">
            <text:p>1890.3333333333</text:p>
          </table:table-cell>
          <table:table-cell table:style-name="ce4" table:formula="of:=([.Q3]+[.Q5]+[.Q7])/3" office:value-type="float" office:value="57.3333333333333" calcext:value-type="float">
            <text:p>57.3333333333</text:p>
          </table:table-cell>
          <table:table-cell table:style-name="ce4" table:formula="of:=([.R3]+[.R5]+[.R7])/3" office:value-type="float" office:value="116.333333333333" calcext:value-type="float">
            <text:p>116.3333333333</text:p>
          </table:table-cell>
          <table:table-cell table:style-name="ce4" table:formula="of:=([.S3]+[.S5]+[.S7])/3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0+-1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0.139767155" calcext:value-type="float">
            <text:p>0.139767155</text:p>
          </table:table-cell>
          <table:table-cell office:value-type="float" office:value="-0.00492333926" calcext:value-type="float">
            <text:p>-0.0049233393</text:p>
          </table:table-cell>
          <table:table-cell table:formula="of:=[.E12]/[.D12]" office:value-type="float" office:value="-0.0352252949557426" calcext:value-type="float">
            <text:p>-0.035225295</text:p>
          </table:table-cell>
          <table:table-cell office:value-type="float" office:value="-2.05576381" calcext:value-type="float">
            <text:p>-2.05576381</text:p>
          </table:table-cell>
          <table:table-cell table:formula="of:=[.G12]/[.D12]" office:value-type="float" office:value="-14.7084900597712" calcext:value-type="float">
            <text:p>-14.7084900598</text:p>
          </table:table-cell>
          <table:table-cell office:value-type="float" office:value="1523.6" calcext:value-type="float">
            <text:p>1523.6</text:p>
          </table:table-cell>
          <table:table-cell office:value-type="float" office:value="4.783" calcext:value-type="float">
            <text:p>4.783</text:p>
          </table:table-cell>
          <table:table-cell office:value-type="float" office:value="22296" calcext:value-type="float">
            <text:p>22296</text:p>
          </table:table-cell>
          <table:table-cell office:value-type="float" office:value="4984" calcext:value-type="float">
            <text:p>4984</text:p>
          </table:table-cell>
          <table:table-cell/>
          <table:table-cell office:value-type="float" office:value="0.139767155" calcext:value-type="float">
            <text:p>0.139767155</text:p>
          </table:table-cell>
          <table:table-cell office:value-type="float" office:value="0" calcext:value-type="float">
            <text:p>0</text:p>
          </table:table-cell>
          <table:table-cell office:value-type="float" office:value="12339" calcext:value-type="float">
            <text:p>12339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2.92266933" calcext:value-type="float">
            <text:p>-2.92266933</text:p>
          </table:table-cell>
          <table:table-cell office:value-type="float" office:value="3.63518714" calcext:value-type="float">
            <text:p>3.63518714</text:p>
          </table:table-cell>
          <table:table-cell table:formula="of:=-[.E13]/[.D13]" office:value-type="float" office:value="1.2437900869203" calcext:value-type="float">
            <text:p>1.2437900869</text:p>
          </table:table-cell>
          <table:table-cell office:value-type="float" office:value="3.33787857" calcext:value-type="float">
            <text:p>3.33787857</text:p>
          </table:table-cell>
          <table:table-cell table:formula="of:=-[.G13]/[.D13]" office:value-type="float" office:value="1.14206507583258" calcext:value-type="float">
            <text:p>1.1420650758</text:p>
          </table:table-cell>
          <table:table-cell office:value-type="float" office:value="763.2" calcext:value-type="float">
            <text:p>763.2</text:p>
          </table:table-cell>
          <table:table-cell office:value-type="float" office:value="4.445" calcext:value-type="float">
            <text:p>4.445</text:p>
          </table:table-cell>
          <table:table-cell office:value-type="float" office:value="15865" calcext:value-type="float">
            <text:p>15865</text:p>
          </table:table-cell>
          <table:table-cell office:value-type="float" office:value="5004" calcext:value-type="float">
            <text:p>5004</text:p>
          </table:table-cell>
          <table:table-cell/>
          <table:table-cell office:value-type="float" office:value="-2.92266933" calcext:value-type="float">
            <text:p>-2.92266933</text:p>
          </table:table-cell>
          <table:table-cell office:value-type="float" office:value="0" calcext:value-type="float">
            <text:p>0</text:p>
          </table:table-cell>
          <table:table-cell office:value-type="float" office:value="3539" calcext:value-type="float">
            <text:p>3539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0.0996325025" calcext:value-type="float">
            <text:p>0.0996325025</text:p>
          </table:table-cell>
          <table:table-cell office:value-type="float" office:value="-0.000780105625" calcext:value-type="float">
            <text:p>-0.0007801056</text:p>
          </table:table-cell>
          <table:table-cell table:formula="of:=[.E14]/[.D14]" office:value-type="float" office:value="-0.00782983068201062" calcext:value-type="float">
            <text:p>-0.0078298307</text:p>
          </table:table-cell>
          <table:table-cell office:value-type="float" office:value="-2.04887117" calcext:value-type="float">
            <text:p>-2.04887117</text:p>
          </table:table-cell>
          <table:table-cell table:formula="of:=[.G14]/[.D14]" office:value-type="float" office:value="-20.5642849330217" calcext:value-type="float">
            <text:p>-20.564284933</text:p>
          </table:table-cell>
          <table:table-cell office:value-type="float" office:value="1251" calcext:value-type="float">
            <text:p>1251</text:p>
          </table:table-cell>
          <table:table-cell office:value-type="float" office:value="5.892" calcext:value-type="float">
            <text:p>5.892</text:p>
          </table:table-cell>
          <table:table-cell office:value-type="float" office:value="15269" calcext:value-type="float">
            <text:p>15269</text:p>
          </table:table-cell>
          <table:table-cell office:value-type="float" office:value="4173" calcext:value-type="float">
            <text:p>4173</text:p>
          </table:table-cell>
          <table:table-cell/>
          <table:table-cell office:value-type="float" office:value="0.0996325025" calcext:value-type="float">
            <text:p>0.0996325025</text:p>
          </table:table-cell>
          <table:table-cell office:value-type="float" office:value="0" calcext:value-type="float">
            <text:p>0</text:p>
          </table:table-cell>
          <table:table-cell office:value-type="float" office:value="8371" calcext:value-type="float">
            <text:p>8371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2.58257499" calcext:value-type="float">
            <text:p>-2.58257499</text:p>
          </table:table-cell>
          <table:table-cell office:value-type="float" office:value="3.32730622" calcext:value-type="float">
            <text:p>3.32730622</text:p>
          </table:table-cell>
          <table:table-cell table:formula="of:=-[.E15]/[.D15]" office:value-type="float" office:value="1.28836770776596" calcext:value-type="float">
            <text:p>1.2883677078</text:p>
          </table:table-cell>
          <table:table-cell office:value-type="float" office:value="2.97534223" calcext:value-type="float">
            <text:p>2.97534223</text:p>
          </table:table-cell>
          <table:table-cell table:formula="of:=-[.G15]/[.D15]" office:value-type="float" office:value="1.15208357609008" calcext:value-type="float">
            <text:p>1.1520835761</text:p>
          </table:table-cell>
          <table:table-cell office:value-type="float" office:value="576.7" calcext:value-type="float">
            <text:p>576.7</text:p>
          </table:table-cell>
          <table:table-cell office:value-type="float" office:value="5.059" calcext:value-type="float">
            <text:p>5.059</text:p>
          </table:table-cell>
          <table:table-cell office:value-type="float" office:value="13992" calcext:value-type="float">
            <text:p>13992</text:p>
          </table:table-cell>
          <table:table-cell office:value-type="float" office:value="4473" calcext:value-type="float">
            <text:p>4473</text:p>
          </table:table-cell>
          <table:table-cell/>
          <table:table-cell office:value-type="float" office:value="-2.58257499" calcext:value-type="float">
            <text:p>-2.58257499</text:p>
          </table:table-cell>
          <table:table-cell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0.163007047" calcext:value-type="float">
            <text:p>0.163007047</text:p>
          </table:table-cell>
          <table:table-cell office:value-type="float" office:value="-0.00398281044" calcext:value-type="float">
            <text:p>-0.0039828104</text:p>
          </table:table-cell>
          <table:table-cell table:formula="of:=[.E16]/[.D16]" office:value-type="float" office:value="-0.0244333635465465" calcext:value-type="float">
            <text:p>-0.0244333635</text:p>
          </table:table-cell>
          <table:table-cell office:value-type="float" office:value="-2.04131266" calcext:value-type="float">
            <text:p>-2.04131266</text:p>
          </table:table-cell>
          <table:table-cell table:formula="of:=[.G16]/[.D16]" office:value-type="float" office:value="-12.5228491501966" calcext:value-type="float">
            <text:p>-12.5228491502</text:p>
          </table:table-cell>
          <table:table-cell office:value-type="float" office:value="1691.5" calcext:value-type="float">
            <text:p>1691.5</text:p>
          </table:table-cell>
          <table:table-cell office:value-type="float" office:value="4.902" calcext:value-type="float">
            <text:p>4.902</text:p>
          </table:table-cell>
          <table:table-cell office:value-type="float" office:value="15548" calcext:value-type="float">
            <text:p>15548</text:p>
          </table:table-cell>
          <table:table-cell office:value-type="float" office:value="4178" calcext:value-type="float">
            <text:p>4178</text:p>
          </table:table-cell>
          <table:table-cell/>
          <table:table-cell office:value-type="float" office:value="0.163007047" calcext:value-type="float">
            <text:p>0.163007047</text:p>
          </table:table-cell>
          <table:table-cell office:value-type="float" office:value="0" calcext:value-type="float">
            <text:p>0</text:p>
          </table:table-cell>
          <table:table-cell office:value-type="float" office:value="15971" calcext:value-type="float">
            <text:p>15971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2.52364407" calcext:value-type="float">
            <text:p>-2.52364407</text:p>
          </table:table-cell>
          <table:table-cell office:value-type="float" office:value="3.07023404" calcext:value-type="float">
            <text:p>3.07023404</text:p>
          </table:table-cell>
          <table:table-cell table:formula="of:=-[.E17]/[.D17]" office:value-type="float" office:value="1.21658758320859" calcext:value-type="float">
            <text:p>1.2165875832</text:p>
          </table:table-cell>
          <table:table-cell office:value-type="float" office:value="3.04855202" calcext:value-type="float">
            <text:p>3.04855202</text:p>
          </table:table-cell>
          <table:table-cell table:formula="of:=-[.G17]/[.D17]" office:value-type="float" office:value="1.20799603091414" calcext:value-type="float">
            <text:p>1.2079960309</text:p>
          </table:table-cell>
          <table:table-cell office:value-type="float" office:value="777.5" calcext:value-type="float">
            <text:p>777.5</text:p>
          </table:table-cell>
          <table:table-cell office:value-type="float" office:value="5.308" calcext:value-type="float">
            <text:p>5.308</text:p>
          </table:table-cell>
          <table:table-cell office:value-type="float" office:value="14323" calcext:value-type="float">
            <text:p>14323</text:p>
          </table:table-cell>
          <table:table-cell office:value-type="float" office:value="4472" calcext:value-type="float">
            <text:p>4472</text:p>
          </table:table-cell>
          <table:table-cell/>
          <table:table-cell office:value-type="float" office:value="-2.52364407" calcext:value-type="float">
            <text:p>-2.52364407</text:p>
          </table:table-cell>
          <table:table-cell office:value-type="float" office:value="0" calcext:value-type="float">
            <text:p>0</text:p>
          </table:table-cell>
          <table:table-cell office:value-type="float" office:value="3643" calcext:value-type="float">
            <text:p>3643</text:p>
          </table:table-cell>
          <table:table-cell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12]+[.F14]+[.F16])/3" office:value-type="float" office:value="-0.0224961630614333" calcext:value-type="float">
            <text:p>-0.0224961631</text:p>
          </table:table-cell>
          <table:table-cell table:style-name="ce2"/>
          <table:table-cell table:style-name="ce2" table:formula="of:=([.H12]+[.H14]+[.H16])/3" office:value-type="float" office:value="-15.9318747143298" calcext:value-type="float">
            <text:p>-15.9318747143</text:p>
          </table:table-cell>
          <table:table-cell table:style-name="ce2" table:formula="of:=([.I12]+[.I14]+[.I16])/3" office:value-type="float" office:value="1488.7" calcext:value-type="float">
            <text:p>1488.7</text:p>
          </table:table-cell>
          <table:table-cell table:style-name="ce2" table:formula="of:=([.J12]+[.J14]+[.J16])/3" office:value-type="float" office:value="5.19233333333333" calcext:value-type="float">
            <text:p>5.1923333333</text:p>
          </table:table-cell>
          <table:table-cell table:style-name="ce2" table:formula="of:=([.K12]+[.K14]+[.K16])/3" office:value-type="float" office:value="17704.3333333333" calcext:value-type="float">
            <text:p>17704.3333333333</text:p>
          </table:table-cell>
          <table:table-cell table:style-name="ce2" table:formula="of:=([.L12]+[.L14]+[.L16])/3" office:value-type="float" office:value="4445" calcext:value-type="float">
            <text:p>4445</text:p>
          </table:table-cell>
          <table:table-cell table:style-name="ce2" table:number-columns-repeated="3"/>
          <table:table-cell table:style-name="ce2" table:formula="of:=([.P12]+[.P14]+[.P16])/3" office:value-type="float" office:value="12227" calcext:value-type="float">
            <text:p>12227</text:p>
          </table:table-cell>
          <table:table-cell table:style-name="ce2" table:formula="of:=([.Q12]+[.Q14]+[.Q16])/3" office:value-type="float" office:value="62" calcext:value-type="float">
            <text:p>62</text:p>
          </table:table-cell>
          <table:table-cell table:style-name="ce2" table:formula="of:=([.R12]+[.R14]+[.R16])/3" office:value-type="float" office:value="104.666666666667" calcext:value-type="float">
            <text:p>104.6666666667</text:p>
          </table:table-cell>
          <table:table-cell table:style-name="ce2" table:formula="of:=([.S12]+[.S14]+[.S16])/3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13]+[.F15]+[.F17])/3" office:value-type="float" office:value="1.24958179263162" calcext:value-type="float">
            <text:p>1.2495817926</text:p>
          </table:table-cell>
          <table:table-cell table:style-name="ce4"/>
          <table:table-cell table:style-name="ce4" table:formula="of:=([.H13]+[.H15]+[.H17])/3" office:value-type="float" office:value="1.1673815609456" calcext:value-type="float">
            <text:p>1.1673815609</text:p>
          </table:table-cell>
          <table:table-cell table:style-name="ce4" table:formula="of:=([.I13]+[.I15]+[.I17])/3" office:value-type="float" office:value="705.8" calcext:value-type="float">
            <text:p>705.8</text:p>
          </table:table-cell>
          <table:table-cell table:style-name="ce4" table:formula="of:=([.J13]+[.J15]+[.J17])/3" office:value-type="float" office:value="4.93733333333333" calcext:value-type="float">
            <text:p>4.9373333333</text:p>
          </table:table-cell>
          <table:table-cell table:style-name="ce4" table:formula="of:=([.K13]+[.K15]+[.K17])/3" office:value-type="float" office:value="14726.6666666667" calcext:value-type="float">
            <text:p>14726.6666666667</text:p>
          </table:table-cell>
          <table:table-cell table:style-name="ce4" table:formula="of:=([.L13]+[.L15]+[.L17])/3" office:value-type="float" office:value="4649.66666666667" calcext:value-type="float">
            <text:p>4649.6666666667</text:p>
          </table:table-cell>
          <table:table-cell table:style-name="ce4" table:number-columns-repeated="3"/>
          <table:table-cell table:style-name="ce4" table:formula="of:=([.P13]+[.P15]+[.P17])/3" office:value-type="float" office:value="3125.66666666667" calcext:value-type="float">
            <text:p>3125.6666666667</text:p>
          </table:table-cell>
          <table:table-cell table:style-name="ce4" table:formula="of:=([.Q13]+[.Q15]+[.Q17])/3" office:value-type="float" office:value="57" calcext:value-type="float">
            <text:p>57</text:p>
          </table:table-cell>
          <table:table-cell table:style-name="ce4" table:formula="of:=([.R13]+[.R15]+[.R17])/3" office:value-type="float" office:value="122.666666666667" calcext:value-type="float">
            <text:p>122.6666666667</text:p>
          </table:table-cell>
          <table:table-cell table:style-name="ce4" table:formula="of:=([.S13]+[.S15]+[.S17])/3" office:value-type="float" office:value="39.3333333333333" calcext:value-type="float">
            <text:p>39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0+-1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0.264143667" calcext:value-type="float">
            <text:p>0.264143667</text:p>
          </table:table-cell>
          <table:table-cell office:value-type="float" office:value="-0.0768275878" calcext:value-type="float">
            <text:p>-0.0768275878</text:p>
          </table:table-cell>
          <table:table-cell table:formula="of:=[.E22]/[.D22]" office:value-type="float" office:value="-0.290855308675638" calcext:value-type="float">
            <text:p>-0.2908553087</text:p>
          </table:table-cell>
          <table:table-cell office:value-type="float" office:value="-1.0349625" calcext:value-type="float">
            <text:p>-1.0349625</text:p>
          </table:table-cell>
          <table:table-cell table:formula="of:=[.G22]/[.D22]" office:value-type="float" office:value="-3.91818025302117" calcext:value-type="float">
            <text:p>-3.918180253</text:p>
          </table:table-cell>
          <table:table-cell office:value-type="float" office:value="938.6" calcext:value-type="float">
            <text:p>938.6</text:p>
          </table:table-cell>
          <table:table-cell office:value-type="float" office:value="9.755" calcext:value-type="float">
            <text:p>9.755</text:p>
          </table:table-cell>
          <table:table-cell office:value-type="float" office:value="36700" calcext:value-type="float">
            <text:p>36700</text:p>
          </table:table-cell>
          <table:table-cell office:value-type="float" office:value="14490" calcext:value-type="float">
            <text:p>14490</text:p>
          </table:table-cell>
          <table:table-cell/>
          <table:table-cell office:value-type="float" office:value="0.264143667" calcext:value-type="float">
            <text:p>0.264143667</text:p>
          </table:table-cell>
          <table:table-cell office:value-type="float" office:value="0" calcext:value-type="float">
            <text:p>0</text:p>
          </table:table-cell>
          <table:table-cell office:value-type="float" office:value="5087" calcext:value-type="float">
            <text:p>5087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2.2347457" calcext:value-type="float">
            <text:p>-2.2347457</text:p>
          </table:table-cell>
          <table:table-cell office:value-type="float" office:value="2.77275771" calcext:value-type="float">
            <text:p>2.77275771</text:p>
          </table:table-cell>
          <table:table-cell table:formula="of:=-[.E23]/[.D23]" office:value-type="float" office:value="1.24074864983519" calcext:value-type="float">
            <text:p>1.2407486498</text:p>
          </table:table-cell>
          <table:table-cell office:value-type="float" office:value="2.54748028" calcext:value-type="float">
            <text:p>2.54748028</text:p>
          </table:table-cell>
          <table:table-cell table:formula="of:=-[.G23]/[.D23]" office:value-type="float" office:value="1.13994190927406" calcext:value-type="float">
            <text:p>1.1399419093</text:p>
          </table:table-cell>
          <table:table-cell office:value-type="float" office:value="657.7" calcext:value-type="float">
            <text:p>657.7</text:p>
          </table:table-cell>
          <table:table-cell office:value-type="float" office:value="14.96" calcext:value-type="float">
            <text:p>14.96</text:p>
          </table:table-cell>
          <table:table-cell office:value-type="float" office:value="60590" calcext:value-type="float">
            <text:p>60590</text:p>
          </table:table-cell>
          <table:table-cell office:value-type="float" office:value="29490" calcext:value-type="float">
            <text:p>29490</text:p>
          </table:table-cell>
          <table:table-cell/>
          <table:table-cell office:value-type="float" office:value="-2.2347457" calcext:value-type="float">
            <text:p>-2.2347457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 office:value-type="float" office:value="82" calcext:value-type="float">
            <text:p>82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0.248798718" calcext:value-type="float">
            <text:p>0.248798718</text:p>
          </table:table-cell>
          <table:table-cell office:value-type="float" office:value="-0.0705727783" calcext:value-type="float">
            <text:p>-0.0705727783</text:p>
          </table:table-cell>
          <table:table-cell table:formula="of:=[.E24]/[.D24]" office:value-type="float" office:value="-0.283654107494235" calcext:value-type="float">
            <text:p>-0.2836541075</text:p>
          </table:table-cell>
          <table:table-cell office:value-type="float" office:value="-1.24351847" calcext:value-type="float">
            <text:p>-1.24351847</text:p>
          </table:table-cell>
          <table:table-cell table:formula="of:=[.G24]/[.D24]" office:value-type="float" office:value="-4.9980903438578" calcext:value-type="float">
            <text:p>-4.9980903439</text:p>
          </table:table-cell>
          <table:table-cell office:value-type="float" office:value="935" calcext:value-type="float">
            <text:p>935</text:p>
          </table:table-cell>
          <table:table-cell office:value-type="float" office:value="10.1" calcext:value-type="float">
            <text:p>10.1</text:p>
          </table:table-cell>
          <table:table-cell office:value-type="float" office:value="58680" calcext:value-type="float">
            <text:p>58680</text:p>
          </table:table-cell>
          <table:table-cell office:value-type="float" office:value="14080" calcext:value-type="float">
            <text:p>14080</text:p>
          </table:table-cell>
          <table:table-cell/>
          <table:table-cell office:value-type="float" office:value="0.248798718" calcext:value-type="float">
            <text:p>0.248798718</text:p>
          </table:table-cell>
          <table:table-cell office:value-type="float" office:value="0" calcext:value-type="float">
            <text:p>0</text:p>
          </table:table-cell>
          <table:table-cell office:value-type="float" office:value="5025" calcext:value-type="float">
            <text:p>5025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2.33816647" calcext:value-type="float">
            <text:p>-2.33816647</text:p>
          </table:table-cell>
          <table:table-cell office:value-type="float" office:value="2.88529561" calcext:value-type="float">
            <text:p>2.88529561</text:p>
          </table:table-cell>
          <table:table-cell table:formula="of:=-[.E25]/[.D25]" office:value-type="float" office:value="1.23399922418698" calcext:value-type="float">
            <text:p>1.2339992242</text:p>
          </table:table-cell>
          <table:table-cell office:value-type="float" office:value="2.71462323" calcext:value-type="float">
            <text:p>2.71462323</text:p>
          </table:table-cell>
          <table:table-cell table:formula="of:=-[.G25]/[.D25]" office:value-type="float" office:value="1.16100511440488" calcext:value-type="float">
            <text:p>1.1610051144</text:p>
          </table:table-cell>
          <table:table-cell office:value-type="float" office:value="650.8" calcext:value-type="float">
            <text:p>650.8</text:p>
          </table:table-cell>
          <table:table-cell office:value-type="float" office:value="9.521" calcext:value-type="float">
            <text:p>9.521</text:p>
          </table:table-cell>
          <table:table-cell office:value-type="float" office:value="52320" calcext:value-type="float">
            <text:p>52320</text:p>
          </table:table-cell>
          <table:table-cell office:value-type="float" office:value="16930" calcext:value-type="float">
            <text:p>16930</text:p>
          </table:table-cell>
          <table:table-cell/>
          <table:table-cell office:value-type="float" office:value="-2.33816647" calcext:value-type="float">
            <text:p>-2.33816647</text:p>
          </table:table-cell>
          <table:table-cell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0.0716091171" calcext:value-type="float">
            <text:p>0.0716091171</text:p>
          </table:table-cell>
          <table:table-cell office:value-type="float" office:value="-0.0152913443" calcext:value-type="float">
            <text:p>-0.0152913443</text:p>
          </table:table-cell>
          <table:table-cell table:formula="of:=[.E26]/[.D26]" office:value-type="float" office:value="-0.213539070432136" calcext:value-type="float">
            <text:p>-0.2135390704</text:p>
          </table:table-cell>
          <table:table-cell office:value-type="float" office:value="-1.03110139" calcext:value-type="float">
            <text:p>-1.03110139</text:p>
          </table:table-cell>
          <table:table-cell table:formula="of:=[.G26]/[.D26]" office:value-type="float" office:value="-14.3990239198187" calcext:value-type="float">
            <text:p>-14.3990239198</text:p>
          </table:table-cell>
          <table:table-cell office:value-type="float" office:value="580.8" calcext:value-type="float">
            <text:p>580.8</text:p>
          </table:table-cell>
          <table:table-cell office:value-type="float" office:value="17.2" calcext:value-type="float">
            <text:p>17.2</text:p>
          </table:table-cell>
          <table:table-cell office:value-type="float" office:value="57690" calcext:value-type="float">
            <text:p>57690</text:p>
          </table:table-cell>
          <table:table-cell office:value-type="float" office:value="15880" calcext:value-type="float">
            <text:p>15880</text:p>
          </table:table-cell>
          <table:table-cell/>
          <table:table-cell office:value-type="float" office:value="0.0716091171" calcext:value-type="float">
            <text:p>0.0716091171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+-1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2.5388736" calcext:value-type="float">
            <text:p>-2.5388736</text:p>
          </table:table-cell>
          <table:table-cell office:value-type="float" office:value="2.99649732" calcext:value-type="float">
            <text:p>2.99649732</text:p>
          </table:table-cell>
          <table:table-cell table:formula="of:=-[.E27]/[.D27]" office:value-type="float" office:value="1.18024675194543" calcext:value-type="float">
            <text:p>1.1802467519</text:p>
          </table:table-cell>
          <table:table-cell office:value-type="float" office:value="2.76387513" calcext:value-type="float">
            <text:p>2.76387513</text:p>
          </table:table-cell>
          <table:table-cell table:formula="of:=-[.G27]/[.D27]" office:value-type="float" office:value="1.08862258050184" calcext:value-type="float">
            <text:p>1.0886225805</text:p>
          </table:table-cell>
          <table:table-cell office:value-type="float" office:value="561" calcext:value-type="float">
            <text:p>561</text:p>
          </table:table-cell>
          <table:table-cell office:value-type="float" office:value="11.73" calcext:value-type="float">
            <text:p>11.73</text:p>
          </table:table-cell>
          <table:table-cell office:value-type="float" office:value="43360" calcext:value-type="float">
            <text:p>43360</text:p>
          </table:table-cell>
          <table:table-cell office:value-type="float" office:value="17730" calcext:value-type="float">
            <text:p>17730</text:p>
          </table:table-cell>
          <table:table-cell/>
          <table:table-cell office:value-type="float" office:value="-2.5388736" calcext:value-type="float">
            <text:p>-2.5388736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22]+[.F24]+[.F26])/3" office:value-type="float" office:value="-0.262682828867337" calcext:value-type="float">
            <text:p>-0.2626828289</text:p>
          </table:table-cell>
          <table:table-cell table:style-name="ce2"/>
          <table:table-cell table:style-name="ce2" table:formula="of:=([.H22]+[.H24]+[.H26])/3" office:value-type="float" office:value="-7.77176483889923" calcext:value-type="float">
            <text:p>-7.7717648389</text:p>
          </table:table-cell>
          <table:table-cell table:style-name="ce2" table:formula="of:=([.I22]+[.I24]+[.I26])/3" office:value-type="float" office:value="818.133333333333" calcext:value-type="float">
            <text:p>818.1333333333</text:p>
          </table:table-cell>
          <table:table-cell table:style-name="ce2" table:formula="of:=([.J22]+[.J24]+[.J26])/3" office:value-type="float" office:value="12.3516666666667" calcext:value-type="float">
            <text:p>12.3516666667</text:p>
          </table:table-cell>
          <table:table-cell table:style-name="ce2" table:formula="of:=([.K22]+[.K24]+[.K26])/3" office:value-type="float" office:value="51023.3333333333" calcext:value-type="float">
            <text:p>51023.3333333333</text:p>
          </table:table-cell>
          <table:table-cell table:style-name="ce2" table:formula="of:=([.L22]+[.L24]+[.L26])/3" office:value-type="float" office:value="14816.6666666667" calcext:value-type="float">
            <text:p>14816.6666666667</text:p>
          </table:table-cell>
          <table:table-cell table:style-name="ce2" table:number-columns-repeated="3"/>
          <table:table-cell table:style-name="ce2" table:formula="of:=([.P22]+[.P24]+[.P26])/3" office:value-type="float" office:value="3899" calcext:value-type="float">
            <text:p>3899</text:p>
          </table:table-cell>
          <table:table-cell table:style-name="ce2" table:formula="of:=([.Q22]+[.Q24]+[.Q26])/3" office:value-type="float" office:value="73.6666666666667" calcext:value-type="float">
            <text:p>73.6666666667</text:p>
          </table:table-cell>
          <table:table-cell table:style-name="ce2" table:formula="of:=([.R22]+[.R24]+[.R26])/3" office:value-type="float" office:value="108.333333333333" calcext:value-type="float">
            <text:p>108.3333333333</text:p>
          </table:table-cell>
          <table:table-cell table:style-name="ce2" table:formula="of:=([.S22]+[.S24]+[.S26])/3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23]+[.F25]+[.F27])/3" office:value-type="float" office:value="1.2183315419892" calcext:value-type="float">
            <text:p>1.218331542</text:p>
          </table:table-cell>
          <table:table-cell table:style-name="ce4"/>
          <table:table-cell table:style-name="ce4" table:formula="of:=([.H23]+[.H25]+[.H27])/3" office:value-type="float" office:value="1.12985653472693" calcext:value-type="float">
            <text:p>1.1298565347</text:p>
          </table:table-cell>
          <table:table-cell table:style-name="ce4" table:formula="of:=([.I23]+[.I25]+[.I27])/3" office:value-type="float" office:value="623.166666666667" calcext:value-type="float">
            <text:p>623.1666666667</text:p>
          </table:table-cell>
          <table:table-cell table:style-name="ce4" table:formula="of:=([.J23]+[.J25]+[.J27])/3" office:value-type="float" office:value="12.0703333333333" calcext:value-type="float">
            <text:p>12.0703333333</text:p>
          </table:table-cell>
          <table:table-cell table:style-name="ce4" table:formula="of:=([.K23]+[.K25]+[.K27])/3" office:value-type="float" office:value="52090" calcext:value-type="float">
            <text:p>52090</text:p>
          </table:table-cell>
          <table:table-cell table:style-name="ce4" table:formula="of:=([.L23]+[.L25]+[.L27])/3" office:value-type="float" office:value="21383.3333333333" calcext:value-type="float">
            <text:p>21383.3333333333</text:p>
          </table:table-cell>
          <table:table-cell table:style-name="ce4" table:number-columns-repeated="3"/>
          <table:table-cell table:style-name="ce4" table:formula="of:=([.P23]+[.P25]+[.P27])/3" office:value-type="float" office:value="1682.33333333333" calcext:value-type="float">
            <text:p>1682.3333333333</text:p>
          </table:table-cell>
          <table:table-cell table:style-name="ce4" table:formula="of:=([.Q23]+[.Q25]+[.Q27])/3" office:value-type="float" office:value="70" calcext:value-type="float">
            <text:p>70</text:p>
          </table:table-cell>
          <table:table-cell table:style-name="ce4" table:formula="of:=([.R23]+[.R25]+[.R27])/3" office:value-type="float" office:value="130.333333333333" calcext:value-type="float">
            <text:p>130.3333333333</text:p>
          </table:table-cell>
          <table:table-cell table:style-name="ce4" table:formula="of:=([.S23]+[.S25]+[.S27])/3" office:value-type="float" office:value="50.3333333333333" calcext:value-type="float">
            <text:p>50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bina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7" office:value-type="float" office:value="0.00000677551816" calcext:value-type="float">
            <text:p>6.78E-006</text:p>
          </table:table-cell>
          <table:table-cell table:style-name="ce7" office:value-type="float" office:value="-0.000000000563999212" calcext:value-type="float">
            <text:p>-5.64E-010</text:p>
          </table:table-cell>
          <table:table-cell table:formula="of:=[.E32]/[.D32]" office:value-type="float" office:value="-0.0000832407498115244" calcext:value-type="float">
            <text:p>-8.32407498115244E-005</text:p>
          </table:table-cell>
          <table:table-cell office:value-type="float" office:value="-16.674818" calcext:value-type="float">
            <text:p>-16.674818</text:p>
          </table:table-cell>
          <table:table-cell table:formula="of:=[.G32]/[.D32]" office:value-type="float" office:value="-2461039.52586853" calcext:value-type="float">
            <text:p>-2461039.52586853</text:p>
          </table:table-cell>
          <table:table-cell office:value-type="float" office:value="1450.2" calcext:value-type="float">
            <text:p>1450.2</text:p>
          </table:table-cell>
          <table:table-cell office:value-type="float" office:value="1.347" calcext:value-type="float">
            <text:p>1.347</text:p>
          </table:table-cell>
          <table:table-cell office:value-type="float" office:value="3349.9" calcext:value-type="float">
            <text:p>3349.9</text:p>
          </table:table-cell>
          <table:table-cell office:value-type="float" office:value="1572" calcext:value-type="float">
            <text:p>1572</text:p>
          </table:table-cell>
          <table:table-cell/>
          <table:table-cell table:style-name="ce7" office:value-type="float" office:value="0.00000677551816" calcext:value-type="float">
            <text:p>6.78E-006</text:p>
          </table:table-cell>
          <table:table-cell office:value-type="float" office:value="0" calcext:value-type="float">
            <text:p>0</text:p>
          </table:table-cell>
          <table:table-cell office:value-type="float" office:value="19783" calcext:value-type="float">
            <text:p>19783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41.8986748" calcext:value-type="float">
            <text:p>-41.8986748</text:p>
          </table:table-cell>
          <table:table-cell office:value-type="float" office:value="67.0212422" calcext:value-type="float">
            <text:p>67.0212422</text:p>
          </table:table-cell>
          <table:table-cell table:formula="of:=-[.E33]/[.D33]" office:value-type="float" office:value="1.59960291154602" calcext:value-type="float">
            <text:p>1.5996029115</text:p>
          </table:table-cell>
          <table:table-cell office:value-type="float" office:value="83.2375786" calcext:value-type="float">
            <text:p>83.2375786</text:p>
          </table:table-cell>
          <table:table-cell table:formula="of:=-[.G33]/[.D33]" office:value-type="float" office:value="1.98663988771311" calcext:value-type="float">
            <text:p>1.9866398877</text:p>
          </table:table-cell>
          <table:table-cell office:value-type="float" office:value="2675.5" calcext:value-type="float">
            <text:p>2675.5</text:p>
          </table:table-cell>
          <table:table-cell office:value-type="float" office:value="1.552" calcext:value-type="float">
            <text:p>1.552</text:p>
          </table:table-cell>
          <table:table-cell office:value-type="float" office:value="4559.7" calcext:value-type="float">
            <text:p>4559.7</text:p>
          </table:table-cell>
          <table:table-cell office:value-type="float" office:value="2806" calcext:value-type="float">
            <text:p>2806</text:p>
          </table:table-cell>
          <table:table-cell/>
          <table:table-cell office:value-type="float" office:value="-41.8986748" calcext:value-type="float">
            <text:p>-41.8986748</text:p>
          </table:table-cell>
          <table:table-cell office:value-type="float" office:value="0" calcext:value-type="float">
            <text:p>0</text:p>
          </table:table-cell>
          <table:table-cell office:value-type="float" office:value="70365" calcext:value-type="float">
            <text:p>70365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0.15680027" calcext:value-type="float">
            <text:p>0.15680027</text:p>
          </table:table-cell>
          <table:table-cell table:style-name="ce7" office:value-type="float" office:value="-0.00000000228999417" calcext:value-type="float">
            <text:p>-2.29E-009</text:p>
          </table:table-cell>
          <table:table-cell table:formula="of:=[.E34]/[.D34]" office:value-type="float" office:value="-0.0000000146045295075066" calcext:value-type="float">
            <text:p>-1.46045295075066E-008</text:p>
          </table:table-cell>
          <table:table-cell office:value-type="float" office:value="-15.150567" calcext:value-type="float">
            <text:p>-15.150567</text:p>
          </table:table-cell>
          <table:table-cell table:formula="of:=[.G34]/[.D34]" office:value-type="float" office:value="-96.6233476511233" calcext:value-type="float">
            <text:p>-96.6233476511</text:p>
          </table:table-cell>
          <table:table-cell office:value-type="float" office:value="1836.8" calcext:value-type="float">
            <text:p>1836.8</text:p>
          </table:table-cell>
          <table:table-cell office:value-type="float" office:value="1.544" calcext:value-type="float">
            <text:p>1.544</text:p>
          </table:table-cell>
          <table:table-cell office:value-type="float" office:value="2050.8" calcext:value-type="float">
            <text:p>2050.8</text:p>
          </table:table-cell>
          <table:table-cell office:value-type="float" office:value="779.1" calcext:value-type="float">
            <text:p>779.1</text:p>
          </table:table-cell>
          <table:table-cell/>
          <table:table-cell office:value-type="float" office:value="0.15680027" calcext:value-type="float">
            <text:p>0.15680027</text:p>
          </table:table-cell>
          <table:table-cell office:value-type="float" office:value="0" calcext:value-type="float">
            <text:p>0</text:p>
          </table:table-cell>
          <table:table-cell office:value-type="float" office:value="33962" calcext:value-type="float">
            <text:p>33962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39.4265109" calcext:value-type="float">
            <text:p>-39.4265109</text:p>
          </table:table-cell>
          <table:table-cell office:value-type="float" office:value="61.4255868" calcext:value-type="float">
            <text:p>61.4255868</text:p>
          </table:table-cell>
          <table:table-cell table:formula="of:=-[.E35]/[.D35]" office:value-type="float" office:value="1.55797673691689" calcext:value-type="float">
            <text:p>1.5579767369</text:p>
          </table:table-cell>
          <table:table-cell office:value-type="float" office:value="70.6758701" calcext:value-type="float">
            <text:p>70.6758701</text:p>
          </table:table-cell>
          <table:table-cell table:formula="of:=-[.G35]/[.D35]" office:value-type="float" office:value="1.79259763257418" calcext:value-type="float">
            <text:p>1.7925976326</text:p>
          </table:table-cell>
          <table:table-cell office:value-type="float" office:value="2610.5" calcext:value-type="float">
            <text:p>2610.5</text:p>
          </table:table-cell>
          <table:table-cell office:value-type="float" office:value="1.769" calcext:value-type="float">
            <text:p>1.769</text:p>
          </table:table-cell>
          <table:table-cell office:value-type="float" office:value="4053.7" calcext:value-type="float">
            <text:p>4053.7</text:p>
          </table:table-cell>
          <table:table-cell office:value-type="float" office:value="2524" calcext:value-type="float">
            <text:p>2524</text:p>
          </table:table-cell>
          <table:table-cell/>
          <table:table-cell office:value-type="float" office:value="-39.4265109" calcext:value-type="float">
            <text:p>-39.4265109</text:p>
          </table:table-cell>
          <table:table-cell office:value-type="float" office:value="0" calcext:value-type="float">
            <text:p>0</text:p>
          </table:table-cell>
          <table:table-cell office:value-type="float" office:value="67483" calcext:value-type="float">
            <text:p>67483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0.146965529" calcext:value-type="float">
            <text:p>0.146965529</text:p>
          </table:table-cell>
          <table:table-cell table:style-name="ce7" office:value-type="float" office:value="-0.00000000308256849" calcext:value-type="float">
            <text:p>-3.08E-009</text:p>
          </table:table-cell>
          <table:table-cell table:formula="of:=[.E36]/[.D36]" office:value-type="float" office:value="-0.0000000209747721862043" calcext:value-type="float">
            <text:p>-0.000000021</text:p>
          </table:table-cell>
          <table:table-cell office:value-type="float" office:value="-16.032599" calcext:value-type="float">
            <text:p>-16.032599</text:p>
          </table:table-cell>
          <table:table-cell table:formula="of:=[.G36]/[.D36]" office:value-type="float" office:value="-109.090880760209" calcext:value-type="float">
            <text:p>-109.0908807602</text:p>
          </table:table-cell>
          <table:table-cell office:value-type="float" office:value="1751.5" calcext:value-type="float">
            <text:p>1751.5</text:p>
          </table:table-cell>
          <table:table-cell office:value-type="float" office:value="1.238" calcext:value-type="float">
            <text:p>1.238</text:p>
          </table:table-cell>
          <table:table-cell office:value-type="float" office:value="2290.5" calcext:value-type="float">
            <text:p>2290.5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float" office:value="0.146965529" calcext:value-type="float">
            <text:p>0.146965529</text:p>
          </table:table-cell>
          <table:table-cell office:value-type="float" office:value="0" calcext:value-type="float">
            <text:p>0</text:p>
          </table:table-cell>
          <table:table-cell office:value-type="float" office:value="32572" calcext:value-type="float">
            <text:p>32572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40.7322132" calcext:value-type="float">
            <text:p>-40.7322132</text:p>
          </table:table-cell>
          <table:table-cell office:value-type="float" office:value="64.9964339" calcext:value-type="float">
            <text:p>64.9964339</text:p>
          </table:table-cell>
          <table:table-cell table:formula="of:=-[.E37]/[.D37]" office:value-type="float" office:value="1.59570101385996" calcext:value-type="float">
            <text:p>1.5957010139</text:p>
          </table:table-cell>
          <table:table-cell office:value-type="float" office:value="83.6111611" calcext:value-type="float">
            <text:p>83.6111611</text:p>
          </table:table-cell>
          <table:table-cell table:formula="of:=-[.G37]/[.D37]" office:value-type="float" office:value="2.05270361051729" calcext:value-type="float">
            <text:p>2.0527036105</text:p>
          </table:table-cell>
          <table:table-cell office:value-type="float" office:value="2624.9" calcext:value-type="float">
            <text:p>2624.9</text:p>
          </table:table-cell>
          <table:table-cell office:value-type="float" office:value="1.606" calcext:value-type="float">
            <text:p>1.606</text:p>
          </table:table-cell>
          <table:table-cell office:value-type="float" office:value="6331" calcext:value-type="float">
            <text:p>6331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float" office:value="-40.7322132" calcext:value-type="float">
            <text:p>-40.7322132</text:p>
          </table:table-cell>
          <table:table-cell office:value-type="float" office:value="0" calcext:value-type="float">
            <text:p>0</text:p>
          </table:table-cell>
          <table:table-cell office:value-type="float" office:value="67655" calcext:value-type="float">
            <text:p>67655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32]+[.F34]+[.F36])/3" office:value-type="float" office:value="-0.0000277587763710727" calcext:value-type="float">
            <text:p>-2.77587763710727E-005</text:p>
          </table:table-cell>
          <table:table-cell table:style-name="ce2"/>
          <table:table-cell table:style-name="ce2" table:formula="of:=([.H32]+[.H34]+[.H36])/3" office:value-type="float" office:value="-820415.080032313" calcext:value-type="float">
            <text:p>-820415.080032313</text:p>
          </table:table-cell>
          <table:table-cell table:style-name="ce2" table:formula="of:=([.I32]+[.I34]+[.I36])/3" office:value-type="float" office:value="1679.5" calcext:value-type="float">
            <text:p>1679.5</text:p>
          </table:table-cell>
          <table:table-cell table:style-name="ce2" table:formula="of:=([.J32]+[.J34]+[.J36])/3" office:value-type="float" office:value="1.37633333333333" calcext:value-type="float">
            <text:p>1.3763333333</text:p>
          </table:table-cell>
          <table:table-cell table:style-name="ce2" table:formula="of:=([.K32]+[.K34]+[.K36])/3" office:value-type="float" office:value="2563.73333333333" calcext:value-type="float">
            <text:p>2563.7333333333</text:p>
          </table:table-cell>
          <table:table-cell table:style-name="ce2" table:formula="of:=([.L32]+[.L34]+[.L36])/3" office:value-type="float" office:value="1070.7" calcext:value-type="float">
            <text:p>1070.7</text:p>
          </table:table-cell>
          <table:table-cell table:style-name="ce2" table:number-columns-repeated="3"/>
          <table:table-cell table:style-name="ce2" table:formula="of:=([.P32]+[.P34]+[.P36])/3" office:value-type="float" office:value="28772.3333333333" calcext:value-type="float">
            <text:p>28772.3333333333</text:p>
          </table:table-cell>
          <table:table-cell table:style-name="ce2" table:formula="of:=([.Q32]+[.Q34]+[.Q36])/3" office:value-type="float" office:value="35.3333333333333" calcext:value-type="float">
            <text:p>35.3333333333</text:p>
          </table:table-cell>
          <table:table-cell table:style-name="ce2" table:formula="of:=([.R32]+[.R34]+[.R36])/3" office:value-type="float" office:value="93" calcext:value-type="float">
            <text:p>93</text:p>
          </table:table-cell>
          <table:table-cell table:style-name="ce2" table:formula="of:=([.S32]+[.S34]+[.S36])/3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33]+[.F35]+[.F37])/3" office:value-type="float" office:value="1.58442688744096" calcext:value-type="float">
            <text:p>1.5844268874</text:p>
          </table:table-cell>
          <table:table-cell table:style-name="ce4"/>
          <table:table-cell table:style-name="ce4" table:formula="of:=([.H33]+[.H35]+[.H37])/3" office:value-type="float" office:value="1.94398037693486" calcext:value-type="float">
            <text:p>1.9439803769</text:p>
          </table:table-cell>
          <table:table-cell table:style-name="ce4" table:formula="of:=([.I33]+[.I35]+[.I37])/3" office:value-type="float" office:value="2636.96666666667" calcext:value-type="float">
            <text:p>2636.9666666667</text:p>
          </table:table-cell>
          <table:table-cell table:style-name="ce4" table:formula="of:=([.J33]+[.J35]+[.J37])/3" office:value-type="float" office:value="1.64233333333333" calcext:value-type="float">
            <text:p>1.6423333333</text:p>
          </table:table-cell>
          <table:table-cell table:style-name="ce4" table:formula="of:=([.K33]+[.K35]+[.K37])/3" office:value-type="float" office:value="4981.46666666667" calcext:value-type="float">
            <text:p>4981.4666666667</text:p>
          </table:table-cell>
          <table:table-cell table:style-name="ce4" table:formula="of:=([.L33]+[.L35]+[.L37])/3" office:value-type="float" office:value="2595.66666666667" calcext:value-type="float">
            <text:p>2595.6666666667</text:p>
          </table:table-cell>
          <table:table-cell table:style-name="ce4" table:number-columns-repeated="3"/>
          <table:table-cell table:style-name="ce4" table:formula="of:=([.P33]+[.P35]+[.P37])/3" office:value-type="float" office:value="68501" calcext:value-type="float">
            <text:p>68501</text:p>
          </table:table-cell>
          <table:table-cell table:style-name="ce4" table:formula="of:=([.Q33]+[.Q35]+[.Q37])/3" office:value-type="float" office:value="41.6666666666667" calcext:value-type="float">
            <text:p>41.6666666667</text:p>
          </table:table-cell>
          <table:table-cell table:style-name="ce4" table:formula="of:=([.R33]+[.R35]+[.R37])/3" office:value-type="float" office:value="104" calcext:value-type="float">
            <text:p>104</text:p>
          </table:table-cell>
          <table:table-cell table:style-name="ce4" table:formula="of:=([.S33]+[.S35]+[.S37])/3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bina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0.892741751" calcext:value-type="float">
            <text:p>0.892741751</text:p>
          </table:table-cell>
          <table:table-cell office:value-type="float" office:value="-0.0440164907" calcext:value-type="float">
            <text:p>-0.0440164907</text:p>
          </table:table-cell>
          <table:table-cell table:formula="of:=[.E42]/[.D42]" office:value-type="float" office:value="-0.0493048416865181" calcext:value-type="float">
            <text:p>-0.0493048417</text:p>
          </table:table-cell>
          <table:table-cell office:value-type="float" office:value="-13.425114" calcext:value-type="float">
            <text:p>-13.425114</text:p>
          </table:table-cell>
          <table:table-cell table:formula="of:=[.G42]/[.D42]" office:value-type="float" office:value="-15.0380711834771" calcext:value-type="float">
            <text:p>-15.0380711835</text:p>
          </table:table-cell>
          <table:table-cell office:value-type="float" office:value="1423.3" calcext:value-type="float">
            <text:p>1423.3</text:p>
          </table:table-cell>
          <table:table-cell office:value-type="float" office:value="4.854" calcext:value-type="float">
            <text:p>4.854</text:p>
          </table:table-cell>
          <table:table-cell office:value-type="float" office:value="10059" calcext:value-type="float">
            <text:p>10059</text:p>
          </table:table-cell>
          <table:table-cell office:value-type="float" office:value="3356" calcext:value-type="float">
            <text:p>3356</text:p>
          </table:table-cell>
          <table:table-cell/>
          <table:table-cell office:value-type="float" office:value="0.892741751" calcext:value-type="float">
            <text:p>0.892741751</text:p>
          </table:table-cell>
          <table:table-cell office:value-type="float" office:value="0" calcext:value-type="float">
            <text:p>0</text:p>
          </table:table-cell>
          <table:table-cell office:value-type="float" office:value="9449" calcext:value-type="float">
            <text:p>9449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48.2129406" calcext:value-type="float">
            <text:p>-48.2129406</text:p>
          </table:table-cell>
          <table:table-cell office:value-type="float" office:value="74.6549539" calcext:value-type="float">
            <text:p>74.6549539</text:p>
          </table:table-cell>
          <table:table-cell table:formula="of:=-[.E43]/[.D43]" office:value-type="float" office:value="1.54844224332585" calcext:value-type="float">
            <text:p>1.5484422433</text:p>
          </table:table-cell>
          <table:table-cell office:value-type="float" office:value="129.38052" calcext:value-type="float">
            <text:p>129.38052</text:p>
          </table:table-cell>
          <table:table-cell table:formula="of:=-[.G43]/[.D43]" office:value-type="float" office:value="2.68352268892721" calcext:value-type="float">
            <text:p>2.6835226889</text:p>
          </table:table-cell>
          <table:table-cell office:value-type="float" office:value="2736.2" calcext:value-type="float">
            <text:p>2736.2</text:p>
          </table:table-cell>
          <table:table-cell office:value-type="float" office:value="3.994" calcext:value-type="float">
            <text:p>3.994</text:p>
          </table:table-cell>
          <table:table-cell office:value-type="float" office:value="10524" calcext:value-type="float">
            <text:p>10524</text:p>
          </table:table-cell>
          <table:table-cell office:value-type="float" office:value="4143" calcext:value-type="float">
            <text:p>4143</text:p>
          </table:table-cell>
          <table:table-cell/>
          <table:table-cell office:value-type="float" office:value="-48.2129406" calcext:value-type="float">
            <text:p>-48.2129406</text:p>
          </table:table-cell>
          <table:table-cell office:value-type="float" office:value="0" calcext:value-type="float">
            <text:p>0</text:p>
          </table:table-cell>
          <table:table-cell office:value-type="float" office:value="47211" calcext:value-type="float">
            <text:p>47211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0.935729365" calcext:value-type="float">
            <text:p>0.935729365</text:p>
          </table:table-cell>
          <table:table-cell office:value-type="float" office:value="-0.0355438872" calcext:value-type="float">
            <text:p>-0.0355438872</text:p>
          </table:table-cell>
          <table:table-cell table:formula="of:=[.E44]/[.D44]" office:value-type="float" office:value="-0.0379852215068616" calcext:value-type="float">
            <text:p>-0.0379852215</text:p>
          </table:table-cell>
          <table:table-cell office:value-type="float" office:value="-14.572739" calcext:value-type="float">
            <text:p>-14.572739</text:p>
          </table:table-cell>
          <table:table-cell table:formula="of:=[.G44]/[.D44]" office:value-type="float" office:value="-15.5736685681549" calcext:value-type="float">
            <text:p>-15.5736685682</text:p>
          </table:table-cell>
          <table:table-cell office:value-type="float" office:value="1567" calcext:value-type="float">
            <text:p>1567</text:p>
          </table:table-cell>
          <table:table-cell office:value-type="float" office:value="4.507" calcext:value-type="float">
            <text:p>4.507</text:p>
          </table:table-cell>
          <table:table-cell office:value-type="float" office:value="9234" calcext:value-type="float">
            <text:p>9234</text:p>
          </table:table-cell>
          <table:table-cell office:value-type="float" office:value="3079" calcext:value-type="float">
            <text:p>3079</text:p>
          </table:table-cell>
          <table:table-cell/>
          <table:table-cell office:value-type="float" office:value="0.935729365" calcext:value-type="float">
            <text:p>0.935729365</text:p>
          </table:table-cell>
          <table:table-cell office:value-type="float" office:value="0" calcext:value-type="float">
            <text:p>0</text:p>
          </table:table-cell>
          <table:table-cell office:value-type="float" office:value="11329" calcext:value-type="float">
            <text:p>11329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55.1662398" calcext:value-type="float">
            <text:p>-55.1662398</text:p>
          </table:table-cell>
          <table:table-cell office:value-type="float" office:value="85.9820183" calcext:value-type="float">
            <text:p>85.9820183</text:p>
          </table:table-cell>
          <table:table-cell table:formula="of:=-[.E45]/[.D45]" office:value-type="float" office:value="1.55859849450896" calcext:value-type="float">
            <text:p>1.5585984945</text:p>
          </table:table-cell>
          <table:table-cell office:value-type="float" office:value="164.944803" calcext:value-type="float">
            <text:p>164.944803</text:p>
          </table:table-cell>
          <table:table-cell table:formula="of:=-[.G45]/[.D45]" office:value-type="float" office:value="2.98995914164155" calcext:value-type="float">
            <text:p>2.9899591416</text:p>
          </table:table-cell>
          <table:table-cell office:value-type="float" office:value="2587.1" calcext:value-type="float">
            <text:p>2587.1</text:p>
          </table:table-cell>
          <table:table-cell office:value-type="float" office:value="3.731" calcext:value-type="float">
            <text:p>3.731</text:p>
          </table:table-cell>
          <table:table-cell office:value-type="float" office:value="12459" calcext:value-type="float">
            <text:p>12459</text:p>
          </table:table-cell>
          <table:table-cell office:value-type="float" office:value="4423" calcext:value-type="float">
            <text:p>4423</text:p>
          </table:table-cell>
          <table:table-cell/>
          <table:table-cell office:value-type="float" office:value="-55.1662398" calcext:value-type="float">
            <text:p>-55.1662398</text:p>
          </table:table-cell>
          <table:table-cell office:value-type="float" office:value="0" calcext:value-type="float">
            <text:p>0</text:p>
          </table:table-cell>
          <table:table-cell office:value-type="float" office:value="43023" calcext:value-type="float">
            <text:p>43023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1.03524169" calcext:value-type="float">
            <text:p>1.03524169</text:p>
          </table:table-cell>
          <table:table-cell office:value-type="float" office:value="-0.032922286" calcext:value-type="float">
            <text:p>-0.032922286</text:p>
          </table:table-cell>
          <table:table-cell table:formula="of:=[.E46]/[.D46]" office:value-type="float" office:value="-0.0318015457820289" calcext:value-type="float">
            <text:p>-0.0318015458</text:p>
          </table:table-cell>
          <table:table-cell office:value-type="float" office:value="-13.761984" calcext:value-type="float">
            <text:p>-13.761984</text:p>
          </table:table-cell>
          <table:table-cell table:formula="of:=[.G46]/[.D46]" office:value-type="float" office:value="-13.2934986418486" calcext:value-type="float">
            <text:p>-13.2934986418</text:p>
          </table:table-cell>
          <table:table-cell office:value-type="float" office:value="1684.9" calcext:value-type="float">
            <text:p>1684.9</text:p>
          </table:table-cell>
          <table:table-cell office:value-type="float" office:value="4.563" calcext:value-type="float">
            <text:p>4.563</text:p>
          </table:table-cell>
          <table:table-cell office:value-type="float" office:value="10633" calcext:value-type="float">
            <text:p>10633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float" office:value="1.03524169" calcext:value-type="float">
            <text:p>1.03524169</text:p>
          </table:table-cell>
          <table:table-cell office:value-type="float" office:value="0" calcext:value-type="float">
            <text:p>0</text:p>
          </table:table-cell>
          <table:table-cell office:value-type="float" office:value="12651" calcext:value-type="float">
            <text:p>12651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45.6134243" calcext:value-type="float">
            <text:p>-45.6134243</text:p>
          </table:table-cell>
          <table:table-cell office:value-type="float" office:value="70.988222" calcext:value-type="float">
            <text:p>70.988222</text:p>
          </table:table-cell>
          <table:table-cell table:formula="of:=-[.E47]/[.D47]" office:value-type="float" office:value="1.55630109094879" calcext:value-type="float">
            <text:p>1.5563010909</text:p>
          </table:table-cell>
          <table:table-cell office:value-type="float" office:value="140.251987" calcext:value-type="float">
            <text:p>140.251987</text:p>
          </table:table-cell>
          <table:table-cell table:formula="of:=-[.G47]/[.D47]" office:value-type="float" office:value="3.07479627220182" calcext:value-type="float">
            <text:p>3.0747962722</text:p>
          </table:table-cell>
          <table:table-cell office:value-type="float" office:value="2697.7" calcext:value-type="float">
            <text:p>2697.7</text:p>
          </table:table-cell>
          <table:table-cell office:value-type="float" office:value="3.068" calcext:value-type="float">
            <text:p>3.068</text:p>
          </table:table-cell>
          <table:table-cell office:value-type="float" office:value="9944" calcext:value-type="float">
            <text:p>9944</text:p>
          </table:table-cell>
          <table:table-cell office:value-type="float" office:value="3554" calcext:value-type="float">
            <text:p>3554</text:p>
          </table:table-cell>
          <table:table-cell/>
          <table:table-cell office:value-type="float" office:value="-45.6134243" calcext:value-type="float">
            <text:p>-45.6134243</text:p>
          </table:table-cell>
          <table:table-cell office:value-type="float" office:value="0" calcext:value-type="float">
            <text:p>0</text:p>
          </table:table-cell>
          <table:table-cell office:value-type="float" office:value="57733" calcext:value-type="float">
            <text:p>57733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42]+[.F44]+[.F46])/3" office:value-type="float" office:value="-0.0396972029918029" calcext:value-type="float">
            <text:p>-0.039697203</text:p>
          </table:table-cell>
          <table:table-cell table:style-name="ce2"/>
          <table:table-cell table:style-name="ce2" table:formula="of:=([.H42]+[.H44]+[.H46])/3" office:value-type="float" office:value="-14.6350794644935" calcext:value-type="float">
            <text:p>-14.6350794645</text:p>
          </table:table-cell>
          <table:table-cell table:style-name="ce2" table:formula="of:=([.I42]+[.I44]+[.I46])/3" office:value-type="float" office:value="1558.4" calcext:value-type="float">
            <text:p>1558.4</text:p>
          </table:table-cell>
          <table:table-cell table:style-name="ce2" table:formula="of:=([.J42]+[.J44]+[.J46])/3" office:value-type="float" office:value="4.64133333333333" calcext:value-type="float">
            <text:p>4.6413333333</text:p>
          </table:table-cell>
          <table:table-cell table:style-name="ce2" table:formula="of:=([.K42]+[.K44]+[.K46])/3" office:value-type="float" office:value="9975.33333333333" calcext:value-type="float">
            <text:p>9975.3333333333</text:p>
          </table:table-cell>
          <table:table-cell table:style-name="ce2" table:formula="of:=([.L42]+[.L44]+[.L46])/3" office:value-type="float" office:value="3358.66666666667" calcext:value-type="float">
            <text:p>3358.6666666667</text:p>
          </table:table-cell>
          <table:table-cell table:style-name="ce2" table:number-columns-repeated="3"/>
          <table:table-cell table:style-name="ce2" table:formula="of:=([.P42]+[.P44]+[.P46])/3" office:value-type="float" office:value="11143" calcext:value-type="float">
            <text:p>11143</text:p>
          </table:table-cell>
          <table:table-cell table:style-name="ce2" table:formula="of:=([.Q42]+[.Q44]+[.Q46])/3" office:value-type="float" office:value="55.3333333333333" calcext:value-type="float">
            <text:p>55.3333333333</text:p>
          </table:table-cell>
          <table:table-cell table:style-name="ce2" table:formula="of:=([.R42]+[.R44]+[.R46])/3" office:value-type="float" office:value="104.666666666667" calcext:value-type="float">
            <text:p>104.6666666667</text:p>
          </table:table-cell>
          <table:table-cell table:style-name="ce2" table:formula="of:=([.S42]+[.S44]+[.S46])/3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43]+[.F45]+[.F47])/3" office:value-type="float" office:value="1.5544472762612" calcext:value-type="float">
            <text:p>1.5544472763</text:p>
          </table:table-cell>
          <table:table-cell table:style-name="ce4"/>
          <table:table-cell table:style-name="ce4" table:formula="of:=([.H43]+[.H45]+[.H47])/3" office:value-type="float" office:value="2.91609270092353" calcext:value-type="float">
            <text:p>2.9160927009</text:p>
          </table:table-cell>
          <table:table-cell table:style-name="ce4" table:formula="of:=([.I43]+[.I45]+[.I47])/3" office:value-type="float" office:value="2673.66666666667" calcext:value-type="float">
            <text:p>2673.6666666667</text:p>
          </table:table-cell>
          <table:table-cell table:style-name="ce4" table:formula="of:=([.J43]+[.J45]+[.J47])/3" office:value-type="float" office:value="3.59766666666667" calcext:value-type="float">
            <text:p>3.5976666667</text:p>
          </table:table-cell>
          <table:table-cell table:style-name="ce4" table:formula="of:=([.K43]+[.K45]+[.K47])/3" office:value-type="float" office:value="10975.6666666667" calcext:value-type="float">
            <text:p>10975.6666666667</text:p>
          </table:table-cell>
          <table:table-cell table:style-name="ce4" table:formula="of:=([.L43]+[.L45]+[.L47])/3" office:value-type="float" office:value="4040" calcext:value-type="float">
            <text:p>4040</text:p>
          </table:table-cell>
          <table:table-cell table:style-name="ce4" table:number-columns-repeated="3"/>
          <table:table-cell table:style-name="ce4" table:formula="of:=([.P43]+[.P45]+[.P47])/3" office:value-type="float" office:value="49322.3333333333" calcext:value-type="float">
            <text:p>49322.3333333333</text:p>
          </table:table-cell>
          <table:table-cell table:style-name="ce4" table:formula="of:=([.Q43]+[.Q45]+[.Q47])/3" office:value-type="float" office:value="43.6666666666667" calcext:value-type="float">
            <text:p>43.6666666667</text:p>
          </table:table-cell>
          <table:table-cell table:style-name="ce4" table:formula="of:=([.R43]+[.R45]+[.R47])/3" office:value-type="float" office:value="102.666666666667" calcext:value-type="float">
            <text:p>102.6666666667</text:p>
          </table:table-cell>
          <table:table-cell table:style-name="ce4" table:formula="of:=([.S43]+[.S45]+[.S47])/3" office:value-type="float" office:value="35.3333333333333" calcext:value-type="float">
            <text:p>35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bina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2.29134251" calcext:value-type="float">
            <text:p>2.29134251</text:p>
          </table:table-cell>
          <table:table-cell office:value-type="float" office:value="-0.761093806" calcext:value-type="float">
            <text:p>-0.761093806</text:p>
          </table:table-cell>
          <table:table-cell table:formula="of:=[.E52]/[.D52]" office:value-type="float" office:value="-0.332160644983626" calcext:value-type="float">
            <text:p>-0.332160645</text:p>
          </table:table-cell>
          <table:table-cell office:value-type="float" office:value="-9.507892" calcext:value-type="float">
            <text:p>-9.507892</text:p>
          </table:table-cell>
          <table:table-cell table:formula="of:=[.G52]/[.D52]" office:value-type="float" office:value="-4.14948527271901" calcext:value-type="float">
            <text:p>-4.1494852727</text:p>
          </table:table-cell>
          <table:table-cell office:value-type="float" office:value="1079.5" calcext:value-type="float">
            <text:p>1079.5</text:p>
          </table:table-cell>
          <table:table-cell office:value-type="float" office:value="9.516" calcext:value-type="float">
            <text:p>9.516</text:p>
          </table:table-cell>
          <table:table-cell office:value-type="float" office:value="28071" calcext:value-type="float">
            <text:p>28071</text:p>
          </table:table-cell>
          <table:table-cell office:value-type="float" office:value="10540" calcext:value-type="float">
            <text:p>10540</text:p>
          </table:table-cell>
          <table:table-cell/>
          <table:table-cell office:value-type="float" office:value="2.29134251" calcext:value-type="float">
            <text:p>2.29134251</text:p>
          </table:table-cell>
          <table:table-cell office:value-type="float" office:value="0" calcext:value-type="float">
            <text:p>0</text:p>
          </table:table-cell>
          <table:table-cell office:value-type="float" office:value="6293" calcext:value-type="float">
            <text:p>6293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46.7035678" calcext:value-type="float">
            <text:p>-46.7035678</text:p>
          </table:table-cell>
          <table:table-cell office:value-type="float" office:value="72.0706256" calcext:value-type="float">
            <text:p>72.0706256</text:p>
          </table:table-cell>
          <table:table-cell table:formula="of:=-[.E53]/[.D53]" office:value-type="float" office:value="1.54315032009182" calcext:value-type="float">
            <text:p>1.5431503201</text:p>
          </table:table-cell>
          <table:table-cell office:value-type="float" office:value="223.333364" calcext:value-type="float">
            <text:p>223.333364</text:p>
          </table:table-cell>
          <table:table-cell table:formula="of:=-[.G53]/[.D53]" office:value-type="float" office:value="4.78193368344763" calcext:value-type="float">
            <text:p>4.7819336834</text:p>
          </table:table-cell>
          <table:table-cell office:value-type="float" office:value="1579.7" calcext:value-type="float">
            <text:p>1579.7</text:p>
          </table:table-cell>
          <table:table-cell office:value-type="float" office:value="3.887" calcext:value-type="float">
            <text:p>3.887</text:p>
          </table:table-cell>
          <table:table-cell office:value-type="float" office:value="30671" calcext:value-type="float">
            <text:p>30671</text:p>
          </table:table-cell>
          <table:table-cell office:value-type="float" office:value="12280" calcext:value-type="float">
            <text:p>12280</text:p>
          </table:table-cell>
          <table:table-cell/>
          <table:table-cell office:value-type="float" office:value="-46.7035678" calcext:value-type="float">
            <text:p>-46.7035678</text:p>
          </table:table-cell>
          <table:table-cell office:value-type="float" office:value="0" calcext:value-type="float">
            <text:p>0</text:p>
          </table:table-cell>
          <table:table-cell office:value-type="float" office:value="13861" calcext:value-type="float">
            <text:p>13861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2.85192934" calcext:value-type="float">
            <text:p>2.85192934</text:p>
          </table:table-cell>
          <table:table-cell office:value-type="float" office:value="-0.733013901" calcext:value-type="float">
            <text:p>-0.733013901</text:p>
          </table:table-cell>
          <table:table-cell table:formula="of:=[.E54]/[.D54]" office:value-type="float" office:value="-0.257023864763774" calcext:value-type="float">
            <text:p>-0.2570238648</text:p>
          </table:table-cell>
          <table:table-cell office:value-type="float" office:value="-9.302872" calcext:value-type="float">
            <text:p>-9.302872</text:p>
          </table:table-cell>
          <table:table-cell table:formula="of:=[.G54]/[.D54]" office:value-type="float" office:value="-3.26195739477893" calcext:value-type="float">
            <text:p>-3.2619573948</text:p>
          </table:table-cell>
          <table:table-cell office:value-type="float" office:value="1107" calcext:value-type="float">
            <text:p>1107</text:p>
          </table:table-cell>
          <table:table-cell office:value-type="float" office:value="9.019" calcext:value-type="float">
            <text:p>9.019</text:p>
          </table:table-cell>
          <table:table-cell office:value-type="float" office:value="25248" calcext:value-type="float">
            <text:p>25248</text:p>
          </table:table-cell>
          <table:table-cell office:value-type="float" office:value="9609" calcext:value-type="float">
            <text:p>9609</text:p>
          </table:table-cell>
          <table:table-cell/>
          <table:table-cell office:value-type="float" office:value="2.85192934" calcext:value-type="float">
            <text:p>2.85192934</text:p>
          </table:table-cell>
          <table:table-cell office:value-type="float" office:value="0" calcext:value-type="float">
            <text:p>0</text:p>
          </table:table-cell>
          <table:table-cell office:value-type="float" office:value="7533" calcext:value-type="float">
            <text:p>7533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43.7387403" calcext:value-type="float">
            <text:p>-43.7387403</text:p>
          </table:table-cell>
          <table:table-cell office:value-type="float" office:value="67.354784" calcext:value-type="float">
            <text:p>67.354784</text:p>
          </table:table-cell>
          <table:table-cell table:formula="of:=-[.E55]/[.D55]" office:value-type="float" office:value="1.53993424451687" calcext:value-type="float">
            <text:p>1.5399342445</text:p>
          </table:table-cell>
          <table:table-cell office:value-type="float" office:value="223.076737" calcext:value-type="float">
            <text:p>223.076737</text:p>
          </table:table-cell>
          <table:table-cell table:formula="of:=-[.G55]/[.D55]" office:value-type="float" office:value="5.10020945893588" calcext:value-type="float">
            <text:p>5.1002094589</text:p>
          </table:table-cell>
          <table:table-cell office:value-type="float" office:value="1464.4" calcext:value-type="float">
            <text:p>1464.4</text:p>
          </table:table-cell>
          <table:table-cell office:value-type="float" office:value="6.3" calcext:value-type="float">
            <text:p>6.3</text:p>
          </table:table-cell>
          <table:table-cell office:value-type="float" office:value="29943" calcext:value-type="float">
            <text:p>29943</text:p>
          </table:table-cell>
          <table:table-cell office:value-type="float" office:value="9693" calcext:value-type="float">
            <text:p>9693</text:p>
          </table:table-cell>
          <table:table-cell/>
          <table:table-cell office:value-type="float" office:value="-43.7387403" calcext:value-type="float">
            <text:p>-43.7387403</text:p>
          </table:table-cell>
          <table:table-cell office:value-type="float" office:value="0" calcext:value-type="float">
            <text:p>0</text:p>
          </table:table-cell>
          <table:table-cell office:value-type="float" office:value="15991" calcext:value-type="float">
            <text:p>15991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1.84132958" calcext:value-type="float">
            <text:p>1.84132958</text:p>
          </table:table-cell>
          <table:table-cell office:value-type="float" office:value="-0.631180916" calcext:value-type="float">
            <text:p>-0.631180916</text:p>
          </table:table-cell>
          <table:table-cell table:formula="of:=[.E56]/[.D56]" office:value-type="float" office:value="-0.342785410529276" calcext:value-type="float">
            <text:p>-0.3427854105</text:p>
          </table:table-cell>
          <table:table-cell office:value-type="float" office:value="-9.321521" calcext:value-type="float">
            <text:p>-9.321521</text:p>
          </table:table-cell>
          <table:table-cell table:formula="of:=[.G56]/[.D56]" office:value-type="float" office:value="-5.06238595265493" calcext:value-type="float">
            <text:p>-5.0623859527</text:p>
          </table:table-cell>
          <table:table-cell office:value-type="float" office:value="963.9" calcext:value-type="float">
            <text:p>963.9</text:p>
          </table:table-cell>
          <table:table-cell office:value-type="float" office:value="10.54" calcext:value-type="float">
            <text:p>10.54</text:p>
          </table:table-cell>
          <table:table-cell office:value-type="float" office:value="30624" calcext:value-type="float">
            <text:p>30624</text:p>
          </table:table-cell>
          <table:table-cell office:value-type="float" office:value="10500" calcext:value-type="float">
            <text:p>10500</text:p>
          </table:table-cell>
          <table:table-cell/>
          <table:table-cell office:value-type="float" office:value="1.84132958" calcext:value-type="float">
            <text:p>1.84132958</text:p>
          </table:table-cell>
          <table:table-cell office:value-type="float" office:value="0" calcext:value-type="float">
            <text:p>0</text:p>
          </table:table-cell>
          <table:table-cell office:value-type="float" office:value="4709" calcext:value-type="float">
            <text:p>4709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a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49.3944625" calcext:value-type="float">
            <text:p>-49.3944625</text:p>
          </table:table-cell>
          <table:table-cell office:value-type="float" office:value="72.739954" calcext:value-type="float">
            <text:p>72.739954</text:p>
          </table:table-cell>
          <table:table-cell table:formula="of:=-[.E57]/[.D57]" office:value-type="float" office:value="1.47263377954563" calcext:value-type="float">
            <text:p>1.4726337795</text:p>
          </table:table-cell>
          <table:table-cell office:value-type="float" office:value="209.020414" calcext:value-type="float">
            <text:p>209.020414</text:p>
          </table:table-cell>
          <table:table-cell table:formula="of:=-[.G57]/[.D57]" office:value-type="float" office:value="4.23165681780625" calcext:value-type="float">
            <text:p>4.2316568178</text:p>
          </table:table-cell>
          <table:table-cell office:value-type="float" office:value="1523.8" calcext:value-type="float">
            <text:p>1523.8</text:p>
          </table:table-cell>
          <table:table-cell office:value-type="float" office:value="7.851" calcext:value-type="float">
            <text:p>7.851</text:p>
          </table:table-cell>
          <table:table-cell office:value-type="float" office:value="33348" calcext:value-type="float">
            <text:p>33348</text:p>
          </table:table-cell>
          <table:table-cell office:value-type="float" office:value="13230" calcext:value-type="float">
            <text:p>13230</text:p>
          </table:table-cell>
          <table:table-cell/>
          <table:table-cell office:value-type="float" office:value="-49.3944625" calcext:value-type="float">
            <text:p>-49.3944625</text:p>
          </table:table-cell>
          <table:table-cell office:value-type="float" office:value="0" calcext:value-type="float">
            <text:p>0</text:p>
          </table:table-cell>
          <table:table-cell office:value-type="float" office:value="13107" calcext:value-type="float">
            <text:p>13107</text:p>
          </table:table-cell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52]+[.F54]+[.F56])/3" office:value-type="float" office:value="-0.310656640092226" calcext:value-type="float">
            <text:p>-0.3106566401</text:p>
          </table:table-cell>
          <table:table-cell table:style-name="ce2"/>
          <table:table-cell table:style-name="ce2" table:formula="of:=([.H52]+[.H54]+[.H56])/3" office:value-type="float" office:value="-4.15794287338429" calcext:value-type="float">
            <text:p>-4.1579428734</text:p>
          </table:table-cell>
          <table:table-cell table:style-name="ce2" table:formula="of:=([.I52]+[.I54]+[.I56])/3" office:value-type="float" office:value="1050.13333333333" calcext:value-type="float">
            <text:p>1050.1333333333</text:p>
          </table:table-cell>
          <table:table-cell table:style-name="ce2" table:formula="of:=([.J52]+[.J54]+[.J56])/3" office:value-type="float" office:value="9.69166666666667" calcext:value-type="float">
            <text:p>9.6916666667</text:p>
          </table:table-cell>
          <table:table-cell table:style-name="ce2" table:formula="of:=([.K52]+[.K54]+[.K56])/3" office:value-type="float" office:value="27981" calcext:value-type="float">
            <text:p>27981</text:p>
          </table:table-cell>
          <table:table-cell table:style-name="ce2" table:formula="of:=([.L52]+[.L54]+[.L56])/3" office:value-type="float" office:value="10216.3333333333" calcext:value-type="float">
            <text:p>10216.3333333333</text:p>
          </table:table-cell>
          <table:table-cell table:style-name="ce2" table:number-columns-repeated="3"/>
          <table:table-cell table:style-name="ce2" table:formula="of:=([.P52]+[.P54]+[.P56])/3" office:value-type="float" office:value="6178.33333333333" calcext:value-type="float">
            <text:p>6178.3333333333</text:p>
          </table:table-cell>
          <table:table-cell table:style-name="ce2" table:formula="of:=([.Q52]+[.Q54]+[.Q56])/3" office:value-type="float" office:value="58.6666666666667" calcext:value-type="float">
            <text:p>58.6666666667</text:p>
          </table:table-cell>
          <table:table-cell table:style-name="ce2" table:formula="of:=([.R52]+[.R54]+[.R56])/3" office:value-type="float" office:value="89" calcext:value-type="float">
            <text:p>89</text:p>
          </table:table-cell>
          <table:table-cell table:style-name="ce2" table:formula="of:=([.S52]+[.S54]+[.S56])/3" office:value-type="float" office:value="30.6666666666667" calcext:value-type="float">
            <text:p>30.6666666667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53]+[.F55]+[.F57])/3" office:value-type="float" office:value="1.51857278138477" calcext:value-type="float">
            <text:p>1.5185727814</text:p>
          </table:table-cell>
          <table:table-cell table:style-name="ce4"/>
          <table:table-cell table:style-name="ce4" table:formula="of:=([.H53]+[.H55]+[.H57])/3" office:value-type="float" office:value="4.70459998672992" calcext:value-type="float">
            <text:p>4.7045999867</text:p>
          </table:table-cell>
          <table:table-cell table:style-name="ce4" table:formula="of:=([.I53]+[.I55]+[.I57])/3" office:value-type="float" office:value="1522.63333333333" calcext:value-type="float">
            <text:p>1522.6333333333</text:p>
          </table:table-cell>
          <table:table-cell table:style-name="ce4" table:formula="of:=([.J53]+[.J55]+[.J57])/3" office:value-type="float" office:value="6.01266666666667" calcext:value-type="float">
            <text:p>6.0126666667</text:p>
          </table:table-cell>
          <table:table-cell table:style-name="ce4" table:formula="of:=([.K53]+[.K55]+[.K57])/3" office:value-type="float" office:value="31320.6666666667" calcext:value-type="float">
            <text:p>31320.6666666667</text:p>
          </table:table-cell>
          <table:table-cell table:style-name="ce4" table:formula="of:=([.L53]+[.L55]+[.L57])/3" office:value-type="float" office:value="11734.3333333333" calcext:value-type="float">
            <text:p>11734.3333333333</text:p>
          </table:table-cell>
          <table:table-cell table:style-name="ce4" table:number-columns-repeated="3"/>
          <table:table-cell table:style-name="ce4" table:formula="of:=([.P53]+[.P55]+[.P57])/3" office:value-type="float" office:value="14319.6666666667" calcext:value-type="float">
            <text:p>14319.6666666667</text:p>
          </table:table-cell>
          <table:table-cell table:style-name="ce4" table:formula="of:=([.Q53]+[.Q55]+[.Q57])/3" office:value-type="float" office:value="37.3333333333333" calcext:value-type="float">
            <text:p>37.3333333333</text:p>
          </table:table-cell>
          <table:table-cell table:style-name="ce4" table:formula="of:=([.R53]+[.R55]+[.R57])/3" office:value-type="float" office:value="99.3333333333333" calcext:value-type="float">
            <text:p>99.3333333333</text:p>
          </table:table-cell>
          <table:table-cell table:style-name="ce4" table:formula="of:=([.S53]+[.S55]+[.S57])/3" office:value-type="float" office:value="33.3333333333333" calcext:value-type="float">
            <text:p>33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bern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0.0332341803" calcext:value-type="float">
            <text:p>0.0332341803</text:p>
          </table:table-cell>
          <table:table-cell table:style-name="ce7" office:value-type="float" office:value="0.00000109928234" calcext:value-type="float">
            <text:p>1.10E-006</text:p>
          </table:table-cell>
          <table:table-cell table:formula="of:=[.E62]/[.D62]" office:value-type="float" office:value="0.000033076860331049" calcext:value-type="float">
            <text:p>3.3076860331049E-005</text:p>
          </table:table-cell>
          <table:table-cell office:value-type="float" office:value="-2.87011308" calcext:value-type="float">
            <text:p>-2.87011308</text:p>
          </table:table-cell>
          <table:table-cell table:formula="of:=[.G62]/[.D62]" office:value-type="float" office:value="-86.3602789083984" calcext:value-type="float">
            <text:p>-86.3602789084</text:p>
          </table:table-cell>
          <table:table-cell office:value-type="float" office:value="1913" calcext:value-type="float">
            <text:p>1913</text:p>
          </table:table-cell>
          <table:table-cell office:value-type="float" office:value="1.288" calcext:value-type="float">
            <text:p>1.288</text:p>
          </table:table-cell>
          <table:table-cell office:value-type="float" office:value="3722.6" calcext:value-type="float">
            <text:p>3722.6</text:p>
          </table:table-cell>
          <table:table-cell office:value-type="float" office:value="929.8" calcext:value-type="float">
            <text:p>929.8</text:p>
          </table:table-cell>
          <table:table-cell/>
          <table:table-cell office:value-type="float" office:value="0.0332341803" calcext:value-type="float">
            <text:p>0.0332341803</text:p>
          </table:table-cell>
          <table:table-cell office:value-type="float" office:value="0" calcext:value-type="float">
            <text:p>0</text:p>
          </table:table-cell>
          <table:table-cell office:value-type="float" office:value="32295" calcext:value-type="float">
            <text:p>32295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3.2037569" calcext:value-type="float">
            <text:p>-3.2037569</text:p>
          </table:table-cell>
          <table:table-cell office:value-type="float" office:value="4.10865296" calcext:value-type="float">
            <text:p>4.10865296</text:p>
          </table:table-cell>
          <table:table-cell table:formula="of:=-[.E63]/[.D63]" office:value-type="float" office:value="1.28244841548371" calcext:value-type="float">
            <text:p>1.2824484155</text:p>
          </table:table-cell>
          <table:table-cell office:value-type="float" office:value="3.67050515" calcext:value-type="float">
            <text:p>3.67050515</text:p>
          </table:table-cell>
          <table:table-cell table:formula="of:=-[.G63]/[.D63]" office:value-type="float" office:value="1.14568778611136" calcext:value-type="float">
            <text:p>1.1456877861</text:p>
          </table:table-cell>
          <table:table-cell office:value-type="float" office:value="423.5" calcext:value-type="float">
            <text:p>423.5</text:p>
          </table:table-cell>
          <table:table-cell office:value-type="float" office:value="1.606" calcext:value-type="float">
            <text:p>1.606</text:p>
          </table:table-cell>
          <table:table-cell office:value-type="float" office:value="2683.4" calcext:value-type="float">
            <text:p>2683.4</text:p>
          </table:table-cell>
          <table:table-cell office:value-type="float" office:value="982.4" calcext:value-type="float">
            <text:p>982.4</text:p>
          </table:table-cell>
          <table:table-cell/>
          <table:table-cell office:value-type="float" office:value="-3.2037569" calcext:value-type="float">
            <text:p>-3.2037569</text:p>
          </table:table-cell>
          <table:table-cell office:value-type="float" office:value="0" calcext:value-type="float">
            <text:p>0</text:p>
          </table:table-cell>
          <table:table-cell office:value-type="float" office:value="3139" calcext:value-type="float">
            <text:p>3139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0.0383304655" calcext:value-type="float">
            <text:p>0.0383304655</text:p>
          </table:table-cell>
          <table:table-cell table:style-name="ce7" office:value-type="float" office:value="0.00000137913785" calcext:value-type="float">
            <text:p>1.38E-006</text:p>
          </table:table-cell>
          <table:table-cell table:formula="of:=[.E64]/[.D64]" office:value-type="float" office:value="0.0000359802009187705" calcext:value-type="float">
            <text:p>3.59802009187705E-005</text:p>
          </table:table-cell>
          <table:table-cell office:value-type="float" office:value="-2.70558422" calcext:value-type="float">
            <text:p>-2.70558422</text:p>
          </table:table-cell>
          <table:table-cell table:formula="of:=[.G64]/[.D64]" office:value-type="float" office:value="-70.5857386469778" calcext:value-type="float">
            <text:p>-70.585738647</text:p>
          </table:table-cell>
          <table:table-cell office:value-type="float" office:value="1930" calcext:value-type="float">
            <text:p>1930</text:p>
          </table:table-cell>
          <table:table-cell office:value-type="float" office:value="1.719" calcext:value-type="float">
            <text:p>1.719</text:p>
          </table:table-cell>
          <table:table-cell office:value-type="float" office:value="2544.9" calcext:value-type="float">
            <text:p>2544.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0.0383304655" calcext:value-type="float">
            <text:p>0.0383304655</text:p>
          </table:table-cell>
          <table:table-cell office:value-type="float" office:value="0" calcext:value-type="float">
            <text:p>0</text:p>
          </table:table-cell>
          <table:table-cell office:value-type="float" office:value="33843" calcext:value-type="float">
            <text:p>3384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2.79166444" calcext:value-type="float">
            <text:p>-2.79166444</text:p>
          </table:table-cell>
          <table:table-cell office:value-type="float" office:value="3.70445849" calcext:value-type="float">
            <text:p>3.70445849</text:p>
          </table:table-cell>
          <table:table-cell table:formula="of:=-[.E65]/[.D65]" office:value-type="float" office:value="1.32697126378126" calcext:value-type="float">
            <text:p>1.3269712638</text:p>
          </table:table-cell>
          <table:table-cell office:value-type="float" office:value="3.58534332" calcext:value-type="float">
            <text:p>3.58534332</text:p>
          </table:table-cell>
          <table:table-cell table:formula="of:=-[.G65]/[.D65]" office:value-type="float" office:value="1.28430310915161" calcext:value-type="float">
            <text:p>1.2843031092</text:p>
          </table:table-cell>
          <table:table-cell office:value-type="float" office:value="842.4" calcext:value-type="float">
            <text:p>842.4</text:p>
          </table:table-cell>
          <table:table-cell office:value-type="float" office:value="1.589" calcext:value-type="float">
            <text:p>1.589</text:p>
          </table:table-cell>
          <table:table-cell office:value-type="float" office:value="2745.5" calcext:value-type="float">
            <text:p>2745.5</text:p>
          </table:table-cell>
          <table:table-cell office:value-type="float" office:value="833.7" calcext:value-type="float">
            <text:p>833.7</text:p>
          </table:table-cell>
          <table:table-cell/>
          <table:table-cell office:value-type="float" office:value="-2.79166444" calcext:value-type="float">
            <text:p>-2.79166444</text:p>
          </table:table-cell>
          <table:table-cell office:value-type="float" office:value="0" calcext:value-type="float">
            <text:p>0</text:p>
          </table:table-cell>
          <table:table-cell office:value-type="float" office:value="9207" calcext:value-type="float">
            <text:p>9207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0.0383974548" calcext:value-type="float">
            <text:p>0.0383974548</text:p>
          </table:table-cell>
          <table:table-cell table:style-name="ce7" office:value-type="float" office:value="0.00000125087856" calcext:value-type="float">
            <text:p>1.25E-006</text:p>
          </table:table-cell>
          <table:table-cell table:formula="of:=[.E66]/[.D66]" office:value-type="float" office:value="0.0000325771217523511" calcext:value-type="float">
            <text:p>3.25771217523511E-005</text:p>
          </table:table-cell>
          <table:table-cell office:value-type="float" office:value="-2.82262919" calcext:value-type="float">
            <text:p>-2.82262919</text:p>
          </table:table-cell>
          <table:table-cell table:formula="of:=[.G66]/[.D66]" office:value-type="float" office:value="-73.5108408800054" calcext:value-type="float">
            <text:p>-73.51084088</text:p>
          </table:table-cell>
          <table:table-cell office:value-type="float" office:value="1937.6" calcext:value-type="float">
            <text:p>1937.6</text:p>
          </table:table-cell>
          <table:table-cell office:value-type="float" office:value="1.482" calcext:value-type="float">
            <text:p>1.482</text:p>
          </table:table-cell>
          <table:table-cell office:value-type="float" office:value="3498.4" calcext:value-type="float">
            <text:p>3498.4</text:p>
          </table:table-cell>
          <table:table-cell office:value-type="float" office:value="854.8" calcext:value-type="float">
            <text:p>854.8</text:p>
          </table:table-cell>
          <table:table-cell/>
          <table:table-cell office:value-type="float" office:value="0.0383974548" calcext:value-type="float">
            <text:p>0.0383974548</text:p>
          </table:table-cell>
          <table:table-cell office:value-type="float" office:value="0" calcext:value-type="float">
            <text:p>0</text:p>
          </table:table-cell>
          <table:table-cell office:value-type="float" office:value="33115" calcext:value-type="float">
            <text:p>33115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3.22009459" calcext:value-type="float">
            <text:p>-3.22009459</text:p>
          </table:table-cell>
          <table:table-cell office:value-type="float" office:value="4.17255014" calcext:value-type="float">
            <text:p>4.17255014</text:p>
          </table:table-cell>
          <table:table-cell table:formula="of:=-[.E67]/[.D67]" office:value-type="float" office:value="1.29578496015547" calcext:value-type="float">
            <text:p>1.2957849602</text:p>
          </table:table-cell>
          <table:table-cell office:value-type="float" office:value="3.60512707" calcext:value-type="float">
            <text:p>3.60512707</text:p>
          </table:table-cell>
          <table:table-cell table:formula="of:=-[.G67]/[.D67]" office:value-type="float" office:value="1.11957179183361" calcext:value-type="float">
            <text:p>1.1195717918</text:p>
          </table:table-cell>
          <table:table-cell office:value-type="float" office:value="261.7" calcext:value-type="float">
            <text:p>261.7</text:p>
          </table:table-cell>
          <table:table-cell office:value-type="float" office:value="1.87" calcext:value-type="float">
            <text:p>1.87</text:p>
          </table:table-cell>
          <table:table-cell office:value-type="float" office:value="2875.6" calcext:value-type="float">
            <text:p>2875.6</text:p>
          </table:table-cell>
          <table:table-cell office:value-type="float" office:value="986.5" calcext:value-type="float">
            <text:p>986.5</text:p>
          </table:table-cell>
          <table:table-cell/>
          <table:table-cell office:value-type="float" office:value="-3.22009459" calcext:value-type="float">
            <text:p>-3.22009459</text:p>
          </table:table-cell>
          <table:table-cell office:value-type="float" office:value="0" calcext:value-type="float">
            <text:p>0</text:p>
          </table:table-cell>
          <table:table-cell office:value-type="float" office:value="1655" calcext:value-type="float">
            <text:p>1655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62]+[.F64]+[.F66])/3" office:value-type="float" office:value="0.0000338780610007235" calcext:value-type="float">
            <text:p>3.38780610007235E-005</text:p>
          </table:table-cell>
          <table:table-cell table:style-name="ce2"/>
          <table:table-cell table:style-name="ce2" table:formula="of:=([.H62]+[.H64]+[.H66])/3" office:value-type="float" office:value="-76.8189528117939" calcext:value-type="float">
            <text:p>-76.8189528118</text:p>
          </table:table-cell>
          <table:table-cell table:style-name="ce2" table:formula="of:=([.I62]+[.I64]+[.I66])/3" office:value-type="float" office:value="1926.86666666667" calcext:value-type="float">
            <text:p>1926.8666666667</text:p>
          </table:table-cell>
          <table:table-cell table:style-name="ce2" table:formula="of:=([.J62]+[.J64]+[.J66])/3" office:value-type="float" office:value="1.49633333333333" calcext:value-type="float">
            <text:p>1.4963333333</text:p>
          </table:table-cell>
          <table:table-cell table:style-name="ce2" table:formula="of:=([.K62]+[.K64]+[.K66])/3" office:value-type="float" office:value="3255.3" calcext:value-type="float">
            <text:p>3255.3</text:p>
          </table:table-cell>
          <table:table-cell table:style-name="ce2" table:formula="of:=([.L62]+[.L64]+[.L66])/3" office:value-type="float" office:value="932.2" calcext:value-type="float">
            <text:p>932.2</text:p>
          </table:table-cell>
          <table:table-cell table:style-name="ce2" table:number-columns-repeated="3"/>
          <table:table-cell table:style-name="ce2" table:formula="of:=([.P62]+[.P64]+[.P66])/3" office:value-type="float" office:value="33084.3333333333" calcext:value-type="float">
            <text:p>33084.3333333333</text:p>
          </table:table-cell>
          <table:table-cell table:style-name="ce2" table:formula="of:=([.Q62]+[.Q64]+[.Q66])/3" office:value-type="float" office:value="37.6666666666667" calcext:value-type="float">
            <text:p>37.6666666667</text:p>
          </table:table-cell>
          <table:table-cell table:style-name="ce2" table:formula="of:=([.R62]+[.R64]+[.R66])/3" office:value-type="float" office:value="93.6666666666667" calcext:value-type="float">
            <text:p>93.6666666667</text:p>
          </table:table-cell>
          <table:table-cell table:style-name="ce2" table:formula="of:=([.S62]+[.S64]+[.S66])/3" office:value-type="float" office:value="33.3333333333333" calcext:value-type="float">
            <text:p>33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63]+[.F65]+[.F67])/3" office:value-type="float" office:value="1.30173487980681" calcext:value-type="float">
            <text:p>1.3017348798</text:p>
          </table:table-cell>
          <table:table-cell table:style-name="ce4"/>
          <table:table-cell table:style-name="ce4" table:formula="of:=([.H63]+[.H65]+[.H67])/3" office:value-type="float" office:value="1.18318756236553" calcext:value-type="float">
            <text:p>1.1831875624</text:p>
          </table:table-cell>
          <table:table-cell table:style-name="ce4" table:formula="of:=([.I63]+[.I65]+[.I67])/3" office:value-type="float" office:value="509.2" calcext:value-type="float">
            <text:p>509.2</text:p>
          </table:table-cell>
          <table:table-cell table:style-name="ce4" table:formula="of:=([.J63]+[.J65]+[.J67])/3" office:value-type="float" office:value="1.68833333333333" calcext:value-type="float">
            <text:p>1.6883333333</text:p>
          </table:table-cell>
          <table:table-cell table:style-name="ce4" table:formula="of:=([.K63]+[.K65]+[.K67])/3" office:value-type="float" office:value="2768.16666666667" calcext:value-type="float">
            <text:p>2768.1666666667</text:p>
          </table:table-cell>
          <table:table-cell table:style-name="ce4" table:formula="of:=([.L63]+[.L65]+[.L67])/3" office:value-type="float" office:value="934.2" calcext:value-type="float">
            <text:p>934.2</text:p>
          </table:table-cell>
          <table:table-cell table:style-name="ce4" table:number-columns-repeated="3"/>
          <table:table-cell table:style-name="ce4" table:formula="of:=([.P63]+[.P65]+[.P67])/3" office:value-type="float" office:value="4667" calcext:value-type="float">
            <text:p>4667</text:p>
          </table:table-cell>
          <table:table-cell table:style-name="ce4" table:formula="of:=([.Q63]+[.Q65]+[.Q67])/3" office:value-type="float" office:value="42.6666666666667" calcext:value-type="float">
            <text:p>42.6666666667</text:p>
          </table:table-cell>
          <table:table-cell table:style-name="ce4" table:formula="of:=([.R63]+[.R65]+[.R67])/3" office:value-type="float" office:value="92" calcext:value-type="float">
            <text:p>92</text:p>
          </table:table-cell>
          <table:table-cell table:style-name="ce4" table:formula="of:=([.S63]+[.S65]+[.S67])/3" office:value-type="float" office:value="29.6666666666667" calcext:value-type="float">
            <text:p>29.6666666667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bern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0.170633986" calcext:value-type="float">
            <text:p>0.170633986</text:p>
          </table:table-cell>
          <table:table-cell office:value-type="float" office:value="-0.00409355045" calcext:value-type="float">
            <text:p>-0.0040935505</text:p>
          </table:table-cell>
          <table:table-cell table:formula="of:=[.E72]/[.D72]" office:value-type="float" office:value="-0.0239902410179881" calcext:value-type="float">
            <text:p>-0.023990241</text:p>
          </table:table-cell>
          <table:table-cell office:value-type="float" office:value="-1.60963904" calcext:value-type="float">
            <text:p>-1.60963904</text:p>
          </table:table-cell>
          <table:table-cell table:formula="of:=[.G72]/[.D72]" office:value-type="float" office:value="-9.43328511355293" calcext:value-type="float">
            <text:p>-9.4332851136</text:p>
          </table:table-cell>
          <table:table-cell office:value-type="float" office:value="1592.8" calcext:value-type="float">
            <text:p>1592.8</text:p>
          </table:table-cell>
          <table:table-cell office:value-type="float" office:value="4.34" calcext:value-type="float">
            <text:p>4.34</text:p>
          </table:table-cell>
          <table:table-cell office:value-type="float" office:value="8666" calcext:value-type="float">
            <text:p>8666</text:p>
          </table:table-cell>
          <table:table-cell office:value-type="float" office:value="3383" calcext:value-type="float">
            <text:p>3383</text:p>
          </table:table-cell>
          <table:table-cell/>
          <table:table-cell office:value-type="float" office:value="0.170633986" calcext:value-type="float">
            <text:p>0.170633986</text:p>
          </table:table-cell>
          <table:table-cell office:value-type="float" office:value="0" calcext:value-type="float">
            <text:p>0</text:p>
          </table:table-cell>
          <table:table-cell office:value-type="float" office:value="13773" calcext:value-type="float">
            <text:p>13773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2.40670188" calcext:value-type="float">
            <text:p>-2.40670188</text:p>
          </table:table-cell>
          <table:table-cell office:value-type="float" office:value="3.08237649" calcext:value-type="float">
            <text:p>3.08237649</text:p>
          </table:table-cell>
          <table:table-cell table:formula="of:=-[.E73]/[.D73]" office:value-type="float" office:value="1.28074711521811" calcext:value-type="float">
            <text:p>1.2807471152</text:p>
          </table:table-cell>
          <table:table-cell office:value-type="float" office:value="2.93341848" calcext:value-type="float">
            <text:p>2.93341848</text:p>
          </table:table-cell>
          <table:table-cell table:formula="of:=-[.G73]/[.D73]" office:value-type="float" office:value="1.21885411083819" calcext:value-type="float">
            <text:p>1.2188541108</text:p>
          </table:table-cell>
          <table:table-cell office:value-type="float" office:value="889.6" calcext:value-type="float">
            <text:p>889.6</text:p>
          </table:table-cell>
          <table:table-cell office:value-type="float" office:value="7.294" calcext:value-type="float">
            <text:p>7.294</text:p>
          </table:table-cell>
          <table:table-cell office:value-type="float" office:value="10847" calcext:value-type="float">
            <text:p>10847</text:p>
          </table:table-cell>
          <table:table-cell office:value-type="float" office:value="4467" calcext:value-type="float">
            <text:p>4467</text:p>
          </table:table-cell>
          <table:table-cell/>
          <table:table-cell office:value-type="float" office:value="-2.40670188" calcext:value-type="float">
            <text:p>-2.40670188</text:p>
          </table:table-cell>
          <table:table-cell office:value-type="float" office:value="0" calcext:value-type="float">
            <text:p>0</text:p>
          </table:table-cell>
          <table:table-cell office:value-type="float" office:value="5159" calcext:value-type="float">
            <text:p>5159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0.165801663" calcext:value-type="float">
            <text:p>0.165801663</text:p>
          </table:table-cell>
          <table:table-cell office:value-type="float" office:value="-0.006144194" calcext:value-type="float">
            <text:p>-0.006144194</text:p>
          </table:table-cell>
          <table:table-cell table:formula="of:=[.E74]/[.D74]" office:value-type="float" office:value="-0.0370574932049988" calcext:value-type="float">
            <text:p>-0.0370574932</text:p>
          </table:table-cell>
          <table:table-cell office:value-type="float" office:value="-1.75598228" calcext:value-type="float">
            <text:p>-1.75598228</text:p>
          </table:table-cell>
          <table:table-cell table:formula="of:=[.G74]/[.D74]" office:value-type="float" office:value="-10.5908604788843" calcext:value-type="float">
            <text:p>-10.5908604789</text:p>
          </table:table-cell>
          <table:table-cell office:value-type="float" office:value="1688.8" calcext:value-type="float">
            <text:p>1688.8</text:p>
          </table:table-cell>
          <table:table-cell office:value-type="float" office:value="4.121" calcext:value-type="float">
            <text:p>4.121</text:p>
          </table:table-cell>
          <table:table-cell office:value-type="float" office:value="13873" calcext:value-type="float">
            <text:p>13873</text:p>
          </table:table-cell>
          <table:table-cell office:value-type="float" office:value="3380" calcext:value-type="float">
            <text:p>3380</text:p>
          </table:table-cell>
          <table:table-cell/>
          <table:table-cell office:value-type="float" office:value="0.165801663" calcext:value-type="float">
            <text:p>0.165801663</text:p>
          </table:table-cell>
          <table:table-cell office:value-type="float" office:value="0" calcext:value-type="float">
            <text:p>0</text:p>
          </table:table-cell>
          <table:table-cell office:value-type="float" office:value="16539" calcext:value-type="float">
            <text:p>16539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2.36249528" calcext:value-type="float">
            <text:p>-2.36249528</text:p>
          </table:table-cell>
          <table:table-cell office:value-type="float" office:value="3.11283151" calcext:value-type="float">
            <text:p>3.11283151</text:p>
          </table:table-cell>
          <table:table-cell table:formula="of:=-[.E75]/[.D75]" office:value-type="float" office:value="1.3176032715714" calcext:value-type="float">
            <text:p>1.3176032716</text:p>
          </table:table-cell>
          <table:table-cell office:value-type="float" office:value="2.97029982" calcext:value-type="float">
            <text:p>2.97029982</text:p>
          </table:table-cell>
          <table:table-cell table:formula="of:=-[.G75]/[.D75]" office:value-type="float" office:value="1.25727227696303" calcext:value-type="float">
            <text:p>1.257272277</text:p>
          </table:table-cell>
          <table:table-cell office:value-type="float" office:value="1137" calcext:value-type="float">
            <text:p>1137</text:p>
          </table:table-cell>
          <table:table-cell office:value-type="float" office:value="4.124" calcext:value-type="float">
            <text:p>4.124</text:p>
          </table:table-cell>
          <table:table-cell office:value-type="float" office:value="10596" calcext:value-type="float">
            <text:p>10596</text:p>
          </table:table-cell>
          <table:table-cell office:value-type="float" office:value="3909" calcext:value-type="float">
            <text:p>3909</text:p>
          </table:table-cell>
          <table:table-cell/>
          <table:table-cell office:value-type="float" office:value="-2.36249528" calcext:value-type="float">
            <text:p>-2.36249528</text:p>
          </table:table-cell>
          <table:table-cell office:value-type="float" office:value="0" calcext:value-type="float">
            <text:p>0</text:p>
          </table:table-cell>
          <table:table-cell office:value-type="float" office:value="8403" calcext:value-type="float">
            <text:p>8403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0.126896093" calcext:value-type="float">
            <text:p>0.126896093</text:p>
          </table:table-cell>
          <table:table-cell office:value-type="float" office:value="-0.00299606692" calcext:value-type="float">
            <text:p>-0.0029960669</text:p>
          </table:table-cell>
          <table:table-cell table:formula="of:=[.E76]/[.D76]" office:value-type="float" office:value="-0.0236103953176872" calcext:value-type="float">
            <text:p>-0.0236103953</text:p>
          </table:table-cell>
          <table:table-cell office:value-type="float" office:value="-1.74303122" calcext:value-type="float">
            <text:p>-1.74303122</text:p>
          </table:table-cell>
          <table:table-cell table:formula="of:=[.G76]/[.D76]" office:value-type="float" office:value="-13.7358935077694" calcext:value-type="float">
            <text:p>-13.7358935078</text:p>
          </table:table-cell>
          <table:table-cell office:value-type="float" office:value="1441.3" calcext:value-type="float">
            <text:p>1441.3</text:p>
          </table:table-cell>
          <table:table-cell office:value-type="float" office:value="4.761" calcext:value-type="float">
            <text:p>4.761</text:p>
          </table:table-cell>
          <table:table-cell office:value-type="float" office:value="17154" calcext:value-type="float">
            <text:p>17154</text:p>
          </table:table-cell>
          <table:table-cell office:value-type="float" office:value="3369" calcext:value-type="float">
            <text:p>3369</text:p>
          </table:table-cell>
          <table:table-cell/>
          <table:table-cell office:value-type="float" office:value="0.126896093" calcext:value-type="float">
            <text:p>0.126896093</text:p>
          </table:table-cell>
          <table:table-cell office:value-type="float" office:value="0" calcext:value-type="float">
            <text:p>0</text:p>
          </table:table-cell>
          <table:table-cell office:value-type="float" office:value="11415" calcext:value-type="float">
            <text:p>11415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2.54977865" calcext:value-type="float">
            <text:p>-2.54977865</text:p>
          </table:table-cell>
          <table:table-cell office:value-type="float" office:value="3.17654928" calcext:value-type="float">
            <text:p>3.17654928</text:p>
          </table:table-cell>
          <table:table-cell table:formula="of:=-[.E77]/[.D77]" office:value-type="float" office:value="1.24581374151831" calcext:value-type="float">
            <text:p>1.2458137415</text:p>
          </table:table-cell>
          <table:table-cell office:value-type="float" office:value="2.96298621" calcext:value-type="float">
            <text:p>2.96298621</text:p>
          </table:table-cell>
          <table:table-cell table:formula="of:=-[.G77]/[.D77]" office:value-type="float" office:value="1.16205624750996" calcext:value-type="float">
            <text:p>1.1620562475</text:p>
          </table:table-cell>
          <table:table-cell office:value-type="float" office:value="799.7" calcext:value-type="float">
            <text:p>799.7</text:p>
          </table:table-cell>
          <table:table-cell office:value-type="float" office:value="5.281" calcext:value-type="float">
            <text:p>5.281</text:p>
          </table:table-cell>
          <table:table-cell office:value-type="float" office:value="11335" calcext:value-type="float">
            <text:p>11335</text:p>
          </table:table-cell>
          <table:table-cell office:value-type="float" office:value="4718" calcext:value-type="float">
            <text:p>4718</text:p>
          </table:table-cell>
          <table:table-cell/>
          <table:table-cell office:value-type="float" office:value="-2.54977865" calcext:value-type="float">
            <text:p>-2.54977865</text:p>
          </table:table-cell>
          <table:table-cell office:value-type="float" office:value="0" calcext:value-type="float">
            <text:p>0</text:p>
          </table:table-cell>
          <table:table-cell office:value-type="float" office:value="4359" calcext:value-type="float">
            <text:p>4359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72]+[.F74]+[.F76])/3" office:value-type="float" office:value="-0.028219376513558" calcext:value-type="float">
            <text:p>-0.0282193765</text:p>
          </table:table-cell>
          <table:table-cell table:style-name="ce2"/>
          <table:table-cell table:style-name="ce2" table:formula="of:=([.H72]+[.H74]+[.H76])/3" office:value-type="float" office:value="-11.2533463667356" calcext:value-type="float">
            <text:p>-11.2533463667</text:p>
          </table:table-cell>
          <table:table-cell table:style-name="ce2" table:formula="of:=([.I72]+[.I74]+[.I76])/3" office:value-type="float" office:value="1574.3" calcext:value-type="float">
            <text:p>1574.3</text:p>
          </table:table-cell>
          <table:table-cell table:style-name="ce2" table:formula="of:=([.J72]+[.J74]+[.J76])/3" office:value-type="float" office:value="4.40733333333333" calcext:value-type="float">
            <text:p>4.4073333333</text:p>
          </table:table-cell>
          <table:table-cell table:style-name="ce2" table:formula="of:=([.K72]+[.K74]+[.K76])/3" office:value-type="float" office:value="13231" calcext:value-type="float">
            <text:p>13231</text:p>
          </table:table-cell>
          <table:table-cell table:style-name="ce2" table:formula="of:=([.L72]+[.L74]+[.L76])/3" office:value-type="float" office:value="3377.33333333333" calcext:value-type="float">
            <text:p>3377.3333333333</text:p>
          </table:table-cell>
          <table:table-cell table:style-name="ce2" table:number-columns-repeated="3"/>
          <table:table-cell table:style-name="ce2" table:formula="of:=([.P72]+[.P74]+[.P76])/3" office:value-type="float" office:value="13909" calcext:value-type="float">
            <text:p>13909</text:p>
          </table:table-cell>
          <table:table-cell table:style-name="ce2" table:formula="of:=([.Q72]+[.Q74]+[.Q76])/3" office:value-type="float" office:value="55.6666666666667" calcext:value-type="float">
            <text:p>55.6666666667</text:p>
          </table:table-cell>
          <table:table-cell table:style-name="ce2" table:formula="of:=([.R72]+[.R74]+[.R76])/3" office:value-type="float" office:value="104.333333333333" calcext:value-type="float">
            <text:p>104.3333333333</text:p>
          </table:table-cell>
          <table:table-cell table:style-name="ce2" table:formula="of:=([.S72]+[.S74]+[.S76])/3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73]+[.F75]+[.F77])/3" office:value-type="float" office:value="1.28138804276927" calcext:value-type="float">
            <text:p>1.2813880428</text:p>
          </table:table-cell>
          <table:table-cell table:style-name="ce4"/>
          <table:table-cell table:style-name="ce4" table:formula="of:=([.H73]+[.H75]+[.H77])/3" office:value-type="float" office:value="1.21272754510372" calcext:value-type="float">
            <text:p>1.2127275451</text:p>
          </table:table-cell>
          <table:table-cell table:style-name="ce4" table:formula="of:=([.I73]+[.I75]+[.I77])/3" office:value-type="float" office:value="942.1" calcext:value-type="float">
            <text:p>942.1</text:p>
          </table:table-cell>
          <table:table-cell table:style-name="ce4" table:formula="of:=([.J73]+[.J75]+[.J77])/3" office:value-type="float" office:value="5.56633333333333" calcext:value-type="float">
            <text:p>5.5663333333</text:p>
          </table:table-cell>
          <table:table-cell table:style-name="ce4" table:formula="of:=([.K73]+[.K75]+[.K77])/3" office:value-type="float" office:value="10926" calcext:value-type="float">
            <text:p>10926</text:p>
          </table:table-cell>
          <table:table-cell table:style-name="ce4" table:formula="of:=([.L73]+[.L75]+[.L77])/3" office:value-type="float" office:value="4364.66666666667" calcext:value-type="float">
            <text:p>4364.6666666667</text:p>
          </table:table-cell>
          <table:table-cell table:style-name="ce4" table:number-columns-repeated="3"/>
          <table:table-cell table:style-name="ce4" table:formula="of:=([.P73]+[.P75]+[.P77])/3" office:value-type="float" office:value="5973.66666666667" calcext:value-type="float">
            <text:p>5973.6666666667</text:p>
          </table:table-cell>
          <table:table-cell table:style-name="ce4" table:formula="of:=([.Q73]+[.Q75]+[.Q77])/3" office:value-type="float" office:value="63" calcext:value-type="float">
            <text:p>63</text:p>
          </table:table-cell>
          <table:table-cell table:style-name="ce4" table:formula="of:=([.R73]+[.R75]+[.R77])/3" office:value-type="float" office:value="100" calcext:value-type="float">
            <text:p>100</text:p>
          </table:table-cell>
          <table:table-cell table:style-name="ce4" table:formula="of:=([.S73]+[.S75]+[.S77])/3" office:value-type="float" office:value="37.6666666666667" calcext:value-type="float">
            <text:p>37.6666666667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bern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0.291360251" calcext:value-type="float">
            <text:p>0.291360251</text:p>
          </table:table-cell>
          <table:table-cell office:value-type="float" office:value="-0.0784891385" calcext:value-type="float">
            <text:p>-0.0784891385</text:p>
          </table:table-cell>
          <table:table-cell table:formula="of:=[.E82]/[.D82]" office:value-type="float" office:value="-0.269388628787253" calcext:value-type="float">
            <text:p>-0.2693886288</text:p>
          </table:table-cell>
          <table:table-cell office:value-type="float" office:value="-0.83991381" calcext:value-type="float">
            <text:p>-0.83991381</text:p>
          </table:table-cell>
          <table:table-cell table:formula="of:=[.G82]/[.D82]" office:value-type="float" office:value="-2.88273299846931" calcext:value-type="float">
            <text:p>-2.8827329985</text:p>
          </table:table-cell>
          <table:table-cell office:value-type="float" office:value="1012.9" calcext:value-type="float">
            <text:p>1012.9</text:p>
          </table:table-cell>
          <table:table-cell office:value-type="float" office:value="9.902" calcext:value-type="float">
            <text:p>9.902</text:p>
          </table:table-cell>
          <table:table-cell office:value-type="float" office:value="29296" calcext:value-type="float">
            <text:p>29296</text:p>
          </table:table-cell>
          <table:table-cell office:value-type="float" office:value="10690" calcext:value-type="float">
            <text:p>10690</text:p>
          </table:table-cell>
          <table:table-cell/>
          <table:table-cell office:value-type="float" office:value="0.291360251" calcext:value-type="float">
            <text:p>0.291360251</text:p>
          </table:table-cell>
          <table:table-cell office:value-type="float" office:value="0" calcext:value-type="float">
            <text:p>0</text:p>
          </table:table-cell>
          <table:table-cell office:value-type="float" office:value="5851" calcext:value-type="float">
            <text:p>5851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1.93911999" calcext:value-type="float">
            <text:p>-1.93911999</text:p>
          </table:table-cell>
          <table:table-cell office:value-type="float" office:value="2.56497392" calcext:value-type="float">
            <text:p>2.56497392</text:p>
          </table:table-cell>
          <table:table-cell table:formula="of:=-[.E83]/[.D83]" office:value-type="float" office:value="1.32275152297306" calcext:value-type="float">
            <text:p>1.322751523</text:p>
          </table:table-cell>
          <table:table-cell office:value-type="float" office:value="2.55740782" calcext:value-type="float">
            <text:p>2.55740782</text:p>
          </table:table-cell>
          <table:table-cell table:formula="of:=-[.G83]/[.D83]" office:value-type="float" office:value="1.31884970150816" calcext:value-type="float">
            <text:p>1.3188497015</text:p>
          </table:table-cell>
          <table:table-cell office:value-type="float" office:value="847.4" calcext:value-type="float">
            <text:p>847.4</text:p>
          </table:table-cell>
          <table:table-cell office:value-type="float" office:value="8.696" calcext:value-type="float">
            <text:p>8.696</text:p>
          </table:table-cell>
          <table:table-cell office:value-type="float" office:value="49670" calcext:value-type="float">
            <text:p>49670</text:p>
          </table:table-cell>
          <table:table-cell office:value-type="float" office:value="13300" calcext:value-type="float">
            <text:p>13300</text:p>
          </table:table-cell>
          <table:table-cell/>
          <table:table-cell office:value-type="float" office:value="-1.93911999" calcext:value-type="float">
            <text:p>-1.93911999</text:p>
          </table:table-cell>
          <table:table-cell office:value-type="float" office:value="0" calcext:value-type="float">
            <text:p>0</text:p>
          </table:table-cell>
          <table:table-cell office:value-type="float" office:value="4751" calcext:value-type="float">
            <text:p>4751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0.257215228" calcext:value-type="float">
            <text:p>0.257215228</text:p>
          </table:table-cell>
          <table:table-cell office:value-type="float" office:value="-0.0916663677" calcext:value-type="float">
            <text:p>-0.0916663677</text:p>
          </table:table-cell>
          <table:table-cell table:formula="of:=[.E84]/[.D84]" office:value-type="float" office:value="-0.356380018448985" calcext:value-type="float">
            <text:p>-0.3563800184</text:p>
          </table:table-cell>
          <table:table-cell office:value-type="float" office:value="-0.88688974" calcext:value-type="float">
            <text:p>-0.88688974</text:p>
          </table:table-cell>
          <table:table-cell table:formula="of:=[.G84]/[.D84]" office:value-type="float" office:value="-3.44804523004369" calcext:value-type="float">
            <text:p>-3.44804523</text:p>
          </table:table-cell>
          <table:table-cell office:value-type="float" office:value="958.4" calcext:value-type="float">
            <text:p>958.4</text:p>
          </table:table-cell>
          <table:table-cell office:value-type="float" office:value="8.773" calcext:value-type="float">
            <text:p>8.773</text:p>
          </table:table-cell>
          <table:table-cell office:value-type="float" office:value="29823" calcext:value-type="float">
            <text:p>29823</text:p>
          </table:table-cell>
          <table:table-cell office:value-type="float" office:value="10600" calcext:value-type="float">
            <text:p>10600</text:p>
          </table:table-cell>
          <table:table-cell/>
          <table:table-cell office:value-type="float" office:value="0.257215228" calcext:value-type="float">
            <text:p>0.257215228</text:p>
          </table:table-cell>
          <table:table-cell office:value-type="float" office:value="0" calcext:value-type="float">
            <text:p>0</text:p>
          </table:table-cell>
          <table:table-cell office:value-type="float" office:value="4815" calcext:value-type="float">
            <text:p>4815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2.11525074" calcext:value-type="float">
            <text:p>-2.11525074</text:p>
          </table:table-cell>
          <table:table-cell office:value-type="float" office:value="2.67201941" calcext:value-type="float">
            <text:p>2.67201941</text:p>
          </table:table-cell>
          <table:table-cell table:formula="of:=-[.E85]/[.D85]" office:value-type="float" office:value="1.26321639296531" calcext:value-type="float">
            <text:p>1.263216393</text:p>
          </table:table-cell>
          <table:table-cell office:value-type="float" office:value="2.569106776" calcext:value-type="float">
            <text:p>2.569106776</text:p>
          </table:table-cell>
          <table:table-cell table:formula="of:=-[.G85]/[.D85]" office:value-type="float" office:value="1.21456370510477" calcext:value-type="float">
            <text:p>1.2145637051</text:p>
          </table:table-cell>
          <table:table-cell office:value-type="float" office:value="759.9" calcext:value-type="float">
            <text:p>759.9</text:p>
          </table:table-cell>
          <table:table-cell office:value-type="float" office:value="9.371" calcext:value-type="float">
            <text:p>9.371</text:p>
          </table:table-cell>
          <table:table-cell office:value-type="float" office:value="35310" calcext:value-type="float">
            <text:p>35310</text:p>
          </table:table-cell>
          <table:table-cell office:value-type="float" office:value="12390" calcext:value-type="float">
            <text:p>12390</text:p>
          </table:table-cell>
          <table:table-cell/>
          <table:table-cell office:value-type="float" office:value="-2.11525074" calcext:value-type="float">
            <text:p>-2.11525074</text:p>
          </table:table-cell>
          <table:table-cell office:value-type="float" office:value="0" calcext:value-type="float">
            <text:p>0</text:p>
          </table:table-cell>
          <table:table-cell office:value-type="float" office:value="3433" calcext:value-type="float">
            <text:p>343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0.300318024" calcext:value-type="float">
            <text:p>0.300318024</text:p>
          </table:table-cell>
          <table:table-cell office:value-type="float" office:value="-0.100340342" calcext:value-type="float">
            <text:p>-0.100340342</text:p>
          </table:table-cell>
          <table:table-cell table:formula="of:=[.E86]/[.D86]" office:value-type="float" office:value="-0.334113619500906" calcext:value-type="float">
            <text:p>-0.3341136195</text:p>
          </table:table-cell>
          <table:table-cell office:value-type="float" office:value="-0.83938499" calcext:value-type="float">
            <text:p>-0.83938499</text:p>
          </table:table-cell>
          <table:table-cell table:formula="of:=[.G86]/[.D86]" office:value-type="float" office:value="-2.79498705678751" calcext:value-type="float">
            <text:p>-2.7949870568</text:p>
          </table:table-cell>
          <table:table-cell office:value-type="float" office:value="1046.5" calcext:value-type="float">
            <text:p>1046.5</text:p>
          </table:table-cell>
          <table:table-cell office:value-type="float" office:value="8.577" calcext:value-type="float">
            <text:p>8.577</text:p>
          </table:table-cell>
          <table:table-cell office:value-type="float" office:value="27299" calcext:value-type="float">
            <text:p>27299</text:p>
          </table:table-cell>
          <table:table-cell office:value-type="float" office:value="10670" calcext:value-type="float">
            <text:p>10670</text:p>
          </table:table-cell>
          <table:table-cell/>
          <table:table-cell office:value-type="float" office:value="0.300318024" calcext:value-type="float">
            <text:p>0.300318024</text:p>
          </table:table-cell>
          <table:table-cell office:value-type="float" office:value="0" calcext:value-type="float">
            <text:p>0</text:p>
          </table:table-cell>
          <table:table-cell office:value-type="float" office:value="5889" calcext:value-type="float">
            <text:p>5889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rn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1.8501652" calcext:value-type="float">
            <text:p>-1.8501652</text:p>
          </table:table-cell>
          <table:table-cell office:value-type="float" office:value="2.39287357" calcext:value-type="float">
            <text:p>2.39287357</text:p>
          </table:table-cell>
          <table:table-cell table:formula="of:=-[.E87]/[.D87]" office:value-type="float" office:value="1.29332968212784" calcext:value-type="float">
            <text:p>1.2933296821</text:p>
          </table:table-cell>
          <table:table-cell office:value-type="float" office:value="2.52055613" calcext:value-type="float">
            <text:p>2.52055613</text:p>
          </table:table-cell>
          <table:table-cell table:formula="of:=-[.G87]/[.D87]" office:value-type="float" office:value="1.362341119593" calcext:value-type="float">
            <text:p>1.3623411196</text:p>
          </table:table-cell>
          <table:table-cell office:value-type="float" office:value="888.1" calcext:value-type="float">
            <text:p>888.1</text:p>
          </table:table-cell>
          <table:table-cell office:value-type="float" office:value="8.695" calcext:value-type="float">
            <text:p>8.695</text:p>
          </table:table-cell>
          <table:table-cell office:value-type="float" office:value="46959" calcext:value-type="float">
            <text:p>46959</text:p>
          </table:table-cell>
          <table:table-cell office:value-type="float" office:value="12380" calcext:value-type="float">
            <text:p>12380</text:p>
          </table:table-cell>
          <table:table-cell/>
          <table:table-cell office:value-type="float" office:value="-1.8501652" calcext:value-type="float">
            <text:p>-1.8501652</text:p>
          </table:table-cell>
          <table:table-cell office:value-type="float" office:value="0" calcext:value-type="float">
            <text:p>0</text:p>
          </table:table-cell>
          <table:table-cell office:value-type="float" office:value="6583" calcext:value-type="float">
            <text:p>6583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82]+[.F84]+[.F86])/3" office:value-type="float" office:value="-0.319960755579048" calcext:value-type="float">
            <text:p>-0.3199607556</text:p>
          </table:table-cell>
          <table:table-cell table:style-name="ce2"/>
          <table:table-cell table:style-name="ce2" table:formula="of:=([.H82]+[.H84]+[.H86])/3" office:value-type="float" office:value="-3.04192176176683" calcext:value-type="float">
            <text:p>-3.0419217618</text:p>
          </table:table-cell>
          <table:table-cell table:style-name="ce2" table:formula="of:=([.I82]+[.I84]+[.I86])/3" office:value-type="float" office:value="1005.93333333333" calcext:value-type="float">
            <text:p>1005.9333333333</text:p>
          </table:table-cell>
          <table:table-cell table:style-name="ce2" table:formula="of:=([.J82]+[.J84]+[.J86])/3" office:value-type="float" office:value="9.084" calcext:value-type="float">
            <text:p>9.084</text:p>
          </table:table-cell>
          <table:table-cell table:style-name="ce2" table:formula="of:=([.K82]+[.K84]+[.K86])/3" office:value-type="float" office:value="28806" calcext:value-type="float">
            <text:p>28806</text:p>
          </table:table-cell>
          <table:table-cell table:style-name="ce2" table:formula="of:=([.L82]+[.L84]+[.L86])/3" office:value-type="float" office:value="10653.3333333333" calcext:value-type="float">
            <text:p>10653.3333333333</text:p>
          </table:table-cell>
          <table:table-cell table:style-name="ce2" table:number-columns-repeated="3"/>
          <table:table-cell table:style-name="ce2" table:formula="of:=([.P82]+[.P84]+[.P86])/3" office:value-type="float" office:value="5518.33333333333" calcext:value-type="float">
            <text:p>5518.3333333333</text:p>
          </table:table-cell>
          <table:table-cell table:style-name="ce2" table:formula="of:=([.Q82]+[.Q84]+[.Q86])/3" office:value-type="float" office:value="57.6666666666667" calcext:value-type="float">
            <text:p>57.6666666667</text:p>
          </table:table-cell>
          <table:table-cell table:style-name="ce2" table:formula="of:=([.R82]+[.R84]+[.R86])/3" office:value-type="float" office:value="94" calcext:value-type="float">
            <text:p>94</text:p>
          </table:table-cell>
          <table:table-cell table:style-name="ce2" table:formula="of:=([.S82]+[.S84]+[.S86])/3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83]+[.F85]+[.F87])/3" office:value-type="float" office:value="1.2930991993554" calcext:value-type="float">
            <text:p>1.2930991994</text:p>
          </table:table-cell>
          <table:table-cell table:style-name="ce4"/>
          <table:table-cell table:style-name="ce4" table:formula="of:=([.H83]+[.H85]+[.H87])/3" office:value-type="float" office:value="1.29858484206864" calcext:value-type="float">
            <text:p>1.2985848421</text:p>
          </table:table-cell>
          <table:table-cell table:style-name="ce4" table:formula="of:=([.I83]+[.I85]+[.I87])/3" office:value-type="float" office:value="831.8" calcext:value-type="float">
            <text:p>831.8</text:p>
          </table:table-cell>
          <table:table-cell table:style-name="ce4" table:formula="of:=([.J83]+[.J85]+[.J87])/3" office:value-type="float" office:value="8.92066666666667" calcext:value-type="float">
            <text:p>8.9206666667</text:p>
          </table:table-cell>
          <table:table-cell table:style-name="ce4" table:formula="of:=([.K83]+[.K85]+[.K87])/3" office:value-type="float" office:value="43979.6666666667" calcext:value-type="float">
            <text:p>43979.6666666667</text:p>
          </table:table-cell>
          <table:table-cell table:style-name="ce4" table:formula="of:=([.L83]+[.L85]+[.L87])/3" office:value-type="float" office:value="12690" calcext:value-type="float">
            <text:p>12690</text:p>
          </table:table-cell>
          <table:table-cell table:style-name="ce4" table:number-columns-repeated="3"/>
          <table:table-cell table:style-name="ce4" table:formula="of:=([.P83]+[.P85]+[.P87])/3" office:value-type="float" office:value="4922.33333333333" calcext:value-type="float">
            <text:p>4922.3333333333</text:p>
          </table:table-cell>
          <table:table-cell table:style-name="ce4" table:formula="of:=([.Q83]+[.Q85]+[.Q87])/3" office:value-type="float" office:value="54" calcext:value-type="float">
            <text:p>54</text:p>
          </table:table-cell>
          <table:table-cell table:style-name="ce4" table:formula="of:=([.R83]+[.R85]+[.R87])/3" office:value-type="float" office:value="124.333333333333" calcext:value-type="float">
            <text:p>124.3333333333</text:p>
          </table:table-cell>
          <table:table-cell table:style-name="ce4" table:formula="of:=([.S83]+[.S85]+[.S87])/3" office:value-type="float" office:value="37.6666666666667" calcext:value-type="float">
            <text:p>37.6666666667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norm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0.324670806" calcext:value-type="float">
            <text:p>0.324670806</text:p>
          </table:table-cell>
          <table:table-cell table:style-name="ce7" office:value-type="float" office:value="0.0000351631846" calcext:value-type="float">
            <text:p>3.52E-005</text:p>
          </table:table-cell>
          <table:table-cell table:formula="of:=[.E92]/[.D92]" office:value-type="float" office:value="0.000108304115892699" calcext:value-type="float">
            <text:p>0.0001083041</text:p>
          </table:table-cell>
          <table:table-cell office:value-type="float" office:value="-11.267294" calcext:value-type="float">
            <text:p>-11.267294</text:p>
          </table:table-cell>
          <table:table-cell table:formula="of:=[.G92]/[.D92]" office:value-type="float" office:value="-34.703748510114" calcext:value-type="float">
            <text:p>-34.7037485101</text:p>
          </table:table-cell>
          <table:table-cell office:value-type="float" office:value="2033.6" calcext:value-type="float">
            <text:p>2033.6</text:p>
          </table:table-cell>
          <table:table-cell office:value-type="float" office:value="2.138" calcext:value-type="float">
            <text:p>2.138</text:p>
          </table:table-cell>
          <table:table-cell office:value-type="float" office:value="2917.3" calcext:value-type="float">
            <text:p>2917.3</text:p>
          </table:table-cell>
          <table:table-cell office:value-type="float" office:value="996.3" calcext:value-type="float">
            <text:p>996.3</text:p>
          </table:table-cell>
          <table:table-cell/>
          <table:table-cell office:value-type="float" office:value="0.324670806" calcext:value-type="float">
            <text:p>0.324670806</text:p>
          </table:table-cell>
          <table:table-cell office:value-type="float" office:value="0" calcext:value-type="float">
            <text:p>0</text:p>
          </table:table-cell>
          <table:table-cell office:value-type="float" office:value="32725" calcext:value-type="float">
            <text:p>32725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59.2891031" calcext:value-type="float">
            <text:p>-59.2891031</text:p>
          </table:table-cell>
          <table:table-cell office:value-type="float" office:value="75.342716" calcext:value-type="float">
            <text:p>75.342716</text:p>
          </table:table-cell>
          <table:table-cell table:formula="of:=-[.E93]/[.D93]" office:value-type="float" office:value="1.2707683547333" calcext:value-type="float">
            <text:p>1.2707683547</text:p>
          </table:table-cell>
          <table:table-cell office:value-type="float" office:value="63.9881068" calcext:value-type="float">
            <text:p>63.9881068</text:p>
          </table:table-cell>
          <table:table-cell table:formula="of:=-[.G93]/[.D93]" office:value-type="float" office:value="1.07925577305621" calcext:value-type="float">
            <text:p>1.0792557731</text:p>
          </table:table-cell>
          <table:table-cell office:value-type="float" office:value="255.6" calcext:value-type="float">
            <text:p>255.6</text:p>
          </table:table-cell>
          <table:table-cell office:value-type="float" office:value="2.041" calcext:value-type="float">
            <text:p>2.041</text:p>
          </table:table-cell>
          <table:table-cell office:value-type="float" office:value="3526.1" calcext:value-type="float">
            <text:p>3526.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float" office:value="-59.2891031" calcext:value-type="float">
            <text:p>-59.2891031</text:p>
          </table:table-cell>
          <table:table-cell office:value-type="float" office:value="0" calcext:value-type="float">
            <text:p>0</text:p>
          </table:table-cell>
          <table:table-cell office:value-type="float" office:value="1607" calcext:value-type="float">
            <text:p>1607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0.446887377" calcext:value-type="float">
            <text:p>0.446887377</text:p>
          </table:table-cell>
          <table:table-cell table:style-name="ce7" office:value-type="float" office:value="0.0000550796951" calcext:value-type="float">
            <text:p>5.51E-005</text:p>
          </table:table-cell>
          <table:table-cell table:formula="of:=[.E94]/[.D94]" office:value-type="float" office:value="0.00012325184808252" calcext:value-type="float">
            <text:p>0.0001232518</text:p>
          </table:table-cell>
          <table:table-cell office:value-type="float" office:value="-11.478668" calcext:value-type="float">
            <text:p>-11.478668</text:p>
          </table:table-cell>
          <table:table-cell table:formula="of:=[.G94]/[.D94]" office:value-type="float" office:value="-25.6858183756665" calcext:value-type="float">
            <text:p>-25.6858183757</text:p>
          </table:table-cell>
          <table:table-cell office:value-type="float" office:value="2098.8" calcext:value-type="float">
            <text:p>2098.8</text:p>
          </table:table-cell>
          <table:table-cell office:value-type="float" office:value="6.266" calcext:value-type="float">
            <text:p>6.266</text:p>
          </table:table-cell>
          <table:table-cell office:value-type="float" office:value="3999.1" calcext:value-type="float">
            <text:p>3999.1</text:p>
          </table:table-cell>
          <table:table-cell office:value-type="float" office:value="925.3" calcext:value-type="float">
            <text:p>925.3</text:p>
          </table:table-cell>
          <table:table-cell/>
          <table:table-cell office:value-type="float" office:value="0.446887377" calcext:value-type="float">
            <text:p>0.446887377</text:p>
          </table:table-cell>
          <table:table-cell office:value-type="float" office:value="0" calcext:value-type="float">
            <text:p>0</text:p>
          </table:table-cell>
          <table:table-cell office:value-type="float" office:value="34557" calcext:value-type="float">
            <text:p>34557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53.9648317" calcext:value-type="float">
            <text:p>-53.9648317</text:p>
          </table:table-cell>
          <table:table-cell office:value-type="float" office:value="71.9254378" calcext:value-type="float">
            <text:p>71.9254378</text:p>
          </table:table-cell>
          <table:table-cell table:formula="of:=-[.E95]/[.D95]" office:value-type="float" office:value="1.3328205709942" calcext:value-type="float">
            <text:p>1.332820571</text:p>
          </table:table-cell>
          <table:table-cell office:value-type="float" office:value="61.160412" calcext:value-type="float">
            <text:p>61.160412</text:p>
          </table:table-cell>
          <table:table-cell table:formula="of:=-[.G95]/[.D95]" office:value-type="float" office:value="1.13333832559696" calcext:value-type="float">
            <text:p>1.1333383256</text:p>
          </table:table-cell>
          <table:table-cell office:value-type="float" office:value="365.9" calcext:value-type="float">
            <text:p>365.9</text:p>
          </table:table-cell>
          <table:table-cell office:value-type="float" office:value="2.254" calcext:value-type="float">
            <text:p>2.254</text:p>
          </table:table-cell>
          <table:table-cell office:value-type="float" office:value="4030" calcext:value-type="float">
            <text:p>4030</text:p>
          </table:table-cell>
          <table:table-cell office:value-type="float" office:value="1418" calcext:value-type="float">
            <text:p>1418</text:p>
          </table:table-cell>
          <table:table-cell/>
          <table:table-cell office:value-type="float" office:value="-53.9648317" calcext:value-type="float">
            <text:p>-53.9648317</text:p>
          </table:table-cell>
          <table:table-cell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0.439840391" calcext:value-type="float">
            <text:p>0.439840391</text:p>
          </table:table-cell>
          <table:table-cell table:style-name="ce7" office:value-type="float" office:value="0.0000550563045" calcext:value-type="float">
            <text:p>5.51E-005</text:p>
          </table:table-cell>
          <table:table-cell table:formula="of:=[.E96]/[.D96]" office:value-type="float" office:value="0.000125173371128619" calcext:value-type="float">
            <text:p>0.0001251734</text:p>
          </table:table-cell>
          <table:table-cell office:value-type="float" office:value="-10.82843" calcext:value-type="float">
            <text:p>-10.82843</text:p>
          </table:table-cell>
          <table:table-cell table:formula="of:=[.G96]/[.D96]" office:value-type="float" office:value="-24.6189986676326" calcext:value-type="float">
            <text:p>-24.6189986676</text:p>
          </table:table-cell>
          <table:table-cell office:value-type="float" office:value="2095.5" calcext:value-type="float">
            <text:p>2095.5</text:p>
          </table:table-cell>
          <table:table-cell office:value-type="float" office:value="3.73" calcext:value-type="float">
            <text:p>3.73</text:p>
          </table:table-cell>
          <table:table-cell office:value-type="float" office:value="3051.8" calcext:value-type="float">
            <text:p>3051.8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float" office:value="0.439840391" calcext:value-type="float">
            <text:p>0.439840391</text:p>
          </table:table-cell>
          <table:table-cell office:value-type="float" office:value="0" calcext:value-type="float">
            <text:p>0</text:p>
          </table:table-cell>
          <table:table-cell office:value-type="float" office:value="34187" calcext:value-type="float">
            <text:p>34187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58.8735009" calcext:value-type="float">
            <text:p>-58.8735009</text:p>
          </table:table-cell>
          <table:table-cell office:value-type="float" office:value="70.6697047" calcext:value-type="float">
            <text:p>70.6697047</text:p>
          </table:table-cell>
          <table:table-cell table:formula="of:=-[.E97]/[.D97]" office:value-type="float" office:value="1.20036525125347" calcext:value-type="float">
            <text:p>1.2003652513</text:p>
          </table:table-cell>
          <table:table-cell office:value-type="float" office:value="63.9599703" calcext:value-type="float">
            <text:p>63.9599703</text:p>
          </table:table-cell>
          <table:table-cell table:formula="of:=-[.G97]/[.D97]" office:value-type="float" office:value="1.08639658457953" calcext:value-type="float">
            <text:p>1.0863965846</text:p>
          </table:table-cell>
          <table:table-cell office:value-type="float" office:value="194.6" calcext:value-type="float">
            <text:p>194.6</text:p>
          </table:table-cell>
          <table:table-cell office:value-type="float" office:value="2.339" calcext:value-type="float">
            <text:p>2.339</text:p>
          </table:table-cell>
          <table:table-cell office:value-type="float" office:value="3863" calcext:value-type="float">
            <text:p>3863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float" office:value="-58.8735009" calcext:value-type="float">
            <text:p>-58.8735009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92]+[.F94]+[.F96])/3" office:value-type="float" office:value="0.000118909778367946" calcext:value-type="float">
            <text:p>0.0001189098</text:p>
          </table:table-cell>
          <table:table-cell table:style-name="ce2"/>
          <table:table-cell table:style-name="ce2" table:formula="of:=([.H92]+[.H94]+[.H96])/3" office:value-type="float" office:value="-28.3361885178043" calcext:value-type="float">
            <text:p>-28.3361885178</text:p>
          </table:table-cell>
          <table:table-cell table:style-name="ce2" table:formula="of:=([.I92]+[.I94]+[.I96])/3" office:value-type="float" office:value="2075.96666666667" calcext:value-type="float">
            <text:p>2075.9666666667</text:p>
          </table:table-cell>
          <table:table-cell table:style-name="ce2" table:formula="of:=([.J92]+[.J94]+[.J96])/3" office:value-type="float" office:value="4.04466666666667" calcext:value-type="float">
            <text:p>4.0446666667</text:p>
          </table:table-cell>
          <table:table-cell table:style-name="ce2" table:formula="of:=([.K92]+[.K94]+[.K96])/3" office:value-type="float" office:value="3322.73333333333" calcext:value-type="float">
            <text:p>3322.7333333333</text:p>
          </table:table-cell>
          <table:table-cell table:style-name="ce2" table:formula="of:=([.L92]+[.L94]+[.L96])/3" office:value-type="float" office:value="1019.53333333333" calcext:value-type="float">
            <text:p>1019.5333333333</text:p>
          </table:table-cell>
          <table:table-cell table:style-name="ce2" table:number-columns-repeated="3"/>
          <table:table-cell table:style-name="ce2" table:formula="of:=([.P92]+[.P94]+[.P96])/3" office:value-type="float" office:value="33823" calcext:value-type="float">
            <text:p>33823</text:p>
          </table:table-cell>
          <table:table-cell table:style-name="ce2" table:formula="of:=([.Q92]+[.Q94]+[.Q96])/3" office:value-type="float" office:value="92" calcext:value-type="float">
            <text:p>92</text:p>
          </table:table-cell>
          <table:table-cell table:style-name="ce2" table:formula="of:=([.R92]+[.R94]+[.R96])/3" office:value-type="float" office:value="103.666666666667" calcext:value-type="float">
            <text:p>103.6666666667</text:p>
          </table:table-cell>
          <table:table-cell table:style-name="ce2" table:formula="of:=([.S92]+[.S94]+[.S96])/3" office:value-type="float" office:value="33.3333333333333" calcext:value-type="float">
            <text:p>33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93]+[.F95]+[.F97])/3" office:value-type="float" office:value="1.26798472566032" calcext:value-type="float">
            <text:p>1.2679847257</text:p>
          </table:table-cell>
          <table:table-cell table:style-name="ce4"/>
          <table:table-cell table:style-name="ce4" table:formula="of:=([.H93]+[.H95]+[.H97])/3" office:value-type="float" office:value="1.09966356107757" calcext:value-type="float">
            <text:p>1.0996635611</text:p>
          </table:table-cell>
          <table:table-cell table:style-name="ce4" table:formula="of:=([.I93]+[.I95]+[.I97])/3" office:value-type="float" office:value="272.033333333333" calcext:value-type="float">
            <text:p>272.0333333333</text:p>
          </table:table-cell>
          <table:table-cell table:style-name="ce4" table:formula="of:=([.J93]+[.J95]+[.J97])/3" office:value-type="float" office:value="2.21133333333333" calcext:value-type="float">
            <text:p>2.2113333333</text:p>
          </table:table-cell>
          <table:table-cell table:style-name="ce4" table:formula="of:=([.K93]+[.K95]+[.K97])/3" office:value-type="float" office:value="3806.36666666667" calcext:value-type="float">
            <text:p>3806.3666666667</text:p>
          </table:table-cell>
          <table:table-cell table:style-name="ce4" table:formula="of:=([.L93]+[.L95]+[.L97])/3" office:value-type="float" office:value="1266.66666666667" calcext:value-type="float">
            <text:p>1266.6666666667</text:p>
          </table:table-cell>
          <table:table-cell table:style-name="ce4" table:number-columns-repeated="3"/>
          <table:table-cell table:style-name="ce4" table:formula="of:=([.P93]+[.P95]+[.P97])/3" office:value-type="float" office:value="1710.33333333333" calcext:value-type="float">
            <text:p>1710.3333333333</text:p>
          </table:table-cell>
          <table:table-cell table:style-name="ce4" table:formula="of:=([.Q93]+[.Q95]+[.Q97])/3" office:value-type="float" office:value="54" calcext:value-type="float">
            <text:p>54</text:p>
          </table:table-cell>
          <table:table-cell table:style-name="ce4" table:formula="of:=([.R93]+[.R95]+[.R97])/3" office:value-type="float" office:value="110.666666666667" calcext:value-type="float">
            <text:p>110.6666666667</text:p>
          </table:table-cell>
          <table:table-cell table:style-name="ce4" table:formula="of:=([.S93]+[.S95]+[.S97])/3" office:value-type="float" office:value="36.3333333333333" calcext:value-type="float">
            <text:p>36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norm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3.16256496" calcext:value-type="float">
            <text:p>3.16256496</text:p>
          </table:table-cell>
          <table:table-cell office:value-type="float" office:value="-0.0160120126" calcext:value-type="float">
            <text:p>-0.0160120126</text:p>
          </table:table-cell>
          <table:table-cell table:formula="of:=[.E102]/[.D102]" office:value-type="float" office:value="-0.00506298299086954" calcext:value-type="float">
            <text:p>-0.005062983</text:p>
          </table:table-cell>
          <table:table-cell office:value-type="float" office:value="-6.927142" calcext:value-type="float">
            <text:p>-6.927142</text:p>
          </table:table-cell>
          <table:table-cell table:formula="of:=[.G102]/[.D102]" office:value-type="float" office:value="-2.19035564094785" calcext:value-type="float">
            <text:p>-2.1903556409</text:p>
          </table:table-cell>
          <table:table-cell office:value-type="float" office:value="1923.7" calcext:value-type="float">
            <text:p>1923.7</text:p>
          </table:table-cell>
          <table:table-cell office:value-type="float" office:value="6.545" calcext:value-type="float">
            <text:p>6.545</text:p>
          </table:table-cell>
          <table:table-cell office:value-type="float" office:value="11623" calcext:value-type="float">
            <text:p>11623</text:p>
          </table:table-cell>
          <table:table-cell office:value-type="float" office:value="3619" calcext:value-type="float">
            <text:p>3619</text:p>
          </table:table-cell>
          <table:table-cell/>
          <table:table-cell office:value-type="float" office:value="3.16256496" calcext:value-type="float">
            <text:p>3.16256496</text:p>
          </table:table-cell>
          <table:table-cell office:value-type="float" office:value="0" calcext:value-type="float">
            <text:p>0</text:p>
          </table:table-cell>
          <table:table-cell office:value-type="float" office:value="15553" calcext:value-type="float">
            <text:p>1555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71.2488365" calcext:value-type="float">
            <text:p>-71.2488365</text:p>
          </table:table-cell>
          <table:table-cell office:value-type="float" office:value="87.5305779" calcext:value-type="float">
            <text:p>87.5305779</text:p>
          </table:table-cell>
          <table:table-cell table:formula="of:=-[.E103]/[.D103]" office:value-type="float" office:value="1.22851940045365" calcext:value-type="float">
            <text:p>1.2285194005</text:p>
          </table:table-cell>
          <table:table-cell office:value-type="float" office:value="77.5159449" calcext:value-type="float">
            <text:p>77.5159449</text:p>
          </table:table-cell>
          <table:table-cell table:formula="of:=-[.G103]/[.D103]" office:value-type="float" office:value="1.08796085252564" calcext:value-type="float">
            <text:p>1.0879608525</text:p>
          </table:table-cell>
          <table:table-cell office:value-type="float" office:value="374.3" calcext:value-type="float">
            <text:p>374.3</text:p>
          </table:table-cell>
          <table:table-cell office:value-type="float" office:value="5.624" calcext:value-type="float">
            <text:p>5.624</text:p>
          </table:table-cell>
          <table:table-cell office:value-type="float" office:value="16336" calcext:value-type="float">
            <text:p>16336</text:p>
          </table:table-cell>
          <table:table-cell office:value-type="float" office:value="5243" calcext:value-type="float">
            <text:p>5243</text:p>
          </table:table-cell>
          <table:table-cell/>
          <table:table-cell office:value-type="float" office:value="-71.2488365" calcext:value-type="float">
            <text:p>-71.2488365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3.54532175" calcext:value-type="float">
            <text:p>3.54532175</text:p>
          </table:table-cell>
          <table:table-cell office:value-type="float" office:value="-0.141487233" calcext:value-type="float">
            <text:p>-0.141487233</text:p>
          </table:table-cell>
          <table:table-cell table:formula="of:=[.E104]/[.D104]" office:value-type="float" office:value="-0.0399081502264216" calcext:value-type="float">
            <text:p>-0.0399081502</text:p>
          </table:table-cell>
          <table:table-cell office:value-type="float" office:value="-5.789165" calcext:value-type="float">
            <text:p>-5.789165</text:p>
          </table:table-cell>
          <table:table-cell table:formula="of:=[.G104]/[.D104]" office:value-type="float" office:value="-1.63290257083155" calcext:value-type="float">
            <text:p>-1.6329025708</text:p>
          </table:table-cell>
          <table:table-cell office:value-type="float" office:value="1642" calcext:value-type="float">
            <text:p>1642</text:p>
          </table:table-cell>
          <table:table-cell office:value-type="float" office:value="5.25" calcext:value-type="float">
            <text:p>5.25</text:p>
          </table:table-cell>
          <table:table-cell office:value-type="float" office:value="11388" calcext:value-type="float">
            <text:p>11388</text:p>
          </table:table-cell>
          <table:table-cell office:value-type="float" office:value="3893" calcext:value-type="float">
            <text:p>3893</text:p>
          </table:table-cell>
          <table:table-cell/>
          <table:table-cell office:value-type="float" office:value="3.54532175" calcext:value-type="float">
            <text:p>3.54532175</text:p>
          </table:table-cell>
          <table:table-cell office:value-type="float" office:value="0" calcext:value-type="float">
            <text:p>0</text:p>
          </table:table-cell>
          <table:table-cell office:value-type="float" office:value="11377" calcext:value-type="float">
            <text:p>11377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65.8169651" calcext:value-type="float">
            <text:p>-65.8169651</text:p>
          </table:table-cell>
          <table:table-cell office:value-type="float" office:value="83.7969398" calcext:value-type="float">
            <text:p>83.7969398</text:p>
          </table:table-cell>
          <table:table-cell table:formula="of:=-[.E105]/[.D105]" office:value-type="float" office:value="1.27318146123392" calcext:value-type="float">
            <text:p>1.2731814612</text:p>
          </table:table-cell>
          <table:table-cell office:value-type="float" office:value="76.7885204" calcext:value-type="float">
            <text:p>76.7885204</text:p>
          </table:table-cell>
          <table:table-cell table:formula="of:=-[.G105]/[.D105]" office:value-type="float" office:value="1.16669798255405" calcext:value-type="float">
            <text:p>1.1666979826</text:p>
          </table:table-cell>
          <table:table-cell office:value-type="float" office:value="676.8" calcext:value-type="float">
            <text:p>676.8</text:p>
          </table:table-cell>
          <table:table-cell office:value-type="float" office:value="6.064" calcext:value-type="float">
            <text:p>6.064</text:p>
          </table:table-cell>
          <table:table-cell office:value-type="float" office:value="15731" calcext:value-type="float">
            <text:p>15731</text:p>
          </table:table-cell>
          <table:table-cell office:value-type="float" office:value="4965" calcext:value-type="float">
            <text:p>4965</text:p>
          </table:table-cell>
          <table:table-cell/>
          <table:table-cell office:value-type="float" office:value="-65.8169651" calcext:value-type="float">
            <text:p>-65.8169651</text:p>
          </table:table-cell>
          <table:table-cell office:value-type="float" office:value="0" calcext:value-type="float">
            <text:p>0</text:p>
          </table:table-cell>
          <table:table-cell office:value-type="float" office:value="2611" calcext:value-type="float">
            <text:p>2611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3.8365762" calcext:value-type="float">
            <text:p>3.8365762</text:p>
          </table:table-cell>
          <table:table-cell office:value-type="float" office:value="-0.0448371519" calcext:value-type="float">
            <text:p>-0.0448371519</text:p>
          </table:table-cell>
          <table:table-cell table:formula="of:=[.E106]/[.D106]" office:value-type="float" office:value="-0.0116867617278135" calcext:value-type="float">
            <text:p>-0.0116867617</text:p>
          </table:table-cell>
          <table:table-cell office:value-type="float" office:value="-7.454436" calcext:value-type="float">
            <text:p>-7.454436</text:p>
          </table:table-cell>
          <table:table-cell table:formula="of:=[.G106]/[.D106]" office:value-type="float" office:value="-1.94299177480171" calcext:value-type="float">
            <text:p>-1.9429917748</text:p>
          </table:table-cell>
          <table:table-cell office:value-type="float" office:value="1904.2" calcext:value-type="float">
            <text:p>1904.2</text:p>
          </table:table-cell>
          <table:table-cell office:value-type="float" office:value="5.022" calcext:value-type="float">
            <text:p>5.022</text:p>
          </table:table-cell>
          <table:table-cell office:value-type="float" office:value="11457" calcext:value-type="float">
            <text:p>11457</text:p>
          </table:table-cell>
          <table:table-cell office:value-type="float" office:value="3886" calcext:value-type="float">
            <text:p>3886</text:p>
          </table:table-cell>
          <table:table-cell/>
          <table:table-cell office:value-type="float" office:value="3.8365762" calcext:value-type="float">
            <text:p>3.8365762</text:p>
          </table:table-cell>
          <table:table-cell office:value-type="float" office:value="0" calcext:value-type="float">
            <text:p>0</text:p>
          </table:table-cell>
          <table:table-cell office:value-type="float" office:value="14963" calcext:value-type="float">
            <text:p>14963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79.4780123" calcext:value-type="float">
            <text:p>-79.4780123</text:p>
          </table:table-cell>
          <table:table-cell office:value-type="float" office:value="102.206591" calcext:value-type="float">
            <text:p>102.206591</text:p>
          </table:table-cell>
          <table:table-cell table:formula="of:=-[.E107]/[.D107]" office:value-type="float" office:value="1.28597316468117" calcext:value-type="float">
            <text:p>1.2859731647</text:p>
          </table:table-cell>
          <table:table-cell office:value-type="float" office:value="94.180489" calcext:value-type="float">
            <text:p>94.180489</text:p>
          </table:table-cell>
          <table:table-cell table:formula="of:=-[.G107]/[.D107]" office:value-type="float" office:value="1.18498797685709" calcext:value-type="float">
            <text:p>1.1849879769</text:p>
          </table:table-cell>
          <table:table-cell office:value-type="float" office:value="738.1" calcext:value-type="float">
            <text:p>738.1</text:p>
          </table:table-cell>
          <table:table-cell office:value-type="float" office:value="5.066" calcext:value-type="float">
            <text:p>5.066</text:p>
          </table:table-cell>
          <table:table-cell office:value-type="float" office:value="15668" calcext:value-type="float">
            <text:p>15668</text:p>
          </table:table-cell>
          <table:table-cell office:value-type="float" office:value="5327" calcext:value-type="float">
            <text:p>5327</text:p>
          </table:table-cell>
          <table:table-cell/>
          <table:table-cell office:value-type="float" office:value="-79.4780123" calcext:value-type="float">
            <text:p>-79.4780123</text:p>
          </table:table-cell>
          <table:table-cell office:value-type="float" office:value="0" calcext:value-type="float">
            <text:p>0</text:p>
          </table:table-cell>
          <table:table-cell office:value-type="float" office:value="3013" calcext:value-type="float">
            <text:p>3013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102]+[.F104]+[.F106])/3" office:value-type="float" office:value="-0.0188859649817015" calcext:value-type="float">
            <text:p>-0.018885965</text:p>
          </table:table-cell>
          <table:table-cell table:style-name="ce2"/>
          <table:table-cell table:style-name="ce2" table:formula="of:=([.H102]+[.H104]+[.H106])/3" office:value-type="float" office:value="-1.92208332886037" calcext:value-type="float">
            <text:p>-1.9220833289</text:p>
          </table:table-cell>
          <table:table-cell table:style-name="ce2" table:formula="of:=([.I102]+[.I104]+[.I106])/3" office:value-type="float" office:value="1823.3" calcext:value-type="float">
            <text:p>1823.3</text:p>
          </table:table-cell>
          <table:table-cell table:style-name="ce2" table:formula="of:=([.J102]+[.J104]+[.J106])/3" office:value-type="float" office:value="5.60566666666667" calcext:value-type="float">
            <text:p>5.6056666667</text:p>
          </table:table-cell>
          <table:table-cell table:style-name="ce2" table:formula="of:=([.K102]+[.K104]+[.K106])/3" office:value-type="float" office:value="11489.3333333333" calcext:value-type="float">
            <text:p>11489.3333333333</text:p>
          </table:table-cell>
          <table:table-cell table:style-name="ce2" table:formula="of:=([.L102]+[.L104]+[.L106])/3" office:value-type="float" office:value="3799.33333333333" calcext:value-type="float">
            <text:p>3799.3333333333</text:p>
          </table:table-cell>
          <table:table-cell table:style-name="ce2" table:number-columns-repeated="3"/>
          <table:table-cell table:style-name="ce2" table:formula="of:=([.P102]+[.P104]+[.P106])/3" office:value-type="float" office:value="13964.3333333333" calcext:value-type="float">
            <text:p>13964.3333333333</text:p>
          </table:table-cell>
          <table:table-cell table:style-name="ce2" table:formula="of:=([.Q102]+[.Q104]+[.Q106])/3" office:value-type="float" office:value="62" calcext:value-type="float">
            <text:p>62</text:p>
          </table:table-cell>
          <table:table-cell table:style-name="ce2" table:formula="of:=([.R102]+[.R104]+[.R106])/3" office:value-type="float" office:value="101" calcext:value-type="float">
            <text:p>101</text:p>
          </table:table-cell>
          <table:table-cell table:style-name="ce2" table:formula="of:=([.S102]+[.S104]+[.S106])/3" office:value-type="float" office:value="33.6666666666667" calcext:value-type="float">
            <text:p>33.6666666667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103]+[.F105]+[.F107])/3" office:value-type="float" office:value="1.26255800878958" calcext:value-type="float">
            <text:p>1.2625580088</text:p>
          </table:table-cell>
          <table:table-cell table:style-name="ce4"/>
          <table:table-cell table:style-name="ce4" table:formula="of:=([.H103]+[.H105]+[.H107])/3" office:value-type="float" office:value="1.14654893731226" calcext:value-type="float">
            <text:p>1.1465489373</text:p>
          </table:table-cell>
          <table:table-cell table:style-name="ce4" table:formula="of:=([.I103]+[.I105]+[.I107])/3" office:value-type="float" office:value="596.4" calcext:value-type="float">
            <text:p>596.4</text:p>
          </table:table-cell>
          <table:table-cell table:style-name="ce4" table:formula="of:=([.J103]+[.J105]+[.J107])/3" office:value-type="float" office:value="5.58466666666667" calcext:value-type="float">
            <text:p>5.5846666667</text:p>
          </table:table-cell>
          <table:table-cell table:style-name="ce4" table:formula="of:=([.K103]+[.K105]+[.K107])/3" office:value-type="float" office:value="15911.6666666667" calcext:value-type="float">
            <text:p>15911.6666666667</text:p>
          </table:table-cell>
          <table:table-cell table:style-name="ce4" table:formula="of:=([.L103]+[.L105]+[.L107])/3" office:value-type="float" office:value="5178.33333333333" calcext:value-type="float">
            <text:p>5178.3333333333</text:p>
          </table:table-cell>
          <table:table-cell table:style-name="ce4" table:number-columns-repeated="3"/>
          <table:table-cell table:style-name="ce4" table:formula="of:=([.P103]+[.P105]+[.P107])/3" office:value-type="float" office:value="2231" calcext:value-type="float">
            <text:p>2231</text:p>
          </table:table-cell>
          <table:table-cell table:style-name="ce4" table:formula="of:=([.Q103]+[.Q105]+[.Q107])/3" office:value-type="float" office:value="62.3333333333333" calcext:value-type="float">
            <text:p>62.3333333333</text:p>
          </table:table-cell>
          <table:table-cell table:style-name="ce4" table:formula="of:=([.R103]+[.R105]+[.R107])/3" office:value-type="float" office:value="120" calcext:value-type="float">
            <text:p>120</text:p>
          </table:table-cell>
          <table:table-cell table:style-name="ce4" table:formula="of:=([.S103]+[.S105]+[.S107])/3" office:value-type="float" office:value="39.3333333333333" calcext:value-type="float">
            <text:p>39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norm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8.11400051" calcext:value-type="float">
            <text:p>8.11400051</text:p>
          </table:table-cell>
          <table:table-cell office:value-type="float" office:value="-1.77711454" calcext:value-type="float">
            <text:p>-1.77711454</text:p>
          </table:table-cell>
          <table:table-cell table:formula="of:=[.E112]/[.D112]" office:value-type="float" office:value="-0.219018292864268" calcext:value-type="float">
            <text:p>-0.2190182929</text:p>
          </table:table-cell>
          <table:table-cell office:value-type="float" office:value="-2.0194" calcext:value-type="float">
            <text:p>-2.0194</text:p>
          </table:table-cell>
          <table:table-cell table:formula="of:=[.G112]/[.D112]" office:value-type="float" office:value="-0.248878465993589" calcext:value-type="float">
            <text:p>-0.248878466</text:p>
          </table:table-cell>
          <table:table-cell office:value-type="float" office:value="1190.2" calcext:value-type="float">
            <text:p>1190.2</text:p>
          </table:table-cell>
          <table:table-cell office:value-type="float" office:value="17.22" calcext:value-type="float">
            <text:p>17.22</text:p>
          </table:table-cell>
          <table:table-cell office:value-type="float" office:value="41330" calcext:value-type="float">
            <text:p>41330</text:p>
          </table:table-cell>
          <table:table-cell office:value-type="float" office:value="15860" calcext:value-type="float">
            <text:p>15860</text:p>
          </table:table-cell>
          <table:table-cell/>
          <table:table-cell office:value-type="float" office:value="8.11400051" calcext:value-type="float">
            <text:p>8.11400051</text:p>
          </table:table-cell>
          <table:table-cell office:value-type="float" office:value="0" calcext:value-type="float">
            <text:p>0</text:p>
          </table:table-cell>
          <table:table-cell office:value-type="float" office:value="5587" calcext:value-type="float">
            <text:p>5587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66.9794368" calcext:value-type="float">
            <text:p>-66.9794368</text:p>
          </table:table-cell>
          <table:table-cell office:value-type="float" office:value="85.7122408" calcext:value-type="float">
            <text:p>85.7122408</text:p>
          </table:table-cell>
          <table:table-cell table:formula="of:=-[.E113]/[.D113]" office:value-type="float" office:value="1.27967992707875" calcext:value-type="float">
            <text:p>1.2796799271</text:p>
          </table:table-cell>
          <table:table-cell office:value-type="float" office:value="82.3073775" calcext:value-type="float">
            <text:p>82.3073775</text:p>
          </table:table-cell>
          <table:table-cell table:formula="of:=-[.G113]/[.D113]" office:value-type="float" office:value="1.22884547007717" calcext:value-type="float">
            <text:p>1.2288454701</text:p>
          </table:table-cell>
          <table:table-cell office:value-type="float" office:value="867.7" calcext:value-type="float">
            <text:p>867.7</text:p>
          </table:table-cell>
          <table:table-cell office:value-type="float" office:value="8.752" calcext:value-type="float">
            <text:p>8.752</text:p>
          </table:table-cell>
          <table:table-cell office:value-type="float" office:value="46380" calcext:value-type="float">
            <text:p>46380</text:p>
          </table:table-cell>
          <table:table-cell office:value-type="float" office:value="14150" calcext:value-type="float">
            <text:p>14150</text:p>
          </table:table-cell>
          <table:table-cell/>
          <table:table-cell office:value-type="float" office:value="-66.9794368" calcext:value-type="float">
            <text:p>-66.9794368</text:p>
          </table:table-cell>
          <table:table-cell office:value-type="float" office:value="0" calcext:value-type="float">
            <text:p>0</text:p>
          </table:table-cell>
          <table:table-cell office:value-type="float" office:value="2713" calcext:value-type="float">
            <text:p>2713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6.45557872" calcext:value-type="float">
            <text:p>6.45557872</text:p>
          </table:table-cell>
          <table:table-cell office:value-type="float" office:value="-1.83087075" calcext:value-type="float">
            <text:p>-1.83087075</text:p>
          </table:table-cell>
          <table:table-cell table:formula="of:=[.E114]/[.D114]" office:value-type="float" office:value="-0.283610630341752" calcext:value-type="float">
            <text:p>-0.2836106303</text:p>
          </table:table-cell>
          <table:table-cell office:value-type="float" office:value="-1.873315" calcext:value-type="float">
            <text:p>-1.873315</text:p>
          </table:table-cell>
          <table:table-cell table:formula="of:=[.G114]/[.D114]" office:value-type="float" office:value="-0.2901854475411" calcext:value-type="float">
            <text:p>-0.2901854475</text:p>
          </table:table-cell>
          <table:table-cell office:value-type="float" office:value="1033.4" calcext:value-type="float">
            <text:p>1033.4</text:p>
          </table:table-cell>
          <table:table-cell office:value-type="float" office:value="11.2" calcext:value-type="float">
            <text:p>11.2</text:p>
          </table:table-cell>
          <table:table-cell office:value-type="float" office:value="39560" calcext:value-type="float">
            <text:p>39560</text:p>
          </table:table-cell>
          <table:table-cell office:value-type="float" office:value="14090" calcext:value-type="float">
            <text:p>14090</text:p>
          </table:table-cell>
          <table:table-cell/>
          <table:table-cell office:value-type="float" office:value="6.45557872" calcext:value-type="float">
            <text:p>6.45557872</text:p>
          </table:table-cell>
          <table:table-cell office:value-type="float" office:value="0" calcext:value-type="float">
            <text:p>0</text:p>
          </table:table-cell>
          <table:table-cell office:value-type="float" office:value="4309" calcext:value-type="float">
            <text:p>4309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71.1903172" calcext:value-type="float">
            <text:p>-71.1903172</text:p>
          </table:table-cell>
          <table:table-cell office:value-type="float" office:value="89.4301599" calcext:value-type="float">
            <text:p>89.4301599</text:p>
          </table:table-cell>
          <table:table-cell table:formula="of:=-[.E115]/[.D115]" office:value-type="float" office:value="1.25621240945953" calcext:value-type="float">
            <text:p>1.2562124095</text:p>
          </table:table-cell>
          <table:table-cell office:value-type="float" office:value="85.3221922" calcext:value-type="float">
            <text:p>85.3221922</text:p>
          </table:table-cell>
          <table:table-cell table:formula="of:=-[.G115]/[.D115]" office:value-type="float" office:value="1.19850838647478" calcext:value-type="float">
            <text:p>1.1985083865</text:p>
          </table:table-cell>
          <table:table-cell office:value-type="float" office:value="584.3" calcext:value-type="float">
            <text:p>584.3</text:p>
          </table:table-cell>
          <table:table-cell office:value-type="float" office:value="11.41" calcext:value-type="float">
            <text:p>11.41</text:p>
          </table:table-cell>
          <table:table-cell office:value-type="float" office:value="66770" calcext:value-type="float">
            <text:p>66770</text:p>
          </table:table-cell>
          <table:table-cell office:value-type="float" office:value="17680" calcext:value-type="float">
            <text:p>17680</text:p>
          </table:table-cell>
          <table:table-cell/>
          <table:table-cell office:value-type="float" office:value="-71.1903172" calcext:value-type="float">
            <text:p>-71.1903172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5.62963081" calcext:value-type="float">
            <text:p>5.62963081</text:p>
          </table:table-cell>
          <table:table-cell office:value-type="float" office:value="-1.81401619" calcext:value-type="float">
            <text:p>-1.81401619</text:p>
          </table:table-cell>
          <table:table-cell table:formula="of:=[.E116]/[.D116]" office:value-type="float" office:value="-0.322226492504222" calcext:value-type="float">
            <text:p>-0.3222264925</text:p>
          </table:table-cell>
          <table:table-cell office:value-type="float" office:value="-2.039191" calcext:value-type="float">
            <text:p>-2.039191</text:p>
          </table:table-cell>
          <table:table-cell table:formula="of:=[.G116]/[.D116]" office:value-type="float" office:value="-0.362224641157241" calcext:value-type="float">
            <text:p>-0.3622246412</text:p>
          </table:table-cell>
          <table:table-cell office:value-type="float" office:value="993" calcext:value-type="float">
            <text:p>993</text:p>
          </table:table-cell>
          <table:table-cell office:value-type="float" office:value="11.81" calcext:value-type="float">
            <text:p>11.81</text:p>
          </table:table-cell>
          <table:table-cell office:value-type="float" office:value="39700" calcext:value-type="float">
            <text:p>39700</text:p>
          </table:table-cell>
          <table:table-cell office:value-type="float" office:value="13200" calcext:value-type="float">
            <text:p>13200</text:p>
          </table:table-cell>
          <table:table-cell/>
          <table:table-cell office:value-type="float" office:value="5.62963081" calcext:value-type="float">
            <text:p>5.62963081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m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67.7812344" calcext:value-type="float">
            <text:p>-67.7812344</text:p>
          </table:table-cell>
          <table:table-cell office:value-type="float" office:value="86.6198728" calcext:value-type="float">
            <text:p>86.6198728</text:p>
          </table:table-cell>
          <table:table-cell table:formula="of:=-[.E117]/[.D117]" office:value-type="float" office:value="1.27793294953625" calcext:value-type="float">
            <text:p>1.2779329495</text:p>
          </table:table-cell>
          <table:table-cell office:value-type="float" office:value="87.0108417" calcext:value-type="float">
            <text:p>87.0108417</text:p>
          </table:table-cell>
          <table:table-cell table:formula="of:=-[.G117]/[.D117]" office:value-type="float" office:value="1.28370104897352" calcext:value-type="float">
            <text:p>1.283701049</text:p>
          </table:table-cell>
          <table:table-cell office:value-type="float" office:value="885.2" calcext:value-type="float">
            <text:p>885.2</text:p>
          </table:table-cell>
          <table:table-cell office:value-type="float" office:value="8.487" calcext:value-type="float">
            <text:p>8.487</text:p>
          </table:table-cell>
          <table:table-cell office:value-type="float" office:value="50360" calcext:value-type="float">
            <text:p>50360</text:p>
          </table:table-cell>
          <table:table-cell office:value-type="float" office:value="16820" calcext:value-type="float">
            <text:p>16820</text:p>
          </table:table-cell>
          <table:table-cell/>
          <table:table-cell office:value-type="float" office:value="-67.7812344" calcext:value-type="float">
            <text:p>-67.7812344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112]+[.F114]+[.F116])/3" office:value-type="float" office:value="-0.274951805236747" calcext:value-type="float">
            <text:p>-0.2749518052</text:p>
          </table:table-cell>
          <table:table-cell table:style-name="ce2"/>
          <table:table-cell table:style-name="ce2" table:formula="of:=([.H112]+[.H114]+[.H116])/3" office:value-type="float" office:value="-0.300429518230643" calcext:value-type="float">
            <text:p>-0.3004295182</text:p>
          </table:table-cell>
          <table:table-cell table:style-name="ce2" table:formula="of:=([.I112]+[.I114]+[.I116])/3" office:value-type="float" office:value="1072.2" calcext:value-type="float">
            <text:p>1072.2</text:p>
          </table:table-cell>
          <table:table-cell table:style-name="ce2" table:formula="of:=([.J112]+[.J114]+[.J116])/3" office:value-type="float" office:value="13.41" calcext:value-type="float">
            <text:p>13.41</text:p>
          </table:table-cell>
          <table:table-cell table:style-name="ce2" table:formula="of:=([.K112]+[.K114]+[.K116])/3" office:value-type="float" office:value="40196.6666666667" calcext:value-type="float">
            <text:p>40196.6666666667</text:p>
          </table:table-cell>
          <table:table-cell table:style-name="ce2" table:formula="of:=([.L112]+[.L114]+[.L116])/3" office:value-type="float" office:value="14383.3333333333" calcext:value-type="float">
            <text:p>14383.3333333333</text:p>
          </table:table-cell>
          <table:table-cell table:style-name="ce2" table:number-columns-repeated="3"/>
          <table:table-cell table:style-name="ce2" table:formula="of:=([.P112]+[.P114]+[.P116])/3" office:value-type="float" office:value="4573.66666666667" calcext:value-type="float">
            <text:p>4573.6666666667</text:p>
          </table:table-cell>
          <table:table-cell table:style-name="ce2" table:formula="of:=([.Q112]+[.Q114]+[.Q116])/3" office:value-type="float" office:value="78" calcext:value-type="float">
            <text:p>78</text:p>
          </table:table-cell>
          <table:table-cell table:style-name="ce2" table:formula="of:=([.R112]+[.R114]+[.R116])/3" office:value-type="float" office:value="102.666666666667" calcext:value-type="float">
            <text:p>102.6666666667</text:p>
          </table:table-cell>
          <table:table-cell table:style-name="ce2" table:formula="of:=([.S112]+[.S114]+[.S116])/3" office:value-type="float" office:value="35.3333333333333" calcext:value-type="float">
            <text:p>35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113]+[.F115]+[.F117])/3" office:value-type="float" office:value="1.27127509535818" calcext:value-type="float">
            <text:p>1.2712750954</text:p>
          </table:table-cell>
          <table:table-cell table:style-name="ce4"/>
          <table:table-cell table:style-name="ce4" table:formula="of:=([.H113]+[.H115]+[.H117])/3" office:value-type="float" office:value="1.23701830184182" calcext:value-type="float">
            <text:p>1.2370183018</text:p>
          </table:table-cell>
          <table:table-cell table:style-name="ce4" table:formula="of:=([.I113]+[.I115]+[.I117])/3" office:value-type="float" office:value="779.066666666667" calcext:value-type="float">
            <text:p>779.0666666667</text:p>
          </table:table-cell>
          <table:table-cell table:style-name="ce4" table:formula="of:=([.J113]+[.J115]+[.J117])/3" office:value-type="float" office:value="9.54966666666667" calcext:value-type="float">
            <text:p>9.5496666667</text:p>
          </table:table-cell>
          <table:table-cell table:style-name="ce4" table:formula="of:=([.K113]+[.K115]+[.K117])/3" office:value-type="float" office:value="54503.3333333333" calcext:value-type="float">
            <text:p>54503.3333333333</text:p>
          </table:table-cell>
          <table:table-cell table:style-name="ce4" table:formula="of:=([.L113]+[.L115]+[.L117])/3" office:value-type="float" office:value="16216.6666666667" calcext:value-type="float">
            <text:p>16216.6666666667</text:p>
          </table:table-cell>
          <table:table-cell table:style-name="ce4" table:number-columns-repeated="3"/>
          <table:table-cell table:style-name="ce4" table:formula="of:=([.P113]+[.P115]+[.P117])/3" office:value-type="float" office:value="2249.66666666667" calcext:value-type="float">
            <text:p>2249.6666666667</text:p>
          </table:table-cell>
          <table:table-cell table:style-name="ce4" table:formula="of:=([.Q113]+[.Q115]+[.Q117])/3" office:value-type="float" office:value="55.3333333333333" calcext:value-type="float">
            <text:p>55.3333333333</text:p>
          </table:table-cell>
          <table:table-cell table:style-name="ce4" table:formula="of:=([.R113]+[.R115]+[.R117])/3" office:value-type="float" office:value="126.333333333333" calcext:value-type="float">
            <text:p>126.3333333333</text:p>
          </table:table-cell>
          <table:table-cell table:style-name="ce4" table:formula="of:=([.S113]+[.S115]+[.S117])/3" office:value-type="float" office:value="39.3333333333333" calcext:value-type="float">
            <text:p>39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wish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0.0258493654" calcext:value-type="float">
            <text:p>0.0258493654</text:p>
          </table:table-cell>
          <table:table-cell table:style-name="ce7" office:value-type="float" office:value="0.00000240206009" calcext:value-type="float">
            <text:p>2.40E-006</text:p>
          </table:table-cell>
          <table:table-cell table:formula="of:=[.E122]/[.D122]" office:value-type="float" office:value="0.0000929253021430073" calcext:value-type="float">
            <text:p>9.29253021430073E-005</text:p>
          </table:table-cell>
          <table:table-cell office:value-type="float" office:value="-3.09994956" calcext:value-type="float">
            <text:p>-3.09994956</text:p>
          </table:table-cell>
          <table:table-cell table:formula="of:=[.G122]/[.D122]" office:value-type="float" office:value="-119.923623347442" calcext:value-type="float">
            <text:p>-119.9236233474</text:p>
          </table:table-cell>
          <table:table-cell office:value-type="float" office:value="2033.8" calcext:value-type="float">
            <text:p>2033.8</text:p>
          </table:table-cell>
          <table:table-cell office:value-type="float" office:value="1.699" calcext:value-type="float">
            <text:p>1.699</text:p>
          </table:table-cell>
          <table:table-cell office:value-type="float" office:value="4112.6" calcext:value-type="float">
            <text:p>4112.6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0.0258493654" calcext:value-type="float">
            <text:p>0.0258493654</text:p>
          </table:table-cell>
          <table:table-cell office:value-type="float" office:value="0" calcext:value-type="float">
            <text:p>0</text:p>
          </table:table-cell>
          <table:table-cell office:value-type="float" office:value="33711" calcext:value-type="float">
            <text:p>33711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3.66009376" calcext:value-type="float">
            <text:p>-3.66009376</text:p>
          </table:table-cell>
          <table:table-cell office:value-type="float" office:value="4.606305" calcext:value-type="float">
            <text:p>4.606305</text:p>
          </table:table-cell>
          <table:table-cell table:formula="of:=-[.E123]/[.D123]" office:value-type="float" office:value="1.25852103854301" calcext:value-type="float">
            <text:p>1.2585210385</text:p>
          </table:table-cell>
          <table:table-cell office:value-type="float" office:value="4.07190306" calcext:value-type="float">
            <text:p>4.07190306</text:p>
          </table:table-cell>
          <table:table-cell table:formula="of:=-[.G123]/[.D123]" office:value-type="float" office:value="1.11251331987736" calcext:value-type="float">
            <text:p>1.1125133199</text:p>
          </table:table-cell>
          <table:table-cell office:value-type="float" office:value="153.7" calcext:value-type="float">
            <text:p>153.7</text:p>
          </table:table-cell>
          <table:table-cell office:value-type="float" office:value="2.083" calcext:value-type="float">
            <text:p>2.083</text:p>
          </table:table-cell>
          <table:table-cell office:value-type="float" office:value="3874" calcext:value-type="float">
            <text:p>3874</text:p>
          </table:table-cell>
          <table:table-cell office:value-type="float" office:value="1289" calcext:value-type="float">
            <text:p>1289</text:p>
          </table:table-cell>
          <table:table-cell/>
          <table:table-cell office:value-type="float" office:value="-3.66009376" calcext:value-type="float">
            <text:p>-3.66009376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0.0253510255" calcext:value-type="float">
            <text:p>0.0253510255</text:p>
          </table:table-cell>
          <table:table-cell table:style-name="ce7" office:value-type="float" office:value="0.00000200255456" calcext:value-type="float">
            <text:p>2.00E-006</text:p>
          </table:table-cell>
          <table:table-cell table:formula="of:=[.E124]/[.D124]" office:value-type="float" office:value="0.0000789930395517925" calcext:value-type="float">
            <text:p>0.000078993</text:p>
          </table:table-cell>
          <table:table-cell office:value-type="float" office:value="-3.0125453" calcext:value-type="float">
            <text:p>-3.0125453</text:p>
          </table:table-cell>
          <table:table-cell table:formula="of:=[.G124]/[.D124]" office:value-type="float" office:value="-118.833271656013" calcext:value-type="float">
            <text:p>-118.833271656</text:p>
          </table:table-cell>
          <table:table-cell office:value-type="float" office:value="1967.9" calcext:value-type="float">
            <text:p>1967.9</text:p>
          </table:table-cell>
          <table:table-cell office:value-type="float" office:value="1.682" calcext:value-type="float">
            <text:p>1.682</text:p>
          </table:table-cell>
          <table:table-cell office:value-type="float" office:value="2608.2" calcext:value-type="float">
            <text:p>2608.2</text:p>
          </table:table-cell>
          <table:table-cell office:value-type="float" office:value="927.2" calcext:value-type="float">
            <text:p>927.2</text:p>
          </table:table-cell>
          <table:table-cell/>
          <table:table-cell office:value-type="float" office:value="0.0253510255" calcext:value-type="float">
            <text:p>0.0253510255</text:p>
          </table:table-cell>
          <table:table-cell office:value-type="float" office:value="0" calcext:value-type="float">
            <text:p>0</text:p>
          </table:table-cell>
          <table:table-cell office:value-type="float" office:value="32871" calcext:value-type="float">
            <text:p>32871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3.10760904" calcext:value-type="float">
            <text:p>-3.10760904</text:p>
          </table:table-cell>
          <table:table-cell office:value-type="float" office:value="3.84808283" calcext:value-type="float">
            <text:p>3.84808283</text:p>
          </table:table-cell>
          <table:table-cell table:formula="of:=-[.E125]/[.D125]" office:value-type="float" office:value="1.23827765348501" calcext:value-type="float">
            <text:p>1.2382776535</text:p>
          </table:table-cell>
          <table:table-cell office:value-type="float" office:value="3.59897467" calcext:value-type="float">
            <text:p>3.59897467</text:p>
          </table:table-cell>
          <table:table-cell table:formula="of:=-[.G125]/[.D125]" office:value-type="float" office:value="1.15811693931744" calcext:value-type="float">
            <text:p>1.1581169393</text:p>
          </table:table-cell>
          <table:table-cell office:value-type="float" office:value="207.8" calcext:value-type="float">
            <text:p>207.8</text:p>
          </table:table-cell>
          <table:table-cell office:value-type="float" office:value="2.082" calcext:value-type="float">
            <text:p>2.082</text:p>
          </table:table-cell>
          <table:table-cell office:value-type="float" office:value="3227.2" calcext:value-type="float">
            <text:p>3227.2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float" office:value="-3.10760904" calcext:value-type="float">
            <text:p>-3.10760904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0.0379219069" calcext:value-type="float">
            <text:p>0.0379219069</text:p>
          </table:table-cell>
          <table:table-cell table:style-name="ce7" office:value-type="float" office:value="0.00000252270255" calcext:value-type="float">
            <text:p>2.52E-006</text:p>
          </table:table-cell>
          <table:table-cell table:formula="of:=[.E126]/[.D126]" office:value-type="float" office:value="0.0000665236206779464" calcext:value-type="float">
            <text:p>6.65236206779464E-005</text:p>
          </table:table-cell>
          <table:table-cell office:value-type="float" office:value="-3.19068697" calcext:value-type="float">
            <text:p>-3.19068697</text:p>
          </table:table-cell>
          <table:table-cell table:formula="of:=[.G126]/[.D126]" office:value-type="float" office:value="-84.1383577680794" calcext:value-type="float">
            <text:p>-84.1383577681</text:p>
          </table:table-cell>
          <table:table-cell office:value-type="float" office:value="2129.4" calcext:value-type="float">
            <text:p>2129.4</text:p>
          </table:table-cell>
          <table:table-cell office:value-type="float" office:value="1.728" calcext:value-type="float">
            <text:p>1.728</text:p>
          </table:table-cell>
          <table:table-cell office:value-type="float" office:value="3169" calcext:value-type="float">
            <text:p>3169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0.0379219069" calcext:value-type="float">
            <text:p>0.0379219069</text:p>
          </table:table-cell>
          <table:table-cell office:value-type="float" office:value="0" calcext:value-type="float">
            <text:p>0</text:p>
          </table:table-cell>
          <table:table-cell office:value-type="float" office:value="36383" calcext:value-type="float">
            <text:p>36383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3.2903741" calcext:value-type="float">
            <text:p>-3.2903741</text:p>
          </table:table-cell>
          <table:table-cell office:value-type="float" office:value="4.10049418" calcext:value-type="float">
            <text:p>4.10049418</text:p>
          </table:table-cell>
          <table:table-cell table:formula="of:=-[.E127]/[.D127]" office:value-type="float" office:value="1.24620911038657" calcext:value-type="float">
            <text:p>1.2462091104</text:p>
          </table:table-cell>
          <table:table-cell office:value-type="float" office:value="3.92062792" calcext:value-type="float">
            <text:p>3.92062792</text:p>
          </table:table-cell>
          <table:table-cell table:formula="of:=-[.G127]/[.D127]" office:value-type="float" office:value="1.1915447304305" calcext:value-type="float">
            <text:p>1.1915447304</text:p>
          </table:table-cell>
          <table:table-cell office:value-type="float" office:value="414.1" calcext:value-type="float">
            <text:p>414.1</text:p>
          </table:table-cell>
          <table:table-cell office:value-type="float" office:value="1.854" calcext:value-type="float">
            <text:p>1.854</text:p>
          </table:table-cell>
          <table:table-cell office:value-type="float" office:value="3445" calcext:value-type="float">
            <text:p>3445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-3.2903741" calcext:value-type="float">
            <text:p>-3.2903741</text:p>
          </table:table-cell>
          <table:table-cell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122]+[.F124]+[.F126])/3" office:value-type="float" office:value="0.0000794806541242487" calcext:value-type="float">
            <text:p>7.94806541242487E-005</text:p>
          </table:table-cell>
          <table:table-cell table:style-name="ce2"/>
          <table:table-cell table:style-name="ce2" table:formula="of:=([.H122]+[.H124]+[.H126])/3" office:value-type="float" office:value="-107.631750923845" calcext:value-type="float">
            <text:p>-107.6317509238</text:p>
          </table:table-cell>
          <table:table-cell table:style-name="ce2" table:formula="of:=([.I122]+[.I124]+[.I126])/3" office:value-type="float" office:value="2043.7" calcext:value-type="float">
            <text:p>2043.7</text:p>
          </table:table-cell>
          <table:table-cell table:style-name="ce2" table:formula="of:=([.J122]+[.J124]+[.J126])/3" office:value-type="float" office:value="1.703" calcext:value-type="float">
            <text:p>1.703</text:p>
          </table:table-cell>
          <table:table-cell table:style-name="ce2" table:formula="of:=([.K122]+[.K124]+[.K126])/3" office:value-type="float" office:value="3296.6" calcext:value-type="float">
            <text:p>3296.6</text:p>
          </table:table-cell>
          <table:table-cell table:style-name="ce2" table:formula="of:=([.L122]+[.L124]+[.L126])/3" office:value-type="float" office:value="1257.73333333333" calcext:value-type="float">
            <text:p>1257.7333333333</text:p>
          </table:table-cell>
          <table:table-cell table:style-name="ce2" table:number-columns-repeated="3"/>
          <table:table-cell table:style-name="ce2" table:formula="of:=([.P122]+[.P124]+[.P126])/3" office:value-type="float" office:value="34321.6666666667" calcext:value-type="float">
            <text:p>34321.6666666667</text:p>
          </table:table-cell>
          <table:table-cell table:style-name="ce2" table:formula="of:=([.Q122]+[.Q124]+[.Q126])/3" office:value-type="float" office:value="41.3333333333333" calcext:value-type="float">
            <text:p>41.3333333333</text:p>
          </table:table-cell>
          <table:table-cell table:style-name="ce2" table:formula="of:=([.R122]+[.R124]+[.R126])/3" office:value-type="float" office:value="104.333333333333" calcext:value-type="float">
            <text:p>104.3333333333</text:p>
          </table:table-cell>
          <table:table-cell table:style-name="ce2" table:formula="of:=([.S122]+[.S124]+[.S126])/3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123]+[.F125]+[.F127])/3" office:value-type="float" office:value="1.24766926747153" calcext:value-type="float">
            <text:p>1.2476692675</text:p>
          </table:table-cell>
          <table:table-cell table:style-name="ce4"/>
          <table:table-cell table:style-name="ce4" table:formula="of:=([.H123]+[.H125]+[.H127])/3" office:value-type="float" office:value="1.1540583298751" calcext:value-type="float">
            <text:p>1.1540583299</text:p>
          </table:table-cell>
          <table:table-cell table:style-name="ce4" table:formula="of:=([.I123]+[.I125]+[.I127])/3" office:value-type="float" office:value="258.533333333333" calcext:value-type="float">
            <text:p>258.5333333333</text:p>
          </table:table-cell>
          <table:table-cell table:style-name="ce4" table:formula="of:=([.J123]+[.J125]+[.J127])/3" office:value-type="float" office:value="2.00633333333333" calcext:value-type="float">
            <text:p>2.0063333333</text:p>
          </table:table-cell>
          <table:table-cell table:style-name="ce4" table:formula="of:=([.K123]+[.K125]+[.K127])/3" office:value-type="float" office:value="3515.4" calcext:value-type="float">
            <text:p>3515.4</text:p>
          </table:table-cell>
          <table:table-cell table:style-name="ce4" table:formula="of:=([.L123]+[.L125]+[.L127])/3" office:value-type="float" office:value="1220" calcext:value-type="float">
            <text:p>1220</text:p>
          </table:table-cell>
          <table:table-cell table:style-name="ce4" table:number-columns-repeated="3"/>
          <table:table-cell table:style-name="ce4" table:formula="of:=([.P123]+[.P125]+[.P127])/3" office:value-type="float" office:value="1764.33333333333" calcext:value-type="float">
            <text:p>1764.3333333333</text:p>
          </table:table-cell>
          <table:table-cell table:style-name="ce4" table:formula="of:=([.Q123]+[.Q125]+[.Q127])/3" office:value-type="float" office:value="50.3333333333333" calcext:value-type="float">
            <text:p>50.3333333333</text:p>
          </table:table-cell>
          <table:table-cell table:style-name="ce4" table:formula="of:=([.R123]+[.R125]+[.R127])/3" office:value-type="float" office:value="112.333333333333" calcext:value-type="float">
            <text:p>112.3333333333</text:p>
          </table:table-cell>
          <table:table-cell table:style-name="ce4" table:formula="of:=([.S123]+[.S125]+[.S127])/3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wish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0.152989782" calcext:value-type="float">
            <text:p>0.152989782</text:p>
          </table:table-cell>
          <table:table-cell office:value-type="float" office:value="-0.00336204283" calcext:value-type="float">
            <text:p>-0.0033620428</text:p>
          </table:table-cell>
          <table:table-cell table:formula="of:=[.E132]/[.D132]" office:value-type="float" office:value="-0.0219756037694073" calcext:value-type="float">
            <text:p>-0.0219756038</text:p>
          </table:table-cell>
          <table:table-cell office:value-type="float" office:value="-1.86935652" calcext:value-type="float">
            <text:p>-1.86935652</text:p>
          </table:table-cell>
          <table:table-cell table:formula="of:=[.G132]/[.D132]" office:value-type="float" office:value="-12.2188324969311" calcext:value-type="float">
            <text:p>-12.2188324969</text:p>
          </table:table-cell>
          <table:table-cell office:value-type="float" office:value="1735.4" calcext:value-type="float">
            <text:p>1735.4</text:p>
          </table:table-cell>
          <table:table-cell office:value-type="float" office:value="4.979" calcext:value-type="float">
            <text:p>4.979</text:p>
          </table:table-cell>
          <table:table-cell office:value-type="float" office:value="18207" calcext:value-type="float">
            <text:p>18207</text:p>
          </table:table-cell>
          <table:table-cell office:value-type="float" office:value="5272" calcext:value-type="float">
            <text:p>5272</text:p>
          </table:table-cell>
          <table:table-cell/>
          <table:table-cell office:value-type="float" office:value="0.152989782" calcext:value-type="float">
            <text:p>0.152989782</text:p>
          </table:table-cell>
          <table:table-cell office:value-type="float" office:value="0" calcext:value-type="float">
            <text:p>0</text:p>
          </table:table-cell>
          <table:table-cell office:value-type="float" office:value="14841" calcext:value-type="float">
            <text:p>14841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2.25468752" calcext:value-type="float">
            <text:p>-2.25468752</text:p>
          </table:table-cell>
          <table:table-cell office:value-type="float" office:value="2.90031452" calcext:value-type="float">
            <text:p>2.90031452</text:p>
          </table:table-cell>
          <table:table-cell table:formula="of:=-[.E133]/[.D133]" office:value-type="float" office:value="1.28634877084874" calcext:value-type="float">
            <text:p>1.2863487708</text:p>
          </table:table-cell>
          <table:table-cell office:value-type="float" office:value="2.73593669" calcext:value-type="float">
            <text:p>2.73593669</text:p>
          </table:table-cell>
          <table:table-cell table:formula="of:=-[.G133]/[.D133]" office:value-type="float" office:value="1.21344384342891" calcext:value-type="float">
            <text:p>1.2134438434</text:p>
          </table:table-cell>
          <table:table-cell office:value-type="float" office:value="849" calcext:value-type="float">
            <text:p>849</text:p>
          </table:table-cell>
          <table:table-cell office:value-type="float" office:value="5.046" calcext:value-type="float">
            <text:p>5.046</text:p>
          </table:table-cell>
          <table:table-cell office:value-type="float" office:value="13760" calcext:value-type="float">
            <text:p>13760</text:p>
          </table:table-cell>
          <table:table-cell office:value-type="float" office:value="5008" calcext:value-type="float">
            <text:p>5008</text:p>
          </table:table-cell>
          <table:table-cell/>
          <table:table-cell office:value-type="float" office:value="-2.25468752" calcext:value-type="float">
            <text:p>-2.25468752</text:p>
          </table:table-cell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0.152054895" calcext:value-type="float">
            <text:p>0.152054895</text:p>
          </table:table-cell>
          <table:table-cell office:value-type="float" office:value="-0.00407180713" calcext:value-type="float">
            <text:p>-0.0040718071</text:p>
          </table:table-cell>
          <table:table-cell table:formula="of:=[.E134]/[.D134]" office:value-type="float" office:value="-0.0267785336999509" calcext:value-type="float">
            <text:p>-0.0267785337</text:p>
          </table:table-cell>
          <table:table-cell office:value-type="float" office:value="-1.81741703" calcext:value-type="float">
            <text:p>-1.81741703</text:p>
          </table:table-cell>
          <table:table-cell table:formula="of:=[.G134]/[.D134]" office:value-type="float" office:value="-11.9523743711112" calcext:value-type="float">
            <text:p>-11.9523743711</text:p>
          </table:table-cell>
          <table:table-cell office:value-type="float" office:value="1832.5" calcext:value-type="float">
            <text:p>1832.5</text:p>
          </table:table-cell>
          <table:table-cell office:value-type="float" office:value="4.476" calcext:value-type="float">
            <text:p>4.476</text:p>
          </table:table-cell>
          <table:table-cell office:value-type="float" office:value="18035" calcext:value-type="float">
            <text:p>18035</text:p>
          </table:table-cell>
          <table:table-cell office:value-type="float" office:value="5580" calcext:value-type="float">
            <text:p>5580</text:p>
          </table:table-cell>
          <table:table-cell/>
          <table:table-cell office:value-type="float" office:value="0.152054895" calcext:value-type="float">
            <text:p>0.152054895</text:p>
          </table:table-cell>
          <table:table-cell office:value-type="float" office:value="0" calcext:value-type="float">
            <text:p>0</text:p>
          </table:table-cell>
          <table:table-cell office:value-type="float" office:value="15963" calcext:value-type="float">
            <text:p>15963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2.42651776" calcext:value-type="float">
            <text:p>-2.42651776</text:p>
          </table:table-cell>
          <table:table-cell office:value-type="float" office:value="3.02675235" calcext:value-type="float">
            <text:p>3.02675235</text:p>
          </table:table-cell>
          <table:table-cell table:formula="of:=-[.E135]/[.D135]" office:value-type="float" office:value="1.24736459790016" calcext:value-type="float">
            <text:p>1.2473645979</text:p>
          </table:table-cell>
          <table:table-cell office:value-type="float" office:value="2.7607997" calcext:value-type="float">
            <text:p>2.7607997</text:p>
          </table:table-cell>
          <table:table-cell table:formula="of:=-[.G135]/[.D135]" office:value-type="float" office:value="1.13776200014295" calcext:value-type="float">
            <text:p>1.1377620001</text:p>
          </table:table-cell>
          <table:table-cell office:value-type="float" office:value="595.2" calcext:value-type="float">
            <text:p>595.2</text:p>
          </table:table-cell>
          <table:table-cell office:value-type="float" office:value="6.111" calcext:value-type="float">
            <text:p>6.111</text:p>
          </table:table-cell>
          <table:table-cell office:value-type="float" office:value="18175" calcext:value-type="float">
            <text:p>18175</text:p>
          </table:table-cell>
          <table:table-cell office:value-type="float" office:value="4507" calcext:value-type="float">
            <text:p>4507</text:p>
          </table:table-cell>
          <table:table-cell/>
          <table:table-cell office:value-type="float" office:value="-2.42651776" calcext:value-type="float">
            <text:p>-2.42651776</text:p>
          </table:table-cell>
          <table:table-cell office:value-type="float" office:value="0" calcext:value-type="float">
            <text:p>0</text:p>
          </table:table-cell>
          <table:table-cell office:value-type="float" office:value="2315" calcext:value-type="float">
            <text:p>2315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0.181543606" calcext:value-type="float">
            <text:p>0.181543606</text:p>
          </table:table-cell>
          <table:table-cell office:value-type="float" office:value="-0.00637496196" calcext:value-type="float">
            <text:p>-0.006374962</text:p>
          </table:table-cell>
          <table:table-cell table:formula="of:=[.E136]/[.D136]" office:value-type="float" office:value="-0.0351153207786343" calcext:value-type="float">
            <text:p>-0.0351153208</text:p>
          </table:table-cell>
          <table:table-cell office:value-type="float" office:value="-1.90400203" calcext:value-type="float">
            <text:p>-1.90400203</text:p>
          </table:table-cell>
          <table:table-cell table:formula="of:=[.G136]/[.D136]" office:value-type="float" office:value="-10.4878495693206" calcext:value-type="float">
            <text:p>-10.4878495693</text:p>
          </table:table-cell>
          <table:table-cell office:value-type="float" office:value="1892.5" calcext:value-type="float">
            <text:p>1892.5</text:p>
          </table:table-cell>
          <table:table-cell office:value-type="float" office:value="4.506" calcext:value-type="float">
            <text:p>4.506</text:p>
          </table:table-cell>
          <table:table-cell office:value-type="float" office:value="17420" calcext:value-type="float">
            <text:p>17420</text:p>
          </table:table-cell>
          <table:table-cell office:value-type="float" office:value="5288" calcext:value-type="float">
            <text:p>5288</text:p>
          </table:table-cell>
          <table:table-cell/>
          <table:table-cell office:value-type="float" office:value="0.181543606" calcext:value-type="float">
            <text:p>0.181543606</text:p>
          </table:table-cell>
          <table:table-cell office:value-type="float" office:value="0" calcext:value-type="float">
            <text:p>0</text:p>
          </table:table-cell>
          <table:table-cell office:value-type="float" office:value="18645" calcext:value-type="float">
            <text:p>18645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2.86626361" calcext:value-type="float">
            <text:p>-2.86626361</text:p>
          </table:table-cell>
          <table:table-cell office:value-type="float" office:value="3.64419632" calcext:value-type="float">
            <text:p>3.64419632</text:p>
          </table:table-cell>
          <table:table-cell table:formula="of:=-[.E137]/[.D137]" office:value-type="float" office:value="1.27141003614807" calcext:value-type="float">
            <text:p>1.2714100361</text:p>
          </table:table-cell>
          <table:table-cell office:value-type="float" office:value="3.04687539" calcext:value-type="float">
            <text:p>3.04687539</text:p>
          </table:table-cell>
          <table:table-cell table:formula="of:=-[.G137]/[.D137]" office:value-type="float" office:value="1.06301296899904" calcext:value-type="float">
            <text:p>1.063012969</text:p>
          </table:table-cell>
          <table:table-cell office:value-type="float" office:value="271.2" calcext:value-type="float">
            <text:p>271.2</text:p>
          </table:table-cell>
          <table:table-cell office:value-type="float" office:value="5.121" calcext:value-type="float">
            <text:p>5.121</text:p>
          </table:table-cell>
          <table:table-cell office:value-type="float" office:value="15535" calcext:value-type="float">
            <text:p>15535</text:p>
          </table:table-cell>
          <table:table-cell office:value-type="float" office:value="5553" calcext:value-type="float">
            <text:p>5553</text:p>
          </table:table-cell>
          <table:table-cell/>
          <table:table-cell office:value-type="float" office:value="-2.86626361" calcext:value-type="float">
            <text:p>-2.86626361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132]+[.F134]+[.F136])/3" office:value-type="float" office:value="-0.0279564860826642" calcext:value-type="float">
            <text:p>-0.0279564861</text:p>
          </table:table-cell>
          <table:table-cell table:style-name="ce2"/>
          <table:table-cell table:style-name="ce2" table:formula="of:=([.H132]+[.H134]+[.H136])/3" office:value-type="float" office:value="-11.5530188124543" calcext:value-type="float">
            <text:p>-11.5530188125</text:p>
          </table:table-cell>
          <table:table-cell table:style-name="ce2" table:formula="of:=([.I132]+[.I134]+[.I136])/3" office:value-type="float" office:value="1820.13333333333" calcext:value-type="float">
            <text:p>1820.1333333333</text:p>
          </table:table-cell>
          <table:table-cell table:style-name="ce2" table:formula="of:=([.J132]+[.J134]+[.J136])/3" office:value-type="float" office:value="4.65366666666667" calcext:value-type="float">
            <text:p>4.6536666667</text:p>
          </table:table-cell>
          <table:table-cell table:style-name="ce2" table:formula="of:=([.K132]+[.K134]+[.K136])/3" office:value-type="float" office:value="17887.3333333333" calcext:value-type="float">
            <text:p>17887.3333333333</text:p>
          </table:table-cell>
          <table:table-cell table:style-name="ce2" table:formula="of:=([.L132]+[.L134]+[.L136])/3" office:value-type="float" office:value="5380" calcext:value-type="float">
            <text:p>5380</text:p>
          </table:table-cell>
          <table:table-cell table:style-name="ce2" table:number-columns-repeated="3"/>
          <table:table-cell table:style-name="ce2" table:formula="of:=([.P132]+[.P134]+[.P136])/3" office:value-type="float" office:value="16483" calcext:value-type="float">
            <text:p>16483</text:p>
          </table:table-cell>
          <table:table-cell table:style-name="ce2" table:formula="of:=([.Q132]+[.Q134]+[.Q136])/3" office:value-type="float" office:value="54.6666666666667" calcext:value-type="float">
            <text:p>54.6666666667</text:p>
          </table:table-cell>
          <table:table-cell table:style-name="ce2" table:formula="of:=([.R132]+[.R134]+[.R136])/3" office:value-type="float" office:value="110.333333333333" calcext:value-type="float">
            <text:p>110.3333333333</text:p>
          </table:table-cell>
          <table:table-cell table:style-name="ce2" table:formula="of:=([.S132]+[.S134]+[.S136])/3" office:value-type="float" office:value="41.3333333333333" calcext:value-type="float">
            <text:p>41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133]+[.F135]+[.F137])/3" office:value-type="float" office:value="1.26837446829899" calcext:value-type="float">
            <text:p>1.2683744683</text:p>
          </table:table-cell>
          <table:table-cell table:style-name="ce4"/>
          <table:table-cell table:style-name="ce4" table:formula="of:=([.H133]+[.H135]+[.H137])/3" office:value-type="float" office:value="1.13807293752363" calcext:value-type="float">
            <text:p>1.1380729375</text:p>
          </table:table-cell>
          <table:table-cell table:style-name="ce4" table:formula="of:=([.I133]+[.I135]+[.I137])/3" office:value-type="float" office:value="571.8" calcext:value-type="float">
            <text:p>571.8</text:p>
          </table:table-cell>
          <table:table-cell table:style-name="ce4" table:formula="of:=([.J133]+[.J135]+[.J137])/3" office:value-type="float" office:value="5.426" calcext:value-type="float">
            <text:p>5.426</text:p>
          </table:table-cell>
          <table:table-cell table:style-name="ce4" table:formula="of:=([.K133]+[.K135]+[.K137])/3" office:value-type="float" office:value="15823.3333333333" calcext:value-type="float">
            <text:p>15823.3333333333</text:p>
          </table:table-cell>
          <table:table-cell table:style-name="ce4" table:formula="of:=([.L133]+[.L135]+[.L137])/3" office:value-type="float" office:value="5022.66666666667" calcext:value-type="float">
            <text:p>5022.6666666667</text:p>
          </table:table-cell>
          <table:table-cell table:style-name="ce4" table:number-columns-repeated="3"/>
          <table:table-cell table:style-name="ce4" table:formula="of:=([.P133]+[.P135]+[.P137])/3" office:value-type="float" office:value="2394.33333333333" calcext:value-type="float">
            <text:p>2394.3333333333</text:p>
          </table:table-cell>
          <table:table-cell table:style-name="ce4" table:formula="of:=([.Q133]+[.Q135]+[.Q137])/3" office:value-type="float" office:value="62" calcext:value-type="float">
            <text:p>62</text:p>
          </table:table-cell>
          <table:table-cell table:style-name="ce4" table:formula="of:=([.R133]+[.R135]+[.R137])/3" office:value-type="float" office:value="129" calcext:value-type="float">
            <text:p>129</text:p>
          </table:table-cell>
          <table:table-cell table:style-name="ce4" table:formula="of:=([.S133]+[.S135]+[.S137])/3" office:value-type="float" office:value="42.3333333333333" calcext:value-type="float">
            <text:p>42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wish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0.186224503" calcext:value-type="float">
            <text:p>0.186224503</text:p>
          </table:table-cell>
          <table:table-cell office:value-type="float" office:value="-0.0523696528" calcext:value-type="float">
            <text:p>-0.0523696528</text:p>
          </table:table-cell>
          <table:table-cell table:formula="of:=[.E142]/[.D142]" office:value-type="float" office:value="-0.281217841671458" calcext:value-type="float">
            <text:p>-0.2812178417</text:p>
          </table:table-cell>
          <table:table-cell office:value-type="float" office:value="-1.16655934" calcext:value-type="float">
            <text:p>-1.16655934</text:p>
          </table:table-cell>
          <table:table-cell table:formula="of:=[.G142]/[.D142]" office:value-type="float" office:value="-6.26426340898867" calcext:value-type="float">
            <text:p>-6.264263409</text:p>
          </table:table-cell>
          <table:table-cell office:value-type="float" office:value="960.4" calcext:value-type="float">
            <text:p>960.4</text:p>
          </table:table-cell>
          <table:table-cell office:value-type="float" office:value="12.89" calcext:value-type="float">
            <text:p>12.89</text:p>
          </table:table-cell>
          <table:table-cell office:value-type="float" office:value="36290" calcext:value-type="float">
            <text:p>36290</text:p>
          </table:table-cell>
          <table:table-cell office:value-type="float" office:value="13320" calcext:value-type="float">
            <text:p>13320</text:p>
          </table:table-cell>
          <table:table-cell/>
          <table:table-cell office:value-type="float" office:value="0.186224503" calcext:value-type="float">
            <text:p>0.186224503</text:p>
          </table:table-cell>
          <table:table-cell office:value-type="float" office:value="0" calcext:value-type="float">
            <text:p>0</text:p>
          </table:table-cell>
          <table:table-cell office:value-type="float" office:value="4775" calcext:value-type="float">
            <text:p>4775</text:p>
          </table:table-cell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2.27125622" calcext:value-type="float">
            <text:p>-2.27125622</text:p>
          </table:table-cell>
          <table:table-cell office:value-type="float" office:value="2.62423841" calcext:value-type="float">
            <text:p>2.62423841</text:p>
          </table:table-cell>
          <table:table-cell table:formula="of:=-[.E143]/[.D143]" office:value-type="float" office:value="1.15541275655813" calcext:value-type="float">
            <text:p>1.1554127566</text:p>
          </table:table-cell>
          <table:table-cell office:value-type="float" office:value="2.45373926" calcext:value-type="float">
            <text:p>2.45373926</text:p>
          </table:table-cell>
          <table:table-cell table:formula="of:=-[.G143]/[.D143]" office:value-type="float" office:value="1.08034454166514" calcext:value-type="float">
            <text:p>1.0803445417</text:p>
          </table:table-cell>
          <table:table-cell office:value-type="float" office:value="518.4" calcext:value-type="float">
            <text:p>518.4</text:p>
          </table:table-cell>
          <table:table-cell office:value-type="float" office:value="14.63" calcext:value-type="float">
            <text:p>14.63</text:p>
          </table:table-cell>
          <table:table-cell office:value-type="float" office:value="54122" calcext:value-type="float">
            <text:p>54122</text:p>
          </table:table-cell>
          <table:table-cell office:value-type="float" office:value="29360" calcext:value-type="float">
            <text:p>29360</text:p>
          </table:table-cell>
          <table:table-cell/>
          <table:table-cell office:value-type="float" office:value="-2.27125622" calcext:value-type="float">
            <text:p>-2.27125622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0.215485105" calcext:value-type="float">
            <text:p>0.215485105</text:p>
          </table:table-cell>
          <table:table-cell office:value-type="float" office:value="-0.0518992714" calcext:value-type="float">
            <text:p>-0.0518992714</text:p>
          </table:table-cell>
          <table:table-cell table:formula="of:=[.E144]/[.D144]" office:value-type="float" office:value="-0.240848532895116" calcext:value-type="float">
            <text:p>-0.2408485329</text:p>
          </table:table-cell>
          <table:table-cell office:value-type="float" office:value="-1.00511651" calcext:value-type="float">
            <text:p>-1.00511651</text:p>
          </table:table-cell>
          <table:table-cell table:formula="of:=[.G144]/[.D144]" office:value-type="float" office:value="-4.66443613353229" calcext:value-type="float">
            <text:p>-4.6644361335</text:p>
          </table:table-cell>
          <table:table-cell office:value-type="float" office:value="910.4" calcext:value-type="float">
            <text:p>910.4</text:p>
          </table:table-cell>
          <table:table-cell office:value-type="float" office:value="12.86" calcext:value-type="float">
            <text:p>12.86</text:p>
          </table:table-cell>
          <table:table-cell office:value-type="float" office:value="75020" calcext:value-type="float">
            <text:p>75020</text:p>
          </table:table-cell>
          <table:table-cell office:value-type="float" office:value="33920" calcext:value-type="float">
            <text:p>33920</text:p>
          </table:table-cell>
          <table:table-cell/>
          <table:table-cell office:value-type="float" office:value="0.215485105" calcext:value-type="float">
            <text:p>0.215485105</text:p>
          </table:table-cell>
          <table:table-cell office:value-type="float" office:value="0" calcext:value-type="float">
            <text:p>0</text:p>
          </table:table-cell>
          <table:table-cell office:value-type="float" office:value="4055" calcext:value-type="float">
            <text:p>4055</text:p>
          </table:table-cell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59" calcext:value-type="float">
            <text:p>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2.33411276" calcext:value-type="float">
            <text:p>-2.33411276</text:p>
          </table:table-cell>
          <table:table-cell office:value-type="float" office:value="2.92745152" calcext:value-type="float">
            <text:p>2.92745152</text:p>
          </table:table-cell>
          <table:table-cell table:formula="of:=-[.E145]/[.D145]" office:value-type="float" office:value="1.2542031259878" calcext:value-type="float">
            <text:p>1.254203126</text:p>
          </table:table-cell>
          <table:table-cell office:value-type="float" office:value="2.85848205" calcext:value-type="float">
            <text:p>2.85848205</text:p>
          </table:table-cell>
          <table:table-cell table:formula="of:=-[.G145]/[.D145]" office:value-type="float" office:value="1.22465465207431" calcext:value-type="float">
            <text:p>1.2246546521</text:p>
          </table:table-cell>
          <table:table-cell office:value-type="float" office:value="709.2" calcext:value-type="float">
            <text:p>709.2</text:p>
          </table:table-cell>
          <table:table-cell office:value-type="float" office:value="9.913" calcext:value-type="float">
            <text:p>9.913</text:p>
          </table:table-cell>
          <table:table-cell office:value-type="float" office:value="58660" calcext:value-type="float">
            <text:p>58660</text:p>
          </table:table-cell>
          <table:table-cell office:value-type="float" office:value="15110" calcext:value-type="float">
            <text:p>15110</text:p>
          </table:table-cell>
          <table:table-cell/>
          <table:table-cell office:value-type="float" office:value="-2.33411276" calcext:value-type="float">
            <text:p>-2.33411276</text:p>
          </table:table-cell>
          <table:table-cell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0.210870862" calcext:value-type="float">
            <text:p>0.210870862</text:p>
          </table:table-cell>
          <table:table-cell office:value-type="float" office:value="-0.0610689589" calcext:value-type="float">
            <text:p>-0.0610689589</text:p>
          </table:table-cell>
          <table:table-cell table:formula="of:=[.E146]/[.D146]" office:value-type="float" office:value="-0.289603591130575" calcext:value-type="float">
            <text:p>-0.2896035911</text:p>
          </table:table-cell>
          <table:table-cell office:value-type="float" office:value="-1.03709814" calcext:value-type="float">
            <text:p>-1.03709814</text:p>
          </table:table-cell>
          <table:table-cell table:formula="of:=[.G146]/[.D146]" office:value-type="float" office:value="-4.91816711974175" calcext:value-type="float">
            <text:p>-4.9181671197</text:p>
          </table:table-cell>
          <table:table-cell office:value-type="float" office:value="970.4" calcext:value-type="float">
            <text:p>970.4</text:p>
          </table:table-cell>
          <table:table-cell office:value-type="float" office:value="9.756" calcext:value-type="float">
            <text:p>9.756</text:p>
          </table:table-cell>
          <table:table-cell office:value-type="float" office:value="43200" calcext:value-type="float">
            <text:p>43200</text:p>
          </table:table-cell>
          <table:table-cell office:value-type="float" office:value="21340" calcext:value-type="float">
            <text:p>21340</text:p>
          </table:table-cell>
          <table:table-cell/>
          <table:table-cell office:value-type="float" office:value="0.210870862" calcext:value-type="float">
            <text:p>0.210870862</text:p>
          </table:table-cell>
          <table:table-cell office:value-type="float" office:value="0" calcext:value-type="float">
            <text:p>0</text:p>
          </table:table-cell>
          <table:table-cell office:value-type="float" office:value="4407" calcext:value-type="float">
            <text:p>4407</text:p>
          </table:table-cell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sh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2.36580981" calcext:value-type="float">
            <text:p>-2.36580981</text:p>
          </table:table-cell>
          <table:table-cell office:value-type="float" office:value="2.79968747" calcext:value-type="float">
            <text:p>2.79968747</text:p>
          </table:table-cell>
          <table:table-cell table:formula="of:=-[.E147]/[.D147]" office:value-type="float" office:value="1.18339498727499" calcext:value-type="float">
            <text:p>1.1833949873</text:p>
          </table:table-cell>
          <table:table-cell office:value-type="float" office:value="2.72400549" calcext:value-type="float">
            <text:p>2.72400549</text:p>
          </table:table-cell>
          <table:table-cell table:formula="of:=-[.G147]/[.D147]" office:value-type="float" office:value="1.15140510386167" calcext:value-type="float">
            <text:p>1.1514051039</text:p>
          </table:table-cell>
          <table:table-cell office:value-type="float" office:value="653" calcext:value-type="float">
            <text:p>653</text:p>
          </table:table-cell>
          <table:table-cell office:value-type="float" office:value="14.31" calcext:value-type="float">
            <text:p>14.31</text:p>
          </table:table-cell>
          <table:table-cell office:value-type="float" office:value="46110" calcext:value-type="float">
            <text:p>46110</text:p>
          </table:table-cell>
          <table:table-cell office:value-type="float" office:value="16850" calcext:value-type="float">
            <text:p>16850</text:p>
          </table:table-cell>
          <table:table-cell/>
          <table:table-cell office:value-type="float" office:value="-2.36580981" calcext:value-type="float">
            <text:p>-2.36580981</text:p>
          </table:table-cell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142]+[.F144]+[.F146])/3" office:value-type="float" office:value="-0.270556655232383" calcext:value-type="float">
            <text:p>-0.2705566552</text:p>
          </table:table-cell>
          <table:table-cell table:style-name="ce2"/>
          <table:table-cell table:style-name="ce2" table:formula="of:=([.H142]+[.H144]+[.H146])/3" office:value-type="float" office:value="-5.2822888874209" calcext:value-type="float">
            <text:p>-5.2822888874</text:p>
          </table:table-cell>
          <table:table-cell table:style-name="ce2" table:formula="of:=([.I142]+[.I144]+[.I146])/3" office:value-type="float" office:value="947.066666666667" calcext:value-type="float">
            <text:p>947.0666666667</text:p>
          </table:table-cell>
          <table:table-cell table:style-name="ce2" table:formula="of:=([.J142]+[.J144]+[.J146])/3" office:value-type="float" office:value="11.8353333333333" calcext:value-type="float">
            <text:p>11.8353333333</text:p>
          </table:table-cell>
          <table:table-cell table:style-name="ce2" table:formula="of:=([.K142]+[.K144]+[.K146])/3" office:value-type="float" office:value="51503.3333333333" calcext:value-type="float">
            <text:p>51503.3333333333</text:p>
          </table:table-cell>
          <table:table-cell table:style-name="ce2" table:formula="of:=([.L142]+[.L144]+[.L146])/3" office:value-type="float" office:value="22860" calcext:value-type="float">
            <text:p>22860</text:p>
          </table:table-cell>
          <table:table-cell table:style-name="ce2" table:number-columns-repeated="3"/>
          <table:table-cell table:style-name="ce2" table:formula="of:=([.P142]+[.P144]+[.P146])/3" office:value-type="float" office:value="4412.33333333333" calcext:value-type="float">
            <text:p>4412.3333333333</text:p>
          </table:table-cell>
          <table:table-cell table:style-name="ce2" table:formula="of:=([.Q142]+[.Q144]+[.Q146])/3" office:value-type="float" office:value="69.6666666666667" calcext:value-type="float">
            <text:p>69.6666666667</text:p>
          </table:table-cell>
          <table:table-cell table:style-name="ce2" table:formula="of:=([.R142]+[.R144]+[.R146])/3" office:value-type="float" office:value="115.333333333333" calcext:value-type="float">
            <text:p>115.3333333333</text:p>
          </table:table-cell>
          <table:table-cell table:style-name="ce2" table:formula="of:=([.S142]+[.S144]+[.S146])/3"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143]+[.F145]+[.F147])/3" office:value-type="float" office:value="1.19767028994031" calcext:value-type="float">
            <text:p>1.1976702899</text:p>
          </table:table-cell>
          <table:table-cell table:style-name="ce4"/>
          <table:table-cell table:style-name="ce4" table:formula="of:=([.H143]+[.H145]+[.H147])/3" office:value-type="float" office:value="1.15213476586704" calcext:value-type="float">
            <text:p>1.1521347659</text:p>
          </table:table-cell>
          <table:table-cell table:style-name="ce4" table:formula="of:=([.I143]+[.I145]+[.I147])/3" office:value-type="float" office:value="626.866666666667" calcext:value-type="float">
            <text:p>626.8666666667</text:p>
          </table:table-cell>
          <table:table-cell table:style-name="ce4" table:formula="of:=([.J143]+[.J145]+[.J147])/3" office:value-type="float" office:value="12.951" calcext:value-type="float">
            <text:p>12.951</text:p>
          </table:table-cell>
          <table:table-cell table:style-name="ce4" table:formula="of:=([.K143]+[.K145]+[.K147])/3" office:value-type="float" office:value="52964" calcext:value-type="float">
            <text:p>52964</text:p>
          </table:table-cell>
          <table:table-cell table:style-name="ce4" table:formula="of:=([.L143]+[.L145]+[.L147])/3" office:value-type="float" office:value="20440" calcext:value-type="float">
            <text:p>20440</text:p>
          </table:table-cell>
          <table:table-cell table:style-name="ce4" table:number-columns-repeated="3"/>
          <table:table-cell table:style-name="ce4" table:formula="of:=([.P143]+[.P145]+[.P147])/3" office:value-type="float" office:value="1927.66666666667" calcext:value-type="float">
            <text:p>1927.6666666667</text:p>
          </table:table-cell>
          <table:table-cell table:style-name="ce4" table:formula="of:=([.Q143]+[.Q145]+[.Q147])/3" office:value-type="float" office:value="73.3333333333333" calcext:value-type="float">
            <text:p>73.3333333333</text:p>
          </table:table-cell>
          <table:table-cell table:style-name="ce4" table:formula="of:=([.R143]+[.R145]+[.R147])/3" office:value-type="float" office:value="133.333333333333" calcext:value-type="float">
            <text:p>133.3333333333</text:p>
          </table:table-cell>
          <table:table-cell table:style-name="ce4" table:formula="of:=([.S143]+[.S145]+[.S147])/3" office:value-type="float" office:value="49.6666666666667" calcext:value-type="float">
            <text:p>49.6666666667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band30305A\_MISDPl </text:p>
          </table:table-cell>
          <table:table-cell office:value-type="float" office:value="1765" calcext:value-type="float">
            <text:p>1765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0.000000000526500411" calcext:value-type="float">
            <text:p>-5.27E-010</text:p>
          </table:table-cell>
          <table:table-cell office:value-type="float" office:value="-1E+019" calcext:value-type="float">
            <text:p>-10000000000000000000</text:p>
          </table:table-cell>
          <table:table-cell office:value-type="float" office:value="-3.72060688" calcext:value-type="float">
            <text:p>-3.72060688</text:p>
          </table:table-cell>
          <table:table-cell office:value-type="float" office:value="1E+024" calcext:value-type="float">
            <text:p>1000000000000000000000000</text:p>
          </table:table-cell>
          <table:table-cell office:value-type="float" office:value="24.4" calcext:value-type="float">
            <text:p>24.4</text:p>
          </table:table-cell>
          <table:table-cell office:value-type="float" office:value="1.169" calcext:value-type="float">
            <text:p>1.169</text:p>
          </table:table-cell>
          <table:table-cell office:value-type="float" office:value="3335.5" calcext:value-type="float">
            <text:p>3335.5</text:p>
          </table:table-cell>
          <table:table-cell office:value-type="float" office:value="760.8" calcext:value-type="float">
            <text:p>76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30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5.19113139" calcext:value-type="float">
            <text:p>-5.19113139</text:p>
          </table:table-cell>
          <table:table-cell office:value-type="float" office:value="5.19116857" calcext:value-type="float">
            <text:p>5.19116857</text:p>
          </table:table-cell>
          <table:table-cell table:formula="of:=-[.E153]/[.D153]" office:value-type="float" office:value="1.00000716221517" calcext:value-type="float">
            <text:p>1.0000071622</text:p>
          </table:table-cell>
          <table:table-cell office:value-type="float" office:value="6.69845836" calcext:value-type="float">
            <text:p>6.69845836</text:p>
          </table:table-cell>
          <table:table-cell table:formula="of:=-[.G153]/[.D153]" office:value-type="float" office:value="1.29036579056806" calcext:value-type="float">
            <text:p>1.2903657906</text:p>
          </table:table-cell>
          <table:table-cell office:value-type="float" office:value="5" calcext:value-type="float">
            <text:p>5</text:p>
          </table:table-cell>
          <table:table-cell office:value-type="float" office:value="1.467" calcext:value-type="float">
            <text:p>1.467</text:p>
          </table:table-cell>
          <table:table-cell office:value-type="float" office:value="3068" calcext:value-type="float">
            <text:p>3068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float" office:value="-5.19113139" calcext:value-type="float">
            <text:p>-5.1911313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30305B\_MISDPl </text:p>
          </table:table-cell>
          <table:table-cell office:value-type="float" office:value="1770" calcext:value-type="float">
            <text:p>1770</text:p>
          </table:table-cell>
          <table:table-cell office:value-type="float" office:value="492" calcext:value-type="float">
            <text:p>492</text:p>
          </table:table-cell>
          <table:table-cell table:style-name="ce7" office:value-type="float" office:value="0.00000147177532" calcext:value-type="float">
            <text:p>1.47E-006</text:p>
          </table:table-cell>
          <table:table-cell table:style-name="ce7" office:value-type="float" office:value="-0.000000000416363497" calcext:value-type="float">
            <text:p>-4.16E-010</text:p>
          </table:table-cell>
          <table:table-cell table:formula="of:=[.E154]/[.D154]" office:value-type="float" office:value="-0.000282898817055853" calcext:value-type="float">
            <text:p>-0.0002828988</text:p>
          </table:table-cell>
          <table:table-cell office:value-type="float" office:value="-3.44880423" calcext:value-type="float">
            <text:p>-3.44880423</text:p>
          </table:table-cell>
          <table:table-cell table:formula="of:=[.G154]/[.D154]" office:value-type="float" office:value="-2343295.32716991" calcext:value-type="float">
            <text:p>-2343295.32716991</text:p>
          </table:table-cell>
          <table:table-cell office:value-type="float" office:value="34.3" calcext:value-type="float">
            <text:p>34.3</text:p>
          </table:table-cell>
          <table:table-cell office:value-type="float" office:value="1.197" calcext:value-type="float">
            <text:p>1.197</text:p>
          </table:table-cell>
          <table:table-cell office:value-type="float" office:value="2316.4" calcext:value-type="float">
            <text:p>2316.4</text:p>
          </table:table-cell>
          <table:table-cell office:value-type="float" office:value="775.3" calcext:value-type="float">
            <text:p>775.3</text:p>
          </table:table-cell>
          <table:table-cell/>
          <table:table-cell table:style-name="ce7" office:value-type="float" office:value="0.00000147177532" calcext:value-type="float">
            <text:p>1.47E-00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30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4.4602297" calcext:value-type="float">
            <text:p>-4.4602297</text:p>
          </table:table-cell>
          <table:table-cell office:value-type="float" office:value="4.46050487" calcext:value-type="float">
            <text:p>4.46050487</text:p>
          </table:table-cell>
          <table:table-cell table:formula="of:=-[.E155]/[.D155]" office:value-type="float" office:value="1.00006169413203" calcext:value-type="float">
            <text:p>1.0000616941</text:p>
          </table:table-cell>
          <table:table-cell office:value-type="float" office:value="5.36517577" calcext:value-type="float">
            <text:p>5.36517577</text:p>
          </table:table-cell>
          <table:table-cell table:formula="of:=-[.G155]/[.D155]" office:value-type="float" office:value="1.20289225687188" calcext:value-type="float">
            <text:p>1.2028922569</text:p>
          </table:table-cell>
          <table:table-cell office:value-type="float" office:value="3.9" calcext:value-type="float">
            <text:p>3.9</text:p>
          </table:table-cell>
          <table:table-cell office:value-type="float" office:value="1.542" calcext:value-type="float">
            <text:p>1.542</text:p>
          </table:table-cell>
          <table:table-cell office:value-type="float" office:value="3079.1" calcext:value-type="float">
            <text:p>3079.1</text:p>
          </table:table-cell>
          <table:table-cell office:value-type="float" office:value="1433" calcext:value-type="float">
            <text:p>1433</text:p>
          </table:table-cell>
          <table:table-cell/>
          <table:table-cell office:value-type="float" office:value="-4.4602297" calcext:value-type="float">
            <text:p>-4.460229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30305C\_MISDPl </text:p>
          </table:table-cell>
          <table:table-cell office:value-type="float" office:value="1769" calcext:value-type="float">
            <text:p>1769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0.000000000779998831" calcext:value-type="float">
            <text:p>-7.80E-010</text:p>
          </table:table-cell>
          <table:table-cell office:value-type="float" office:value="-1E+019" calcext:value-type="float">
            <text:p>-10000000000000000000</text:p>
          </table:table-cell>
          <table:table-cell office:value-type="float" office:value="-4.03970777" calcext:value-type="float">
            <text:p>-4.03970777</text:p>
          </table:table-cell>
          <table:table-cell office:value-type="float" office:value="1E+023" calcext:value-type="float">
            <text:p>100000000000000000000000</text:p>
          </table:table-cell>
          <table:table-cell office:value-type="float" office:value="37.2" calcext:value-type="float">
            <text:p>37.2</text:p>
          </table:table-cell>
          <table:table-cell office:value-type="float" office:value="1.252" calcext:value-type="float">
            <text:p>1.252</text:p>
          </table:table-cell>
          <table:table-cell office:value-type="float" office:value="2201" calcext:value-type="float">
            <text:p>2201</text:p>
          </table:table-cell>
          <table:table-cell office:value-type="float" office:value="766.6" calcext:value-type="float">
            <text:p>766.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30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6.11891526" calcext:value-type="float">
            <text:p>-6.11891526</text:p>
          </table:table-cell>
          <table:table-cell office:value-type="float" office:value="6.11902667" calcext:value-type="float">
            <text:p>6.11902667</text:p>
          </table:table-cell>
          <table:table-cell table:formula="of:=-[.E157]/[.D157]" office:value-type="float" office:value="1.00001820747555" calcext:value-type="float">
            <text:p>1.0000182075</text:p>
          </table:table-cell>
          <table:table-cell office:value-type="float" office:value="6.85634039" calcext:value-type="float">
            <text:p>6.85634039</text:p>
          </table:table-cell>
          <table:table-cell table:formula="of:=-[.G157]/[.D157]" office:value-type="float" office:value="1.1205156630981" calcext:value-type="float">
            <text:p>1.1205156631</text:p>
          </table:table-cell>
          <table:table-cell office:value-type="float" office:value="5.3" calcext:value-type="float">
            <text:p>5.3</text:p>
          </table:table-cell>
          <table:table-cell office:value-type="float" office:value="1.426" calcext:value-type="float">
            <text:p>1.426</text:p>
          </table:table-cell>
          <table:table-cell office:value-type="float" office:value="2768.1" calcext:value-type="float">
            <text:p>2768.1</text:p>
          </table:table-cell>
          <table:table-cell office:value-type="float" office:value="924.4" calcext:value-type="float">
            <text:p>924.4</text:p>
          </table:table-cell>
          <table:table-cell/>
          <table:table-cell office:value-type="float" office:value="-6.11891526" calcext:value-type="float">
            <text:p>-6.118915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152]+[.F154]+[.F156])/3" office:value-type="float" office:value="-6.66666666666667E+018" calcext:value-type="float">
            <text:p>-6666666666666670000</text:p>
          </table:table-cell>
          <table:table-cell table:style-name="ce2"/>
          <table:table-cell table:style-name="ce2" table:formula="of:=([.H152]+[.H154]+[.H156])/3" office:value-type="float" office:value="3.66666666666667E+023" calcext:value-type="float">
            <text:p>366666666666667000000000</text:p>
          </table:table-cell>
          <table:table-cell table:style-name="ce2" table:formula="of:=([.I152]+[.I154]+[.I156])/3" office:value-type="float" office:value="31.9666666666667" calcext:value-type="float">
            <text:p>31.9666666667</text:p>
          </table:table-cell>
          <table:table-cell table:style-name="ce2" table:formula="of:=([.J152]+[.J154]+[.J156])/3" office:value-type="float" office:value="1.206" calcext:value-type="float">
            <text:p>1.206</text:p>
          </table:table-cell>
          <table:table-cell table:style-name="ce2" table:formula="of:=([.K152]+[.K154]+[.K156])/3" office:value-type="float" office:value="2617.63333333333" calcext:value-type="float">
            <text:p>2617.6333333333</text:p>
          </table:table-cell>
          <table:table-cell table:style-name="ce2" table:formula="of:=([.L152]+[.L154]+[.L156])/3" office:value-type="float" office:value="767.566666666667" calcext:value-type="float">
            <text:p>767.5666666667</text:p>
          </table:table-cell>
          <table:table-cell table:style-name="ce2" table:number-columns-repeated="3"/>
          <table:table-cell table:style-name="ce2" table:formula="of:=([.P152]+[.P154]+[.P156])/3" office:value-type="float" office:value="149.333333333333" calcext:value-type="float">
            <text:p>149.3333333333</text:p>
          </table:table-cell>
          <table:table-cell table:style-name="ce2" table:formula="of:=([.Q152]+[.Q154]+[.Q156])/3" office:value-type="float" office:value="32.3333333333333" calcext:value-type="float">
            <text:p>32.3333333333</text:p>
          </table:table-cell>
          <table:table-cell table:style-name="ce2" table:formula="of:=([.R152]+[.R154]+[.R156])/3" office:value-type="float" office:value="88.3333333333333" calcext:value-type="float">
            <text:p>88.3333333333</text:p>
          </table:table-cell>
          <table:table-cell table:style-name="ce2" table:formula="of:=([.S152]+[.S154]+[.S156])/3"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153]+[.F155]+[.F157])/3" office:value-type="float" office:value="1.00002902127425" calcext:value-type="float">
            <text:p>1.0000290213</text:p>
          </table:table-cell>
          <table:table-cell table:style-name="ce4"/>
          <table:table-cell table:style-name="ce4" table:formula="of:=([.H153]+[.H155]+[.H157])/3" office:value-type="float" office:value="1.20459123684601" calcext:value-type="float">
            <text:p>1.2045912368</text:p>
          </table:table-cell>
          <table:table-cell table:style-name="ce4" table:formula="of:=([.I153]+[.I155]+[.I157])/3" office:value-type="float" office:value="4.73333333333333" calcext:value-type="float">
            <text:p>4.7333333333</text:p>
          </table:table-cell>
          <table:table-cell table:style-name="ce4" table:formula="of:=([.J153]+[.J155]+[.J157])/3" office:value-type="float" office:value="1.47833333333333" calcext:value-type="float">
            <text:p>1.4783333333</text:p>
          </table:table-cell>
          <table:table-cell table:style-name="ce4" table:formula="of:=([.K153]+[.K155]+[.K157])/3" office:value-type="float" office:value="2971.73333333333" calcext:value-type="float">
            <text:p>2971.7333333333</text:p>
          </table:table-cell>
          <table:table-cell table:style-name="ce4" table:formula="of:=([.L153]+[.L155]+[.L157])/3" office:value-type="float" office:value="1116.8" calcext:value-type="float">
            <text:p>1116.8</text:p>
          </table:table-cell>
          <table:table-cell table:style-name="ce4" table:number-columns-repeated="3"/>
          <table:table-cell table:style-name="ce4" table:formula="of:=([.P153]+[.P155]+[.P157])/3" office:value-type="float" office:value="39.3333333333333" calcext:value-type="float">
            <text:p>39.3333333333</text:p>
          </table:table-cell>
          <table:table-cell table:style-name="ce4" table:formula="of:=([.Q153]+[.Q155]+[.Q157])/3" office:value-type="float" office:value="38" calcext:value-type="float">
            <text:p>38</text:p>
          </table:table-cell>
          <table:table-cell table:style-name="ce4" table:formula="of:=([.R153]+[.R155]+[.R157])/3" office:value-type="float" office:value="106.666666666667" calcext:value-type="float">
            <text:p>106.6666666667</text:p>
          </table:table-cell>
          <table:table-cell table:style-name="ce4" table:formula="of:=([.S153]+[.S155]+[.S157])/3" office:value-type="float" office:value="37.3333333333333" calcext:value-type="float">
            <text:p>37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band35354A\_MISDPl </text:p>
          </table:table-cell>
          <table:table-cell office:value-type="float" office:value="2417" calcext:value-type="float">
            <text:p>2417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0.000000000517381744" calcext:value-type="float">
            <text:p>-5.17E-010</text:p>
          </table:table-cell>
          <table:table-cell office:value-type="float" office:value="-1E+019" calcext:value-type="float">
            <text:p>-10000000000000000000</text:p>
          </table:table-cell>
          <table:table-cell office:value-type="float" office:value="-3.8814016" calcext:value-type="float">
            <text:p>-3.8814016</text:p>
          </table:table-cell>
          <table:table-cell office:value-type="float" office:value="1E+017" calcext:value-type="float">
            <text:p>100000000000000000</text:p>
          </table:table-cell>
          <table:table-cell office:value-type="float" office:value="36.2" calcext:value-type="float">
            <text:p>36.2</text:p>
          </table:table-cell>
          <table:table-cell office:value-type="float" office:value="2.69" calcext:value-type="float">
            <text:p>2.69</text:p>
          </table:table-cell>
          <table:table-cell office:value-type="float" office:value="8886" calcext:value-type="float">
            <text:p>8886</text:p>
          </table:table-cell>
          <table:table-cell office:value-type="float" office:value="3045" calcext:value-type="float">
            <text:p>30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3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8.53071393" calcext:value-type="float">
            <text:p>-8.53071393</text:p>
          </table:table-cell>
          <table:table-cell office:value-type="float" office:value="9.97986924" calcext:value-type="float">
            <text:p>9.97986924</text:p>
          </table:table-cell>
          <table:table-cell table:formula="of:=-[.E163]/[.D163]" office:value-type="float" office:value="1.16987503295636" calcext:value-type="float">
            <text:p>1.169875033</text:p>
          </table:table-cell>
          <table:table-cell office:value-type="float" office:value="8.95069493" calcext:value-type="float">
            <text:p>8.95069493</text:p>
          </table:table-cell>
          <table:table-cell table:formula="of:=-[.G163]/[.D163]" office:value-type="float" office:value="1.04923163564576" calcext:value-type="float">
            <text:p>1.0492316356</text:p>
          </table:table-cell>
          <table:table-cell office:value-type="float" office:value="41.2" calcext:value-type="float">
            <text:p>41.2</text:p>
          </table:table-cell>
          <table:table-cell office:value-type="float" office:value="7.172" calcext:value-type="float">
            <text:p>7.172</text:p>
          </table:table-cell>
          <table:table-cell office:value-type="float" office:value="13575" calcext:value-type="float">
            <text:p>13575</text:p>
          </table:table-cell>
          <table:table-cell office:value-type="float" office:value="5837" calcext:value-type="float">
            <text:p>5837</text:p>
          </table:table-cell>
          <table:table-cell/>
          <table:table-cell office:value-type="float" office:value="-8.53071393" calcext:value-type="float">
            <text:p>-8.5307139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3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style-name="ce7" office:value-type="float" office:value="0.0000000353309221" calcext:value-type="float">
            <text:p>3.53E-008</text:p>
          </table:table-cell>
          <table:table-cell table:style-name="ce7" office:value-type="float" office:value="-0.000000000688305426" calcext:value-type="float">
            <text:p>-6.88E-010</text:p>
          </table:table-cell>
          <table:table-cell table:formula="of:=[.E164]/[.D164]" office:value-type="float" office:value="-0.0194816717223466" calcext:value-type="float">
            <text:p>-0.0194816717</text:p>
          </table:table-cell>
          <table:table-cell office:value-type="float" office:value="-3.009913" calcext:value-type="float">
            <text:p>-3.009913</text:p>
          </table:table-cell>
          <table:table-cell table:formula="of:=[.G164]/[.D164]" office:value-type="float" office:value="-85192030.6942682" calcext:value-type="float">
            <text:p>-85192030.6942682</text:p>
          </table:table-cell>
          <table:table-cell office:value-type="float" office:value="80.2" calcext:value-type="float">
            <text:p>80.2</text:p>
          </table:table-cell>
          <table:table-cell office:value-type="float" office:value="2.888" calcext:value-type="float">
            <text:p>2.888</text:p>
          </table:table-cell>
          <table:table-cell office:value-type="float" office:value="12165" calcext:value-type="float">
            <text:p>12165</text:p>
          </table:table-cell>
          <table:table-cell office:value-type="float" office:value="6071" calcext:value-type="float">
            <text:p>6071</text:p>
          </table:table-cell>
          <table:table-cell/>
          <table:table-cell table:style-name="ce7" office:value-type="float" office:value="0.0000000353309221" calcext:value-type="float">
            <text:p>3.53E-008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3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9.58442932" calcext:value-type="float">
            <text:p>-9.58442932</text:p>
          </table:table-cell>
          <table:table-cell office:value-type="float" office:value="10.3715796" calcext:value-type="float">
            <text:p>10.3715796</text:p>
          </table:table-cell>
          <table:table-cell table:formula="of:=-[.E165]/[.D165]" office:value-type="float" office:value="1.08212802804622" calcext:value-type="float">
            <text:p>1.082128028</text:p>
          </table:table-cell>
          <table:table-cell office:value-type="float" office:value="9.75074257" calcext:value-type="float">
            <text:p>9.75074257</text:p>
          </table:table-cell>
          <table:table-cell table:formula="of:=-[.G165]/[.D165]" office:value-type="float" office:value="1.01735244159534" calcext:value-type="float">
            <text:p>1.0173524416</text:p>
          </table:table-cell>
          <table:table-cell office:value-type="float" office:value="23.3" calcext:value-type="float">
            <text:p>23.3</text:p>
          </table:table-cell>
          <table:table-cell office:value-type="float" office:value="4.908" calcext:value-type="float">
            <text:p>4.908</text:p>
          </table:table-cell>
          <table:table-cell office:value-type="float" office:value="13704" calcext:value-type="float">
            <text:p>13704</text:p>
          </table:table-cell>
          <table:table-cell office:value-type="float" office:value="3925" calcext:value-type="float">
            <text:p>3925</text:p>
          </table:table-cell>
          <table:table-cell/>
          <table:table-cell office:value-type="float" office:value="-9.58442932" calcext:value-type="float">
            <text:p>-9.5844293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3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0.0867854154" calcext:value-type="float">
            <text:p>0.0867854154</text:p>
          </table:table-cell>
          <table:table-cell table:style-name="ce7" office:value-type="float" office:value="-0.0000000000531480774" calcext:value-type="float">
            <text:p>-5.31E-011</text:p>
          </table:table-cell>
          <table:table-cell table:formula="of:=[.E166]/[.D166]" office:value-type="float" office:value="-0.000000000612407939226157" calcext:value-type="float">
            <text:p>-6.12407939226157E-010</text:p>
          </table:table-cell>
          <table:table-cell office:value-type="float" office:value="-3.2376993" calcext:value-type="float">
            <text:p>-3.2376993</text:p>
          </table:table-cell>
          <table:table-cell table:formula="of:=[.G166]/[.D166]" office:value-type="float" office:value="-37.3069516931759" calcext:value-type="float">
            <text:p>-37.3069516932</text:p>
          </table:table-cell>
          <table:table-cell office:value-type="float" office:value="268.9" calcext:value-type="float">
            <text:p>268.9</text:p>
          </table:table-cell>
          <table:table-cell office:value-type="float" office:value="4.15" calcext:value-type="float">
            <text:p>4.15</text:p>
          </table:table-cell>
          <table:table-cell office:value-type="float" office:value="11389" calcext:value-type="float">
            <text:p>11389</text:p>
          </table:table-cell>
          <table:table-cell office:value-type="float" office:value="5007" calcext:value-type="float">
            <text:p>5007</text:p>
          </table:table-cell>
          <table:table-cell/>
          <table:table-cell office:value-type="float" office:value="0.0867854154" calcext:value-type="float">
            <text:p>0.0867854154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3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10.8777019" calcext:value-type="float">
            <text:p>-10.8777019</text:p>
          </table:table-cell>
          <table:table-cell office:value-type="float" office:value="12.4089395" calcext:value-type="float">
            <text:p>12.4089395</text:p>
          </table:table-cell>
          <table:table-cell table:formula="of:=-[.E167]/[.D167]" office:value-type="float" office:value="1.14076848346065" calcext:value-type="float">
            <text:p>1.1407684835</text:p>
          </table:table-cell>
          <table:table-cell office:value-type="float" office:value="10.87823549" calcext:value-type="float">
            <text:p>10.87823549</text:p>
          </table:table-cell>
          <table:table-cell table:formula="of:=-[.G167]/[.D167]" office:value-type="float" office:value="1.00004905355974" calcext:value-type="float">
            <text:p>1.0000490536</text:p>
          </table:table-cell>
          <table:table-cell office:value-type="float" office:value="19.4" calcext:value-type="float">
            <text:p>19.4</text:p>
          </table:table-cell>
          <table:table-cell office:value-type="float" office:value="7.186" calcext:value-type="float">
            <text:p>7.186</text:p>
          </table:table-cell>
          <table:table-cell office:value-type="float" office:value="21043" calcext:value-type="float">
            <text:p>21043</text:p>
          </table:table-cell>
          <table:table-cell office:value-type="float" office:value="5265" calcext:value-type="float">
            <text:p>5265</text:p>
          </table:table-cell>
          <table:table-cell/>
          <table:table-cell office:value-type="float" office:value="-10.8777019" calcext:value-type="float">
            <text:p>-10.877701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162]+[.F164]+[.F166])/3" office:value-type="float" office:value="-3.33333333333333E+018" calcext:value-type="float">
            <text:p>-3333333333333330000</text:p>
          </table:table-cell>
          <table:table-cell table:style-name="ce2"/>
          <table:table-cell table:style-name="ce2" table:formula="of:=([.H162]+[.H164]+[.H166])/3" office:value-type="float" office:value="3.3333333304936E+016" calcext:value-type="float">
            <text:p>33333333304936000</text:p>
          </table:table-cell>
          <table:table-cell table:style-name="ce2" table:formula="of:=([.I162]+[.I164]+[.I166])/3" office:value-type="float" office:value="128.433333333333" calcext:value-type="float">
            <text:p>128.4333333333</text:p>
          </table:table-cell>
          <table:table-cell table:style-name="ce2" table:formula="of:=([.J162]+[.J164]+[.J166])/3" office:value-type="float" office:value="3.24266666666667" calcext:value-type="float">
            <text:p>3.2426666667</text:p>
          </table:table-cell>
          <table:table-cell table:style-name="ce2" table:formula="of:=([.K162]+[.K164]+[.K166])/3" office:value-type="float" office:value="10813.3333333333" calcext:value-type="float">
            <text:p>10813.3333333333</text:p>
          </table:table-cell>
          <table:table-cell table:style-name="ce2" table:formula="of:=([.L162]+[.L164]+[.L166])/3" office:value-type="float" office:value="4707.66666666667" calcext:value-type="float">
            <text:p>4707.6666666667</text:p>
          </table:table-cell>
          <table:table-cell table:style-name="ce2" table:number-columns-repeated="3"/>
          <table:table-cell table:style-name="ce2" table:formula="of:=([.P162]+[.P164]+[.P166])/3" office:value-type="float" office:value="276" calcext:value-type="float">
            <text:p>276</text:p>
          </table:table-cell>
          <table:table-cell table:style-name="ce2" table:formula="of:=([.Q162]+[.Q164]+[.Q166])/3" office:value-type="float" office:value="40" calcext:value-type="float">
            <text:p>40</text:p>
          </table:table-cell>
          <table:table-cell table:style-name="ce2" table:formula="of:=([.R162]+[.R164]+[.R166])/3" office:value-type="float" office:value="104" calcext:value-type="float">
            <text:p>104</text:p>
          </table:table-cell>
          <table:table-cell table:style-name="ce2" table:formula="of:=([.S162]+[.S164]+[.S166])/3" office:value-type="float" office:value="37.3333333333333" calcext:value-type="float">
            <text:p>37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163]+[.F165]+[.F167])/3" office:value-type="float" office:value="1.13092384815441" calcext:value-type="float">
            <text:p>1.1309238482</text:p>
          </table:table-cell>
          <table:table-cell table:style-name="ce4"/>
          <table:table-cell table:style-name="ce4" table:formula="of:=([.H163]+[.H165]+[.H167])/3" office:value-type="float" office:value="1.02221104360028" calcext:value-type="float">
            <text:p>1.0222110436</text:p>
          </table:table-cell>
          <table:table-cell table:style-name="ce4" table:formula="of:=([.I163]+[.I165]+[.I167])/3" office:value-type="float" office:value="27.9666666666667" calcext:value-type="float">
            <text:p>27.9666666667</text:p>
          </table:table-cell>
          <table:table-cell table:style-name="ce4" table:formula="of:=([.J163]+[.J165]+[.J167])/3" office:value-type="float" office:value="6.422" calcext:value-type="float">
            <text:p>6.422</text:p>
          </table:table-cell>
          <table:table-cell table:style-name="ce4" table:formula="of:=([.K163]+[.K165]+[.K167])/3" office:value-type="float" office:value="16107.3333333333" calcext:value-type="float">
            <text:p>16107.3333333333</text:p>
          </table:table-cell>
          <table:table-cell table:style-name="ce4" table:formula="of:=([.L163]+[.L165]+[.L167])/3" office:value-type="float" office:value="5009" calcext:value-type="float">
            <text:p>5009</text:p>
          </table:table-cell>
          <table:table-cell table:style-name="ce4" table:number-columns-repeated="3"/>
          <table:table-cell table:style-name="ce4" table:formula="of:=([.P163]+[.P165]+[.P167])/3" office:value-type="float" office:value="40" calcext:value-type="float">
            <text:p>40</text:p>
          </table:table-cell>
          <table:table-cell table:style-name="ce4" table:formula="of:=([.Q163]+[.Q165]+[.Q167])/3" office:value-type="float" office:value="72.3333333333333" calcext:value-type="float">
            <text:p>72.3333333333</text:p>
          </table:table-cell>
          <table:table-cell table:style-name="ce4" table:formula="of:=([.R163]+[.R165]+[.R167])/3" office:value-type="float" office:value="118.666666666667" calcext:value-type="float">
            <text:p>118.6666666667</text:p>
          </table:table-cell>
          <table:table-cell table:style-name="ce4" table:formula="of:=([.S163]+[.S165]+[.S167])/3" office:value-type="float" office:value="40.3333333333333" calcext:value-type="float">
            <text:p>40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band40403A\_MISDPl </text:p>
          </table:table-cell>
          <table:table-cell office:value-type="float" office:value="3162" calcext:value-type="float">
            <text:p>3162</text:p>
          </table:table-cell>
          <table:table-cell office:value-type="float" office:value="859" calcext:value-type="float">
            <text:p>859</text:p>
          </table:table-cell>
          <table:table-cell table:style-name="ce7" office:value-type="float" office:value="0.0000000958580373" calcext:value-type="float">
            <text:p>9.59E-008</text:p>
          </table:table-cell>
          <table:table-cell table:style-name="ce7" office:value-type="float" office:value="-0.00000000110547403" calcext:value-type="float">
            <text:p>-1.11E-009</text:p>
          </table:table-cell>
          <table:table-cell table:formula="of:=[.E172]/[.D172]" office:value-type="float" office:value="-0.0115324083523667" calcext:value-type="float">
            <text:p>-0.0115324084</text:p>
          </table:table-cell>
          <table:table-cell office:value-type="float" office:value="-3.6540044" calcext:value-type="float">
            <text:p>-3.6540044</text:p>
          </table:table-cell>
          <table:table-cell table:formula="of:=[.G172]/[.D172]" office:value-type="float" office:value="-38118915.2513558" calcext:value-type="float">
            <text:p>-38118915.2513558</text:p>
          </table:table-cell>
          <table:table-cell office:value-type="float" office:value="50" calcext:value-type="float">
            <text:p>50</text:p>
          </table:table-cell>
          <table:table-cell office:value-type="float" office:value="5.869" calcext:value-type="float">
            <text:p>5.869</text:p>
          </table:table-cell>
          <table:table-cell office:value-type="float" office:value="25515" calcext:value-type="float">
            <text:p>25515</text:p>
          </table:table-cell>
          <table:table-cell office:value-type="float" office:value="8749" calcext:value-type="float">
            <text:p>8749</text:p>
          </table:table-cell>
          <table:table-cell/>
          <table:table-cell table:style-name="ce7" office:value-type="float" office:value="0.0000000958580373" calcext:value-type="float">
            <text:p>9.59E-00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4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13.0566272" calcext:value-type="float">
            <text:p>-13.0566272</text:p>
          </table:table-cell>
          <table:table-cell office:value-type="float" office:value="17.9979543" calcext:value-type="float">
            <text:p>17.9979543</text:p>
          </table:table-cell>
          <table:table-cell table:formula="of:=-[.E173]/[.D173]" office:value-type="float" office:value="1.37845356417927" calcext:value-type="float">
            <text:p>1.3784535642</text:p>
          </table:table-cell>
          <table:table-cell office:value-type="float" office:value="13.74712661" calcext:value-type="float">
            <text:p>13.74712661</text:p>
          </table:table-cell>
          <table:table-cell table:formula="of:=-[.G173]/[.D173]" office:value-type="float" office:value="1.05288497553181" calcext:value-type="float">
            <text:p>1.0528849755</text:p>
          </table:table-cell>
          <table:table-cell office:value-type="float" office:value="134.7" calcext:value-type="float">
            <text:p>134.7</text:p>
          </table:table-cell>
          <table:table-cell office:value-type="float" office:value="10.94" calcext:value-type="float">
            <text:p>10.94</text:p>
          </table:table-cell>
          <table:table-cell office:value-type="float" office:value="65160" calcext:value-type="float">
            <text:p>65160</text:p>
          </table:table-cell>
          <table:table-cell office:value-type="float" office:value="33190" calcext:value-type="float">
            <text:p>33190</text:p>
          </table:table-cell>
          <table:table-cell/>
          <table:table-cell office:value-type="float" office:value="-13.0566272" calcext:value-type="float">
            <text:p>-13.056627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4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style-name="ce7" office:value-type="float" office:value="0.00000297584976" calcext:value-type="float">
            <text:p>2.98E-006</text:p>
          </table:table-cell>
          <table:table-cell table:style-name="ce7" office:value-type="float" office:value="-0.000000000514505594" calcext:value-type="float">
            <text:p>-5.15E-010</text:p>
          </table:table-cell>
          <table:table-cell table:formula="of:=[.E174]/[.D174]" office:value-type="float" office:value="-0.000172893672562287" calcext:value-type="float">
            <text:p>-0.0001728937</text:p>
          </table:table-cell>
          <table:table-cell office:value-type="float" office:value="-2.6078136" calcext:value-type="float">
            <text:p>-2.6078136</text:p>
          </table:table-cell>
          <table:table-cell table:formula="of:=[.G174]/[.D174]" office:value-type="float" office:value="-876325.69192606" calcext:value-type="float">
            <text:p>-876325.69192606</text:p>
          </table:table-cell>
          <table:table-cell office:value-type="float" office:value="32.7" calcext:value-type="float">
            <text:p>32.7</text:p>
          </table:table-cell>
          <table:table-cell office:value-type="float" office:value="6.673" calcext:value-type="float">
            <text:p>6.673</text:p>
          </table:table-cell>
          <table:table-cell office:value-type="float" office:value="33385" calcext:value-type="float">
            <text:p>33385</text:p>
          </table:table-cell>
          <table:table-cell office:value-type="float" office:value="13220" calcext:value-type="float">
            <text:p>13220</text:p>
          </table:table-cell>
          <table:table-cell/>
          <table:table-cell table:style-name="ce7" office:value-type="float" office:value="0.00000297584976" calcext:value-type="float">
            <text:p>2.98E-00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4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14.1519968" calcext:value-type="float">
            <text:p>-14.1519968</text:p>
          </table:table-cell>
          <table:table-cell office:value-type="float" office:value="17.3253838" calcext:value-type="float">
            <text:p>17.3253838</text:p>
          </table:table-cell>
          <table:table-cell table:formula="of:=-[.E175]/[.D175]" office:value-type="float" office:value="1.22423598908671" calcext:value-type="float">
            <text:p>1.2242359891</text:p>
          </table:table-cell>
          <table:table-cell office:value-type="float" office:value="14.15203228" calcext:value-type="float">
            <text:p>14.15203228</text:p>
          </table:table-cell>
          <table:table-cell table:formula="of:=-[.G175]/[.D175]" office:value-type="float" office:value="1.00000250706671" calcext:value-type="float">
            <text:p>1.0000025071</text:p>
          </table:table-cell>
          <table:table-cell office:value-type="float" office:value="100" calcext:value-type="float">
            <text:p>100</text:p>
          </table:table-cell>
          <table:table-cell office:value-type="float" office:value="13.33" calcext:value-type="float">
            <text:p>13.33</text:p>
          </table:table-cell>
          <table:table-cell office:value-type="float" office:value="58730" calcext:value-type="float">
            <text:p>58730</text:p>
          </table:table-cell>
          <table:table-cell office:value-type="float" office:value="31350" calcext:value-type="float">
            <text:p>31350</text:p>
          </table:table-cell>
          <table:table-cell/>
          <table:table-cell office:value-type="float" office:value="-14.1519968" calcext:value-type="float">
            <text:p>-14.151996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4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style-name="ce7" office:value-type="float" office:value="0.0000148511692" calcext:value-type="float">
            <text:p>1.49E-005</text:p>
          </table:table-cell>
          <table:table-cell table:style-name="ce7" office:value-type="float" office:value="-0.000000000408448348" calcext:value-type="float">
            <text:p>-4.08E-010</text:p>
          </table:table-cell>
          <table:table-cell table:formula="of:=[.E176]/[.D176]" office:value-type="float" office:value="-0.0000275027738556773" calcext:value-type="float">
            <text:p>-2.75027738556773E-005</text:p>
          </table:table-cell>
          <table:table-cell office:value-type="float" office:value="-2.1891029" calcext:value-type="float">
            <text:p>-2.1891029</text:p>
          </table:table-cell>
          <table:table-cell table:formula="of:=[.G176]/[.D176]" office:value-type="float" office:value="-147402.731092714" calcext:value-type="float">
            <text:p>-147402.731092714</text:p>
          </table:table-cell>
          <table:table-cell office:value-type="float" office:value="45.2" calcext:value-type="float">
            <text:p>45.2</text:p>
          </table:table-cell>
          <table:table-cell office:value-type="float" office:value="7.862" calcext:value-type="float">
            <text:p>7.862</text:p>
          </table:table-cell>
          <table:table-cell office:value-type="float" office:value="42261" calcext:value-type="float">
            <text:p>42261</text:p>
          </table:table-cell>
          <table:table-cell office:value-type="float" office:value="22050" calcext:value-type="float">
            <text:p>22050</text:p>
          </table:table-cell>
          <table:table-cell/>
          <table:table-cell table:style-name="ce7" office:value-type="float" office:value="0.0000148511692" calcext:value-type="float">
            <text:p>1.49E-00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4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12.0683333" calcext:value-type="float">
            <text:p>-12.0683333</text:p>
          </table:table-cell>
          <table:table-cell office:value-type="float" office:value="14.0659307" calcext:value-type="float">
            <text:p>14.0659307</text:p>
          </table:table-cell>
          <table:table-cell table:formula="of:=-[.E177]/[.D177]" office:value-type="float" office:value="1.1655238838987" calcext:value-type="float">
            <text:p>1.1655238839</text:p>
          </table:table-cell>
          <table:table-cell office:value-type="float" office:value="12.06960062" calcext:value-type="float">
            <text:p>12.06960062</text:p>
          </table:table-cell>
          <table:table-cell table:formula="of:=-[.G177]/[.D177]" office:value-type="float" office:value="1.00010501201521" calcext:value-type="float">
            <text:p>1.000105012</text:p>
          </table:table-cell>
          <table:table-cell office:value-type="float" office:value="102.6" calcext:value-type="float">
            <text:p>102.6</text:p>
          </table:table-cell>
          <table:table-cell office:value-type="float" office:value="11.97" calcext:value-type="float">
            <text:p>11.97</text:p>
          </table:table-cell>
          <table:table-cell office:value-type="float" office:value="72490" calcext:value-type="float">
            <text:p>72490</text:p>
          </table:table-cell>
          <table:table-cell office:value-type="float" office:value="15550" calcext:value-type="float">
            <text:p>15550</text:p>
          </table:table-cell>
          <table:table-cell/>
          <table:table-cell office:value-type="float" office:value="-12.0683333" calcext:value-type="float">
            <text:p>-12.06833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172]+[.F174]+[.F176])/3" office:value-type="float" office:value="-0.00391093493292823" calcext:value-type="float">
            <text:p>-0.0039109349</text:p>
          </table:table-cell>
          <table:table-cell table:style-name="ce2"/>
          <table:table-cell table:style-name="ce2" table:formula="of:=([.H172]+[.H174]+[.H176])/3" office:value-type="float" office:value="-13047547.8914582" calcext:value-type="float">
            <text:p>-13047547.8914582</text:p>
          </table:table-cell>
          <table:table-cell table:style-name="ce2" table:formula="of:=([.I172]+[.I174]+[.I176])/3" office:value-type="float" office:value="42.6333333333333" calcext:value-type="float">
            <text:p>42.6333333333</text:p>
          </table:table-cell>
          <table:table-cell table:style-name="ce2" table:formula="of:=([.J172]+[.J174]+[.J176])/3" office:value-type="float" office:value="6.80133333333333" calcext:value-type="float">
            <text:p>6.8013333333</text:p>
          </table:table-cell>
          <table:table-cell table:style-name="ce2" table:formula="of:=([.K172]+[.K174]+[.K176])/3" office:value-type="float" office:value="33720.3333333333" calcext:value-type="float">
            <text:p>33720.3333333333</text:p>
          </table:table-cell>
          <table:table-cell table:style-name="ce2" table:formula="of:=([.L172]+[.L174]+[.L176])/3" office:value-type="float" office:value="14673" calcext:value-type="float">
            <text:p>14673</text:p>
          </table:table-cell>
          <table:table-cell table:style-name="ce2" table:number-columns-repeated="3"/>
          <table:table-cell table:style-name="ce2" table:formula="of:=([.P172]+[.P174]+[.P176])/3" office:value-type="float" office:value="33" calcext:value-type="float">
            <text:p>33</text:p>
          </table:table-cell>
          <table:table-cell table:style-name="ce2" table:formula="of:=([.Q172]+[.Q174]+[.Q176])/3" office:value-type="float" office:value="42.3333333333333" calcext:value-type="float">
            <text:p>42.3333333333</text:p>
          </table:table-cell>
          <table:table-cell table:style-name="ce2" table:formula="of:=([.R172]+[.R174]+[.R176])/3" office:value-type="float" office:value="103.666666666667" calcext:value-type="float">
            <text:p>103.6666666667</text:p>
          </table:table-cell>
          <table:table-cell table:style-name="ce2" table:formula="of:=([.S172]+[.S174]+[.S176])/3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173]+[.F175]+[.F177])/3" office:value-type="float" office:value="1.25607114572156" calcext:value-type="float">
            <text:p>1.2560711457</text:p>
          </table:table-cell>
          <table:table-cell table:style-name="ce4"/>
          <table:table-cell table:style-name="ce4" table:formula="of:=([.H173]+[.H175]+[.H177])/3" office:value-type="float" office:value="1.01766416487124" calcext:value-type="float">
            <text:p>1.0176641649</text:p>
          </table:table-cell>
          <table:table-cell table:style-name="ce4" table:formula="of:=([.I173]+[.I175]+[.I177])/3" office:value-type="float" office:value="112.433333333333" calcext:value-type="float">
            <text:p>112.4333333333</text:p>
          </table:table-cell>
          <table:table-cell table:style-name="ce4" table:formula="of:=([.J173]+[.J175]+[.J177])/3" office:value-type="float" office:value="12.08" calcext:value-type="float">
            <text:p>12.08</text:p>
          </table:table-cell>
          <table:table-cell table:style-name="ce4" table:formula="of:=([.K173]+[.K175]+[.K177])/3" office:value-type="float" office:value="65460" calcext:value-type="float">
            <text:p>65460</text:p>
          </table:table-cell>
          <table:table-cell table:style-name="ce4" table:formula="of:=([.L173]+[.L175]+[.L177])/3" office:value-type="float" office:value="26696.6666666667" calcext:value-type="float">
            <text:p>26696.6666666667</text:p>
          </table:table-cell>
          <table:table-cell table:style-name="ce4" table:number-columns-repeated="3"/>
          <table:table-cell table:style-name="ce4" table:formula="of:=([.P173]+[.P175]+[.P177])/3" office:value-type="float" office:value="103.666666666667" calcext:value-type="float">
            <text:p>103.6666666667</text:p>
          </table:table-cell>
          <table:table-cell table:style-name="ce4" table:formula="of:=([.Q173]+[.Q175]+[.Q177])/3" office:value-type="float" office:value="70.3333333333333" calcext:value-type="float">
            <text:p>70.3333333333</text:p>
          </table:table-cell>
          <table:table-cell table:style-name="ce4" table:formula="of:=([.R173]+[.R175]+[.R177])/3" office:value-type="float" office:value="118.333333333333" calcext:value-type="float">
            <text:p>118.3333333333</text:p>
          </table:table-cell>
          <table:table-cell table:style-name="ce4" table:formula="of:=([.S173]+[.S175]+[.S177])/3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rnk130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0.0130478599" calcext:value-type="float">
            <text:p>-0.0130478599</text:p>
          </table:table-cell>
          <table:table-cell office:value-type="float" office:value="0.00108746317" calcext:value-type="float">
            <text:p>0.0010874632</text:p>
          </table:table-cell>
          <table:table-cell table:formula="of:=[.E182]/[.D182]" office:value-type="float" office:value="-0.0833441789178009" calcext:value-type="float">
            <text:p>-0.0833441789</text:p>
          </table:table-cell>
          <table:table-cell office:value-type="float" office:value="-46.6921" calcext:value-type="float">
            <text:p>-46.6921</text:p>
          </table:table-cell>
          <table:table-cell table:formula="of:=[.G182]/[.D182]" office:value-type="float" office:value="3578.52554808624" calcext:value-type="float">
            <text:p>3578.5255480863</text:p>
          </table:table-cell>
          <table:table-cell office:value-type="float" office:value="28.7" calcext:value-type="float">
            <text:p>28.7</text:p>
          </table:table-cell>
          <table:table-cell office:value-type="float" office:value="3.007" calcext:value-type="float">
            <text:p>3.007</text:p>
          </table:table-cell>
          <table:table-cell office:value-type="float" office:value="2523.7" calcext:value-type="float">
            <text:p>2523.7</text:p>
          </table:table-cell>
          <table:table-cell office:value-type="float" office:value="930.9" calcext:value-type="float">
            <text:p>930.9</text:p>
          </table:table-cell>
          <table:table-cell/>
          <table:table-cell office:value-type="float" office:value="-0.0130478599" calcext:value-type="float">
            <text:p>-0.013047859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30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408.391139" calcext:value-type="float">
            <text:p>-408.391139</text:p>
          </table:table-cell>
          <table:table-cell office:value-type="float" office:value="631.931585" calcext:value-type="float">
            <text:p>631.931585</text:p>
          </table:table-cell>
          <table:table-cell table:formula="of:=-[.E183]/[.D183]" office:value-type="float" office:value="1.54736850203794" calcext:value-type="float">
            <text:p>1.547368502</text:p>
          </table:table-cell>
          <table:table-cell office:value-type="float" office:value="751.223174" calcext:value-type="float">
            <text:p>751.223174</text:p>
          </table:table-cell>
          <table:table-cell table:formula="of:=-[.G183]/[.D183]" office:value-type="float" office:value="1.83946981768378" calcext:value-type="float">
            <text:p>1.8394698177</text:p>
          </table:table-cell>
          <table:table-cell office:value-type="float" office:value="357.4" calcext:value-type="float">
            <text:p>357.4</text:p>
          </table:table-cell>
          <table:table-cell office:value-type="float" office:value="1.865" calcext:value-type="float">
            <text:p>1.865</text:p>
          </table:table-cell>
          <table:table-cell office:value-type="float" office:value="2072.4" calcext:value-type="float">
            <text:p>2072.4</text:p>
          </table:table-cell>
          <table:table-cell office:value-type="float" office:value="696.4" calcext:value-type="float">
            <text:p>696.4</text:p>
          </table:table-cell>
          <table:table-cell/>
          <table:table-cell office:value-type="float" office:value="-408.391139" calcext:value-type="float">
            <text:p>-408.391139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30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0.019446005" calcext:value-type="float">
            <text:p>-0.019446005</text:p>
          </table:table-cell>
          <table:table-cell office:value-type="float" office:value="0.000790878063" calcext:value-type="float">
            <text:p>0.0007908781</text:p>
          </table:table-cell>
          <table:table-cell table:formula="of:=[.E184]/[.D184]" office:value-type="float" office:value="-0.0406704648589775" calcext:value-type="float">
            <text:p>-0.0406704649</text:p>
          </table:table-cell>
          <table:table-cell office:value-type="float" office:value="-47.79704" calcext:value-type="float">
            <text:p>-47.79704</text:p>
          </table:table-cell>
          <table:table-cell table:formula="of:=[.G184]/[.D184]" office:value-type="float" office:value="2457.93621877604" calcext:value-type="float">
            <text:p>2457.9362187761</text:p>
          </table:table-cell>
          <table:table-cell office:value-type="float" office:value="15.3" calcext:value-type="float">
            <text:p>15.3</text:p>
          </table:table-cell>
          <table:table-cell office:value-type="float" office:value="2.062" calcext:value-type="float">
            <text:p>2.062</text:p>
          </table:table-cell>
          <table:table-cell office:value-type="float" office:value="2294.5" calcext:value-type="float">
            <text:p>2294.5</text:p>
          </table:table-cell>
          <table:table-cell office:value-type="float" office:value="716.3" calcext:value-type="float">
            <text:p>716.3</text:p>
          </table:table-cell>
          <table:table-cell/>
          <table:table-cell office:value-type="float" office:value="-0.019446005" calcext:value-type="float">
            <text:p>-0.0194460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30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515.587821" calcext:value-type="float">
            <text:p>-515.587821</text:p>
          </table:table-cell>
          <table:table-cell office:value-type="float" office:value="735.409902" calcext:value-type="float">
            <text:p>735.409902</text:p>
          </table:table-cell>
          <table:table-cell table:formula="of:=-[.E185]/[.D185]" office:value-type="float" office:value="1.42635235365655" calcext:value-type="float">
            <text:p>1.4263523537</text:p>
          </table:table-cell>
          <table:table-cell office:value-type="float" office:value="747.109014" calcext:value-type="float">
            <text:p>747.109014</text:p>
          </table:table-cell>
          <table:table-cell table:formula="of:=-[.G185]/[.D185]" office:value-type="float" office:value="1.44904317668124" calcext:value-type="float">
            <text:p>1.4490431767</text:p>
          </table:table-cell>
          <table:table-cell office:value-type="float" office:value="120.2" calcext:value-type="float">
            <text:p>120.2</text:p>
          </table:table-cell>
          <table:table-cell office:value-type="float" office:value="2.667" calcext:value-type="float">
            <text:p>2.667</text:p>
          </table:table-cell>
          <table:table-cell office:value-type="float" office:value="2223.9" calcext:value-type="float">
            <text:p>2223.9</text:p>
          </table:table-cell>
          <table:table-cell office:value-type="float" office:value="769.4" calcext:value-type="float">
            <text:p>769.4</text:p>
          </table:table-cell>
          <table:table-cell/>
          <table:table-cell office:value-type="float" office:value="-515.587821" calcext:value-type="float">
            <text:p>-515.58782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30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0.00929832077" calcext:value-type="float">
            <text:p>-0.0092983208</text:p>
          </table:table-cell>
          <table:table-cell office:value-type="float" office:value="0.000589572942" calcext:value-type="float">
            <text:p>0.0005895729</text:p>
          </table:table-cell>
          <table:table-cell table:formula="of:=[.E186]/[.D186]" office:value-type="float" office:value="-0.0634063888075567" calcext:value-type="float">
            <text:p>-0.0634063888</text:p>
          </table:table-cell>
          <table:table-cell office:value-type="float" office:value="-35.157706" calcext:value-type="float">
            <text:p>-35.157706</text:p>
          </table:table-cell>
          <table:table-cell table:formula="of:=[.G186]/[.D186]" office:value-type="float" office:value="3781.08121559244" calcext:value-type="float">
            <text:p>3781.0812155924</text:p>
          </table:table-cell>
          <table:table-cell office:value-type="float" office:value="23.4" calcext:value-type="float">
            <text:p>23.4</text:p>
          </table:table-cell>
          <table:table-cell office:value-type="float" office:value="2.208" calcext:value-type="float">
            <text:p>2.208</text:p>
          </table:table-cell>
          <table:table-cell office:value-type="float" office:value="2808.5" calcext:value-type="float">
            <text:p>2808.5</text:p>
          </table:table-cell>
          <table:table-cell office:value-type="float" office:value="935.7" calcext:value-type="float">
            <text:p>935.7</text:p>
          </table:table-cell>
          <table:table-cell/>
          <table:table-cell office:value-type="float" office:value="-0.00929832077" calcext:value-type="float">
            <text:p>-0.009298320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30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office:value-type="float" office:value="-260.194225" calcext:value-type="float">
            <text:p>-260.194225</text:p>
          </table:table-cell>
          <table:table-cell office:value-type="float" office:value="371.580357" calcext:value-type="float">
            <text:p>371.580357</text:p>
          </table:table-cell>
          <table:table-cell table:formula="of:=-[.E187]/[.D187]" office:value-type="float" office:value="1.42808840972547" calcext:value-type="float">
            <text:p>1.4280884097</text:p>
          </table:table-cell>
          <table:table-cell office:value-type="float" office:value="409.113514" calcext:value-type="float">
            <text:p>409.113514</text:p>
          </table:table-cell>
          <table:table-cell table:formula="of:=-[.G187]/[.D187]" office:value-type="float" office:value="1.57233894795321" calcext:value-type="float">
            <text:p>1.572338948</text:p>
          </table:table-cell>
          <table:table-cell office:value-type="float" office:value="191.1" calcext:value-type="float">
            <text:p>191.1</text:p>
          </table:table-cell>
          <table:table-cell office:value-type="float" office:value="1.828" calcext:value-type="float">
            <text:p>1.828</text:p>
          </table:table-cell>
          <table:table-cell office:value-type="float" office:value="2219.7" calcext:value-type="float">
            <text:p>2219.7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-260.194225" calcext:value-type="float">
            <text:p>-260.194225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182]+[.F184]+[.F186])/3" office:value-type="float" office:value="-0.0624736775281117" calcext:value-type="float">
            <text:p>-0.0624736775</text:p>
          </table:table-cell>
          <table:table-cell table:style-name="ce2"/>
          <table:table-cell table:style-name="ce2" table:formula="of:=([.H182]+[.H184]+[.H186])/3" office:value-type="float" office:value="3272.51432748491" calcext:value-type="float">
            <text:p>3272.5143274849</text:p>
          </table:table-cell>
          <table:table-cell table:style-name="ce2" table:formula="of:=([.I182]+[.I184]+[.I186])/3" office:value-type="float" office:value="22.4666666666667" calcext:value-type="float">
            <text:p>22.4666666667</text:p>
          </table:table-cell>
          <table:table-cell table:style-name="ce2" table:formula="of:=([.J182]+[.J184]+[.J186])/3" office:value-type="float" office:value="2.42566666666667" calcext:value-type="float">
            <text:p>2.4256666667</text:p>
          </table:table-cell>
          <table:table-cell table:style-name="ce2" table:formula="of:=([.K182]+[.K184]+[.K186])/3" office:value-type="float" office:value="2542.23333333333" calcext:value-type="float">
            <text:p>2542.2333333333</text:p>
          </table:table-cell>
          <table:table-cell table:style-name="ce2" table:formula="of:=([.L182]+[.L184]+[.L186])/3" office:value-type="float" office:value="860.966666666667" calcext:value-type="float">
            <text:p>860.9666666667</text:p>
          </table:table-cell>
          <table:table-cell table:style-name="ce2" table:number-columns-repeated="3"/>
          <table:table-cell table:style-name="ce2" table:formula="of:=([.P182]+[.P184]+[.P186])/3" office:value-type="float" office:value="67" calcext:value-type="float">
            <text:p>67</text:p>
          </table:table-cell>
          <table:table-cell table:style-name="ce2" table:formula="of:=([.Q182]+[.Q184]+[.Q186])/3" office:value-type="float" office:value="55" calcext:value-type="float">
            <text:p>55</text:p>
          </table:table-cell>
          <table:table-cell table:style-name="ce2" table:formula="of:=([.R182]+[.R184]+[.R186])/3" office:value-type="float" office:value="102.333333333333" calcext:value-type="float">
            <text:p>102.3333333333</text:p>
          </table:table-cell>
          <table:table-cell table:style-name="ce2" table:formula="of:=([.S182]+[.S184]+[.S186])/3" office:value-type="float" office:value="34.3333333333333" calcext:value-type="float">
            <text:p>34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183]+[.F185]+[.F187])/3" office:value-type="float" office:value="1.46726975513999" calcext:value-type="float">
            <text:p>1.4672697551</text:p>
          </table:table-cell>
          <table:table-cell table:style-name="ce4"/>
          <table:table-cell table:style-name="ce4" table:formula="of:=([.H183]+[.H185]+[.H187])/3" office:value-type="float" office:value="1.62028398077274" calcext:value-type="float">
            <text:p>1.6202839808</text:p>
          </table:table-cell>
          <table:table-cell table:style-name="ce4" table:formula="of:=([.I183]+[.I185]+[.I187])/3" office:value-type="float" office:value="222.9" calcext:value-type="float">
            <text:p>222.9</text:p>
          </table:table-cell>
          <table:table-cell table:style-name="ce4" table:formula="of:=([.J183]+[.J185]+[.J187])/3" office:value-type="float" office:value="2.12" calcext:value-type="float">
            <text:p>2.12</text:p>
          </table:table-cell>
          <table:table-cell table:style-name="ce4" table:formula="of:=([.K183]+[.K185]+[.K187])/3" office:value-type="float" office:value="2172" calcext:value-type="float">
            <text:p>2172</text:p>
          </table:table-cell>
          <table:table-cell table:style-name="ce4" table:formula="of:=([.L183]+[.L185]+[.L187])/3" office:value-type="float" office:value="744.933333333333" calcext:value-type="float">
            <text:p>744.9333333333</text:p>
          </table:table-cell>
          <table:table-cell table:style-name="ce4" table:number-columns-repeated="3"/>
          <table:table-cell table:style-name="ce4" table:formula="of:=([.P183]+[.P185]+[.P187])/3" office:value-type="float" office:value="1093.66666666667" calcext:value-type="float">
            <text:p>1093.6666666667</text:p>
          </table:table-cell>
          <table:table-cell table:style-name="ce4" table:formula="of:=([.Q183]+[.Q185]+[.Q187])/3" office:value-type="float" office:value="51.6666666666667" calcext:value-type="float">
            <text:p>51.6666666667</text:p>
          </table:table-cell>
          <table:table-cell table:style-name="ce4" table:formula="of:=([.R183]+[.R185]+[.R187])/3" office:value-type="float" office:value="84.6666666666667" calcext:value-type="float">
            <text:p>84.6666666667</text:p>
          </table:table-cell>
          <table:table-cell table:style-name="ce4" table:formula="of:=([.S183]+[.S185]+[.S187])/3" office:value-type="float" office:value="28.6666666666667" calcext:value-type="float">
            <text:p>28.6666666667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rnk13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0.0247966121" calcext:value-type="float">
            <text:p>-0.0247966121</text:p>
          </table:table-cell>
          <table:table-cell office:value-type="float" office:value="0.00127062219" calcext:value-type="float">
            <text:p>0.0012706222</text:p>
          </table:table-cell>
          <table:table-cell table:formula="of:=[.E192]/[.D192]" office:value-type="float" office:value="-0.0512417658055795" calcext:value-type="float">
            <text:p>-0.0512417658</text:p>
          </table:table-cell>
          <table:table-cell office:value-type="float" office:value="-56.84432" calcext:value-type="float">
            <text:p>-56.84432</text:p>
          </table:table-cell>
          <table:table-cell table:formula="of:=[.G192]/[.D192]" office:value-type="float" office:value="2292.42284271568" calcext:value-type="float">
            <text:p>2292.4228427157</text:p>
          </table:table-cell>
          <table:table-cell office:value-type="float" office:value="48.1" calcext:value-type="float">
            <text:p>48.1</text:p>
          </table:table-cell>
          <table:table-cell office:value-type="float" office:value="3.512" calcext:value-type="float">
            <text:p>3.512</text:p>
          </table:table-cell>
          <table:table-cell office:value-type="float" office:value="8919" calcext:value-type="float">
            <text:p>8919</text:p>
          </table:table-cell>
          <table:table-cell office:value-type="float" office:value="3638" calcext:value-type="float">
            <text:p>3638</text:p>
          </table:table-cell>
          <table:table-cell/>
          <table:table-cell office:value-type="float" office:value="-0.0247966121" calcext:value-type="float">
            <text:p>-0.024796612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3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1095.51166" calcext:value-type="float">
            <text:p>-1095.51166</text:p>
          </table:table-cell>
          <table:table-cell office:value-type="float" office:value="1587.68101" calcext:value-type="float">
            <text:p>1587.68101</text:p>
          </table:table-cell>
          <table:table-cell table:formula="of:=-[.E193]/[.D193]" office:value-type="float" office:value="1.44925980066702" calcext:value-type="float">
            <text:p>1.4492598007</text:p>
          </table:table-cell>
          <table:table-cell office:value-type="float" office:value="1928.09509" calcext:value-type="float">
            <text:p>1928.09509</text:p>
          </table:table-cell>
          <table:table-cell table:formula="of:=-[.G193]/[.D193]" office:value-type="float" office:value="1.75999504195145" calcext:value-type="float">
            <text:p>1.759995042</text:p>
          </table:table-cell>
          <table:table-cell office:value-type="float" office:value="188.9" calcext:value-type="float">
            <text:p>188.9</text:p>
          </table:table-cell>
          <table:table-cell office:value-type="float" office:value="6.522" calcext:value-type="float">
            <text:p>6.522</text:p>
          </table:table-cell>
          <table:table-cell office:value-type="float" office:value="7750" calcext:value-type="float">
            <text:p>7750</text:p>
          </table:table-cell>
          <table:table-cell office:value-type="float" office:value="2759" calcext:value-type="float">
            <text:p>2759</text:p>
          </table:table-cell>
          <table:table-cell/>
          <table:table-cell office:value-type="float" office:value="-1095.51166" calcext:value-type="float">
            <text:p>-1095.51166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3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0.0239554413" calcext:value-type="float">
            <text:p>-0.0239554413</text:p>
          </table:table-cell>
          <table:table-cell office:value-type="float" office:value="0.000969847584" calcext:value-type="float">
            <text:p>0.0009698476</text:p>
          </table:table-cell>
          <table:table-cell table:formula="of:=[.E194]/[.D194]" office:value-type="float" office:value="-0.0404854818516743" calcext:value-type="float">
            <text:p>-0.0404854819</text:p>
          </table:table-cell>
          <table:table-cell office:value-type="float" office:value="-43.77718" calcext:value-type="float">
            <text:p>-43.77718</text:p>
          </table:table-cell>
          <table:table-cell table:formula="of:=[.G194]/[.D194]" office:value-type="float" office:value="1827.44201836098" calcext:value-type="float">
            <text:p>1827.442018361</text:p>
          </table:table-cell>
          <table:table-cell office:value-type="float" office:value="21.4" calcext:value-type="float">
            <text:p>21.4</text:p>
          </table:table-cell>
          <table:table-cell office:value-type="float" office:value="5.518" calcext:value-type="float">
            <text:p>5.518</text:p>
          </table:table-cell>
          <table:table-cell office:value-type="float" office:value="8112" calcext:value-type="float">
            <text:p>8112</text:p>
          </table:table-cell>
          <table:table-cell office:value-type="float" office:value="2799" calcext:value-type="float">
            <text:p>2799</text:p>
          </table:table-cell>
          <table:table-cell/>
          <table:table-cell office:value-type="float" office:value="-0.0239554413" calcext:value-type="float">
            <text:p>-0.02395544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3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566.116193" calcext:value-type="float">
            <text:p>-566.116193</text:p>
          </table:table-cell>
          <table:table-cell office:value-type="float" office:value="823.203304" calcext:value-type="float">
            <text:p>823.203304</text:p>
          </table:table-cell>
          <table:table-cell table:formula="of:=-[.E195]/[.D195]" office:value-type="float" office:value="1.45412428434104" calcext:value-type="float">
            <text:p>1.4541242843</text:p>
          </table:table-cell>
          <table:table-cell office:value-type="float" office:value="1119.42173" calcext:value-type="float">
            <text:p>1119.42173</text:p>
          </table:table-cell>
          <table:table-cell table:formula="of:=-[.G195]/[.D195]" office:value-type="float" office:value="1.9773709776219" calcext:value-type="float">
            <text:p>1.9773709776</text:p>
          </table:table-cell>
          <table:table-cell office:value-type="float" office:value="453.9" calcext:value-type="float">
            <text:p>453.9</text:p>
          </table:table-cell>
          <table:table-cell office:value-type="float" office:value="6.328" calcext:value-type="float">
            <text:p>6.328</text:p>
          </table:table-cell>
          <table:table-cell office:value-type="float" office:value="9354" calcext:value-type="float">
            <text:p>9354</text:p>
          </table:table-cell>
          <table:table-cell office:value-type="float" office:value="2978" calcext:value-type="float">
            <text:p>2978</text:p>
          </table:table-cell>
          <table:table-cell/>
          <table:table-cell office:value-type="float" office:value="-566.116193" calcext:value-type="float">
            <text:p>-566.116193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3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0.0202600436" calcext:value-type="float">
            <text:p>-0.0202600436</text:p>
          </table:table-cell>
          <table:table-cell office:value-type="float" office:value="0.00128414487" calcext:value-type="float">
            <text:p>0.0012841449</text:p>
          </table:table-cell>
          <table:table-cell table:formula="of:=[.E196]/[.D196]" office:value-type="float" office:value="-0.0633831247036408" calcext:value-type="float">
            <text:p>-0.0633831247</text:p>
          </table:table-cell>
          <table:table-cell office:value-type="float" office:value="-52.14133" calcext:value-type="float">
            <text:p>-52.14133</text:p>
          </table:table-cell>
          <table:table-cell table:formula="of:=[.G196]/[.D196]" office:value-type="float" office:value="2573.6040370614" calcext:value-type="float">
            <text:p>2573.6040370614</text:p>
          </table:table-cell>
          <table:table-cell office:value-type="float" office:value="114.7" calcext:value-type="float">
            <text:p>114.7</text:p>
          </table:table-cell>
          <table:table-cell office:value-type="float" office:value="4.656" calcext:value-type="float">
            <text:p>4.656</text:p>
          </table:table-cell>
          <table:table-cell office:value-type="float" office:value="7853" calcext:value-type="float">
            <text:p>7853</text:p>
          </table:table-cell>
          <table:table-cell office:value-type="float" office:value="3077" calcext:value-type="float">
            <text:p>3077</text:p>
          </table:table-cell>
          <table:table-cell/>
          <table:table-cell office:value-type="float" office:value="-0.0202600436" calcext:value-type="float">
            <text:p>-0.020260043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3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office:value-type="float" office:value="-678.567799" calcext:value-type="float">
            <text:p>-678.567799</text:p>
          </table:table-cell>
          <table:table-cell office:value-type="float" office:value="1067.90717" calcext:value-type="float">
            <text:p>1067.90717</text:p>
          </table:table-cell>
          <table:table-cell table:formula="of:=-[.E197]/[.D197]" office:value-type="float" office:value="1.57376635256457" calcext:value-type="float">
            <text:p>1.5737663526</text:p>
          </table:table-cell>
          <table:table-cell office:value-type="float" office:value="1701.05" calcext:value-type="float">
            <text:p>1701.05</text:p>
          </table:table-cell>
          <table:table-cell table:formula="of:=-[.G197]/[.D197]" office:value-type="float" office:value="2.5068239349212" calcext:value-type="float">
            <text:p>2.5068239349</text:p>
          </table:table-cell>
          <table:table-cell office:value-type="float" office:value="701.5" calcext:value-type="float">
            <text:p>701.5</text:p>
          </table:table-cell>
          <table:table-cell office:value-type="float" office:value="4.471" calcext:value-type="float">
            <text:p>4.471</text:p>
          </table:table-cell>
          <table:table-cell office:value-type="float" office:value="8211" calcext:value-type="float">
            <text:p>8211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float" office:value="-678.567799" calcext:value-type="float">
            <text:p>-678.567799</text:p>
          </table:table-cell>
          <table:table-cell office:value-type="float" office:value="0" calcext:value-type="float">
            <text:p>0</text:p>
          </table:table-cell>
          <table:table-cell office:value-type="float" office:value="2441" calcext:value-type="float">
            <text:p>2441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192]+[.F194]+[.F196])/3" office:value-type="float" office:value="-0.0517034574536316" calcext:value-type="float">
            <text:p>-0.0517034575</text:p>
          </table:table-cell>
          <table:table-cell table:style-name="ce2"/>
          <table:table-cell table:style-name="ce2" table:formula="of:=([.H192]+[.H194]+[.H196])/3" office:value-type="float" office:value="2231.15629937935" calcext:value-type="float">
            <text:p>2231.1562993794</text:p>
          </table:table-cell>
          <table:table-cell table:style-name="ce2" table:formula="of:=([.I192]+[.I194]+[.I196])/3" office:value-type="float" office:value="61.4" calcext:value-type="float">
            <text:p>61.4</text:p>
          </table:table-cell>
          <table:table-cell table:style-name="ce2" table:formula="of:=([.J192]+[.J194]+[.J196])/3" office:value-type="float" office:value="4.562" calcext:value-type="float">
            <text:p>4.562</text:p>
          </table:table-cell>
          <table:table-cell table:style-name="ce2" table:formula="of:=([.K192]+[.K194]+[.K196])/3" office:value-type="float" office:value="8294.66666666667" calcext:value-type="float">
            <text:p>8294.6666666667</text:p>
          </table:table-cell>
          <table:table-cell table:style-name="ce2" table:formula="of:=([.L192]+[.L194]+[.L196])/3" office:value-type="float" office:value="3171.33333333333" calcext:value-type="float">
            <text:p>3171.3333333333</text:p>
          </table:table-cell>
          <table:table-cell table:style-name="ce2" table:number-columns-repeated="3"/>
          <table:table-cell table:style-name="ce2" table:formula="of:=([.P192]+[.P194]+[.P196])/3" office:value-type="float" office:value="81.6666666666667" calcext:value-type="float">
            <text:p>81.6666666667</text:p>
          </table:table-cell>
          <table:table-cell table:style-name="ce2" table:formula="of:=([.Q192]+[.Q194]+[.Q196])/3" office:value-type="float" office:value="50.6666666666667" calcext:value-type="float">
            <text:p>50.6666666667</text:p>
          </table:table-cell>
          <table:table-cell table:style-name="ce2" table:formula="of:=([.R192]+[.R194]+[.R196])/3" office:value-type="float" office:value="94.6666666666667" calcext:value-type="float">
            <text:p>94.6666666667</text:p>
          </table:table-cell>
          <table:table-cell table:style-name="ce2" table:formula="of:=([.S192]+[.S194]+[.S196])/3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193]+[.F195]+[.F197])/3" office:value-type="float" office:value="1.49238347919088" calcext:value-type="float">
            <text:p>1.4923834792</text:p>
          </table:table-cell>
          <table:table-cell table:style-name="ce4"/>
          <table:table-cell table:style-name="ce4" table:formula="of:=([.H193]+[.H195]+[.H197])/3" office:value-type="float" office:value="2.08139665149818" calcext:value-type="float">
            <text:p>2.0813966515</text:p>
          </table:table-cell>
          <table:table-cell table:style-name="ce4" table:formula="of:=([.I193]+[.I195]+[.I197])/3" office:value-type="float" office:value="448.1" calcext:value-type="float">
            <text:p>448.1</text:p>
          </table:table-cell>
          <table:table-cell table:style-name="ce4" table:formula="of:=([.J193]+[.J195]+[.J197])/3" office:value-type="float" office:value="5.77366666666667" calcext:value-type="float">
            <text:p>5.7736666667</text:p>
          </table:table-cell>
          <table:table-cell table:style-name="ce4" table:formula="of:=([.K193]+[.K195]+[.K197])/3" office:value-type="float" office:value="8438.33333333333" calcext:value-type="float">
            <text:p>8438.3333333333</text:p>
          </table:table-cell>
          <table:table-cell table:style-name="ce4" table:formula="of:=([.L193]+[.L195]+[.L197])/3" office:value-type="float" office:value="2819.66666666667" calcext:value-type="float">
            <text:p>2819.6666666667</text:p>
          </table:table-cell>
          <table:table-cell table:style-name="ce4" table:number-columns-repeated="3"/>
          <table:table-cell table:style-name="ce4" table:formula="of:=([.P193]+[.P195]+[.P197])/3" office:value-type="float" office:value="1407.66666666667" calcext:value-type="float">
            <text:p>1407.6666666667</text:p>
          </table:table-cell>
          <table:table-cell table:style-name="ce4" table:formula="of:=([.Q193]+[.Q195]+[.Q197])/3" office:value-type="float" office:value="66" calcext:value-type="float">
            <text:p>66</text:p>
          </table:table-cell>
          <table:table-cell table:style-name="ce4" table:formula="of:=([.R193]+[.R195]+[.R197])/3" office:value-type="float" office:value="93.3333333333333" calcext:value-type="float">
            <text:p>93.3333333333</text:p>
          </table:table-cell>
          <table:table-cell table:style-name="ce4" table:formula="of:=([.S193]+[.S195]+[.S197])/3" office:value-type="float" office:value="29.6666666666667" calcext:value-type="float">
            <text:p>29.6666666667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rnk14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0.0121740976" calcext:value-type="float">
            <text:p>-0.0121740976</text:p>
          </table:table-cell>
          <table:table-cell office:value-type="float" office:value="0.000724808071" calcext:value-type="float">
            <text:p>0.0007248081</text:p>
          </table:table-cell>
          <table:table-cell table:formula="of:=[.E202]/[.D202]" office:value-type="float" office:value="-0.0595369032526895" calcext:value-type="float">
            <text:p>-0.0595369033</text:p>
          </table:table-cell>
          <table:table-cell office:value-type="float" office:value="-29.1466" calcext:value-type="float">
            <text:p>-29.1466</text:p>
          </table:table-cell>
          <table:table-cell table:formula="of:=[.G202]/[.D202]" office:value-type="float" office:value="2394.14870470564" calcext:value-type="float">
            <text:p>2394.1487047056</text:p>
          </table:table-cell>
          <table:table-cell office:value-type="float" office:value="48.1" calcext:value-type="float">
            <text:p>48.1</text:p>
          </table:table-cell>
          <table:table-cell office:value-type="float" office:value="8.959" calcext:value-type="float">
            <text:p>8.959</text:p>
          </table:table-cell>
          <table:table-cell office:value-type="float" office:value="28552" calcext:value-type="float">
            <text:p>28552</text:p>
          </table:table-cell>
          <table:table-cell office:value-type="float" office:value="10560" calcext:value-type="float">
            <text:p>10560</text:p>
          </table:table-cell>
          <table:table-cell/>
          <table:table-cell office:value-type="float" office:value="-0.0121740976" calcext:value-type="float">
            <text:p>-0.012174097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4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508.406406" calcext:value-type="float">
            <text:p>-508.406406</text:p>
          </table:table-cell>
          <table:table-cell office:value-type="float" office:value="721.812768" calcext:value-type="float">
            <text:p>721.812768</text:p>
          </table:table-cell>
          <table:table-cell table:formula="of:=-[.E203]/[.D203]" office:value-type="float" office:value="1.41975545445822" calcext:value-type="float">
            <text:p>1.4197554545</text:p>
          </table:table-cell>
          <table:table-cell office:value-type="float" office:value="1128.54055" calcext:value-type="float">
            <text:p>1128.54055</text:p>
          </table:table-cell>
          <table:table-cell table:formula="of:=-[.G203]/[.D203]" office:value-type="float" office:value="2.2197606809856" calcext:value-type="float">
            <text:p>2.219760681</text:p>
          </table:table-cell>
          <table:table-cell office:value-type="float" office:value="278.6" calcext:value-type="float">
            <text:p>278.6</text:p>
          </table:table-cell>
          <table:table-cell office:value-type="float" office:value="9.727" calcext:value-type="float">
            <text:p>9.727</text:p>
          </table:table-cell>
          <table:table-cell office:value-type="float" office:value="27681" calcext:value-type="float">
            <text:p>27681</text:p>
          </table:table-cell>
          <table:table-cell office:value-type="float" office:value="8685" calcext:value-type="float">
            <text:p>8685</text:p>
          </table:table-cell>
          <table:table-cell/>
          <table:table-cell office:value-type="float" office:value="-508.406406" calcext:value-type="float">
            <text:p>-508.406406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4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0.0131520212" calcext:value-type="float">
            <text:p>-0.0131520212</text:p>
          </table:table-cell>
          <table:table-cell office:value-type="float" office:value="0.00106115753" calcext:value-type="float">
            <text:p>0.0010611575</text:p>
          </table:table-cell>
          <table:table-cell table:formula="of:=[.E204]/[.D204]" office:value-type="float" office:value="-0.080683988708899" calcext:value-type="float">
            <text:p>-0.0806839887</text:p>
          </table:table-cell>
          <table:table-cell office:value-type="float" office:value="-37.38773" calcext:value-type="float">
            <text:p>-37.38773</text:p>
          </table:table-cell>
          <table:table-cell table:formula="of:=[.G204]/[.D204]" office:value-type="float" office:value="2842.73644571072" calcext:value-type="float">
            <text:p>2842.7364457107</text:p>
          </table:table-cell>
          <table:table-cell office:value-type="float" office:value="122.5" calcext:value-type="float">
            <text:p>122.5</text:p>
          </table:table-cell>
          <table:table-cell office:value-type="float" office:value="13.6" calcext:value-type="float">
            <text:p>13.6</text:p>
          </table:table-cell>
          <table:table-cell office:value-type="float" office:value="29911" calcext:value-type="float">
            <text:p>29911</text:p>
          </table:table-cell>
          <table:table-cell office:value-type="float" office:value="10560" calcext:value-type="float">
            <text:p>10560</text:p>
          </table:table-cell>
          <table:table-cell/>
          <table:table-cell office:value-type="float" office:value="-0.0131520212" calcext:value-type="float">
            <text:p>-0.013152021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4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652.887973" calcext:value-type="float">
            <text:p>-652.887973</text:p>
          </table:table-cell>
          <table:table-cell office:value-type="float" office:value="961.835403" calcext:value-type="float">
            <text:p>961.835403</text:p>
          </table:table-cell>
          <table:table-cell table:formula="of:=-[.E205]/[.D205]" office:value-type="float" office:value="1.47320128839316" calcext:value-type="float">
            <text:p>1.4732012884</text:p>
          </table:table-cell>
          <table:table-cell office:value-type="float" office:value="1945.92887" calcext:value-type="float">
            <text:p>1945.92887</text:p>
          </table:table-cell>
          <table:table-cell table:formula="of:=-[.G205]/[.D205]" office:value-type="float" office:value="2.98049428152048" calcext:value-type="float">
            <text:p>2.9804942815</text:p>
          </table:table-cell>
          <table:table-cell office:value-type="float" office:value="470.5" calcext:value-type="float">
            <text:p>470.5</text:p>
          </table:table-cell>
          <table:table-cell office:value-type="float" office:value="7.638" calcext:value-type="float">
            <text:p>7.638</text:p>
          </table:table-cell>
          <table:table-cell office:value-type="float" office:value="24394" calcext:value-type="float">
            <text:p>24394</text:p>
          </table:table-cell>
          <table:table-cell office:value-type="float" office:value="8748" calcext:value-type="float">
            <text:p>8748</text:p>
          </table:table-cell>
          <table:table-cell/>
          <table:table-cell office:value-type="float" office:value="-652.887973" calcext:value-type="float">
            <text:p>-652.887973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4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0.0125652542" calcext:value-type="float">
            <text:p>-0.0125652542</text:p>
          </table:table-cell>
          <table:table-cell office:value-type="float" office:value="0.000712614329" calcext:value-type="float">
            <text:p>0.0007126143</text:p>
          </table:table-cell>
          <table:table-cell table:formula="of:=[.E206]/[.D206]" office:value-type="float" office:value="-0.0567130849609075" calcext:value-type="float">
            <text:p>-0.056713085</text:p>
          </table:table-cell>
          <table:table-cell office:value-type="float" office:value="-37.04509" calcext:value-type="float">
            <text:p>-37.04509</text:p>
          </table:table-cell>
          <table:table-cell table:formula="of:=[.G206]/[.D206]" office:value-type="float" office:value="2948.21651916919" calcext:value-type="float">
            <text:p>2948.2165191692</text:p>
          </table:table-cell>
          <table:table-cell office:value-type="float" office:value="134.2" calcext:value-type="float">
            <text:p>134.2</text:p>
          </table:table-cell>
          <table:table-cell office:value-type="float" office:value="11.69" calcext:value-type="float">
            <text:p>11.69</text:p>
          </table:table-cell>
          <table:table-cell office:value-type="float" office:value="31498" calcext:value-type="float">
            <text:p>31498</text:p>
          </table:table-cell>
          <table:table-cell office:value-type="float" office:value="11430" calcext:value-type="float">
            <text:p>11430</text:p>
          </table:table-cell>
          <table:table-cell/>
          <table:table-cell office:value-type="float" office:value="-0.0125652542" calcext:value-type="float">
            <text:p>-0.012565254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nk14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office:value-type="float" office:value="-718.161409" calcext:value-type="float">
            <text:p>-718.161409</text:p>
          </table:table-cell>
          <table:table-cell office:value-type="float" office:value="1054.50301" calcext:value-type="float">
            <text:p>1054.50301</text:p>
          </table:table-cell>
          <table:table-cell table:formula="of:=-[.E207]/[.D207]" office:value-type="float" office:value="1.4683370573592" calcext:value-type="float">
            <text:p>1.4683370574</text:p>
          </table:table-cell>
          <table:table-cell office:value-type="float" office:value="1851.35294" calcext:value-type="float">
            <text:p>1851.35294</text:p>
          </table:table-cell>
          <table:table-cell table:formula="of:=-[.G207]/[.D207]" office:value-type="float" office:value="2.57790646614931" calcext:value-type="float">
            <text:p>2.5779064661</text:p>
          </table:table-cell>
          <table:table-cell office:value-type="float" office:value="406.9" calcext:value-type="float">
            <text:p>406.9</text:p>
          </table:table-cell>
          <table:table-cell office:value-type="float" office:value="8.224" calcext:value-type="float">
            <text:p>8.224</text:p>
          </table:table-cell>
          <table:table-cell office:value-type="float" office:value="27646" calcext:value-type="float">
            <text:p>27646</text:p>
          </table:table-cell>
          <table:table-cell office:value-type="float" office:value="8668" calcext:value-type="float">
            <text:p>8668</text:p>
          </table:table-cell>
          <table:table-cell/>
          <table:table-cell office:value-type="float" office:value="-718.161409" calcext:value-type="float">
            <text:p>-718.161409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verage L</text:p>
          </table:table-cell>
          <table:table-cell table:style-name="ce2" table:number-columns-repeated="4"/>
          <table:table-cell table:style-name="ce2" table:formula="of:=([.F202]+[.F204]+[.F206])/3" office:value-type="float" office:value="-0.0656446589741653" calcext:value-type="float">
            <text:p>-0.065644659</text:p>
          </table:table-cell>
          <table:table-cell table:style-name="ce2"/>
          <table:table-cell table:style-name="ce2" table:formula="of:=([.H202]+[.H204]+[.H206])/3" office:value-type="float" office:value="2728.36722319518" calcext:value-type="float">
            <text:p>2728.3672231952</text:p>
          </table:table-cell>
          <table:table-cell table:style-name="ce2" table:formula="of:=([.I202]+[.I204]+[.I206])/3" office:value-type="float" office:value="101.6" calcext:value-type="float">
            <text:p>101.6</text:p>
          </table:table-cell>
          <table:table-cell table:style-name="ce2" table:formula="of:=([.J202]+[.J204]+[.J206])/3" office:value-type="float" office:value="11.4163333333333" calcext:value-type="float">
            <text:p>11.4163333333</text:p>
          </table:table-cell>
          <table:table-cell table:style-name="ce2" table:formula="of:=([.K202]+[.K204]+[.K206])/3" office:value-type="float" office:value="29987" calcext:value-type="float">
            <text:p>29987</text:p>
          </table:table-cell>
          <table:table-cell table:style-name="ce2" table:formula="of:=([.L202]+[.L204]+[.L206])/3" office:value-type="float" office:value="10850" calcext:value-type="float">
            <text:p>10850</text:p>
          </table:table-cell>
          <table:table-cell table:style-name="ce2" table:number-columns-repeated="3"/>
          <table:table-cell table:style-name="ce2" table:formula="of:=([.P202]+[.P204]+[.P206])/3" office:value-type="float" office:value="85.6666666666667" calcext:value-type="float">
            <text:p>85.6666666667</text:p>
          </table:table-cell>
          <table:table-cell table:style-name="ce2" table:formula="of:=([.Q202]+[.Q204]+[.Q206])/3" office:value-type="float" office:value="63" calcext:value-type="float">
            <text:p>63</text:p>
          </table:table-cell>
          <table:table-cell table:style-name="ce2" table:formula="of:=([.R202]+[.R204]+[.R206])/3" office:value-type="float" office:value="90" calcext:value-type="float">
            <text:p>90</text:p>
          </table:table-cell>
          <table:table-cell table:style-name="ce2" table:formula="of:=([.S202]+[.S204]+[.S206])/3"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verage R</text:p>
          </table:table-cell>
          <table:table-cell table:style-name="ce4" table:number-columns-repeated="4"/>
          <table:table-cell table:style-name="ce4" table:formula="of:=([.F203]+[.F205]+[.F207])/3" office:value-type="float" office:value="1.4537646000702" calcext:value-type="float">
            <text:p>1.4537646001</text:p>
          </table:table-cell>
          <table:table-cell table:style-name="ce4"/>
          <table:table-cell table:style-name="ce4" table:formula="of:=([.H203]+[.H205]+[.H207])/3" office:value-type="float" office:value="2.59272047621846" calcext:value-type="float">
            <text:p>2.5927204762</text:p>
          </table:table-cell>
          <table:table-cell table:style-name="ce4" table:formula="of:=([.I203]+[.I205]+[.I207])/3" office:value-type="float" office:value="385.333333333333" calcext:value-type="float">
            <text:p>385.3333333333</text:p>
          </table:table-cell>
          <table:table-cell table:style-name="ce4" table:formula="of:=([.J203]+[.J205]+[.J207])/3" office:value-type="float" office:value="8.52966666666667" calcext:value-type="float">
            <text:p>8.5296666667</text:p>
          </table:table-cell>
          <table:table-cell table:style-name="ce4" table:formula="of:=([.K203]+[.K205]+[.K207])/3" office:value-type="float" office:value="26573.6666666667" calcext:value-type="float">
            <text:p>26573.6666666667</text:p>
          </table:table-cell>
          <table:table-cell table:style-name="ce4" table:formula="of:=([.L203]+[.L205]+[.L207])/3" office:value-type="float" office:value="8700.33333333334" calcext:value-type="float">
            <text:p>8700.3333333333</text:p>
          </table:table-cell>
          <table:table-cell table:style-name="ce4" table:number-columns-repeated="3"/>
          <table:table-cell table:style-name="ce4" table:formula="of:=([.P203]+[.P205]+[.P207])/3" office:value-type="float" office:value="605" calcext:value-type="float">
            <text:p>605</text:p>
          </table:table-cell>
          <table:table-cell table:style-name="ce4" table:formula="of:=([.Q203]+[.Q205]+[.Q207])/3" office:value-type="float" office:value="48.6666666666667" calcext:value-type="float">
            <text:p>48.6666666667</text:p>
          </table:table-cell>
          <table:table-cell table:style-name="ce4" table:formula="of:=([.R203]+[.R205]+[.R207])/3" office:value-type="float" office:value="88.3333333333333" calcext:value-type="float">
            <text:p>88.3333333333</text:p>
          </table:table-cell>
          <table:table-cell table:style-name="ce4" table:formula="of:=([.S203]+[.S205]+[.S207])/3" office:value-type="float" office:value="29.3333333333333" calcext:value-type="float">
            <text:p>29.3333333333</text:p>
          </table:table-cell>
          <table:table-cell table:number-columns-repeated="100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5" office:value-type="string" calcext:value-type="string">
            <text:p>Summe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style-name="ce5" table:formula="of:=SUM([.I2:.I207])" office:value-type="float" office:value="149172.933333333" calcext:value-type="float">
            <text:p>149172.933333333</text:p>
          </table:table-cell>
          <table:table-cell table:style-name="ce5" table:formula="of:=SUM([.J2:.J207])" office:value-type="float" office:value="945.898" calcext:value-type="float">
            <text:p>945.898</text:p>
          </table:table-cell>
          <table:table-cell table:style-name="ce5" table:formula="of:=SUM([.K2:.K207])" office:value-type="float" office:value="3216133.06666667" calcext:value-type="float">
            <text:p>3216133.06666667</text:p>
          </table:table-cell>
          <table:table-cell table:style-name="ce5" table:formula="of:=SUM([.L2:.L207])" office:value-type="float" office:value="1149573.66666667" calcext:value-type="float">
            <text:p>1149573.66666667</text:p>
          </table:table-cell>
          <table:table-cell table:number-columns-repeated="3"/>
          <table:table-cell table:style-name="ce5" table:formula="of:=SUM([.P2:.P207])" office:value-type="float" office:value="1655596" calcext:value-type="float">
            <text:p>1655596</text:p>
          </table:table-cell>
          <table:table-cell table:style-name="ce5" table:formula="of:=SUM([.Q2:.Q207])" office:value-type="float" office:value="9180.33333333333" calcext:value-type="float">
            <text:p>9180.3333333333</text:p>
          </table:table-cell>
          <table:table-cell table:style-name="ce5" table:formula="of:=SUM([.R2:.R207])" office:value-type="float" office:value="17623" calcext:value-type="float">
            <text:p>17623</text:p>
          </table:table-cell>
          <table:table-cell table:style-name="ce5" table:formula="of:=SUM([.S2:.S207])" office:value-type="float" office:value="6123.66666666667" calcext:value-type="float">
            <text:p>6123.6666666667</text:p>
          </table:table-cell>
          <table:table-cell table:number-columns-repeated="1005"/>
        </table:table-row>
        <table:table-row table:style-name="ro1">
          <table:table-cell table:style-name="ce6" office:value-type="string" calcext:value-type="string">
            <text:p>Durchschnitt rechter Seiten</text:p>
          </table:table-cell>
          <table:table-cell table:number-columns-repeated="4"/>
          <table:table-cell table:style-name="ce9" table:formula="of:=(SUMPRODUCT([.F2:.F207];MOD(ROW([.F2:.F207]);2)=1))/63" office:value-type="float" office:value="1.31498955894143" calcext:value-type="float">
            <text:p>1.3149895589</text:p>
          </table:table-cell>
          <table:table-cell/>
          <table:table-cell table:style-name="ce9" table:formula="of:=(SUMPRODUCT([.H2:.H207];MOD(ROW([.H2:.H207]);2)=1))/63" office:value-type="float" office:value="1.57923525034218" calcext:value-type="float">
            <text:p>1.5792352503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2"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Default"/>
          <table:table-cell table:number-columns-repeated="4"/>
          <table:table-cell table:style-name="ce1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1005"/>
        </table:table-row>
      </table:table>
      <table:table table:name="SCIP_SDP" table:style-name="ta1"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9" table:default-cell-style-name="Default"/>
        <table:table-row table:style-name="ro2">
          <table:table-cell office:value-type="string" calcext:value-type="string">
            <text:p>Name <text:s text:c="15"/></text:p>
          </table:table-cell>
          <table:table-cell office:value-type="string" calcext:value-type="string">
            <text:p><text:s text:c="2"/>Conss </text:p>
          </table:table-cell>
          <table:table-cell office:value-type="string" calcext:value-type="string">
            <text:p><text:s text:c="3"/>Vars </text:p>
          </table:table-cell>
          <table:table-cell table:style-name="ce7" office:value-type="string" calcext:value-type="string">
            <text:p><text:s text:c="5"/>Dual Bound </text:p>
          </table:table-cell>
          <table:table-cell table:style-name="ce7" office:value-type="string" calcext:value-type="string">
            <text:p><text:s text:c="3"/>Primal Bound </text:p>
          </table:table-cell>
          <table:table-cell office:value-type="string" calcext:value-type="string">
            <text:p><text:s text:c="2"/>Gap\% </text:p>
          </table:table-cell>
          <table:table-cell office:value-type="string" calcext:value-type="string">
            <text:p><text:s text:c="5"/>Nodes </text:p>
          </table:table-cell>
          <table:table-cell office:value-type="string" calcext:value-type="string">
            <text:p><text:s text:c="5"/>Time \\</text:p>
          </table:table-cell>
          <table:table-cell table:number-columns-repeated="2"/>
          <table:table-cell office:value-type="string" calcext:value-type="string">
            <text:p>Sdpa, 8 Threads:</text:p>
          </table:table-cell>
          <table:table-cell office:value-type="string" calcext:value-type="string">
            <text:p>Name <text:s text:c="15"/></text:p>
          </table:table-cell>
          <table:table-cell office:value-type="string" calcext:value-type="string">
            <text:p><text:s text:c="2"/>Conss </text:p>
          </table:table-cell>
          <table:table-cell office:value-type="string" calcext:value-type="string">
            <text:p><text:s text:c="3"/>Vars </text:p>
          </table:table-cell>
          <table:table-cell table:style-name="ce7" office:value-type="string" calcext:value-type="string">
            <text:p><text:s text:c="5"/>Dual Bound </text:p>
          </table:table-cell>
          <table:table-cell table:style-name="ce7" office:value-type="string" calcext:value-type="string">
            <text:p><text:s text:c="3"/>Primal Bound </text:p>
          </table:table-cell>
          <table:table-cell office:value-type="string" calcext:value-type="string">
            <text:p><text:s text:c="2"/>Gap\% </text:p>
          </table:table-cell>
          <table:table-cell office:value-type="string" calcext:value-type="string">
            <text:p><text:s text:c="5"/>Nodes </text:p>
          </table:table-cell>
          <table:table-cell office:value-type="string" calcext:value-type="string">
            <text:p><text:s text:c="5"/>Time \\</text:p>
          </table:table-cell>
          <table:table-cell/>
          <table:table-cell office:value-type="string" calcext:value-type="string">
            <text:p>Error (abs)/DualBound</text:p>
          </table:table-cell>
          <table:table-cell office:value-type="string" calcext:value-type="string">
            <text:p>Error(rel)</text:p>
          </table:table-cell>
          <table:table-cell office:value-type="string" calcext:value-type="string">
            <text:p>PrimalBoun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 Thread:</text:p>
          </table:table-cell>
          <table:table-cell office:value-type="string" calcext:value-type="string">
            <text:p>Name <text:s text:c="15"/></text:p>
          </table:table-cell>
          <table:table-cell office:value-type="string" calcext:value-type="string">
            <text:p><text:s text:c="2"/>Conss </text:p>
          </table:table-cell>
          <table:table-cell office:value-type="string" calcext:value-type="string">
            <text:p><text:s text:c="3"/>Vars </text:p>
          </table:table-cell>
          <table:table-cell table:style-name="ce12" office:value-type="string" calcext:value-type="string">
            <text:p><text:s text:c="5"/>Dual Bound </text:p>
          </table:table-cell>
          <table:table-cell table:style-name="ce12" office:value-type="string" calcext:value-type="string">
            <text:p><text:s text:c="3"/>Primal Bound </text:p>
          </table:table-cell>
          <table:table-cell table:style-name="ce3" office:value-type="string" calcext:value-type="string">
            <text:p><text:s text:c="2"/>Gap\% </text:p>
          </table:table-cell>
          <table:table-cell table:style-name="ce3" office:value-type="string" calcext:value-type="string">
            <text:p><text:s text:c="5"/>Nodes </text:p>
          </table:table-cell>
          <table:table-cell table:style-name="ce3" office:value-type="string" calcext:value-type="string">
            <text:p><text:s text:c="5"/>Time \\</text:p>
          </table:table-cell>
          <table:table-cell table:style-name="ce3"/>
          <table:table-cell table:style-name="ce3" office:value-type="string" calcext:value-type="string">
            <text:p>Error (abs)/DualBound</text:p>
          </table:table-cell>
          <table:table-cell table:style-name="ce3" office:value-type="string" calcext:value-type="string">
            <text:p>Error(rel)</text:p>
          </table:table-cell>
          <table:table-cell table:style-name="ce3"/>
          <table:table-cell office:value-type="string" calcext:value-type="string">
            <text:p>Time</text:p>
          </table:table-cell>
          <table:table-cell office:value-type="string" calcext:value-type="string">
            <text:p>Time 1 vs 8</text:p>
          </table:table-cell>
        </table:table-row>
        <table:table-row table:style-name="ro2">
          <table:table-cell office:value-type="string" calcext:value-type="string">
            <text:p>0+-1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7" office:value-type="float" office:value="0.000000274392773" calcext:value-type="float">
            <text:p>2.74E-007</text:p>
          </table:table-cell>
          <table:table-cell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 office:value-type="float" office:value="225.2" calcext:value-type="float">
            <text:p>225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7" office:value-type="float" office:value="0.00000108741149" calcext:value-type="float">
            <text:p>1.09E-006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9.8" calcext:value-type="float">
            <text:p>19.8</text:p>
          </table:table-cell>
          <table:table-cell/>
          <table:table-cell table:formula="of:=[.O2]-[.D2]" office:value-type="float" office:value="0.000000813018717" calcext:value-type="float">
            <text:p>0.000000813</text:p>
          </table:table-cell>
          <table:table-cell table:formula="of:=[.U2]/MAX(1; 0.5*ABS([.D2])+0.5*ABS([.O2]))" office:value-type="float" office:value="0.000000813018717" calcext:value-type="float">
            <text:p>0.000000813</text:p>
          </table:table-cell>
          <table:table-cell table:formula="of:=[.P2]-[.E2]" office:value-type="float" office:value="0.000000813018717" calcext:value-type="float">
            <text:p>0.000000813</text:p>
          </table:table-cell>
          <table:table-cell table:formula="of:=[.S2]/[.H2]" office:value-type="float" office:value="0.0879218472468917" calcext:value-type="float">
            <text:p>0.0879218472</text:p>
          </table:table-cell>
          <table:table-cell/>
          <table:table-cell office:value-type="string" calcext:value-type="string">
            <text:p>0+-1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12" office:value-type="float" office:value="0.00000108741149" calcext:value-type="float">
            <text:p>1.09E-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0.9" calcext:value-type="float">
            <text:p>10.9</text:p>
          </table:table-cell>
          <table:table-cell table:style-name="ce3"/>
          <table:table-cell table:style-name="ce3" table:formula="of:=[.AC2]-[.D2]" office:value-type="float" office:value="0.000000813018717" calcext:value-type="float">
            <text:p>0.000000813</text:p>
          </table:table-cell>
          <table:table-cell table:style-name="ce3" table:formula="of:=[.AI2]/MAX(1; 0.5*ABS([.D2])+0.5*ABS([.AC2]))" office:value-type="float" office:value="0.000000813018717" calcext:value-type="float">
            <text:p>0.000000813</text:p>
          </table:table-cell>
          <table:table-cell table:style-name="ce3"/>
          <table:table-cell table:formula="of:=[.AG2]/[.H2]" office:value-type="float" office:value="0.0484014209591474" calcext:value-type="float">
            <text:p>0.048401421</text:p>
          </table:table-cell>
          <table:table-cell table:formula="of:=[.AG2]/[.S2]" office:value-type="float" office:value="0.55050505050505" calcext:value-type="float">
            <text:p>0.5505050505</text:p>
          </table:table-cell>
        </table:table-row>
        <table:table-row table:style-name="ro2">
          <table:table-cell office:value-type="string" calcext:value-type="string">
            <text:p>0+-1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4.15817926" calcext:value-type="float">
            <text:p>-4.15817926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4.1582059" calcext:value-type="float">
            <text:p>-4.1582059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O3]-[.D3]" office:value-type="float" office:value="-0.0000266399999997446" calcext:value-type="float">
            <text:p>-0.00002664</text:p>
          </table:table-cell>
          <table:table-cell table:formula="of:=[.U3]/MAX(1; 0.5*ABS([.D3])+0.5*ABS([.O3]))" office:value-type="float" office:value="-0.00000640662968037537" calcext:value-type="float">
            <text:p>-6.40662968037537E-006</text:p>
          </table:table-cell>
          <table:table-cell table:formula="of:=[.P3]-[.E3]" office:value-type="float" office:value="-0.0000266399999997446" calcext:value-type="float">
            <text:p>-0.00002664</text:p>
          </table:table-cell>
          <table:table-cell table:formula="of:=[.S3]/[.H3]" office:value-type="float" office:value="0.365714285714286" calcext:value-type="float">
            <text:p>0.3657142857</text:p>
          </table:table-cell>
          <table:table-cell/>
          <table:table-cell office:value-type="string" calcext:value-type="string">
            <text:p>0+-1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4.1582059" calcext:value-type="float">
            <text:p>-4.1582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0.6" calcext:value-type="float">
            <text:p>20.6</text:p>
          </table:table-cell>
          <table:table-cell table:style-name="ce3"/>
          <table:table-cell table:style-name="ce3" table:formula="of:=[.AC3]-[.D3]" office:value-type="float" office:value="-0.0000266399999997446" calcext:value-type="float">
            <text:p>-0.00002664</text:p>
          </table:table-cell>
          <table:table-cell table:style-name="ce3" table:formula="of:=[.AI3]/MAX(1; 0.5*ABS([.D3])+0.5*ABS([.AC3]))" office:value-type="float" office:value="-0.00000640662968037537" calcext:value-type="float">
            <text:p>-6.40662968037537E-006</text:p>
          </table:table-cell>
          <table:table-cell table:style-name="ce3"/>
          <table:table-cell table:formula="of:=[.AG3]/[.H3]" office:value-type="float" office:value="0.235428571428571" calcext:value-type="float">
            <text:p>0.2354285714</text:p>
          </table:table-cell>
          <table:table-cell table:formula="of:=[.AG3]/[.S3]" office:value-type="float" office:value="0.64375" calcext:value-type="float">
            <text:p>0.64375</text:p>
          </table:table-cell>
        </table:table-row>
        <table:table-row table:style-name="ro2">
          <table:table-cell office:value-type="string" calcext:value-type="string">
            <text:p>0+-1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.0149268173" calcext:value-type="float">
            <text:p>0.0149268173</text:p>
          </table:table-cell>
          <table:table-cell office:value-type="float" office:value="0" calcext:value-type="float">
            <text:p>0</text:p>
          </table:table-cell>
          <table:table-cell office:value-type="float" office:value="30969" calcext:value-type="float">
            <text:p>30969</text:p>
          </table:table-cell>
          <table:table-cell office:value-type="float" office:value="1566.7" calcext:value-type="float">
            <text:p>1566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7" office:value-type="float" office:value="0.0148487678" calcext:value-type="float">
            <text:p>1.48E-002</text:p>
          </table:table-cell>
          <table:table-cell office:value-type="float" office:value="0.0148487678" calcext:value-type="float">
            <text:p>0.0148487678</text:p>
          </table:table-cell>
          <table:table-cell office:value-type="float" office:value="0" calcext:value-type="float">
            <text:p>0</text:p>
          </table:table-cell>
          <table:table-cell office:value-type="float" office:value="31163" calcext:value-type="float">
            <text:p>31163</text:p>
          </table:table-cell>
          <table:table-cell office:value-type="float" office:value="958.2" calcext:value-type="float">
            <text:p>958.2</text:p>
          </table:table-cell>
          <table:table-cell/>
          <table:table-cell table:formula="of:=[.O4]-[.D4]" office:value-type="float" office:value="-0.0000780494999999999" calcext:value-type="float">
            <text:p>-7.80494999999999E-005</text:p>
          </table:table-cell>
          <table:table-cell table:formula="of:=[.U4]/MAX(1; 0.5*ABS([.D4])+0.5*ABS([.O4]))" office:value-type="float" office:value="-0.0000780494999999999" calcext:value-type="float">
            <text:p>-7.80494999999999E-005</text:p>
          </table:table-cell>
          <table:table-cell table:formula="of:=[.P4]-[.E4]" office:value-type="float" office:value="-0.0000780494999999999" calcext:value-type="float">
            <text:p>-7.80494999999999E-005</text:p>
          </table:table-cell>
          <table:table-cell table:formula="of:=[.S4]/[.H4]" office:value-type="float" office:value="0.611604008425353" calcext:value-type="float">
            <text:p>0.6116040084</text:p>
          </table:table-cell>
          <table:table-cell/>
          <table:table-cell office:value-type="string" calcext:value-type="string">
            <text:p>0+-1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12" office:value-type="float" office:value="0.0148487678" calcext:value-type="float">
            <text:p>1.48E-002</text:p>
          </table:table-cell>
          <table:table-cell table:style-name="ce3" office:value-type="float" office:value="0.0148487678" calcext:value-type="float">
            <text:p>0.0148487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61" calcext:value-type="float">
            <text:p>31161</text:p>
          </table:table-cell>
          <table:table-cell table:style-name="ce3" office:value-type="float" office:value="425.9" calcext:value-type="float">
            <text:p>425.9</text:p>
          </table:table-cell>
          <table:table-cell table:style-name="ce3"/>
          <table:table-cell table:style-name="ce3" table:formula="of:=[.AC4]-[.D4]" office:value-type="float" office:value="-0.0000780494999999999" calcext:value-type="float">
            <text:p>-7.80494999999999E-005</text:p>
          </table:table-cell>
          <table:table-cell table:style-name="ce3" table:formula="of:=[.AI4]/MAX(1; 0.5*ABS([.D4])+0.5*ABS([.AC4]))" office:value-type="float" office:value="-0.0000780494999999999" calcext:value-type="float">
            <text:p>-7.80494999999999E-005</text:p>
          </table:table-cell>
          <table:table-cell table:style-name="ce3"/>
          <table:table-cell table:formula="of:=[.AG4]/[.H4]" office:value-type="float" office:value="0.271845279887662" calcext:value-type="float">
            <text:p>0.2718452799</text:p>
          </table:table-cell>
          <table:table-cell table:formula="of:=[.AG4]/[.S4]" office:value-type="float" office:value="0.444479231893133" calcext:value-type="float">
            <text:p>0.4444792319</text:p>
          </table:table-cell>
        </table:table-row>
        <table:table-row table:style-name="ro2">
          <table:table-cell office:value-type="string" calcext:value-type="string">
            <text:p>0+-1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3.24513071" calcext:value-type="float">
            <text:p>-3.24513071</text:p>
          </table:table-cell>
          <table:table-cell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3.24534196" calcext:value-type="float">
            <text:p>-3.24534196</text:p>
          </table:table-cell>
          <table:table-cell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144.9" calcext:value-type="float">
            <text:p>144.9</text:p>
          </table:table-cell>
          <table:table-cell/>
          <table:table-cell table:formula="of:=[.O5]-[.D5]" office:value-type="float" office:value="-0.000211249999999996" calcext:value-type="float">
            <text:p>-0.00021125</text:p>
          </table:table-cell>
          <table:table-cell table:formula="of:=[.U5]/MAX(1; 0.5*ABS([.D5])+0.5*ABS([.O5]))" office:value-type="float" office:value="-0.0000650954131511646" calcext:value-type="float">
            <text:p>-6.50954131511646E-005</text:p>
          </table:table-cell>
          <table:table-cell table:formula="of:=[.P5]-[.E5]" office:value-type="float" office:value="-0.000211249999999996" calcext:value-type="float">
            <text:p>-0.00021125</text:p>
          </table:table-cell>
          <table:table-cell table:formula="of:=[.S5]/[.H5]" office:value-type="float" office:value="0.422448979591837" calcext:value-type="float">
            <text:p>0.4224489796</text:p>
          </table:table-cell>
          <table:table-cell/>
          <table:table-cell office:value-type="string" calcext:value-type="string">
            <text:p>0+-1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3.24534196" calcext:value-type="float">
            <text:p>-3.24534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1" calcext:value-type="float">
            <text:p>2391</text:p>
          </table:table-cell>
          <table:table-cell table:style-name="ce3" office:value-type="float" office:value="86.6" calcext:value-type="float">
            <text:p>86.6</text:p>
          </table:table-cell>
          <table:table-cell table:style-name="ce3"/>
          <table:table-cell table:style-name="ce3" table:formula="of:=[.AC5]-[.D5]" office:value-type="float" office:value="-0.000211249999999996" calcext:value-type="float">
            <text:p>-0.00021125</text:p>
          </table:table-cell>
          <table:table-cell table:style-name="ce3" table:formula="of:=[.AI5]/MAX(1; 0.5*ABS([.D5])+0.5*ABS([.AC5]))" office:value-type="float" office:value="-0.0000650954131511646" calcext:value-type="float">
            <text:p>-6.50954131511646E-005</text:p>
          </table:table-cell>
          <table:table-cell table:style-name="ce3"/>
          <table:table-cell table:formula="of:=[.AG5]/[.H5]" office:value-type="float" office:value="0.252478134110787" calcext:value-type="float">
            <text:p>0.2524781341</text:p>
          </table:table-cell>
          <table:table-cell table:formula="of:=[.AG5]/[.S5]" office:value-type="float" office:value="0.597653554175293" calcext:value-type="float">
            <text:p>0.5976535542</text:p>
          </table:table-cell>
        </table:table-row>
        <table:table-row table:style-name="ro2">
          <table:table-cell office:value-type="string" calcext:value-type="string">
            <text:p>0+-1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.0149026256" calcext:value-type="float">
            <text:p>0.0149026256</text:p>
          </table:table-cell>
          <table:table-cell office:value-type="float" office:value="0" calcext:value-type="float">
            <text:p>0</text:p>
          </table:table-cell>
          <table:table-cell office:value-type="float" office:value="30560" calcext:value-type="float">
            <text:p>30560</text:p>
          </table:table-cell>
          <table:table-cell office:value-type="float" office:value="1554.3" calcext:value-type="float">
            <text:p>1554.3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7" office:value-type="float" office:value="0.0148867494" calcext:value-type="float">
            <text:p>1.49E-002</text:p>
          </table:table-cell>
          <table:table-cell office:value-type="float" office:value="0.0148867494" calcext:value-type="float">
            <text:p>0.0148867494</text:p>
          </table:table-cell>
          <table:table-cell office:value-type="float" office:value="0" calcext:value-type="float">
            <text:p>0</text:p>
          </table:table-cell>
          <table:table-cell office:value-type="float" office:value="30623" calcext:value-type="float">
            <text:p>30623</text:p>
          </table:table-cell>
          <table:table-cell office:value-type="float" office:value="857.1" calcext:value-type="float">
            <text:p>857.1</text:p>
          </table:table-cell>
          <table:table-cell/>
          <table:table-cell table:formula="of:=[.O6]-[.D6]" office:value-type="float" office:value="-0.0000158761999999989" calcext:value-type="float">
            <text:p>-1.58761999999989E-005</text:p>
          </table:table-cell>
          <table:table-cell table:formula="of:=[.U6]/MAX(1; 0.5*ABS([.D6])+0.5*ABS([.O6]))" office:value-type="float" office:value="-0.0000158761999999989" calcext:value-type="float">
            <text:p>-1.58761999999989E-005</text:p>
          </table:table-cell>
          <table:table-cell table:formula="of:=[.P6]-[.E6]" office:value-type="float" office:value="-0.0000158761999999989" calcext:value-type="float">
            <text:p>-1.58761999999989E-005</text:p>
          </table:table-cell>
          <table:table-cell table:formula="of:=[.S6]/[.H6]" office:value-type="float" office:value="0.551437946342405" calcext:value-type="float">
            <text:p>0.5514379463</text:p>
          </table:table-cell>
          <table:table-cell/>
          <table:table-cell office:value-type="string" calcext:value-type="string">
            <text:p>0+-1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12" office:value-type="float" office:value="0.0148867494" calcext:value-type="float">
            <text:p>1.49E-002</text:p>
          </table:table-cell>
          <table:table-cell table:style-name="ce3" office:value-type="float" office:value="0.0148867494" calcext:value-type="float">
            <text:p>0.0148867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25" calcext:value-type="float">
            <text:p>30625</text:p>
          </table:table-cell>
          <table:table-cell table:style-name="ce3" office:value-type="float" office:value="428.4" calcext:value-type="float">
            <text:p>428.4</text:p>
          </table:table-cell>
          <table:table-cell table:style-name="ce3"/>
          <table:table-cell table:style-name="ce3" table:formula="of:=[.AC6]-[.D6]" office:value-type="float" office:value="-0.0000158761999999989" calcext:value-type="float">
            <text:p>-1.58761999999989E-005</text:p>
          </table:table-cell>
          <table:table-cell table:style-name="ce3" table:formula="of:=[.AI6]/MAX(1; 0.5*ABS([.D6])+0.5*ABS([.AC6]))" office:value-type="float" office:value="-0.0000158761999999989" calcext:value-type="float">
            <text:p>-1.58761999999989E-005</text:p>
          </table:table-cell>
          <table:table-cell table:style-name="ce3"/>
          <table:table-cell table:formula="of:=[.AG6]/[.H6]" office:value-type="float" office:value="0.275622466705269" calcext:value-type="float">
            <text:p>0.2756224667</text:p>
          </table:table-cell>
          <table:table-cell table:formula="of:=[.AG6]/[.S6]" office:value-type="float" office:value="0.499824991249562" calcext:value-type="float">
            <text:p>0.4998249912</text:p>
          </table:table-cell>
        </table:table-row>
        <table:table-row table:style-name="ro2">
          <table:table-cell office:value-type="string" calcext:value-type="string">
            <text:p>0+-1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2.9496299" calcext:value-type="float">
            <text:p>-2.9496299</text:p>
          </table:table-cell>
          <table:table-cell office:value-type="float" office:value="0" calcext:value-type="float">
            <text:p>0</text:p>
          </table:table-cell>
          <table:table-cell office:value-type="float" office:value="2889" calcext:value-type="float">
            <text:p>2889</text:p>
          </table:table-cell>
          <table:table-cell office:value-type="float" office:value="395.2" calcext:value-type="float">
            <text:p>395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2.95144788" calcext:value-type="float">
            <text:p>-2.95144788</text:p>
          </table:table-cell>
          <table:table-cell office:value-type="float" office:value="0" calcext:value-type="float">
            <text:p>0</text:p>
          </table:table-cell>
          <table:table-cell office:value-type="float" office:value="2889" calcext:value-type="float">
            <text:p>2889</text:p>
          </table:table-cell>
          <table:table-cell office:value-type="float" office:value="167.2" calcext:value-type="float">
            <text:p>167.2</text:p>
          </table:table-cell>
          <table:table-cell/>
          <table:table-cell table:formula="of:=[.O7]-[.D7]" office:value-type="float" office:value="-0.00181798000000022" calcext:value-type="float">
            <text:p>-0.00181798</text:p>
          </table:table-cell>
          <table:table-cell table:formula="of:=[.U7]/MAX(1; 0.5*ABS([.D7])+0.5*ABS([.O7]))" office:value-type="float" office:value="-0.000616151851501343" calcext:value-type="float">
            <text:p>-0.0006161519</text:p>
          </table:table-cell>
          <table:table-cell table:formula="of:=[.P7]-[.E7]" office:value-type="float" office:value="-0.00181798000000022" calcext:value-type="float">
            <text:p>-0.00181798</text:p>
          </table:table-cell>
          <table:table-cell table:formula="of:=[.S7]/[.H7]" office:value-type="float" office:value="0.423076923076923" calcext:value-type="float">
            <text:p>0.4230769231</text:p>
          </table:table-cell>
          <table:table-cell/>
          <table:table-cell office:value-type="string" calcext:value-type="string">
            <text:p>0+-1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2.95144788" calcext:value-type="float">
            <text:p>-2.95144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7" calcext:value-type="float">
            <text:p>2897</text:p>
          </table:table-cell>
          <table:table-cell table:style-name="ce3" office:value-type="float" office:value="102" calcext:value-type="float">
            <text:p>102</text:p>
          </table:table-cell>
          <table:table-cell table:style-name="ce3"/>
          <table:table-cell table:style-name="ce3" table:formula="of:=[.AC7]-[.D7]" office:value-type="float" office:value="-0.00181798000000022" calcext:value-type="float">
            <text:p>-0.00181798</text:p>
          </table:table-cell>
          <table:table-cell table:style-name="ce3" table:formula="of:=[.AI7]/MAX(1; 0.5*ABS([.D7])+0.5*ABS([.AC7]))" office:value-type="float" office:value="-0.000616151851501343" calcext:value-type="float">
            <text:p>-0.0006161519</text:p>
          </table:table-cell>
          <table:table-cell table:style-name="ce3"/>
          <table:table-cell table:formula="of:=[.AG7]/[.H7]" office:value-type="float" office:value="0.258097165991903" calcext:value-type="float">
            <text:p>0.258097166</text:p>
          </table:table-cell>
          <table:table-cell table:formula="of:=[.AG7]/[.S7]" office:value-type="float" office:value="0.610047846889952" calcext:value-type="float">
            <text:p>0.6100478469</text:p>
          </table:table-cell>
        </table:table-row>
        <table:table-row table:style-name="ro2">
          <table:table-cell office:value-type="string" calcext:value-type="string">
            <text:p>0+-1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39767155" calcext:value-type="float">
            <text:p>0.139767155</text:p>
          </table:table-cell>
          <table:table-cell office:value-type="float" office:value="0" calcext:value-type="float">
            <text:p>0</text:p>
          </table:table-cell>
          <table:table-cell office:value-type="float" office:value="12339" calcext:value-type="float">
            <text:p>12339</text:p>
          </table:table-cell>
          <table:table-cell office:value-type="float" office:value="1523.6" calcext:value-type="float">
            <text:p>1523.6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39761671" calcext:value-type="float">
            <text:p>0.139761671</text:p>
          </table:table-cell>
          <table:table-cell office:value-type="float" office:value="0" calcext:value-type="float">
            <text:p>0</text:p>
          </table:table-cell>
          <table:table-cell office:value-type="float" office:value="12473" calcext:value-type="float">
            <text:p>12473</text:p>
          </table:table-cell>
          <table:table-cell office:value-type="float" office:value="766.3" calcext:value-type="float">
            <text:p>766.3</text:p>
          </table:table-cell>
          <table:table-cell/>
          <table:table-cell table:formula="of:=[.O8]-[.D8]" office:value-type="float" office:value="-0.00000548400000000004" calcext:value-type="float">
            <text:p>-0.000005484</text:p>
          </table:table-cell>
          <table:table-cell table:formula="of:=[.U8]/MAX(1; 0.5*ABS([.D8])+0.5*ABS([.O8]))" office:value-type="float" office:value="-0.00000548400000000004" calcext:value-type="float">
            <text:p>-0.000005484</text:p>
          </table:table-cell>
          <table:table-cell table:formula="of:=[.P8]-[.E8]" office:value-type="float" office:value="-0.00000548400000000004" calcext:value-type="float">
            <text:p>-0.000005484</text:p>
          </table:table-cell>
          <table:table-cell table:formula="of:=[.S8]/[.H8]" office:value-type="float" office:value="0.502953531110528" calcext:value-type="float">
            <text:p>0.5029535311</text:p>
          </table:table-cell>
          <table:table-cell/>
          <table:table-cell office:value-type="string" calcext:value-type="string">
            <text:p>0+-1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0.139761671" calcext:value-type="float">
            <text:p>0.139761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81" calcext:value-type="float">
            <text:p>12481</text:p>
          </table:table-cell>
          <table:table-cell table:style-name="ce3" office:value-type="float" office:value="386.4" calcext:value-type="float">
            <text:p>386.4</text:p>
          </table:table-cell>
          <table:table-cell table:style-name="ce3"/>
          <table:table-cell table:style-name="ce3" table:formula="of:=[.AC8]-[.D8]" office:value-type="float" office:value="-0.00000548400000000004" calcext:value-type="float">
            <text:p>-0.000005484</text:p>
          </table:table-cell>
          <table:table-cell table:style-name="ce3" table:formula="of:=[.AI8]/MAX(1; 0.5*ABS([.D8])+0.5*ABS([.AC8]))" office:value-type="float" office:value="-0.00000548400000000004" calcext:value-type="float">
            <text:p>-0.000005484</text:p>
          </table:table-cell>
          <table:table-cell table:style-name="ce3"/>
          <table:table-cell table:formula="of:=[.AG8]/[.H8]" office:value-type="float" office:value="0.253609871357312" calcext:value-type="float">
            <text:p>0.2536098714</text:p>
          </table:table-cell>
          <table:table-cell table:formula="of:=[.AG8]/[.S8]" office:value-type="float" office:value="0.504241158815085" calcext:value-type="float">
            <text:p>0.5042411588</text:p>
          </table:table-cell>
        </table:table-row>
        <table:table-row table:style-name="ro2">
          <table:table-cell office:value-type="string" calcext:value-type="string">
            <text:p>0+-1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92266933" calcext:value-type="float">
            <text:p>-2.92266933</text:p>
          </table:table-cell>
          <table:table-cell office:value-type="float" office:value="0" calcext:value-type="float">
            <text:p>0</text:p>
          </table:table-cell>
          <table:table-cell office:value-type="float" office:value="3539" calcext:value-type="float">
            <text:p>3539</text:p>
          </table:table-cell>
          <table:table-cell office:value-type="float" office:value="763.2" calcext:value-type="float">
            <text:p>763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92287326" calcext:value-type="float">
            <text:p>-2.92287326</text:p>
          </table:table-cell>
          <table:table-cell office:value-type="float" office:value="0" calcext:value-type="float">
            <text:p>0</text:p>
          </table:table-cell>
          <table:table-cell office:value-type="float" office:value="3549" calcext:value-type="float">
            <text:p>3549</text:p>
          </table:table-cell>
          <table:table-cell office:value-type="float" office:value="337.1" calcext:value-type="float">
            <text:p>337.1</text:p>
          </table:table-cell>
          <table:table-cell/>
          <table:table-cell table:formula="of:=[.O9]-[.D9]" office:value-type="float" office:value="-0.000203930000000074" calcext:value-type="float">
            <text:p>-0.00020393</text:p>
          </table:table-cell>
          <table:table-cell table:formula="of:=[.U9]/MAX(1; 0.5*ABS([.D9])+0.5*ABS([.O9]))" office:value-type="float" office:value="-0.0000697728215508817" calcext:value-type="float">
            <text:p>-6.97728215508817E-005</text:p>
          </table:table-cell>
          <table:table-cell table:formula="of:=[.P9]-[.E9]" office:value-type="float" office:value="-0.000203930000000074" calcext:value-type="float">
            <text:p>-0.00020393</text:p>
          </table:table-cell>
          <table:table-cell table:formula="of:=[.S9]/[.H9]" office:value-type="float" office:value="0.4416928721174" calcext:value-type="float">
            <text:p>0.4416928721</text:p>
          </table:table-cell>
          <table:table-cell/>
          <table:table-cell office:value-type="string" calcext:value-type="string">
            <text:p>0+-1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2.92287326" calcext:value-type="float">
            <text:p>-2.92287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3" calcext:value-type="float">
            <text:p>3553</text:p>
          </table:table-cell>
          <table:table-cell table:style-name="ce3" office:value-type="float" office:value="192.2" calcext:value-type="float">
            <text:p>192.2</text:p>
          </table:table-cell>
          <table:table-cell table:style-name="ce3"/>
          <table:table-cell table:style-name="ce3" table:formula="of:=[.AC9]-[.D9]" office:value-type="float" office:value="-0.000203930000000074" calcext:value-type="float">
            <text:p>-0.00020393</text:p>
          </table:table-cell>
          <table:table-cell table:style-name="ce3" table:formula="of:=[.AI9]/MAX(1; 0.5*ABS([.D9])+0.5*ABS([.AC9]))" office:value-type="float" office:value="-0.0000697728215508817" calcext:value-type="float">
            <text:p>-6.97728215508817E-005</text:p>
          </table:table-cell>
          <table:table-cell table:style-name="ce3"/>
          <table:table-cell table:formula="of:=[.AG9]/[.H9]" office:value-type="float" office:value="0.251834381551363" calcext:value-type="float">
            <text:p>0.2518343816</text:p>
          </table:table-cell>
          <table:table-cell table:formula="of:=[.AG9]/[.S9]" office:value-type="float" office:value="0.570157223375853" calcext:value-type="float">
            <text:p>0.5701572234</text:p>
          </table:table-cell>
        </table:table-row>
        <table:table-row table:style-name="ro2">
          <table:table-cell office:value-type="string" calcext:value-type="string">
            <text:p>0+-1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0996325025" calcext:value-type="float">
            <text:p>0.0996325025</text:p>
          </table:table-cell>
          <table:table-cell office:value-type="float" office:value="0" calcext:value-type="float">
            <text:p>0</text:p>
          </table:table-cell>
          <table:table-cell office:value-type="float" office:value="8371" calcext:value-type="float">
            <text:p>837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0995519975" calcext:value-type="float">
            <text:p>0.0995519975</text:p>
          </table:table-cell>
          <table:table-cell office:value-type="float" office:value="0" calcext:value-type="float">
            <text:p>0</text:p>
          </table:table-cell>
          <table:table-cell office:value-type="float" office:value="8395" calcext:value-type="float">
            <text:p>8395</text:p>
          </table:table-cell>
          <table:table-cell office:value-type="float" office:value="549.2" calcext:value-type="float">
            <text:p>549.2</text:p>
          </table:table-cell>
          <table:table-cell/>
          <table:table-cell table:formula="of:=[.O10]-[.D10]" office:value-type="float" office:value="-0.0000805049999999946" calcext:value-type="float">
            <text:p>-0.000080505</text:p>
          </table:table-cell>
          <table:table-cell table:formula="of:=[.U10]/MAX(1; 0.5*ABS([.D10])+0.5*ABS([.O10]))" office:value-type="float" office:value="-0.0000805049999999946" calcext:value-type="float">
            <text:p>-0.000080505</text:p>
          </table:table-cell>
          <table:table-cell table:formula="of:=[.P10]-[.E10]" office:value-type="float" office:value="-0.0000805049999999946" calcext:value-type="float">
            <text:p>-0.000080505</text:p>
          </table:table-cell>
          <table:table-cell table:formula="of:=[.S10]/[.H10]" office:value-type="float" office:value="0.439008792965628" calcext:value-type="float">
            <text:p>0.439008793</text:p>
          </table:table-cell>
          <table:table-cell/>
          <table:table-cell office:value-type="string" calcext:value-type="string">
            <text:p>0+-1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0.0995519975" calcext:value-type="float">
            <text:p>0.0995519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1" calcext:value-type="float">
            <text:p>8391</text:p>
          </table:table-cell>
          <table:table-cell table:style-name="ce3" office:value-type="float" office:value="307.4" calcext:value-type="float">
            <text:p>307.4</text:p>
          </table:table-cell>
          <table:table-cell table:style-name="ce3"/>
          <table:table-cell table:style-name="ce3" table:formula="of:=[.AC10]-[.D10]" office:value-type="float" office:value="-0.0000805049999999946" calcext:value-type="float">
            <text:p>-0.000080505</text:p>
          </table:table-cell>
          <table:table-cell table:style-name="ce3" table:formula="of:=[.AI10]/MAX(1; 0.5*ABS([.D10])+0.5*ABS([.AC10]))" office:value-type="float" office:value="-0.0000805049999999946" calcext:value-type="float">
            <text:p>-0.000080505</text:p>
          </table:table-cell>
          <table:table-cell table:style-name="ce3"/>
          <table:table-cell table:formula="of:=[.AG10]/[.H10]" office:value-type="float" office:value="0.24572342126299" calcext:value-type="float">
            <text:p>0.2457234213</text:p>
          </table:table-cell>
          <table:table-cell table:formula="of:=[.AG10]/[.S10]" office:value-type="float" office:value="0.55972323379461" calcext:value-type="float">
            <text:p>0.5597232338</text:p>
          </table:table-cell>
        </table:table-row>
        <table:table-row table:style-name="ro2">
          <table:table-cell office:value-type="string" calcext:value-type="string">
            <text:p>0+-1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58257499" calcext:value-type="float">
            <text:p>-2.58257499</text:p>
          </table:table-cell>
          <table:table-cell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 office:value-type="float" office:value="576.7" calcext:value-type="float">
            <text:p>576.7</text:p>
          </table:table-cell>
          <table:table-cell table:number-columns-repeated="3"/>
          <table:table-cell office:value-type="string" calcext:value-type="string">
            <text:p>0+-1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58259851" calcext:value-type="float">
            <text:p>-2.58259851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204.6" calcext:value-type="float">
            <text:p>204.6</text:p>
          </table:table-cell>
          <table:table-cell/>
          <table:table-cell table:formula="of:=[.O11]-[.D11]" office:value-type="float" office:value="-0.0000235200000000546" calcext:value-type="float">
            <text:p>-0.00002352</text:p>
          </table:table-cell>
          <table:table-cell table:formula="of:=[.U11]/MAX(1; 0.5*ABS([.D11])+0.5*ABS([.O11]))" office:value-type="float" office:value="-0.00000910714809485281" calcext:value-type="float">
            <text:p>-9.10714809485281E-006</text:p>
          </table:table-cell>
          <table:table-cell table:formula="of:=[.P11]-[.E11]" office:value-type="float" office:value="-0.0000235200000000546" calcext:value-type="float">
            <text:p>-0.00002352</text:p>
          </table:table-cell>
          <table:table-cell table:formula="of:=[.S11]/[.H11]" office:value-type="float" office:value="0.354777180509797" calcext:value-type="float">
            <text:p>0.3547771805</text:p>
          </table:table-cell>
          <table:table-cell/>
          <table:table-cell office:value-type="string" calcext:value-type="string">
            <text:p>0+-1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2.58259851" calcext:value-type="float">
            <text:p>-2.58259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3" calcext:value-type="float">
            <text:p>2203</text:p>
          </table:table-cell>
          <table:table-cell table:style-name="ce3" office:value-type="float" office:value="137.4" calcext:value-type="float">
            <text:p>137.4</text:p>
          </table:table-cell>
          <table:table-cell table:style-name="ce3"/>
          <table:table-cell table:style-name="ce3" table:formula="of:=[.AC11]-[.D11]" office:value-type="float" office:value="-0.0000235200000000546" calcext:value-type="float">
            <text:p>-0.00002352</text:p>
          </table:table-cell>
          <table:table-cell table:style-name="ce3" table:formula="of:=[.AI11]/MAX(1; 0.5*ABS([.D11])+0.5*ABS([.AC11]))" office:value-type="float" office:value="-0.00000910714809485281" calcext:value-type="float">
            <text:p>-9.10714809485281E-006</text:p>
          </table:table-cell>
          <table:table-cell table:style-name="ce3"/>
          <table:table-cell table:formula="of:=[.AG11]/[.H11]" office:value-type="float" office:value="0.238252124154673" calcext:value-type="float">
            <text:p>0.2382521242</text:p>
          </table:table-cell>
          <table:table-cell table:formula="of:=[.AG11]/[.S11]" office:value-type="float" office:value="0.671554252199414" calcext:value-type="float">
            <text:p>0.6715542522</text:p>
          </table:table-cell>
        </table:table-row>
        <table:table-row table:style-name="ro2">
          <table:table-cell office:value-type="string" calcext:value-type="string">
            <text:p>0+-1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63007047" calcext:value-type="float">
            <text:p>0.163007047</text:p>
          </table:table-cell>
          <table:table-cell office:value-type="float" office:value="0" calcext:value-type="float">
            <text:p>0</text:p>
          </table:table-cell>
          <table:table-cell office:value-type="float" office:value="15971" calcext:value-type="float">
            <text:p>15971</text:p>
          </table:table-cell>
          <table:table-cell office:value-type="float" office:value="1691.5" calcext:value-type="float">
            <text:p>1691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62953974" calcext:value-type="float">
            <text:p>0.162953974</text:p>
          </table:table-cell>
          <table:table-cell office:value-type="float" office:value="0" calcext:value-type="float">
            <text:p>0</text:p>
          </table:table-cell>
          <table:table-cell office:value-type="float" office:value="16031" calcext:value-type="float">
            <text:p>16031</text:p>
          </table:table-cell>
          <table:table-cell office:value-type="float" office:value="812.3" calcext:value-type="float">
            <text:p>812.3</text:p>
          </table:table-cell>
          <table:table-cell/>
          <table:table-cell table:formula="of:=[.O12]-[.D12]" office:value-type="float" office:value="-0.0000530730000000146" calcext:value-type="float">
            <text:p>-0.000053073</text:p>
          </table:table-cell>
          <table:table-cell table:formula="of:=[.U12]/MAX(1; 0.5*ABS([.D12])+0.5*ABS([.O12]))" office:value-type="float" office:value="-0.0000530730000000146" calcext:value-type="float">
            <text:p>-0.000053073</text:p>
          </table:table-cell>
          <table:table-cell table:formula="of:=[.P12]-[.E12]" office:value-type="float" office:value="-0.0000530730000000146" calcext:value-type="float">
            <text:p>-0.000053073</text:p>
          </table:table-cell>
          <table:table-cell table:formula="of:=[.S12]/[.H12]" office:value-type="float" office:value="0.48022465267514" calcext:value-type="float">
            <text:p>0.4802246527</text:p>
          </table:table-cell>
          <table:table-cell/>
          <table:table-cell office:value-type="string" calcext:value-type="string">
            <text:p>0+-1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0.162953974" calcext:value-type="float">
            <text:p>0.162953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23" calcext:value-type="float">
            <text:p>16023</text:p>
          </table:table-cell>
          <table:table-cell table:style-name="ce3" office:value-type="float" office:value="428.2" calcext:value-type="float">
            <text:p>428.2</text:p>
          </table:table-cell>
          <table:table-cell table:style-name="ce3"/>
          <table:table-cell table:style-name="ce3" table:formula="of:=[.AC12]-[.D12]" office:value-type="float" office:value="-0.0000530730000000146" calcext:value-type="float">
            <text:p>-0.000053073</text:p>
          </table:table-cell>
          <table:table-cell table:style-name="ce3" table:formula="of:=[.AI12]/MAX(1; 0.5*ABS([.D12])+0.5*ABS([.AC12]))" office:value-type="float" office:value="-0.0000530730000000146" calcext:value-type="float">
            <text:p>-0.000053073</text:p>
          </table:table-cell>
          <table:table-cell table:style-name="ce3"/>
          <table:table-cell table:formula="of:=[.AG12]/[.H12]" office:value-type="float" office:value="0.253148093408218" calcext:value-type="float">
            <text:p>0.2531480934</text:p>
          </table:table-cell>
          <table:table-cell table:formula="of:=[.AG12]/[.S12]" office:value-type="float" office:value="0.527145143419919" calcext:value-type="float">
            <text:p>0.5271451434</text:p>
          </table:table-cell>
        </table:table-row>
        <table:table-row table:style-name="ro2">
          <table:table-cell office:value-type="string" calcext:value-type="string">
            <text:p>0+-1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52364407" calcext:value-type="float">
            <text:p>-2.52364407</text:p>
          </table:table-cell>
          <table:table-cell office:value-type="float" office:value="0" calcext:value-type="float">
            <text:p>0</text:p>
          </table:table-cell>
          <table:table-cell office:value-type="float" office:value="3643" calcext:value-type="float">
            <text:p>3643</text:p>
          </table:table-cell>
          <table:table-cell office:value-type="float" office:value="777.5" calcext:value-type="float">
            <text:p>777.5</text:p>
          </table:table-cell>
          <table:table-cell table:number-columns-repeated="3"/>
          <table:table-cell office:value-type="string" calcext:value-type="string">
            <text:p>0+-1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5241288" calcext:value-type="float">
            <text:p>-2.5241288</text:p>
          </table:table-cell>
          <table:table-cell office:value-type="float" office:value="0" calcext:value-type="float">
            <text:p>0</text:p>
          </table:table-cell>
          <table:table-cell office:value-type="float" office:value="3641" calcext:value-type="float">
            <text:p>3641</text:p>
          </table:table-cell>
          <table:table-cell office:value-type="float" office:value="296.7" calcext:value-type="float">
            <text:p>296.7</text:p>
          </table:table-cell>
          <table:table-cell/>
          <table:table-cell table:formula="of:=[.O13]-[.D13]" office:value-type="float" office:value="-0.000484729999999711" calcext:value-type="float">
            <text:p>-0.00048473</text:p>
          </table:table-cell>
          <table:table-cell table:formula="of:=[.U13]/MAX(1; 0.5*ABS([.D13])+0.5*ABS([.O13]))" office:value-type="float" office:value="-0.000192056977397127" calcext:value-type="float">
            <text:p>-0.000192057</text:p>
          </table:table-cell>
          <table:table-cell table:formula="of:=[.P13]-[.E13]" office:value-type="float" office:value="-0.000484729999999711" calcext:value-type="float">
            <text:p>-0.00048473</text:p>
          </table:table-cell>
          <table:table-cell table:formula="of:=[.S13]/[.H13]" office:value-type="float" office:value="0.381607717041801" calcext:value-type="float">
            <text:p>0.381607717</text:p>
          </table:table-cell>
          <table:table-cell/>
          <table:table-cell office:value-type="string" calcext:value-type="string">
            <text:p>0+-1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2.5241288" calcext:value-type="float">
            <text:p>-2.5241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7" calcext:value-type="float">
            <text:p>3647</text:p>
          </table:table-cell>
          <table:table-cell table:style-name="ce3" office:value-type="float" office:value="185.4" calcext:value-type="float">
            <text:p>185.4</text:p>
          </table:table-cell>
          <table:table-cell table:style-name="ce3"/>
          <table:table-cell table:style-name="ce3" table:formula="of:=[.AC13]-[.D13]" office:value-type="float" office:value="-0.000484729999999711" calcext:value-type="float">
            <text:p>-0.00048473</text:p>
          </table:table-cell>
          <table:table-cell table:style-name="ce3" table:formula="of:=[.AI13]/MAX(1; 0.5*ABS([.D13])+0.5*ABS([.AC13]))" office:value-type="float" office:value="-0.000192056977397127" calcext:value-type="float">
            <text:p>-0.000192057</text:p>
          </table:table-cell>
          <table:table-cell table:style-name="ce3"/>
          <table:table-cell table:formula="of:=[.AG13]/[.H13]" office:value-type="float" office:value="0.238456591639871" calcext:value-type="float">
            <text:p>0.2384565916</text:p>
          </table:table-cell>
          <table:table-cell table:formula="of:=[.AG13]/[.S13]" office:value-type="float" office:value="0.624873609706775" calcext:value-type="float">
            <text:p>0.6248736097</text:p>
          </table:table-cell>
        </table:table-row>
        <table:table-row table:style-name="ro2">
          <table:table-cell office:value-type="string" calcext:value-type="string">
            <text:p>0+-1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264143667" calcext:value-type="float">
            <text:p>0.264143667</text:p>
          </table:table-cell>
          <table:table-cell office:value-type="float" office:value="0" calcext:value-type="float">
            <text:p>0</text:p>
          </table:table-cell>
          <table:table-cell office:value-type="float" office:value="5087" calcext:value-type="float">
            <text:p>5087</text:p>
          </table:table-cell>
          <table:table-cell office:value-type="float" office:value="938.6" calcext:value-type="float">
            <text:p>938.6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264120671" calcext:value-type="float">
            <text:p>0.264120671</text:p>
          </table:table-cell>
          <table:table-cell office:value-type="float" office:value="0" calcext:value-type="float">
            <text:p>0</text:p>
          </table:table-cell>
          <table:table-cell office:value-type="float" office:value="5113" calcext:value-type="float">
            <text:p>5113</text:p>
          </table:table-cell>
          <table:table-cell office:value-type="float" office:value="374.6" calcext:value-type="float">
            <text:p>374.6</text:p>
          </table:table-cell>
          <table:table-cell/>
          <table:table-cell table:formula="of:=[.O14]-[.D14]" office:value-type="float" office:value="-0.0000229959999999974" calcext:value-type="float">
            <text:p>-0.000022996</text:p>
          </table:table-cell>
          <table:table-cell table:formula="of:=[.U14]/MAX(1; 0.5*ABS([.D14])+0.5*ABS([.O14]))" office:value-type="float" office:value="-0.0000229959999999974" calcext:value-type="float">
            <text:p>-0.000022996</text:p>
          </table:table-cell>
          <table:table-cell table:formula="of:=[.P14]-[.E14]" office:value-type="float" office:value="-0.0000229959999999974" calcext:value-type="float">
            <text:p>-0.000022996</text:p>
          </table:table-cell>
          <table:table-cell table:formula="of:=[.S14]/[.H14]" office:value-type="float" office:value="0.399105050074579" calcext:value-type="float">
            <text:p>0.3991050501</text:p>
          </table:table-cell>
          <table:table-cell/>
          <table:table-cell office:value-type="string" calcext:value-type="string">
            <text:p>0+-1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0.264120671" calcext:value-type="float">
            <text:p>0.264120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1" calcext:value-type="float">
            <text:p>5141</text:p>
          </table:table-cell>
          <table:table-cell table:style-name="ce3" office:value-type="float" office:value="216.5" calcext:value-type="float">
            <text:p>216.5</text:p>
          </table:table-cell>
          <table:table-cell table:style-name="ce3"/>
          <table:table-cell table:style-name="ce3" table:formula="of:=[.AC14]-[.D14]" office:value-type="float" office:value="-0.0000229959999999974" calcext:value-type="float">
            <text:p>-0.000022996</text:p>
          </table:table-cell>
          <table:table-cell table:style-name="ce3" table:formula="of:=[.AI14]/MAX(1; 0.5*ABS([.D14])+0.5*ABS([.AC14]))" office:value-type="float" office:value="-0.0000229959999999974" calcext:value-type="float">
            <text:p>-0.000022996</text:p>
          </table:table-cell>
          <table:table-cell table:style-name="ce3"/>
          <table:table-cell table:formula="of:=[.AG14]/[.H14]" office:value-type="float" office:value="0.230662689111443" calcext:value-type="float">
            <text:p>0.2306626891</text:p>
          </table:table-cell>
          <table:table-cell table:formula="of:=[.AG14]/[.S14]" office:value-type="float" office:value="0.57794981313401" calcext:value-type="float">
            <text:p>0.5779498131</text:p>
          </table:table-cell>
        </table:table-row>
        <table:table-row table:style-name="ro2">
          <table:table-cell office:value-type="string" calcext:value-type="string">
            <text:p>0+-1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2347457" calcext:value-type="float">
            <text:p>-2.2347457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 office:value-type="float" office:value="657.7" calcext:value-type="float">
            <text:p>657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23502317" calcext:value-type="float">
            <text:p>-2.23502317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208.1" calcext:value-type="float">
            <text:p>208.1</text:p>
          </table:table-cell>
          <table:table-cell/>
          <table:table-cell table:formula="of:=[.O15]-[.D15]" office:value-type="float" office:value="-0.000277469999999891" calcext:value-type="float">
            <text:p>-0.00027747</text:p>
          </table:table-cell>
          <table:table-cell table:formula="of:=[.U15]/MAX(1; 0.5*ABS([.D15])+0.5*ABS([.O15]))" office:value-type="float" office:value="-0.000124154070633138" calcext:value-type="float">
            <text:p>-0.0001241541</text:p>
          </table:table-cell>
          <table:table-cell table:formula="of:=[.P15]-[.E15]" office:value-type="float" office:value="-0.000277469999999891" calcext:value-type="float">
            <text:p>-0.00027747</text:p>
          </table:table-cell>
          <table:table-cell table:formula="of:=[.S15]/[.H15]" office:value-type="float" office:value="0.316405656074198" calcext:value-type="float">
            <text:p>0.3164056561</text:p>
          </table:table-cell>
          <table:table-cell/>
          <table:table-cell office:value-type="string" calcext:value-type="string">
            <text:p>0+-1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2.23502317" calcext:value-type="float">
            <text:p>-2.23502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3" calcext:value-type="float">
            <text:p>1803</text:p>
          </table:table-cell>
          <table:table-cell table:style-name="ce3" office:value-type="float" office:value="143.9" calcext:value-type="float">
            <text:p>143.9</text:p>
          </table:table-cell>
          <table:table-cell table:style-name="ce3"/>
          <table:table-cell table:style-name="ce3" table:formula="of:=[.AC15]-[.D15]" office:value-type="float" office:value="-0.000277469999999891" calcext:value-type="float">
            <text:p>-0.00027747</text:p>
          </table:table-cell>
          <table:table-cell table:style-name="ce3" table:formula="of:=[.AI15]/MAX(1; 0.5*ABS([.D15])+0.5*ABS([.AC15]))" office:value-type="float" office:value="-0.000124154070633138" calcext:value-type="float">
            <text:p>-0.0001241541</text:p>
          </table:table-cell>
          <table:table-cell table:style-name="ce3"/>
          <table:table-cell table:formula="of:=[.AG15]/[.H15]" office:value-type="float" office:value="0.218792762657747" calcext:value-type="float">
            <text:p>0.2187927627</text:p>
          </table:table-cell>
          <table:table-cell table:formula="of:=[.AG15]/[.S15]" office:value-type="float" office:value="0.691494473810668" calcext:value-type="float">
            <text:p>0.6914944738</text:p>
          </table:table-cell>
        </table:table-row>
        <table:table-row table:style-name="ro2">
          <table:table-cell office:value-type="string" calcext:value-type="string">
            <text:p>0+-1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248798718" calcext:value-type="float">
            <text:p>0.248798718</text:p>
          </table:table-cell>
          <table:table-cell office:value-type="float" office:value="0" calcext:value-type="float">
            <text:p>0</text:p>
          </table:table-cell>
          <table:table-cell office:value-type="float" office:value="5025" calcext:value-type="float">
            <text:p>5025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248776595" calcext:value-type="float">
            <text:p>0.248776595</text:p>
          </table:table-cell>
          <table:table-cell office:value-type="float" office:value="0" calcext:value-type="float">
            <text:p>0</text:p>
          </table:table-cell>
          <table:table-cell office:value-type="float" office:value="5025" calcext:value-type="float">
            <text:p>5025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[.O16]-[.D16]" office:value-type="float" office:value="-0.000022122999999985" calcext:value-type="float">
            <text:p>-0.000022123</text:p>
          </table:table-cell>
          <table:table-cell table:formula="of:=[.U16]/MAX(1; 0.5*ABS([.D16])+0.5*ABS([.O16]))" office:value-type="float" office:value="-0.000022122999999985" calcext:value-type="float">
            <text:p>-0.000022123</text:p>
          </table:table-cell>
          <table:table-cell table:formula="of:=[.P16]-[.E16]" office:value-type="float" office:value="-0.000022122999999985" calcext:value-type="float">
            <text:p>-0.000022123</text:p>
          </table:table-cell>
          <table:table-cell table:formula="of:=[.S16]/[.H16]" office:value-type="float" office:value="0.368983957219251" calcext:value-type="float">
            <text:p>0.3689839572</text:p>
          </table:table-cell>
          <table:table-cell/>
          <table:table-cell office:value-type="string" calcext:value-type="string">
            <text:p>0+-1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0.248776595" calcext:value-type="float">
            <text:p>0.248776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1" calcext:value-type="float">
            <text:p>5031</text:p>
          </table:table-cell>
          <table:table-cell table:style-name="ce3" office:value-type="float" office:value="213.5" calcext:value-type="float">
            <text:p>213.5</text:p>
          </table:table-cell>
          <table:table-cell table:style-name="ce3"/>
          <table:table-cell table:style-name="ce3" table:formula="of:=[.AC16]-[.D16]" office:value-type="float" office:value="-0.000022122999999985" calcext:value-type="float">
            <text:p>-0.000022123</text:p>
          </table:table-cell>
          <table:table-cell table:style-name="ce3" table:formula="of:=[.AI16]/MAX(1; 0.5*ABS([.D16])+0.5*ABS([.AC16]))" office:value-type="float" office:value="-0.000022122999999985" calcext:value-type="float">
            <text:p>-0.000022123</text:p>
          </table:table-cell>
          <table:table-cell table:style-name="ce3"/>
          <table:table-cell table:formula="of:=[.AG16]/[.H16]" office:value-type="float" office:value="0.228342245989305" calcext:value-type="float">
            <text:p>0.228342246</text:p>
          </table:table-cell>
          <table:table-cell table:formula="of:=[.AG16]/[.S16]" office:value-type="float" office:value="0.618840579710145" calcext:value-type="float">
            <text:p>0.6188405797</text:p>
          </table:table-cell>
        </table:table-row>
        <table:table-row table:style-name="ro2">
          <table:table-cell office:value-type="string" calcext:value-type="string">
            <text:p>0+-1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33816647" calcext:value-type="float">
            <text:p>-2.33816647</text:p>
          </table:table-cell>
          <table:table-cell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650.8" calcext:value-type="float">
            <text:p>650.8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33821089" calcext:value-type="float">
            <text:p>-2.33821089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float" office:value="197.6" calcext:value-type="float">
            <text:p>197.6</text:p>
          </table:table-cell>
          <table:table-cell/>
          <table:table-cell table:formula="of:=[.O17]-[.D17]" office:value-type="float" office:value="-0.000044420000000045" calcext:value-type="float">
            <text:p>-0.00004442</text:p>
          </table:table-cell>
          <table:table-cell table:formula="of:=[.U17]/MAX(1; 0.5*ABS([.D17])+0.5*ABS([.O17]))" office:value-type="float" office:value="-0.0000189976114331564" calcext:value-type="float">
            <text:p>-1.89976114331564E-005</text:p>
          </table:table-cell>
          <table:table-cell table:formula="of:=[.P17]-[.E17]" office:value-type="float" office:value="-0.000044420000000045" calcext:value-type="float">
            <text:p>-0.00004442</text:p>
          </table:table-cell>
          <table:table-cell table:formula="of:=[.S17]/[.H17]" office:value-type="float" office:value="0.303626306084819" calcext:value-type="float">
            <text:p>0.3036263061</text:p>
          </table:table-cell>
          <table:table-cell/>
          <table:table-cell office:value-type="string" calcext:value-type="string">
            <text:p>0+-1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2.33821089" calcext:value-type="float">
            <text:p>-2.33821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1" calcext:value-type="float">
            <text:p>1821</text:p>
          </table:table-cell>
          <table:table-cell table:style-name="ce3" office:value-type="float" office:value="144.7" calcext:value-type="float">
            <text:p>144.7</text:p>
          </table:table-cell>
          <table:table-cell table:style-name="ce3"/>
          <table:table-cell table:style-name="ce3" table:formula="of:=[.AC17]-[.D17]" office:value-type="float" office:value="-0.000044420000000045" calcext:value-type="float">
            <text:p>-0.00004442</text:p>
          </table:table-cell>
          <table:table-cell table:style-name="ce3" table:formula="of:=[.AI17]/MAX(1; 0.5*ABS([.D17])+0.5*ABS([.AC17]))" office:value-type="float" office:value="-0.0000189976114331564" calcext:value-type="float">
            <text:p>-1.89976114331564E-005</text:p>
          </table:table-cell>
          <table:table-cell table:style-name="ce3"/>
          <table:table-cell table:formula="of:=[.AG17]/[.H17]" office:value-type="float" office:value="0.222341733251383" calcext:value-type="float">
            <text:p>0.2223417333</text:p>
          </table:table-cell>
          <table:table-cell table:formula="of:=[.AG17]/[.S17]" office:value-type="float" office:value="0.732287449392712" calcext:value-type="float">
            <text:p>0.7322874494</text:p>
          </table:table-cell>
        </table:table-row>
        <table:table-row table:style-name="ro2">
          <table:table-cell office:value-type="string" calcext:value-type="string">
            <text:p>0+-1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0716091171" calcext:value-type="float">
            <text:p>0.0716091171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 office:value-type="float" office:value="580.8" calcext:value-type="float">
            <text:p>580.8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0715070253" calcext:value-type="float">
            <text:p>0.0715070253</text:p>
          </table:table-cell>
          <table:table-cell office:value-type="float" office:value="0" calcext:value-type="float">
            <text:p>0</text:p>
          </table:table-cell>
          <table:table-cell office:value-type="float" office:value="1587" calcext:value-type="float">
            <text:p>1587</text:p>
          </table:table-cell>
          <table:table-cell office:value-type="float" office:value="190.8" calcext:value-type="float">
            <text:p>190.8</text:p>
          </table:table-cell>
          <table:table-cell/>
          <table:table-cell table:formula="of:=[.O18]-[.D18]" office:value-type="float" office:value="-0.000102091800000009" calcext:value-type="float">
            <text:p>-0.0001020918</text:p>
          </table:table-cell>
          <table:table-cell table:formula="of:=[.U18]/MAX(1; 0.5*ABS([.D18])+0.5*ABS([.O18]))" office:value-type="float" office:value="-0.000102091800000009" calcext:value-type="float">
            <text:p>-0.0001020918</text:p>
          </table:table-cell>
          <table:table-cell table:formula="of:=[.P18]-[.E18]" office:value-type="float" office:value="-0.000102091800000009" calcext:value-type="float">
            <text:p>-0.0001020918</text:p>
          </table:table-cell>
          <table:table-cell table:formula="of:=[.S18]/[.H18]" office:value-type="float" office:value="0.328512396694215" calcext:value-type="float">
            <text:p>0.3285123967</text:p>
          </table:table-cell>
          <table:table-cell/>
          <table:table-cell office:value-type="string" calcext:value-type="string">
            <text:p>0+-1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0.0715070253" calcext:value-type="float">
            <text:p>0.0715070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1" calcext:value-type="float">
            <text:p>1601</text:p>
          </table:table-cell>
          <table:table-cell table:style-name="ce3" office:value-type="float" office:value="137.1" calcext:value-type="float">
            <text:p>137.1</text:p>
          </table:table-cell>
          <table:table-cell table:style-name="ce3"/>
          <table:table-cell table:style-name="ce3" table:formula="of:=[.AC18]-[.D18]" office:value-type="float" office:value="-0.000102091800000009" calcext:value-type="float">
            <text:p>-0.0001020918</text:p>
          </table:table-cell>
          <table:table-cell table:style-name="ce3" table:formula="of:=[.AI18]/MAX(1; 0.5*ABS([.D18])+0.5*ABS([.AC18]))" office:value-type="float" office:value="-0.000102091800000009" calcext:value-type="float">
            <text:p>-0.0001020918</text:p>
          </table:table-cell>
          <table:table-cell table:style-name="ce3"/>
          <table:table-cell table:formula="of:=[.AG18]/[.H18]" office:value-type="float" office:value="0.236053719008264" calcext:value-type="float">
            <text:p>0.236053719</text:p>
          </table:table-cell>
          <table:table-cell table:formula="of:=[.AG18]/[.S18]" office:value-type="float" office:value="0.718553459119497" calcext:value-type="float">
            <text:p>0.7185534591</text:p>
          </table:table-cell>
        </table:table-row>
        <table:table-row table:style-name="ro2">
          <table:table-cell office:value-type="string" calcext:value-type="string">
            <text:p>0+-1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5388736" calcext:value-type="float">
            <text:p>-2.5388736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0+-1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53947177" calcext:value-type="float">
            <text:p>-2.53947177</text:p>
          </table:table-cell>
          <table:table-cell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 office:value-type="float" office:value="502.6" calcext:value-type="float">
            <text:p>502.6</text:p>
          </table:table-cell>
          <table:table-cell/>
          <table:table-cell table:formula="of:=[.O19]-[.D19]" office:value-type="float" office:value="-0.000598169999999953" calcext:value-type="float">
            <text:p>-0.00059817</text:p>
          </table:table-cell>
          <table:table-cell table:formula="of:=[.U19]/MAX(1; 0.5*ABS([.D19])+0.5*ABS([.O19]))" office:value-type="float" office:value="-0.000235576730772824" calcext:value-type="float">
            <text:p>-0.0002355767</text:p>
          </table:table-cell>
          <table:table-cell table:formula="of:=[.P19]-[.E19]" office:value-type="float" office:value="-0.000598169999999953" calcext:value-type="float">
            <text:p>-0.00059817</text:p>
          </table:table-cell>
          <table:table-cell table:formula="of:=[.S19]/[.H19]" office:value-type="float" office:value="0.895900178253119" calcext:value-type="float">
            <text:p>0.8959001783</text:p>
          </table:table-cell>
          <table:table-cell/>
          <table:table-cell office:value-type="string" calcext:value-type="string">
            <text:p>0+-1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2.53947177" calcext:value-type="float">
            <text:p>-2.53947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9" calcext:value-type="float">
            <text:p>1489</text:p>
          </table:table-cell>
          <table:table-cell table:style-name="ce3" office:value-type="float" office:value="133.7" calcext:value-type="float">
            <text:p>133.7</text:p>
          </table:table-cell>
          <table:table-cell table:style-name="ce3"/>
          <table:table-cell table:style-name="ce3" table:formula="of:=[.AC19]-[.D19]" office:value-type="float" office:value="-0.000598169999999953" calcext:value-type="float">
            <text:p>-0.00059817</text:p>
          </table:table-cell>
          <table:table-cell table:style-name="ce3" table:formula="of:=[.AI19]/MAX(1; 0.5*ABS([.D19])+0.5*ABS([.AC19]))" office:value-type="float" office:value="-0.000235576730772824" calcext:value-type="float">
            <text:p>-0.0002355767</text:p>
          </table:table-cell>
          <table:table-cell table:style-name="ce3"/>
          <table:table-cell table:formula="of:=[.AG19]/[.H19]" office:value-type="float" office:value="0.238324420677362" calcext:value-type="float">
            <text:p>0.2383244207</text:p>
          </table:table-cell>
          <table:table-cell table:formula="of:=[.AG19]/[.S19]" office:value-type="float" office:value="0.266016713091922" calcext:value-type="float">
            <text:p>0.2660167131</text:p>
          </table:table-cell>
        </table:table-row>
        <table:table-row table:style-name="ro2">
          <table:table-cell office:value-type="string" calcext:value-type="string">
            <text:p>bina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7" office:value-type="float" office:value="0.00000677551816" calcext:value-type="float">
            <text:p>6.78E-006</text:p>
          </table:table-cell>
          <table:table-cell office:value-type="float" office:value="0" calcext:value-type="float">
            <text:p>0</text:p>
          </table:table-cell>
          <table:table-cell office:value-type="float" office:value="19783" calcext:value-type="float">
            <text:p>19783</text:p>
          </table:table-cell>
          <table:table-cell office:value-type="float" office:value="1450.2" calcext:value-type="float">
            <text:p>1450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7" office:value-type="float" office:value="0.00000346274811" calcext:value-type="float">
            <text:p>3.46E-006</text:p>
          </table:table-cell>
          <table:table-cell office:value-type="float" office:value="0" calcext:value-type="float">
            <text:p>0</text:p>
          </table:table-cell>
          <table:table-cell office:value-type="float" office:value="3666" calcext:value-type="float">
            <text:p>3666</text:p>
          </table:table-cell>
          <table:table-cell office:value-type="float" office:value="189.1" calcext:value-type="float">
            <text:p>189.1</text:p>
          </table:table-cell>
          <table:table-cell/>
          <table:table-cell table:formula="of:=[.O20]-[.D20]" office:value-type="float" office:value="-0.00000331277005" calcext:value-type="float">
            <text:p>-3.31277005E-006</text:p>
          </table:table-cell>
          <table:table-cell table:formula="of:=[.U20]/MAX(1; 0.5*ABS([.D20])+0.5*ABS([.O20]))" office:value-type="float" office:value="-0.00000331277005" calcext:value-type="float">
            <text:p>-3.31277005E-006</text:p>
          </table:table-cell>
          <table:table-cell table:formula="of:=[.P20]-[.E20]" office:value-type="float" office:value="-0.00000331277005" calcext:value-type="float">
            <text:p>-3.31277005E-006</text:p>
          </table:table-cell>
          <table:table-cell table:formula="of:=[.S20]/[.H20]" office:value-type="float" office:value="0.130395807474831" calcext:value-type="float">
            <text:p>0.1303958075</text:p>
          </table:table-cell>
          <table:table-cell/>
          <table:table-cell office:value-type="string" calcext:value-type="string">
            <text:p>bina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12" office:value-type="float" office:value="0.00000346274811" calcext:value-type="float">
            <text:p>3.46E-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3" calcext:value-type="float">
            <text:p>3643</text:p>
          </table:table-cell>
          <table:table-cell table:style-name="ce3" office:value-type="float" office:value="96.5" calcext:value-type="float">
            <text:p>96.5</text:p>
          </table:table-cell>
          <table:table-cell table:style-name="ce3"/>
          <table:table-cell table:style-name="ce3" table:formula="of:=[.AC20]-[.D20]" office:value-type="float" office:value="-0.00000331277005" calcext:value-type="float">
            <text:p>-3.31277005E-006</text:p>
          </table:table-cell>
          <table:table-cell table:style-name="ce3" table:formula="of:=[.AI20]/MAX(1; 0.5*ABS([.D20])+0.5*ABS([.AC20]))" office:value-type="float" office:value="-0.00000331277005" calcext:value-type="float">
            <text:p>-3.31277005E-006</text:p>
          </table:table-cell>
          <table:table-cell table:style-name="ce3"/>
          <table:table-cell table:formula="of:=[.AG20]/[.H20]" office:value-type="float" office:value="0.066542545855744" calcext:value-type="float">
            <text:p>0.0665425459</text:p>
          </table:table-cell>
          <table:table-cell table:formula="of:=[.AG20]/[.S20]" office:value-type="float" office:value="0.510312004230566" calcext:value-type="float">
            <text:p>0.5103120042</text:p>
          </table:table-cell>
        </table:table-row>
        <table:table-row table:style-name="ro2">
          <table:table-cell office:value-type="string" calcext:value-type="string">
            <text:p>bina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41.8986748" calcext:value-type="float">
            <text:p>-41.8986748</text:p>
          </table:table-cell>
          <table:table-cell office:value-type="float" office:value="0" calcext:value-type="float">
            <text:p>0</text:p>
          </table:table-cell>
          <table:table-cell office:value-type="float" office:value="70365" calcext:value-type="float">
            <text:p>70365</text:p>
          </table:table-cell>
          <table:table-cell office:value-type="float" office:value="2675.5" calcext:value-type="float">
            <text:p>2675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15305A\_MISDPr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-41.8994736871549" calcext:value-type="float">
            <text:p>-4.19E+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77" calcext:value-type="float">
            <text:p>70377</text:p>
          </table:table-cell>
          <table:table-cell table:style-name="ce3" office:value-type="float" office:value="1293.75" calcext:value-type="float">
            <text:p>1293.75</text:p>
          </table:table-cell>
          <table:table-cell/>
          <table:table-cell table:formula="of:=[.O21]-[.D21]" office:value-type="float" office:value="-0.000798887154900285" calcext:value-type="float">
            <text:p>-0.0007988872</text:p>
          </table:table-cell>
          <table:table-cell table:formula="of:=[.U21]/MAX(1; 0.5*ABS([.D21])+0.5*ABS([.O21]))" office:value-type="float" office:value="-0.000019066940483124" calcext:value-type="float">
            <text:p>-1.9066940483124E-005</text:p>
          </table:table-cell>
          <table:table-cell table:formula="of:=[.P21]-[.E21]" office:value-type="float" office:value="-0.000798887154900285" calcext:value-type="float">
            <text:p>-0.0007988872</text:p>
          </table:table-cell>
          <table:table-cell table:formula="of:=[.S21]/[.H21]" office:value-type="float" office:value="0.483554475798916" calcext:value-type="float">
            <text:p>0.4835544758</text:p>
          </table:table-cell>
          <table:table-cell/>
          <table:table-cell table:style-name="ce3" office:value-type="string" calcext:value-type="string">
            <text:p>bina15305A\_MISDPr </text:p>
          </table:table-cell>
          <table:table-cell table:style-name="ce3" office:value-type="float" office:value="1773" calcext:value-type="float">
            <text:p>1773</text:p>
          </table:table-cell>
          <table:table-cell table:style-name="ce3" office:value-type="float" office:value="495" calcext:value-type="float">
            <text:p>495</text:p>
          </table:table-cell>
          <table:table-cell table:number-columns-repeated="2" table:style-name="ce12" office:value-type="float" office:value="-41.8994737" calcext:value-type="float">
            <text:p>-4.19E+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77" calcext:value-type="float">
            <text:p>70377</text:p>
          </table:table-cell>
          <table:table-cell table:style-name="ce3" office:value-type="float" office:value="600.5" calcext:value-type="float">
            <text:p>600.5</text:p>
          </table:table-cell>
          <table:table-cell table:style-name="ce3"/>
          <table:table-cell table:style-name="ce3" table:formula="of:=[.AC21]-[.D21]" office:value-type="float" office:value="-0.000798899999999492" calcext:value-type="float">
            <text:p>-0.0007989</text:p>
          </table:table-cell>
          <table:table-cell table:style-name="ce3" table:formula="of:=[.AI21]/MAX(1; 0.5*ABS([.D21])+0.5*ABS([.AC21]))" office:value-type="float" office:value="-0.0000190672470525883" calcext:value-type="float">
            <text:p>-1.90672470525883E-005</text:p>
          </table:table-cell>
          <table:table-cell table:style-name="ce3"/>
          <table:table-cell table:formula="of:=[.AG21]/[.H21]" office:value-type="float" office:value="0.224444029153429" calcext:value-type="float">
            <text:p>0.2244440292</text:p>
          </table:table-cell>
          <table:table-cell table:formula="of:=[.AG21]/[.S21]" office:value-type="float" office:value="0.464154589371981" calcext:value-type="float">
            <text:p>0.4641545894</text:p>
          </table:table-cell>
        </table:table-row>
        <table:table-row table:style-name="ro2">
          <table:table-cell office:value-type="string" calcext:value-type="string">
            <text:p>bina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.15680027" calcext:value-type="float">
            <text:p>0.15680027</text:p>
          </table:table-cell>
          <table:table-cell office:value-type="float" office:value="0" calcext:value-type="float">
            <text:p>0</text:p>
          </table:table-cell>
          <table:table-cell office:value-type="float" office:value="33962" calcext:value-type="float">
            <text:p>33962</text:p>
          </table:table-cell>
          <table:table-cell office:value-type="float" office:value="1836.8" calcext:value-type="float">
            <text:p>1836.8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15305B\_MISDPl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.156446714702264" calcext:value-type="float">
            <text:p>1.56E-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56" calcext:value-type="float">
            <text:p>34656</text:p>
          </table:table-cell>
          <table:table-cell table:style-name="ce3" office:value-type="float" office:value="1046.15" calcext:value-type="float">
            <text:p>1046.15</text:p>
          </table:table-cell>
          <table:table-cell/>
          <table:table-cell table:formula="of:=[.O22]-[.D22]" office:value-type="float" office:value="-0.00035355529773598" calcext:value-type="float">
            <text:p>-0.0003535553</text:p>
          </table:table-cell>
          <table:table-cell table:formula="of:=[.U22]/MAX(1; 0.5*ABS([.D22])+0.5*ABS([.O22]))" office:value-type="float" office:value="-0.00035355529773598" calcext:value-type="float">
            <text:p>-0.0003535553</text:p>
          </table:table-cell>
          <table:table-cell table:formula="of:=[.P22]-[.E22]" office:value-type="float" office:value="-0.00035355529773598" calcext:value-type="float">
            <text:p>-0.0003535553</text:p>
          </table:table-cell>
          <table:table-cell table:formula="of:=[.S22]/[.H22]" office:value-type="float" office:value="0.569550304878049" calcext:value-type="float">
            <text:p>0.5695503049</text:p>
          </table:table-cell>
          <table:table-cell/>
          <table:table-cell office:value-type="string" calcext:value-type="string">
            <text:p>bina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12" office:value-type="float" office:value="0.156446715" calcext:value-type="float">
            <text:p>1.56E-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82" calcext:value-type="float">
            <text:p>34682</text:p>
          </table:table-cell>
          <table:table-cell table:style-name="ce3" office:value-type="float" office:value="466" calcext:value-type="float">
            <text:p>466</text:p>
          </table:table-cell>
          <table:table-cell table:style-name="ce3"/>
          <table:table-cell table:style-name="ce3" table:formula="of:=[.AC22]-[.D22]" office:value-type="float" office:value="-0.000353554999999978" calcext:value-type="float">
            <text:p>-0.000353555</text:p>
          </table:table-cell>
          <table:table-cell table:style-name="ce3" table:formula="of:=[.AI22]/MAX(1; 0.5*ABS([.D22])+0.5*ABS([.AC22]))" office:value-type="float" office:value="-0.000353554999999978" calcext:value-type="float">
            <text:p>-0.000353555</text:p>
          </table:table-cell>
          <table:table-cell table:style-name="ce3"/>
          <table:table-cell table:formula="of:=[.AG22]/[.H22]" office:value-type="float" office:value="0.253702090592334" calcext:value-type="float">
            <text:p>0.2537020906</text:p>
          </table:table-cell>
          <table:table-cell table:formula="of:=[.AG22]/[.S22]" office:value-type="float" office:value="0.445442814127993" calcext:value-type="float">
            <text:p>0.4454428141</text:p>
          </table:table-cell>
        </table:table-row>
        <table:table-row table:style-name="ro2">
          <table:table-cell office:value-type="string" calcext:value-type="string">
            <text:p>bina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39.4265109" calcext:value-type="float">
            <text:p>-39.4265109</text:p>
          </table:table-cell>
          <table:table-cell office:value-type="float" office:value="0" calcext:value-type="float">
            <text:p>0</text:p>
          </table:table-cell>
          <table:table-cell office:value-type="float" office:value="67483" calcext:value-type="float">
            <text:p>67483</text:p>
          </table:table-cell>
          <table:table-cell office:value-type="float" office:value="2610.5" calcext:value-type="float">
            <text:p>2610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15305B\_MISDPr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-39.4267850292972" calcext:value-type="float">
            <text:p>-3.94E+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01" calcext:value-type="float">
            <text:p>67501</text:p>
          </table:table-cell>
          <table:table-cell table:style-name="ce3" office:value-type="float" office:value="1284.75" calcext:value-type="float">
            <text:p>1284.75</text:p>
          </table:table-cell>
          <table:table-cell/>
          <table:table-cell table:formula="of:=[.O23]-[.D23]" office:value-type="float" office:value="-0.000274129297203274" calcext:value-type="float">
            <text:p>-0.0002741293</text:p>
          </table:table-cell>
          <table:table-cell table:formula="of:=[.U23]/MAX(1; 0.5*ABS([.D23])+0.5*ABS([.O23]))" office:value-type="float" office:value="-0.00000695289382574619" calcext:value-type="float">
            <text:p>-6.95289382574619E-006</text:p>
          </table:table-cell>
          <table:table-cell table:formula="of:=[.P23]-[.E23]" office:value-type="float" office:value="-0.000274129297203274" calcext:value-type="float">
            <text:p>-0.0002741293</text:p>
          </table:table-cell>
          <table:table-cell table:formula="of:=[.S23]/[.H23]" office:value-type="float" office:value="0.492147098257039" calcext:value-type="float">
            <text:p>0.4921470983</text:p>
          </table:table-cell>
          <table:table-cell/>
          <table:table-cell table:style-name="ce3" office:value-type="string" calcext:value-type="string">
            <text:p>bina15305B\_MISDPr </text:p>
          </table:table-cell>
          <table:table-cell table:style-name="ce3" office:value-type="float" office:value="1773" calcext:value-type="float">
            <text:p>1773</text:p>
          </table:table-cell>
          <table:table-cell table:style-name="ce3" office:value-type="float" office:value="495" calcext:value-type="float">
            <text:p>495</text:p>
          </table:table-cell>
          <table:table-cell table:number-columns-repeated="2" table:style-name="ce12" office:value-type="float" office:value="-39.426785" calcext:value-type="float">
            <text:p>-3.94E+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01" calcext:value-type="float">
            <text:p>67501</text:p>
          </table:table-cell>
          <table:table-cell table:style-name="ce3" office:value-type="float" office:value="585.3" calcext:value-type="float">
            <text:p>585.3</text:p>
          </table:table-cell>
          <table:table-cell table:style-name="ce3"/>
          <table:table-cell table:style-name="ce3" table:formula="of:=[.AC23]-[.D23]" office:value-type="float" office:value="-0.000274100000005717" calcext:value-type="float">
            <text:p>-0.0002741</text:p>
          </table:table-cell>
          <table:table-cell table:style-name="ce3" table:formula="of:=[.AI23]/MAX(1; 0.5*ABS([.D23])+0.5*ABS([.AC23]))" office:value-type="float" office:value="-0.00000695215074721352" calcext:value-type="float">
            <text:p>-6.95215074721352E-006</text:p>
          </table:table-cell>
          <table:table-cell table:style-name="ce3"/>
          <table:table-cell table:formula="of:=[.AG23]/[.H23]" office:value-type="float" office:value="0.224209921470983" calcext:value-type="float">
            <text:p>0.2242099215</text:p>
          </table:table-cell>
          <table:table-cell table:formula="of:=[.AG23]/[.S23]" office:value-type="float" office:value="0.455575014594279" calcext:value-type="float">
            <text:p>0.4555750146</text:p>
          </table:table-cell>
        </table:table-row>
        <table:table-row table:style-name="ro2">
          <table:table-cell office:value-type="string" calcext:value-type="string">
            <text:p>bina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.146965529" calcext:value-type="float">
            <text:p>0.146965529</text:p>
          </table:table-cell>
          <table:table-cell office:value-type="float" office:value="0" calcext:value-type="float">
            <text:p>0</text:p>
          </table:table-cell>
          <table:table-cell office:value-type="float" office:value="32572" calcext:value-type="float">
            <text:p>32572</text:p>
          </table:table-cell>
          <table:table-cell office:value-type="float" office:value="1751.5" calcext:value-type="float">
            <text:p>1751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7" office:value-type="float" office:value="0.146954956" calcext:value-type="float">
            <text:p>1.47E-001</text:p>
          </table:table-cell>
          <table:table-cell office:value-type="float" office:value="0.146954956" calcext:value-type="float">
            <text:p>0.146954956</text:p>
          </table:table-cell>
          <table:table-cell office:value-type="float" office:value="0" calcext:value-type="float">
            <text:p>0</text:p>
          </table:table-cell>
          <table:table-cell office:value-type="float" office:value="33434" calcext:value-type="float">
            <text:p>33434</text:p>
          </table:table-cell>
          <table:table-cell office:value-type="float" office:value="996.9" calcext:value-type="float">
            <text:p>996.9</text:p>
          </table:table-cell>
          <table:table-cell/>
          <table:table-cell table:formula="of:=[.O24]-[.D24]" office:value-type="float" office:value="-0.0000105730000000137" calcext:value-type="float">
            <text:p>-0.000010573</text:p>
          </table:table-cell>
          <table:table-cell table:formula="of:=[.U24]/MAX(1; 0.5*ABS([.D24])+0.5*ABS([.O24]))" office:value-type="float" office:value="-0.0000105730000000137" calcext:value-type="float">
            <text:p>-0.000010573</text:p>
          </table:table-cell>
          <table:table-cell table:formula="of:=[.P24]-[.E24]" office:value-type="float" office:value="-0.0000105730000000137" calcext:value-type="float">
            <text:p>-0.000010573</text:p>
          </table:table-cell>
          <table:table-cell table:formula="of:=[.S24]/[.H24]" office:value-type="float" office:value="0.56916928347131" calcext:value-type="float">
            <text:p>0.5691692835</text:p>
          </table:table-cell>
          <table:table-cell/>
          <table:table-cell office:value-type="string" calcext:value-type="string">
            <text:p>bina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12" office:value-type="float" office:value="0.146954956" calcext:value-type="float">
            <text:p>1.47E-001</text:p>
          </table:table-cell>
          <table:table-cell table:style-name="ce3" office:value-type="float" office:value="0.146954956" calcext:value-type="float">
            <text:p>0.146954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30" calcext:value-type="float">
            <text:p>33430</text:p>
          </table:table-cell>
          <table:table-cell table:style-name="ce3" office:value-type="float" office:value="454" calcext:value-type="float">
            <text:p>454</text:p>
          </table:table-cell>
          <table:table-cell table:style-name="ce3"/>
          <table:table-cell table:style-name="ce3" table:formula="of:=[.AC24]-[.D24]" office:value-type="float" office:value="-0.0000105730000000137" calcext:value-type="float">
            <text:p>-0.000010573</text:p>
          </table:table-cell>
          <table:table-cell table:style-name="ce3" table:formula="of:=[.AI24]/MAX(1; 0.5*ABS([.D24])+0.5*ABS([.AC24]))" office:value-type="float" office:value="-0.0000105730000000137" calcext:value-type="float">
            <text:p>-0.000010573</text:p>
          </table:table-cell>
          <table:table-cell table:style-name="ce3"/>
          <table:table-cell table:formula="of:=[.AG24]/[.H24]" office:value-type="float" office:value="0.259206394518984" calcext:value-type="float">
            <text:p>0.2592063945</text:p>
          </table:table-cell>
          <table:table-cell table:formula="of:=[.AG24]/[.S24]" office:value-type="float" office:value="0.455411776507172" calcext:value-type="float">
            <text:p>0.4554117765</text:p>
          </table:table-cell>
        </table:table-row>
        <table:table-row table:style-name="ro2">
          <table:table-cell office:value-type="string" calcext:value-type="string">
            <text:p>bina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40.7322132" calcext:value-type="float">
            <text:p>-40.7322132</text:p>
          </table:table-cell>
          <table:table-cell office:value-type="float" office:value="0" calcext:value-type="float">
            <text:p>0</text:p>
          </table:table-cell>
          <table:table-cell office:value-type="float" office:value="67655" calcext:value-type="float">
            <text:p>67655</text:p>
          </table:table-cell>
          <table:table-cell office:value-type="float" office:value="2624.9" calcext:value-type="float">
            <text:p>2624.9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15305C\_MISDPr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-40.7335356679457" calcext:value-type="float">
            <text:p>-4.07E+001</text:p>
          </table:table-cell>
          <table:table-cell table:style-name="ce3"/>
          <table:table-cell table:style-name="ce3" office:value-type="float" office:value="67661" calcext:value-type="float">
            <text:p>67661</text:p>
          </table:table-cell>
          <table:table-cell table:style-name="ce3" office:value-type="float" office:value="1291.46" calcext:value-type="float">
            <text:p>1291.46</text:p>
          </table:table-cell>
          <table:table-cell/>
          <table:table-cell table:formula="of:=[.O25]-[.D25]" office:value-type="float" office:value="-0.00132246794570534" calcext:value-type="float">
            <text:p>-0.0013224679</text:p>
          </table:table-cell>
          <table:table-cell table:formula="of:=[.U25]/MAX(1; 0.5*ABS([.D25])+0.5*ABS([.O25]))" office:value-type="float" office:value="-0.000032466845615058" calcext:value-type="float">
            <text:p>-3.2466845615058E-005</text:p>
          </table:table-cell>
          <table:table-cell table:formula="of:=[.P25]-[.E25]" office:value-type="float" office:value="-0.00132246794570534" calcext:value-type="float">
            <text:p>-0.0013224679</text:p>
          </table:table-cell>
          <table:table-cell table:formula="of:=[.S25]/[.H25]" office:value-type="float" office:value="0.492003504895425" calcext:value-type="float">
            <text:p>0.4920035049</text:p>
          </table:table-cell>
          <table:table-cell/>
          <table:table-cell table:style-name="ce3" office:value-type="string" calcext:value-type="string">
            <text:p>bina15305C\_MISDPr </text:p>
          </table:table-cell>
          <table:table-cell table:style-name="ce3" office:value-type="float" office:value="1773" calcext:value-type="float">
            <text:p>1773</text:p>
          </table:table-cell>
          <table:table-cell table:style-name="ce3" office:value-type="float" office:value="495" calcext:value-type="float">
            <text:p>495</text:p>
          </table:table-cell>
          <table:table-cell table:number-columns-repeated="2" table:style-name="ce12" office:value-type="float" office:value="-40.7335357" calcext:value-type="float">
            <text:p>-4.07E+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61" calcext:value-type="float">
            <text:p>67661</text:p>
          </table:table-cell>
          <table:table-cell table:style-name="ce3" office:value-type="float" office:value="584.2" calcext:value-type="float">
            <text:p>584.2</text:p>
          </table:table-cell>
          <table:table-cell table:style-name="ce3"/>
          <table:table-cell table:style-name="ce3" table:formula="of:=[.AC25]-[.D25]" office:value-type="float" office:value="-0.00132250000000056" calcext:value-type="float">
            <text:p>-0.0013225</text:p>
          </table:table-cell>
          <table:table-cell table:style-name="ce3" table:formula="of:=[.AI25]/MAX(1; 0.5*ABS([.D25])+0.5*ABS([.AC25]))" office:value-type="float" office:value="-0.0000324676325414731" calcext:value-type="float">
            <text:p>-3.24676325414731E-005</text:p>
          </table:table-cell>
          <table:table-cell table:style-name="ce3"/>
          <table:table-cell table:formula="of:=[.AG25]/[.H25]" office:value-type="float" office:value="0.222560859461313" calcext:value-type="float">
            <text:p>0.2225608595</text:p>
          </table:table-cell>
          <table:table-cell table:formula="of:=[.AG25]/[.S25]" office:value-type="float" office:value="0.452356247967417" calcext:value-type="float">
            <text:p>0.452356248</text:p>
          </table:table-cell>
        </table:table-row>
        <table:table-row table:style-name="ro2">
          <table:table-cell office:value-type="string" calcext:value-type="string">
            <text:p>bina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892741751" calcext:value-type="float">
            <text:p>0.892741751</text:p>
          </table:table-cell>
          <table:table-cell office:value-type="float" office:value="0" calcext:value-type="float">
            <text:p>0</text:p>
          </table:table-cell>
          <table:table-cell office:value-type="float" office:value="9449" calcext:value-type="float">
            <text:p>9449</text:p>
          </table:table-cell>
          <table:table-cell office:value-type="float" office:value="1423.3" calcext:value-type="float">
            <text:p>1423.3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891809158" calcext:value-type="float">
            <text:p>0.891809158</text:p>
          </table:table-cell>
          <table:table-cell office:value-type="float" office:value="0" calcext:value-type="float">
            <text:p>0</text:p>
          </table:table-cell>
          <table:table-cell office:value-type="float" office:value="9879" calcext:value-type="float">
            <text:p>9879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[.O26]-[.D26]" office:value-type="float" office:value="-0.000932593000000037" calcext:value-type="float">
            <text:p>-0.000932593</text:p>
          </table:table-cell>
          <table:table-cell table:formula="of:=[.U26]/MAX(1; 0.5*ABS([.D26])+0.5*ABS([.O26]))" office:value-type="float" office:value="-0.000932593000000037" calcext:value-type="float">
            <text:p>-0.000932593</text:p>
          </table:table-cell>
          <table:table-cell table:formula="of:=[.P26]-[.E26]" office:value-type="float" office:value="-0.000932593000000037" calcext:value-type="float">
            <text:p>-0.000932593</text:p>
          </table:table-cell>
          <table:table-cell table:formula="of:=[.S26]/[.H26]" office:value-type="float" office:value="0.360429986650741" calcext:value-type="float">
            <text:p>0.3604299867</text:p>
          </table:table-cell>
          <table:table-cell/>
          <table:table-cell office:value-type="string" calcext:value-type="string">
            <text:p>bina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0.891809158" calcext:value-type="float">
            <text:p>0.891809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7" calcext:value-type="float">
            <text:p>9877</text:p>
          </table:table-cell>
          <table:table-cell table:style-name="ce3" office:value-type="float" office:value="299.3" calcext:value-type="float">
            <text:p>299.3</text:p>
          </table:table-cell>
          <table:table-cell table:style-name="ce3"/>
          <table:table-cell table:style-name="ce3" table:formula="of:=[.AC26]-[.D26]" office:value-type="float" office:value="-0.000932593000000037" calcext:value-type="float">
            <text:p>-0.000932593</text:p>
          </table:table-cell>
          <table:table-cell table:style-name="ce3" table:formula="of:=[.AI26]/MAX(1; 0.5*ABS([.D26])+0.5*ABS([.AC26]))" office:value-type="float" office:value="-0.000932593000000037" calcext:value-type="float">
            <text:p>-0.000932593</text:p>
          </table:table-cell>
          <table:table-cell table:style-name="ce3"/>
          <table:table-cell table:formula="of:=[.AG26]/[.H26]" office:value-type="float" office:value="0.210285955174594" calcext:value-type="float">
            <text:p>0.2102859552</text:p>
          </table:table-cell>
          <table:table-cell table:formula="of:=[.AG26]/[.S26]" office:value-type="float" office:value="0.583430799220273" calcext:value-type="float">
            <text:p>0.5834307992</text:p>
          </table:table-cell>
        </table:table-row>
        <table:table-row table:style-name="ro2">
          <table:table-cell office:value-type="string" calcext:value-type="string">
            <text:p>bina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48.2129406" calcext:value-type="float">
            <text:p>-48.2129406</text:p>
          </table:table-cell>
          <table:table-cell office:value-type="float" office:value="0" calcext:value-type="float">
            <text:p>0</text:p>
          </table:table-cell>
          <table:table-cell office:value-type="float" office:value="47211" calcext:value-type="float">
            <text:p>47211</text:p>
          </table:table-cell>
          <table:table-cell office:value-type="float" office:value="2736.2" calcext:value-type="float">
            <text:p>2736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48.2132501" calcext:value-type="float">
            <text:p>-48.2132501</text:p>
          </table:table-cell>
          <table:table-cell office:value-type="float" office:value="0" calcext:value-type="float">
            <text:p>0</text:p>
          </table:table-cell>
          <table:table-cell office:value-type="float" office:value="47213" calcext:value-type="float">
            <text:p>47213</text:p>
          </table:table-cell>
          <table:table-cell office:value-type="float" office:value="975.5" calcext:value-type="float">
            <text:p>975.5</text:p>
          </table:table-cell>
          <table:table-cell/>
          <table:table-cell table:formula="of:=[.O27]-[.D27]" office:value-type="float" office:value="-0.000309500000000185" calcext:value-type="float">
            <text:p>-0.0003095</text:p>
          </table:table-cell>
          <table:table-cell table:formula="of:=[.U27]/MAX(1; 0.5*ABS([.D27])+0.5*ABS([.O27]))" office:value-type="float" office:value="-0.00000641941774850564" calcext:value-type="float">
            <text:p>-6.41941774850564E-006</text:p>
          </table:table-cell>
          <table:table-cell table:formula="of:=[.P27]-[.E27]" office:value-type="float" office:value="-0.000309500000000185" calcext:value-type="float">
            <text:p>-0.0003095</text:p>
          </table:table-cell>
          <table:table-cell table:formula="of:=[.S27]/[.H27]" office:value-type="float" office:value="0.356516336525108" calcext:value-type="float">
            <text:p>0.3565163365</text:p>
          </table:table-cell>
          <table:table-cell/>
          <table:table-cell office:value-type="string" calcext:value-type="string">
            <text:p>bina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48.2132501" calcext:value-type="float">
            <text:p>-48.2132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13" calcext:value-type="float">
            <text:p>47213</text:p>
          </table:table-cell>
          <table:table-cell table:style-name="ce3" office:value-type="float" office:value="507.1" calcext:value-type="float">
            <text:p>507.1</text:p>
          </table:table-cell>
          <table:table-cell table:style-name="ce3"/>
          <table:table-cell table:style-name="ce3" table:formula="of:=[.AC27]-[.D27]" office:value-type="float" office:value="-0.000309500000000185" calcext:value-type="float">
            <text:p>-0.0003095</text:p>
          </table:table-cell>
          <table:table-cell table:style-name="ce3" table:formula="of:=[.AI27]/MAX(1; 0.5*ABS([.D27])+0.5*ABS([.AC27]))" office:value-type="float" office:value="-0.00000641941774850564" calcext:value-type="float">
            <text:p>-6.41941774850564E-006</text:p>
          </table:table-cell>
          <table:table-cell table:style-name="ce3"/>
          <table:table-cell table:formula="of:=[.AG27]/[.H27]" office:value-type="float" office:value="0.185330019735399" calcext:value-type="float">
            <text:p>0.1853300197</text:p>
          </table:table-cell>
          <table:table-cell table:formula="of:=[.AG27]/[.S27]" office:value-type="float" office:value="0.519835981547924" calcext:value-type="float">
            <text:p>0.5198359815</text:p>
          </table:table-cell>
        </table:table-row>
        <table:table-row table:style-name="ro2">
          <table:table-cell office:value-type="string" calcext:value-type="string">
            <text:p>bina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935729365" calcext:value-type="float">
            <text:p>0.935729365</text:p>
          </table:table-cell>
          <table:table-cell office:value-type="float" office:value="0" calcext:value-type="float">
            <text:p>0</text:p>
          </table:table-cell>
          <table:table-cell office:value-type="float" office:value="11329" calcext:value-type="float">
            <text:p>11329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935518091" calcext:value-type="float">
            <text:p>0.935518091</text:p>
          </table:table-cell>
          <table:table-cell office:value-type="float" office:value="0" calcext:value-type="float">
            <text:p>0</text:p>
          </table:table-cell>
          <table:table-cell office:value-type="float" office:value="11409" calcext:value-type="float">
            <text:p>11409</text:p>
          </table:table-cell>
          <table:table-cell office:value-type="float" office:value="580.6" calcext:value-type="float">
            <text:p>580.6</text:p>
          </table:table-cell>
          <table:table-cell/>
          <table:table-cell table:formula="of:=[.O28]-[.D28]" office:value-type="float" office:value="-0.000211273999999984" calcext:value-type="float">
            <text:p>-0.000211274</text:p>
          </table:table-cell>
          <table:table-cell table:formula="of:=[.U28]/MAX(1; 0.5*ABS([.D28])+0.5*ABS([.O28]))" office:value-type="float" office:value="-0.000211273999999984" calcext:value-type="float">
            <text:p>-0.000211274</text:p>
          </table:table-cell>
          <table:table-cell table:formula="of:=[.P28]-[.E28]" office:value-type="float" office:value="-0.000211273999999984" calcext:value-type="float">
            <text:p>-0.000211274</text:p>
          </table:table-cell>
          <table:table-cell table:formula="of:=[.S28]/[.H28]" office:value-type="float" office:value="0.370516911295469" calcext:value-type="float">
            <text:p>0.3705169113</text:p>
          </table:table-cell>
          <table:table-cell/>
          <table:table-cell office:value-type="string" calcext:value-type="string">
            <text:p>bina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0.935518091" calcext:value-type="float">
            <text:p>0.935518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09" calcext:value-type="float">
            <text:p>11409</text:p>
          </table:table-cell>
          <table:table-cell table:style-name="ce3" office:value-type="float" office:value="317.8" calcext:value-type="float">
            <text:p>317.8</text:p>
          </table:table-cell>
          <table:table-cell table:style-name="ce3"/>
          <table:table-cell table:style-name="ce3" table:formula="of:=[.AC28]-[.D28]" office:value-type="float" office:value="-0.000211273999999984" calcext:value-type="float">
            <text:p>-0.000211274</text:p>
          </table:table-cell>
          <table:table-cell table:style-name="ce3" table:formula="of:=[.AI28]/MAX(1; 0.5*ABS([.D28])+0.5*ABS([.AC28]))" office:value-type="float" office:value="-0.000211273999999984" calcext:value-type="float">
            <text:p>-0.000211274</text:p>
          </table:table-cell>
          <table:table-cell table:style-name="ce3"/>
          <table:table-cell table:formula="of:=[.AG28]/[.H28]" office:value-type="float" office:value="0.202807913209955" calcext:value-type="float">
            <text:p>0.2028079132</text:p>
          </table:table-cell>
          <table:table-cell table:formula="of:=[.AG28]/[.S28]" office:value-type="float" office:value="0.547364795039614" calcext:value-type="float">
            <text:p>0.547364795</text:p>
          </table:table-cell>
        </table:table-row>
        <table:table-row table:style-name="ro2">
          <table:table-cell office:value-type="string" calcext:value-type="string">
            <text:p>bina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55.1662398" calcext:value-type="float">
            <text:p>-55.1662398</text:p>
          </table:table-cell>
          <table:table-cell office:value-type="float" office:value="0" calcext:value-type="float">
            <text:p>0</text:p>
          </table:table-cell>
          <table:table-cell office:value-type="float" office:value="43023" calcext:value-type="float">
            <text:p>43023</text:p>
          </table:table-cell>
          <table:table-cell office:value-type="float" office:value="2587.1" calcext:value-type="float">
            <text:p>2587.1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55.1664528" calcext:value-type="float">
            <text:p>-55.1664528</text:p>
          </table:table-cell>
          <table:table-cell office:value-type="float" office:value="0" calcext:value-type="float">
            <text:p>0</text:p>
          </table:table-cell>
          <table:table-cell office:value-type="float" office:value="43023" calcext:value-type="float">
            <text:p>43023</text:p>
          </table:table-cell>
          <table:table-cell office:value-type="float" office:value="1049.8" calcext:value-type="float">
            <text:p>1049.8</text:p>
          </table:table-cell>
          <table:table-cell/>
          <table:table-cell table:formula="of:=[.O29]-[.D29]" office:value-type="float" office:value="-0.000213000000002239" calcext:value-type="float">
            <text:p>-0.000213</text:p>
          </table:table-cell>
          <table:table-cell table:formula="of:=[.U29]/MAX(1; 0.5*ABS([.D29])+0.5*ABS([.O29]))" office:value-type="float" office:value="-0.00000386104961245619" calcext:value-type="float">
            <text:p>-0.000003861</text:p>
          </table:table-cell>
          <table:table-cell table:formula="of:=[.P29]-[.E29]" office:value-type="float" office:value="-0.000213000000002239" calcext:value-type="float">
            <text:p>-0.000213</text:p>
          </table:table-cell>
          <table:table-cell table:formula="of:=[.S29]/[.H29]" office:value-type="float" office:value="0.405782536430753" calcext:value-type="float">
            <text:p>0.4057825364</text:p>
          </table:table-cell>
          <table:table-cell/>
          <table:table-cell office:value-type="string" calcext:value-type="string">
            <text:p>bina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55.1664528" calcext:value-type="float">
            <text:p>-55.1664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23" calcext:value-type="float">
            <text:p>43023</text:p>
          </table:table-cell>
          <table:table-cell table:style-name="ce3" office:value-type="float" office:value="492.7" calcext:value-type="float">
            <text:p>492.7</text:p>
          </table:table-cell>
          <table:table-cell table:style-name="ce3"/>
          <table:table-cell table:style-name="ce3" table:formula="of:=[.AC29]-[.D29]" office:value-type="float" office:value="-0.000213000000002239" calcext:value-type="float">
            <text:p>-0.000213</text:p>
          </table:table-cell>
          <table:table-cell table:style-name="ce3" table:formula="of:=[.AI29]/MAX(1; 0.5*ABS([.D29])+0.5*ABS([.AC29]))" office:value-type="float" office:value="-0.00000386104961245619" calcext:value-type="float">
            <text:p>-0.000003861</text:p>
          </table:table-cell>
          <table:table-cell table:style-name="ce3"/>
          <table:table-cell table:formula="of:=[.AG29]/[.H29]" office:value-type="float" office:value="0.190444899694639" calcext:value-type="float">
            <text:p>0.1904448997</text:p>
          </table:table-cell>
          <table:table-cell table:formula="of:=[.AG29]/[.S29]" office:value-type="float" office:value="0.469327490950657" calcext:value-type="float">
            <text:p>0.469327491</text:p>
          </table:table-cell>
        </table:table-row>
        <table:table-row table:style-name="ro2">
          <table:table-cell office:value-type="string" calcext:value-type="string">
            <text:p>bina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1.03524169" calcext:value-type="float">
            <text:p>1.03524169</text:p>
          </table:table-cell>
          <table:table-cell office:value-type="float" office:value="0" calcext:value-type="float">
            <text:p>0</text:p>
          </table:table-cell>
          <table:table-cell office:value-type="float" office:value="12651" calcext:value-type="float">
            <text:p>12651</text:p>
          </table:table-cell>
          <table:table-cell office:value-type="float" office:value="1684.9" calcext:value-type="float">
            <text:p>1684.9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1.03504961" calcext:value-type="float">
            <text:p>1.03504961</text:p>
          </table:table-cell>
          <table:table-cell office:value-type="float" office:value="0" calcext:value-type="float">
            <text:p>0</text:p>
          </table:table-cell>
          <table:table-cell office:value-type="float" office:value="12741" calcext:value-type="float">
            <text:p>12741</text:p>
          </table:table-cell>
          <table:table-cell office:value-type="float" office:value="599.8" calcext:value-type="float">
            <text:p>599.8</text:p>
          </table:table-cell>
          <table:table-cell/>
          <table:table-cell table:formula="of:=[.O30]-[.D30]" office:value-type="float" office:value="-0.00019208000000015" calcext:value-type="float">
            <text:p>-0.00019208</text:p>
          </table:table-cell>
          <table:table-cell table:formula="of:=[.U30]/MAX(1; 0.5*ABS([.D30])+0.5*ABS([.O30]))" office:value-type="float" office:value="-0.000185558428420339" calcext:value-type="float">
            <text:p>-0.0001855584</text:p>
          </table:table-cell>
          <table:table-cell table:formula="of:=[.P30]-[.E30]" office:value-type="float" office:value="-0.00019208000000015" calcext:value-type="float">
            <text:p>-0.00019208</text:p>
          </table:table-cell>
          <table:table-cell table:formula="of:=[.S30]/[.H30]" office:value-type="float" office:value="0.355985518428393" calcext:value-type="float">
            <text:p>0.3559855184</text:p>
          </table:table-cell>
          <table:table-cell/>
          <table:table-cell office:value-type="string" calcext:value-type="string">
            <text:p>bina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1.03504961" calcext:value-type="float">
            <text:p>1.03504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55" calcext:value-type="float">
            <text:p>12755</text:p>
          </table:table-cell>
          <table:table-cell table:style-name="ce3" office:value-type="float" office:value="346" calcext:value-type="float">
            <text:p>346</text:p>
          </table:table-cell>
          <table:table-cell table:style-name="ce3"/>
          <table:table-cell table:style-name="ce3" table:formula="of:=[.AC30]-[.D30]" office:value-type="float" office:value="-0.00019208000000015" calcext:value-type="float">
            <text:p>-0.00019208</text:p>
          </table:table-cell>
          <table:table-cell table:style-name="ce3" table:formula="of:=[.AI30]/MAX(1; 0.5*ABS([.D30])+0.5*ABS([.AC30]))" office:value-type="float" office:value="-0.000185558428420339" calcext:value-type="float">
            <text:p>-0.0001855584</text:p>
          </table:table-cell>
          <table:table-cell table:style-name="ce3"/>
          <table:table-cell table:formula="of:=[.AG30]/[.H30]" office:value-type="float" office:value="0.205353433438186" calcext:value-type="float">
            <text:p>0.2053534334</text:p>
          </table:table-cell>
          <table:table-cell table:formula="of:=[.AG30]/[.S30]" office:value-type="float" office:value="0.576858952984328" calcext:value-type="float">
            <text:p>0.576858953</text:p>
          </table:table-cell>
        </table:table-row>
        <table:table-row table:style-name="ro2">
          <table:table-cell office:value-type="string" calcext:value-type="string">
            <text:p>bina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45.6134243" calcext:value-type="float">
            <text:p>-45.6134243</text:p>
          </table:table-cell>
          <table:table-cell office:value-type="float" office:value="0" calcext:value-type="float">
            <text:p>0</text:p>
          </table:table-cell>
          <table:table-cell office:value-type="float" office:value="57733" calcext:value-type="float">
            <text:p>57733</text:p>
          </table:table-cell>
          <table:table-cell office:value-type="float" office:value="2697.7" calcext:value-type="float">
            <text:p>2697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45.6180277" calcext:value-type="float">
            <text:p>-45.6180277</text:p>
          </table:table-cell>
          <table:table-cell office:value-type="float" office:value="0" calcext:value-type="float">
            <text:p>0</text:p>
          </table:table-cell>
          <table:table-cell office:value-type="float" office:value="57737" calcext:value-type="float">
            <text:p>57737</text:p>
          </table:table-cell>
          <table:table-cell office:value-type="float" office:value="988.7" calcext:value-type="float">
            <text:p>988.7</text:p>
          </table:table-cell>
          <table:table-cell/>
          <table:table-cell table:formula="of:=[.O31]-[.D31]" office:value-type="float" office:value="-0.00460340000000059" calcext:value-type="float">
            <text:p>-0.0046034</text:p>
          </table:table-cell>
          <table:table-cell table:formula="of:=[.U31]/MAX(1; 0.5*ABS([.D31])+0.5*ABS([.O31]))" office:value-type="float" office:value="-0.00010091695131632" calcext:value-type="float">
            <text:p>-0.000100917</text:p>
          </table:table-cell>
          <table:table-cell table:formula="of:=[.P31]-[.E31]" office:value-type="float" office:value="-0.00460340000000059" calcext:value-type="float">
            <text:p>-0.0046034</text:p>
          </table:table-cell>
          <table:table-cell table:formula="of:=[.S31]/[.H31]" office:value-type="float" office:value="0.366497386662713" calcext:value-type="float">
            <text:p>0.3664973867</text:p>
          </table:table-cell>
          <table:table-cell/>
          <table:table-cell office:value-type="string" calcext:value-type="string">
            <text:p>bina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45.6180277" calcext:value-type="float">
            <text:p>-45.6180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37" calcext:value-type="float">
            <text:p>57737</text:p>
          </table:table-cell>
          <table:table-cell table:style-name="ce3" office:value-type="float" office:value="543.5" calcext:value-type="float">
            <text:p>543.5</text:p>
          </table:table-cell>
          <table:table-cell table:style-name="ce3"/>
          <table:table-cell table:style-name="ce3" table:formula="of:=[.AC31]-[.D31]" office:value-type="float" office:value="-0.00460340000000059" calcext:value-type="float">
            <text:p>-0.0046034</text:p>
          </table:table-cell>
          <table:table-cell table:style-name="ce3" table:formula="of:=[.AI31]/MAX(1; 0.5*ABS([.D31])+0.5*ABS([.AC31]))" office:value-type="float" office:value="-0.00010091695131632" calcext:value-type="float">
            <text:p>-0.000100917</text:p>
          </table:table-cell>
          <table:table-cell table:style-name="ce3"/>
          <table:table-cell table:formula="of:=[.AG31]/[.H31]" office:value-type="float" office:value="0.201467917114579" calcext:value-type="float">
            <text:p>0.2014679171</text:p>
          </table:table-cell>
          <table:table-cell table:formula="of:=[.AG31]/[.S31]" office:value-type="float" office:value="0.549711742692424" calcext:value-type="float">
            <text:p>0.5497117427</text:p>
          </table:table-cell>
        </table:table-row>
        <table:table-row table:style-name="ro2">
          <table:table-cell office:value-type="string" calcext:value-type="string">
            <text:p>bina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2.29134251" calcext:value-type="float">
            <text:p>2.29134251</text:p>
          </table:table-cell>
          <table:table-cell office:value-type="float" office:value="0" calcext:value-type="float">
            <text:p>0</text:p>
          </table:table-cell>
          <table:table-cell office:value-type="float" office:value="6293" calcext:value-type="float">
            <text:p>6293</text:p>
          </table:table-cell>
          <table:table-cell office:value-type="float" office:value="1079.5" calcext:value-type="float">
            <text:p>1079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2.28788814" calcext:value-type="float">
            <text:p>2.28788814</text:p>
          </table:table-cell>
          <table:table-cell office:value-type="float" office:value="0" calcext:value-type="float">
            <text:p>0</text:p>
          </table:table-cell>
          <table:table-cell office:value-type="float" office:value="6377" calcext:value-type="float">
            <text:p>6377</text:p>
          </table:table-cell>
          <table:table-cell office:value-type="float" office:value="299.9" calcext:value-type="float">
            <text:p>299.9</text:p>
          </table:table-cell>
          <table:table-cell/>
          <table:table-cell table:formula="of:=[.O32]-[.D32]" office:value-type="float" office:value="-0.0034543699999996" calcext:value-type="float">
            <text:p>-0.00345437</text:p>
          </table:table-cell>
          <table:table-cell table:formula="of:=[.U32]/MAX(1; 0.5*ABS([.D32])+0.5*ABS([.O32]))" office:value-type="float" office:value="-0.00150871194924396" calcext:value-type="float">
            <text:p>-0.0015087119</text:p>
          </table:table-cell>
          <table:table-cell table:formula="of:=[.P32]-[.E32]" office:value-type="float" office:value="-0.0034543699999996" calcext:value-type="float">
            <text:p>-0.00345437</text:p>
          </table:table-cell>
          <table:table-cell table:formula="of:=[.S32]/[.H32]" office:value-type="float" office:value="0.277813802686429" calcext:value-type="float">
            <text:p>0.2778138027</text:p>
          </table:table-cell>
          <table:table-cell/>
          <table:table-cell office:value-type="string" calcext:value-type="string">
            <text:p>bina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2.28788814" calcext:value-type="float">
            <text:p>2.28788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3" calcext:value-type="float">
            <text:p>6383</text:p>
          </table:table-cell>
          <table:table-cell table:style-name="ce3" office:value-type="float" office:value="199.1" calcext:value-type="float">
            <text:p>199.1</text:p>
          </table:table-cell>
          <table:table-cell table:style-name="ce3"/>
          <table:table-cell table:style-name="ce3" table:formula="of:=[.AC32]-[.D32]" office:value-type="float" office:value="-0.0034543699999996" calcext:value-type="float">
            <text:p>-0.00345437</text:p>
          </table:table-cell>
          <table:table-cell table:style-name="ce3" table:formula="of:=[.AI32]/MAX(1; 0.5*ABS([.D32])+0.5*ABS([.AC32]))" office:value-type="float" office:value="-0.00150871194924396" calcext:value-type="float">
            <text:p>-0.0015087119</text:p>
          </table:table-cell>
          <table:table-cell table:style-name="ce3"/>
          <table:table-cell table:formula="of:=[.AG32]/[.H32]" office:value-type="float" office:value="0.184437239462714" calcext:value-type="float">
            <text:p>0.1844372395</text:p>
          </table:table-cell>
          <table:table-cell table:formula="of:=[.AG32]/[.S32]" office:value-type="float" office:value="0.663887962654218" calcext:value-type="float">
            <text:p>0.6638879627</text:p>
          </table:table-cell>
        </table:table-row>
        <table:table-row table:style-name="ro2">
          <table:table-cell office:value-type="string" calcext:value-type="string">
            <text:p>bina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46.7035678" calcext:value-type="float">
            <text:p>-46.7035678</text:p>
          </table:table-cell>
          <table:table-cell office:value-type="float" office:value="0" calcext:value-type="float">
            <text:p>0</text:p>
          </table:table-cell>
          <table:table-cell office:value-type="float" office:value="13861" calcext:value-type="float">
            <text:p>13861</text:p>
          </table:table-cell>
          <table:table-cell office:value-type="float" office:value="1579.7" calcext:value-type="float">
            <text:p>1579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46.703606" calcext:value-type="float">
            <text:p>-46.703606</text:p>
          </table:table-cell>
          <table:table-cell office:value-type="float" office:value="0" calcext:value-type="float">
            <text:p>0</text:p>
          </table:table-cell>
          <table:table-cell office:value-type="float" office:value="13861" calcext:value-type="float">
            <text:p>13861</text:p>
          </table:table-cell>
          <table:table-cell office:value-type="float" office:value="346.6" calcext:value-type="float">
            <text:p>346.6</text:p>
          </table:table-cell>
          <table:table-cell/>
          <table:table-cell table:formula="of:=[.O33]-[.D33]" office:value-type="float" office:value="-0.000038199999998767" calcext:value-type="float">
            <text:p>-0.0000382</text:p>
          </table:table-cell>
          <table:table-cell table:formula="of:=[.U33]/MAX(1; 0.5*ABS([.D33])+0.5*ABS([.O33]))" office:value-type="float" office:value="-0.000000817924329464446" calcext:value-type="float">
            <text:p>-8.17924329464446E-007</text:p>
          </table:table-cell>
          <table:table-cell table:formula="of:=[.P33]-[.E33]" office:value-type="float" office:value="-0.000038199999998767" calcext:value-type="float">
            <text:p>-0.0000382</text:p>
          </table:table-cell>
          <table:table-cell table:formula="of:=[.S33]/[.H33]" office:value-type="float" office:value="0.21940874849655" calcext:value-type="float">
            <text:p>0.2194087485</text:p>
          </table:table-cell>
          <table:table-cell/>
          <table:table-cell office:value-type="string" calcext:value-type="string">
            <text:p>bina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46.703606" calcext:value-type="float">
            <text:p>-46.703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61" calcext:value-type="float">
            <text:p>13861</text:p>
          </table:table-cell>
          <table:table-cell table:style-name="ce3" office:value-type="float" office:value="293" calcext:value-type="float">
            <text:p>293</text:p>
          </table:table-cell>
          <table:table-cell table:style-name="ce3"/>
          <table:table-cell table:style-name="ce3" table:formula="of:=[.AC33]-[.D33]" office:value-type="float" office:value="-0.000038199999998767" calcext:value-type="float">
            <text:p>-0.0000382</text:p>
          </table:table-cell>
          <table:table-cell table:style-name="ce3" table:formula="of:=[.AI33]/MAX(1; 0.5*ABS([.D33])+0.5*ABS([.AC33]))" office:value-type="float" office:value="-0.000000817924329464446" calcext:value-type="float">
            <text:p>-8.17924329464446E-007</text:p>
          </table:table-cell>
          <table:table-cell table:style-name="ce3"/>
          <table:table-cell table:formula="of:=[.AG33]/[.H33]" office:value-type="float" office:value="0.185478255364943" calcext:value-type="float">
            <text:p>0.1854782554</text:p>
          </table:table-cell>
          <table:table-cell table:formula="of:=[.AG33]/[.S33]" office:value-type="float" office:value="0.84535487593768" calcext:value-type="float">
            <text:p>0.8453548759</text:p>
          </table:table-cell>
        </table:table-row>
        <table:table-row table:style-name="ro2">
          <table:table-cell office:value-type="string" calcext:value-type="string">
            <text:p>bina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2.85192934" calcext:value-type="float">
            <text:p>2.85192934</text:p>
          </table:table-cell>
          <table:table-cell office:value-type="float" office:value="0" calcext:value-type="float">
            <text:p>0</text:p>
          </table:table-cell>
          <table:table-cell office:value-type="float" office:value="7533" calcext:value-type="float">
            <text:p>7533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2.85194645" calcext:value-type="float">
            <text:p>2.85194645</text:p>
          </table:table-cell>
          <table:table-cell office:value-type="float" office:value="0" calcext:value-type="float">
            <text:p>0</text:p>
          </table:table-cell>
          <table:table-cell office:value-type="float" office:value="7495" calcext:value-type="float">
            <text:p>7495</text:p>
          </table:table-cell>
          <table:table-cell office:value-type="float" office:value="313.3" calcext:value-type="float">
            <text:p>313.3</text:p>
          </table:table-cell>
          <table:table-cell/>
          <table:table-cell table:formula="of:=[.O34]-[.D34]" office:value-type="float" office:value="0.0000171099999999313" calcext:value-type="float">
            <text:p>0.00001711</text:p>
          </table:table-cell>
          <table:table-cell table:formula="of:=[.U34]/MAX(1; 0.5*ABS([.D34])+0.5*ABS([.O34]))" office:value-type="float" office:value="0.00000599942938095829" calcext:value-type="float">
            <text:p>5.99942938095829E-006</text:p>
          </table:table-cell>
          <table:table-cell table:formula="of:=[.P34]-[.E34]" office:value-type="float" office:value="0.0000171099999999313" calcext:value-type="float">
            <text:p>0.00001711</text:p>
          </table:table-cell>
          <table:table-cell table:formula="of:=[.S34]/[.H34]" office:value-type="float" office:value="0.283017163504968" calcext:value-type="float">
            <text:p>0.2830171635</text:p>
          </table:table-cell>
          <table:table-cell/>
          <table:table-cell office:value-type="string" calcext:value-type="string">
            <text:p>bina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2.85194645" calcext:value-type="float">
            <text:p>2.85194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1" calcext:value-type="float">
            <text:p>7491</text:p>
          </table:table-cell>
          <table:table-cell table:style-name="ce3" office:value-type="float" office:value="241.4" calcext:value-type="float">
            <text:p>241.4</text:p>
          </table:table-cell>
          <table:table-cell table:style-name="ce3"/>
          <table:table-cell table:style-name="ce3" table:formula="of:=[.AC34]-[.D34]" office:value-type="float" office:value="0.0000171099999999313" calcext:value-type="float">
            <text:p>0.00001711</text:p>
          </table:table-cell>
          <table:table-cell table:style-name="ce3" table:formula="of:=[.AI34]/MAX(1; 0.5*ABS([.D34])+0.5*ABS([.AC34]))" office:value-type="float" office:value="0.00000599942938095829" calcext:value-type="float">
            <text:p>5.99942938095829E-006</text:p>
          </table:table-cell>
          <table:table-cell table:style-name="ce3"/>
          <table:table-cell table:formula="of:=[.AG34]/[.H34]" office:value-type="float" office:value="0.21806684733514" calcext:value-type="float">
            <text:p>0.2180668473</text:p>
          </table:table-cell>
          <table:table-cell table:formula="of:=[.AG34]/[.S34]" office:value-type="float" office:value="0.770507500797957" calcext:value-type="float">
            <text:p>0.7705075008</text:p>
          </table:table-cell>
        </table:table-row>
        <table:table-row table:style-name="ro2">
          <table:table-cell office:value-type="string" calcext:value-type="string">
            <text:p>bina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43.7387403" calcext:value-type="float">
            <text:p>-43.7387403</text:p>
          </table:table-cell>
          <table:table-cell office:value-type="float" office:value="0" calcext:value-type="float">
            <text:p>0</text:p>
          </table:table-cell>
          <table:table-cell office:value-type="float" office:value="15991" calcext:value-type="float">
            <text:p>15991</text:p>
          </table:table-cell>
          <table:table-cell office:value-type="float" office:value="1464.4" calcext:value-type="float">
            <text:p>1464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43.740299" calcext:value-type="float">
            <text:p>-43.740299</text:p>
          </table:table-cell>
          <table:table-cell office:value-type="float" office:value="0" calcext:value-type="float">
            <text:p>0</text:p>
          </table:table-cell>
          <table:table-cell office:value-type="float" office:value="16005" calcext:value-type="float">
            <text:p>16005</text:p>
          </table:table-cell>
          <table:table-cell office:value-type="float" office:value="337.5" calcext:value-type="float">
            <text:p>337.5</text:p>
          </table:table-cell>
          <table:table-cell/>
          <table:table-cell table:formula="of:=[.O35]-[.D35]" office:value-type="float" office:value="-0.0015586999999968" calcext:value-type="float">
            <text:p>-0.0015587</text:p>
          </table:table-cell>
          <table:table-cell table:formula="of:=[.U35]/MAX(1; 0.5*ABS([.D35])+0.5*ABS([.O35]))" office:value-type="float" office:value="-0.0000356359651973637" calcext:value-type="float">
            <text:p>-0.000035636</text:p>
          </table:table-cell>
          <table:table-cell table:formula="of:=[.P35]-[.E35]" office:value-type="float" office:value="-0.0015586999999968" calcext:value-type="float">
            <text:p>-0.0015587</text:p>
          </table:table-cell>
          <table:table-cell table:formula="of:=[.S35]/[.H35]" office:value-type="float" office:value="0.230469816989893" calcext:value-type="float">
            <text:p>0.230469817</text:p>
          </table:table-cell>
          <table:table-cell/>
          <table:table-cell office:value-type="string" calcext:value-type="string">
            <text:p>bina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43.740299" calcext:value-type="float">
            <text:p>-43.740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05" calcext:value-type="float">
            <text:p>16005</text:p>
          </table:table-cell>
          <table:table-cell table:style-name="ce3" office:value-type="float" office:value="224.2" calcext:value-type="float">
            <text:p>224.2</text:p>
          </table:table-cell>
          <table:table-cell table:style-name="ce3"/>
          <table:table-cell table:style-name="ce3" table:formula="of:=[.AC35]-[.D35]" office:value-type="float" office:value="-0.0015586999999968" calcext:value-type="float">
            <text:p>-0.0015587</text:p>
          </table:table-cell>
          <table:table-cell table:style-name="ce3" table:formula="of:=[.AI35]/MAX(1; 0.5*ABS([.D35])+0.5*ABS([.AC35]))" office:value-type="float" office:value="-0.0000356359651973637" calcext:value-type="float">
            <text:p>-0.000035636</text:p>
          </table:table-cell>
          <table:table-cell table:style-name="ce3"/>
          <table:table-cell table:formula="of:=[.AG35]/[.H35]" office:value-type="float" office:value="0.153100245834471" calcext:value-type="float">
            <text:p>0.1531002458</text:p>
          </table:table-cell>
          <table:table-cell table:formula="of:=[.AG35]/[.S35]" office:value-type="float" office:value="0.664296296296296" calcext:value-type="float">
            <text:p>0.6642962963</text:p>
          </table:table-cell>
        </table:table-row>
        <table:table-row table:style-name="ro2">
          <table:table-cell office:value-type="string" calcext:value-type="string">
            <text:p>bina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1.84132958" calcext:value-type="float">
            <text:p>1.84132958</text:p>
          </table:table-cell>
          <table:table-cell office:value-type="float" office:value="0" calcext:value-type="float">
            <text:p>0</text:p>
          </table:table-cell>
          <table:table-cell office:value-type="float" office:value="4709" calcext:value-type="float">
            <text:p>4709</text:p>
          </table:table-cell>
          <table:table-cell office:value-type="float" office:value="963.9" calcext:value-type="float">
            <text:p>963.9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30403C\_MISDPl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-1E+020" calcext:value-type="float">
            <text:p>-1.00E+020</text:p>
          </table:table-cell>
          <table:table-cell table:style-name="ce13" office:value-type="float" office:value="1E+020" calcext:value-type="float">
            <text:p>1.00E+020</text:p>
          </table:table-cell>
          <table:table-cell table:style-name="ce14" office:value-type="string" calcext:value-type="string">
            <text:p><text:s text:c="3"/>-- <text:s text:c="2"/></text:p>
          </table:table-cell>
          <table:table-cell table:style-name="ce14" office:value-type="string" calcext:value-type="string">
            <text:p>\g <text:s text:c="6"/>0 </text:p>
          </table:table-cell>
          <table:table-cell table:style-name="ce14" office:value-type="string" calcext:value-type="string">
            <text:p>\g 3600.0</text:p>
          </table:table-cell>
          <table:table-cell table:style-name="ce14" office:value-type="string" calcext:value-type="string">
            <text:p>root node nicht lösbar für SDPA</text:p>
          </table:table-cell>
          <table:table-cell table:formula="of:=[.O36]-[.D36]" office:value-type="float" office:value="-1E+020" calcext:value-type="float">
            <text:p>-100000000000000000000</text:p>
          </table:table-cell>
          <table:table-cell table:formula="of:=[.U36]/MAX(1; 0.5*ABS([.D36])+0.5*ABS([.O36]))" office:value-type="float" office:value="-2" calcext:value-type="float">
            <text:p>-2</text:p>
          </table:table-cell>
          <table:table-cell table:formula="of:=[.P36]-[.E36]" office:value-type="float" office:value="1E+020" calcext:value-type="float">
            <text:p>100000000000000000000</text:p>
          </table:table-cell>
          <table:table-cell table:formula="of:=[.S36]/[.H36]" office:value-type="string" office:string-value="" calcext:value-type="error">
            <text:p>#VALUE!</text:p>
          </table:table-cell>
          <table:table-cell/>
          <table:table-cell table:style-name="ce14" office:value-type="string" calcext:value-type="string">
            <text:p>bina30403C\_MISDPl 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3" office:value-type="float" office:value="-1E+020" calcext:value-type="float">
            <text:p>-1.00E+020</text:p>
          </table:table-cell>
          <table:table-cell table:style-name="ce13" office:value-type="float" office:value="1E+020" calcext:value-type="float">
            <text:p>1.00E+020</text:p>
          </table:table-cell>
          <table:table-cell table:style-name="ce14" office:value-type="string" calcext:value-type="string">
            <text:p><text:s text:c="3"/>-- <text:s text:c="2"/></text:p>
          </table:table-cell>
          <table:table-cell table:style-name="ce14" office:value-type="string" calcext:value-type="string">
            <text:p>\g <text:s text:c="6"/>0 </text:p>
          </table:table-cell>
          <table:table-cell table:style-name="ce14" office:value-type="string" calcext:value-type="string">
            <text:p>g 3600.0</text:p>
          </table:table-cell>
          <table:table-cell table:style-name="ce14" office:value-type="string" calcext:value-type="string">
            <text:p>root node nicht lösbar für SDPA</text:p>
          </table:table-cell>
          <table:table-cell table:style-name="ce14" table:formula="of:=[.AC36]-[.D36]" office:value-type="float" office:value="-1E+020" calcext:value-type="float">
            <text:p>-100000000000000000000</text:p>
          </table:table-cell>
          <table:table-cell table:style-name="ce14" table:formula="of:=[.AI36]/MAX(1; 0.5*ABS([.D36])+0.5*ABS([.AC36]))" office:value-type="float" office:value="-2" calcext:value-type="float">
            <text:p>-2</text:p>
          </table:table-cell>
          <table:table-cell table:style-name="ce3"/>
          <table:table-cell table:formula="of:=[.AG36]/[.H36]" office:value-type="string" office:string-value="" calcext:value-type="error">
            <text:p>#VALUE!</text:p>
          </table:table-cell>
          <table:table-cell table:formula="of:=[.AG36]/[.S36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bina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49.3944625" calcext:value-type="float">
            <text:p>-49.3944625</text:p>
          </table:table-cell>
          <table:table-cell office:value-type="float" office:value="0" calcext:value-type="float">
            <text:p>0</text:p>
          </table:table-cell>
          <table:table-cell office:value-type="float" office:value="13107" calcext:value-type="float">
            <text:p>13107</text:p>
          </table:table-cell>
          <table:table-cell office:value-type="float" office:value="1523.8" calcext:value-type="float">
            <text:p>1523.8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ina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49.3959988" calcext:value-type="float">
            <text:p>-49.3959988</text:p>
          </table:table-cell>
          <table:table-cell office:value-type="float" office:value="0" calcext:value-type="float">
            <text:p>0</text:p>
          </table:table-cell>
          <table:table-cell office:value-type="float" office:value="13111" calcext:value-type="float">
            <text:p>13111</text:p>
          </table:table-cell>
          <table:table-cell office:value-type="float" office:value="359.5" calcext:value-type="float">
            <text:p>359.5</text:p>
          </table:table-cell>
          <table:table-cell/>
          <table:table-cell table:formula="of:=[.O37]-[.D37]" office:value-type="float" office:value="-0.00153629999999794" calcext:value-type="float">
            <text:p>-0.0015363</text:p>
          </table:table-cell>
          <table:table-cell table:formula="of:=[.U37]/MAX(1; 0.5*ABS([.D37])+0.5*ABS([.O37]))" office:value-type="float" office:value="-0.0000311021930615873" calcext:value-type="float">
            <text:p>-3.11021930615873E-005</text:p>
          </table:table-cell>
          <table:table-cell table:formula="of:=[.P37]-[.E37]" office:value-type="float" office:value="-0.00153629999999794" calcext:value-type="float">
            <text:p>-0.0015363</text:p>
          </table:table-cell>
          <table:table-cell table:formula="of:=[.S37]/[.H37]" office:value-type="float" office:value="0.235923349520935" calcext:value-type="float">
            <text:p>0.2359233495</text:p>
          </table:table-cell>
          <table:table-cell/>
          <table:table-cell office:value-type="string" calcext:value-type="string">
            <text:p>bina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49.3959988" calcext:value-type="float">
            <text:p>-49.3959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11" calcext:value-type="float">
            <text:p>13111</text:p>
          </table:table-cell>
          <table:table-cell table:style-name="ce3" office:value-type="float" office:value="218.8" calcext:value-type="float">
            <text:p>218.8</text:p>
          </table:table-cell>
          <table:table-cell table:style-name="ce3"/>
          <table:table-cell table:style-name="ce3" table:formula="of:=[.AC37]-[.D37]" office:value-type="float" office:value="-0.00153629999999794" calcext:value-type="float">
            <text:p>-0.0015363</text:p>
          </table:table-cell>
          <table:table-cell table:style-name="ce3" table:formula="of:=[.AI37]/MAX(1; 0.5*ABS([.D37])+0.5*ABS([.AC37]))" office:value-type="float" office:value="-0.0000311021930615873" calcext:value-type="float">
            <text:p>-3.11021930615873E-005</text:p>
          </table:table-cell>
          <table:table-cell table:style-name="ce3"/>
          <table:table-cell table:formula="of:=[.AG37]/[.H37]" office:value-type="float" office:value="0.143588397427484" calcext:value-type="float">
            <text:p>0.1435883974</text:p>
          </table:table-cell>
          <table:table-cell table:formula="of:=[.AG37]/[.S37]" office:value-type="float" office:value="0.608623087621697" calcext:value-type="float">
            <text:p>0.6086230876</text:p>
          </table:table-cell>
        </table:table-row>
        <table:table-row table:style-name="ro2">
          <table:table-cell office:value-type="string" calcext:value-type="string">
            <text:p>bern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.0332341803" calcext:value-type="float">
            <text:p>0.0332341803</text:p>
          </table:table-cell>
          <table:table-cell office:value-type="float" office:value="0" calcext:value-type="float">
            <text:p>0</text:p>
          </table:table-cell>
          <table:table-cell office:value-type="float" office:value="32295" calcext:value-type="float">
            <text:p>32295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7" office:value-type="float" office:value="0.0330911853" calcext:value-type="float">
            <text:p>3.31E-002</text:p>
          </table:table-cell>
          <table:table-cell office:value-type="float" office:value="0.0330911853" calcext:value-type="float">
            <text:p>0.0330911853</text:p>
          </table:table-cell>
          <table:table-cell office:value-type="float" office:value="0" calcext:value-type="float">
            <text:p>0</text:p>
          </table:table-cell>
          <table:table-cell office:value-type="float" office:value="32669" calcext:value-type="float">
            <text:p>32669</text:p>
          </table:table-cell>
          <table:table-cell office:value-type="float" office:value="933.3" calcext:value-type="float">
            <text:p>933.3</text:p>
          </table:table-cell>
          <table:table-cell/>
          <table:table-cell table:formula="of:=[.O38]-[.D38]" office:value-type="float" office:value="-0.000142995" calcext:value-type="float">
            <text:p>-0.000142995</text:p>
          </table:table-cell>
          <table:table-cell table:formula="of:=[.U38]/MAX(1; 0.5*ABS([.D38])+0.5*ABS([.O38]))" office:value-type="float" office:value="-0.000142995" calcext:value-type="float">
            <text:p>-0.000142995</text:p>
          </table:table-cell>
          <table:table-cell table:formula="of:=[.P38]-[.E38]" office:value-type="float" office:value="-0.000142995" calcext:value-type="float">
            <text:p>-0.000142995</text:p>
          </table:table-cell>
          <table:table-cell table:formula="of:=[.S38]/[.H38]" office:value-type="float" office:value="0.487872451646628" calcext:value-type="float">
            <text:p>0.4878724516</text:p>
          </table:table-cell>
          <table:table-cell/>
          <table:table-cell office:value-type="string" calcext:value-type="string">
            <text:p>bern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12" office:value-type="float" office:value="0.0330911853" calcext:value-type="float">
            <text:p>3.31E-002</text:p>
          </table:table-cell>
          <table:table-cell table:style-name="ce3" office:value-type="float" office:value="0.0330911853" calcext:value-type="float">
            <text:p>0.0330911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39" calcext:value-type="float">
            <text:p>32639</text:p>
          </table:table-cell>
          <table:table-cell table:style-name="ce3" office:value-type="float" office:value="440.2" calcext:value-type="float">
            <text:p>440.2</text:p>
          </table:table-cell>
          <table:table-cell table:style-name="ce3"/>
          <table:table-cell table:style-name="ce3" table:formula="of:=[.AC38]-[.D38]" office:value-type="float" office:value="-0.000142995" calcext:value-type="float">
            <text:p>-0.000142995</text:p>
          </table:table-cell>
          <table:table-cell table:style-name="ce3" table:formula="of:=[.AI38]/MAX(1; 0.5*ABS([.D38])+0.5*ABS([.AC38]))" office:value-type="float" office:value="-0.000142995" calcext:value-type="float">
            <text:p>-0.000142995</text:p>
          </table:table-cell>
          <table:table-cell table:style-name="ce3"/>
          <table:table-cell table:formula="of:=[.AG38]/[.H38]" office:value-type="float" office:value="0.230109775222164" calcext:value-type="float">
            <text:p>0.2301097752</text:p>
          </table:table-cell>
          <table:table-cell table:formula="of:=[.AG38]/[.S38]" office:value-type="float" office:value="0.471659702132219" calcext:value-type="float">
            <text:p>0.4716597021</text:p>
          </table:table-cell>
        </table:table-row>
        <table:table-row table:style-name="ro2">
          <table:table-cell office:value-type="string" calcext:value-type="string">
            <text:p>bern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3.2037569" calcext:value-type="float">
            <text:p>-3.2037569</text:p>
          </table:table-cell>
          <table:table-cell office:value-type="float" office:value="0" calcext:value-type="float">
            <text:p>0</text:p>
          </table:table-cell>
          <table:table-cell office:value-type="float" office:value="3139" calcext:value-type="float">
            <text:p>3139</text:p>
          </table:table-cell>
          <table:table-cell office:value-type="float" office:value="423.5" calcext:value-type="float">
            <text:p>423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3.20398484" calcext:value-type="float">
            <text:p>-3.20398484</text:p>
          </table:table-cell>
          <table:table-cell office:value-type="float" office:value="0" calcext:value-type="float">
            <text:p>0</text:p>
          </table:table-cell>
          <table:table-cell office:value-type="float" office:value="3155" calcext:value-type="float">
            <text:p>3155</text:p>
          </table:table-cell>
          <table:table-cell office:value-type="float" office:value="206.6" calcext:value-type="float">
            <text:p>206.6</text:p>
          </table:table-cell>
          <table:table-cell/>
          <table:table-cell table:formula="of:=[.O39]-[.D39]" office:value-type="float" office:value="-0.000227939999999816" calcext:value-type="float">
            <text:p>-0.00022794</text:p>
          </table:table-cell>
          <table:table-cell table:formula="of:=[.U39]/MAX(1; 0.5*ABS([.D39])+0.5*ABS([.O39]))" office:value-type="float" office:value="-0.0000711451894438603" calcext:value-type="float">
            <text:p>-7.11451894438603E-005</text:p>
          </table:table-cell>
          <table:table-cell table:formula="of:=[.P39]-[.E39]" office:value-type="float" office:value="-0.000227939999999816" calcext:value-type="float">
            <text:p>-0.00022794</text:p>
          </table:table-cell>
          <table:table-cell table:formula="of:=[.S39]/[.H39]" office:value-type="float" office:value="0.487839433293979" calcext:value-type="float">
            <text:p>0.4878394333</text:p>
          </table:table-cell>
          <table:table-cell/>
          <table:table-cell office:value-type="string" calcext:value-type="string">
            <text:p>bern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3.20398484" calcext:value-type="float">
            <text:p>-3.20398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1" calcext:value-type="float">
            <text:p>3161</text:p>
          </table:table-cell>
          <table:table-cell table:style-name="ce3" office:value-type="float" office:value="112.5" calcext:value-type="float">
            <text:p>112.5</text:p>
          </table:table-cell>
          <table:table-cell table:style-name="ce3"/>
          <table:table-cell table:style-name="ce3" table:formula="of:=[.AC39]-[.D39]" office:value-type="float" office:value="-0.000227939999999816" calcext:value-type="float">
            <text:p>-0.00022794</text:p>
          </table:table-cell>
          <table:table-cell table:style-name="ce3" table:formula="of:=[.AI39]/MAX(1; 0.5*ABS([.D39])+0.5*ABS([.AC39]))" office:value-type="float" office:value="-0.0000711451894438603" calcext:value-type="float">
            <text:p>-7.11451894438603E-005</text:p>
          </table:table-cell>
          <table:table-cell table:style-name="ce3"/>
          <table:table-cell table:formula="of:=[.AG39]/[.H39]" office:value-type="float" office:value="0.265643447461629" calcext:value-type="float">
            <text:p>0.2656434475</text:p>
          </table:table-cell>
          <table:table-cell table:formula="of:=[.AG39]/[.S39]" office:value-type="float" office:value="0.544530493707648" calcext:value-type="float">
            <text:p>0.5445304937</text:p>
          </table:table-cell>
        </table:table-row>
        <table:table-row table:style-name="ro2">
          <table:table-cell office:value-type="string" calcext:value-type="string">
            <text:p>bern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.0383304655" calcext:value-type="float">
            <text:p>0.0383304655</text:p>
          </table:table-cell>
          <table:table-cell office:value-type="float" office:value="0" calcext:value-type="float">
            <text:p>0</text:p>
          </table:table-cell>
          <table:table-cell office:value-type="float" office:value="33843" calcext:value-type="float">
            <text:p>33843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7" office:value-type="float" office:value="0.0381237517" calcext:value-type="float">
            <text:p>3.81E-002</text:p>
          </table:table-cell>
          <table:table-cell office:value-type="float" office:value="0.0381237517" calcext:value-type="float">
            <text:p>0.0381237517</text:p>
          </table:table-cell>
          <table:table-cell office:value-type="float" office:value="0" calcext:value-type="float">
            <text:p>0</text:p>
          </table:table-cell>
          <table:table-cell office:value-type="float" office:value="34669" calcext:value-type="float">
            <text:p>34669</text:p>
          </table:table-cell>
          <table:table-cell office:value-type="float" office:value="987.2" calcext:value-type="float">
            <text:p>987.2</text:p>
          </table:table-cell>
          <table:table-cell/>
          <table:table-cell table:formula="of:=[.O40]-[.D40]" office:value-type="float" office:value="-0.000206713800000001" calcext:value-type="float">
            <text:p>-0.0002067138</text:p>
          </table:table-cell>
          <table:table-cell table:formula="of:=[.U40]/MAX(1; 0.5*ABS([.D40])+0.5*ABS([.O40]))" office:value-type="float" office:value="-0.000206713800000001" calcext:value-type="float">
            <text:p>-0.0002067138</text:p>
          </table:table-cell>
          <table:table-cell table:formula="of:=[.P40]-[.E40]" office:value-type="float" office:value="-0.000206713800000001" calcext:value-type="float">
            <text:p>-0.0002067138</text:p>
          </table:table-cell>
          <table:table-cell table:formula="of:=[.S40]/[.H40]" office:value-type="float" office:value="0.511502590673575" calcext:value-type="float">
            <text:p>0.5115025907</text:p>
          </table:table-cell>
          <table:table-cell/>
          <table:table-cell office:value-type="string" calcext:value-type="string">
            <text:p>bern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12" office:value-type="float" office:value="0.0381237517" calcext:value-type="float">
            <text:p>3.81E-002</text:p>
          </table:table-cell>
          <table:table-cell table:style-name="ce3" office:value-type="float" office:value="0.0381237517" calcext:value-type="float">
            <text:p>0.0381237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77" calcext:value-type="float">
            <text:p>34677</text:p>
          </table:table-cell>
          <table:table-cell table:style-name="ce3" office:value-type="float" office:value="456.6" calcext:value-type="float">
            <text:p>456.6</text:p>
          </table:table-cell>
          <table:table-cell table:style-name="ce3"/>
          <table:table-cell table:style-name="ce3" table:formula="of:=[.AC40]-[.D40]" office:value-type="float" office:value="-0.000206713800000001" calcext:value-type="float">
            <text:p>-0.0002067138</text:p>
          </table:table-cell>
          <table:table-cell table:style-name="ce3" table:formula="of:=[.AI40]/MAX(1; 0.5*ABS([.D40])+0.5*ABS([.AC40]))" office:value-type="float" office:value="-0.000206713800000001" calcext:value-type="float">
            <text:p>-0.0002067138</text:p>
          </table:table-cell>
          <table:table-cell table:style-name="ce3"/>
          <table:table-cell table:formula="of:=[.AG40]/[.H40]" office:value-type="float" office:value="0.236580310880829" calcext:value-type="float">
            <text:p>0.2365803109</text:p>
          </table:table-cell>
          <table:table-cell table:formula="of:=[.AG40]/[.S40]" office:value-type="float" office:value="0.462520259319287" calcext:value-type="float">
            <text:p>0.4625202593</text:p>
          </table:table-cell>
        </table:table-row>
        <table:table-row table:style-name="ro2">
          <table:table-cell office:value-type="string" calcext:value-type="string">
            <text:p>bern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2.79166444" calcext:value-type="float">
            <text:p>-2.79166444</text:p>
          </table:table-cell>
          <table:table-cell office:value-type="float" office:value="0" calcext:value-type="float">
            <text:p>0</text:p>
          </table:table-cell>
          <table:table-cell office:value-type="float" office:value="9207" calcext:value-type="float">
            <text:p>9207</text:p>
          </table:table-cell>
          <table:table-cell office:value-type="float" office:value="842.4" calcext:value-type="float">
            <text:p>842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2.79179048" calcext:value-type="float">
            <text:p>-2.79179048</text:p>
          </table:table-cell>
          <table:table-cell office:value-type="float" office:value="0" calcext:value-type="float">
            <text:p>0</text:p>
          </table:table-cell>
          <table:table-cell office:value-type="float" office:value="9229" calcext:value-type="float">
            <text:p>9229</text:p>
          </table:table-cell>
          <table:table-cell office:value-type="float" office:value="417.5" calcext:value-type="float">
            <text:p>417.5</text:p>
          </table:table-cell>
          <table:table-cell/>
          <table:table-cell table:formula="of:=[.O41]-[.D41]" office:value-type="float" office:value="-0.000126040000000049" calcext:value-type="float">
            <text:p>-0.00012604</text:p>
          </table:table-cell>
          <table:table-cell table:formula="of:=[.U41]/MAX(1; 0.5*ABS([.D41])+0.5*ABS([.O41]))" office:value-type="float" office:value="-0.0000451476735483518" calcext:value-type="float">
            <text:p>-4.51476735483518E-005</text:p>
          </table:table-cell>
          <table:table-cell table:formula="of:=[.P41]-[.E41]" office:value-type="float" office:value="-0.000126040000000049" calcext:value-type="float">
            <text:p>-0.00012604</text:p>
          </table:table-cell>
          <table:table-cell table:formula="of:=[.S41]/[.H41]" office:value-type="float" office:value="0.495607787274454" calcext:value-type="float">
            <text:p>0.4956077873</text:p>
          </table:table-cell>
          <table:table-cell/>
          <table:table-cell office:value-type="string" calcext:value-type="string">
            <text:p>bern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2.79179048" calcext:value-type="float">
            <text:p>-2.79179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3" calcext:value-type="float">
            <text:p>9223</text:p>
          </table:table-cell>
          <table:table-cell table:style-name="ce3" office:value-type="float" office:value="231.3" calcext:value-type="float">
            <text:p>231.3</text:p>
          </table:table-cell>
          <table:table-cell table:style-name="ce3"/>
          <table:table-cell table:style-name="ce3" table:formula="of:=[.AC41]-[.D41]" office:value-type="float" office:value="-0.000126040000000049" calcext:value-type="float">
            <text:p>-0.00012604</text:p>
          </table:table-cell>
          <table:table-cell table:style-name="ce3" table:formula="of:=[.AI41]/MAX(1; 0.5*ABS([.D41])+0.5*ABS([.AC41]))" office:value-type="float" office:value="-0.0000451476735483518" calcext:value-type="float">
            <text:p>-4.51476735483518E-005</text:p>
          </table:table-cell>
          <table:table-cell table:style-name="ce3"/>
          <table:table-cell table:formula="of:=[.AG41]/[.H41]" office:value-type="float" office:value="0.27457264957265" calcext:value-type="float">
            <text:p>0.2745726496</text:p>
          </table:table-cell>
          <table:table-cell table:formula="of:=[.AG41]/[.S41]" office:value-type="float" office:value="0.554011976047904" calcext:value-type="float">
            <text:p>0.554011976</text:p>
          </table:table-cell>
        </table:table-row>
        <table:table-row table:style-name="ro2">
          <table:table-cell office:value-type="string" calcext:value-type="string">
            <text:p>bern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.0383974548" calcext:value-type="float">
            <text:p>0.0383974548</text:p>
          </table:table-cell>
          <table:table-cell office:value-type="float" office:value="0" calcext:value-type="float">
            <text:p>0</text:p>
          </table:table-cell>
          <table:table-cell office:value-type="float" office:value="33115" calcext:value-type="float">
            <text:p>33115</text:p>
          </table:table-cell>
          <table:table-cell office:value-type="float" office:value="1937.6" calcext:value-type="float">
            <text:p>1937.6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7" office:value-type="float" office:value="0.0383803873" calcext:value-type="float">
            <text:p>3.84E-002</text:p>
          </table:table-cell>
          <table:table-cell office:value-type="float" office:value="0.0383803873" calcext:value-type="float">
            <text:p>0.0383803873</text:p>
          </table:table-cell>
          <table:table-cell office:value-type="float" office:value="0" calcext:value-type="float">
            <text:p>0</text:p>
          </table:table-cell>
          <table:table-cell office:value-type="float" office:value="33742" calcext:value-type="float">
            <text:p>33742</text:p>
          </table:table-cell>
          <table:table-cell office:value-type="float" office:value="971.3" calcext:value-type="float">
            <text:p>971.3</text:p>
          </table:table-cell>
          <table:table-cell/>
          <table:table-cell table:formula="of:=[.O42]-[.D42]" office:value-type="float" office:value="-0.0000170675000000023" calcext:value-type="float">
            <text:p>-1.70675000000023E-005</text:p>
          </table:table-cell>
          <table:table-cell table:formula="of:=[.U42]/MAX(1; 0.5*ABS([.D42])+0.5*ABS([.O42]))" office:value-type="float" office:value="-0.0000170675000000023" calcext:value-type="float">
            <text:p>-1.70675000000023E-005</text:p>
          </table:table-cell>
          <table:table-cell table:formula="of:=[.P42]-[.E42]" office:value-type="float" office:value="-0.0000170675000000023" calcext:value-type="float">
            <text:p>-1.70675000000023E-005</text:p>
          </table:table-cell>
          <table:table-cell table:formula="of:=[.S42]/[.H42]" office:value-type="float" office:value="0.501290255986788" calcext:value-type="float">
            <text:p>0.501290256</text:p>
          </table:table-cell>
          <table:table-cell/>
          <table:table-cell office:value-type="string" calcext:value-type="string">
            <text:p>bern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12" office:value-type="float" office:value="0.0383803873" calcext:value-type="float">
            <text:p>3.84E-002</text:p>
          </table:table-cell>
          <table:table-cell table:style-name="ce3" office:value-type="float" office:value="0.0383803873" calcext:value-type="float">
            <text:p>0.0383803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44" calcext:value-type="float">
            <text:p>33744</text:p>
          </table:table-cell>
          <table:table-cell table:style-name="ce3" office:value-type="float" office:value="449.4" calcext:value-type="float">
            <text:p>449.4</text:p>
          </table:table-cell>
          <table:table-cell table:style-name="ce3"/>
          <table:table-cell table:style-name="ce3" table:formula="of:=[.AC42]-[.D42]" office:value-type="float" office:value="-0.0000170675000000023" calcext:value-type="float">
            <text:p>-1.70675000000023E-005</text:p>
          </table:table-cell>
          <table:table-cell table:style-name="ce3" table:formula="of:=[.AI42]/MAX(1; 0.5*ABS([.D42])+0.5*ABS([.AC42]))" office:value-type="float" office:value="-0.0000170675000000023" calcext:value-type="float">
            <text:p>-1.70675000000023E-005</text:p>
          </table:table-cell>
          <table:table-cell table:style-name="ce3"/>
          <table:table-cell table:formula="of:=[.AG42]/[.H42]" office:value-type="float" office:value="0.231936416184971" calcext:value-type="float">
            <text:p>0.2319364162</text:p>
          </table:table-cell>
          <table:table-cell table:formula="of:=[.AG42]/[.S42]" office:value-type="float" office:value="0.462678883969937" calcext:value-type="float">
            <text:p>0.462678884</text:p>
          </table:table-cell>
        </table:table-row>
        <table:table-row table:style-name="ro2">
          <table:table-cell office:value-type="string" calcext:value-type="string">
            <text:p>bern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3.22009459" calcext:value-type="float">
            <text:p>-3.22009459</text:p>
          </table:table-cell>
          <table:table-cell office:value-type="float" office:value="0" calcext:value-type="float">
            <text:p>0</text:p>
          </table:table-cell>
          <table:table-cell office:value-type="float" office:value="1655" calcext:value-type="float">
            <text:p>1655</text:p>
          </table:table-cell>
          <table:table-cell office:value-type="float" office:value="261.7" calcext:value-type="float">
            <text:p>261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3.22026226" calcext:value-type="float">
            <text:p>-3.22026226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office:value-type="float" office:value="129.3" calcext:value-type="float">
            <text:p>129.3</text:p>
          </table:table-cell>
          <table:table-cell/>
          <table:table-cell table:formula="of:=[.O43]-[.D43]" office:value-type="float" office:value="-0.000167670000000175" calcext:value-type="float">
            <text:p>-0.00016767</text:p>
          </table:table-cell>
          <table:table-cell table:formula="of:=[.U43]/MAX(1; 0.5*ABS([.D43])+0.5*ABS([.O43]))" office:value-type="float" office:value="-0.0000520685433758768" calcext:value-type="float">
            <text:p>-5.20685433758768E-005</text:p>
          </table:table-cell>
          <table:table-cell table:formula="of:=[.P43]-[.E43]" office:value-type="float" office:value="-0.000167670000000175" calcext:value-type="float">
            <text:p>-0.00016767</text:p>
          </table:table-cell>
          <table:table-cell table:formula="of:=[.S43]/[.H43]" office:value-type="float" office:value="0.494077187619412" calcext:value-type="float">
            <text:p>0.4940771876</text:p>
          </table:table-cell>
          <table:table-cell/>
          <table:table-cell office:value-type="string" calcext:value-type="string">
            <text:p>bern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3.22026226" calcext:value-type="float">
            <text:p>-3.22026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7" calcext:value-type="float">
            <text:p>1667</text:p>
          </table:table-cell>
          <table:table-cell table:style-name="ce3" office:value-type="float" office:value="69" calcext:value-type="float">
            <text:p>69</text:p>
          </table:table-cell>
          <table:table-cell table:style-name="ce3"/>
          <table:table-cell table:style-name="ce3" table:formula="of:=[.AC43]-[.D43]" office:value-type="float" office:value="-0.000167670000000175" calcext:value-type="float">
            <text:p>-0.00016767</text:p>
          </table:table-cell>
          <table:table-cell table:style-name="ce3" table:formula="of:=[.AI43]/MAX(1; 0.5*ABS([.D43])+0.5*ABS([.AC43]))" office:value-type="float" office:value="-0.0000520685433758768" calcext:value-type="float">
            <text:p>-5.20685433758768E-005</text:p>
          </table:table-cell>
          <table:table-cell table:style-name="ce3"/>
          <table:table-cell table:formula="of:=[.AG43]/[.H43]" office:value-type="float" office:value="0.263660680168131" calcext:value-type="float">
            <text:p>0.2636606802</text:p>
          </table:table-cell>
          <table:table-cell table:formula="of:=[.AG43]/[.S43]" office:value-type="float" office:value="0.533642691415313" calcext:value-type="float">
            <text:p>0.5336426914</text:p>
          </table:table-cell>
        </table:table-row>
        <table:table-row table:style-name="ro2">
          <table:table-cell office:value-type="string" calcext:value-type="string">
            <text:p>bern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70633986" calcext:value-type="float">
            <text:p>0.170633986</text:p>
          </table:table-cell>
          <table:table-cell office:value-type="float" office:value="0" calcext:value-type="float">
            <text:p>0</text:p>
          </table:table-cell>
          <table:table-cell office:value-type="float" office:value="13773" calcext:value-type="float">
            <text:p>13773</text:p>
          </table:table-cell>
          <table:table-cell office:value-type="float" office:value="1592.8" calcext:value-type="float">
            <text:p>1592.8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70609346" calcext:value-type="float">
            <text:p>0.170609346</text:p>
          </table:table-cell>
          <table:table-cell office:value-type="float" office:value="0" calcext:value-type="float">
            <text:p>0</text:p>
          </table:table-cell>
          <table:table-cell office:value-type="float" office:value="14063" calcext:value-type="float">
            <text:p>14063</text:p>
          </table:table-cell>
          <table:table-cell office:value-type="float" office:value="742.8" calcext:value-type="float">
            <text:p>742.8</text:p>
          </table:table-cell>
          <table:table-cell/>
          <table:table-cell table:formula="of:=[.O44]-[.D44]" office:value-type="float" office:value="-0.0000246399999999924" calcext:value-type="float">
            <text:p>-0.00002464</text:p>
          </table:table-cell>
          <table:table-cell table:formula="of:=[.U44]/MAX(1; 0.5*ABS([.D44])+0.5*ABS([.O44]))" office:value-type="float" office:value="-0.0000246399999999924" calcext:value-type="float">
            <text:p>-0.00002464</text:p>
          </table:table-cell>
          <table:table-cell table:formula="of:=[.P44]-[.E44]" office:value-type="float" office:value="-0.0000246399999999924" calcext:value-type="float">
            <text:p>-0.00002464</text:p>
          </table:table-cell>
          <table:table-cell table:formula="of:=[.S44]/[.H44]" office:value-type="float" office:value="0.466348568558513" calcext:value-type="float">
            <text:p>0.4663485686</text:p>
          </table:table-cell>
          <table:table-cell/>
          <table:table-cell office:value-type="string" calcext:value-type="string">
            <text:p>bern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0.170609346" calcext:value-type="float">
            <text:p>0.170609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71" calcext:value-type="float">
            <text:p>14071</text:p>
          </table:table-cell>
          <table:table-cell table:style-name="ce3" office:value-type="float" office:value="398.1" calcext:value-type="float">
            <text:p>398.1</text:p>
          </table:table-cell>
          <table:table-cell table:style-name="ce3"/>
          <table:table-cell table:style-name="ce3" table:formula="of:=[.AC44]-[.D44]" office:value-type="float" office:value="-0.0000246399999999924" calcext:value-type="float">
            <text:p>-0.00002464</text:p>
          </table:table-cell>
          <table:table-cell table:style-name="ce3" table:formula="of:=[.AI44]/MAX(1; 0.5*ABS([.D44])+0.5*ABS([.AC44]))" office:value-type="float" office:value="-0.0000246399999999924" calcext:value-type="float">
            <text:p>-0.00002464</text:p>
          </table:table-cell>
          <table:table-cell table:style-name="ce3"/>
          <table:table-cell table:formula="of:=[.AG44]/[.H44]" office:value-type="float" office:value="0.249937217478654" calcext:value-type="float">
            <text:p>0.2499372175</text:p>
          </table:table-cell>
          <table:table-cell table:formula="of:=[.AG44]/[.S44]" office:value-type="float" office:value="0.5359450726979" calcext:value-type="float">
            <text:p>0.5359450727</text:p>
          </table:table-cell>
        </table:table-row>
        <table:table-row table:style-name="ro2">
          <table:table-cell office:value-type="string" calcext:value-type="string">
            <text:p>bern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40670188" calcext:value-type="float">
            <text:p>-2.40670188</text:p>
          </table:table-cell>
          <table:table-cell office:value-type="float" office:value="0" calcext:value-type="float">
            <text:p>0</text:p>
          </table:table-cell>
          <table:table-cell office:value-type="float" office:value="5159" calcext:value-type="float">
            <text:p>5159</text:p>
          </table:table-cell>
          <table:table-cell office:value-type="float" office:value="889.6" calcext:value-type="float">
            <text:p>889.6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4067121" calcext:value-type="float">
            <text:p>-2.4067121</text:p>
          </table:table-cell>
          <table:table-cell office:value-type="float" office:value="0" calcext:value-type="float">
            <text:p>0</text:p>
          </table:table-cell>
          <table:table-cell office:value-type="float" office:value="5185" calcext:value-type="float">
            <text:p>5185</text:p>
          </table:table-cell>
          <table:table-cell office:value-type="float" office:value="400.1" calcext:value-type="float">
            <text:p>400.1</text:p>
          </table:table-cell>
          <table:table-cell/>
          <table:table-cell table:formula="of:=[.O45]-[.D45]" office:value-type="float" office:value="-0.0000102200000000607" calcext:value-type="float">
            <text:p>-0.00001022</text:p>
          </table:table-cell>
          <table:table-cell table:formula="of:=[.U45]/MAX(1; 0.5*ABS([.D45])+0.5*ABS([.O45]))" office:value-type="float" office:value="-0.00000424646624725212" calcext:value-type="float">
            <text:p>-4.24646624725212E-006</text:p>
          </table:table-cell>
          <table:table-cell table:formula="of:=[.P45]-[.E45]" office:value-type="float" office:value="-0.0000102200000000607" calcext:value-type="float">
            <text:p>-0.00001022</text:p>
          </table:table-cell>
          <table:table-cell table:formula="of:=[.S45]/[.H45]" office:value-type="float" office:value="0.449752697841727" calcext:value-type="float">
            <text:p>0.4497526978</text:p>
          </table:table-cell>
          <table:table-cell/>
          <table:table-cell office:value-type="string" calcext:value-type="string">
            <text:p>bern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2.4067121" calcext:value-type="float">
            <text:p>-2.4067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3" calcext:value-type="float">
            <text:p>5183</text:p>
          </table:table-cell>
          <table:table-cell table:style-name="ce3" office:value-type="float" office:value="236.9" calcext:value-type="float">
            <text:p>236.9</text:p>
          </table:table-cell>
          <table:table-cell table:style-name="ce3"/>
          <table:table-cell table:style-name="ce3" table:formula="of:=[.AC45]-[.D45]" office:value-type="float" office:value="-0.0000102200000000607" calcext:value-type="float">
            <text:p>-0.00001022</text:p>
          </table:table-cell>
          <table:table-cell table:style-name="ce3" table:formula="of:=[.AI45]/MAX(1; 0.5*ABS([.D45])+0.5*ABS([.AC45]))" office:value-type="float" office:value="-0.00000424646624725212" calcext:value-type="float">
            <text:p>-4.24646624725212E-006</text:p>
          </table:table-cell>
          <table:table-cell table:style-name="ce3"/>
          <table:table-cell table:formula="of:=[.AG45]/[.H45]" office:value-type="float" office:value="0.266299460431655" calcext:value-type="float">
            <text:p>0.2662994604</text:p>
          </table:table-cell>
          <table:table-cell table:formula="of:=[.AG45]/[.S45]" office:value-type="float" office:value="0.592101974506373" calcext:value-type="float">
            <text:p>0.5921019745</text:p>
          </table:table-cell>
        </table:table-row>
        <table:table-row table:style-name="ro2">
          <table:table-cell office:value-type="string" calcext:value-type="string">
            <text:p>bern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65801663" calcext:value-type="float">
            <text:p>0.165801663</text:p>
          </table:table-cell>
          <table:table-cell office:value-type="float" office:value="0" calcext:value-type="float">
            <text:p>0</text:p>
          </table:table-cell>
          <table:table-cell office:value-type="float" office:value="16539" calcext:value-type="float">
            <text:p>16539</text:p>
          </table:table-cell>
          <table:table-cell office:value-type="float" office:value="1688.8" calcext:value-type="float">
            <text:p>1688.8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65779806" calcext:value-type="float">
            <text:p>0.165779806</text:p>
          </table:table-cell>
          <table:table-cell office:value-type="float" office:value="0" calcext:value-type="float">
            <text:p>0</text:p>
          </table:table-cell>
          <table:table-cell office:value-type="float" office:value="16667" calcext:value-type="float">
            <text:p>16667</text:p>
          </table:table-cell>
          <table:table-cell office:value-type="float" office:value="804.2" calcext:value-type="float">
            <text:p>804.2</text:p>
          </table:table-cell>
          <table:table-cell/>
          <table:table-cell table:formula="of:=[.O46]-[.D46]" office:value-type="float" office:value="-0.000021857000000014" calcext:value-type="float">
            <text:p>-0.000021857</text:p>
          </table:table-cell>
          <table:table-cell table:formula="of:=[.U46]/MAX(1; 0.5*ABS([.D46])+0.5*ABS([.O46]))" office:value-type="float" office:value="-0.000021857000000014" calcext:value-type="float">
            <text:p>-0.000021857</text:p>
          </table:table-cell>
          <table:table-cell table:formula="of:=[.P46]-[.E46]" office:value-type="float" office:value="-0.000021857000000014" calcext:value-type="float">
            <text:p>-0.000021857</text:p>
          </table:table-cell>
          <table:table-cell table:formula="of:=[.S46]/[.H46]" office:value-type="float" office:value="0.476196115585031" calcext:value-type="float">
            <text:p>0.4761961156</text:p>
          </table:table-cell>
          <table:table-cell/>
          <table:table-cell office:value-type="string" calcext:value-type="string">
            <text:p>bern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0.165779806" calcext:value-type="float">
            <text:p>0.165779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51" calcext:value-type="float">
            <text:p>16651</text:p>
          </table:table-cell>
          <table:table-cell table:style-name="ce3" office:value-type="float" office:value="436.2" calcext:value-type="float">
            <text:p>436.2</text:p>
          </table:table-cell>
          <table:table-cell table:style-name="ce3"/>
          <table:table-cell table:style-name="ce3" table:formula="of:=[.AC46]-[.D46]" office:value-type="float" office:value="-0.000021857000000014" calcext:value-type="float">
            <text:p>-0.000021857</text:p>
          </table:table-cell>
          <table:table-cell table:style-name="ce3" table:formula="of:=[.AI46]/MAX(1; 0.5*ABS([.D46])+0.5*ABS([.AC46]))" office:value-type="float" office:value="-0.000021857000000014" calcext:value-type="float">
            <text:p>-0.000021857</text:p>
          </table:table-cell>
          <table:table-cell table:style-name="ce3"/>
          <table:table-cell table:formula="of:=[.AG46]/[.H46]" office:value-type="float" office:value="0.258289909995263" calcext:value-type="float">
            <text:p>0.25828991</text:p>
          </table:table-cell>
          <table:table-cell table:formula="of:=[.AG46]/[.S46]" office:value-type="float" office:value="0.542402387465805" calcext:value-type="float">
            <text:p>0.5424023875</text:p>
          </table:table-cell>
        </table:table-row>
        <table:table-row table:style-name="ro2">
          <table:table-cell office:value-type="string" calcext:value-type="string">
            <text:p>bern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36249528" calcext:value-type="float">
            <text:p>-2.36249528</text:p>
          </table:table-cell>
          <table:table-cell office:value-type="float" office:value="0" calcext:value-type="float">
            <text:p>0</text:p>
          </table:table-cell>
          <table:table-cell office:value-type="float" office:value="8403" calcext:value-type="float">
            <text:p>8403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36254717" calcext:value-type="float">
            <text:p>-2.36254717</text:p>
          </table:table-cell>
          <table:table-cell office:value-type="float" office:value="0" calcext:value-type="float">
            <text:p>0</text:p>
          </table:table-cell>
          <table:table-cell office:value-type="float" office:value="8463" calcext:value-type="float">
            <text:p>8463</text:p>
          </table:table-cell>
          <table:table-cell office:value-type="float" office:value="509.6" calcext:value-type="float">
            <text:p>509.6</text:p>
          </table:table-cell>
          <table:table-cell/>
          <table:table-cell table:formula="of:=[.O47]-[.D47]" office:value-type="float" office:value="-0.0000518899999999434" calcext:value-type="float">
            <text:p>-0.00005189</text:p>
          </table:table-cell>
          <table:table-cell table:formula="of:=[.U47]/MAX(1; 0.5*ABS([.D47])+0.5*ABS([.O47]))" office:value-type="float" office:value="-0.0000219638238382148" calcext:value-type="float">
            <text:p>-2.19638238382148E-005</text:p>
          </table:table-cell>
          <table:table-cell table:formula="of:=[.P47]-[.E47]" office:value-type="float" office:value="-0.0000518899999999434" calcext:value-type="float">
            <text:p>-0.00005189</text:p>
          </table:table-cell>
          <table:table-cell table:formula="of:=[.S47]/[.H47]" office:value-type="float" office:value="0.448197009674582" calcext:value-type="float">
            <text:p>0.4481970097</text:p>
          </table:table-cell>
          <table:table-cell/>
          <table:table-cell office:value-type="string" calcext:value-type="string">
            <text:p>bern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2.36254717" calcext:value-type="float">
            <text:p>-2.36254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5" calcext:value-type="float">
            <text:p>8465</text:p>
          </table:table-cell>
          <table:table-cell table:style-name="ce3" office:value-type="float" office:value="307" calcext:value-type="float">
            <text:p>307</text:p>
          </table:table-cell>
          <table:table-cell table:style-name="ce3"/>
          <table:table-cell table:style-name="ce3" table:formula="of:=[.AC47]-[.D47]" office:value-type="float" office:value="-0.0000518899999999434" calcext:value-type="float">
            <text:p>-0.00005189</text:p>
          </table:table-cell>
          <table:table-cell table:style-name="ce3" table:formula="of:=[.AI47]/MAX(1; 0.5*ABS([.D47])+0.5*ABS([.AC47]))" office:value-type="float" office:value="-0.0000219638238382148" calcext:value-type="float">
            <text:p>-2.19638238382148E-005</text:p>
          </table:table-cell>
          <table:table-cell table:style-name="ce3"/>
          <table:table-cell table:formula="of:=[.AG47]/[.H47]" office:value-type="float" office:value="0.270008795074758" calcext:value-type="float">
            <text:p>0.2700087951</text:p>
          </table:table-cell>
          <table:table-cell table:formula="of:=[.AG47]/[.S47]" office:value-type="float" office:value="0.602433281004709" calcext:value-type="float">
            <text:p>0.602433281</text:p>
          </table:table-cell>
        </table:table-row>
        <table:table-row table:style-name="ro2">
          <table:table-cell office:value-type="string" calcext:value-type="string">
            <text:p>bern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26896093" calcext:value-type="float">
            <text:p>0.126896093</text:p>
          </table:table-cell>
          <table:table-cell office:value-type="float" office:value="0" calcext:value-type="float">
            <text:p>0</text:p>
          </table:table-cell>
          <table:table-cell office:value-type="float" office:value="11415" calcext:value-type="float">
            <text:p>11415</text:p>
          </table:table-cell>
          <table:table-cell office:value-type="float" office:value="1441.3" calcext:value-type="float">
            <text:p>1441.3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26879696" calcext:value-type="float">
            <text:p>0.126879696</text:p>
          </table:table-cell>
          <table:table-cell office:value-type="float" office:value="0" calcext:value-type="float">
            <text:p>0</text:p>
          </table:table-cell>
          <table:table-cell office:value-type="float" office:value="11069" calcext:value-type="float">
            <text:p>11069</text:p>
          </table:table-cell>
          <table:table-cell office:value-type="float" office:value="664.3" calcext:value-type="float">
            <text:p>664.3</text:p>
          </table:table-cell>
          <table:table-cell/>
          <table:table-cell table:formula="of:=[.O48]-[.D48]" office:value-type="float" office:value="-0.0000163970000000013" calcext:value-type="float">
            <text:p>-0.000016397</text:p>
          </table:table-cell>
          <table:table-cell table:formula="of:=[.U48]/MAX(1; 0.5*ABS([.D48])+0.5*ABS([.O48]))" office:value-type="float" office:value="-0.0000163970000000013" calcext:value-type="float">
            <text:p>-0.000016397</text:p>
          </table:table-cell>
          <table:table-cell table:formula="of:=[.P48]-[.E48]" office:value-type="float" office:value="-0.0000163970000000013" calcext:value-type="float">
            <text:p>-0.000016397</text:p>
          </table:table-cell>
          <table:table-cell table:formula="of:=[.S48]/[.H48]" office:value-type="float" office:value="0.460903351141331" calcext:value-type="float">
            <text:p>0.4609033511</text:p>
          </table:table-cell>
          <table:table-cell/>
          <table:table-cell office:value-type="string" calcext:value-type="string">
            <text:p>bern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0.126879696" calcext:value-type="float">
            <text:p>0.126879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5" calcext:value-type="float">
            <text:p>11065</text:p>
          </table:table-cell>
          <table:table-cell table:style-name="ce3" office:value-type="float" office:value="354.9" calcext:value-type="float">
            <text:p>354.9</text:p>
          </table:table-cell>
          <table:table-cell table:style-name="ce3"/>
          <table:table-cell table:style-name="ce3" table:formula="of:=[.AC48]-[.D48]" office:value-type="float" office:value="-0.0000163970000000013" calcext:value-type="float">
            <text:p>-0.000016397</text:p>
          </table:table-cell>
          <table:table-cell table:style-name="ce3" table:formula="of:=[.AI48]/MAX(1; 0.5*ABS([.D48])+0.5*ABS([.AC48]))" office:value-type="float" office:value="-0.0000163970000000013" calcext:value-type="float">
            <text:p>-0.000016397</text:p>
          </table:table-cell>
          <table:table-cell table:style-name="ce3"/>
          <table:table-cell table:formula="of:=[.AG48]/[.H48]" office:value-type="float" office:value="0.246236036911122" calcext:value-type="float">
            <text:p>0.2462360369</text:p>
          </table:table-cell>
          <table:table-cell table:formula="of:=[.AG48]/[.S48]" office:value-type="float" office:value="0.534246575342466" calcext:value-type="float">
            <text:p>0.5342465753</text:p>
          </table:table-cell>
        </table:table-row>
        <table:table-row table:style-name="ro2">
          <table:table-cell office:value-type="string" calcext:value-type="string">
            <text:p>bern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54977865" calcext:value-type="float">
            <text:p>-2.54977865</text:p>
          </table:table-cell>
          <table:table-cell office:value-type="float" office:value="0" calcext:value-type="float">
            <text:p>0</text:p>
          </table:table-cell>
          <table:table-cell office:value-type="float" office:value="4359" calcext:value-type="float">
            <text:p>4359</text:p>
          </table:table-cell>
          <table:table-cell office:value-type="float" office:value="799.7" calcext:value-type="float">
            <text:p>799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54979351" calcext:value-type="float">
            <text:p>-2.54979351</text:p>
          </table:table-cell>
          <table:table-cell office:value-type="float" office:value="0" calcext:value-type="float">
            <text:p>0</text:p>
          </table:table-cell>
          <table:table-cell office:value-type="float" office:value="4389" calcext:value-type="float">
            <text:p>4389</text:p>
          </table:table-cell>
          <table:table-cell office:value-type="float" office:value="356.4" calcext:value-type="float">
            <text:p>356.4</text:p>
          </table:table-cell>
          <table:table-cell/>
          <table:table-cell table:formula="of:=[.O49]-[.D49]" office:value-type="float" office:value="-0.0000148599999998389" calcext:value-type="float">
            <text:p>-0.00001486</text:p>
          </table:table-cell>
          <table:table-cell table:formula="of:=[.U49]/MAX(1; 0.5*ABS([.D49])+0.5*ABS([.O49]))" office:value-type="float" office:value="-0.00000582793988734886" calcext:value-type="float">
            <text:p>-5.82793988734886E-006</text:p>
          </table:table-cell>
          <table:table-cell table:formula="of:=[.P49]-[.E49]" office:value-type="float" office:value="-0.0000148599999998389" calcext:value-type="float">
            <text:p>-0.00001486</text:p>
          </table:table-cell>
          <table:table-cell table:formula="of:=[.S49]/[.H49]" office:value-type="float" office:value="0.445667125171939" calcext:value-type="float">
            <text:p>0.4456671252</text:p>
          </table:table-cell>
          <table:table-cell/>
          <table:table-cell office:value-type="string" calcext:value-type="string">
            <text:p>bern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2.54979351" calcext:value-type="float">
            <text:p>-2.54979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7" calcext:value-type="float">
            <text:p>4397</text:p>
          </table:table-cell>
          <table:table-cell table:style-name="ce3" office:value-type="float" office:value="214.2" calcext:value-type="float">
            <text:p>214.2</text:p>
          </table:table-cell>
          <table:table-cell table:style-name="ce3"/>
          <table:table-cell table:style-name="ce3" table:formula="of:=[.AC49]-[.D49]" office:value-type="float" office:value="-0.0000148599999998389" calcext:value-type="float">
            <text:p>-0.00001486</text:p>
          </table:table-cell>
          <table:table-cell table:style-name="ce3" table:formula="of:=[.AI49]/MAX(1; 0.5*ABS([.D49])+0.5*ABS([.AC49]))" office:value-type="float" office:value="-0.00000582793988734886" calcext:value-type="float">
            <text:p>-5.82793988734886E-006</text:p>
          </table:table-cell>
          <table:table-cell table:style-name="ce3"/>
          <table:table-cell table:formula="of:=[.AG49]/[.H49]" office:value-type="float" office:value="0.267850443916469" calcext:value-type="float">
            <text:p>0.2678504439</text:p>
          </table:table-cell>
          <table:table-cell table:formula="of:=[.AG49]/[.S49]" office:value-type="float" office:value="0.601010101010101" calcext:value-type="float">
            <text:p>0.601010101</text:p>
          </table:table-cell>
        </table:table-row>
        <table:table-row table:style-name="ro2">
          <table:table-cell office:value-type="string" calcext:value-type="string">
            <text:p>bern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291360251" calcext:value-type="float">
            <text:p>0.291360251</text:p>
          </table:table-cell>
          <table:table-cell office:value-type="float" office:value="0" calcext:value-type="float">
            <text:p>0</text:p>
          </table:table-cell>
          <table:table-cell office:value-type="float" office:value="5851" calcext:value-type="float">
            <text:p>5851</text:p>
          </table:table-cell>
          <table:table-cell office:value-type="float" office:value="1012.9" calcext:value-type="float">
            <text:p>1012.9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291315987" calcext:value-type="float">
            <text:p>0.291315987</text:p>
          </table:table-cell>
          <table:table-cell office:value-type="float" office:value="0" calcext:value-type="float">
            <text:p>0</text:p>
          </table:table-cell>
          <table:table-cell office:value-type="float" office:value="5935" calcext:value-type="float">
            <text:p>5935</text:p>
          </table:table-cell>
          <table:table-cell office:value-type="float" office:value="389.7" calcext:value-type="float">
            <text:p>389.7</text:p>
          </table:table-cell>
          <table:table-cell/>
          <table:table-cell table:formula="of:=[.O50]-[.D50]" office:value-type="float" office:value="-0.0000442640000000161" calcext:value-type="float">
            <text:p>-0.000044264</text:p>
          </table:table-cell>
          <table:table-cell table:formula="of:=[.U50]/MAX(1; 0.5*ABS([.D50])+0.5*ABS([.O50]))" office:value-type="float" office:value="-0.0000442640000000161" calcext:value-type="float">
            <text:p>-0.000044264</text:p>
          </table:table-cell>
          <table:table-cell table:formula="of:=[.P50]-[.E50]" office:value-type="float" office:value="-0.0000442640000000161" calcext:value-type="float">
            <text:p>-0.000044264</text:p>
          </table:table-cell>
          <table:table-cell table:formula="of:=[.S50]/[.H50]" office:value-type="float" office:value="0.384736894066542" calcext:value-type="float">
            <text:p>0.3847368941</text:p>
          </table:table-cell>
          <table:table-cell/>
          <table:table-cell office:value-type="string" calcext:value-type="string">
            <text:p>bern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0.291315987" calcext:value-type="float">
            <text:p>0.291315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9" calcext:value-type="float">
            <text:p>5919</text:p>
          </table:table-cell>
          <table:table-cell table:style-name="ce3" office:value-type="float" office:value="232.2" calcext:value-type="float">
            <text:p>232.2</text:p>
          </table:table-cell>
          <table:table-cell table:style-name="ce3"/>
          <table:table-cell table:style-name="ce3" table:formula="of:=[.AC50]-[.D50]" office:value-type="float" office:value="-0.0000442640000000161" calcext:value-type="float">
            <text:p>-0.000044264</text:p>
          </table:table-cell>
          <table:table-cell table:style-name="ce3" table:formula="of:=[.AI50]/MAX(1; 0.5*ABS([.D50])+0.5*ABS([.AC50]))" office:value-type="float" office:value="-0.0000442640000000161" calcext:value-type="float">
            <text:p>-0.000044264</text:p>
          </table:table-cell>
          <table:table-cell table:style-name="ce3"/>
          <table:table-cell table:formula="of:=[.AG50]/[.H50]" office:value-type="float" office:value="0.229242768289071" calcext:value-type="float">
            <text:p>0.2292427683</text:p>
          </table:table-cell>
          <table:table-cell table:formula="of:=[.AG50]/[.S50]" office:value-type="float" office:value="0.595842956120092" calcext:value-type="float">
            <text:p>0.5958429561</text:p>
          </table:table-cell>
        </table:table-row>
        <table:table-row table:style-name="ro2">
          <table:table-cell office:value-type="string" calcext:value-type="string">
            <text:p>bern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1.93911999" calcext:value-type="float">
            <text:p>-1.93911999</text:p>
          </table:table-cell>
          <table:table-cell office:value-type="float" office:value="0" calcext:value-type="float">
            <text:p>0</text:p>
          </table:table-cell>
          <table:table-cell office:value-type="float" office:value="4751" calcext:value-type="float">
            <text:p>4751</text:p>
          </table:table-cell>
          <table:table-cell office:value-type="float" office:value="847.4" calcext:value-type="float">
            <text:p>847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1.93913116" calcext:value-type="float">
            <text:p>-1.93913116</text:p>
          </table:table-cell>
          <table:table-cell office:value-type="float" office:value="0" calcext:value-type="float">
            <text:p>0</text:p>
          </table:table-cell>
          <table:table-cell office:value-type="float" office:value="4765" calcext:value-type="float">
            <text:p>4765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[.O51]-[.D51]" office:value-type="float" office:value="-0.0000111700000000603" calcext:value-type="float">
            <text:p>-0.00001117</text:p>
          </table:table-cell>
          <table:table-cell table:formula="of:=[.U51]/MAX(1; 0.5*ABS([.D51])+0.5*ABS([.O51]))" office:value-type="float" office:value="-0.00000576032833771495" calcext:value-type="float">
            <text:p>-5.76032833771495E-006</text:p>
          </table:table-cell>
          <table:table-cell table:formula="of:=[.P51]-[.E51]" office:value-type="float" office:value="-0.0000111700000000603" calcext:value-type="float">
            <text:p>-0.00001117</text:p>
          </table:table-cell>
          <table:table-cell table:formula="of:=[.S51]/[.H51]" office:value-type="float" office:value="0.392966721737078" calcext:value-type="float">
            <text:p>0.3929667217</text:p>
          </table:table-cell>
          <table:table-cell/>
          <table:table-cell office:value-type="string" calcext:value-type="string">
            <text:p>bern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1.93913116" calcext:value-type="float">
            <text:p>-1.93913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3" calcext:value-type="float">
            <text:p>4763</text:p>
          </table:table-cell>
          <table:table-cell table:style-name="ce3" office:value-type="float" office:value="218.6" calcext:value-type="float">
            <text:p>218.6</text:p>
          </table:table-cell>
          <table:table-cell table:style-name="ce3"/>
          <table:table-cell table:style-name="ce3" table:formula="of:=[.AC51]-[.D51]" office:value-type="float" office:value="-0.0000111700000000603" calcext:value-type="float">
            <text:p>-0.00001117</text:p>
          </table:table-cell>
          <table:table-cell table:style-name="ce3" table:formula="of:=[.AI51]/MAX(1; 0.5*ABS([.D51])+0.5*ABS([.AC51]))" office:value-type="float" office:value="-0.00000576032833771495" calcext:value-type="float">
            <text:p>-5.76032833771495E-006</text:p>
          </table:table-cell>
          <table:table-cell table:style-name="ce3"/>
          <table:table-cell table:formula="of:=[.AG51]/[.H51]" office:value-type="float" office:value="0.257965541656833" calcext:value-type="float">
            <text:p>0.2579655417</text:p>
          </table:table-cell>
          <table:table-cell table:formula="of:=[.AG51]/[.S51]" office:value-type="float" office:value="0.656456456456456" calcext:value-type="float">
            <text:p>0.6564564565</text:p>
          </table:table-cell>
        </table:table-row>
        <table:table-row table:style-name="ro2">
          <table:table-cell office:value-type="string" calcext:value-type="string">
            <text:p>bern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257215228" calcext:value-type="float">
            <text:p>0.257215228</text:p>
          </table:table-cell>
          <table:table-cell office:value-type="float" office:value="0" calcext:value-type="float">
            <text:p>0</text:p>
          </table:table-cell>
          <table:table-cell office:value-type="float" office:value="4815" calcext:value-type="float">
            <text:p>4815</text:p>
          </table:table-cell>
          <table:table-cell office:value-type="float" office:value="958.4" calcext:value-type="float">
            <text:p>958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257116478" calcext:value-type="float">
            <text:p>0.257116478</text:p>
          </table:table-cell>
          <table:table-cell office:value-type="float" office:value="0" calcext:value-type="float">
            <text:p>0</text:p>
          </table:table-cell>
          <table:table-cell office:value-type="float" office:value="4893" calcext:value-type="float">
            <text:p>4893</text:p>
          </table:table-cell>
          <table:table-cell office:value-type="float" office:value="329.9" calcext:value-type="float">
            <text:p>329.9</text:p>
          </table:table-cell>
          <table:table-cell/>
          <table:table-cell table:formula="of:=[.O52]-[.D52]" office:value-type="float" office:value="-0.0000987499999999808" calcext:value-type="float">
            <text:p>-0.00009875</text:p>
          </table:table-cell>
          <table:table-cell table:formula="of:=[.U52]/MAX(1; 0.5*ABS([.D52])+0.5*ABS([.O52]))" office:value-type="float" office:value="-0.0000987499999999808" calcext:value-type="float">
            <text:p>-0.00009875</text:p>
          </table:table-cell>
          <table:table-cell table:formula="of:=[.P52]-[.E52]" office:value-type="float" office:value="-0.0000987499999999808" calcext:value-type="float">
            <text:p>-0.00009875</text:p>
          </table:table-cell>
          <table:table-cell table:formula="of:=[.S52]/[.H52]" office:value-type="float" office:value="0.344219532554257" calcext:value-type="float">
            <text:p>0.3442195326</text:p>
          </table:table-cell>
          <table:table-cell/>
          <table:table-cell office:value-type="string" calcext:value-type="string">
            <text:p>bern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0.257115541" calcext:value-type="float">
            <text:p>0.257115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5" calcext:value-type="float">
            <text:p>4915</text:p>
          </table:table-cell>
          <table:table-cell table:style-name="ce3" office:value-type="float" office:value="220.8" calcext:value-type="float">
            <text:p>220.8</text:p>
          </table:table-cell>
          <table:table-cell table:style-name="ce3"/>
          <table:table-cell table:style-name="ce3" table:formula="of:=[.AC52]-[.D52]" office:value-type="float" office:value="-0.000099687000000015" calcext:value-type="float">
            <text:p>-0.000099687</text:p>
          </table:table-cell>
          <table:table-cell table:style-name="ce3" table:formula="of:=[.AI52]/MAX(1; 0.5*ABS([.D52])+0.5*ABS([.AC52]))" office:value-type="float" office:value="-0.000099687000000015" calcext:value-type="float">
            <text:p>-0.000099687</text:p>
          </table:table-cell>
          <table:table-cell table:style-name="ce3"/>
          <table:table-cell table:formula="of:=[.AG52]/[.H52]" office:value-type="float" office:value="0.230383973288815" calcext:value-type="float">
            <text:p>0.2303839733</text:p>
          </table:table-cell>
          <table:table-cell table:formula="of:=[.AG52]/[.S52]" office:value-type="float" office:value="0.669293725371325" calcext:value-type="float">
            <text:p>0.6692937254</text:p>
          </table:table-cell>
        </table:table-row>
        <table:table-row table:style-name="ro2">
          <table:table-cell office:value-type="string" calcext:value-type="string">
            <text:p>bern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11525074" calcext:value-type="float">
            <text:p>-2.11525074</text:p>
          </table:table-cell>
          <table:table-cell office:value-type="float" office:value="0" calcext:value-type="float">
            <text:p>0</text:p>
          </table:table-cell>
          <table:table-cell office:value-type="float" office:value="3433" calcext:value-type="float">
            <text:p>3433</text:p>
          </table:table-cell>
          <table:table-cell office:value-type="float" office:value="759.9" calcext:value-type="float">
            <text:p>759.9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1154236" calcext:value-type="float">
            <text:p>-2.1154236</text:p>
          </table:table-cell>
          <table:table-cell office:value-type="float" office:value="0" calcext:value-type="float">
            <text:p>0</text:p>
          </table:table-cell>
          <table:table-cell office:value-type="float" office:value="3439" calcext:value-type="float">
            <text:p>3439</text:p>
          </table:table-cell>
          <table:table-cell office:value-type="float" office:value="265.3" calcext:value-type="float">
            <text:p>265.3</text:p>
          </table:table-cell>
          <table:table-cell/>
          <table:table-cell table:formula="of:=[.O53]-[.D53]" office:value-type="float" office:value="-0.000172860000000163" calcext:value-type="float">
            <text:p>-0.00017286</text:p>
          </table:table-cell>
          <table:table-cell table:formula="of:=[.U53]/MAX(1; 0.5*ABS([.D53])+0.5*ABS([.O53]))" office:value-type="float" office:value="-0.0000817174691825433" calcext:value-type="float">
            <text:p>-8.17174691825433E-005</text:p>
          </table:table-cell>
          <table:table-cell table:formula="of:=[.P53]-[.E53]" office:value-type="float" office:value="-0.000172860000000163" calcext:value-type="float">
            <text:p>-0.00017286</text:p>
          </table:table-cell>
          <table:table-cell table:formula="of:=[.S53]/[.H53]" office:value-type="float" office:value="0.34912488485327" calcext:value-type="float">
            <text:p>0.3491248849</text:p>
          </table:table-cell>
          <table:table-cell/>
          <table:table-cell office:value-type="string" calcext:value-type="string">
            <text:p>bern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2.1154236" calcext:value-type="float">
            <text:p>-2.1154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7" calcext:value-type="float">
            <text:p>3437</text:p>
          </table:table-cell>
          <table:table-cell table:style-name="ce3" office:value-type="float" office:value="194.7" calcext:value-type="float">
            <text:p>194.7</text:p>
          </table:table-cell>
          <table:table-cell table:style-name="ce3"/>
          <table:table-cell table:style-name="ce3" table:formula="of:=[.AC53]-[.D53]" office:value-type="float" office:value="-0.000172860000000163" calcext:value-type="float">
            <text:p>-0.00017286</text:p>
          </table:table-cell>
          <table:table-cell table:style-name="ce3" table:formula="of:=[.AI53]/MAX(1; 0.5*ABS([.D53])+0.5*ABS([.AC53]))" office:value-type="float" office:value="-0.0000817174691825433" calcext:value-type="float">
            <text:p>-8.17174691825433E-005</text:p>
          </table:table-cell>
          <table:table-cell table:style-name="ce3"/>
          <table:table-cell table:formula="of:=[.AG53]/[.H53]" office:value-type="float" office:value="0.256217923410975" calcext:value-type="float">
            <text:p>0.2562179234</text:p>
          </table:table-cell>
          <table:table-cell table:formula="of:=[.AG53]/[.S53]" office:value-type="float" office:value="0.733886166603845" calcext:value-type="float">
            <text:p>0.7338861666</text:p>
          </table:table-cell>
        </table:table-row>
        <table:table-row table:style-name="ro2">
          <table:table-cell office:value-type="string" calcext:value-type="string">
            <text:p>bern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300318024" calcext:value-type="float">
            <text:p>0.300318024</text:p>
          </table:table-cell>
          <table:table-cell office:value-type="float" office:value="0" calcext:value-type="float">
            <text:p>0</text:p>
          </table:table-cell>
          <table:table-cell office:value-type="float" office:value="5889" calcext:value-type="float">
            <text:p>5889</text:p>
          </table:table-cell>
          <table:table-cell office:value-type="float" office:value="1046.5" calcext:value-type="float">
            <text:p>1046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300317634" calcext:value-type="float">
            <text:p>0.300317634</text:p>
          </table:table-cell>
          <table:table-cell office:value-type="float" office:value="0" calcext:value-type="float">
            <text:p>0</text:p>
          </table:table-cell>
          <table:table-cell office:value-type="float" office:value="5875" calcext:value-type="float">
            <text:p>5875</text:p>
          </table:table-cell>
          <table:table-cell office:value-type="float" office:value="370.6" calcext:value-type="float">
            <text:p>370.6</text:p>
          </table:table-cell>
          <table:table-cell/>
          <table:table-cell table:formula="of:=[.O54]-[.D54]" office:value-type="float" office:value="-0.000000390000000016766" calcext:value-type="float">
            <text:p>-0.00000039</text:p>
          </table:table-cell>
          <table:table-cell table:formula="of:=[.U54]/MAX(1; 0.5*ABS([.D54])+0.5*ABS([.O54]))" office:value-type="float" office:value="-0.000000390000000016766" calcext:value-type="float">
            <text:p>-0.00000039</text:p>
          </table:table-cell>
          <table:table-cell table:formula="of:=[.P54]-[.E54]" office:value-type="float" office:value="-0.000000390000000016766" calcext:value-type="float">
            <text:p>-0.00000039</text:p>
          </table:table-cell>
          <table:table-cell table:formula="of:=[.S54]/[.H54]" office:value-type="float" office:value="0.354132823698041" calcext:value-type="float">
            <text:p>0.3541328237</text:p>
          </table:table-cell>
          <table:table-cell/>
          <table:table-cell office:value-type="string" calcext:value-type="string">
            <text:p>bern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0.300317634" calcext:value-type="float">
            <text:p>0.300317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9" calcext:value-type="float">
            <text:p>5889</text:p>
          </table:table-cell>
          <table:table-cell table:style-name="ce3" office:value-type="float" office:value="233.9" calcext:value-type="float">
            <text:p>233.9</text:p>
          </table:table-cell>
          <table:table-cell table:style-name="ce3"/>
          <table:table-cell table:style-name="ce3" table:formula="of:=[.AC54]-[.D54]" office:value-type="float" office:value="-0.000000390000000016766" calcext:value-type="float">
            <text:p>-0.00000039</text:p>
          </table:table-cell>
          <table:table-cell table:style-name="ce3" table:formula="of:=[.AI54]/MAX(1; 0.5*ABS([.D54])+0.5*ABS([.AC54]))" office:value-type="float" office:value="-0.000000390000000016766" calcext:value-type="float">
            <text:p>-0.00000039</text:p>
          </table:table-cell>
          <table:table-cell table:style-name="ce3"/>
          <table:table-cell table:formula="of:=[.AG54]/[.H54]" office:value-type="float" office:value="0.223506927854754" calcext:value-type="float">
            <text:p>0.2235069279</text:p>
          </table:table-cell>
          <table:table-cell table:formula="of:=[.AG54]/[.S54]" office:value-type="float" office:value="0.631138694009714" calcext:value-type="float">
            <text:p>0.631138694</text:p>
          </table:table-cell>
        </table:table-row>
        <table:table-row table:style-name="ro2">
          <table:table-cell office:value-type="string" calcext:value-type="string">
            <text:p>bern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1.8501652" calcext:value-type="float">
            <text:p>-1.8501652</text:p>
          </table:table-cell>
          <table:table-cell office:value-type="float" office:value="0" calcext:value-type="float">
            <text:p>0</text:p>
          </table:table-cell>
          <table:table-cell office:value-type="float" office:value="6583" calcext:value-type="float">
            <text:p>6583</text:p>
          </table:table-cell>
          <table:table-cell office:value-type="float" office:value="888.1" calcext:value-type="float">
            <text:p>888.1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ern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1.85020946" calcext:value-type="float">
            <text:p>-1.85020946</text:p>
          </table:table-cell>
          <table:table-cell office:value-type="float" office:value="0" calcext:value-type="float">
            <text:p>0</text:p>
          </table:table-cell>
          <table:table-cell office:value-type="float" office:value="6589" calcext:value-type="float">
            <text:p>6589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O55]-[.D55]" office:value-type="float" office:value="-0.0000442599999999072" calcext:value-type="float">
            <text:p>-0.00004426</text:p>
          </table:table-cell>
          <table:table-cell table:formula="of:=[.U55]/MAX(1; 0.5*ABS([.D55])+0.5*ABS([.O55]))" office:value-type="float" office:value="-0.0000239219020054078" calcext:value-type="float">
            <text:p>-2.39219020054078E-005</text:p>
          </table:table-cell>
          <table:table-cell table:formula="of:=[.P55]-[.E55]" office:value-type="float" office:value="-0.0000442599999999072" calcext:value-type="float">
            <text:p>-0.00004426</text:p>
          </table:table-cell>
          <table:table-cell table:formula="of:=[.S55]/[.H55]" office:value-type="float" office:value="0.432383740569756" calcext:value-type="float">
            <text:p>0.4323837406</text:p>
          </table:table-cell>
          <table:table-cell/>
          <table:table-cell office:value-type="string" calcext:value-type="string">
            <text:p>bern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1.85020946" calcext:value-type="float">
            <text:p>-1.85020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9" calcext:value-type="float">
            <text:p>6599</text:p>
          </table:table-cell>
          <table:table-cell table:style-name="ce3" office:value-type="float" office:value="235.7" calcext:value-type="float">
            <text:p>235.7</text:p>
          </table:table-cell>
          <table:table-cell table:style-name="ce3"/>
          <table:table-cell table:style-name="ce3" table:formula="of:=[.AC55]-[.D55]" office:value-type="float" office:value="-0.0000442599999999072" calcext:value-type="float">
            <text:p>-0.00004426</text:p>
          </table:table-cell>
          <table:table-cell table:style-name="ce3" table:formula="of:=[.AI55]/MAX(1; 0.5*ABS([.D55])+0.5*ABS([.AC55]))" office:value-type="float" office:value="-0.0000239219020054078" calcext:value-type="float">
            <text:p>-2.39219020054078E-005</text:p>
          </table:table-cell>
          <table:table-cell table:style-name="ce3"/>
          <table:table-cell table:formula="of:=[.AG55]/[.H55]" office:value-type="float" office:value="0.265398040761175" calcext:value-type="float">
            <text:p>0.2653980408</text:p>
          </table:table-cell>
          <table:table-cell table:formula="of:=[.AG55]/[.S55]" office:value-type="float" office:value="0.613802083333333" calcext:value-type="float">
            <text:p>0.6138020833</text:p>
          </table:table-cell>
        </table:table-row>
        <table:table-row table:style-name="ro2">
          <table:table-cell office:value-type="string" calcext:value-type="string">
            <text:p>norm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.324670806" calcext:value-type="float">
            <text:p>0.324670806</text:p>
          </table:table-cell>
          <table:table-cell office:value-type="float" office:value="0" calcext:value-type="float">
            <text:p>0</text:p>
          </table:table-cell>
          <table:table-cell office:value-type="float" office:value="32725" calcext:value-type="float">
            <text:p>32725</text:p>
          </table:table-cell>
          <table:table-cell office:value-type="float" office:value="2033.6" calcext:value-type="float">
            <text:p>2033.6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15305A\_MISDPl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.324654384122232" calcext:value-type="float">
            <text:p>3.25E-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65" calcext:value-type="float">
            <text:p>32965</text:p>
          </table:table-cell>
          <table:table-cell table:style-name="ce3" office:value-type="float" office:value="1057.42" calcext:value-type="float">
            <text:p>1057.42</text:p>
          </table:table-cell>
          <table:table-cell/>
          <table:table-cell table:formula="of:=[.O56]-[.D56]" office:value-type="float" office:value="-0.0000164218777680136" calcext:value-type="float">
            <text:p>-1.64218777680136E-005</text:p>
          </table:table-cell>
          <table:table-cell table:formula="of:=[.U56]/MAX(1; 0.5*ABS([.D56])+0.5*ABS([.O56]))" office:value-type="float" office:value="-0.0000164218777680136" calcext:value-type="float">
            <text:p>-1.64218777680136E-005</text:p>
          </table:table-cell>
          <table:table-cell table:formula="of:=[.P56]-[.E56]" office:value-type="float" office:value="-0.0000164218777680136" calcext:value-type="float">
            <text:p>-1.64218777680136E-005</text:p>
          </table:table-cell>
          <table:table-cell table:formula="of:=[.S56]/[.H56]" office:value-type="float" office:value="0.519974429583006" calcext:value-type="float">
            <text:p>0.5199744296</text:p>
          </table:table-cell>
          <table:table-cell/>
          <table:table-cell office:value-type="string" calcext:value-type="string">
            <text:p>norm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12" office:value-type="float" office:value="0.324654384" calcext:value-type="float">
            <text:p>3.25E-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63" calcext:value-type="float">
            <text:p>32963</text:p>
          </table:table-cell>
          <table:table-cell table:style-name="ce3" office:value-type="float" office:value="501.4" calcext:value-type="float">
            <text:p>501.4</text:p>
          </table:table-cell>
          <table:table-cell table:style-name="ce3"/>
          <table:table-cell table:style-name="ce3" table:formula="of:=[.AC56]-[.D56]" office:value-type="float" office:value="-0.0000164220000000159" calcext:value-type="float">
            <text:p>-0.000016422</text:p>
          </table:table-cell>
          <table:table-cell table:style-name="ce3" table:formula="of:=[.AI56]/MAX(1; 0.5*ABS([.D56])+0.5*ABS([.AC56]))" office:value-type="float" office:value="-0.0000164220000000159" calcext:value-type="float">
            <text:p>-0.000016422</text:p>
          </table:table-cell>
          <table:table-cell table:style-name="ce3"/>
          <table:table-cell table:formula="of:=[.AG56]/[.H56]" office:value-type="float" office:value="0.246557828481511" calcext:value-type="float">
            <text:p>0.2465578285</text:p>
          </table:table-cell>
          <table:table-cell table:formula="of:=[.AG56]/[.S56]" office:value-type="float" office:value="0.474172987081765" calcext:value-type="float">
            <text:p>0.4741729871</text:p>
          </table:table-cell>
        </table:table-row>
        <table:table-row table:style-name="ro2">
          <table:table-cell office:value-type="string" calcext:value-type="string">
            <text:p>norm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59.2891031" calcext:value-type="float">
            <text:p>-59.2891031</text:p>
          </table:table-cell>
          <table:table-cell office:value-type="float" office:value="0" calcext:value-type="float">
            <text:p>0</text:p>
          </table:table-cell>
          <table:table-cell office:value-type="float" office:value="1607" calcext:value-type="float">
            <text:p>1607</text:p>
          </table:table-cell>
          <table:table-cell office:value-type="float" office:value="255.6" calcext:value-type="float">
            <text:p>255.6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59.2904636" calcext:value-type="float">
            <text:p>-59.2904636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 office:value-type="float" office:value="98.5" calcext:value-type="float">
            <text:p>98.5</text:p>
          </table:table-cell>
          <table:table-cell/>
          <table:table-cell table:formula="of:=[.O57]-[.D57]" office:value-type="float" office:value="-0.00136050000000409" calcext:value-type="float">
            <text:p>-0.0013605</text:p>
          </table:table-cell>
          <table:table-cell table:formula="of:=[.U57]/MAX(1; 0.5*ABS([.D57])+0.5*ABS([.O57]))" office:value-type="float" office:value="-0.0000229466178341853" calcext:value-type="float">
            <text:p>-2.29466178341853E-005</text:p>
          </table:table-cell>
          <table:table-cell table:formula="of:=[.P57]-[.E57]" office:value-type="float" office:value="-0.00136050000000409" calcext:value-type="float">
            <text:p>-0.0013605</text:p>
          </table:table-cell>
          <table:table-cell table:formula="of:=[.S57]/[.H57]" office:value-type="float" office:value="0.385367762128325" calcext:value-type="float">
            <text:p>0.3853677621</text:p>
          </table:table-cell>
          <table:table-cell/>
          <table:table-cell office:value-type="string" calcext:value-type="string">
            <text:p>norm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59.2904636" calcext:value-type="float">
            <text:p>-59.2904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7" calcext:value-type="float">
            <text:p>1617</text:p>
          </table:table-cell>
          <table:table-cell table:style-name="ce3" office:value-type="float" office:value="58.5" calcext:value-type="float">
            <text:p>58.5</text:p>
          </table:table-cell>
          <table:table-cell table:style-name="ce3"/>
          <table:table-cell table:style-name="ce3" table:formula="of:=[.AC57]-[.D57]" office:value-type="float" office:value="-0.00136050000000409" calcext:value-type="float">
            <text:p>-0.0013605</text:p>
          </table:table-cell>
          <table:table-cell table:style-name="ce3" table:formula="of:=[.AI57]/MAX(1; 0.5*ABS([.D57])+0.5*ABS([.AC57]))" office:value-type="float" office:value="-0.0000229466178341853" calcext:value-type="float">
            <text:p>-2.29466178341853E-005</text:p>
          </table:table-cell>
          <table:table-cell table:style-name="ce3"/>
          <table:table-cell table:formula="of:=[.AG57]/[.H57]" office:value-type="float" office:value="0.22887323943662" calcext:value-type="float">
            <text:p>0.2288732394</text:p>
          </table:table-cell>
          <table:table-cell table:formula="of:=[.AG57]/[.S57]" office:value-type="float" office:value="0.593908629441624" calcext:value-type="float">
            <text:p>0.5939086294</text:p>
          </table:table-cell>
        </table:table-row>
        <table:table-row table:style-name="ro2">
          <table:table-cell office:value-type="string" calcext:value-type="string">
            <text:p>norm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.446887377" calcext:value-type="float">
            <text:p>0.446887377</text:p>
          </table:table-cell>
          <table:table-cell office:value-type="float" office:value="0" calcext:value-type="float">
            <text:p>0</text:p>
          </table:table-cell>
          <table:table-cell office:value-type="float" office:value="34557" calcext:value-type="float">
            <text:p>34557</text:p>
          </table:table-cell>
          <table:table-cell office:value-type="float" office:value="2098.8" calcext:value-type="float">
            <text:p>2098.8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15305B\_MISDPl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.445870866312457" calcext:value-type="float">
            <text:p>4.46E-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79" calcext:value-type="float">
            <text:p>34879</text:p>
          </table:table-cell>
          <table:table-cell table:style-name="ce3" office:value-type="float" office:value="1117.7" calcext:value-type="float">
            <text:p>1117.7</text:p>
          </table:table-cell>
          <table:table-cell table:style-name="ce3"/>
          <table:table-cell table:formula="of:=[.O58]-[.D58]" office:value-type="float" office:value="-0.00101651068754299" calcext:value-type="float">
            <text:p>-0.0010165107</text:p>
          </table:table-cell>
          <table:table-cell table:formula="of:=[.U58]/MAX(1; 0.5*ABS([.D58])+0.5*ABS([.O58]))" office:value-type="float" office:value="-0.00101651068754299" calcext:value-type="float">
            <text:p>-0.0010165107</text:p>
          </table:table-cell>
          <table:table-cell table:formula="of:=[.P58]-[.E58]" office:value-type="float" office:value="-0.00101651068754299" calcext:value-type="float">
            <text:p>-0.0010165107</text:p>
          </table:table-cell>
          <table:table-cell table:formula="of:=[.S58]/[.H58]" office:value-type="float" office:value="0.532542405183915" calcext:value-type="float">
            <text:p>0.5325424052</text:p>
          </table:table-cell>
          <table:table-cell/>
          <table:table-cell table:style-name="ce3" office:value-type="string" calcext:value-type="string">
            <text:p>norm15305B\_MISDPl </text:p>
          </table:table-cell>
          <table:table-cell table:style-name="ce3" office:value-type="float" office:value="1773" calcext:value-type="float">
            <text:p>1773</text:p>
          </table:table-cell>
          <table:table-cell table:style-name="ce3" office:value-type="float" office:value="495" calcext:value-type="float">
            <text:p>495</text:p>
          </table:table-cell>
          <table:table-cell table:number-columns-repeated="2" table:style-name="ce12" office:value-type="float" office:value="0.445870866" calcext:value-type="float">
            <text:p>4.46E-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79" calcext:value-type="float">
            <text:p>34879</text:p>
          </table:table-cell>
          <table:table-cell table:style-name="ce3" office:value-type="float" office:value="522.4" calcext:value-type="float">
            <text:p>522.4</text:p>
          </table:table-cell>
          <table:table-cell table:style-name="ce3"/>
          <table:table-cell table:style-name="ce3" table:formula="of:=[.AC58]-[.D58]" office:value-type="float" office:value="-0.001016511" calcext:value-type="float">
            <text:p>-0.001016511</text:p>
          </table:table-cell>
          <table:table-cell table:style-name="ce3" table:formula="of:=[.AI58]/MAX(1; 0.5*ABS([.D58])+0.5*ABS([.AC58]))" office:value-type="float" office:value="-0.001016511" calcext:value-type="float">
            <text:p>-0.001016511</text:p>
          </table:table-cell>
          <table:table-cell table:style-name="ce3"/>
          <table:table-cell table:formula="of:=[.AG58]/[.H58]" office:value-type="float" office:value="0.248904135696589" calcext:value-type="float">
            <text:p>0.2489041357</text:p>
          </table:table-cell>
          <table:table-cell table:formula="of:=[.AG58]/[.S58]" office:value-type="float" office:value="0.467388386865885" calcext:value-type="float">
            <text:p>0.4673883869</text:p>
          </table:table-cell>
        </table:table-row>
        <table:table-row table:style-name="ro2">
          <table:table-cell office:value-type="string" calcext:value-type="string">
            <text:p>norm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53.9648317" calcext:value-type="float">
            <text:p>-53.9648317</text:p>
          </table:table-cell>
          <table:table-cell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  <table:table-cell office:value-type="float" office:value="365.9" calcext:value-type="float">
            <text:p>365.9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53.966235" calcext:value-type="float">
            <text:p>-53.966235</text:p>
          </table:table-cell>
          <table:table-cell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140.1" calcext:value-type="float">
            <text:p>140.1</text:p>
          </table:table-cell>
          <table:table-cell/>
          <table:table-cell table:formula="of:=[.O59]-[.D59]" office:value-type="float" office:value="-0.00140329999999977" calcext:value-type="float">
            <text:p>-0.0014033</text:p>
          </table:table-cell>
          <table:table-cell table:formula="of:=[.U59]/MAX(1; 0.5*ABS([.D59])+0.5*ABS([.O59]))" office:value-type="float" office:value="-0.0000260036344104764" calcext:value-type="float">
            <text:p>-2.60036344104764E-005</text:p>
          </table:table-cell>
          <table:table-cell table:formula="of:=[.P59]-[.E59]" office:value-type="float" office:value="-0.00140329999999977" calcext:value-type="float">
            <text:p>-0.0014033</text:p>
          </table:table-cell>
          <table:table-cell table:formula="of:=[.S59]/[.H59]" office:value-type="float" office:value="0.382891500409948" calcext:value-type="float">
            <text:p>0.3828915004</text:p>
          </table:table-cell>
          <table:table-cell/>
          <table:table-cell office:value-type="string" calcext:value-type="string">
            <text:p>norm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53.966235" calcext:value-type="float">
            <text:p>-53.966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9" calcext:value-type="float">
            <text:p>2439</text:p>
          </table:table-cell>
          <table:table-cell table:style-name="ce3" office:value-type="float" office:value="81.6" calcext:value-type="float">
            <text:p>81.6</text:p>
          </table:table-cell>
          <table:table-cell table:style-name="ce3"/>
          <table:table-cell table:style-name="ce3" table:formula="of:=[.AC59]-[.D59]" office:value-type="float" office:value="-0.00140329999999977" calcext:value-type="float">
            <text:p>-0.0014033</text:p>
          </table:table-cell>
          <table:table-cell table:style-name="ce3" table:formula="of:=[.AI59]/MAX(1; 0.5*ABS([.D59])+0.5*ABS([.AC59]))" office:value-type="float" office:value="-0.0000260036344104764" calcext:value-type="float">
            <text:p>-2.60036344104764E-005</text:p>
          </table:table-cell>
          <table:table-cell table:style-name="ce3"/>
          <table:table-cell table:formula="of:=[.AG59]/[.H59]" office:value-type="float" office:value="0.223011751844766" calcext:value-type="float">
            <text:p>0.2230117518</text:p>
          </table:table-cell>
          <table:table-cell table:formula="of:=[.AG59]/[.S59]" office:value-type="float" office:value="0.582441113490364" calcext:value-type="float">
            <text:p>0.5824411135</text:p>
          </table:table-cell>
        </table:table-row>
        <table:table-row table:style-name="ro2">
          <table:table-cell office:value-type="string" calcext:value-type="string">
            <text:p>norm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.439840391" calcext:value-type="float">
            <text:p>0.439840391</text:p>
          </table:table-cell>
          <table:table-cell office:value-type="float" office:value="0" calcext:value-type="float">
            <text:p>0</text:p>
          </table:table-cell>
          <table:table-cell office:value-type="float" office:value="34187" calcext:value-type="float">
            <text:p>34187</text:p>
          </table:table-cell>
          <table:table-cell office:value-type="float" office:value="2095.5" calcext:value-type="float">
            <text:p>2095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15305C\_MISDPl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.439843957557521" calcext:value-type="float">
            <text:p>4.40E-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41" calcext:value-type="float">
            <text:p>34441</text:p>
          </table:table-cell>
          <table:table-cell table:style-name="ce3" office:value-type="float" office:value="1200.6" calcext:value-type="float">
            <text:p>1200.6</text:p>
          </table:table-cell>
          <table:table-cell table:style-name="ce3"/>
          <table:table-cell table:formula="of:=[.O60]-[.D60]" office:value-type="float" office:value="0.00000356655752098423" calcext:value-type="float">
            <text:p>3.56655752098423E-006</text:p>
          </table:table-cell>
          <table:table-cell table:formula="of:=[.U60]/MAX(1; 0.5*ABS([.D60])+0.5*ABS([.O60]))" office:value-type="float" office:value="0.00000356655752098423" calcext:value-type="float">
            <text:p>3.56655752098423E-006</text:p>
          </table:table-cell>
          <table:table-cell table:formula="of:=[.P60]-[.E60]" office:value-type="float" office:value="0.00000356655752098423" calcext:value-type="float">
            <text:p>3.56655752098423E-006</text:p>
          </table:table-cell>
          <table:table-cell table:formula="of:=[.S60]/[.H60]" office:value-type="float" office:value="0.57294201861131" calcext:value-type="float">
            <text:p>0.5729420186</text:p>
          </table:table-cell>
          <table:table-cell/>
          <table:table-cell table:style-name="ce3" office:value-type="string" calcext:value-type="string">
            <text:p>norm15305C\_MISDPl </text:p>
          </table:table-cell>
          <table:table-cell table:style-name="ce3" office:value-type="float" office:value="1773" calcext:value-type="float">
            <text:p>1773</text:p>
          </table:table-cell>
          <table:table-cell table:style-name="ce3" office:value-type="float" office:value="495" calcext:value-type="float">
            <text:p>495</text:p>
          </table:table-cell>
          <table:table-cell table:number-columns-repeated="2" table:style-name="ce12" office:value-type="float" office:value="0.439843958" calcext:value-type="float">
            <text:p>4.40E-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73" calcext:value-type="float">
            <text:p>34473</text:p>
          </table:table-cell>
          <table:table-cell table:style-name="ce3" office:value-type="float" office:value="531.9" calcext:value-type="float">
            <text:p>531.9</text:p>
          </table:table-cell>
          <table:table-cell table:style-name="ce3"/>
          <table:table-cell table:style-name="ce3" table:formula="of:=[.AC60]-[.D60]" office:value-type="float" office:value="0.00000356699999998211" calcext:value-type="float">
            <text:p>0.000003567</text:p>
          </table:table-cell>
          <table:table-cell table:style-name="ce3" table:formula="of:=[.AI60]/MAX(1; 0.5*ABS([.D60])+0.5*ABS([.AC60]))" office:value-type="float" office:value="0.00000356699999998211" calcext:value-type="float">
            <text:p>0.000003567</text:p>
          </table:table-cell>
          <table:table-cell table:style-name="ce3"/>
          <table:table-cell table:formula="of:=[.AG60]/[.H60]" office:value-type="float" office:value="0.253829634931997" calcext:value-type="float">
            <text:p>0.2538296349</text:p>
          </table:table-cell>
          <table:table-cell table:formula="of:=[.AG60]/[.S60]" office:value-type="float" office:value="0.443028485757121" calcext:value-type="float">
            <text:p>0.4430284858</text:p>
          </table:table-cell>
        </table:table-row>
        <table:table-row table:style-name="ro2">
          <table:table-cell office:value-type="string" calcext:value-type="string">
            <text:p>norm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58.8735009" calcext:value-type="float">
            <text:p>-58.8735009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58.8756246" calcext:value-type="float">
            <text:p>-58.8756246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67.4" calcext:value-type="float">
            <text:p>67.4</text:p>
          </table:table-cell>
          <table:table-cell/>
          <table:table-cell table:formula="of:=[.O61]-[.D61]" office:value-type="float" office:value="-0.00212369999999851" calcext:value-type="float">
            <text:p>-0.0021237</text:p>
          </table:table-cell>
          <table:table-cell table:formula="of:=[.U61]/MAX(1; 0.5*ABS([.D61])+0.5*ABS([.O61]))" office:value-type="float" office:value="-0.0000360716054744459" calcext:value-type="float">
            <text:p>-3.60716054744459E-005</text:p>
          </table:table-cell>
          <table:table-cell table:formula="of:=[.P61]-[.E61]" office:value-type="float" office:value="-0.00212369999999851" calcext:value-type="float">
            <text:p>-0.0021237</text:p>
          </table:table-cell>
          <table:table-cell table:formula="of:=[.S61]/[.H61]" office:value-type="float" office:value="0.346351490236382" calcext:value-type="float">
            <text:p>0.3463514902</text:p>
          </table:table-cell>
          <table:table-cell/>
          <table:table-cell office:value-type="string" calcext:value-type="string">
            <text:p>norm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58.8756246" calcext:value-type="float">
            <text:p>-58.8756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093</text:p>
          </table:table-cell>
          <table:table-cell table:style-name="ce3" office:value-type="float" office:value="46.9" calcext:value-type="float">
            <text:p>46.9</text:p>
          </table:table-cell>
          <table:table-cell table:style-name="ce3"/>
          <table:table-cell table:style-name="ce3" table:formula="of:=[.AC61]-[.D61]" office:value-type="float" office:value="-0.00212369999999851" calcext:value-type="float">
            <text:p>-0.0021237</text:p>
          </table:table-cell>
          <table:table-cell table:style-name="ce3" table:formula="of:=[.AI61]/MAX(1; 0.5*ABS([.D61])+0.5*ABS([.AC61]))" office:value-type="float" office:value="-0.0000360716054744459" calcext:value-type="float">
            <text:p>-3.60716054744459E-005</text:p>
          </table:table-cell>
          <table:table-cell table:style-name="ce3"/>
          <table:table-cell table:formula="of:=[.AG61]/[.H61]" office:value-type="float" office:value="0.241007194244604" calcext:value-type="float">
            <text:p>0.2410071942</text:p>
          </table:table-cell>
          <table:table-cell table:formula="of:=[.AG61]/[.S61]" office:value-type="float" office:value="0.695845697329377" calcext:value-type="float">
            <text:p>0.6958456973</text:p>
          </table:table-cell>
        </table:table-row>
        <table:table-row table:style-name="ro2">
          <table:table-cell office:value-type="string" calcext:value-type="string">
            <text:p>norm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3.16256496" calcext:value-type="float">
            <text:p>3.16256496</text:p>
          </table:table-cell>
          <table:table-cell office:value-type="float" office:value="0" calcext:value-type="float">
            <text:p>0</text:p>
          </table:table-cell>
          <table:table-cell office:value-type="float" office:value="15553" calcext:value-type="float">
            <text:p>15553</text:p>
          </table:table-cell>
          <table:table-cell office:value-type="float" office:value="1923.7" calcext:value-type="float">
            <text:p>1923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3.16146526" calcext:value-type="float">
            <text:p>3.16146526</text:p>
          </table:table-cell>
          <table:table-cell office:value-type="float" office:value="0" calcext:value-type="float">
            <text:p>0</text:p>
          </table:table-cell>
          <table:table-cell office:value-type="float" office:value="15663" calcext:value-type="float">
            <text:p>15663</text:p>
          </table:table-cell>
          <table:table-cell office:value-type="float" office:value="711.6" calcext:value-type="float">
            <text:p>711.6</text:p>
          </table:table-cell>
          <table:table-cell/>
          <table:table-cell table:formula="of:=[.O62]-[.D62]" office:value-type="float" office:value="-0.00109970000000015" calcext:value-type="float">
            <text:p>-0.0010997</text:p>
          </table:table-cell>
          <table:table-cell table:formula="of:=[.U62]/MAX(1; 0.5*ABS([.D62])+0.5*ABS([.O62]))" office:value-type="float" office:value="-0.000347784549328149" calcext:value-type="float">
            <text:p>-0.0003477845</text:p>
          </table:table-cell>
          <table:table-cell table:formula="of:=[.P62]-[.E62]" office:value-type="float" office:value="-0.00109970000000015" calcext:value-type="float">
            <text:p>-0.0010997</text:p>
          </table:table-cell>
          <table:table-cell table:formula="of:=[.S62]/[.H62]" office:value-type="float" office:value="0.369912148463898" calcext:value-type="float">
            <text:p>0.3699121485</text:p>
          </table:table-cell>
          <table:table-cell/>
          <table:table-cell office:value-type="string" calcext:value-type="string">
            <text:p>norm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3.16146526" calcext:value-type="float">
            <text:p>3.16146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11" calcext:value-type="float">
            <text:p>15711</text:p>
          </table:table-cell>
          <table:table-cell table:style-name="ce3" office:value-type="float" office:value="632.3" calcext:value-type="float">
            <text:p>632.3</text:p>
          </table:table-cell>
          <table:table-cell table:style-name="ce3"/>
          <table:table-cell table:style-name="ce3" table:formula="of:=[.AC62]-[.D62]" office:value-type="float" office:value="-0.00109970000000015" calcext:value-type="float">
            <text:p>-0.0010997</text:p>
          </table:table-cell>
          <table:table-cell table:style-name="ce3" table:formula="of:=[.AI62]/MAX(1; 0.5*ABS([.D62])+0.5*ABS([.AC62]))" office:value-type="float" office:value="-0.000347784549328149" calcext:value-type="float">
            <text:p>-0.0003477845</text:p>
          </table:table-cell>
          <table:table-cell table:style-name="ce3"/>
          <table:table-cell table:formula="of:=[.AG62]/[.H62]" office:value-type="float" office:value="0.328689504600509" calcext:value-type="float">
            <text:p>0.3286895046</text:p>
          </table:table-cell>
          <table:table-cell table:formula="of:=[.AG62]/[.S62]" office:value-type="float" office:value="0.888560989319842" calcext:value-type="float">
            <text:p>0.8885609893</text:p>
          </table:table-cell>
        </table:table-row>
        <table:table-row table:style-name="ro2">
          <table:table-cell office:value-type="string" calcext:value-type="string">
            <text:p>norm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71.2488365" calcext:value-type="float">
            <text:p>-71.2488365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374.3" calcext:value-type="float">
            <text:p>374.3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71.2492096" calcext:value-type="float">
            <text:p>-71.2492096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100.4" calcext:value-type="float">
            <text:p>100.4</text:p>
          </table:table-cell>
          <table:table-cell/>
          <table:table-cell table:formula="of:=[.O63]-[.D63]" office:value-type="float" office:value="-0.000373100000004456" calcext:value-type="float">
            <text:p>-0.0003731</text:p>
          </table:table-cell>
          <table:table-cell table:formula="of:=[.U63]/MAX(1; 0.5*ABS([.D63])+0.5*ABS([.O63]))" office:value-type="float" office:value="-0.00000523656302968011" calcext:value-type="float">
            <text:p>-5.23656302968011E-006</text:p>
          </table:table-cell>
          <table:table-cell table:formula="of:=[.P63]-[.E63]" office:value-type="float" office:value="-0.000373100000004456" calcext:value-type="float">
            <text:p>-0.0003731</text:p>
          </table:table-cell>
          <table:table-cell table:formula="of:=[.S63]/[.H63]" office:value-type="float" office:value="0.268234036868822" calcext:value-type="float">
            <text:p>0.2682340369</text:p>
          </table:table-cell>
          <table:table-cell/>
          <table:table-cell office:value-type="string" calcext:value-type="string">
            <text:p>norm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71.2492096" calcext:value-type="float">
            <text:p>-71.2492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079</text:p>
          </table:table-cell>
          <table:table-cell table:style-name="ce3" office:value-type="float" office:value="81.6" calcext:value-type="float">
            <text:p>81.6</text:p>
          </table:table-cell>
          <table:table-cell table:style-name="ce3"/>
          <table:table-cell table:style-name="ce3" table:formula="of:=[.AC63]-[.D63]" office:value-type="float" office:value="-0.000373100000004456" calcext:value-type="float">
            <text:p>-0.0003731</text:p>
          </table:table-cell>
          <table:table-cell table:style-name="ce3" table:formula="of:=[.AI63]/MAX(1; 0.5*ABS([.D63])+0.5*ABS([.AC63]))" office:value-type="float" office:value="-0.00000523656302968011" calcext:value-type="float">
            <text:p>-5.23656302968011E-006</text:p>
          </table:table-cell>
          <table:table-cell table:style-name="ce3"/>
          <table:table-cell table:formula="of:=[.AG63]/[.H63]" office:value-type="float" office:value="0.218006946299759" calcext:value-type="float">
            <text:p>0.2180069463</text:p>
          </table:table-cell>
          <table:table-cell table:formula="of:=[.AG63]/[.S63]" office:value-type="float" office:value="0.812749003984064" calcext:value-type="float">
            <text:p>0.812749004</text:p>
          </table:table-cell>
        </table:table-row>
        <table:table-row table:style-name="ro2">
          <table:table-cell office:value-type="string" calcext:value-type="string">
            <text:p>norm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3.54532175" calcext:value-type="float">
            <text:p>3.54532175</text:p>
          </table:table-cell>
          <table:table-cell office:value-type="float" office:value="0" calcext:value-type="float">
            <text:p>0</text:p>
          </table:table-cell>
          <table:table-cell office:value-type="float" office:value="11377" calcext:value-type="float">
            <text:p>11377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3.54438639" calcext:value-type="float">
            <text:p>3.54438639</text:p>
          </table:table-cell>
          <table:table-cell office:value-type="float" office:value="0" calcext:value-type="float">
            <text:p>0</text:p>
          </table:table-cell>
          <table:table-cell office:value-type="float" office:value="11371" calcext:value-type="float">
            <text:p>11371</text:p>
          </table:table-cell>
          <table:table-cell office:value-type="float" office:value="575.3" calcext:value-type="float">
            <text:p>575.3</text:p>
          </table:table-cell>
          <table:table-cell/>
          <table:table-cell table:formula="of:=[.O64]-[.D64]" office:value-type="float" office:value="-0.000935360000000163" calcext:value-type="float">
            <text:p>-0.00093536</text:p>
          </table:table-cell>
          <table:table-cell table:formula="of:=[.U64]/MAX(1; 0.5*ABS([.D64])+0.5*ABS([.O64]))" office:value-type="float" office:value="-0.000263864176501958" calcext:value-type="float">
            <text:p>-0.0002638642</text:p>
          </table:table-cell>
          <table:table-cell table:formula="of:=[.P64]-[.E64]" office:value-type="float" office:value="-0.000935360000000163" calcext:value-type="float">
            <text:p>-0.00093536</text:p>
          </table:table-cell>
          <table:table-cell table:formula="of:=[.S64]/[.H64]" office:value-type="float" office:value="0.350365408038977" calcext:value-type="float">
            <text:p>0.350365408</text:p>
          </table:table-cell>
          <table:table-cell/>
          <table:table-cell office:value-type="string" calcext:value-type="string">
            <text:p>norm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3.54438639" calcext:value-type="float">
            <text:p>3.54438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5" calcext:value-type="float">
            <text:p>11385</text:p>
          </table:table-cell>
          <table:table-cell table:style-name="ce3" office:value-type="float" office:value="353.9" calcext:value-type="float">
            <text:p>353.9</text:p>
          </table:table-cell>
          <table:table-cell table:style-name="ce3"/>
          <table:table-cell table:style-name="ce3" table:formula="of:=[.AC64]-[.D64]" office:value-type="float" office:value="-0.000935360000000163" calcext:value-type="float">
            <text:p>-0.00093536</text:p>
          </table:table-cell>
          <table:table-cell table:style-name="ce3" table:formula="of:=[.AI64]/MAX(1; 0.5*ABS([.D64])+0.5*ABS([.AC64]))" office:value-type="float" office:value="-0.000263864176501958" calcext:value-type="float">
            <text:p>-0.0002638642</text:p>
          </table:table-cell>
          <table:table-cell table:style-name="ce3"/>
          <table:table-cell table:formula="of:=[.AG64]/[.H64]" office:value-type="float" office:value="0.215529841656516" calcext:value-type="float">
            <text:p>0.2155298417</text:p>
          </table:table-cell>
          <table:table-cell table:formula="of:=[.AG64]/[.S64]" office:value-type="float" office:value="0.615157309229967" calcext:value-type="float">
            <text:p>0.6151573092</text:p>
          </table:table-cell>
        </table:table-row>
        <table:table-row table:style-name="ro2">
          <table:table-cell office:value-type="string" calcext:value-type="string">
            <text:p>norm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65.8169651" calcext:value-type="float">
            <text:p>-65.8169651</text:p>
          </table:table-cell>
          <table:table-cell office:value-type="float" office:value="0" calcext:value-type="float">
            <text:p>0</text:p>
          </table:table-cell>
          <table:table-cell office:value-type="float" office:value="2611" calcext:value-type="float">
            <text:p>2611</text:p>
          </table:table-cell>
          <table:table-cell office:value-type="float" office:value="676.8" calcext:value-type="float">
            <text:p>676.8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65.8173151" calcext:value-type="float">
            <text:p>-65.8173151</text:p>
          </table:table-cell>
          <table:table-cell office:value-type="float" office:value="0" calcext:value-type="float">
            <text:p>0</text:p>
          </table:table-cell>
          <table:table-cell office:value-type="float" office:value="2597" calcext:value-type="float">
            <text:p>2597</text:p>
          </table:table-cell>
          <table:table-cell office:value-type="float" office:value="209.9" calcext:value-type="float">
            <text:p>209.9</text:p>
          </table:table-cell>
          <table:table-cell/>
          <table:table-cell table:formula="of:=[.O65]-[.D65]" office:value-type="float" office:value="-0.000349999999997408" calcext:value-type="float">
            <text:p>-0.00035</text:p>
          </table:table-cell>
          <table:table-cell table:formula="of:=[.U65]/MAX(1; 0.5*ABS([.D65])+0.5*ABS([.O65]))" office:value-type="float" office:value="-0.00000531776372333455" calcext:value-type="float">
            <text:p>-5.31776372333455E-006</text:p>
          </table:table-cell>
          <table:table-cell table:formula="of:=[.P65]-[.E65]" office:value-type="float" office:value="-0.000349999999997408" calcext:value-type="float">
            <text:p>-0.00035</text:p>
          </table:table-cell>
          <table:table-cell table:formula="of:=[.S65]/[.H65]" office:value-type="float" office:value="0.310135933806147" calcext:value-type="float">
            <text:p>0.3101359338</text:p>
          </table:table-cell>
          <table:table-cell/>
          <table:table-cell office:value-type="string" calcext:value-type="string">
            <text:p>norm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65.8173151" calcext:value-type="float">
            <text:p>-65.8173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1" calcext:value-type="float">
            <text:p>2601</text:p>
          </table:table-cell>
          <table:table-cell table:style-name="ce3" office:value-type="float" office:value="182.3" calcext:value-type="float">
            <text:p>182.3</text:p>
          </table:table-cell>
          <table:table-cell table:style-name="ce3"/>
          <table:table-cell table:style-name="ce3" table:formula="of:=[.AC65]-[.D65]" office:value-type="float" office:value="-0.000349999999997408" calcext:value-type="float">
            <text:p>-0.00035</text:p>
          </table:table-cell>
          <table:table-cell table:style-name="ce3" table:formula="of:=[.AI65]/MAX(1; 0.5*ABS([.D65])+0.5*ABS([.AC65]))" office:value-type="float" office:value="-0.00000531776372333455" calcext:value-type="float">
            <text:p>-5.31776372333455E-006</text:p>
          </table:table-cell>
          <table:table-cell table:style-name="ce3"/>
          <table:table-cell table:formula="of:=[.AG65]/[.H65]" office:value-type="float" office:value="0.269355791962175" calcext:value-type="float">
            <text:p>0.269355792</text:p>
          </table:table-cell>
          <table:table-cell table:formula="of:=[.AG65]/[.S65]" office:value-type="float" office:value="0.868508813720819" calcext:value-type="float">
            <text:p>0.8685088137</text:p>
          </table:table-cell>
        </table:table-row>
        <table:table-row table:style-name="ro2">
          <table:table-cell office:value-type="string" calcext:value-type="string">
            <text:p>norm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3.8365762" calcext:value-type="float">
            <text:p>3.8365762</text:p>
          </table:table-cell>
          <table:table-cell office:value-type="float" office:value="0" calcext:value-type="float">
            <text:p>0</text:p>
          </table:table-cell>
          <table:table-cell office:value-type="float" office:value="14963" calcext:value-type="float">
            <text:p>14963</text:p>
          </table:table-cell>
          <table:table-cell office:value-type="float" office:value="1904.2" calcext:value-type="float">
            <text:p>1904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3.82493373" calcext:value-type="float">
            <text:p>3.82493373</text:p>
          </table:table-cell>
          <table:table-cell office:value-type="float" office:value="0" calcext:value-type="float">
            <text:p>0</text:p>
          </table:table-cell>
          <table:table-cell office:value-type="float" office:value="14563" calcext:value-type="float">
            <text:p>14563</text:p>
          </table:table-cell>
          <table:table-cell office:value-type="float" office:value="656.3" calcext:value-type="float">
            <text:p>656.3</text:p>
          </table:table-cell>
          <table:table-cell/>
          <table:table-cell table:formula="of:=[.O66]-[.D66]" office:value-type="float" office:value="-0.01164247" calcext:value-type="float">
            <text:p>-0.01164247</text:p>
          </table:table-cell>
          <table:table-cell table:formula="of:=[.U66]/MAX(1; 0.5*ABS([.D66])+0.5*ABS([.O66]))" office:value-type="float" office:value="-0.00303921031399093" calcext:value-type="float">
            <text:p>-0.0030392103</text:p>
          </table:table-cell>
          <table:table-cell table:formula="of:=[.P66]-[.E66]" office:value-type="float" office:value="-0.01164247" calcext:value-type="float">
            <text:p>-0.01164247</text:p>
          </table:table-cell>
          <table:table-cell table:formula="of:=[.S66]/[.H66]" office:value-type="float" office:value="0.344659174456465" calcext:value-type="float">
            <text:p>0.3446591745</text:p>
          </table:table-cell>
          <table:table-cell/>
          <table:table-cell office:value-type="string" calcext:value-type="string">
            <text:p>norm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3.82493373" calcext:value-type="float">
            <text:p>3.82493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65" calcext:value-type="float">
            <text:p>14565</text:p>
          </table:table-cell>
          <table:table-cell table:style-name="ce3" office:value-type="float" office:value="513.2" calcext:value-type="float">
            <text:p>513.2</text:p>
          </table:table-cell>
          <table:table-cell table:style-name="ce3"/>
          <table:table-cell table:style-name="ce3" table:formula="of:=[.AC66]-[.D66]" office:value-type="float" office:value="-0.01164247" calcext:value-type="float">
            <text:p>-0.01164247</text:p>
          </table:table-cell>
          <table:table-cell table:style-name="ce3" table:formula="of:=[.AI66]/MAX(1; 0.5*ABS([.D66])+0.5*ABS([.AC66]))" office:value-type="float" office:value="-0.00303921031399093" calcext:value-type="float">
            <text:p>-0.0030392103</text:p>
          </table:table-cell>
          <table:table-cell table:style-name="ce3"/>
          <table:table-cell table:formula="of:=[.AG66]/[.H66]" office:value-type="float" office:value="0.269509505304065" calcext:value-type="float">
            <text:p>0.2695095053</text:p>
          </table:table-cell>
          <table:table-cell table:formula="of:=[.AG66]/[.S66]" office:value-type="float" office:value="0.781959469754685" calcext:value-type="float">
            <text:p>0.7819594698</text:p>
          </table:table-cell>
        </table:table-row>
        <table:table-row table:style-name="ro2">
          <table:table-cell office:value-type="string" calcext:value-type="string">
            <text:p>norm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79.4780123" calcext:value-type="float">
            <text:p>-79.4780123</text:p>
          </table:table-cell>
          <table:table-cell office:value-type="float" office:value="0" calcext:value-type="float">
            <text:p>0</text:p>
          </table:table-cell>
          <table:table-cell office:value-type="float" office:value="3013" calcext:value-type="float">
            <text:p>3013</text:p>
          </table:table-cell>
          <table:table-cell office:value-type="float" office:value="738.1" calcext:value-type="float">
            <text:p>738.1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79.4782111" calcext:value-type="float">
            <text:p>-79.4782111</text:p>
          </table:table-cell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office:value-type="float" office:value="223.6" calcext:value-type="float">
            <text:p>223.6</text:p>
          </table:table-cell>
          <table:table-cell/>
          <table:table-cell table:formula="of:=[.O67]-[.D67]" office:value-type="float" office:value="-0.000198799999992616" calcext:value-type="float">
            <text:p>-0.0001988</text:p>
          </table:table-cell>
          <table:table-cell table:formula="of:=[.U67]/MAX(1; 0.5*ABS([.D67])+0.5*ABS([.O67]))" office:value-type="float" office:value="-0.00000250131760481441" calcext:value-type="float">
            <text:p>-2.50131760481441E-006</text:p>
          </table:table-cell>
          <table:table-cell table:formula="of:=[.P67]-[.E67]" office:value-type="float" office:value="-0.000198799999992616" calcext:value-type="float">
            <text:p>-0.0001988</text:p>
          </table:table-cell>
          <table:table-cell table:formula="of:=[.S67]/[.H67]" office:value-type="float" office:value="0.30293998103238" calcext:value-type="float">
            <text:p>0.302939981</text:p>
          </table:table-cell>
          <table:table-cell/>
          <table:table-cell office:value-type="string" calcext:value-type="string">
            <text:p>norm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79.4782111" calcext:value-type="float">
            <text:p>-79.4782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7" calcext:value-type="float">
            <text:p>3017</text:p>
          </table:table-cell>
          <table:table-cell table:style-name="ce3" office:value-type="float" office:value="163.8" calcext:value-type="float">
            <text:p>163.8</text:p>
          </table:table-cell>
          <table:table-cell table:style-name="ce3"/>
          <table:table-cell table:style-name="ce3" table:formula="of:=[.AC67]-[.D67]" office:value-type="float" office:value="-0.000198799999992616" calcext:value-type="float">
            <text:p>-0.0001988</text:p>
          </table:table-cell>
          <table:table-cell table:style-name="ce3" table:formula="of:=[.AI67]/MAX(1; 0.5*ABS([.D67])+0.5*ABS([.AC67]))" office:value-type="float" office:value="-0.00000250131760481441" calcext:value-type="float">
            <text:p>-2.50131760481441E-006</text:p>
          </table:table-cell>
          <table:table-cell table:style-name="ce3"/>
          <table:table-cell table:formula="of:=[.AG67]/[.H67]" office:value-type="float" office:value="0.221921148895814" calcext:value-type="float">
            <text:p>0.2219211489</text:p>
          </table:table-cell>
          <table:table-cell table:formula="of:=[.AG67]/[.S67]" office:value-type="float" office:value="0.732558139534884" calcext:value-type="float">
            <text:p>0.7325581395</text:p>
          </table:table-cell>
        </table:table-row>
        <table:table-row table:style-name="ro2">
          <table:table-cell office:value-type="string" calcext:value-type="string">
            <text:p>norm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8.11400051" calcext:value-type="float">
            <text:p>8.11400051</text:p>
          </table:table-cell>
          <table:table-cell office:value-type="float" office:value="0" calcext:value-type="float">
            <text:p>0</text:p>
          </table:table-cell>
          <table:table-cell office:value-type="float" office:value="5587" calcext:value-type="float">
            <text:p>5587</text:p>
          </table:table-cell>
          <table:table-cell office:value-type="float" office:value="1190.2" calcext:value-type="float">
            <text:p>1190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8.11348267" calcext:value-type="float">
            <text:p>8.11348267</text:p>
          </table:table-cell>
          <table:table-cell office:value-type="float" office:value="0" calcext:value-type="float">
            <text:p>0</text:p>
          </table:table-cell>
          <table:table-cell office:value-type="float" office:value="5533" calcext:value-type="float">
            <text:p>5533</text:p>
          </table:table-cell>
          <table:table-cell office:value-type="float" office:value="276.4" calcext:value-type="float">
            <text:p>276.4</text:p>
          </table:table-cell>
          <table:table-cell/>
          <table:table-cell table:formula="of:=[.O68]-[.D68]" office:value-type="float" office:value="-0.000517840000000547" calcext:value-type="float">
            <text:p>-0.00051784</text:p>
          </table:table-cell>
          <table:table-cell table:formula="of:=[.U68]/MAX(1; 0.5*ABS([.D68])+0.5*ABS([.O68]))" office:value-type="float" office:value="-0.0000638225896470221" calcext:value-type="float">
            <text:p>-6.38225896470221E-005</text:p>
          </table:table-cell>
          <table:table-cell table:formula="of:=[.P68]-[.E68]" office:value-type="float" office:value="-0.000517840000000547" calcext:value-type="float">
            <text:p>-0.00051784</text:p>
          </table:table-cell>
          <table:table-cell table:formula="of:=[.S68]/[.H68]" office:value-type="float" office:value="0.232229877331541" calcext:value-type="float">
            <text:p>0.2322298773</text:p>
          </table:table-cell>
          <table:table-cell/>
          <table:table-cell office:value-type="string" calcext:value-type="string">
            <text:p>norm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8.11348267" calcext:value-type="float">
            <text:p>8.11348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1" calcext:value-type="float">
            <text:p>5521</text:p>
          </table:table-cell>
          <table:table-cell table:style-name="ce3" office:value-type="float" office:value="192.2" calcext:value-type="float">
            <text:p>192.2</text:p>
          </table:table-cell>
          <table:table-cell table:style-name="ce3"/>
          <table:table-cell table:style-name="ce3" table:formula="of:=[.AC68]-[.D68]" office:value-type="float" office:value="-0.000517840000000547" calcext:value-type="float">
            <text:p>-0.00051784</text:p>
          </table:table-cell>
          <table:table-cell table:style-name="ce3" table:formula="of:=[.AI68]/MAX(1; 0.5*ABS([.D68])+0.5*ABS([.AC68]))" office:value-type="float" office:value="-0.0000638225896470221" calcext:value-type="float">
            <text:p>-6.38225896470221E-005</text:p>
          </table:table-cell>
          <table:table-cell table:style-name="ce3"/>
          <table:table-cell table:formula="of:=[.AG68]/[.H68]" office:value-type="float" office:value="0.161485464627794" calcext:value-type="float">
            <text:p>0.1614854646</text:p>
          </table:table-cell>
          <table:table-cell table:formula="of:=[.AG68]/[.S68]" office:value-type="float" office:value="0.695369030390738" calcext:value-type="float">
            <text:p>0.6953690304</text:p>
          </table:table-cell>
        </table:table-row>
        <table:table-row table:style-name="ro2">
          <table:table-cell office:value-type="string" calcext:value-type="string">
            <text:p>norm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66.9794368" calcext:value-type="float">
            <text:p>-66.9794368</text:p>
          </table:table-cell>
          <table:table-cell office:value-type="float" office:value="0" calcext:value-type="float">
            <text:p>0</text:p>
          </table:table-cell>
          <table:table-cell office:value-type="float" office:value="2713" calcext:value-type="float">
            <text:p>2713</text:p>
          </table:table-cell>
          <table:table-cell office:value-type="float" office:value="867.7" calcext:value-type="float">
            <text:p>867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66.9946344" calcext:value-type="float">
            <text:p>-66.9946344</text:p>
          </table:table-cell>
          <table:table-cell office:value-type="float" office:value="0" calcext:value-type="float">
            <text:p>0</text:p>
          </table:table-cell>
          <table:table-cell office:value-type="float" office:value="2719" calcext:value-type="float">
            <text:p>2719</text:p>
          </table:table-cell>
          <table:table-cell office:value-type="float" office:value="213.8" calcext:value-type="float">
            <text:p>213.8</text:p>
          </table:table-cell>
          <table:table-cell/>
          <table:table-cell table:formula="of:=[.O69]-[.D69]" office:value-type="float" office:value="-0.0151975999999934" calcext:value-type="float">
            <text:p>-0.0151976</text:p>
          </table:table-cell>
          <table:table-cell table:formula="of:=[.U69]/MAX(1; 0.5*ABS([.D69])+0.5*ABS([.O69]))" office:value-type="float" office:value="-0.00022687375047827" calcext:value-type="float">
            <text:p>-0.0002268738</text:p>
          </table:table-cell>
          <table:table-cell table:formula="of:=[.P69]-[.E69]" office:value-type="float" office:value="-0.0151975999999934" calcext:value-type="float">
            <text:p>-0.0151976</text:p>
          </table:table-cell>
          <table:table-cell table:formula="of:=[.S69]/[.H69]" office:value-type="float" office:value="0.246398524835773" calcext:value-type="float">
            <text:p>0.2463985248</text:p>
          </table:table-cell>
          <table:table-cell/>
          <table:table-cell office:value-type="string" calcext:value-type="string">
            <text:p>norm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66.9946344" calcext:value-type="float">
            <text:p>-66.9946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1" calcext:value-type="float">
            <text:p>2721</text:p>
          </table:table-cell>
          <table:table-cell table:style-name="ce3" office:value-type="float" office:value="170.1" calcext:value-type="float">
            <text:p>170.1</text:p>
          </table:table-cell>
          <table:table-cell table:style-name="ce3"/>
          <table:table-cell table:style-name="ce3" table:formula="of:=[.AC69]-[.D69]" office:value-type="float" office:value="-0.0151975999999934" calcext:value-type="float">
            <text:p>-0.0151976</text:p>
          </table:table-cell>
          <table:table-cell table:style-name="ce3" table:formula="of:=[.AI69]/MAX(1; 0.5*ABS([.D69])+0.5*ABS([.AC69]))" office:value-type="float" office:value="-0.00022687375047827" calcext:value-type="float">
            <text:p>-0.0002268738</text:p>
          </table:table-cell>
          <table:table-cell table:style-name="ce3"/>
          <table:table-cell table:formula="of:=[.AG69]/[.H69]" office:value-type="float" office:value="0.196035496139219" calcext:value-type="float">
            <text:p>0.1960354961</text:p>
          </table:table-cell>
          <table:table-cell table:formula="of:=[.AG69]/[.S69]" office:value-type="float" office:value="0.795603367633302" calcext:value-type="float">
            <text:p>0.7956033676</text:p>
          </table:table-cell>
        </table:table-row>
        <table:table-row table:style-name="ro2">
          <table:table-cell office:value-type="string" calcext:value-type="string">
            <text:p>norm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6.45557872" calcext:value-type="float">
            <text:p>6.45557872</text:p>
          </table:table-cell>
          <table:table-cell office:value-type="float" office:value="0" calcext:value-type="float">
            <text:p>0</text:p>
          </table:table-cell>
          <table:table-cell office:value-type="float" office:value="4309" calcext:value-type="float">
            <text:p>4309</text:p>
          </table:table-cell>
          <table:table-cell office:value-type="float" office:value="1033.4" calcext:value-type="float">
            <text:p>1033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6.45527249" calcext:value-type="float">
            <text:p>6.45527249</text:p>
          </table:table-cell>
          <table:table-cell office:value-type="float" office:value="0" calcext:value-type="float">
            <text:p>0</text:p>
          </table:table-cell>
          <table:table-cell office:value-type="float" office:value="4389" calcext:value-type="float">
            <text:p>4389</text:p>
          </table:table-cell>
          <table:table-cell office:value-type="float" office:value="243.2" calcext:value-type="float">
            <text:p>243.2</text:p>
          </table:table-cell>
          <table:table-cell/>
          <table:table-cell table:formula="of:=[.O70]-[.D70]" office:value-type="float" office:value="-0.00030622999999963" calcext:value-type="float">
            <text:p>-0.00030623</text:p>
          </table:table-cell>
          <table:table-cell table:formula="of:=[.U70]/MAX(1; 0.5*ABS([.D70])+0.5*ABS([.O70]))" office:value-type="float" office:value="-0.0000474376158502147" calcext:value-type="float">
            <text:p>-4.74376158502147E-005</text:p>
          </table:table-cell>
          <table:table-cell table:style-name="ce18" office:value-type="float" office:value="0.000019809864627" calcext:value-type="float">
            <text:p>1.98E-005</text:p>
          </table:table-cell>
          <table:table-cell table:formula="of:=[.S70]/[.H70]" office:value-type="float" office:value="0.235339655506096" calcext:value-type="float">
            <text:p>0.2353396555</text:p>
          </table:table-cell>
          <table:table-cell/>
          <table:table-cell office:value-type="string" calcext:value-type="string">
            <text:p>norm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6.45527249" calcext:value-type="float">
            <text:p>6.45527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3" calcext:value-type="float">
            <text:p>4393</text:p>
          </table:table-cell>
          <table:table-cell table:style-name="ce3" office:value-type="float" office:value="170.3" calcext:value-type="float">
            <text:p>170.3</text:p>
          </table:table-cell>
          <table:table-cell table:style-name="ce3"/>
          <table:table-cell table:style-name="ce3" table:formula="of:=[.AC70]-[.D70]" office:value-type="float" office:value="-0.00030622999999963" calcext:value-type="float">
            <text:p>-0.00030623</text:p>
          </table:table-cell>
          <table:table-cell table:style-name="ce3" table:formula="of:=[.AI70]/MAX(1; 0.5*ABS([.D70])+0.5*ABS([.AC70]))" office:value-type="float" office:value="-0.0000474376158502147" calcext:value-type="float">
            <text:p>-4.74376158502147E-005</text:p>
          </table:table-cell>
          <table:table-cell table:style-name="ce19"/>
          <table:table-cell table:formula="of:=[.AG70]/[.H70]" office:value-type="float" office:value="0.16479581962454" calcext:value-type="float">
            <text:p>0.1647958196</text:p>
          </table:table-cell>
          <table:table-cell table:formula="of:=[.AG70]/[.S70]" office:value-type="float" office:value="0.700246710526316" calcext:value-type="float">
            <text:p>0.7002467105</text:p>
          </table:table-cell>
        </table:table-row>
        <table:table-row table:style-name="ro2">
          <table:table-cell office:value-type="string" calcext:value-type="string">
            <text:p>norm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71.1903172" calcext:value-type="float">
            <text:p>-71.1903172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584.3" calcext:value-type="float">
            <text:p>584.3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71.1964285" calcext:value-type="float">
            <text:p>-71.1964285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float" office:value="142.5" calcext:value-type="float">
            <text:p>142.5</text:p>
          </table:table-cell>
          <table:table-cell/>
          <table:table-cell table:formula="of:=[.O71]-[.D71]" office:value-type="float" office:value="-0.0061113000000006" calcext:value-type="float">
            <text:p>-0.0061113</text:p>
          </table:table-cell>
          <table:table-cell table:formula="of:=[.U71]/MAX(1; 0.5*ABS([.D71])+0.5*ABS([.O71]))" office:value-type="float" office:value="-0.0000858408550593146" calcext:value-type="float">
            <text:p>-8.58408550593146E-005</text:p>
          </table:table-cell>
          <table:table-cell table:formula="of:=[.P71]-[.E71]" office:value-type="float" office:value="-0.0061113000000006" calcext:value-type="float">
            <text:p>-0.0061113</text:p>
          </table:table-cell>
          <table:table-cell table:formula="of:=[.S71]/[.H71]" office:value-type="float" office:value="0.243881567687832" calcext:value-type="float">
            <text:p>0.2438815677</text:p>
          </table:table-cell>
          <table:table-cell/>
          <table:table-cell office:value-type="string" calcext:value-type="string">
            <text:p>norm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71.1964285" calcext:value-type="float">
            <text:p>-71.1964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1" calcext:value-type="float">
            <text:p>1371</text:p>
          </table:table-cell>
          <table:table-cell table:style-name="ce3" office:value-type="float" office:value="120.1" calcext:value-type="float">
            <text:p>120.1</text:p>
          </table:table-cell>
          <table:table-cell table:style-name="ce3"/>
          <table:table-cell table:style-name="ce3" table:formula="of:=[.AC71]-[.D71]" office:value-type="float" office:value="-0.0061113000000006" calcext:value-type="float">
            <text:p>-0.0061113</text:p>
          </table:table-cell>
          <table:table-cell table:style-name="ce3" table:formula="of:=[.AI71]/MAX(1; 0.5*ABS([.D71])+0.5*ABS([.AC71]))" office:value-type="float" office:value="-0.0000858408550593146" calcext:value-type="float">
            <text:p>-8.58408550593146E-005</text:p>
          </table:table-cell>
          <table:table-cell table:style-name="ce3"/>
          <table:table-cell table:formula="of:=[.AG71]/[.H71]" office:value-type="float" office:value="0.205545096696902" calcext:value-type="float">
            <text:p>0.2055450967</text:p>
          </table:table-cell>
          <table:table-cell table:formula="of:=[.AG71]/[.S71]" office:value-type="float" office:value="0.84280701754386" calcext:value-type="float">
            <text:p>0.8428070175</text:p>
          </table:table-cell>
        </table:table-row>
        <table:table-row table:style-name="ro2">
          <table:table-cell office:value-type="string" calcext:value-type="string">
            <text:p>norm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5.62963081" calcext:value-type="float">
            <text:p>5.62963081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5.62635417" calcext:value-type="float">
            <text:p>5.62635417</text:p>
          </table:table-cell>
          <table:table-cell office:value-type="float" office:value="0" calcext:value-type="float">
            <text:p>0</text:p>
          </table:table-cell>
          <table:table-cell office:value-type="float" office:value="3849" calcext:value-type="float">
            <text:p>3849</text:p>
          </table:table-cell>
          <table:table-cell office:value-type="float" office:value="221.9" calcext:value-type="float">
            <text:p>221.9</text:p>
          </table:table-cell>
          <table:table-cell/>
          <table:table-cell table:formula="of:=[.O72]-[.D72]" office:value-type="float" office:value="-0.00327664000000016" calcext:value-type="float">
            <text:p>-0.00327664</text:p>
          </table:table-cell>
          <table:table-cell table:formula="of:=[.U72]/MAX(1; 0.5*ABS([.D72])+0.5*ABS([.O72]))" office:value-type="float" office:value="-0.000582204046260226" calcext:value-type="float">
            <text:p>-0.000582204</text:p>
          </table:table-cell>
          <table:table-cell table:formula="of:=[.P72]-[.E72]" office:value-type="float" office:value="-0.00327664000000016" calcext:value-type="float">
            <text:p>-0.00327664</text:p>
          </table:table-cell>
          <table:table-cell table:formula="of:=[.S72]/[.H72]" office:value-type="float" office:value="0.223464249748238" calcext:value-type="float">
            <text:p>0.2234642497</text:p>
          </table:table-cell>
          <table:table-cell/>
          <table:table-cell office:value-type="string" calcext:value-type="string">
            <text:p>norm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5.62635417" calcext:value-type="float">
            <text:p>5.62635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9" calcext:value-type="float">
            <text:p>3879</text:p>
          </table:table-cell>
          <table:table-cell table:style-name="ce3" office:value-type="float" office:value="163.8" calcext:value-type="float">
            <text:p>163.8</text:p>
          </table:table-cell>
          <table:table-cell table:style-name="ce3"/>
          <table:table-cell table:style-name="ce3" table:formula="of:=[.AC72]-[.D72]" office:value-type="float" office:value="-0.00327664000000016" calcext:value-type="float">
            <text:p>-0.00327664</text:p>
          </table:table-cell>
          <table:table-cell table:style-name="ce3" table:formula="of:=[.AI72]/MAX(1; 0.5*ABS([.D72])+0.5*ABS([.AC72]))" office:value-type="float" office:value="-0.000582204046260226" calcext:value-type="float">
            <text:p>-0.000582204</text:p>
          </table:table-cell>
          <table:table-cell table:style-name="ce3"/>
          <table:table-cell table:formula="of:=[.AG72]/[.H72]" office:value-type="float" office:value="0.164954682779456" calcext:value-type="float">
            <text:p>0.1649546828</text:p>
          </table:table-cell>
          <table:table-cell table:formula="of:=[.AG72]/[.S72]" office:value-type="float" office:value="0.738170347003155" calcext:value-type="float">
            <text:p>0.738170347</text:p>
          </table:table-cell>
        </table:table-row>
        <table:table-row table:style-name="ro2">
          <table:table-cell office:value-type="string" calcext:value-type="string">
            <text:p>norm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67.7812344" calcext:value-type="float">
            <text:p>-67.7812344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885.2" calcext:value-type="float">
            <text:p>885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norm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67.7818816" calcext:value-type="float">
            <text:p>-67.7818816</text:p>
          </table:table-cell>
          <table:table-cell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215.8" calcext:value-type="float">
            <text:p>215.8</text:p>
          </table:table-cell>
          <table:table-cell/>
          <table:table-cell table:formula="of:=[.O73]-[.D73]" office:value-type="float" office:value="-0.000647200000003068" calcext:value-type="float">
            <text:p>-0.0006472</text:p>
          </table:table-cell>
          <table:table-cell table:formula="of:=[.U73]/MAX(1; 0.5*ABS([.D73])+0.5*ABS([.O73]))" office:value-type="float" office:value="-0.00000954831991325823" calcext:value-type="float">
            <text:p>-9.54831991325823E-006</text:p>
          </table:table-cell>
          <table:table-cell table:formula="of:=[.P73]-[.E73]" office:value-type="float" office:value="-0.000647200000003068" calcext:value-type="float">
            <text:p>-0.0006472</text:p>
          </table:table-cell>
          <table:table-cell table:formula="of:=[.S73]/[.H73]" office:value-type="float" office:value="0.243786714866697" calcext:value-type="float">
            <text:p>0.2437867149</text:p>
          </table:table-cell>
          <table:table-cell/>
          <table:table-cell office:value-type="string" calcext:value-type="string">
            <text:p>norm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67.7818816" calcext:value-type="float">
            <text:p>-67.7818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7" calcext:value-type="float">
            <text:p>2677</text:p>
          </table:table-cell>
          <table:table-cell table:style-name="ce3" office:value-type="float" office:value="170.4" calcext:value-type="float">
            <text:p>170.4</text:p>
          </table:table-cell>
          <table:table-cell table:style-name="ce3"/>
          <table:table-cell table:style-name="ce3" table:formula="of:=[.AC73]-[.D73]" office:value-type="float" office:value="-0.000647200000003068" calcext:value-type="float">
            <text:p>-0.0006472</text:p>
          </table:table-cell>
          <table:table-cell table:style-name="ce3" table:formula="of:=[.AI73]/MAX(1; 0.5*ABS([.D73])+0.5*ABS([.AC73]))" office:value-type="float" office:value="-0.00000954831991325823" calcext:value-type="float">
            <text:p>-9.54831991325823E-006</text:p>
          </table:table-cell>
          <table:table-cell table:style-name="ce3"/>
          <table:table-cell table:formula="of:=[.AG73]/[.H73]" office:value-type="float" office:value="0.192498870311794" calcext:value-type="float">
            <text:p>0.1924988703</text:p>
          </table:table-cell>
          <table:table-cell table:formula="of:=[.AG73]/[.S73]" office:value-type="float" office:value="0.789620018535681" calcext:value-type="float">
            <text:p>0.7896200185</text:p>
          </table:table-cell>
        </table:table-row>
        <table:table-row table:style-name="ro2">
          <table:table-cell office:value-type="string" calcext:value-type="string">
            <text:p>wish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.0258493654" calcext:value-type="float">
            <text:p>0.0258493654</text:p>
          </table:table-cell>
          <table:table-cell office:value-type="float" office:value="0" calcext:value-type="float">
            <text:p>0</text:p>
          </table:table-cell>
          <table:table-cell office:value-type="float" office:value="33711" calcext:value-type="float">
            <text:p>33711</text:p>
          </table:table-cell>
          <table:table-cell office:value-type="float" office:value="2033.8" calcext:value-type="float">
            <text:p>2033.8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7" office:value-type="float" office:value="0.0258197995" calcext:value-type="float">
            <text:p>2.58E-002</text:p>
          </table:table-cell>
          <table:table-cell office:value-type="float" office:value="0.0258197995" calcext:value-type="float">
            <text:p>0.0258197995</text:p>
          </table:table-cell>
          <table:table-cell office:value-type="float" office:value="0" calcext:value-type="float">
            <text:p>0</text:p>
          </table:table-cell>
          <table:table-cell office:value-type="float" office:value="35119" calcext:value-type="float">
            <text:p>35119</text:p>
          </table:table-cell>
          <table:table-cell office:value-type="float" office:value="926.5" calcext:value-type="float">
            <text:p>926.5</text:p>
          </table:table-cell>
          <table:table-cell/>
          <table:table-cell table:formula="of:=[.O74]-[.D74]" office:value-type="float" office:value="-0.0000295659000000004" calcext:value-type="float">
            <text:p>-2.95659000000004E-005</text:p>
          </table:table-cell>
          <table:table-cell table:formula="of:=[.U74]/MAX(1; 0.5*ABS([.D74])+0.5*ABS([.O74]))" office:value-type="float" office:value="-0.0000295659000000004" calcext:value-type="float">
            <text:p>-2.95659000000004E-005</text:p>
          </table:table-cell>
          <table:table-cell table:formula="of:=[.P74]-[.E74]" office:value-type="float" office:value="-0.0000295659000000004" calcext:value-type="float">
            <text:p>-2.95659000000004E-005</text:p>
          </table:table-cell>
          <table:table-cell table:formula="of:=[.S74]/[.H74]" office:value-type="float" office:value="0.45555118497394" calcext:value-type="float">
            <text:p>0.455551185</text:p>
          </table:table-cell>
          <table:table-cell/>
          <table:table-cell office:value-type="string" calcext:value-type="string">
            <text:p>wish15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12" office:value-type="float" office:value="0.0258197995" calcext:value-type="float">
            <text:p>2.58E-002</text:p>
          </table:table-cell>
          <table:table-cell table:style-name="ce3" office:value-type="float" office:value="0.0258197995" calcext:value-type="float">
            <text:p>0.0258197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17" calcext:value-type="float">
            <text:p>35117</text:p>
          </table:table-cell>
          <table:table-cell table:style-name="ce3" office:value-type="float" office:value="464" calcext:value-type="float">
            <text:p>464</text:p>
          </table:table-cell>
          <table:table-cell table:style-name="ce3"/>
          <table:table-cell table:style-name="ce3" table:formula="of:=[.AC74]-[.D74]" office:value-type="float" office:value="-0.0000295659000000004" calcext:value-type="float">
            <text:p>-2.95659000000004E-005</text:p>
          </table:table-cell>
          <table:table-cell table:style-name="ce3" table:formula="of:=[.AI74]/MAX(1; 0.5*ABS([.D74])+0.5*ABS([.AC74]))" office:value-type="float" office:value="-0.0000295659000000004" calcext:value-type="float">
            <text:p>-2.95659000000004E-005</text:p>
          </table:table-cell>
          <table:table-cell table:style-name="ce3"/>
          <table:table-cell table:formula="of:=[.AG74]/[.H74]" office:value-type="float" office:value="0.228144360310748" calcext:value-type="float">
            <text:p>0.2281443603</text:p>
          </table:table-cell>
          <table:table-cell table:formula="of:=[.AG74]/[.S74]" office:value-type="float" office:value="0.500809498111171" calcext:value-type="float">
            <text:p>0.5008094981</text:p>
          </table:table-cell>
        </table:table-row>
        <table:table-row table:style-name="ro2">
          <table:table-cell office:value-type="string" calcext:value-type="string">
            <text:p>wish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3.66009376" calcext:value-type="float">
            <text:p>-3.66009376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153.7" calcext:value-type="float">
            <text:p>153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3.66011096" calcext:value-type="float">
            <text:p>-3.66011096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52.7" calcext:value-type="float">
            <text:p>52.7</text:p>
          </table:table-cell>
          <table:table-cell/>
          <table:table-cell table:formula="of:=[.O75]-[.D75]" office:value-type="float" office:value="-0.0000171999999998285" calcext:value-type="float">
            <text:p>-0.0000172</text:p>
          </table:table-cell>
          <table:table-cell table:formula="of:=[.U75]/MAX(1; 0.5*ABS([.D75])+0.5*ABS([.O75]))" office:value-type="float" office:value="-0.00000469932212492234" calcext:value-type="float">
            <text:p>-4.69932212492234E-006</text:p>
          </table:table-cell>
          <table:table-cell table:formula="of:=[.P75]-[.E75]" office:value-type="float" office:value="-0.0000171999999998285" calcext:value-type="float">
            <text:p>-0.0000172</text:p>
          </table:table-cell>
          <table:table-cell table:formula="of:=[.S75]/[.H75]" office:value-type="float" office:value="0.342875731945348" calcext:value-type="float">
            <text:p>0.3428757319</text:p>
          </table:table-cell>
          <table:table-cell/>
          <table:table-cell office:value-type="string" calcext:value-type="string">
            <text:p>wish15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3.66011096" calcext:value-type="float">
            <text:p>-3.66011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5.6" calcext:value-type="float">
            <text:p>35.6</text:p>
          </table:table-cell>
          <table:table-cell table:style-name="ce3"/>
          <table:table-cell table:style-name="ce3" table:formula="of:=[.AC75]-[.D75]" office:value-type="float" office:value="-0.0000171999999998285" calcext:value-type="float">
            <text:p>-0.0000172</text:p>
          </table:table-cell>
          <table:table-cell table:style-name="ce3" table:formula="of:=[.AI75]/MAX(1; 0.5*ABS([.D75])+0.5*ABS([.AC75]))" office:value-type="float" office:value="-0.00000469932212492234" calcext:value-type="float">
            <text:p>-4.69932212492234E-006</text:p>
          </table:table-cell>
          <table:table-cell table:style-name="ce3"/>
          <table:table-cell table:formula="of:=[.AG75]/[.H75]" office:value-type="float" office:value="0.231620039037085" calcext:value-type="float">
            <text:p>0.231620039</text:p>
          </table:table-cell>
          <table:table-cell table:formula="of:=[.AG75]/[.S75]" office:value-type="float" office:value="0.675521821631879" calcext:value-type="float">
            <text:p>0.6755218216</text:p>
          </table:table-cell>
        </table:table-row>
        <table:table-row table:style-name="ro2">
          <table:table-cell office:value-type="string" calcext:value-type="string">
            <text:p>wish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.0253510255" calcext:value-type="float">
            <text:p>0.0253510255</text:p>
          </table:table-cell>
          <table:table-cell office:value-type="float" office:value="0" calcext:value-type="float">
            <text:p>0</text:p>
          </table:table-cell>
          <table:table-cell office:value-type="float" office:value="32871" calcext:value-type="float">
            <text:p>32871</text:p>
          </table:table-cell>
          <table:table-cell office:value-type="float" office:value="1967.9" calcext:value-type="float">
            <text:p>1967.9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7" office:value-type="float" office:value="0.0252458033" calcext:value-type="float">
            <text:p>2.52E-002</text:p>
          </table:table-cell>
          <table:table-cell office:value-type="float" office:value="0.0252458033" calcext:value-type="float">
            <text:p>0.0252458033</text:p>
          </table:table-cell>
          <table:table-cell office:value-type="float" office:value="0" calcext:value-type="float">
            <text:p>0</text:p>
          </table:table-cell>
          <table:table-cell office:value-type="float" office:value="33169" calcext:value-type="float">
            <text:p>33169</text:p>
          </table:table-cell>
          <table:table-cell office:value-type="float" office:value="898" calcext:value-type="float">
            <text:p>898</text:p>
          </table:table-cell>
          <table:table-cell/>
          <table:table-cell table:formula="of:=[.O76]-[.D76]" office:value-type="float" office:value="-0.000105222200000001" calcext:value-type="float">
            <text:p>-0.0001052222</text:p>
          </table:table-cell>
          <table:table-cell table:formula="of:=[.U76]/MAX(1; 0.5*ABS([.D76])+0.5*ABS([.O76]))" office:value-type="float" office:value="-0.000105222200000001" calcext:value-type="float">
            <text:p>-0.0001052222</text:p>
          </table:table-cell>
          <table:table-cell table:formula="of:=[.P76]-[.E76]" office:value-type="float" office:value="-0.000105222200000001" calcext:value-type="float">
            <text:p>-0.0001052222</text:p>
          </table:table-cell>
          <table:table-cell table:formula="of:=[.S76]/[.H76]" office:value-type="float" office:value="0.456324000203262" calcext:value-type="float">
            <text:p>0.4563240002</text:p>
          </table:table-cell>
          <table:table-cell/>
          <table:table-cell office:value-type="string" calcext:value-type="string">
            <text:p>wish15305B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12" office:value-type="float" office:value="0.0252458033" calcext:value-type="float">
            <text:p>2.52E-002</text:p>
          </table:table-cell>
          <table:table-cell table:style-name="ce3" office:value-type="float" office:value="0.0252458033" calcext:value-type="float">
            <text:p>0.0252458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65" calcext:value-type="float">
            <text:p>33165</text:p>
          </table:table-cell>
          <table:table-cell table:style-name="ce3" office:value-type="float" office:value="448.6" calcext:value-type="float">
            <text:p>448.6</text:p>
          </table:table-cell>
          <table:table-cell table:style-name="ce3"/>
          <table:table-cell table:style-name="ce3" table:formula="of:=[.AC76]-[.D76]" office:value-type="float" office:value="-0.000105222200000001" calcext:value-type="float">
            <text:p>-0.0001052222</text:p>
          </table:table-cell>
          <table:table-cell table:style-name="ce3" table:formula="of:=[.AI76]/MAX(1; 0.5*ABS([.D76])+0.5*ABS([.AC76]))" office:value-type="float" office:value="-0.000105222200000001" calcext:value-type="float">
            <text:p>-0.0001052222</text:p>
          </table:table-cell>
          <table:table-cell table:style-name="ce3"/>
          <table:table-cell table:formula="of:=[.AG76]/[.H76]" office:value-type="float" office:value="0.227958737740739" calcext:value-type="float">
            <text:p>0.2279587377</text:p>
          </table:table-cell>
          <table:table-cell table:formula="of:=[.AG76]/[.S76]" office:value-type="float" office:value="0.499554565701559" calcext:value-type="float">
            <text:p>0.4995545657</text:p>
          </table:table-cell>
        </table:table-row>
        <table:table-row table:style-name="ro2">
          <table:table-cell office:value-type="string" calcext:value-type="string">
            <text:p>wish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3.10760904" calcext:value-type="float">
            <text:p>-3.10760904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207.8" calcext:value-type="float">
            <text:p>207.8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3.10770196" calcext:value-type="float">
            <text:p>-3.10770196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 office:value-type="float" office:value="91.3" calcext:value-type="float">
            <text:p>91.3</text:p>
          </table:table-cell>
          <table:table-cell/>
          <table:table-cell table:formula="of:=[.O77]-[.D77]" office:value-type="float" office:value="-0.0000929200000001629" calcext:value-type="float">
            <text:p>-0.00009292</text:p>
          </table:table-cell>
          <table:table-cell table:formula="of:=[.U77]/MAX(1; 0.5*ABS([.D77])+0.5*ABS([.O77]))" office:value-type="float" office:value="-0.0000299003541416231" calcext:value-type="float">
            <text:p>-2.99003541416231E-005</text:p>
          </table:table-cell>
          <table:table-cell table:formula="of:=[.P77]-[.E77]" office:value-type="float" office:value="-0.0000929200000001629" calcext:value-type="float">
            <text:p>-0.00009292</text:p>
          </table:table-cell>
          <table:table-cell table:formula="of:=[.S77]/[.H77]" office:value-type="float" office:value="0.439364773820982" calcext:value-type="float">
            <text:p>0.4393647738</text:p>
          </table:table-cell>
          <table:table-cell/>
          <table:table-cell office:value-type="string" calcext:value-type="string">
            <text:p>wish15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3.10770196" calcext:value-type="float">
            <text:p>-3.10770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625</text:p>
          </table:table-cell>
          <table:table-cell table:style-name="ce3" office:value-type="float" office:value="57.9" calcext:value-type="float">
            <text:p>57.9</text:p>
          </table:table-cell>
          <table:table-cell table:style-name="ce3"/>
          <table:table-cell table:style-name="ce3" table:formula="of:=[.AC77]-[.D77]" office:value-type="float" office:value="-0.0000929200000001629" calcext:value-type="float">
            <text:p>-0.00009292</text:p>
          </table:table-cell>
          <table:table-cell table:style-name="ce3" table:formula="of:=[.AI77]/MAX(1; 0.5*ABS([.D77])+0.5*ABS([.AC77]))" office:value-type="float" office:value="-0.0000299003541416231" calcext:value-type="float">
            <text:p>-2.99003541416231E-005</text:p>
          </table:table-cell>
          <table:table-cell table:style-name="ce3"/>
          <table:table-cell table:formula="of:=[.AG77]/[.H77]" office:value-type="float" office:value="0.278633301251203" calcext:value-type="float">
            <text:p>0.2786333013</text:p>
          </table:table-cell>
          <table:table-cell table:formula="of:=[.AG77]/[.S77]" office:value-type="float" office:value="0.634173055859803" calcext:value-type="float">
            <text:p>0.6341730559</text:p>
          </table:table-cell>
        </table:table-row>
        <table:table-row table:style-name="ro2">
          <table:table-cell office:value-type="string" calcext:value-type="string">
            <text:p>wish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.0379219069" calcext:value-type="float">
            <text:p>0.0379219069</text:p>
          </table:table-cell>
          <table:table-cell office:value-type="float" office:value="0" calcext:value-type="float">
            <text:p>0</text:p>
          </table:table-cell>
          <table:table-cell office:value-type="float" office:value="36383" calcext:value-type="float">
            <text:p>36383</text:p>
          </table:table-cell>
          <table:table-cell office:value-type="float" office:value="2129.4" calcext:value-type="float">
            <text:p>2129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7" office:value-type="float" office:value="0.0377486447" calcext:value-type="float">
            <text:p>3.77E-002</text:p>
          </table:table-cell>
          <table:table-cell office:value-type="float" office:value="0.0377486447" calcext:value-type="float">
            <text:p>0.0377486447</text:p>
          </table:table-cell>
          <table:table-cell office:value-type="float" office:value="0" calcext:value-type="float">
            <text:p>0</text:p>
          </table:table-cell>
          <table:table-cell office:value-type="float" office:value="37094" calcext:value-type="float">
            <text:p>37094</text:p>
          </table:table-cell>
          <table:table-cell office:value-type="float" office:value="955.9" calcext:value-type="float">
            <text:p>955.9</text:p>
          </table:table-cell>
          <table:table-cell/>
          <table:table-cell table:formula="of:=[.O78]-[.D78]" office:value-type="float" office:value="-0.000173262200000003" calcext:value-type="float">
            <text:p>-0.0001732622</text:p>
          </table:table-cell>
          <table:table-cell table:formula="of:=[.U78]/MAX(1; 0.5*ABS([.D78])+0.5*ABS([.O78]))" office:value-type="float" office:value="-0.000173262200000003" calcext:value-type="float">
            <text:p>-0.0001732622</text:p>
          </table:table-cell>
          <table:table-cell table:formula="of:=[.P78]-[.E78]" office:value-type="float" office:value="-0.000173262200000003" calcext:value-type="float">
            <text:p>-0.0001732622</text:p>
          </table:table-cell>
          <table:table-cell table:formula="of:=[.S78]/[.H78]" office:value-type="float" office:value="0.448905795059641" calcext:value-type="float">
            <text:p>0.4489057951</text:p>
          </table:table-cell>
          <table:table-cell/>
          <table:table-cell office:value-type="string" calcext:value-type="string">
            <text:p>wish15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style-name="ce12" office:value-type="float" office:value="0.0377486447" calcext:value-type="float">
            <text:p>3.77E-002</text:p>
          </table:table-cell>
          <table:table-cell table:style-name="ce3" office:value-type="float" office:value="0.0377486447" calcext:value-type="float">
            <text:p>0.0377486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08" calcext:value-type="float">
            <text:p>37108</text:p>
          </table:table-cell>
          <table:table-cell table:style-name="ce3" office:value-type="float" office:value="474.6" calcext:value-type="float">
            <text:p>474.6</text:p>
          </table:table-cell>
          <table:table-cell table:style-name="ce3"/>
          <table:table-cell table:style-name="ce3" table:formula="of:=[.AC78]-[.D78]" office:value-type="float" office:value="-0.000173262200000003" calcext:value-type="float">
            <text:p>-0.0001732622</text:p>
          </table:table-cell>
          <table:table-cell table:style-name="ce3" table:formula="of:=[.AI78]/MAX(1; 0.5*ABS([.D78])+0.5*ABS([.AC78]))" office:value-type="float" office:value="-0.000173262200000003" calcext:value-type="float">
            <text:p>-0.0001732622</text:p>
          </table:table-cell>
          <table:table-cell table:style-name="ce3"/>
          <table:table-cell table:formula="of:=[.AG78]/[.H78]" office:value-type="float" office:value="0.222879684418146" calcext:value-type="float">
            <text:p>0.2228796844</text:p>
          </table:table-cell>
          <table:table-cell table:formula="of:=[.AG78]/[.S78]" office:value-type="float" office:value="0.496495449314782" calcext:value-type="float">
            <text:p>0.4964954493</text:p>
          </table:table-cell>
        </table:table-row>
        <table:table-row table:style-name="ro2">
          <table:table-cell office:value-type="string" calcext:value-type="string">
            <text:p>wish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3.2903741" calcext:value-type="float">
            <text:p>-3.2903741</text:p>
          </table:table-cell>
          <table:table-cell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414.1" calcext:value-type="float">
            <text:p>414.1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3.29041359" calcext:value-type="float">
            <text:p>-3.29041359</text:p>
          </table:table-cell>
          <table:table-cell office:value-type="float" office:value="0" calcext:value-type="float">
            <text:p>0</text:p>
          </table:table-cell>
          <table:table-cell office:value-type="float" office:value="3239" calcext:value-type="float">
            <text:p>3239</text:p>
          </table:table-cell>
          <table:table-cell office:value-type="float" office:value="179.3" calcext:value-type="float">
            <text:p>179.3</text:p>
          </table:table-cell>
          <table:table-cell/>
          <table:table-cell table:formula="of:=[.O79]-[.D79]" office:value-type="float" office:value="-0.0000394899999998088" calcext:value-type="float">
            <text:p>-0.00003949</text:p>
          </table:table-cell>
          <table:table-cell table:formula="of:=[.U79]/MAX(1; 0.5*ABS([.D79])+0.5*ABS([.O79]))" office:value-type="float" office:value="-0.000012001602805031" calcext:value-type="float">
            <text:p>-1.2001602805031E-005</text:p>
          </table:table-cell>
          <table:table-cell table:formula="of:=[.P79]-[.E79]" office:value-type="float" office:value="-0.0000394899999998088" calcext:value-type="float">
            <text:p>-0.00003949</text:p>
          </table:table-cell>
          <table:table-cell table:formula="of:=[.S79]/[.H79]" office:value-type="float" office:value="0.43298720115914" calcext:value-type="float">
            <text:p>0.4329872012</text:p>
          </table:table-cell>
          <table:table-cell/>
          <table:table-cell office:value-type="string" calcext:value-type="string">
            <text:p>wish15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3.29041359" calcext:value-type="float">
            <text:p>-3.29041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9" calcext:value-type="float">
            <text:p>3239</text:p>
          </table:table-cell>
          <table:table-cell table:style-name="ce3" office:value-type="float" office:value="112" calcext:value-type="float">
            <text:p>112</text:p>
          </table:table-cell>
          <table:table-cell table:style-name="ce3"/>
          <table:table-cell table:style-name="ce3" table:formula="of:=[.AC79]-[.D79]" office:value-type="float" office:value="-0.0000394899999998088" calcext:value-type="float">
            <text:p>-0.00003949</text:p>
          </table:table-cell>
          <table:table-cell table:style-name="ce3" table:formula="of:=[.AI79]/MAX(1; 0.5*ABS([.D79])+0.5*ABS([.AC79]))" office:value-type="float" office:value="-0.000012001602805031" calcext:value-type="float">
            <text:p>-1.2001602805031E-005</text:p>
          </table:table-cell>
          <table:table-cell table:style-name="ce3"/>
          <table:table-cell table:formula="of:=[.AG79]/[.H79]" office:value-type="float" office:value="0.270466070997344" calcext:value-type="float">
            <text:p>0.270466071</text:p>
          </table:table-cell>
          <table:table-cell table:formula="of:=[.AG79]/[.S79]" office:value-type="float" office:value="0.624651422197434" calcext:value-type="float">
            <text:p>0.6246514222</text:p>
          </table:table-cell>
        </table:table-row>
        <table:table-row table:style-name="ro2">
          <table:table-cell office:value-type="string" calcext:value-type="string">
            <text:p>wish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52989782" calcext:value-type="float">
            <text:p>0.152989782</text:p>
          </table:table-cell>
          <table:table-cell office:value-type="float" office:value="0" calcext:value-type="float">
            <text:p>0</text:p>
          </table:table-cell>
          <table:table-cell office:value-type="float" office:value="14841" calcext:value-type="float">
            <text:p>14841</text:p>
          </table:table-cell>
          <table:table-cell office:value-type="float" office:value="1735.4" calcext:value-type="float">
            <text:p>1735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52950581" calcext:value-type="float">
            <text:p>0.152950581</text:p>
          </table:table-cell>
          <table:table-cell office:value-type="float" office:value="0" calcext:value-type="float">
            <text:p>0</text:p>
          </table:table-cell>
          <table:table-cell office:value-type="float" office:value="15415" calcext:value-type="float">
            <text:p>15415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[.O80]-[.D80]" office:value-type="float" office:value="-0.0000392010000000165" calcext:value-type="float">
            <text:p>-0.000039201</text:p>
          </table:table-cell>
          <table:table-cell table:formula="of:=[.U80]/MAX(1; 0.5*ABS([.D80])+0.5*ABS([.O80]))" office:value-type="float" office:value="-0.0000392010000000165" calcext:value-type="float">
            <text:p>-0.000039201</text:p>
          </table:table-cell>
          <table:table-cell table:formula="of:=[.P80]-[.E80]" office:value-type="float" office:value="-0.0000392010000000165" calcext:value-type="float">
            <text:p>-0.000039201</text:p>
          </table:table-cell>
          <table:table-cell table:formula="of:=[.S80]/[.H80]" office:value-type="float" office:value="0.417771119050363" calcext:value-type="float">
            <text:p>0.4177711191</text:p>
          </table:table-cell>
          <table:table-cell/>
          <table:table-cell office:value-type="string" calcext:value-type="string">
            <text:p>wish2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0.152950581" calcext:value-type="float">
            <text:p>0.152950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19" calcext:value-type="float">
            <text:p>15419</text:p>
          </table:table-cell>
          <table:table-cell table:style-name="ce3" office:value-type="float" office:value="419.6" calcext:value-type="float">
            <text:p>419.6</text:p>
          </table:table-cell>
          <table:table-cell table:style-name="ce3"/>
          <table:table-cell table:style-name="ce3" table:formula="of:=[.AC80]-[.D80]" office:value-type="float" office:value="-0.0000392010000000165" calcext:value-type="float">
            <text:p>-0.000039201</text:p>
          </table:table-cell>
          <table:table-cell table:style-name="ce3" table:formula="of:=[.AI80]/MAX(1; 0.5*ABS([.D80])+0.5*ABS([.AC80]))" office:value-type="float" office:value="-0.0000392010000000165" calcext:value-type="float">
            <text:p>-0.000039201</text:p>
          </table:table-cell>
          <table:table-cell table:style-name="ce3"/>
          <table:table-cell table:formula="of:=[.AG80]/[.H80]" office:value-type="float" office:value="0.241788636625562" calcext:value-type="float">
            <text:p>0.2417886366</text:p>
          </table:table-cell>
          <table:table-cell table:formula="of:=[.AG80]/[.S80]" office:value-type="float" office:value="0.578758620689655" calcext:value-type="float">
            <text:p>0.5787586207</text:p>
          </table:table-cell>
        </table:table-row>
        <table:table-row table:style-name="ro2">
          <table:table-cell office:value-type="string" calcext:value-type="string">
            <text:p>wish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25468752" calcext:value-type="float">
            <text:p>-2.25468752</text:p>
          </table:table-cell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25468881" calcext:value-type="float">
            <text:p>-2.25468881</text:p>
          </table:table-cell>
          <table:table-cell office:value-type="float" office:value="0" calcext:value-type="float">
            <text:p>0</text:p>
          </table:table-cell>
          <table:table-cell office:value-type="float" office:value="4105" calcext:value-type="float">
            <text:p>4105</text:p>
          </table:table-cell>
          <table:table-cell office:value-type="float" office:value="297.7" calcext:value-type="float">
            <text:p>297.7</text:p>
          </table:table-cell>
          <table:table-cell/>
          <table:table-cell table:formula="of:=[.O81]-[.D81]" office:value-type="float" office:value="-0.00000129000000015367" calcext:value-type="float">
            <text:p>-0.00000129</text:p>
          </table:table-cell>
          <table:table-cell table:formula="of:=[.U81]/MAX(1; 0.5*ABS([.D81])+0.5*ABS([.O81]))" office:value-type="float" office:value="-0.000000572141203461574" calcext:value-type="float">
            <text:p>-5.72141203461574E-007</text:p>
          </table:table-cell>
          <table:table-cell table:formula="of:=[.P81]-[.E81]" office:value-type="float" office:value="-0.00000129000000015367" calcext:value-type="float">
            <text:p>-0.00000129</text:p>
          </table:table-cell>
          <table:table-cell table:formula="of:=[.S81]/[.H81]" office:value-type="float" office:value="0.350647820965842" calcext:value-type="float">
            <text:p>0.350647821</text:p>
          </table:table-cell>
          <table:table-cell/>
          <table:table-cell office:value-type="string" calcext:value-type="string">
            <text:p>wish2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2.25468881" calcext:value-type="float">
            <text:p>-2.25468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1" calcext:value-type="float">
            <text:p>4111</text:p>
          </table:table-cell>
          <table:table-cell table:style-name="ce3" office:value-type="float" office:value="203.9" calcext:value-type="float">
            <text:p>203.9</text:p>
          </table:table-cell>
          <table:table-cell table:style-name="ce3"/>
          <table:table-cell table:style-name="ce3" table:formula="of:=[.AC81]-[.D81]" office:value-type="float" office:value="-0.00000129000000015367" calcext:value-type="float">
            <text:p>-0.00000129</text:p>
          </table:table-cell>
          <table:table-cell table:style-name="ce3" table:formula="of:=[.AI81]/MAX(1; 0.5*ABS([.D81])+0.5*ABS([.AC81]))" office:value-type="float" office:value="-0.000000572141203461574" calcext:value-type="float">
            <text:p>-5.72141203461574E-007</text:p>
          </table:table-cell>
          <table:table-cell table:style-name="ce3"/>
          <table:table-cell table:formula="of:=[.AG81]/[.H81]" office:value-type="float" office:value="0.240164899882214" calcext:value-type="float">
            <text:p>0.2401648999</text:p>
          </table:table-cell>
          <table:table-cell table:formula="of:=[.AG81]/[.S81]" office:value-type="float" office:value="0.684917702384951" calcext:value-type="float">
            <text:p>0.6849177024</text:p>
          </table:table-cell>
        </table:table-row>
        <table:table-row table:style-name="ro2">
          <table:table-cell office:value-type="string" calcext:value-type="string">
            <text:p>wish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52054895" calcext:value-type="float">
            <text:p>0.152054895</text:p>
          </table:table-cell>
          <table:table-cell office:value-type="float" office:value="0" calcext:value-type="float">
            <text:p>0</text:p>
          </table:table-cell>
          <table:table-cell office:value-type="float" office:value="15963" calcext:value-type="float">
            <text:p>15963</text:p>
          </table:table-cell>
          <table:table-cell office:value-type="float" office:value="1832.5" calcext:value-type="float">
            <text:p>1832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51126489" calcext:value-type="float">
            <text:p>0.151126489</text:p>
          </table:table-cell>
          <table:table-cell office:value-type="float" office:value="0" calcext:value-type="float">
            <text:p>0</text:p>
          </table:table-cell>
          <table:table-cell office:value-type="float" office:value="15713" calcext:value-type="float">
            <text:p>15713</text:p>
          </table:table-cell>
          <table:table-cell office:value-type="float" office:value="724.6" calcext:value-type="float">
            <text:p>724.6</text:p>
          </table:table-cell>
          <table:table-cell/>
          <table:table-cell table:formula="of:=[.O82]-[.D82]" office:value-type="float" office:value="-0.00092840600000002" calcext:value-type="float">
            <text:p>-0.000928406</text:p>
          </table:table-cell>
          <table:table-cell table:formula="of:=[.U82]/MAX(1; 0.5*ABS([.D82])+0.5*ABS([.O82]))" office:value-type="float" office:value="-0.00092840600000002" calcext:value-type="float">
            <text:p>-0.000928406</text:p>
          </table:table-cell>
          <table:table-cell table:formula="of:=[.P82]-[.E82]" office:value-type="float" office:value="-0.00092840600000002" calcext:value-type="float">
            <text:p>-0.000928406</text:p>
          </table:table-cell>
          <table:table-cell table:formula="of:=[.S82]/[.H82]" office:value-type="float" office:value="0.395416098226467" calcext:value-type="float">
            <text:p>0.3954160982</text:p>
          </table:table-cell>
          <table:table-cell/>
          <table:table-cell office:value-type="string" calcext:value-type="string">
            <text:p>wish2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0.151126489" calcext:value-type="float">
            <text:p>0.151126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35" calcext:value-type="float">
            <text:p>15735</text:p>
          </table:table-cell>
          <table:table-cell table:style-name="ce3" office:value-type="float" office:value="422.8" calcext:value-type="float">
            <text:p>422.8</text:p>
          </table:table-cell>
          <table:table-cell table:style-name="ce3"/>
          <table:table-cell table:style-name="ce3" table:formula="of:=[.AC82]-[.D82]" office:value-type="float" office:value="-0.00092840600000002" calcext:value-type="float">
            <text:p>-0.000928406</text:p>
          </table:table-cell>
          <table:table-cell table:style-name="ce3" table:formula="of:=[.AI82]/MAX(1; 0.5*ABS([.D82])+0.5*ABS([.AC82]))" office:value-type="float" office:value="-0.00092840600000002" calcext:value-type="float">
            <text:p>-0.000928406</text:p>
          </table:table-cell>
          <table:table-cell table:style-name="ce3"/>
          <table:table-cell table:formula="of:=[.AG82]/[.H82]" office:value-type="float" office:value="0.230723055934516" calcext:value-type="float">
            <text:p>0.2307230559</text:p>
          </table:table-cell>
          <table:table-cell table:formula="of:=[.AG82]/[.S82]" office:value-type="float" office:value="0.583494341705769" calcext:value-type="float">
            <text:p>0.5834943417</text:p>
          </table:table-cell>
        </table:table-row>
        <table:table-row table:style-name="ro2">
          <table:table-cell office:value-type="string" calcext:value-type="string">
            <text:p>wish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42651776" calcext:value-type="float">
            <text:p>-2.42651776</text:p>
          </table:table-cell>
          <table:table-cell office:value-type="float" office:value="0" calcext:value-type="float">
            <text:p>0</text:p>
          </table:table-cell>
          <table:table-cell office:value-type="float" office:value="2315" calcext:value-type="float">
            <text:p>2315</text:p>
          </table:table-cell>
          <table:table-cell office:value-type="float" office:value="595.2" calcext:value-type="float">
            <text:p>595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42665334" calcext:value-type="float">
            <text:p>-2.42665334</text:p>
          </table:table-cell>
          <table:table-cell office:value-type="float" office:value="0" calcext:value-type="float">
            <text:p>0</text:p>
          </table:table-cell>
          <table:table-cell office:value-type="float" office:value="2331" calcext:value-type="float">
            <text:p>2331</text:p>
          </table:table-cell>
          <table:table-cell office:value-type="float" office:value="193.5" calcext:value-type="float">
            <text:p>193.5</text:p>
          </table:table-cell>
          <table:table-cell/>
          <table:table-cell table:formula="of:=[.O83]-[.D83]" office:value-type="float" office:value="-0.000135580000000246" calcext:value-type="float">
            <text:p>-0.00013558</text:p>
          </table:table-cell>
          <table:table-cell table:formula="of:=[.U83]/MAX(1; 0.5*ABS([.D83])+0.5*ABS([.O83]))" office:value-type="float" office:value="-0.0000558727467903392" calcext:value-type="float">
            <text:p>-5.58727467903392E-005</text:p>
          </table:table-cell>
          <table:table-cell table:formula="of:=[.P83]-[.E83]" office:value-type="float" office:value="-0.000135580000000246" calcext:value-type="float">
            <text:p>-0.00013558</text:p>
          </table:table-cell>
          <table:table-cell table:formula="of:=[.S83]/[.H83]" office:value-type="float" office:value="0.325100806451613" calcext:value-type="float">
            <text:p>0.3251008065</text:p>
          </table:table-cell>
          <table:table-cell/>
          <table:table-cell office:value-type="string" calcext:value-type="string">
            <text:p>wish2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2.42665334" calcext:value-type="float">
            <text:p>-2.42665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5" calcext:value-type="float">
            <text:p>2325</text:p>
          </table:table-cell>
          <table:table-cell table:style-name="ce3" office:value-type="float" office:value="141.4" calcext:value-type="float">
            <text:p>141.4</text:p>
          </table:table-cell>
          <table:table-cell table:style-name="ce3"/>
          <table:table-cell table:style-name="ce3" table:formula="of:=[.AC83]-[.D83]" office:value-type="float" office:value="-0.000135580000000246" calcext:value-type="float">
            <text:p>-0.00013558</text:p>
          </table:table-cell>
          <table:table-cell table:style-name="ce3" table:formula="of:=[.AI83]/MAX(1; 0.5*ABS([.D83])+0.5*ABS([.AC83]))" office:value-type="float" office:value="-0.0000558727467903392" calcext:value-type="float">
            <text:p>-5.58727467903392E-005</text:p>
          </table:table-cell>
          <table:table-cell table:style-name="ce3"/>
          <table:table-cell table:formula="of:=[.AG83]/[.H83]" office:value-type="float" office:value="0.237567204301075" calcext:value-type="float">
            <text:p>0.2375672043</text:p>
          </table:table-cell>
          <table:table-cell table:formula="of:=[.AG83]/[.S83]" office:value-type="float" office:value="0.730749354005168" calcext:value-type="float">
            <text:p>0.730749354</text:p>
          </table:table-cell>
        </table:table-row>
        <table:table-row table:style-name="ro2">
          <table:table-cell office:value-type="string" calcext:value-type="string">
            <text:p>wish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81543606" calcext:value-type="float">
            <text:p>0.181543606</text:p>
          </table:table-cell>
          <table:table-cell office:value-type="float" office:value="0" calcext:value-type="float">
            <text:p>0</text:p>
          </table:table-cell>
          <table:table-cell office:value-type="float" office:value="18645" calcext:value-type="float">
            <text:p>18645</text:p>
          </table:table-cell>
          <table:table-cell office:value-type="float" office:value="1892.5" calcext:value-type="float">
            <text:p>1892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181437528" calcext:value-type="float">
            <text:p>0.181437528</text:p>
          </table:table-cell>
          <table:table-cell office:value-type="float" office:value="0" calcext:value-type="float">
            <text:p>0</text:p>
          </table:table-cell>
          <table:table-cell office:value-type="float" office:value="18629" calcext:value-type="float">
            <text:p>18629</text:p>
          </table:table-cell>
          <table:table-cell office:value-type="float" office:value="791.7" calcext:value-type="float">
            <text:p>791.7</text:p>
          </table:table-cell>
          <table:table-cell/>
          <table:table-cell table:formula="of:=[.O84]-[.D84]" office:value-type="float" office:value="-0.000106078000000009" calcext:value-type="float">
            <text:p>-0.000106078</text:p>
          </table:table-cell>
          <table:table-cell table:formula="of:=[.U84]/MAX(1; 0.5*ABS([.D84])+0.5*ABS([.O84]))" office:value-type="float" office:value="-0.000106078000000009" calcext:value-type="float">
            <text:p>-0.000106078</text:p>
          </table:table-cell>
          <table:table-cell table:formula="of:=[.P84]-[.E84]" office:value-type="float" office:value="-0.000106078000000009" calcext:value-type="float">
            <text:p>-0.000106078</text:p>
          </table:table-cell>
          <table:table-cell table:formula="of:=[.S84]/[.H84]" office:value-type="float" office:value="0.418335535006605" calcext:value-type="float">
            <text:p>0.418335535</text:p>
          </table:table-cell>
          <table:table-cell/>
          <table:table-cell office:value-type="string" calcext:value-type="string">
            <text:p>wish2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0.181437528" calcext:value-type="float">
            <text:p>0.181437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35" calcext:value-type="float">
            <text:p>18635</text:p>
          </table:table-cell>
          <table:table-cell table:style-name="ce3" office:value-type="float" office:value="450.6" calcext:value-type="float">
            <text:p>450.6</text:p>
          </table:table-cell>
          <table:table-cell table:style-name="ce3"/>
          <table:table-cell table:style-name="ce3" table:formula="of:=[.AC84]-[.D84]" office:value-type="float" office:value="-0.000106078000000009" calcext:value-type="float">
            <text:p>-0.000106078</text:p>
          </table:table-cell>
          <table:table-cell table:style-name="ce3" table:formula="of:=[.AI84]/MAX(1; 0.5*ABS([.D84])+0.5*ABS([.AC84]))" office:value-type="float" office:value="-0.000106078000000009" calcext:value-type="float">
            <text:p>-0.000106078</text:p>
          </table:table-cell>
          <table:table-cell table:style-name="ce3"/>
          <table:table-cell table:formula="of:=[.AG84]/[.H84]" office:value-type="float" office:value="0.238097754293263" calcext:value-type="float">
            <text:p>0.2380977543</text:p>
          </table:table-cell>
          <table:table-cell table:formula="of:=[.AG84]/[.S84]" office:value-type="float" office:value="0.569154982948086" calcext:value-type="float">
            <text:p>0.5691549829</text:p>
          </table:table-cell>
        </table:table-row>
        <table:table-row table:style-name="ro2">
          <table:table-cell office:value-type="string" calcext:value-type="string">
            <text:p>wish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86626361" calcext:value-type="float">
            <text:p>-2.86626361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271.2" calcext:value-type="float">
            <text:p>271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2.86656675" calcext:value-type="float">
            <text:p>-2.86656675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83.8" calcext:value-type="float">
            <text:p>83.8</text:p>
          </table:table-cell>
          <table:table-cell/>
          <table:table-cell table:formula="of:=[.O85]-[.D85]" office:value-type="float" office:value="-0.000303140000000202" calcext:value-type="float">
            <text:p>-0.00030314</text:p>
          </table:table-cell>
          <table:table-cell table:formula="of:=[.U85]/MAX(1; 0.5*ABS([.D85])+0.5*ABS([.O85]))" office:value-type="float" office:value="-0.000105755789362029" calcext:value-type="float">
            <text:p>-0.0001057558</text:p>
          </table:table-cell>
          <table:table-cell table:formula="of:=[.P85]-[.E85]" office:value-type="float" office:value="-0.000303140000000202" calcext:value-type="float">
            <text:p>-0.00030314</text:p>
          </table:table-cell>
          <table:table-cell table:formula="of:=[.S85]/[.H85]" office:value-type="float" office:value="0.308997050147493" calcext:value-type="float">
            <text:p>0.3089970501</text:p>
          </table:table-cell>
          <table:table-cell/>
          <table:table-cell office:value-type="string" calcext:value-type="string">
            <text:p>wish2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2.86656675" calcext:value-type="float">
            <text:p>-2.86656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67.7" calcext:value-type="float">
            <text:p>67.7</text:p>
          </table:table-cell>
          <table:table-cell table:style-name="ce3"/>
          <table:table-cell table:style-name="ce3" table:formula="of:=[.AC85]-[.D85]" office:value-type="float" office:value="-0.000303140000000202" calcext:value-type="float">
            <text:p>-0.00030314</text:p>
          </table:table-cell>
          <table:table-cell table:style-name="ce3" table:formula="of:=[.AI85]/MAX(1; 0.5*ABS([.D85])+0.5*ABS([.AC85]))" office:value-type="float" office:value="-0.000105755789362029" calcext:value-type="float">
            <text:p>-0.0001057558</text:p>
          </table:table-cell>
          <table:table-cell table:style-name="ce3"/>
          <table:table-cell table:formula="of:=[.AG85]/[.H85]" office:value-type="float" office:value="0.249631268436578" calcext:value-type="float">
            <text:p>0.2496312684</text:p>
          </table:table-cell>
          <table:table-cell table:formula="of:=[.AG85]/[.S85]" office:value-type="float" office:value="0.807875894988067" calcext:value-type="float">
            <text:p>0.807875895</text:p>
          </table:table-cell>
        </table:table-row>
        <table:table-row table:style-name="ro2">
          <table:table-cell office:value-type="string" calcext:value-type="string">
            <text:p>wish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186224503" calcext:value-type="float">
            <text:p>0.186224503</text:p>
          </table:table-cell>
          <table:table-cell office:value-type="float" office:value="0" calcext:value-type="float">
            <text:p>0</text:p>
          </table:table-cell>
          <table:table-cell office:value-type="float" office:value="4775" calcext:value-type="float">
            <text:p>4775</text:p>
          </table:table-cell>
          <table:table-cell office:value-type="float" office:value="960.4" calcext:value-type="float">
            <text:p>960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186157277" calcext:value-type="float">
            <text:p>0.186157277</text:p>
          </table:table-cell>
          <table:table-cell office:value-type="float" office:value="0" calcext:value-type="float">
            <text:p>0</text:p>
          </table:table-cell>
          <table:table-cell office:value-type="float" office:value="4715" calcext:value-type="float">
            <text:p>4715</text:p>
          </table:table-cell>
          <table:table-cell office:value-type="float" office:value="301.1" calcext:value-type="float">
            <text:p>301.1</text:p>
          </table:table-cell>
          <table:table-cell/>
          <table:table-cell table:formula="of:=[.O86]-[.D86]" office:value-type="float" office:value="-0.0000672260000000036" calcext:value-type="float">
            <text:p>-0.000067226</text:p>
          </table:table-cell>
          <table:table-cell table:formula="of:=[.U86]/MAX(1; 0.5*ABS([.D86])+0.5*ABS([.O86]))" office:value-type="float" office:value="-0.0000672260000000036" calcext:value-type="float">
            <text:p>-0.000067226</text:p>
          </table:table-cell>
          <table:table-cell table:formula="of:=[.P86]-[.E86]" office:value-type="float" office:value="-0.0000672260000000036" calcext:value-type="float">
            <text:p>-0.000067226</text:p>
          </table:table-cell>
          <table:table-cell table:formula="of:=[.S86]/[.H86]" office:value-type="float" office:value="0.313515201999167" calcext:value-type="float">
            <text:p>0.313515202</text:p>
          </table:table-cell>
          <table:table-cell/>
          <table:table-cell office:value-type="string" calcext:value-type="string">
            <text:p>wish3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0.186157277" calcext:value-type="float">
            <text:p>0.186157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9" calcext:value-type="float">
            <text:p>4719</text:p>
          </table:table-cell>
          <table:table-cell table:style-name="ce3" office:value-type="float" office:value="213.8" calcext:value-type="float">
            <text:p>213.8</text:p>
          </table:table-cell>
          <table:table-cell table:style-name="ce3"/>
          <table:table-cell table:style-name="ce3" table:formula="of:=[.AC86]-[.D86]" office:value-type="float" office:value="-0.0000672260000000036" calcext:value-type="float">
            <text:p>-0.000067226</text:p>
          </table:table-cell>
          <table:table-cell table:style-name="ce3" table:formula="of:=[.AI86]/MAX(1; 0.5*ABS([.D86])+0.5*ABS([.AC86]))" office:value-type="float" office:value="-0.0000672260000000036" calcext:value-type="float">
            <text:p>-0.000067226</text:p>
          </table:table-cell>
          <table:table-cell table:style-name="ce3"/>
          <table:table-cell table:formula="of:=[.AG86]/[.H86]" office:value-type="float" office:value="0.222615576842982" calcext:value-type="float">
            <text:p>0.2226155768</text:p>
          </table:table-cell>
          <table:table-cell table:formula="of:=[.AG86]/[.S86]" office:value-type="float" office:value="0.710063101959482" calcext:value-type="float">
            <text:p>0.710063102</text:p>
          </table:table-cell>
        </table:table-row>
        <table:table-row table:style-name="ro2">
          <table:table-cell office:value-type="string" calcext:value-type="string">
            <text:p>wish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27125622" calcext:value-type="float">
            <text:p>-2.27125622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518.4" calcext:value-type="float">
            <text:p>518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27240205" calcext:value-type="float">
            <text:p>-2.27240205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 office:value-type="float" office:value="140.3" calcext:value-type="float">
            <text:p>140.3</text:p>
          </table:table-cell>
          <table:table-cell/>
          <table:table-cell table:formula="of:=[.O87]-[.D87]" office:value-type="float" office:value="-0.00114583000000001" calcext:value-type="float">
            <text:p>-0.00114583</text:p>
          </table:table-cell>
          <table:table-cell table:formula="of:=[.U87]/MAX(1; 0.5*ABS([.D87])+0.5*ABS([.O87]))" office:value-type="float" office:value="-0.000504364515071691" calcext:value-type="float">
            <text:p>-0.0005043645</text:p>
          </table:table-cell>
          <table:table-cell table:formula="of:=[.P87]-[.E87]" office:value-type="float" office:value="-0.00114583000000001" calcext:value-type="float">
            <text:p>-0.00114583</text:p>
          </table:table-cell>
          <table:table-cell table:formula="of:=[.S87]/[.H87]" office:value-type="float" office:value="0.270640432098765" calcext:value-type="float">
            <text:p>0.2706404321</text:p>
          </table:table-cell>
          <table:table-cell/>
          <table:table-cell office:value-type="string" calcext:value-type="string">
            <text:p>wish3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2.27240205" calcext:value-type="float">
            <text:p>-2.27240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5" calcext:value-type="float">
            <text:p>1285</text:p>
          </table:table-cell>
          <table:table-cell table:style-name="ce3" office:value-type="float" office:value="120.7" calcext:value-type="float">
            <text:p>120.7</text:p>
          </table:table-cell>
          <table:table-cell table:style-name="ce3"/>
          <table:table-cell table:style-name="ce3" table:formula="of:=[.AC87]-[.D87]" office:value-type="float" office:value="-0.00114583000000001" calcext:value-type="float">
            <text:p>-0.00114583</text:p>
          </table:table-cell>
          <table:table-cell table:style-name="ce3" table:formula="of:=[.AI87]/MAX(1; 0.5*ABS([.D87])+0.5*ABS([.AC87]))" office:value-type="float" office:value="-0.000504364515071691" calcext:value-type="float">
            <text:p>-0.0005043645</text:p>
          </table:table-cell>
          <table:table-cell table:style-name="ce3"/>
          <table:table-cell table:formula="of:=[.AG87]/[.H87]" office:value-type="float" office:value="0.232831790123457" calcext:value-type="float">
            <text:p>0.2328317901</text:p>
          </table:table-cell>
          <table:table-cell table:formula="of:=[.AG87]/[.S87]" office:value-type="float" office:value="0.860299358517463" calcext:value-type="float">
            <text:p>0.8602993585</text:p>
          </table:table-cell>
        </table:table-row>
        <table:table-row table:style-name="ro2">
          <table:table-cell office:value-type="string" calcext:value-type="string">
            <text:p>wish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215485105" calcext:value-type="float">
            <text:p>0.215485105</text:p>
          </table:table-cell>
          <table:table-cell office:value-type="float" office:value="0" calcext:value-type="float">
            <text:p>0</text:p>
          </table:table-cell>
          <table:table-cell office:value-type="float" office:value="4055" calcext:value-type="float">
            <text:p>4055</text:p>
          </table:table-cell>
          <table:table-cell office:value-type="float" office:value="910.4" calcext:value-type="float">
            <text:p>910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215414843" calcext:value-type="float">
            <text:p>0.215414843</text:p>
          </table:table-cell>
          <table:table-cell office:value-type="float" office:value="0" calcext:value-type="float">
            <text:p>0</text:p>
          </table:table-cell>
          <table:table-cell office:value-type="float" office:value="4041" calcext:value-type="float">
            <text:p>4041</text:p>
          </table:table-cell>
          <table:table-cell office:value-type="float" office:value="279.6" calcext:value-type="float">
            <text:p>279.6</text:p>
          </table:table-cell>
          <table:table-cell/>
          <table:table-cell table:formula="of:=[.O88]-[.D88]" office:value-type="float" office:value="-0.0000702619999999876" calcext:value-type="float">
            <text:p>-0.000070262</text:p>
          </table:table-cell>
          <table:table-cell table:formula="of:=[.U88]/MAX(1; 0.5*ABS([.D88])+0.5*ABS([.O88]))" office:value-type="float" office:value="-0.0000702619999999876" calcext:value-type="float">
            <text:p>-0.000070262</text:p>
          </table:table-cell>
          <table:table-cell table:formula="of:=[.P88]-[.E88]" office:value-type="float" office:value="-0.0000702619999999876" calcext:value-type="float">
            <text:p>-0.000070262</text:p>
          </table:table-cell>
          <table:table-cell table:formula="of:=[.S88]/[.H88]" office:value-type="float" office:value="0.307117750439367" calcext:value-type="float">
            <text:p>0.3071177504</text:p>
          </table:table-cell>
          <table:table-cell/>
          <table:table-cell office:value-type="string" calcext:value-type="string">
            <text:p>wish3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0.215414843" calcext:value-type="float">
            <text:p>0.215414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9" calcext:value-type="float">
            <text:p>4049</text:p>
          </table:table-cell>
          <table:table-cell table:style-name="ce3" office:value-type="float" office:value="201.5" calcext:value-type="float">
            <text:p>201.5</text:p>
          </table:table-cell>
          <table:table-cell table:style-name="ce3"/>
          <table:table-cell table:style-name="ce3" table:formula="of:=[.AC88]-[.D88]" office:value-type="float" office:value="-0.0000702619999999876" calcext:value-type="float">
            <text:p>-0.000070262</text:p>
          </table:table-cell>
          <table:table-cell table:style-name="ce3" table:formula="of:=[.AI88]/MAX(1; 0.5*ABS([.D88])+0.5*ABS([.AC88]))" office:value-type="float" office:value="-0.0000702619999999876" calcext:value-type="float">
            <text:p>-0.000070262</text:p>
          </table:table-cell>
          <table:table-cell table:style-name="ce3"/>
          <table:table-cell table:formula="of:=[.AG88]/[.H88]" office:value-type="float" office:value="0.221331282952548" calcext:value-type="float">
            <text:p>0.221331283</text:p>
          </table:table-cell>
          <table:table-cell table:formula="of:=[.AG88]/[.S88]" office:value-type="float" office:value="0.720672389127325" calcext:value-type="float">
            <text:p>0.7206723891</text:p>
          </table:table-cell>
        </table:table-row>
        <table:table-row table:style-name="ro2">
          <table:table-cell office:value-type="string" calcext:value-type="string">
            <text:p>wish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33411276" calcext:value-type="float">
            <text:p>-2.33411276</text:p>
          </table:table-cell>
          <table:table-cell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  <table:table-cell office:value-type="float" office:value="709.2" calcext:value-type="float">
            <text:p>709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33430299" calcext:value-type="float">
            <text:p>-2.33430299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float" office:value="213.8" calcext:value-type="float">
            <text:p>213.8</text:p>
          </table:table-cell>
          <table:table-cell/>
          <table:table-cell table:formula="of:=[.O89]-[.D89]" office:value-type="float" office:value="-0.000190229999999847" calcext:value-type="float">
            <text:p>-0.00019023</text:p>
          </table:table-cell>
          <table:table-cell table:formula="of:=[.U89]/MAX(1; 0.5*ABS([.D89])+0.5*ABS([.O89]))" office:value-type="float" office:value="-0.0000814965976412221" calcext:value-type="float">
            <text:p>-8.14965976412221E-005</text:p>
          </table:table-cell>
          <table:table-cell table:formula="of:=[.P89]-[.E89]" office:value-type="float" office:value="-0.000190229999999847" calcext:value-type="float">
            <text:p>-0.00019023</text:p>
          </table:table-cell>
          <table:table-cell table:formula="of:=[.S89]/[.H89]" office:value-type="float" office:value="0.30146644106035" calcext:value-type="float">
            <text:p>0.3014664411</text:p>
          </table:table-cell>
          <table:table-cell/>
          <table:table-cell office:value-type="string" calcext:value-type="string">
            <text:p>wish3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2.33430299" calcext:value-type="float">
            <text:p>-2.33430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1" calcext:value-type="float">
            <text:p>2461</text:p>
          </table:table-cell>
          <table:table-cell table:style-name="ce3" office:value-type="float" office:value="164.6" calcext:value-type="float">
            <text:p>164.6</text:p>
          </table:table-cell>
          <table:table-cell table:style-name="ce3"/>
          <table:table-cell table:style-name="ce3" table:formula="of:=[.AC89]-[.D89]" office:value-type="float" office:value="-0.000190229999999847" calcext:value-type="float">
            <text:p>-0.00019023</text:p>
          </table:table-cell>
          <table:table-cell table:style-name="ce3" table:formula="of:=[.AI89]/MAX(1; 0.5*ABS([.D89])+0.5*ABS([.AC89]))" office:value-type="float" office:value="-0.0000814965976412221" calcext:value-type="float">
            <text:p>-8.14965976412221E-005</text:p>
          </table:table-cell>
          <table:table-cell table:style-name="ce3"/>
          <table:table-cell table:formula="of:=[.AG89]/[.H89]" office:value-type="float" office:value="0.23209249858996" calcext:value-type="float">
            <text:p>0.2320924986</text:p>
          </table:table-cell>
          <table:table-cell table:formula="of:=[.AG89]/[.S89]" office:value-type="float" office:value="0.769878391019645" calcext:value-type="float">
            <text:p>0.769878391</text:p>
          </table:table-cell>
        </table:table-row>
        <table:table-row table:style-name="ro2">
          <table:table-cell office:value-type="string" calcext:value-type="string">
            <text:p>wish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210870862" calcext:value-type="float">
            <text:p>0.210870862</text:p>
          </table:table-cell>
          <table:table-cell office:value-type="float" office:value="0" calcext:value-type="float">
            <text:p>0</text:p>
          </table:table-cell>
          <table:table-cell office:value-type="float" office:value="4407" calcext:value-type="float">
            <text:p>4407</text:p>
          </table:table-cell>
          <table:table-cell office:value-type="float" office:value="970.4" calcext:value-type="float">
            <text:p>970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.210520993" calcext:value-type="float">
            <text:p>0.210520993</text:p>
          </table:table-cell>
          <table:table-cell office:value-type="float" office:value="0" calcext:value-type="float">
            <text:p>0</text:p>
          </table:table-cell>
          <table:table-cell office:value-type="float" office:value="4517" calcext:value-type="float">
            <text:p>4517</text:p>
          </table:table-cell>
          <table:table-cell office:value-type="float" office:value="300.5" calcext:value-type="float">
            <text:p>300.5</text:p>
          </table:table-cell>
          <table:table-cell/>
          <table:table-cell table:formula="of:=[.O90]-[.D90]" office:value-type="float" office:value="-0.000349869000000003" calcext:value-type="float">
            <text:p>-0.000349869</text:p>
          </table:table-cell>
          <table:table-cell table:formula="of:=[.U90]/MAX(1; 0.5*ABS([.D90])+0.5*ABS([.O90]))" office:value-type="float" office:value="-0.000349869000000003" calcext:value-type="float">
            <text:p>-0.000349869</text:p>
          </table:table-cell>
          <table:table-cell table:formula="of:=[.P90]-[.E90]" office:value-type="float" office:value="-0.000349869000000003" calcext:value-type="float">
            <text:p>-0.000349869</text:p>
          </table:table-cell>
          <table:table-cell table:formula="of:=[.S90]/[.H90]" office:value-type="float" office:value="0.309666117065128" calcext:value-type="float">
            <text:p>0.3096661171</text:p>
          </table:table-cell>
          <table:table-cell/>
          <table:table-cell office:value-type="string" calcext:value-type="string">
            <text:p>wish3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0.210520993" calcext:value-type="float">
            <text:p>0.210520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3" calcext:value-type="float">
            <text:p>4513</text:p>
          </table:table-cell>
          <table:table-cell table:style-name="ce3" office:value-type="float" office:value="211.9" calcext:value-type="float">
            <text:p>211.9</text:p>
          </table:table-cell>
          <table:table-cell table:style-name="ce3"/>
          <table:table-cell table:style-name="ce3" table:formula="of:=[.AC90]-[.D90]" office:value-type="float" office:value="-0.000349869000000003" calcext:value-type="float">
            <text:p>-0.000349869</text:p>
          </table:table-cell>
          <table:table-cell table:style-name="ce3" table:formula="of:=[.AI90]/MAX(1; 0.5*ABS([.D90])+0.5*ABS([.AC90]))" office:value-type="float" office:value="-0.000349869000000003" calcext:value-type="float">
            <text:p>-0.000349869</text:p>
          </table:table-cell>
          <table:table-cell table:style-name="ce3"/>
          <table:table-cell table:formula="of:=[.AG90]/[.H90]" office:value-type="float" office:value="0.218363561417972" calcext:value-type="float">
            <text:p>0.2183635614</text:p>
          </table:table-cell>
          <table:table-cell table:formula="of:=[.AG90]/[.S90]" office:value-type="float" office:value="0.705158069883527" calcext:value-type="float">
            <text:p>0.7051580699</text:p>
          </table:table-cell>
        </table:table-row>
        <table:table-row table:style-name="ro2">
          <table:table-cell office:value-type="string" calcext:value-type="string">
            <text:p>wish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36580981" calcext:value-type="float">
            <text:p>-2.36580981</text:p>
          </table:table-cell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wish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2.36659043" calcext:value-type="float">
            <text:p>-2.36659043</text:p>
          </table:table-cell>
          <table:table-cell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  <table:table-cell office:value-type="float" office:value="191.7" calcext:value-type="float">
            <text:p>191.7</text:p>
          </table:table-cell>
          <table:table-cell/>
          <table:table-cell table:formula="of:=[.O91]-[.D91]" office:value-type="float" office:value="-0.00078062000000001" calcext:value-type="float">
            <text:p>-0.00078062</text:p>
          </table:table-cell>
          <table:table-cell table:formula="of:=[.U91]/MAX(1; 0.5*ABS([.D91])+0.5*ABS([.O91]))" office:value-type="float" office:value="-0.000329904471478097" calcext:value-type="float">
            <text:p>-0.0003299045</text:p>
          </table:table-cell>
          <table:table-cell table:formula="of:=[.P91]-[.E91]" office:value-type="float" office:value="-0.00078062000000001" calcext:value-type="float">
            <text:p>-0.00078062</text:p>
          </table:table-cell>
          <table:table-cell table:formula="of:=[.S91]/[.H91]" office:value-type="float" office:value="0.293568147013783" calcext:value-type="float">
            <text:p>0.293568147</text:p>
          </table:table-cell>
          <table:table-cell/>
          <table:table-cell office:value-type="string" calcext:value-type="string">
            <text:p>wish3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2.36659043" calcext:value-type="float">
            <text:p>-2.36659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5" calcext:value-type="float">
            <text:p>2045</text:p>
          </table:table-cell>
          <table:table-cell table:style-name="ce3" office:value-type="float" office:value="152.1" calcext:value-type="float">
            <text:p>152.1</text:p>
          </table:table-cell>
          <table:table-cell table:style-name="ce3"/>
          <table:table-cell table:style-name="ce3" table:formula="of:=[.AC91]-[.D91]" office:value-type="float" office:value="-0.00078062000000001" calcext:value-type="float">
            <text:p>-0.00078062</text:p>
          </table:table-cell>
          <table:table-cell table:style-name="ce3" table:formula="of:=[.AI91]/MAX(1; 0.5*ABS([.D91])+0.5*ABS([.AC91]))" office:value-type="float" office:value="-0.000329904471478097" calcext:value-type="float">
            <text:p>-0.0003299045</text:p>
          </table:table-cell>
          <table:table-cell table:style-name="ce3"/>
          <table:table-cell table:formula="of:=[.AG91]/[.H91]" office:value-type="float" office:value="0.232924961715161" calcext:value-type="float">
            <text:p>0.2329249617</text:p>
          </table:table-cell>
          <table:table-cell table:formula="of:=[.AG91]/[.S91]" office:value-type="float" office:value="0.793427230046948" calcext:value-type="float">
            <text:p>0.79342723</text:p>
          </table:table-cell>
        </table:table-row>
        <table:table-row table:style-name="ro2">
          <table:table-cell office:value-type="string" calcext:value-type="string">
            <text:p>band30305A\_MISDPl </text:p>
          </table:table-cell>
          <table:table-cell office:value-type="float" office:value="1765" calcext:value-type="float">
            <text:p>1765</text:p>
          </table:table-cell>
          <table:table-cell office:value-type="float" office:value="487" calcext:value-type="float">
            <text:p>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30305A\_MISDPl </text:p>
          </table:table-cell>
          <table:table-cell office:value-type="float" office:value="1765" calcext:value-type="float">
            <text:p>1765</text:p>
          </table:table-cell>
          <table:table-cell office:value-type="float" office:value="487" calcext:value-type="float">
            <text:p>487</text:p>
          </table:table-cell>
          <table:table-cell table:number-columns-repeated="2"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O92]-[.D92]" office:value-type="float" office:value="0" calcext:value-type="float">
            <text:p>0</text:p>
          </table:table-cell>
          <table:table-cell table:formula="of:=[.U92]/MAX(1; 0.5*ABS([.D92])+0.5*ABS([.O92]))" office:value-type="float" office:value="0" calcext:value-type="float">
            <text:p>0</text:p>
          </table:table-cell>
          <table:table-cell table:formula="of:=[.P92]-[.E92]" office:value-type="float" office:value="0" calcext:value-type="float">
            <text:p>0</text:p>
          </table:table-cell>
          <table:table-cell table:formula="of:=[.S92]/[.H92]" office:value-type="float" office:value="0.0450819672131148" calcext:value-type="float">
            <text:p>0.0450819672</text:p>
          </table:table-cell>
          <table:table-cell/>
          <table:table-cell office:value-type="string" calcext:value-type="string">
            <text:p>band30305A\_MISDPl </text:p>
          </table:table-cell>
          <table:table-cell office:value-type="float" office:value="1765" calcext:value-type="float">
            <text:p>1765</text:p>
          </table:table-cell>
          <table:table-cell office:value-type="float" office:value="487" calcext:value-type="float">
            <text:p>487</text:p>
          </table:table-cell>
          <table:table-cell table:number-columns-repeated="2" table:style-name="ce12" office:value-type="float" office:value="0" calcext:value-type="float">
            <text:p>0.00E+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7" calcext:value-type="float">
            <text:p>0.7</text:p>
          </table:table-cell>
          <table:table-cell table:style-name="ce3"/>
          <table:table-cell table:style-name="ce3" table:formula="of:=[.AC92]-[.D92]" office:value-type="float" office:value="0" calcext:value-type="float">
            <text:p>0</text:p>
          </table:table-cell>
          <table:table-cell table:style-name="ce3" table:formula="of:=[.AI92]/MAX(1; 0.5*ABS([.D92])+0.5*ABS([.AC92]))" office:value-type="float" office:value="0" calcext:value-type="float">
            <text:p>0</text:p>
          </table:table-cell>
          <table:table-cell table:style-name="ce3"/>
          <table:table-cell table:formula="of:=[.AG92]/[.H92]" office:value-type="float" office:value="0.0286885245901639" calcext:value-type="float">
            <text:p>0.0286885246</text:p>
          </table:table-cell>
          <table:table-cell table:formula="of:=[.AG92]/[.S92]" office:value-type="float" office:value="0.636363636363636" calcext:value-type="float">
            <text:p>0.6363636364</text:p>
          </table:table-cell>
        </table:table-row>
        <table:table-row table:style-name="ro2">
          <table:table-cell office:value-type="string" calcext:value-type="string">
            <text:p>band30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5.19113139" calcext:value-type="float">
            <text:p>-5.1911313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30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5.19110914" calcext:value-type="float">
            <text:p>-5.1911091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O93]-[.D93]" office:value-type="float" office:value="0.0000222499999997794" calcext:value-type="float">
            <text:p>0.00002225</text:p>
          </table:table-cell>
          <table:table-cell table:formula="of:=[.U93]/MAX(1; 0.5*ABS([.D93])+0.5*ABS([.O93]))" office:value-type="float" office:value="0.00000428616538703508" calcext:value-type="float">
            <text:p>4.28616538703508E-006</text:p>
          </table:table-cell>
          <table:table-cell table:formula="of:=[.P93]-[.E93]" office:value-type="float" office:value="0.0000222499999997794" calcext:value-type="float">
            <text:p>0.00002225</text:p>
          </table:table-cell>
          <table:table-cell table:formula="of:=[.S93]/[.H93]" office:value-type="float" office:value="0.42" calcext:value-type="float">
            <text:p>0.42</text:p>
          </table:table-cell>
          <table:table-cell/>
          <table:table-cell office:value-type="string" calcext:value-type="string">
            <text:p>band30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5.19110914" calcext:value-type="float">
            <text:p>-5.19110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.5" calcext:value-type="float">
            <text:p>1.5</text:p>
          </table:table-cell>
          <table:table-cell table:style-name="ce3"/>
          <table:table-cell table:style-name="ce3" table:formula="of:=[.AC93]-[.D93]" office:value-type="float" office:value="0.0000222499999997794" calcext:value-type="float">
            <text:p>0.00002225</text:p>
          </table:table-cell>
          <table:table-cell table:style-name="ce3" table:formula="of:=[.AI93]/MAX(1; 0.5*ABS([.D93])+0.5*ABS([.AC93]))" office:value-type="float" office:value="0.00000428616538703508" calcext:value-type="float">
            <text:p>4.28616538703508E-006</text:p>
          </table:table-cell>
          <table:table-cell table:style-name="ce3"/>
          <table:table-cell table:formula="of:=[.AG93]/[.H93]" office:value-type="float" office:value="0.3" calcext:value-type="float">
            <text:p>0.3</text:p>
          </table:table-cell>
          <table:table-cell table:formula="of:=[.AG93]/[.S93]" office:value-type="float" office:value="0.714285714285714" calcext:value-type="float">
            <text:p>0.7142857143</text:p>
          </table:table-cell>
        </table:table-row>
        <table:table-row table:style-name="ro2">
          <table:table-cell office:value-type="string" calcext:value-type="string">
            <text:p>band30305B\_MISDPl </text:p>
          </table:table-cell>
          <table:table-cell office:value-type="float" office:value="1770" calcext:value-type="float">
            <text:p>1770</text:p>
          </table:table-cell>
          <table:table-cell office:value-type="float" office:value="492" calcext:value-type="float">
            <text:p>492</text:p>
          </table:table-cell>
          <table:table-cell table:number-columns-repeated="2" table:style-name="ce7" office:value-type="float" office:value="0.00000147177532" calcext:value-type="float">
            <text:p>1.47E-00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30305B\_MISDPl </text:p>
          </table:table-cell>
          <table:table-cell office:value-type="float" office:value="1770" calcext:value-type="float">
            <text:p>1770</text:p>
          </table:table-cell>
          <table:table-cell office:value-type="float" office:value="492" calcext:value-type="float">
            <text:p>492</text:p>
          </table:table-cell>
          <table:table-cell table:number-columns-repeated="2"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O94]-[.D94]" office:value-type="float" office:value="-0.00000147177532" calcext:value-type="float">
            <text:p>-1.47177532E-006</text:p>
          </table:table-cell>
          <table:table-cell table:formula="of:=[.U94]/MAX(1; 0.5*ABS([.D94])+0.5*ABS([.O94]))" office:value-type="float" office:value="-0.00000147177532" calcext:value-type="float">
            <text:p>-1.47177532E-006</text:p>
          </table:table-cell>
          <table:table-cell table:formula="of:=[.P94]-[.E94]" office:value-type="float" office:value="-0.00000147177532" calcext:value-type="float">
            <text:p>-1.47177532E-006</text:p>
          </table:table-cell>
          <table:table-cell table:formula="of:=[.S94]/[.H94]" office:value-type="float" office:value="0.0466472303206997" calcext:value-type="float">
            <text:p>0.0466472303</text:p>
          </table:table-cell>
          <table:table-cell/>
          <table:table-cell office:value-type="string" calcext:value-type="string">
            <text:p>band30305B\_MISDPl </text:p>
          </table:table-cell>
          <table:table-cell office:value-type="float" office:value="1770" calcext:value-type="float">
            <text:p>1770</text:p>
          </table:table-cell>
          <table:table-cell office:value-type="float" office:value="492" calcext:value-type="float">
            <text:p>492</text:p>
          </table:table-cell>
          <table:table-cell table:number-columns-repeated="2" table:style-name="ce12" office:value-type="float" office:value="0" calcext:value-type="float">
            <text:p>0.00E+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AC94]-[.D94]" office:value-type="float" office:value="-0.00000147177532" calcext:value-type="float">
            <text:p>-1.47177532E-006</text:p>
          </table:table-cell>
          <table:table-cell table:style-name="ce3" table:formula="of:=[.AI94]/MAX(1; 0.5*ABS([.D94])+0.5*ABS([.AC94]))" office:value-type="float" office:value="-0.00000147177532" calcext:value-type="float">
            <text:p>-1.47177532E-006</text:p>
          </table:table-cell>
          <table:table-cell table:style-name="ce3"/>
          <table:table-cell table:formula="of:=[.AG94]/[.H94]" office:value-type="float" office:value="0.0291545189504373" calcext:value-type="float">
            <text:p>0.029154519</text:p>
          </table:table-cell>
          <table:table-cell table:formula="of:=[.AG94]/[.S94]" office:value-type="float" office:value="0.625" calcext:value-type="float">
            <text:p>0.625</text:p>
          </table:table-cell>
        </table:table-row>
        <table:table-row table:style-name="ro2">
          <table:table-cell office:value-type="string" calcext:value-type="string">
            <text:p>band30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4.4602297" calcext:value-type="float">
            <text:p>-4.460229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30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4.4604536" calcext:value-type="float">
            <text:p>-4.46045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O95]-[.D95]" office:value-type="float" office:value="-0.000223899999999944" calcext:value-type="float">
            <text:p>-0.0002239</text:p>
          </table:table-cell>
          <table:table-cell table:formula="of:=[.U95]/MAX(1; 0.5*ABS([.D95])+0.5*ABS([.O95]))" office:value-type="float" office:value="-0.0000501979484015408" calcext:value-type="float">
            <text:p>-5.01979484015408E-005</text:p>
          </table:table-cell>
          <table:table-cell table:formula="of:=[.P95]-[.E95]" office:value-type="float" office:value="-0.000223899999999944" calcext:value-type="float">
            <text:p>-0.0002239</text:p>
          </table:table-cell>
          <table:table-cell table:formula="of:=[.S95]/[.H95]" office:value-type="float" office:value="0.41025641025641" calcext:value-type="float">
            <text:p>0.4102564103</text:p>
          </table:table-cell>
          <table:table-cell/>
          <table:table-cell office:value-type="string" calcext:value-type="string">
            <text:p>band30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4.4604536" calcext:value-type="float">
            <text:p>-4.4604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.2" calcext:value-type="float">
            <text:p>1.2</text:p>
          </table:table-cell>
          <table:table-cell table:style-name="ce3"/>
          <table:table-cell table:style-name="ce3" table:formula="of:=[.AC95]-[.D95]" office:value-type="float" office:value="-0.000223899999999944" calcext:value-type="float">
            <text:p>-0.0002239</text:p>
          </table:table-cell>
          <table:table-cell table:style-name="ce3" table:formula="of:=[.AI95]/MAX(1; 0.5*ABS([.D95])+0.5*ABS([.AC95]))" office:value-type="float" office:value="-0.0000501979484015408" calcext:value-type="float">
            <text:p>-5.01979484015408E-005</text:p>
          </table:table-cell>
          <table:table-cell table:style-name="ce3"/>
          <table:table-cell table:formula="of:=[.AG95]/[.H95]" office:value-type="float" office:value="0.307692307692308" calcext:value-type="float">
            <text:p>0.3076923077</text:p>
          </table:table-cell>
          <table:table-cell table:formula="of:=[.AG95]/[.S95]"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band30305C\_MISDPl </text:p>
          </table:table-cell>
          <table:table-cell office:value-type="float" office:value="1769" calcext:value-type="float">
            <text:p>1769</text:p>
          </table:table-cell>
          <table:table-cell office:value-type="float" office:value="491" calcext:value-type="float">
            <text:p>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30305C\_MISDPl </text:p>
          </table:table-cell>
          <table:table-cell office:value-type="float" office:value="1769" calcext:value-type="float">
            <text:p>1769</text:p>
          </table:table-cell>
          <table:table-cell office:value-type="float" office:value="491" calcext:value-type="float">
            <text:p>491</text:p>
          </table:table-cell>
          <table:table-cell table:number-columns-repeated="2"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O96]-[.D96]" office:value-type="float" office:value="0" calcext:value-type="float">
            <text:p>0</text:p>
          </table:table-cell>
          <table:table-cell table:formula="of:=[.U96]/MAX(1; 0.5*ABS([.D96])+0.5*ABS([.O96]))" office:value-type="float" office:value="0" calcext:value-type="float">
            <text:p>0</text:p>
          </table:table-cell>
          <table:table-cell table:formula="of:=[.P96]-[.E96]" office:value-type="float" office:value="0" calcext:value-type="float">
            <text:p>0</text:p>
          </table:table-cell>
          <table:table-cell table:formula="of:=[.S96]/[.H96]" office:value-type="float" office:value="0.043010752688172" calcext:value-type="float">
            <text:p>0.0430107527</text:p>
          </table:table-cell>
          <table:table-cell/>
          <table:table-cell office:value-type="string" calcext:value-type="string">
            <text:p>band30305C\_MISDPl </text:p>
          </table:table-cell>
          <table:table-cell office:value-type="float" office:value="1769" calcext:value-type="float">
            <text:p>1769</text:p>
          </table:table-cell>
          <table:table-cell office:value-type="float" office:value="491" calcext:value-type="float">
            <text:p>491</text:p>
          </table:table-cell>
          <table:table-cell table:number-columns-repeated="2" table:style-name="ce12" office:value-type="float" office:value="0" calcext:value-type="float">
            <text:p>0.00E+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AC96]-[.D96]" office:value-type="float" office:value="0" calcext:value-type="float">
            <text:p>0</text:p>
          </table:table-cell>
          <table:table-cell table:style-name="ce3" table:formula="of:=[.AI96]/MAX(1; 0.5*ABS([.D96])+0.5*ABS([.AC96]))" office:value-type="float" office:value="0" calcext:value-type="float">
            <text:p>0</text:p>
          </table:table-cell>
          <table:table-cell table:style-name="ce3"/>
          <table:table-cell table:formula="of:=[.AG96]/[.H96]" office:value-type="float" office:value="0.0268817204301075" calcext:value-type="float">
            <text:p>0.0268817204</text:p>
          </table:table-cell>
          <table:table-cell table:formula="of:=[.AG96]/[.S96]" office:value-type="float" office:value="0.625" calcext:value-type="float">
            <text:p>0.625</text:p>
          </table:table-cell>
        </table:table-row>
        <table:table-row table:style-name="ro2">
          <table:table-cell office:value-type="string" calcext:value-type="string">
            <text:p>band30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6.11891526" calcext:value-type="float">
            <text:p>-6.118915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30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6.11895598" calcext:value-type="float">
            <text:p>-6.1189559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O97]-[.D97]" office:value-type="float" office:value="-0.0000407200000003272" calcext:value-type="float">
            <text:p>-0.00004072</text:p>
          </table:table-cell>
          <table:table-cell table:formula="of:=[.U97]/MAX(1; 0.5*ABS([.D97])+0.5*ABS([.O97]))" office:value-type="float" office:value="-0.00000665475215448127" calcext:value-type="float">
            <text:p>-6.65475215448127E-006</text:p>
          </table:table-cell>
          <table:table-cell table:formula="of:=[.P97]-[.E97]" office:value-type="float" office:value="-0.0000407200000003272" calcext:value-type="float">
            <text:p>-0.00004072</text:p>
          </table:table-cell>
          <table:table-cell table:formula="of:=[.S97]/[.H97]" office:value-type="float" office:value="0.377358490566038" calcext:value-type="float">
            <text:p>0.3773584906</text:p>
          </table:table-cell>
          <table:table-cell/>
          <table:table-cell office:value-type="string" calcext:value-type="string">
            <text:p>band30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6.11895598" calcext:value-type="float">
            <text:p>-6.11895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.5" calcext:value-type="float">
            <text:p>1.5</text:p>
          </table:table-cell>
          <table:table-cell table:style-name="ce3"/>
          <table:table-cell table:style-name="ce3" table:formula="of:=[.AC97]-[.D97]" office:value-type="float" office:value="-0.0000407200000003272" calcext:value-type="float">
            <text:p>-0.00004072</text:p>
          </table:table-cell>
          <table:table-cell table:style-name="ce3" table:formula="of:=[.AI97]/MAX(1; 0.5*ABS([.D97])+0.5*ABS([.AC97]))" office:value-type="float" office:value="-0.00000665475215448127" calcext:value-type="float">
            <text:p>-6.65475215448127E-006</text:p>
          </table:table-cell>
          <table:table-cell table:style-name="ce3"/>
          <table:table-cell table:formula="of:=[.AG97]/[.H97]" office:value-type="float" office:value="0.283018867924528" calcext:value-type="float">
            <text:p>0.2830188679</text:p>
          </table:table-cell>
          <table:table-cell table:formula="of:=[.AG97]/[.S97]"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band35354A\_MISDPl </text:p>
          </table:table-cell>
          <table:table-cell office:value-type="float" office:value="2417" calcext:value-type="float">
            <text:p>2417</text:p>
          </table:table-cell>
          <table:table-cell office:value-type="float" office:value="664" calcext:value-type="float">
            <text:p>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35354A\_MISDPl </text:p>
          </table:table-cell>
          <table:table-cell office:value-type="float" office:value="2417" calcext:value-type="float">
            <text:p>2417</text:p>
          </table:table-cell>
          <table:table-cell office:value-type="float" office:value="664" calcext:value-type="float">
            <text:p>664</text:p>
          </table:table-cell>
          <table:table-cell table:number-columns-repeated="2"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O98]-[.D98]" office:value-type="float" office:value="0" calcext:value-type="float">
            <text:p>0</text:p>
          </table:table-cell>
          <table:table-cell table:formula="of:=[.U98]/MAX(1; 0.5*ABS([.D98])+0.5*ABS([.O98]))" office:value-type="float" office:value="0" calcext:value-type="float">
            <text:p>0</text:p>
          </table:table-cell>
          <table:table-cell table:formula="of:=[.P98]-[.E98]" office:value-type="float" office:value="0" calcext:value-type="float">
            <text:p>0</text:p>
          </table:table-cell>
          <table:table-cell table:formula="of:=[.S98]/[.H98]" office:value-type="float" office:value="0.069060773480663" calcext:value-type="float">
            <text:p>0.0690607735</text:p>
          </table:table-cell>
          <table:table-cell/>
          <table:table-cell office:value-type="string" calcext:value-type="string">
            <text:p>band35354A\_MISDPl </text:p>
          </table:table-cell>
          <table:table-cell office:value-type="float" office:value="2417" calcext:value-type="float">
            <text:p>2417</text:p>
          </table:table-cell>
          <table:table-cell office:value-type="float" office:value="664" calcext:value-type="float">
            <text:p>664</text:p>
          </table:table-cell>
          <table:table-cell table:number-columns-repeated="2" table:style-name="ce12" office:value-type="float" office:value="0" calcext:value-type="float">
            <text:p>0.00E+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.9" calcext:value-type="float">
            <text:p>1.9</text:p>
          </table:table-cell>
          <table:table-cell table:style-name="ce3"/>
          <table:table-cell table:style-name="ce3" table:formula="of:=[.AC98]-[.D98]" office:value-type="float" office:value="0" calcext:value-type="float">
            <text:p>0</text:p>
          </table:table-cell>
          <table:table-cell table:style-name="ce3" table:formula="of:=[.AI98]/MAX(1; 0.5*ABS([.D98])+0.5*ABS([.AC98]))" office:value-type="float" office:value="0" calcext:value-type="float">
            <text:p>0</text:p>
          </table:table-cell>
          <table:table-cell table:style-name="ce3"/>
          <table:table-cell table:formula="of:=[.AG98]/[.H98]" office:value-type="float" office:value="0.0524861878453039" calcext:value-type="float">
            <text:p>0.0524861878</text:p>
          </table:table-cell>
          <table:table-cell table:formula="of:=[.AG98]/[.S98]" office:value-type="float" office:value="0.76" calcext:value-type="float">
            <text:p>0.76</text:p>
          </table:table-cell>
        </table:table-row>
        <table:table-row table:style-name="ro2">
          <table:table-cell office:value-type="string" calcext:value-type="string">
            <text:p>band3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8.53071393" calcext:value-type="float">
            <text:p>-8.5307139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3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8.53105781" calcext:value-type="float">
            <text:p>-8.5310578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.9" calcext:value-type="float">
            <text:p>10.9</text:p>
          </table:table-cell>
          <table:table-cell/>
          <table:table-cell table:formula="of:=[.O99]-[.D99]" office:value-type="float" office:value="-0.000343880000000851" calcext:value-type="float">
            <text:p>-0.00034388</text:p>
          </table:table-cell>
          <table:table-cell table:formula="of:=[.U99]/MAX(1; 0.5*ABS([.D99])+0.5*ABS([.O99]))" office:value-type="float" office:value="-0.000040309998895912" calcext:value-type="float">
            <text:p>-0.00004031</text:p>
          </table:table-cell>
          <table:table-cell table:formula="of:=[.P99]-[.E99]" office:value-type="float" office:value="-0.000343880000000851" calcext:value-type="float">
            <text:p>-0.00034388</text:p>
          </table:table-cell>
          <table:table-cell table:formula="of:=[.S99]/[.H99]" office:value-type="float" office:value="0.264563106796116" calcext:value-type="float">
            <text:p>0.2645631068</text:p>
          </table:table-cell>
          <table:table-cell/>
          <table:table-cell office:value-type="string" calcext:value-type="string">
            <text:p>band3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8.53105781" calcext:value-type="float">
            <text:p>-8.53105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.2" calcext:value-type="float">
            <text:p>10.2</text:p>
          </table:table-cell>
          <table:table-cell table:style-name="ce3"/>
          <table:table-cell table:style-name="ce3" table:formula="of:=[.AC99]-[.D99]" office:value-type="float" office:value="-0.000343880000000851" calcext:value-type="float">
            <text:p>-0.00034388</text:p>
          </table:table-cell>
          <table:table-cell table:style-name="ce3" table:formula="of:=[.AI99]/MAX(1; 0.5*ABS([.D99])+0.5*ABS([.AC99]))" office:value-type="float" office:value="-0.000040309998895912" calcext:value-type="float">
            <text:p>-0.00004031</text:p>
          </table:table-cell>
          <table:table-cell table:style-name="ce3"/>
          <table:table-cell table:formula="of:=[.AG99]/[.H99]" office:value-type="float" office:value="0.247572815533981" calcext:value-type="float">
            <text:p>0.2475728155</text:p>
          </table:table-cell>
          <table:table-cell table:formula="of:=[.AG99]/[.S99]" office:value-type="float" office:value="0.935779816513761" calcext:value-type="float">
            <text:p>0.9357798165</text:p>
          </table:table-cell>
        </table:table-row>
        <table:table-row table:style-name="ro2">
          <table:table-cell office:value-type="string" calcext:value-type="string">
            <text:p>band3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7" office:value-type="float" office:value="0.0000000353309221" calcext:value-type="float">
            <text:p>3.53E-008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3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7" office:value-type="float" office:value="0.000000501629064" calcext:value-type="float">
            <text:p>5.02E-0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O100]-[.D100]" office:value-type="float" office:value="0.0000004662981419" calcext:value-type="float">
            <text:p>4.662981419E-007</text:p>
          </table:table-cell>
          <table:table-cell table:formula="of:=[.U100]/MAX(1; 0.5*ABS([.D100])+0.5*ABS([.O100]))" office:value-type="float" office:value="0.0000004662981419" calcext:value-type="float">
            <text:p>4.662981419E-007</text:p>
          </table:table-cell>
          <table:table-cell table:formula="of:=[.P100]-[.E100]" office:value-type="float" office:value="0.0000004662981419" calcext:value-type="float">
            <text:p>4.662981419E-007</text:p>
          </table:table-cell>
          <table:table-cell table:formula="of:=[.S100]/[.H100]" office:value-type="float" office:value="0.0498753117206983" calcext:value-type="float">
            <text:p>0.0498753117</text:p>
          </table:table-cell>
          <table:table-cell/>
          <table:table-cell office:value-type="string" calcext:value-type="string">
            <text:p>band3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12" office:value-type="float" office:value="0.000000501629064" calcext:value-type="float">
            <text:p>5.02E-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.3" calcext:value-type="float">
            <text:p>3.3</text:p>
          </table:table-cell>
          <table:table-cell table:style-name="ce3"/>
          <table:table-cell table:style-name="ce3" table:formula="of:=[.AC100]-[.D100]" office:value-type="float" office:value="0.0000004662981419" calcext:value-type="float">
            <text:p>4.662981419E-007</text:p>
          </table:table-cell>
          <table:table-cell table:style-name="ce3" table:formula="of:=[.AI100]/MAX(1; 0.5*ABS([.D100])+0.5*ABS([.AC100]))" office:value-type="float" office:value="0.0000004662981419" calcext:value-type="float">
            <text:p>4.662981419E-007</text:p>
          </table:table-cell>
          <table:table-cell table:style-name="ce3"/>
          <table:table-cell table:formula="of:=[.AG100]/[.H100]" office:value-type="float" office:value="0.0411471321695761" calcext:value-type="float">
            <text:p>0.0411471322</text:p>
          </table:table-cell>
          <table:table-cell table:formula="of:=[.AG100]/[.S100]" office:value-type="float" office:value="0.825" calcext:value-type="float">
            <text:p>0.825</text:p>
          </table:table-cell>
        </table:table-row>
        <table:table-row table:style-name="ro2">
          <table:table-cell office:value-type="string" calcext:value-type="string">
            <text:p>band3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9.58442932" calcext:value-type="float">
            <text:p>-9.5844293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3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9.5845073" calcext:value-type="float">
            <text:p>-9.58450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O101]-[.D101]" office:value-type="float" office:value="-0.0000779800000003661" calcext:value-type="float">
            <text:p>-0.00007798</text:p>
          </table:table-cell>
          <table:table-cell table:formula="of:=[.U101]/MAX(1; 0.5*ABS([.D101])+0.5*ABS([.O101]))" office:value-type="float" office:value="-0.00000813607990325403" calcext:value-type="float">
            <text:p>-8.13607990325403E-006</text:p>
          </table:table-cell>
          <table:table-cell table:formula="of:=[.P101]-[.E101]" office:value-type="float" office:value="-0.0000779800000003661" calcext:value-type="float">
            <text:p>-0.00007798</text:p>
          </table:table-cell>
          <table:table-cell table:formula="of:=[.S101]/[.H101]" office:value-type="float" office:value="0.257510729613734" calcext:value-type="float">
            <text:p>0.2575107296</text:p>
          </table:table-cell>
          <table:table-cell/>
          <table:table-cell office:value-type="string" calcext:value-type="string">
            <text:p>band3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9.5845073" calcext:value-type="float">
            <text:p>-9.5845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.5" calcext:value-type="float">
            <text:p>5.5</text:p>
          </table:table-cell>
          <table:table-cell table:style-name="ce3"/>
          <table:table-cell table:style-name="ce3" table:formula="of:=[.AC101]-[.D101]" office:value-type="float" office:value="-0.0000779800000003661" calcext:value-type="float">
            <text:p>-0.00007798</text:p>
          </table:table-cell>
          <table:table-cell table:style-name="ce3" table:formula="of:=[.AI101]/MAX(1; 0.5*ABS([.D101])+0.5*ABS([.AC101]))" office:value-type="float" office:value="-0.00000813607990325403" calcext:value-type="float">
            <text:p>-8.13607990325403E-006</text:p>
          </table:table-cell>
          <table:table-cell table:style-name="ce3"/>
          <table:table-cell table:formula="of:=[.AG101]/[.H101]" office:value-type="float" office:value="0.236051502145923" calcext:value-type="float">
            <text:p>0.2360515021</text:p>
          </table:table-cell>
          <table:table-cell table:formula="of:=[.AG101]/[.S101]" office:value-type="float" office:value="0.916666666666667" calcext:value-type="float">
            <text:p>0.9166666667</text:p>
          </table:table-cell>
        </table:table-row>
        <table:table-row table:style-name="ro2">
          <table:table-cell office:value-type="string" calcext:value-type="string">
            <text:p>band3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0867854154" calcext:value-type="float">
            <text:p>0.0867854154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268.9" calcext:value-type="float">
            <text:p>268.9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3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.0863609424" calcext:value-type="float">
            <text:p>0.0863609424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office:value-type="float" office:value="86.7" calcext:value-type="float">
            <text:p>86.7</text:p>
          </table:table-cell>
          <table:table-cell/>
          <table:table-cell table:formula="of:=[.O102]-[.D102]" office:value-type="float" office:value="-0.000424473000000009" calcext:value-type="float">
            <text:p>-0.000424473</text:p>
          </table:table-cell>
          <table:table-cell table:formula="of:=[.U102]/MAX(1; 0.5*ABS([.D102])+0.5*ABS([.O102]))" office:value-type="float" office:value="-0.000424473000000009" calcext:value-type="float">
            <text:p>-0.000424473</text:p>
          </table:table-cell>
          <table:table-cell table:formula="of:=[.P102]-[.E102]" office:value-type="float" office:value="-0.000424473000000009" calcext:value-type="float">
            <text:p>-0.000424473</text:p>
          </table:table-cell>
          <table:table-cell table:formula="of:=[.S102]/[.H102]" office:value-type="float" office:value="0.322424693194496" calcext:value-type="float">
            <text:p>0.3224246932</text:p>
          </table:table-cell>
          <table:table-cell/>
          <table:table-cell office:value-type="string" calcext:value-type="string">
            <text:p>band3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0.0863609424" calcext:value-type="float">
            <text:p>0.0863609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8.7" calcext:value-type="float">
            <text:p>68.7</text:p>
          </table:table-cell>
          <table:table-cell table:style-name="ce3"/>
          <table:table-cell table:style-name="ce3" table:formula="of:=[.AC102]-[.D102]" office:value-type="float" office:value="-0.000424473000000009" calcext:value-type="float">
            <text:p>-0.000424473</text:p>
          </table:table-cell>
          <table:table-cell table:style-name="ce3" table:formula="of:=[.AI102]/MAX(1; 0.5*ABS([.D102])+0.5*ABS([.AC102]))" office:value-type="float" office:value="-0.000424473000000009" calcext:value-type="float">
            <text:p>-0.000424473</text:p>
          </table:table-cell>
          <table:table-cell table:style-name="ce3"/>
          <table:table-cell table:formula="of:=[.AG102]/[.H102]" office:value-type="float" office:value="0.255485310524358" calcext:value-type="float">
            <text:p>0.2554853105</text:p>
          </table:table-cell>
          <table:table-cell table:formula="of:=[.AG102]/[.S102]" office:value-type="float" office:value="0.792387543252595" calcext:value-type="float">
            <text:p>0.7923875433</text:p>
          </table:table-cell>
        </table:table-row>
        <table:table-row table:style-name="ro2">
          <table:table-cell office:value-type="string" calcext:value-type="string">
            <text:p>band3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10.8777019" calcext:value-type="float">
            <text:p>-10.877701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3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10.8782671" calcext:value-type="float">
            <text:p>-10.878267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O103]-[.D103]" office:value-type="float" office:value="-0.000565200000000488" calcext:value-type="float">
            <text:p>-0.0005652</text:p>
          </table:table-cell>
          <table:table-cell table:formula="of:=[.U103]/MAX(1; 0.5*ABS([.D103])+0.5*ABS([.O103]))" office:value-type="float" office:value="-0.0000519581545644313" calcext:value-type="float">
            <text:p>-5.19581545644313E-005</text:p>
          </table:table-cell>
          <table:table-cell table:formula="of:=[.P103]-[.E103]" office:value-type="float" office:value="-0.000565200000000488" calcext:value-type="float">
            <text:p>-0.0005652</text:p>
          </table:table-cell>
          <table:table-cell table:formula="of:=[.S103]/[.H103]" office:value-type="float" office:value="0.242268041237113" calcext:value-type="float">
            <text:p>0.2422680412</text:p>
          </table:table-cell>
          <table:table-cell/>
          <table:table-cell office:value-type="string" calcext:value-type="string">
            <text:p>band3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10.8782671" calcext:value-type="float">
            <text:p>-10.8782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.3" calcext:value-type="float">
            <text:p>4.3</text:p>
          </table:table-cell>
          <table:table-cell table:style-name="ce3"/>
          <table:table-cell table:style-name="ce3" table:formula="of:=[.AC103]-[.D103]" office:value-type="float" office:value="-0.000565200000000488" calcext:value-type="float">
            <text:p>-0.0005652</text:p>
          </table:table-cell>
          <table:table-cell table:style-name="ce3" table:formula="of:=[.AI103]/MAX(1; 0.5*ABS([.D103])+0.5*ABS([.AC103]))" office:value-type="float" office:value="-0.0000519581545644313" calcext:value-type="float">
            <text:p>-5.19581545644313E-005</text:p>
          </table:table-cell>
          <table:table-cell table:style-name="ce3"/>
          <table:table-cell table:formula="of:=[.AG103]/[.H103]" office:value-type="float" office:value="0.221649484536082" calcext:value-type="float">
            <text:p>0.2216494845</text:p>
          </table:table-cell>
          <table:table-cell table:formula="of:=[.AG103]/[.S103]" office:value-type="float" office:value="0.914893617021276" calcext:value-type="float">
            <text:p>0.914893617</text:p>
          </table:table-cell>
        </table:table-row>
        <table:table-row table:style-name="ro2">
          <table:table-cell office:value-type="string" calcext:value-type="string">
            <text:p>band40403A\_MISDPl </text:p>
          </table:table-cell>
          <table:table-cell office:value-type="float" office:value="3162" calcext:value-type="float">
            <text:p>3162</text:p>
          </table:table-cell>
          <table:table-cell office:value-type="float" office:value="859" calcext:value-type="float">
            <text:p>859</text:p>
          </table:table-cell>
          <table:table-cell table:number-columns-repeated="2" table:style-name="ce7" office:value-type="float" office:value="0.0000000958580373" calcext:value-type="float">
            <text:p>9.59E-00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40403A\_MISDPl </text:p>
          </table:table-cell>
          <table:table-cell office:value-type="float" office:value="3162" calcext:value-type="float">
            <text:p>3162</text:p>
          </table:table-cell>
          <table:table-cell office:value-type="float" office:value="859" calcext:value-type="float">
            <text:p>859</text:p>
          </table:table-cell>
          <table:table-cell table:number-columns-repeated="2" table:style-name="ce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O104]-[.D104]" office:value-type="float" office:value="-0.0000000958580373" calcext:value-type="float">
            <text:p>-9.58580373E-008</text:p>
          </table:table-cell>
          <table:table-cell table:formula="of:=[.U104]/MAX(1; 0.5*ABS([.D104])+0.5*ABS([.O104]))" office:value-type="float" office:value="-0.0000000958580373" calcext:value-type="float">
            <text:p>-9.58580373E-008</text:p>
          </table:table-cell>
          <table:table-cell table:formula="of:=[.P104]-[.E104]" office:value-type="float" office:value="-0.0000000958580373" calcext:value-type="float">
            <text:p>-9.58580373E-008</text:p>
          </table:table-cell>
          <table:table-cell table:formula="of:=[.S104]/[.H104]" office:value-type="float" office:value="0.084" calcext:value-type="float">
            <text:p>0.084</text:p>
          </table:table-cell>
          <table:table-cell/>
          <table:table-cell office:value-type="string" calcext:value-type="string">
            <text:p>band40403A\_MISDPl </text:p>
          </table:table-cell>
          <table:table-cell office:value-type="float" office:value="3162" calcext:value-type="float">
            <text:p>3162</text:p>
          </table:table-cell>
          <table:table-cell office:value-type="float" office:value="859" calcext:value-type="float">
            <text:p>859</text:p>
          </table:table-cell>
          <table:table-cell table:number-columns-repeated="2" table:style-name="ce12" office:value-type="float" office:value="0" calcext:value-type="float">
            <text:p>0.00E+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[.AC104]-[.D104]" office:value-type="float" office:value="-0.0000000958580373" calcext:value-type="float">
            <text:p>-9.58580373E-008</text:p>
          </table:table-cell>
          <table:table-cell table:style-name="ce3" table:formula="of:=[.AI104]/MAX(1; 0.5*ABS([.D104])+0.5*ABS([.AC104]))" office:value-type="float" office:value="-0.0000000958580373" calcext:value-type="float">
            <text:p>-9.58580373E-008</text:p>
          </table:table-cell>
          <table:table-cell table:style-name="ce3"/>
          <table:table-cell table:formula="of:=[.AG104]/[.H104]" office:value-type="float" office:value="0.08" calcext:value-type="float">
            <text:p>0.08</text:p>
          </table:table-cell>
          <table:table-cell table:formula="of:=[.AG104]/[.S104]" office:value-type="float" office:value="0.952380952380952" calcext:value-type="float">
            <text:p>0.9523809524</text:p>
          </table:table-cell>
        </table:table-row>
        <table:table-row table:style-name="ro2">
          <table:table-cell office:value-type="string" calcext:value-type="string">
            <text:p>band4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13.0566272" calcext:value-type="float">
            <text:p>-13.056627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4.7" calcext:value-type="float">
            <text:p>134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4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13.0576967" calcext:value-type="float">
            <text:p>-13.0576967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8.3" calcext:value-type="float">
            <text:p>28.3</text:p>
          </table:table-cell>
          <table:table-cell/>
          <table:table-cell table:formula="of:=[.O105]-[.D105]" office:value-type="float" office:value="-0.00106949999999983" calcext:value-type="float">
            <text:p>-0.0010695</text:p>
          </table:table-cell>
          <table:table-cell table:formula="of:=[.U105]/MAX(1; 0.5*ABS([.D105])+0.5*ABS([.O105]))" office:value-type="float" office:value="-0.0000819090706001264" calcext:value-type="float">
            <text:p>-8.19090706001264E-005</text:p>
          </table:table-cell>
          <table:table-cell table:formula="of:=[.P105]-[.E105]" office:value-type="float" office:value="-0.00106949999999983" calcext:value-type="float">
            <text:p>-0.0010695</text:p>
          </table:table-cell>
          <table:table-cell table:formula="of:=[.S105]/[.H105]" office:value-type="float" office:value="0.210096510764662" calcext:value-type="float">
            <text:p>0.2100965108</text:p>
          </table:table-cell>
          <table:table-cell/>
          <table:table-cell office:value-type="string" calcext:value-type="string">
            <text:p>band4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13.0576967" calcext:value-type="float">
            <text:p>-13.0576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0.9" calcext:value-type="float">
            <text:p>30.9</text:p>
          </table:table-cell>
          <table:table-cell table:style-name="ce3"/>
          <table:table-cell table:style-name="ce3" table:formula="of:=[.AC105]-[.D105]" office:value-type="float" office:value="-0.00106949999999983" calcext:value-type="float">
            <text:p>-0.0010695</text:p>
          </table:table-cell>
          <table:table-cell table:style-name="ce3" table:formula="of:=[.AI105]/MAX(1; 0.5*ABS([.D105])+0.5*ABS([.AC105]))" office:value-type="float" office:value="-0.0000819090706001264" calcext:value-type="float">
            <text:p>-8.19090706001264E-005</text:p>
          </table:table-cell>
          <table:table-cell table:style-name="ce3"/>
          <table:table-cell table:formula="of:=[.AG105]/[.H105]" office:value-type="float" office:value="0.229398663697105" calcext:value-type="float">
            <text:p>0.2293986637</text:p>
          </table:table-cell>
          <table:table-cell table:formula="of:=[.AG105]/[.S105]" office:value-type="float" office:value="1.09187279151943" calcext:value-type="float">
            <text:p>1.0918727915</text:p>
          </table:table-cell>
        </table:table-row>
        <table:table-row table:style-name="ro2">
          <table:table-cell office:value-type="string" calcext:value-type="string">
            <text:p>band4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7" office:value-type="float" office:value="0.00000297584976" calcext:value-type="float">
            <text:p>2.98E-00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4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7" office:value-type="float" office:value="0.000000501629063" calcext:value-type="float">
            <text:p>5.02E-00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O106]-[.D106]" office:value-type="float" office:value="-0.000002474220697" calcext:value-type="float">
            <text:p>-2.474220697E-006</text:p>
          </table:table-cell>
          <table:table-cell table:formula="of:=[.U106]/MAX(1; 0.5*ABS([.D106])+0.5*ABS([.O106]))" office:value-type="float" office:value="-0.000002474220697" calcext:value-type="float">
            <text:p>-2.474220697E-006</text:p>
          </table:table-cell>
          <table:table-cell table:formula="of:=[.P106]-[.E106]" office:value-type="float" office:value="-0.000002474220697" calcext:value-type="float">
            <text:p>-2.474220697E-006</text:p>
          </table:table-cell>
          <table:table-cell table:formula="of:=[.S106]/[.H106]" office:value-type="float" office:value="0.18960244648318" calcext:value-type="float">
            <text:p>0.1896024465</text:p>
          </table:table-cell>
          <table:table-cell/>
          <table:table-cell office:value-type="string" calcext:value-type="string">
            <text:p>band4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12" office:value-type="float" office:value="0.000000501629064" calcext:value-type="float">
            <text:p>5.02E-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.6" calcext:value-type="float">
            <text:p>6.6</text:p>
          </table:table-cell>
          <table:table-cell table:style-name="ce3"/>
          <table:table-cell table:style-name="ce3" table:formula="of:=[.AC106]-[.D106]" office:value-type="float" office:value="-0.000002474220696" calcext:value-type="float">
            <text:p>-2.474220696E-006</text:p>
          </table:table-cell>
          <table:table-cell table:style-name="ce3" table:formula="of:=[.AI106]/MAX(1; 0.5*ABS([.D106])+0.5*ABS([.AC106]))" office:value-type="float" office:value="-0.000002474220696" calcext:value-type="float">
            <text:p>-2.474220696E-006</text:p>
          </table:table-cell>
          <table:table-cell table:style-name="ce3"/>
          <table:table-cell table:formula="of:=[.AG106]/[.H106]" office:value-type="float" office:value="0.201834862385321" calcext:value-type="float">
            <text:p>0.2018348624</text:p>
          </table:table-cell>
          <table:table-cell table:formula="of:=[.AG106]/[.S106]" office:value-type="float" office:value="1.06451612903226" calcext:value-type="float">
            <text:p>1.064516129</text:p>
          </table:table-cell>
        </table:table-row>
        <table:table-row table:style-name="ro2">
          <table:table-cell office:value-type="string" calcext:value-type="string">
            <text:p>band4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14.1519968" calcext:value-type="float">
            <text:p>-14.151996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4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14.1520475" calcext:value-type="float">
            <text:p>-14.152047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.1" calcext:value-type="float">
            <text:p>21.1</text:p>
          </table:table-cell>
          <table:table-cell/>
          <table:table-cell table:formula="of:=[.O107]-[.D107]" office:value-type="float" office:value="-0.0000507000000009583" calcext:value-type="float">
            <text:p>-0.0000507</text:p>
          </table:table-cell>
          <table:table-cell table:formula="of:=[.U107]/MAX(1; 0.5*ABS([.D107])+0.5*ABS([.O107]))" office:value-type="float" office:value="-0.00000358252689711613" calcext:value-type="float">
            <text:p>-3.58252689711613E-006</text:p>
          </table:table-cell>
          <table:table-cell table:formula="of:=[.P107]-[.E107]" office:value-type="float" office:value="-0.0000507000000009583" calcext:value-type="float">
            <text:p>-0.0000507</text:p>
          </table:table-cell>
          <table:table-cell table:formula="of:=[.S107]/[.H107]" office:value-type="float" office:value="0.211" calcext:value-type="float">
            <text:p>0.211</text:p>
          </table:table-cell>
          <table:table-cell/>
          <table:table-cell office:value-type="string" calcext:value-type="string">
            <text:p>band4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14.1520475" calcext:value-type="float">
            <text:p>-14.1520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3.3" calcext:value-type="float">
            <text:p>23.3</text:p>
          </table:table-cell>
          <table:table-cell table:style-name="ce3"/>
          <table:table-cell table:style-name="ce3" table:formula="of:=[.AC107]-[.D107]" office:value-type="float" office:value="-0.0000507000000009583" calcext:value-type="float">
            <text:p>-0.0000507</text:p>
          </table:table-cell>
          <table:table-cell table:style-name="ce3" table:formula="of:=[.AI107]/MAX(1; 0.5*ABS([.D107])+0.5*ABS([.AC107]))" office:value-type="float" office:value="-0.00000358252689711613" calcext:value-type="float">
            <text:p>-3.58252689711613E-006</text:p>
          </table:table-cell>
          <table:table-cell table:style-name="ce3"/>
          <table:table-cell table:formula="of:=[.AG107]/[.H107]" office:value-type="float" office:value="0.233" calcext:value-type="float">
            <text:p>0.233</text:p>
          </table:table-cell>
          <table:table-cell table:formula="of:=[.AG107]/[.S107]" office:value-type="float" office:value="1.1042654028436" calcext:value-type="float">
            <text:p>1.1042654028</text:p>
          </table:table-cell>
        </table:table-row>
        <table:table-row table:style-name="ro2">
          <table:table-cell office:value-type="string" calcext:value-type="string">
            <text:p>band4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7" office:value-type="float" office:value="0.0000148511692" calcext:value-type="float">
            <text:p>1.49E-00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4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7" office:value-type="float" office:value="0.0000022264174" calcext:value-type="float">
            <text:p>2.23E-00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.1" calcext:value-type="float">
            <text:p>11.1</text:p>
          </table:table-cell>
          <table:table-cell/>
          <table:table-cell table:formula="of:=[.O108]-[.D108]" office:value-type="float" office:value="-0.0000126247518" calcext:value-type="float">
            <text:p>-1.26247518E-005</text:p>
          </table:table-cell>
          <table:table-cell table:formula="of:=[.U108]/MAX(1; 0.5*ABS([.D108])+0.5*ABS([.O108]))" office:value-type="float" office:value="-0.0000126247518" calcext:value-type="float">
            <text:p>-1.26247518E-005</text:p>
          </table:table-cell>
          <table:table-cell table:formula="of:=[.P108]-[.E108]" office:value-type="float" office:value="-0.0000126247518" calcext:value-type="float">
            <text:p>-1.26247518E-005</text:p>
          </table:table-cell>
          <table:table-cell table:formula="of:=[.S108]/[.H108]" office:value-type="float" office:value="0.245575221238938" calcext:value-type="float">
            <text:p>0.2455752212</text:p>
          </table:table-cell>
          <table:table-cell/>
          <table:table-cell office:value-type="string" calcext:value-type="string">
            <text:p>band4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12" office:value-type="float" office:value="0.0000022264174" calcext:value-type="float">
            <text:p>2.23E-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.6" calcext:value-type="float">
            <text:p>12.6</text:p>
          </table:table-cell>
          <table:table-cell table:style-name="ce3"/>
          <table:table-cell table:style-name="ce3" table:formula="of:=[.AC108]-[.D108]" office:value-type="float" office:value="-0.0000126247518" calcext:value-type="float">
            <text:p>-1.26247518E-005</text:p>
          </table:table-cell>
          <table:table-cell table:style-name="ce3" table:formula="of:=[.AI108]/MAX(1; 0.5*ABS([.D108])+0.5*ABS([.AC108]))" office:value-type="float" office:value="-0.0000126247518" calcext:value-type="float">
            <text:p>-1.26247518E-005</text:p>
          </table:table-cell>
          <table:table-cell table:style-name="ce3"/>
          <table:table-cell table:formula="of:=[.AG108]/[.H108]" office:value-type="float" office:value="0.278761061946903" calcext:value-type="float">
            <text:p>0.2787610619</text:p>
          </table:table-cell>
          <table:table-cell table:formula="of:=[.AG108]/[.S108]" office:value-type="float" office:value="1.13513513513514" calcext:value-type="float">
            <text:p>1.1351351351</text:p>
          </table:table-cell>
        </table:table-row>
        <table:table-row table:style-name="ro2">
          <table:table-cell office:value-type="string" calcext:value-type="string">
            <text:p>band4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12.0683333" calcext:value-type="float">
            <text:p>-12.06833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band4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12.0696953" calcext:value-type="float">
            <text:p>-12.069695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.6" calcext:value-type="float">
            <text:p>19.6</text:p>
          </table:table-cell>
          <table:table-cell/>
          <table:table-cell table:formula="of:=[.O109]-[.D109]" office:value-type="float" office:value="-0.00136199999999853" calcext:value-type="float">
            <text:p>-0.001362</text:p>
          </table:table-cell>
          <table:table-cell table:formula="of:=[.U109]/MAX(1; 0.5*ABS([.D109])+0.5*ABS([.O109]))" office:value-type="float" office:value="-0.000112850972427676" calcext:value-type="float">
            <text:p>-0.000112851</text:p>
          </table:table-cell>
          <table:table-cell table:formula="of:=[.P109]-[.E109]" office:value-type="float" office:value="-0.00136199999999853" calcext:value-type="float">
            <text:p>-0.001362</text:p>
          </table:table-cell>
          <table:table-cell table:formula="of:=[.S109]/[.H109]" office:value-type="float" office:value="0.191033138401559" calcext:value-type="float">
            <text:p>0.1910331384</text:p>
          </table:table-cell>
          <table:table-cell/>
          <table:table-cell office:value-type="string" calcext:value-type="string">
            <text:p>band4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12.0696953" calcext:value-type="float">
            <text:p>-12.0696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1.3" calcext:value-type="float">
            <text:p>21.3</text:p>
          </table:table-cell>
          <table:table-cell table:style-name="ce3"/>
          <table:table-cell table:style-name="ce3" table:formula="of:=[.AC109]-[.D109]" office:value-type="float" office:value="-0.00136199999999853" calcext:value-type="float">
            <text:p>-0.001362</text:p>
          </table:table-cell>
          <table:table-cell table:style-name="ce3" table:formula="of:=[.AI109]/MAX(1; 0.5*ABS([.D109])+0.5*ABS([.AC109]))" office:value-type="float" office:value="-0.000112850972427676" calcext:value-type="float">
            <text:p>-0.000112851</text:p>
          </table:table-cell>
          <table:table-cell table:style-name="ce3"/>
          <table:table-cell table:formula="of:=[.AG109]/[.H109]" office:value-type="float" office:value="0.207602339181287" calcext:value-type="float">
            <text:p>0.2076023392</text:p>
          </table:table-cell>
          <table:table-cell table:formula="of:=[.AG109]/[.S109]" office:value-type="float" office:value="1.08673469387755" calcext:value-type="float">
            <text:p>1.0867346939</text:p>
          </table:table-cell>
        </table:table-row>
        <table:table-row table:style-name="ro2">
          <table:table-cell office:value-type="string" calcext:value-type="string">
            <text:p>rnk130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0.0130478599" calcext:value-type="float">
            <text:p>-0.013047859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30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0.0209738165" calcext:value-type="float">
            <text:p>-0.020973816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O110]-[.D110]" office:value-type="float" office:value="-0.0079259566" calcext:value-type="float">
            <text:p>-0.0079259566</text:p>
          </table:table-cell>
          <table:table-cell table:style-name="ce16" table:formula="of:=[.U110]/MAX(1; 0.5*ABS([.D110])+0.5*ABS([.O110]))" office:value-type="float" office:value="-0.0079259566" calcext:value-type="float">
            <text:p>-0.0079259566</text:p>
          </table:table-cell>
          <table:table-cell table:formula="of:=[.P110]-[.E110]" office:value-type="float" office:value="-0.0079259566" calcext:value-type="float">
            <text:p>-0.0079259566</text:p>
          </table:table-cell>
          <table:table-cell table:formula="of:=[.S110]/[.H110]" office:value-type="float" office:value="0.24390243902439" calcext:value-type="float">
            <text:p>0.243902439</text:p>
          </table:table-cell>
          <table:table-cell/>
          <table:table-cell office:value-type="string" calcext:value-type="string">
            <text:p>rnk130305A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0.0453052466" calcext:value-type="float">
            <text:p>-0.0453052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.2" calcext:value-type="float">
            <text:p>3.2</text:p>
          </table:table-cell>
          <table:table-cell table:style-name="ce3"/>
          <table:table-cell table:style-name="ce3" table:formula="of:=[.AC110]-[.D110]" office:value-type="float" office:value="-0.0322573867" calcext:value-type="float">
            <text:p>-0.0322573867</text:p>
          </table:table-cell>
          <table:table-cell table:style-name="ce6" table:formula="of:=[.AI110]/MAX(1; 0.5*ABS([.D110])+0.5*ABS([.AC110]))" office:value-type="float" office:value="-0.0322573867" calcext:value-type="float">
            <text:p>-0.0322573867</text:p>
          </table:table-cell>
          <table:table-cell table:style-name="ce3"/>
          <table:table-cell table:formula="of:=[.AG110]/[.H110]" office:value-type="float" office:value="0.111498257839721" calcext:value-type="float">
            <text:p>0.1114982578</text:p>
          </table:table-cell>
          <table:table-cell table:formula="of:=[.AG110]/[.S110]" office:value-type="float" office:value="0.457142857142857" calcext:value-type="float">
            <text:p>0.4571428571</text:p>
          </table:table-cell>
        </table:table-row>
        <table:table-row table:style-name="ro2">
          <table:table-cell office:value-type="string" calcext:value-type="string">
            <text:p>rnk130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408.391139" calcext:value-type="float">
            <text:p>-408.391139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float" office:value="357.4" calcext:value-type="float">
            <text:p>357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30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408.397548" calcext:value-type="float">
            <text:p>-408.397548</text:p>
          </table:table-cell>
          <table:table-cell office:value-type="float" office:value="0" calcext:value-type="float">
            <text:p>0</text:p>
          </table:table-cell>
          <table:table-cell office:value-type="float" office:value="1809" calcext:value-type="float">
            <text:p>1809</text:p>
          </table:table-cell>
          <table:table-cell office:value-type="float" office:value="91.4" calcext:value-type="float">
            <text:p>91.4</text:p>
          </table:table-cell>
          <table:table-cell/>
          <table:table-cell table:formula="of:=[.O111]-[.D111]" office:value-type="float" office:value="-0.00640899999996236" calcext:value-type="float">
            <text:p>-0.006409</text:p>
          </table:table-cell>
          <table:table-cell table:formula="of:=[.U111]/MAX(1; 0.5*ABS([.D111])+0.5*ABS([.O111]))" office:value-type="float" office:value="-0.0000156931654465052" calcext:value-type="float">
            <text:p>-1.56931654465052E-005</text:p>
          </table:table-cell>
          <table:table-cell table:formula="of:=[.P111]-[.E111]" office:value-type="float" office:value="-0.00640899999996236" calcext:value-type="float">
            <text:p>-0.006409</text:p>
          </table:table-cell>
          <table:table-cell table:formula="of:=[.S111]/[.H111]" office:value-type="float" office:value="0.255735870173475" calcext:value-type="float">
            <text:p>0.2557358702</text:p>
          </table:table-cell>
          <table:table-cell/>
          <table:table-cell office:value-type="string" calcext:value-type="string">
            <text:p>rnk130305A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408.397548" calcext:value-type="float">
            <text:p>-408.397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9" calcext:value-type="float">
            <text:p>1809</text:p>
          </table:table-cell>
          <table:table-cell table:style-name="ce3" office:value-type="float" office:value="57.9" calcext:value-type="float">
            <text:p>57.9</text:p>
          </table:table-cell>
          <table:table-cell table:style-name="ce3"/>
          <table:table-cell table:style-name="ce3" table:formula="of:=[.AC111]-[.D111]" office:value-type="float" office:value="-0.00640899999996236" calcext:value-type="float">
            <text:p>-0.006409</text:p>
          </table:table-cell>
          <table:table-cell table:style-name="ce3" table:formula="of:=[.AI111]/MAX(1; 0.5*ABS([.D111])+0.5*ABS([.AC111]))" office:value-type="float" office:value="-0.0000156931654465052" calcext:value-type="float">
            <text:p>-1.56931654465052E-005</text:p>
          </table:table-cell>
          <table:table-cell table:style-name="ce3"/>
          <table:table-cell table:formula="of:=[.AG111]/[.H111]" office:value-type="float" office:value="0.162003357582541" calcext:value-type="float">
            <text:p>0.1620033576</text:p>
          </table:table-cell>
          <table:table-cell table:formula="of:=[.AG111]/[.S111]" office:value-type="float" office:value="0.633479212253829" calcext:value-type="float">
            <text:p>0.6334792123</text:p>
          </table:table-cell>
        </table:table-row>
        <table:table-row table:style-name="ro2">
          <table:table-cell table:style-name="ce3" office:value-type="string" calcext:value-type="string">
            <text:p>rnk130305B\_MISDPl </text:p>
          </table:table-cell>
          <table:table-cell table:style-name="ce3" office:value-type="float" office:value="1773" calcext:value-type="float">
            <text:p>1773</text:p>
          </table:table-cell>
          <table:table-cell table:style-name="ce3" office:value-type="float" office:value="495" calcext:value-type="float">
            <text:p>495</text:p>
          </table:table-cell>
          <table:table-cell table:number-columns-repeated="2" table:style-name="ce3" office:value-type="float" office:value="-0.019446005" calcext:value-type="float">
            <text:p>-0.019446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.3" calcext:value-type="float">
            <text:p>15.3</text:p>
          </table:table-cell>
          <table:table-cell table:style-name="ce3" office:value-type="string" calcext:value-type="string">
            <text:p/>
            <text:p/>
          </table:table-cell>
          <table:table-cell table:style-name="ce3" table:number-columns-repeated="2"/>
          <table:table-cell table:style-name="ce3" office:value-type="string" calcext:value-type="string">
            <text:p>rnk130305B\_MISDPl 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0.445870866312457" calcext:value-type="float">
            <text:p>4.46E-001</text:p>
          </table:table-cell>
          <table:table-cell table:style-name="ce13" office:value-type="float" office:value="1E+020" calcext:value-type="float">
            <text:p>1.00E+020</text:p>
          </table:table-cell>
          <table:table-cell table:style-name="ce14" office:value-type="string" calcext:value-type="string">
            <text:p><text:s text:c="3"/>-- <text:s text:c="2"/></text:p>
          </table:table-cell>
          <table:table-cell table:style-name="ce14" office:value-type="string" calcext:value-type="string">
            <text:p>\g <text:s text:c="6"/>0 </text:p>
          </table:table-cell>
          <table:table-cell table:style-name="ce14" office:value-type="string" calcext:value-type="string">
            <text:p>\g 3600.0</text:p>
          </table:table-cell>
          <table:table-cell table:style-name="ce14" office:value-type="string" calcext:value-type="string">
            <text:p>root node nicht lösbar für SDPA</text:p>
          </table:table-cell>
          <table:table-cell table:formula="of:=[.O112]-[.D112]" office:value-type="float" office:value="0.465316871312457" calcext:value-type="float">
            <text:p>0.4653168713</text:p>
          </table:table-cell>
          <table:table-cell table:formula="of:=[.U112]/MAX(1; 0.5*ABS([.D112])+0.5*ABS([.O112]))" office:value-type="float" office:value="0.465316871312457" calcext:value-type="float">
            <text:p>0.4653168713</text:p>
          </table:table-cell>
          <table:table-cell table:formula="of:=[.P112]-[.E112]" office:value-type="float" office:value="1E+020" calcext:value-type="float">
            <text:p>100000000000000000000</text:p>
          </table:table-cell>
          <table:table-cell table:formula="of:=[.S112]/[.H112]" office:value-type="string" office:string-value="" calcext:value-type="error">
            <text:p>#VALUE!</text:p>
          </table:table-cell>
          <table:table-cell/>
          <table:table-cell table:style-name="ce14" office:value-type="string" calcext:value-type="string">
            <text:p>rnk130305B\_MISDPl 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3" office:value-type="float" office:value="-1E+020" calcext:value-type="float">
            <text:p>-1.00E+020</text:p>
          </table:table-cell>
          <table:table-cell table:style-name="ce13" office:value-type="float" office:value="1E+020" calcext:value-type="float">
            <text:p>1.00E+020</text:p>
          </table:table-cell>
          <table:table-cell table:style-name="ce14" office:value-type="string" calcext:value-type="string">
            <text:p><text:s text:c="3"/>-- <text:s text:c="2"/></text:p>
          </table:table-cell>
          <table:table-cell table:style-name="ce14" office:value-type="string" calcext:value-type="string">
            <text:p>\g <text:s text:c="6"/>0 </text:p>
          </table:table-cell>
          <table:table-cell table:style-name="ce14" office:value-type="string" calcext:value-type="string">
            <text:p>g 3600.0</text:p>
          </table:table-cell>
          <table:table-cell table:style-name="ce14"/>
          <table:table-cell table:style-name="ce14" table:formula="of:=[.AC112]-[.D112]" office:value-type="float" office:value="-1E+020" calcext:value-type="float">
            <text:p>-100000000000000000000</text:p>
          </table:table-cell>
          <table:table-cell table:style-name="ce14" table:formula="of:=[.AI112]/MAX(1; 0.5*ABS([.D112])+0.5*ABS([.AC112]))" office:value-type="float" office:value="-2" calcext:value-type="float">
            <text:p>-2</text:p>
          </table:table-cell>
          <table:table-cell table:style-name="ce3"/>
          <table:table-cell table:formula="of:=[.AG112]/[.H112]" office:value-type="string" office:string-value="" calcext:value-type="error">
            <text:p>#VALUE!</text:p>
          </table:table-cell>
          <table:table-cell table:formula="of:=[.AG112]/[.S112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rnk130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515.587821" calcext:value-type="float">
            <text:p>-515.58782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120.2" calcext:value-type="float">
            <text:p>120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30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515.611436" calcext:value-type="float">
            <text:p>-515.611436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28.9" calcext:value-type="float">
            <text:p>28.9</text:p>
          </table:table-cell>
          <table:table-cell/>
          <table:table-cell table:formula="of:=[.O113]-[.D113]" office:value-type="float" office:value="-0.0236150000000634" calcext:value-type="float">
            <text:p>-0.023615</text:p>
          </table:table-cell>
          <table:table-cell table:formula="of:=[.U113]/MAX(1; 0.5*ABS([.D113])+0.5*ABS([.O113]))" office:value-type="float" office:value="-0.0000458010415344266" calcext:value-type="float">
            <text:p>-0.000045801</text:p>
          </table:table-cell>
          <table:table-cell table:formula="of:=[.P113]-[.E113]" office:value-type="float" office:value="-0.0236150000000634" calcext:value-type="float">
            <text:p>-0.023615</text:p>
          </table:table-cell>
          <table:table-cell table:formula="of:=[.S113]/[.H113]" office:value-type="float" office:value="0.240432612312812" calcext:value-type="float">
            <text:p>0.2404326123</text:p>
          </table:table-cell>
          <table:table-cell/>
          <table:table-cell office:value-type="string" calcext:value-type="string">
            <text:p>rnk130305B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515.611436" calcext:value-type="float">
            <text:p>-515.611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9.8" calcext:value-type="float">
            <text:p>19.8</text:p>
          </table:table-cell>
          <table:table-cell table:style-name="ce3"/>
          <table:table-cell table:style-name="ce3" table:formula="of:=[.AC113]-[.D113]" office:value-type="float" office:value="-0.0236150000000634" calcext:value-type="float">
            <text:p>-0.023615</text:p>
          </table:table-cell>
          <table:table-cell table:style-name="ce3" table:formula="of:=[.AI113]/MAX(1; 0.5*ABS([.D113])+0.5*ABS([.AC113]))" office:value-type="float" office:value="-0.0000458010415344266" calcext:value-type="float">
            <text:p>-0.000045801</text:p>
          </table:table-cell>
          <table:table-cell table:style-name="ce3"/>
          <table:table-cell table:formula="of:=[.AG113]/[.H113]" office:value-type="float" office:value="0.164725457570715" calcext:value-type="float">
            <text:p>0.1647254576</text:p>
          </table:table-cell>
          <table:table-cell table:formula="of:=[.AG113]/[.S113]" office:value-type="float" office:value="0.685121107266436" calcext:value-type="float">
            <text:p>0.6851211073</text:p>
          </table:table-cell>
        </table:table-row>
        <table:table-row table:style-name="ro2">
          <table:table-cell office:value-type="string" calcext:value-type="string">
            <text:p>rnk130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0.00929832077" calcext:value-type="float">
            <text:p>-0.009298320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30305C\_MISDPl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-0.0411124716162519" calcext:value-type="float">
            <text:p>-4.11E-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.14" calcext:value-type="float">
            <text:p>8.14</text:p>
          </table:table-cell>
          <table:table-cell table:style-name="ce15" office:value-type="string" calcext:value-type="string">
            <text:p>große numerische Probleme</text:p>
          </table:table-cell>
          <table:table-cell table:formula="of:=[.O114]-[.D114]" office:value-type="float" office:value="-0.0318141508462519" calcext:value-type="float">
            <text:p>-0.0318141508</text:p>
          </table:table-cell>
          <table:table-cell table:style-name="ce6" table:formula="of:=[.U114]/MAX(1; 0.5*ABS([.D114])+0.5*ABS([.O114]))" office:value-type="float" office:value="-0.0318141508462519" calcext:value-type="float">
            <text:p>-0.0318141508</text:p>
          </table:table-cell>
          <table:table-cell table:formula="of:=[.P114]-[.E114]" office:value-type="float" office:value="-0.0318141508462519" calcext:value-type="float">
            <text:p>-0.0318141508</text:p>
          </table:table-cell>
          <table:table-cell table:formula="of:=[.S114]/[.H114]" office:value-type="float" office:value="0.347863247863248" calcext:value-type="float">
            <text:p>0.3478632479</text:p>
          </table:table-cell>
          <table:table-cell/>
          <table:table-cell office:value-type="string" calcext:value-type="string">
            <text:p>rnk130305C\_MISDPl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12" office:value-type="float" office:value="-0.0129433574" calcext:value-type="float">
            <text:p>-1.29E-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.9" calcext:value-type="float">
            <text:p>3.9</text:p>
          </table:table-cell>
          <table:table-cell table:style-name="ce3"/>
          <table:table-cell table:style-name="ce3" table:formula="of:=[.AC114]-[.D114]" office:value-type="float" office:value="-0.00364503663" calcext:value-type="float">
            <text:p>-0.0036450366</text:p>
          </table:table-cell>
          <table:table-cell table:style-name="ce6" table:formula="of:=[.AI114]/MAX(1; 0.5*ABS([.D114])+0.5*ABS([.AC114]))" office:value-type="float" office:value="-0.00364503663" calcext:value-type="float">
            <text:p>-0.0036450366</text:p>
          </table:table-cell>
          <table:table-cell table:style-name="ce3"/>
          <table:table-cell table:formula="of:=[.AG114]/[.H114]" office:value-type="float" office:value="0.166666666666667" calcext:value-type="float">
            <text:p>0.1666666667</text:p>
          </table:table-cell>
          <table:table-cell table:formula="of:=[.AG114]/[.S114]" office:value-type="float" office:value="0.479115479115479" calcext:value-type="float">
            <text:p>0.4791154791</text:p>
          </table:table-cell>
        </table:table-row>
        <table:table-row table:style-name="ro2">
          <table:table-cell office:value-type="string" calcext:value-type="string">
            <text:p>rnk130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260.194225" calcext:value-type="float">
            <text:p>-260.194225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191.1" calcext:value-type="float">
            <text:p>191.1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30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-260.213175" calcext:value-type="float">
            <text:p>-260.213175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float" office:value="46.7" calcext:value-type="float">
            <text:p>46.7</text:p>
          </table:table-cell>
          <table:table-cell/>
          <table:table-cell table:formula="of:=[.O115]-[.D115]" office:value-type="float" office:value="-0.0189499999999612" calcext:value-type="float">
            <text:p>-0.01895</text:p>
          </table:table-cell>
          <table:table-cell table:formula="of:=[.U115]/MAX(1; 0.5*ABS([.D115])+0.5*ABS([.O115]))" office:value-type="float" office:value="-0.0000728275577939943" calcext:value-type="float">
            <text:p>-7.28275577939943E-005</text:p>
          </table:table-cell>
          <table:table-cell table:formula="of:=[.P115]-[.E115]" office:value-type="float" office:value="-0.0189499999999612" calcext:value-type="float">
            <text:p>-0.01895</text:p>
          </table:table-cell>
          <table:table-cell table:formula="of:=[.S115]/[.H115]" office:value-type="float" office:value="0.244374672946102" calcext:value-type="float">
            <text:p>0.2443746729</text:p>
          </table:table-cell>
          <table:table-cell/>
          <table:table-cell office:value-type="string" calcext:value-type="string">
            <text:p>rnk130305C\_MISDPr </text:p>
          </table:table-cell>
          <table:table-cell office:value-type="float" office:value="1773" calcext:value-type="float">
            <text:p>1773</text:p>
          </table:table-cell>
          <table:table-cell office:value-type="float" office:value="495" calcext:value-type="float">
            <text:p>495</text:p>
          </table:table-cell>
          <table:table-cell table:number-columns-repeated="2" table:style-name="ce3" office:value-type="float" office:value="-260.213175" calcext:value-type="float">
            <text:p>-260.213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9" calcext:value-type="float">
            <text:p>1009</text:p>
          </table:table-cell>
          <table:table-cell table:style-name="ce3" office:value-type="float" office:value="31.6" calcext:value-type="float">
            <text:p>31.6</text:p>
          </table:table-cell>
          <table:table-cell table:style-name="ce3"/>
          <table:table-cell table:style-name="ce3" table:formula="of:=[.AC115]-[.D115]" office:value-type="float" office:value="-0.0189499999999612" calcext:value-type="float">
            <text:p>-0.01895</text:p>
          </table:table-cell>
          <table:table-cell table:style-name="ce3" table:formula="of:=[.AI115]/MAX(1; 0.5*ABS([.D115])+0.5*ABS([.AC115]))" office:value-type="float" office:value="-0.0000728275577939943" calcext:value-type="float">
            <text:p>-7.28275577939943E-005</text:p>
          </table:table-cell>
          <table:table-cell table:style-name="ce3"/>
          <table:table-cell table:formula="of:=[.AG115]/[.H115]" office:value-type="float" office:value="0.165358451072737" calcext:value-type="float">
            <text:p>0.1653584511</text:p>
          </table:table-cell>
          <table:table-cell table:formula="of:=[.AG115]/[.S115]" office:value-type="float" office:value="0.676659528907923" calcext:value-type="float">
            <text:p>0.6766595289</text:p>
          </table:table-cell>
        </table:table-row>
        <table:table-row table:style-name="ro2">
          <table:table-cell office:value-type="string" calcext:value-type="string">
            <text:p>rnk13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0.0247966121" calcext:value-type="float">
            <text:p>-0.024796612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3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7" office:value-type="float" office:value="-0.259693585" calcext:value-type="float">
            <text:p>-2.60E-00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.5" calcext:value-type="float">
            <text:p>6.5</text:p>
          </table:table-cell>
          <table:table-cell table:style-name="ce15" office:value-type="string" calcext:value-type="string">
            <text:p>große numerische Probleme</text:p>
          </table:table-cell>
          <table:table-cell table:formula="of:=[.O116]-[.D116]" office:value-type="float" office:value="-0.2348969729" calcext:value-type="float">
            <text:p>-0.2348969729</text:p>
          </table:table-cell>
          <table:table-cell table:style-name="ce15" table:formula="of:=[.U116]/MAX(1; 0.5*ABS([.D116])+0.5*ABS([.O116]))" office:value-type="float" office:value="-0.2348969729" calcext:value-type="float">
            <text:p>-0.2348969729</text:p>
          </table:table-cell>
          <table:table-cell table:formula="of:=[.P116]-[.E116]" office:value-type="float" office:value="-0.2348969729" calcext:value-type="float">
            <text:p>-0.2348969729</text:p>
          </table:table-cell>
          <table:table-cell table:formula="of:=[.S116]/[.H116]" office:value-type="float" office:value="0.135135135135135" calcext:value-type="float">
            <text:p>0.1351351351</text:p>
          </table:table-cell>
          <table:table-cell/>
          <table:table-cell office:value-type="string" calcext:value-type="string">
            <text:p>rnk135354A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12" office:value-type="float" office:value="-0.259693585" calcext:value-type="float">
            <text:p>-2.60E-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6.7" calcext:value-type="float">
            <text:p>6.7</text:p>
          </table:table-cell>
          <table:table-cell table:style-name="ce3"/>
          <table:table-cell table:style-name="ce3" table:formula="of:=[.AC116]-[.D116]" office:value-type="float" office:value="-0.2348969729" calcext:value-type="float">
            <text:p>-0.2348969729</text:p>
          </table:table-cell>
          <table:table-cell table:style-name="ce15" table:formula="of:=[.AI116]/MAX(1; 0.5*ABS([.D116])+0.5*ABS([.AC116]))" office:value-type="float" office:value="-0.2348969729" calcext:value-type="float">
            <text:p>-0.2348969729</text:p>
          </table:table-cell>
          <table:table-cell table:style-name="ce3"/>
          <table:table-cell table:formula="of:=[.AG116]/[.H116]" office:value-type="float" office:value="0.139293139293139" calcext:value-type="float">
            <text:p>0.1392931393</text:p>
          </table:table-cell>
          <table:table-cell table:formula="of:=[.AG116]/[.S116]" office:value-type="float" office:value="1.03076923076923" calcext:value-type="float">
            <text:p>1.0307692308</text:p>
          </table:table-cell>
        </table:table-row>
        <table:table-row table:style-name="ro2">
          <table:table-cell office:value-type="string" calcext:value-type="string">
            <text:p>rnk13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1095.51166" calcext:value-type="float">
            <text:p>-1095.51166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188.9" calcext:value-type="float">
            <text:p>188.9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3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1095.61242" calcext:value-type="float">
            <text:p>-1095.61242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34.7" calcext:value-type="float">
            <text:p>34.7</text:p>
          </table:table-cell>
          <table:table-cell/>
          <table:table-cell table:formula="of:=[.O117]-[.D117]" office:value-type="float" office:value="-0.100760000000037" calcext:value-type="float">
            <text:p>-0.10076</text:p>
          </table:table-cell>
          <table:table-cell table:formula="of:=[.U117]/MAX(1; 0.5*ABS([.D117])+0.5*ABS([.O117]))" office:value-type="float" office:value="-0.0000919710580699169" calcext:value-type="float">
            <text:p>-9.19710580699169E-005</text:p>
          </table:table-cell>
          <table:table-cell table:formula="of:=[.P117]-[.E117]" office:value-type="float" office:value="-0.100760000000037" calcext:value-type="float">
            <text:p>-0.10076</text:p>
          </table:table-cell>
          <table:table-cell table:formula="of:=[.S117]/[.H117]" office:value-type="float" office:value="0.183695076760191" calcext:value-type="float">
            <text:p>0.1836950768</text:p>
          </table:table-cell>
          <table:table-cell/>
          <table:table-cell office:value-type="string" calcext:value-type="string">
            <text:p>rnk135354A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1095.61242" calcext:value-type="float">
            <text:p>-1095.61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9.2" calcext:value-type="float">
            <text:p>29.2</text:p>
          </table:table-cell>
          <table:table-cell table:style-name="ce3"/>
          <table:table-cell table:style-name="ce3" table:formula="of:=[.AC117]-[.D117]" office:value-type="float" office:value="-0.100760000000037" calcext:value-type="float">
            <text:p>-0.10076</text:p>
          </table:table-cell>
          <table:table-cell table:style-name="ce3" table:formula="of:=[.AI117]/MAX(1; 0.5*ABS([.D117])+0.5*ABS([.AC117]))" office:value-type="float" office:value="-0.0000919710580699169" calcext:value-type="float">
            <text:p>-9.19710580699169E-005</text:p>
          </table:table-cell>
          <table:table-cell table:style-name="ce3"/>
          <table:table-cell table:formula="of:=[.AG117]/[.H117]" office:value-type="float" office:value="0.154579142403388" calcext:value-type="float">
            <text:p>0.1545791424</text:p>
          </table:table-cell>
          <table:table-cell table:formula="of:=[.AG117]/[.S117]" office:value-type="float" office:value="0.84149855907781" calcext:value-type="float">
            <text:p>0.8414985591</text:p>
          </table:table-cell>
        </table:table-row>
        <table:table-row table:style-name="ro2">
          <table:table-cell office:value-type="string" calcext:value-type="string">
            <text:p>rnk13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0.0239554413" calcext:value-type="float">
            <text:p>-0.02395544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35354B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0.0623607626" calcext:value-type="float">
            <text:p>-0.06236076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.6" calcext:value-type="float">
            <text:p>5.6</text:p>
          </table:table-cell>
          <table:table-cell table:style-name="ce14" office:value-type="string" calcext:value-type="string">
            <text:p>root node nicht lösbar für SDPA (im zweiten Anlauf gar nicht mehr lösbar)</text:p>
          </table:table-cell>
          <table:table-cell table:formula="of:=[.O118]-[.D118]" office:value-type="float" office:value="-0.0384053213" calcext:value-type="float">
            <text:p>-0.0384053213</text:p>
          </table:table-cell>
          <table:table-cell table:style-name="ce6" table:formula="of:=[.U118]/MAX(1; 0.5*ABS([.D118])+0.5*ABS([.O118]))" office:value-type="float" office:value="-0.0384053213" calcext:value-type="float">
            <text:p>-0.0384053213</text:p>
          </table:table-cell>
          <table:table-cell table:formula="of:=[.P118]-[.E118]" office:value-type="float" office:value="-0.0384053213" calcext:value-type="float">
            <text:p>-0.0384053213</text:p>
          </table:table-cell>
          <table:table-cell table:formula="of:=[.S118]/[.H118]" office:value-type="float" office:value="0.261682242990654" calcext:value-type="float">
            <text:p>0.261682243</text:p>
          </table:table-cell>
          <table:table-cell/>
          <table:table-cell table:style-name="ce14" office:value-type="string" calcext:value-type="string">
            <text:p>rnk135354B\_MISDPl 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3" office:value-type="float" office:value="-1E+020" calcext:value-type="float">
            <text:p>-1.00E+020</text:p>
          </table:table-cell>
          <table:table-cell table:style-name="ce13" office:value-type="float" office:value="1E+020" calcext:value-type="float">
            <text:p>1.00E+020</text:p>
          </table:table-cell>
          <table:table-cell table:style-name="ce14" office:value-type="string" calcext:value-type="string">
            <text:p><text:s text:c="3"/>-- <text:s text:c="2"/></text:p>
          </table:table-cell>
          <table:table-cell table:style-name="ce14" office:value-type="string" calcext:value-type="string">
            <text:p>\g <text:s text:c="6"/>0 </text:p>
          </table:table-cell>
          <table:table-cell table:style-name="ce14" office:value-type="string" calcext:value-type="string">
            <text:p>g 3600.0</text:p>
          </table:table-cell>
          <table:table-cell table:style-name="ce14"/>
          <table:table-cell table:style-name="ce14" table:formula="of:=[.AC118]-[.D118]" office:value-type="float" office:value="-1E+020" calcext:value-type="float">
            <text:p>-100000000000000000000</text:p>
          </table:table-cell>
          <table:table-cell table:style-name="ce14" table:formula="of:=[.AI118]/MAX(1; 0.5*ABS([.D118])+0.5*ABS([.AC118]))" office:value-type="float" office:value="-2" calcext:value-type="float">
            <text:p>-2</text:p>
          </table:table-cell>
          <table:table-cell table:style-name="ce3"/>
          <table:table-cell table:formula="of:=[.AG118]/[.H118]" office:value-type="string" office:string-value="" calcext:value-type="error">
            <text:p>#VALUE!</text:p>
          </table:table-cell>
          <table:table-cell table:formula="of:=[.AG118]/[.S118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rnk13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566.116193" calcext:value-type="float">
            <text:p>-566.116193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office:value-type="float" office:value="453.9" calcext:value-type="float">
            <text:p>453.9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3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566.16196" calcext:value-type="float">
            <text:p>-566.16196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104.1" calcext:value-type="float">
            <text:p>104.1</text:p>
          </table:table-cell>
          <table:table-cell/>
          <table:table-cell table:formula="of:=[.O119]-[.D119]" office:value-type="float" office:value="-0.045767000000069" calcext:value-type="float">
            <text:p>-0.045767</text:p>
          </table:table-cell>
          <table:table-cell table:formula="of:=[.U119]/MAX(1; 0.5*ABS([.D119])+0.5*ABS([.O119]))" office:value-type="float" office:value="-0.0000808405600316638" calcext:value-type="float">
            <text:p>-8.08405600316638E-005</text:p>
          </table:table-cell>
          <table:table-cell table:formula="of:=[.P119]-[.E119]" office:value-type="float" office:value="-0.045767000000069" calcext:value-type="float">
            <text:p>-0.045767</text:p>
          </table:table-cell>
          <table:table-cell table:formula="of:=[.S119]/[.H119]" office:value-type="float" office:value="0.229345670852611" calcext:value-type="float">
            <text:p>0.2293456709</text:p>
          </table:table-cell>
          <table:table-cell/>
          <table:table-cell office:value-type="string" calcext:value-type="string">
            <text:p>rnk135354B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566.16196" calcext:value-type="float">
            <text:p>-566.16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9" calcext:value-type="float">
            <text:p>1429</text:p>
          </table:table-cell>
          <table:table-cell table:style-name="ce3" office:value-type="float" office:value="78.6" calcext:value-type="float">
            <text:p>78.6</text:p>
          </table:table-cell>
          <table:table-cell table:style-name="ce3"/>
          <table:table-cell table:style-name="ce3" table:formula="of:=[.AC119]-[.D119]" office:value-type="float" office:value="-0.045767000000069" calcext:value-type="float">
            <text:p>-0.045767</text:p>
          </table:table-cell>
          <table:table-cell table:style-name="ce3" table:formula="of:=[.AI119]/MAX(1; 0.5*ABS([.D119])+0.5*ABS([.AC119]))" office:value-type="float" office:value="-0.0000808405600316638" calcext:value-type="float">
            <text:p>-8.08405600316638E-005</text:p>
          </table:table-cell>
          <table:table-cell table:style-name="ce3"/>
          <table:table-cell table:formula="of:=[.AG119]/[.H119]" office:value-type="float" office:value="0.173165895571712" calcext:value-type="float">
            <text:p>0.1731658956</text:p>
          </table:table-cell>
          <table:table-cell table:formula="of:=[.AG119]/[.S119]" office:value-type="float" office:value="0.755043227665706" calcext:value-type="float">
            <text:p>0.7550432277</text:p>
          </table:table-cell>
        </table:table-row>
        <table:table-row table:style-name="ro2">
          <table:table-cell office:value-type="string" calcext:value-type="string">
            <text:p>rnk13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0.0202600436" calcext:value-type="float">
            <text:p>-0.020260043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14.7" calcext:value-type="float">
            <text:p>114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35354C\_MISDPl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0.0720609518" calcext:value-type="float">
            <text:p>-0.07206095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.8" calcext:value-type="float">
            <text:p>6.8</text:p>
          </table:table-cell>
          <table:table-cell table:style-name="ce14" office:value-type="string" calcext:value-type="string">
            <text:p>root node nicht lösbar für SDPA (im zweiten Anlauf gar nicht mehr lösbar)</text:p>
          </table:table-cell>
          <table:table-cell table:formula="of:=[.O120]-[.D120]" office:value-type="float" office:value="-0.0518009082" calcext:value-type="float">
            <text:p>-0.0518009082</text:p>
          </table:table-cell>
          <table:table-cell table:style-name="ce6" table:formula="of:=[.U120]/MAX(1; 0.5*ABS([.D120])+0.5*ABS([.O120]))" office:value-type="float" office:value="-0.0518009082" calcext:value-type="float">
            <text:p>-0.0518009082</text:p>
          </table:table-cell>
          <table:table-cell table:formula="of:=[.P120]-[.E120]" office:value-type="float" office:value="-0.0518009082" calcext:value-type="float">
            <text:p>-0.0518009082</text:p>
          </table:table-cell>
          <table:table-cell table:formula="of:=[.S120]/[.H120]" office:value-type="float" office:value="0.0592850915431561" calcext:value-type="float">
            <text:p>0.0592850915</text:p>
          </table:table-cell>
          <table:table-cell/>
          <table:table-cell table:style-name="ce14" office:value-type="string" calcext:value-type="string">
            <text:p>rnk135354C\_MISDPl 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3" office:value-type="float" office:value="-1E+020" calcext:value-type="float">
            <text:p>-1.00E+020</text:p>
          </table:table-cell>
          <table:table-cell table:style-name="ce13" office:value-type="float" office:value="1E+020" calcext:value-type="float">
            <text:p>1.00E+020</text:p>
          </table:table-cell>
          <table:table-cell table:style-name="ce14" office:value-type="string" calcext:value-type="string">
            <text:p><text:s text:c="3"/>-- <text:s text:c="2"/></text:p>
          </table:table-cell>
          <table:table-cell table:style-name="ce14" office:value-type="string" calcext:value-type="string">
            <text:p>\g <text:s text:c="6"/>0 </text:p>
          </table:table-cell>
          <table:table-cell table:style-name="ce14" office:value-type="string" calcext:value-type="string">
            <text:p>g 3600.0</text:p>
          </table:table-cell>
          <table:table-cell table:style-name="ce14"/>
          <table:table-cell table:style-name="ce14" table:formula="of:=[.AC120]-[.D120]" office:value-type="float" office:value="-1E+020" calcext:value-type="float">
            <text:p>-100000000000000000000</text:p>
          </table:table-cell>
          <table:table-cell table:style-name="ce14" table:formula="of:=[.AI120]/MAX(1; 0.5*ABS([.D120])+0.5*ABS([.AC120]))" office:value-type="float" office:value="-2" calcext:value-type="float">
            <text:p>-2</text:p>
          </table:table-cell>
          <table:table-cell table:style-name="ce3"/>
          <table:table-cell table:formula="of:=[.AG120]/[.H120]" office:value-type="string" office:string-value="" calcext:value-type="error">
            <text:p>#VALUE!</text:p>
          </table:table-cell>
          <table:table-cell table:formula="of:=[.AG120]/[.S120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rnk13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678.567799" calcext:value-type="float">
            <text:p>-678.567799</text:p>
          </table:table-cell>
          <table:table-cell office:value-type="float" office:value="0" calcext:value-type="float">
            <text:p>0</text:p>
          </table:table-cell>
          <table:table-cell office:value-type="float" office:value="2441" calcext:value-type="float">
            <text:p>2441</text:p>
          </table:table-cell>
          <table:table-cell office:value-type="float" office:value="701.5" calcext:value-type="float">
            <text:p>701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3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-678.57392" calcext:value-type="float">
            <text:p>-678.57392</text:p>
          </table:table-cell>
          <table:table-cell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61.1" calcext:value-type="float">
            <text:p>161.1</text:p>
          </table:table-cell>
          <table:table-cell/>
          <table:table-cell table:formula="of:=[.O121]-[.D121]" office:value-type="float" office:value="-0.00612100000000737" calcext:value-type="float">
            <text:p>-0.006121</text:p>
          </table:table-cell>
          <table:table-cell table:formula="of:=[.U121]/MAX(1; 0.5*ABS([.D121])+0.5*ABS([.O121]))" office:value-type="float" office:value="-0.00000902042861745873" calcext:value-type="float">
            <text:p>-9.02042861745873E-006</text:p>
          </table:table-cell>
          <table:table-cell table:formula="of:=[.P121]-[.E121]" office:value-type="float" office:value="-0.00612100000000737" calcext:value-type="float">
            <text:p>-0.006121</text:p>
          </table:table-cell>
          <table:table-cell table:formula="of:=[.S121]/[.H121]" office:value-type="float" office:value="0.229650748396294" calcext:value-type="float">
            <text:p>0.2296507484</text:p>
          </table:table-cell>
          <table:table-cell/>
          <table:table-cell office:value-type="string" calcext:value-type="string">
            <text:p>rnk135354C\_MISDPr </text:p>
          </table:table-cell>
          <table:table-cell office:value-type="float" office:value="2418" calcext:value-type="float">
            <text:p>2418</text:p>
          </table:table-cell>
          <table:table-cell office:value-type="float" office:value="665" calcext:value-type="float">
            <text:p>665</text:p>
          </table:table-cell>
          <table:table-cell table:number-columns-repeated="2" table:style-name="ce3" office:value-type="float" office:value="-678.57392" calcext:value-type="float">
            <text:p>-678.57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7" calcext:value-type="float">
            <text:p>2467</text:p>
          </table:table-cell>
          <table:table-cell table:style-name="ce3" office:value-type="float" office:value="114" calcext:value-type="float">
            <text:p>114</text:p>
          </table:table-cell>
          <table:table-cell table:style-name="ce3"/>
          <table:table-cell table:style-name="ce3" table:formula="of:=[.AC121]-[.D121]" office:value-type="float" office:value="-0.00612100000000737" calcext:value-type="float">
            <text:p>-0.006121</text:p>
          </table:table-cell>
          <table:table-cell table:style-name="ce3" table:formula="of:=[.AI121]/MAX(1; 0.5*ABS([.D121])+0.5*ABS([.AC121]))" office:value-type="float" office:value="-0.00000902042861745873" calcext:value-type="float">
            <text:p>-9.02042861745873E-006</text:p>
          </table:table-cell>
          <table:table-cell table:style-name="ce3"/>
          <table:table-cell table:formula="of:=[.AG121]/[.H121]" office:value-type="float" office:value="0.162508909479686" calcext:value-type="float">
            <text:p>0.1625089095</text:p>
          </table:table-cell>
          <table:table-cell table:formula="of:=[.AG121]/[.S121]" office:value-type="float" office:value="0.707635009310987" calcext:value-type="float">
            <text:p>0.7076350093</text:p>
          </table:table-cell>
        </table:table-row>
        <table:table-row table:style-name="ro2">
          <table:table-cell office:value-type="string" calcext:value-type="string">
            <text:p>rnk140403A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0.0121740976" calcext:value-type="float">
            <text:p>-0.012174097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40403A\_MISDPl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-0.0437121804496305" calcext:value-type="float">
            <text:p>-4.37E-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.5" calcext:value-type="float">
            <text:p>7.5</text:p>
          </table:table-cell>
          <table:table-cell table:style-name="ce15" office:value-type="string" calcext:value-type="string">
            <text:p>große numerische Probleme</text:p>
          </table:table-cell>
          <table:table-cell table:formula="of:=[.O122]-[.D122]" office:value-type="float" office:value="-0.0315380828496305" calcext:value-type="float">
            <text:p>-0.0315380828</text:p>
          </table:table-cell>
          <table:table-cell table:style-name="ce6" table:formula="of:=[.U122]/MAX(1; 0.5*ABS([.D122])+0.5*ABS([.O122]))" office:value-type="float" office:value="-0.0315380828496305" calcext:value-type="float">
            <text:p>-0.0315380828</text:p>
          </table:table-cell>
          <table:table-cell table:formula="of:=[.P122]-[.E122]" office:value-type="float" office:value="-0.0315380828496305" calcext:value-type="float">
            <text:p>-0.0315380828</text:p>
          </table:table-cell>
          <table:table-cell table:formula="of:=[.S122]/[.H122]" office:value-type="float" office:value="0.155925155925156" calcext:value-type="float">
            <text:p>0.1559251559</text:p>
          </table:table-cell>
          <table:table-cell/>
          <table:table-cell office:value-type="string" calcext:value-type="string">
            <text:p>rnk140403A\_MISDPl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1E+020" calcext:value-type="float">
            <text:p>-1.00E+020</text:p>
          </table:table-cell>
          <table:table-cell table:style-name="ce12" office:value-type="float" office:value="1E+020" calcext:value-type="float">
            <text:p>1.00E+020</text:p>
          </table:table-cell>
          <table:table-cell table:style-name="ce3" office:value-type="string" calcext:value-type="string">
            <text:p><text:s text:c="3"/>-- <text:s text:c="2"/></text:p>
          </table:table-cell>
          <table:table-cell table:style-name="ce3" office:value-type="string" calcext:value-type="string">
            <text:p>\g <text:s text:c="6"/>0 </text:p>
          </table:table-cell>
          <table:table-cell table:style-name="ce3" office:value-type="string" calcext:value-type="string">
            <text:p>g 3600.0</text:p>
          </table:table-cell>
          <table:table-cell table:style-name="ce3"/>
          <table:table-cell table:style-name="ce3" table:formula="of:=[.AC122]-[.D122]" office:value-type="float" office:value="-1E+020" calcext:value-type="float">
            <text:p>-100000000000000000000</text:p>
          </table:table-cell>
          <table:table-cell table:style-name="ce6" table:formula="of:=[.AI122]/MAX(1; 0.5*ABS([.D122])+0.5*ABS([.AC122]))" office:value-type="float" office:value="-2" calcext:value-type="float">
            <text:p>-2</text:p>
          </table:table-cell>
          <table:table-cell table:style-name="ce3"/>
          <table:table-cell table:formula="of:=[.AG122]/[.H122]" office:value-type="string" office:string-value="" calcext:value-type="error">
            <text:p>#VALUE!</text:p>
          </table:table-cell>
          <table:table-cell table:formula="of:=[.AG122]/[.S122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rnk14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508.406406" calcext:value-type="float">
            <text:p>-508.406406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278.6" calcext:value-type="float">
            <text:p>278.6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4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508.411937" calcext:value-type="float">
            <text:p>-508.411937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60.4" calcext:value-type="float">
            <text:p>60.4</text:p>
          </table:table-cell>
          <table:table-cell/>
          <table:table-cell table:formula="of:=[.O123]-[.D123]" office:value-type="float" office:value="-0.00553100000001905" calcext:value-type="float">
            <text:p>-0.005531</text:p>
          </table:table-cell>
          <table:table-cell table:formula="of:=[.U123]/MAX(1; 0.5*ABS([.D123])+0.5*ABS([.O123]))" office:value-type="float" office:value="-0.0000108790326966378" calcext:value-type="float">
            <text:p>-0.000010879</text:p>
          </table:table-cell>
          <table:table-cell table:formula="of:=[.P123]-[.E123]" office:value-type="float" office:value="-0.00553100000001905" calcext:value-type="float">
            <text:p>-0.005531</text:p>
          </table:table-cell>
          <table:table-cell table:formula="of:=[.S123]/[.H123]" office:value-type="float" office:value="0.216798277099785" calcext:value-type="float">
            <text:p>0.2167982771</text:p>
          </table:table-cell>
          <table:table-cell/>
          <table:table-cell office:value-type="string" calcext:value-type="string">
            <text:p>rnk140403A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508.411937" calcext:value-type="float">
            <text:p>-508.411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58.9" calcext:value-type="float">
            <text:p>58.9</text:p>
          </table:table-cell>
          <table:table-cell table:style-name="ce3"/>
          <table:table-cell table:style-name="ce3" table:formula="of:=[.AC123]-[.D123]" office:value-type="float" office:value="-0.00553100000001905" calcext:value-type="float">
            <text:p>-0.005531</text:p>
          </table:table-cell>
          <table:table-cell table:style-name="ce3" table:formula="of:=[.AI123]/MAX(1; 0.5*ABS([.D123])+0.5*ABS([.AC123]))" office:value-type="float" office:value="-0.0000108790326966378" calcext:value-type="float">
            <text:p>-0.000010879</text:p>
          </table:table-cell>
          <table:table-cell table:style-name="ce3"/>
          <table:table-cell table:formula="of:=[.AG123]/[.H123]" office:value-type="float" office:value="0.211414213926777" calcext:value-type="float">
            <text:p>0.2114142139</text:p>
          </table:table-cell>
          <table:table-cell table:formula="of:=[.AG123]/[.S123]" office:value-type="float" office:value="0.975165562913907" calcext:value-type="float">
            <text:p>0.9751655629</text:p>
          </table:table-cell>
        </table:table-row>
        <table:table-row table:style-name="ro2">
          <table:table-cell office:value-type="string" calcext:value-type="string">
            <text:p>rnk14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0.0131520212" calcext:value-type="float">
            <text:p>-0.013152021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4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0.0439488867" calcext:value-type="float">
            <text:p>-0.04394888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8" calcext:value-type="float">
            <text:p>11.8</text:p>
          </table:table-cell>
          <table:table-cell table:style-name="ce16" office:value-type="string" calcext:value-type="string">
            <text:p>gewisse numerische Probleme</text:p>
          </table:table-cell>
          <table:table-cell table:formula="of:=[.O124]-[.D124]" office:value-type="float" office:value="-0.0307968655" calcext:value-type="float">
            <text:p>-0.0307968655</text:p>
          </table:table-cell>
          <table:table-cell table:style-name="ce6" table:formula="of:=[.U124]/MAX(1; 0.5*ABS([.D124])+0.5*ABS([.O124]))" office:value-type="float" office:value="-0.0307968655" calcext:value-type="float">
            <text:p>-0.0307968655</text:p>
          </table:table-cell>
          <table:table-cell table:formula="of:=[.P124]-[.E124]" office:value-type="float" office:value="-0.0307968655" calcext:value-type="float">
            <text:p>-0.0307968655</text:p>
          </table:table-cell>
          <table:table-cell table:formula="of:=[.S124]/[.H124]" office:value-type="float" office:value="0.0963265306122449" calcext:value-type="float">
            <text:p>0.0963265306</text:p>
          </table:table-cell>
          <table:table-cell/>
          <table:table-cell office:value-type="string" calcext:value-type="string">
            <text:p>rnk140403B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0.338410179" calcext:value-type="float">
            <text:p>-0.338410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2.2" calcext:value-type="float">
            <text:p>12.2</text:p>
          </table:table-cell>
          <table:table-cell table:style-name="ce3"/>
          <table:table-cell table:style-name="ce3" table:formula="of:=[.AC124]-[.D124]" office:value-type="float" office:value="-0.3252581578" calcext:value-type="float">
            <text:p>-0.3252581578</text:p>
          </table:table-cell>
          <table:table-cell table:style-name="ce6" table:formula="of:=[.AI124]/MAX(1; 0.5*ABS([.D124])+0.5*ABS([.AC124]))" office:value-type="float" office:value="-0.3252581578" calcext:value-type="float">
            <text:p>-0.3252581578</text:p>
          </table:table-cell>
          <table:table-cell table:style-name="ce3"/>
          <table:table-cell table:formula="of:=[.AG124]/[.H124]" office:value-type="float" office:value="0.0995918367346939" calcext:value-type="float">
            <text:p>0.0995918367</text:p>
          </table:table-cell>
          <table:table-cell table:formula="of:=[.AG124]/[.S124]" office:value-type="float" office:value="1.03389830508475" calcext:value-type="float">
            <text:p>1.0338983051</text:p>
          </table:table-cell>
        </table:table-row>
        <table:table-row table:style-name="ro2">
          <table:table-cell office:value-type="string" calcext:value-type="string">
            <text:p>rnk14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652.887973" calcext:value-type="float">
            <text:p>-652.887973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470.5" calcext:value-type="float">
            <text:p>470.5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4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652.890278" calcext:value-type="float">
            <text:p>-652.890278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97.9" calcext:value-type="float">
            <text:p>97.9</text:p>
          </table:table-cell>
          <table:table-cell/>
          <table:table-cell table:formula="of:=[.O125]-[.D125]" office:value-type="float" office:value="-0.00230499999997846" calcext:value-type="float">
            <text:p>-0.002305</text:p>
          </table:table-cell>
          <table:table-cell table:formula="of:=[.U125]/MAX(1; 0.5*ABS([.D125])+0.5*ABS([.O125]))" office:value-type="float" office:value="-0.00000353046162043706" calcext:value-type="float">
            <text:p>-3.53046162043706E-006</text:p>
          </table:table-cell>
          <table:table-cell table:formula="of:=[.P125]-[.E125]" office:value-type="float" office:value="-0.00230499999997846" calcext:value-type="float">
            <text:p>-0.002305</text:p>
          </table:table-cell>
          <table:table-cell table:formula="of:=[.S125]/[.H125]" office:value-type="float" office:value="0.20807651434644" calcext:value-type="float">
            <text:p>0.2080765143</text:p>
          </table:table-cell>
          <table:table-cell/>
          <table:table-cell office:value-type="string" calcext:value-type="string">
            <text:p>rnk140403B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652.890278" calcext:value-type="float">
            <text:p>-652.890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88.4" calcext:value-type="float">
            <text:p>88.4</text:p>
          </table:table-cell>
          <table:table-cell table:style-name="ce3"/>
          <table:table-cell table:style-name="ce3" table:formula="of:=[.AC125]-[.D125]" office:value-type="float" office:value="-0.00230499999997846" calcext:value-type="float">
            <text:p>-0.002305</text:p>
          </table:table-cell>
          <table:table-cell table:style-name="ce3" table:formula="of:=[.AI125]/MAX(1; 0.5*ABS([.D125])+0.5*ABS([.AC125]))" office:value-type="float" office:value="-0.00000353046162043706" calcext:value-type="float">
            <text:p>-3.53046162043706E-006</text:p>
          </table:table-cell>
          <table:table-cell table:style-name="ce3"/>
          <table:table-cell table:formula="of:=[.AG125]/[.H125]" office:value-type="float" office:value="0.18788522848034" calcext:value-type="float">
            <text:p>0.1878852285</text:p>
          </table:table-cell>
          <table:table-cell table:formula="of:=[.AG125]/[.S125]" office:value-type="float" office:value="0.902962206332993" calcext:value-type="float">
            <text:p>0.9029622063</text:p>
          </table:table-cell>
        </table:table-row>
        <table:table-row table:style-name="ro2">
          <table:table-cell office:value-type="string" calcext:value-type="string">
            <text:p>rnk14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0.0125652542" calcext:value-type="float">
            <text:p>-0.012565254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4.2" calcext:value-type="float">
            <text:p>134.2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4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7" office:value-type="float" office:value="-0.116200983392893" calcext:value-type="float">
            <text:p>-1.16E-00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.38" calcext:value-type="float">
            <text:p>16.38</text:p>
          </table:table-cell>
          <table:table-cell table:style-name="ce17" office:value-type="string" calcext:value-type="string">
            <text:p>anderes Ergebnis beim zweiten Versuch, gewisse bis große numerische Probleme</text:p>
          </table:table-cell>
          <table:table-cell table:formula="of:=[.O126]-[.D126]" office:value-type="float" office:value="-0.103635729192893" calcext:value-type="float">
            <text:p>-0.1036357292</text:p>
          </table:table-cell>
          <table:table-cell table:style-name="ce15" table:formula="of:=[.U126]/MAX(1; 0.5*ABS([.D126])+0.5*ABS([.O126]))" office:value-type="float" office:value="-0.103635729192893" calcext:value-type="float">
            <text:p>-0.1036357292</text:p>
          </table:table-cell>
          <table:table-cell table:formula="of:=[.P126]-[.E126]" office:value-type="float" office:value="-0.103635729192893" calcext:value-type="float">
            <text:p>-0.1036357292</text:p>
          </table:table-cell>
          <table:table-cell table:formula="of:=[.S126]/[.H126]" office:value-type="float" office:value="0.122056631892697" calcext:value-type="float">
            <text:p>0.1220566319</text:p>
          </table:table-cell>
          <table:table-cell/>
          <table:table-cell office:value-type="string" calcext:value-type="string">
            <text:p>rnk140403C\_MISDPl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12" office:value-type="float" office:value="-0.116200983" calcext:value-type="float">
            <text:p>-1.16E-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0.8" calcext:value-type="float">
            <text:p>10.8</text:p>
          </table:table-cell>
          <table:table-cell table:style-name="ce3"/>
          <table:table-cell table:style-name="ce3" table:formula="of:=[.AC126]-[.D126]" office:value-type="float" office:value="-0.1036357288" calcext:value-type="float">
            <text:p>-0.1036357288</text:p>
          </table:table-cell>
          <table:table-cell table:style-name="ce15" table:formula="of:=[.AI126]/MAX(1; 0.5*ABS([.D126])+0.5*ABS([.AC126]))" office:value-type="float" office:value="-0.1036357288" calcext:value-type="float">
            <text:p>-0.1036357288</text:p>
          </table:table-cell>
          <table:table-cell table:style-name="ce3"/>
          <table:table-cell table:formula="of:=[.AG126]/[.H126]" office:value-type="float" office:value="0.0804769001490313" calcext:value-type="float">
            <text:p>0.0804769001</text:p>
          </table:table-cell>
          <table:table-cell table:formula="of:=[.AG126]/[.S126]" office:value-type="float" office:value="0.659340659340659" calcext:value-type="float">
            <text:p>0.6593406593</text:p>
          </table:table-cell>
        </table:table-row>
        <table:table-row table:style-name="ro2">
          <table:table-cell office:value-type="string" calcext:value-type="string">
            <text:p>rnk14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718.161409" calcext:value-type="float">
            <text:p>-718.161409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406.9" calcext:value-type="float">
            <text:p>406.9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rnk14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-718.167282" calcext:value-type="float">
            <text:p>-718.167282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75.6" calcext:value-type="float">
            <text:p>75.6</text:p>
          </table:table-cell>
          <table:table-cell/>
          <table:table-cell table:formula="of:=[.O127]-[.D127]" office:value-type="float" office:value="-0.00587299999995139" calcext:value-type="float">
            <text:p>-0.005873</text:p>
          </table:table-cell>
          <table:table-cell table:formula="of:=[.U127]/MAX(1; 0.5*ABS([.D127])+0.5*ABS([.O127]))" office:value-type="float" office:value="-0.0000081777938946029" calcext:value-type="float">
            <text:p>-8.1777938946029E-006</text:p>
          </table:table-cell>
          <table:table-cell table:formula="of:=[.P127]-[.E127]" office:value-type="float" office:value="-0.00587299999995139" calcext:value-type="float">
            <text:p>-0.005873</text:p>
          </table:table-cell>
          <table:table-cell table:formula="of:=[.S127]/[.H127]" office:value-type="float" office:value="0.185795035635291" calcext:value-type="float">
            <text:p>0.1857950356</text:p>
          </table:table-cell>
          <table:table-cell/>
          <table:table-cell office:value-type="string" calcext:value-type="string">
            <text:p>rnk140403C\_MISDPr </text:p>
          </table:table-cell>
          <table:table-cell office:value-type="float" office:value="3163" calcext:value-type="float">
            <text:p>3163</text:p>
          </table:table-cell>
          <table:table-cell office:value-type="float" office:value="860" calcext:value-type="float">
            <text:p>860</text:p>
          </table:table-cell>
          <table:table-cell table:number-columns-repeated="2" table:style-name="ce3" office:value-type="float" office:value="-718.167282" calcext:value-type="float">
            <text:p>-718.167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71.7" calcext:value-type="float">
            <text:p>71.7</text:p>
          </table:table-cell>
          <table:table-cell table:style-name="ce3"/>
          <table:table-cell table:style-name="ce3" table:formula="of:=[.AC127]-[.D127]" office:value-type="float" office:value="-0.00587299999995139" calcext:value-type="float">
            <text:p>-0.005873</text:p>
          </table:table-cell>
          <table:table-cell table:style-name="ce3" table:formula="of:=[.AI127]/MAX(1; 0.5*ABS([.D127])+0.5*ABS([.AC127]))" office:value-type="float" office:value="-0.0000081777938946029" calcext:value-type="float">
            <text:p>-8.1777938946029E-006</text:p>
          </table:table-cell>
          <table:table-cell table:style-name="ce3"/>
          <table:table-cell table:formula="of:=[.AG127]/[.H127]" office:value-type="float" office:value="0.17621037109855" calcext:value-type="float">
            <text:p>0.1762103711</text:p>
          </table:table-cell>
          <table:table-cell table:formula="of:=[.AG127]/[.S127]" office:value-type="float" office:value="0.948412698412698" calcext:value-type="float">
            <text:p>0.9484126984</text:p>
          </table:table-cell>
        </table:table-row>
        <table:table-row table:style-name="ro2">
          <table:table-cell office:value-type="string" calcext:value-type="string">
            <text:p>\midrule</text:p>
          </table:table-cell>
          <table:table-cell table:number-columns-repeated="10"/>
          <table:table-cell office:value-type="string" calcext:value-type="string">
            <text:p>\midrule</text:p>
          </table:table-cell>
          <table:table-cell table:number-columns-repeated="13"/>
          <table:table-cell office:value-type="string" calcext:value-type="string">
            <text:p>\midrul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tal <text:s text:c="9"/>(126) </text:p>
          </table:table-cell>
          <table:table-cell table:number-columns-repeated="2" office:value-type="string" calcext:value-type="string">
            <text:p><text:s text:c="8"/></text:p>
          </table:table-cell>
          <table:table-cell table:number-columns-repeated="2"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float" office:value="1242215" calcext:value-type="float">
            <text:p>1242215</text:p>
          </table:table-cell>
          <table:table-cell office:value-type="float" office:value="112244.8" calcext:value-type="float">
            <text:p>112244.8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Total <text:s text:c="9"/>(126) </text:p>
          </table:table-cell>
          <table:table-cell table:number-columns-repeated="2" office:value-type="string" calcext:value-type="string">
            <text:p><text:s text:c="8"/></text:p>
          </table:table-cell>
          <table:table-cell table:number-columns-repeated="2"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float" office:value="885915" calcext:value-type="float">
            <text:p>885915</text:p>
          </table:table-cell>
          <table:table-cell office:value-type="float" office:value="75716.3" calcext:value-type="float">
            <text:p>75716.3</text:p>
          </table:table-cell>
          <table:table-cell table:number-columns-repeated="4"/>
          <table:table-cell table:formula="of:=[.S129]/[.H129]" office:value-type="float" office:value="0.67456398871039" calcext:value-type="float">
            <text:p>0.6745639887</text:p>
          </table:table-cell>
          <table:table-cell/>
          <table:table-cell office:value-type="string" calcext:value-type="string">
            <text:p>Total <text:s text:c="9"/>(126) </text:p>
          </table:table-cell>
          <table:table-cell table:number-columns-repeated="2" office:value-type="string" calcext:value-type="string">
            <text:p><text:s text:c="8"/></text:p>
          </table:table-cell>
          <table:table-cell table:number-columns-repeated="2"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float" office:value="1228550" calcext:value-type="float">
            <text:p>1228550</text:p>
          </table:table-cell>
          <table:table-cell office:value-type="float" office:value="43018.7" calcext:value-type="float">
            <text:p>43018.7</text:p>
          </table:table-cell>
          <table:table-cell table:number-columns-repeated="4"/>
          <table:table-cell table:formula="of:=[.AG129]/[.V129]" office:value-type="string" office:string-value="" calcext:value-type="error">
            <text:p>#DIV/0!</text:p>
          </table:table-cell>
          <table:table-cell table:formula="of:=[.AG129]/[.S129]" office:value-type="float" office:value="0.568156394329887" calcext:value-type="float">
            <text:p>0.5681563943</text:p>
          </table:table-cell>
        </table:table-row>
        <table:table-row table:style-name="ro2">
          <table:table-cell office:value-type="string" calcext:value-type="string">
            <text:p>Geom. Mean <text:s text:c="9"/></text:p>
          </table:table-cell>
          <table:table-cell table:number-columns-repeated="2" office:value-type="string" calcext:value-type="string">
            <text:p><text:s text:c="8"/></text:p>
          </table:table-cell>
          <table:table-cell table:number-columns-repeated="2"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float" office:value="2216" calcext:value-type="float">
            <text:p>2216</text:p>
          </table:table-cell>
          <table:table-cell office:value-type="float" office:value="445.7" calcext:value-type="float">
            <text:p>445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Geom. Mean <text:s text:c="9"/></text:p>
          </table:table-cell>
          <table:table-cell table:number-columns-repeated="2" office:value-type="string" calcext:value-type="string">
            <text:p><text:s text:c="8"/></text:p>
          </table:table-cell>
          <table:table-cell table:number-columns-repeated="2"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float" office:value="965" calcext:value-type="float">
            <text:p>965</text:p>
          </table:table-cell>
          <table:table-cell office:value-type="float" office:value="166.6" calcext:value-type="float">
            <text:p>166.6</text:p>
          </table:table-cell>
          <table:table-cell table:number-columns-repeated="4"/>
          <table:table-cell table:formula="of:=[.S130]/[.H130]" office:value-type="float" office:value="0.373794031859995" calcext:value-type="float">
            <text:p>0.3737940319</text:p>
          </table:table-cell>
          <table:table-cell/>
          <table:table-cell office:value-type="string" calcext:value-type="string">
            <text:p>Geom. Mean <text:s text:c="9"/></text:p>
          </table:table-cell>
          <table:table-cell table:number-columns-repeated="2" office:value-type="string" calcext:value-type="string">
            <text:p><text:s text:c="8"/></text:p>
          </table:table-cell>
          <table:table-cell table:number-columns-repeated="2"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float" office:value="1694" calcext:value-type="float">
            <text:p>1694</text:p>
          </table:table-cell>
          <table:table-cell office:value-type="float" office:value="110.2" calcext:value-type="float">
            <text:p>110.2</text:p>
          </table:table-cell>
          <table:table-cell table:number-columns-repeated="4"/>
          <table:table-cell table:formula="of:=[.AG130]/[.V130]" office:value-type="string" office:string-value="" calcext:value-type="error">
            <text:p>#DIV/0!</text:p>
          </table:table-cell>
          <table:table-cell table:formula="of:=[.AG130]/[.S130]" office:value-type="float" office:value="0.661464585834334" calcext:value-type="float">
            <text:p>0.6614645858</text:p>
          </table:table-cell>
        </table:table-row>
        <table:table-row table:style-name="ro2">
          <table:table-cell office:value-type="string" calcext:value-type="string">
            <text:p>Shifted Geom. <text:s text:c="6"/></text:p>
          </table:table-cell>
          <table:table-cell table:number-columns-repeated="2" office:value-type="string" calcext:value-type="string">
            <text:p><text:s text:c="8"/></text:p>
          </table:table-cell>
          <table:table-cell table:number-columns-repeated="2"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float" office:value="2707" calcext:value-type="float">
            <text:p>2707</text:p>
          </table:table-cell>
          <table:table-cell office:value-type="float" office:value="473.7" calcext:value-type="float">
            <text:p>473.7</text:p>
          </table:table-cell>
          <table:table-cell office:value-type="string" calcext:value-type="string">
            <text:p/>
            <text:p/>
          </table:table-cell>
          <table:table-cell table:number-columns-repeated="2"/>
          <table:table-cell office:value-type="string" calcext:value-type="string">
            <text:p>Shifted Geom. <text:s text:c="6"/></text:p>
          </table:table-cell>
          <table:table-cell table:number-columns-repeated="2" office:value-type="string" calcext:value-type="string">
            <text:p><text:s text:c="8"/></text:p>
          </table:table-cell>
          <table:table-cell table:number-columns-repeated="2"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float" office:value="1736" calcext:value-type="float">
            <text:p>1736</text:p>
          </table:table-cell>
          <table:table-cell office:value-type="float" office:value="204.2" calcext:value-type="float">
            <text:p>204.2</text:p>
          </table:table-cell>
          <table:table-cell table:number-columns-repeated="4"/>
          <table:table-cell table:formula="of:=[.S131]/[.H131]" office:value-type="float" office:value="0.431074519738231" calcext:value-type="float">
            <text:p>0.4310745197</text:p>
          </table:table-cell>
          <table:table-cell/>
          <table:table-cell office:value-type="string" calcext:value-type="string">
            <text:p>Shifted Geom. <text:s text:c="6"/></text:p>
          </table:table-cell>
          <table:table-cell table:number-columns-repeated="2" office:value-type="string" calcext:value-type="string">
            <text:p><text:s text:c="8"/></text:p>
          </table:table-cell>
          <table:table-cell table:number-columns-repeated="2"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float" office:value="2471" calcext:value-type="float">
            <text:p>2471</text:p>
          </table:table-cell>
          <table:table-cell office:value-type="float" office:value="136.4" calcext:value-type="float">
            <text:p>136.4</text:p>
          </table:table-cell>
          <table:table-cell table:number-columns-repeated="4"/>
          <table:table-cell table:formula="of:=[.AG131]/[.V131]" office:value-type="string" office:string-value="" calcext:value-type="error">
            <text:p>#DIV/0!</text:p>
          </table:table-cell>
          <table:table-cell table:formula="of:=[.AG131]/[.S131]" office:value-type="float" office:value="0.667972575905975" calcext:value-type="float">
            <text:p>0.6679725759</text:p>
          </table:table-cell>
        </table:table-row>
        <table:table-row table:style-name="ro2" table:number-rows-repeated="1048444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A07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problem </text:p>
          </table:table-cell>
          <table:table-cell office:value-type="string" calcext:value-type="string">
            <text:p><text:s/>result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office:value-type="string" calcext:value-type="string">
            <text:p>0+-115305A\_07l.dat-s </text:p>
          </table:table-cell>
          <table:table-cell office:value-type="string" calcext:value-type="string">
            <text:p><text:s/>$-7.28528797e-11$ </text:p>
          </table:table-cell>
          <table:table-cell office:value-type="string" calcext:value-type="string">
            <text:p><text:s/>$1.443$ </text:p>
          </table:table-cell>
          <table:table-cell office:value-type="string" calcext:value-type="string">
            <text:p><text:s/>$35$ \\ </text:p>
          </table:table-cell>
        </table:table-row>
        <table:table-row table:style-name="ro1">
          <table:table-cell office:value-type="string" calcext:value-type="string">
            <text:p>0+-115305A\_07r.dat-s </text:p>
          </table:table-cell>
          <table:table-cell office:value-type="string" calcext:value-type="string">
            <text:p><text:s/>$5.31519312$ </text:p>
          </table:table-cell>
          <table:table-cell office:value-type="string" calcext:value-type="string">
            <text:p><text:s/>$2.35$ </text:p>
          </table:table-cell>
          <table:table-cell office:value-type="string" calcext:value-type="string">
            <text:p><text:s/>$58$ \\ </text:p>
          </table:table-cell>
        </table:table-row>
        <table:table-row table:style-name="ro1">
          <table:table-cell office:value-type="string" calcext:value-type="string">
            <text:p>0+-115305B\_07l.dat-s </text:p>
          </table:table-cell>
          <table:table-cell office:value-type="string" calcext:value-type="string">
            <text:p><text:s/>$-4.83978421e-10$ </text:p>
          </table:table-cell>
          <table:table-cell office:value-type="string" calcext:value-type="string">
            <text:p><text:s/>$1.404$ </text:p>
          </table:table-cell>
          <table:table-cell office:value-type="string" calcext:value-type="string">
            <text:p><text:s/>$37$ \\ </text:p>
          </table:table-cell>
        </table:table-row>
        <table:table-row table:style-name="ro1">
          <table:table-cell office:value-type="string" calcext:value-type="string">
            <text:p>0+-115305B\_07r.dat-s </text:p>
          </table:table-cell>
          <table:table-cell office:value-type="string" calcext:value-type="string">
            <text:p><text:s/>$4.33745776$ </text:p>
          </table:table-cell>
          <table:table-cell office:value-type="string" calcext:value-type="string">
            <text:p><text:s/>$2.01$ </text:p>
          </table:table-cell>
          <table:table-cell office:value-type="string" calcext:value-type="string">
            <text:p><text:s/>$51$ \\ </text:p>
          </table:table-cell>
        </table:table-row>
        <table:table-row table:style-name="ro1">
          <table:table-cell office:value-type="string" calcext:value-type="string">
            <text:p>0+-115305C\_07l.dat-s </text:p>
          </table:table-cell>
          <table:table-cell office:value-type="string" calcext:value-type="string">
            <text:p><text:s/>$-2.16700883e-10$ </text:p>
          </table:table-cell>
          <table:table-cell office:value-type="string" calcext:value-type="string">
            <text:p><text:s/>$1.311$ </text:p>
          </table:table-cell>
          <table:table-cell office:value-type="string" calcext:value-type="string">
            <text:p><text:s/>$33$ \\ </text:p>
          </table:table-cell>
        </table:table-row>
        <table:table-row table:style-name="ro1">
          <table:table-cell office:value-type="string" calcext:value-type="string">
            <text:p>0+-115305C\_07r.dat-s </text:p>
          </table:table-cell>
          <table:table-cell office:value-type="string" calcext:value-type="string">
            <text:p><text:s/>$3.766143$ </text:p>
          </table:table-cell>
          <table:table-cell office:value-type="string" calcext:value-type="string">
            <text:p><text:s/>$2.718$ </text:p>
          </table:table-cell>
          <table:table-cell office:value-type="string" calcext:value-type="string">
            <text:p><text:s/>$63$ \\ </text:p>
          </table:table-cell>
        </table:table-row>
        <table:table-row table:style-name="ro1">
          <table:table-cell office:value-type="string" calcext:value-type="string">
            <text:p>0+-125354A\_07l.dat-s </text:p>
          </table:table-cell>
          <table:table-cell office:value-type="string" calcext:value-type="string">
            <text:p><text:s/>$-0.00492333926$ </text:p>
          </table:table-cell>
          <table:table-cell office:value-type="string" calcext:value-type="string">
            <text:p><text:s/>$4.783$ </text:p>
          </table:table-cell>
          <table:table-cell office:value-type="string" calcext:value-type="string">
            <text:p><text:s/>$58$ \\ </text:p>
          </table:table-cell>
        </table:table-row>
        <table:table-row table:style-name="ro1">
          <table:table-cell office:value-type="string" calcext:value-type="string">
            <text:p>0+-125354A\_07r.dat-s </text:p>
          </table:table-cell>
          <table:table-cell office:value-type="string" calcext:value-type="string">
            <text:p><text:s/>$3.63518714$ </text:p>
          </table:table-cell>
          <table:table-cell office:value-type="string" calcext:value-type="string">
            <text:p><text:s/>$4.445$ </text:p>
          </table:table-cell>
          <table:table-cell office:value-type="string" calcext:value-type="string">
            <text:p><text:s/>$53$ \\ </text:p>
          </table:table-cell>
        </table:table-row>
        <table:table-row table:style-name="ro1">
          <table:table-cell office:value-type="string" calcext:value-type="string">
            <text:p>0+-125354B\_07l.dat-s </text:p>
          </table:table-cell>
          <table:table-cell office:value-type="string" calcext:value-type="string">
            <text:p><text:s/>$-0.000780105625$ </text:p>
          </table:table-cell>
          <table:table-cell office:value-type="string" calcext:value-type="string">
            <text:p><text:s/>$5.892$ </text:p>
          </table:table-cell>
          <table:table-cell office:value-type="string" calcext:value-type="string">
            <text:p><text:s/>$69$ \\ </text:p>
          </table:table-cell>
        </table:table-row>
        <table:table-row table:style-name="ro1">
          <table:table-cell office:value-type="string" calcext:value-type="string">
            <text:p>0+-125354B\_07r.dat-s </text:p>
          </table:table-cell>
          <table:table-cell office:value-type="string" calcext:value-type="string">
            <text:p><text:s/>$3.32730622$ </text:p>
          </table:table-cell>
          <table:table-cell office:value-type="string" calcext:value-type="string">
            <text:p><text:s/>$5.059$ </text:p>
          </table:table-cell>
          <table:table-cell office:value-type="string" calcext:value-type="string">
            <text:p><text:s/>$59$ \\ </text:p>
          </table:table-cell>
        </table:table-row>
        <table:table-row table:style-name="ro1">
          <table:table-cell office:value-type="string" calcext:value-type="string">
            <text:p>0+-125354C\_07l.dat-s </text:p>
          </table:table-cell>
          <table:table-cell office:value-type="string" calcext:value-type="string">
            <text:p><text:s/>$-0.00398281044$ </text:p>
          </table:table-cell>
          <table:table-cell office:value-type="string" calcext:value-type="string">
            <text:p><text:s/>$4.902$ </text:p>
          </table:table-cell>
          <table:table-cell office:value-type="string" calcext:value-type="string">
            <text:p><text:s/>$59$ \\ </text:p>
          </table:table-cell>
        </table:table-row>
        <table:table-row table:style-name="ro1">
          <table:table-cell office:value-type="string" calcext:value-type="string">
            <text:p>0+-125354C\_07r.dat-s </text:p>
          </table:table-cell>
          <table:table-cell office:value-type="string" calcext:value-type="string">
            <text:p><text:s/>$3.07023404$ </text:p>
          </table:table-cell>
          <table:table-cell office:value-type="string" calcext:value-type="string">
            <text:p><text:s/>$5.308$ </text:p>
          </table:table-cell>
          <table:table-cell office:value-type="string" calcext:value-type="string">
            <text:p><text:s/>$59$ \\ </text:p>
          </table:table-cell>
        </table:table-row>
        <table:table-row table:style-name="ro1">
          <table:table-cell office:value-type="string" calcext:value-type="string">
            <text:p>0+-130403A\_07l.dat-s </text:p>
          </table:table-cell>
          <table:table-cell office:value-type="string" calcext:value-type="string">
            <text:p><text:s/>$-0.0768275878$ </text:p>
          </table:table-cell>
          <table:table-cell office:value-type="string" calcext:value-type="string">
            <text:p><text:s/>$9.755$ </text:p>
          </table:table-cell>
          <table:table-cell office:value-type="string" calcext:value-type="string">
            <text:p><text:s/>$60$ \\ </text:p>
          </table:table-cell>
        </table:table-row>
        <table:table-row table:style-name="ro1">
          <table:table-cell office:value-type="string" calcext:value-type="string">
            <text:p>0+-130403A\_07r.dat-s </text:p>
          </table:table-cell>
          <table:table-cell office:value-type="string" calcext:value-type="string">
            <text:p><text:s/>$2.77275771$ </text:p>
          </table:table-cell>
          <table:table-cell office:value-type="string" calcext:value-type="string">
            <text:p><text:s/>$14.96$ </text:p>
          </table:table-cell>
          <table:table-cell office:value-type="string" calcext:value-type="string">
            <text:p><text:s/>$82$ \\ </text:p>
          </table:table-cell>
        </table:table-row>
        <table:table-row table:style-name="ro1">
          <table:table-cell office:value-type="string" calcext:value-type="string">
            <text:p>0+-130403B\_07l.dat-s </text:p>
          </table:table-cell>
          <table:table-cell office:value-type="string" calcext:value-type="string">
            <text:p><text:s/>$-0.0705727783$ </text:p>
          </table:table-cell>
          <table:table-cell office:value-type="string" calcext:value-type="string">
            <text:p><text:s/>$10.1$ </text:p>
          </table:table-cell>
          <table:table-cell office:value-type="string" calcext:value-type="string">
            <text:p><text:s/>$61$ \\ </text:p>
          </table:table-cell>
        </table:table-row>
        <table:table-row table:style-name="ro1">
          <table:table-cell office:value-type="string" calcext:value-type="string">
            <text:p>0+-130403B\_07r.dat-s </text:p>
          </table:table-cell>
          <table:table-cell office:value-type="string" calcext:value-type="string">
            <text:p><text:s/>$2.88529561$ </text:p>
          </table:table-cell>
          <table:table-cell office:value-type="string" calcext:value-type="string">
            <text:p><text:s/>$9.521$ </text:p>
          </table:table-cell>
          <table:table-cell office:value-type="string" calcext:value-type="string">
            <text:p><text:s/>$58$ \\ </text:p>
          </table:table-cell>
        </table:table-row>
        <table:table-row table:style-name="ro1">
          <table:table-cell office:value-type="string" calcext:value-type="string">
            <text:p>0+-130403C\_07l.dat-s </text:p>
          </table:table-cell>
          <table:table-cell office:value-type="string" calcext:value-type="string">
            <text:p><text:s/>$-0.0152913443$ </text:p>
          </table:table-cell>
          <table:table-cell office:value-type="string" calcext:value-type="string">
            <text:p><text:s/>$17.2$ </text:p>
          </table:table-cell>
          <table:table-cell office:value-type="string" calcext:value-type="string">
            <text:p><text:s/>$100$ \\ </text:p>
          </table:table-cell>
        </table:table-row>
        <table:table-row table:style-name="ro1">
          <table:table-cell office:value-type="string" calcext:value-type="string">
            <text:p>0+-130403C\_07r.dat-s </text:p>
          </table:table-cell>
          <table:table-cell office:value-type="string" calcext:value-type="string">
            <text:p><text:s/>$2.99649732$ </text:p>
          </table:table-cell>
          <table:table-cell office:value-type="string" calcext:value-type="string">
            <text:p><text:s/>$11.73$ </text:p>
          </table:table-cell>
          <table:table-cell office:value-type="string" calcext:value-type="string">
            <text:p><text:s/>$70$ \\ </text:p>
          </table:table-cell>
        </table:table-row>
        <table:table-row table:style-name="ro1">
          <table:table-cell office:value-type="string" calcext:value-type="string">
            <text:p>bina15305A\_07l.dat-s </text:p>
          </table:table-cell>
          <table:table-cell office:value-type="string" calcext:value-type="string">
            <text:p><text:s/>$-5.63999212e-10$ </text:p>
          </table:table-cell>
          <table:table-cell office:value-type="string" calcext:value-type="string">
            <text:p><text:s/>$1.347$ </text:p>
          </table:table-cell>
          <table:table-cell office:value-type="string" calcext:value-type="string">
            <text:p><text:s/>$35$ \\ </text:p>
          </table:table-cell>
        </table:table-row>
        <table:table-row table:style-name="ro1">
          <table:table-cell office:value-type="string" calcext:value-type="string">
            <text:p>bina15305A\_07r.dat-s </text:p>
          </table:table-cell>
          <table:table-cell office:value-type="string" calcext:value-type="string">
            <text:p><text:s/>$67.0212422$ </text:p>
          </table:table-cell>
          <table:table-cell office:value-type="string" calcext:value-type="string">
            <text:p><text:s/>$1.552$ </text:p>
          </table:table-cell>
          <table:table-cell office:value-type="string" calcext:value-type="string">
            <text:p><text:s/>$40$ \\ </text:p>
          </table:table-cell>
        </table:table-row>
        <table:table-row table:style-name="ro1">
          <table:table-cell office:value-type="string" calcext:value-type="string">
            <text:p>bina15305B\_07l.dat-s </text:p>
          </table:table-cell>
          <table:table-cell office:value-type="string" calcext:value-type="string">
            <text:p><text:s/>$-2.28999417e-09$ </text:p>
          </table:table-cell>
          <table:table-cell office:value-type="string" calcext:value-type="string">
            <text:p><text:s/>$1.544$ </text:p>
          </table:table-cell>
          <table:table-cell office:value-type="string" calcext:value-type="string">
            <text:p><text:s/>$39$ \\ </text:p>
          </table:table-cell>
        </table:table-row>
        <table:table-row table:style-name="ro1">
          <table:table-cell office:value-type="string" calcext:value-type="string">
            <text:p>bina15305B\_07r.dat-s </text:p>
          </table:table-cell>
          <table:table-cell office:value-type="string" calcext:value-type="string">
            <text:p><text:s/>$61.4255868$ </text:p>
          </table:table-cell>
          <table:table-cell office:value-type="string" calcext:value-type="string">
            <text:p><text:s/>$1.769$ </text:p>
          </table:table-cell>
          <table:table-cell office:value-type="string" calcext:value-type="string">
            <text:p><text:s/>$45$ \\ </text:p>
          </table:table-cell>
        </table:table-row>
        <table:table-row table:style-name="ro1">
          <table:table-cell office:value-type="string" calcext:value-type="string">
            <text:p>bina15305C\_07l.dat-s </text:p>
          </table:table-cell>
          <table:table-cell office:value-type="string" calcext:value-type="string">
            <text:p><text:s/>$-3.08256849e-09$ </text:p>
          </table:table-cell>
          <table:table-cell office:value-type="string" calcext:value-type="string">
            <text:p><text:s/>$1.238$ </text:p>
          </table:table-cell>
          <table:table-cell office:value-type="string" calcext:value-type="string">
            <text:p><text:s/>$32$ \\ </text:p>
          </table:table-cell>
        </table:table-row>
        <table:table-row table:style-name="ro1">
          <table:table-cell office:value-type="string" calcext:value-type="string">
            <text:p>bina15305C\_07r.dat-s </text:p>
          </table:table-cell>
          <table:table-cell office:value-type="string" calcext:value-type="string">
            <text:p><text:s/>$64.9964339$ </text:p>
          </table:table-cell>
          <table:table-cell office:value-type="string" calcext:value-type="string">
            <text:p><text:s/>$1.606$ </text:p>
          </table:table-cell>
          <table:table-cell office:value-type="string" calcext:value-type="string">
            <text:p><text:s/>$40$ \\ </text:p>
          </table:table-cell>
        </table:table-row>
        <table:table-row table:style-name="ro1">
          <table:table-cell office:value-type="string" calcext:value-type="string">
            <text:p>bina25354A\_07l.dat-s </text:p>
          </table:table-cell>
          <table:table-cell office:value-type="string" calcext:value-type="string">
            <text:p><text:s/>$-0.0440164907$ </text:p>
          </table:table-cell>
          <table:table-cell office:value-type="string" calcext:value-type="string">
            <text:p><text:s/>$4.854$ </text:p>
          </table:table-cell>
          <table:table-cell office:value-type="string" calcext:value-type="string">
            <text:p><text:s/>$57$ \\ </text:p>
          </table:table-cell>
        </table:table-row>
        <table:table-row table:style-name="ro1">
          <table:table-cell office:value-type="string" calcext:value-type="string">
            <text:p>bina25354A\_07r.dat-s </text:p>
          </table:table-cell>
          <table:table-cell office:value-type="string" calcext:value-type="string">
            <text:p><text:s/>$74.6549539$ </text:p>
          </table:table-cell>
          <table:table-cell office:value-type="string" calcext:value-type="string">
            <text:p><text:s/>$3.994$ </text:p>
          </table:table-cell>
          <table:table-cell office:value-type="string" calcext:value-type="string">
            <text:p><text:s/>$48$ \\ </text:p>
          </table:table-cell>
        </table:table-row>
        <table:table-row table:style-name="ro1">
          <table:table-cell office:value-type="string" calcext:value-type="string">
            <text:p>bina25354B\_07l.dat-s </text:p>
          </table:table-cell>
          <table:table-cell office:value-type="string" calcext:value-type="string">
            <text:p><text:s/>$-0.0355438872$ </text:p>
          </table:table-cell>
          <table:table-cell office:value-type="string" calcext:value-type="string">
            <text:p><text:s/>$4.507$ </text:p>
          </table:table-cell>
          <table:table-cell office:value-type="string" calcext:value-type="string">
            <text:p><text:s/>$54$ \\ </text:p>
          </table:table-cell>
        </table:table-row>
        <table:table-row table:style-name="ro1">
          <table:table-cell office:value-type="string" calcext:value-type="string">
            <text:p>bina25354B\_07r.dat-s </text:p>
          </table:table-cell>
          <table:table-cell office:value-type="string" calcext:value-type="string">
            <text:p><text:s/>$85.9820183$ </text:p>
          </table:table-cell>
          <table:table-cell office:value-type="string" calcext:value-type="string">
            <text:p><text:s/>$3.731$ </text:p>
          </table:table-cell>
          <table:table-cell office:value-type="string" calcext:value-type="string">
            <text:p><text:s/>$45$ \\ </text:p>
          </table:table-cell>
        </table:table-row>
        <table:table-row table:style-name="ro1">
          <table:table-cell office:value-type="string" calcext:value-type="string">
            <text:p>bina25354C\_07l.dat-s </text:p>
          </table:table-cell>
          <table:table-cell office:value-type="string" calcext:value-type="string">
            <text:p><text:s/>$-0.032922286$ </text:p>
          </table:table-cell>
          <table:table-cell office:value-type="string" calcext:value-type="string">
            <text:p><text:s/>$4.563$ </text:p>
          </table:table-cell>
          <table:table-cell office:value-type="string" calcext:value-type="string">
            <text:p><text:s/>$55$ \\ </text:p>
          </table:table-cell>
        </table:table-row>
        <table:table-row table:style-name="ro1">
          <table:table-cell office:value-type="string" calcext:value-type="string">
            <text:p>bina25354C\_07r.dat-s </text:p>
          </table:table-cell>
          <table:table-cell office:value-type="string" calcext:value-type="string">
            <text:p><text:s/>$70.988222$ </text:p>
          </table:table-cell>
          <table:table-cell office:value-type="string" calcext:value-type="string">
            <text:p><text:s/>$3.068$ </text:p>
          </table:table-cell>
          <table:table-cell office:value-type="string" calcext:value-type="string">
            <text:p><text:s/>$38$ \\ </text:p>
          </table:table-cell>
        </table:table-row>
        <table:table-row table:style-name="ro1">
          <table:table-cell office:value-type="string" calcext:value-type="string">
            <text:p>bina30403A\_07l.dat-s </text:p>
          </table:table-cell>
          <table:table-cell office:value-type="string" calcext:value-type="string">
            <text:p><text:s/>$-0.761093806$ </text:p>
          </table:table-cell>
          <table:table-cell office:value-type="string" calcext:value-type="string">
            <text:p><text:s/>$9.516$ </text:p>
          </table:table-cell>
          <table:table-cell office:value-type="string" calcext:value-type="string">
            <text:p><text:s/>$59$ \\ </text:p>
          </table:table-cell>
        </table:table-row>
        <table:table-row table:style-name="ro1">
          <table:table-cell office:value-type="string" calcext:value-type="string">
            <text:p>bina30403A\_07r.dat-s </text:p>
          </table:table-cell>
          <table:table-cell office:value-type="string" calcext:value-type="string">
            <text:p><text:s/>$72.0706256$ </text:p>
          </table:table-cell>
          <table:table-cell office:value-type="string" calcext:value-type="string">
            <text:p><text:s/>$3.887$ </text:p>
          </table:table-cell>
          <table:table-cell office:value-type="string" calcext:value-type="string">
            <text:p><text:s/>$26$ \\ </text:p>
          </table:table-cell>
        </table:table-row>
        <table:table-row table:style-name="ro1">
          <table:table-cell office:value-type="string" calcext:value-type="string">
            <text:p>bina30403B\_07l.dat-s </text:p>
          </table:table-cell>
          <table:table-cell office:value-type="string" calcext:value-type="string">
            <text:p><text:s/>$-0.733013901$ </text:p>
          </table:table-cell>
          <table:table-cell office:value-type="string" calcext:value-type="string">
            <text:p><text:s/>$9.019$ </text:p>
          </table:table-cell>
          <table:table-cell office:value-type="string" calcext:value-type="string">
            <text:p><text:s/>$53$ \\ </text:p>
          </table:table-cell>
        </table:table-row>
        <table:table-row table:style-name="ro1">
          <table:table-cell office:value-type="string" calcext:value-type="string">
            <text:p>bina30403B\_07r.dat-s </text:p>
          </table:table-cell>
          <table:table-cell office:value-type="string" calcext:value-type="string">
            <text:p><text:s/>$67.354784$ </text:p>
          </table:table-cell>
          <table:table-cell office:value-type="string" calcext:value-type="string">
            <text:p><text:s/>$6.3$ </text:p>
          </table:table-cell>
          <table:table-cell office:value-type="string" calcext:value-type="string">
            <text:p><text:s/>$39$ \\ </text:p>
          </table:table-cell>
        </table:table-row>
        <table:table-row table:style-name="ro1">
          <table:table-cell office:value-type="string" calcext:value-type="string">
            <text:p>bina30403C\_07l.dat-s </text:p>
          </table:table-cell>
          <table:table-cell office:value-type="string" calcext:value-type="string">
            <text:p><text:s/>$-0.631180916$ </text:p>
          </table:table-cell>
          <table:table-cell office:value-type="string" calcext:value-type="string">
            <text:p><text:s/>$10.54$ </text:p>
          </table:table-cell>
          <table:table-cell office:value-type="string" calcext:value-type="string">
            <text:p><text:s/>$64$ \\ </text:p>
          </table:table-cell>
        </table:table-row>
        <table:table-row table:style-name="ro1">
          <table:table-cell office:value-type="string" calcext:value-type="string">
            <text:p>bina30403C\_07r.dat-s </text:p>
          </table:table-cell>
          <table:table-cell office:value-type="string" calcext:value-type="string">
            <text:p><text:s/>$72.739954$ </text:p>
          </table:table-cell>
          <table:table-cell office:value-type="string" calcext:value-type="string">
            <text:p><text:s/>$7.851$ </text:p>
          </table:table-cell>
          <table:table-cell office:value-type="string" calcext:value-type="string">
            <text:p><text:s/>$47$ \\ </text:p>
          </table:table-cell>
        </table:table-row>
        <table:table-row table:style-name="ro1">
          <table:table-cell office:value-type="string" calcext:value-type="string">
            <text:p>bern15305A\_07l.dat-s </text:p>
          </table:table-cell>
          <table:table-cell office:value-type="string" calcext:value-type="string">
            <text:p><text:s/>$1.09928234e-06$ </text:p>
          </table:table-cell>
          <table:table-cell office:value-type="string" calcext:value-type="string">
            <text:p><text:s/>$1.288$ </text:p>
          </table:table-cell>
          <table:table-cell office:value-type="string" calcext:value-type="string">
            <text:p><text:s/>$33$ \\ </text:p>
          </table:table-cell>
        </table:table-row>
        <table:table-row table:style-name="ro1">
          <table:table-cell office:value-type="string" calcext:value-type="string">
            <text:p>bern15305A\_07r.dat-s </text:p>
          </table:table-cell>
          <table:table-cell office:value-type="string" calcext:value-type="string">
            <text:p><text:s/>$4.10865296$ </text:p>
          </table:table-cell>
          <table:table-cell office:value-type="string" calcext:value-type="string">
            <text:p><text:s/>$1.606$ </text:p>
          </table:table-cell>
          <table:table-cell office:value-type="string" calcext:value-type="string">
            <text:p><text:s/>$42$ \\ </text:p>
          </table:table-cell>
        </table:table-row>
        <table:table-row table:style-name="ro1">
          <table:table-cell office:value-type="string" calcext:value-type="string">
            <text:p>bern15305B\_07l.dat-s </text:p>
          </table:table-cell>
          <table:table-cell office:value-type="string" calcext:value-type="string">
            <text:p><text:s/>$1.37913785e-06$ </text:p>
          </table:table-cell>
          <table:table-cell office:value-type="string" calcext:value-type="string">
            <text:p><text:s/>$1.719$ </text:p>
          </table:table-cell>
          <table:table-cell office:value-type="string" calcext:value-type="string">
            <text:p><text:s/>$41$ \\ </text:p>
          </table:table-cell>
        </table:table-row>
        <table:table-row table:style-name="ro1">
          <table:table-cell office:value-type="string" calcext:value-type="string">
            <text:p>bern15305B\_07r.dat-s </text:p>
          </table:table-cell>
          <table:table-cell office:value-type="string" calcext:value-type="string">
            <text:p><text:s/>$3.70445849$ </text:p>
          </table:table-cell>
          <table:table-cell office:value-type="string" calcext:value-type="string">
            <text:p><text:s/>$1.589$ </text:p>
          </table:table-cell>
          <table:table-cell office:value-type="string" calcext:value-type="string">
            <text:p><text:s/>$41$ \\ </text:p>
          </table:table-cell>
        </table:table-row>
        <table:table-row table:style-name="ro1">
          <table:table-cell office:value-type="string" calcext:value-type="string">
            <text:p>bern15305C\_07l.dat-s </text:p>
          </table:table-cell>
          <table:table-cell office:value-type="string" calcext:value-type="string">
            <text:p><text:s/>$1.25087856e-06$ </text:p>
          </table:table-cell>
          <table:table-cell office:value-type="string" calcext:value-type="string">
            <text:p><text:s/>$1.482$ </text:p>
          </table:table-cell>
          <table:table-cell office:value-type="string" calcext:value-type="string">
            <text:p><text:s/>$39$ \\ </text:p>
          </table:table-cell>
        </table:table-row>
        <table:table-row table:style-name="ro1">
          <table:table-cell office:value-type="string" calcext:value-type="string">
            <text:p>bern15305C\_07r.dat-s </text:p>
          </table:table-cell>
          <table:table-cell office:value-type="string" calcext:value-type="string">
            <text:p><text:s/>$4.17255014$ </text:p>
          </table:table-cell>
          <table:table-cell office:value-type="string" calcext:value-type="string">
            <text:p><text:s/>$1.87$ </text:p>
          </table:table-cell>
          <table:table-cell office:value-type="string" calcext:value-type="string">
            <text:p><text:s/>$45$ \\ </text:p>
          </table:table-cell>
        </table:table-row>
        <table:table-row table:style-name="ro1">
          <table:table-cell office:value-type="string" calcext:value-type="string">
            <text:p>bern25354A\_07l.dat-s </text:p>
          </table:table-cell>
          <table:table-cell office:value-type="string" calcext:value-type="string">
            <text:p><text:s/>$-0.00409355045$ </text:p>
          </table:table-cell>
          <table:table-cell office:value-type="string" calcext:value-type="string">
            <text:p><text:s/>$4.34$ </text:p>
          </table:table-cell>
          <table:table-cell office:value-type="string" calcext:value-type="string">
            <text:p><text:s/>$54$ \\ </text:p>
          </table:table-cell>
        </table:table-row>
        <table:table-row table:style-name="ro1">
          <table:table-cell office:value-type="string" calcext:value-type="string">
            <text:p>bern25354A\_07r.dat-s </text:p>
          </table:table-cell>
          <table:table-cell office:value-type="string" calcext:value-type="string">
            <text:p><text:s/>$3.08237649$ </text:p>
          </table:table-cell>
          <table:table-cell office:value-type="string" calcext:value-type="string">
            <text:p><text:s/>$7.294$ </text:p>
          </table:table-cell>
          <table:table-cell office:value-type="string" calcext:value-type="string">
            <text:p><text:s/>$78$ \\ </text:p>
          </table:table-cell>
        </table:table-row>
        <table:table-row table:style-name="ro1">
          <table:table-cell office:value-type="string" calcext:value-type="string">
            <text:p>bern25354B\_07l.dat-s </text:p>
          </table:table-cell>
          <table:table-cell office:value-type="string" calcext:value-type="string">
            <text:p><text:s/>$-0.006144194$ </text:p>
          </table:table-cell>
          <table:table-cell office:value-type="string" calcext:value-type="string">
            <text:p><text:s/>$4.121$ </text:p>
          </table:table-cell>
          <table:table-cell office:value-type="string" calcext:value-type="string">
            <text:p><text:s/>$52$ \\ </text:p>
          </table:table-cell>
        </table:table-row>
        <table:table-row table:style-name="ro1">
          <table:table-cell office:value-type="string" calcext:value-type="string">
            <text:p>bern25354B\_07r.dat-s </text:p>
          </table:table-cell>
          <table:table-cell office:value-type="string" calcext:value-type="string">
            <text:p><text:s/>$3.11283151$ </text:p>
          </table:table-cell>
          <table:table-cell office:value-type="string" calcext:value-type="string">
            <text:p><text:s/>$4.124$ </text:p>
          </table:table-cell>
          <table:table-cell office:value-type="string" calcext:value-type="string">
            <text:p><text:s/>$49$ \\ </text:p>
          </table:table-cell>
        </table:table-row>
        <table:table-row table:style-name="ro1">
          <table:table-cell office:value-type="string" calcext:value-type="string">
            <text:p>bern25354C\_07l.dat-s </text:p>
          </table:table-cell>
          <table:table-cell office:value-type="string" calcext:value-type="string">
            <text:p><text:s/>$-0.00299606692$ </text:p>
          </table:table-cell>
          <table:table-cell office:value-type="string" calcext:value-type="string">
            <text:p><text:s/>$4.761$ </text:p>
          </table:table-cell>
          <table:table-cell office:value-type="string" calcext:value-type="string">
            <text:p><text:s/>$61$ \\ </text:p>
          </table:table-cell>
        </table:table-row>
        <table:table-row table:style-name="ro1">
          <table:table-cell office:value-type="string" calcext:value-type="string">
            <text:p>bern25354C\_07r.dat-s </text:p>
          </table:table-cell>
          <table:table-cell office:value-type="string" calcext:value-type="string">
            <text:p><text:s/>$3.17654928$ </text:p>
          </table:table-cell>
          <table:table-cell office:value-type="string" calcext:value-type="string">
            <text:p><text:s/>$5.281$ </text:p>
          </table:table-cell>
          <table:table-cell office:value-type="string" calcext:value-type="string">
            <text:p><text:s/>$62$ \\ </text:p>
          </table:table-cell>
        </table:table-row>
        <table:table-row table:style-name="ro1">
          <table:table-cell office:value-type="string" calcext:value-type="string">
            <text:p>bern30403A\_07l.dat-s </text:p>
          </table:table-cell>
          <table:table-cell office:value-type="string" calcext:value-type="string">
            <text:p><text:s/>$-0.0784891385$ </text:p>
          </table:table-cell>
          <table:table-cell office:value-type="string" calcext:value-type="string">
            <text:p><text:s/>$9.902$ </text:p>
          </table:table-cell>
          <table:table-cell office:value-type="string" calcext:value-type="string">
            <text:p><text:s/>$62$ \\ </text:p>
          </table:table-cell>
        </table:table-row>
        <table:table-row table:style-name="ro1">
          <table:table-cell office:value-type="string" calcext:value-type="string">
            <text:p>bern30403A\_07r.dat-s </text:p>
          </table:table-cell>
          <table:table-cell office:value-type="string" calcext:value-type="string">
            <text:p><text:s/>$2.56497392$ </text:p>
          </table:table-cell>
          <table:table-cell office:value-type="string" calcext:value-type="string">
            <text:p><text:s/>$8.696$ </text:p>
          </table:table-cell>
          <table:table-cell office:value-type="string" calcext:value-type="string">
            <text:p><text:s/>$53$ \\ </text:p>
          </table:table-cell>
        </table:table-row>
        <table:table-row table:style-name="ro1">
          <table:table-cell office:value-type="string" calcext:value-type="string">
            <text:p>bern30403B\_07l.dat-s </text:p>
          </table:table-cell>
          <table:table-cell office:value-type="string" calcext:value-type="string">
            <text:p><text:s/>$-0.0916663677$ </text:p>
          </table:table-cell>
          <table:table-cell office:value-type="string" calcext:value-type="string">
            <text:p><text:s/>$8.773$ </text:p>
          </table:table-cell>
          <table:table-cell office:value-type="string" calcext:value-type="string">
            <text:p><text:s/>$57$ \\ </text:p>
          </table:table-cell>
        </table:table-row>
        <table:table-row table:style-name="ro1">
          <table:table-cell office:value-type="string" calcext:value-type="string">
            <text:p>bern30403B\_07r.dat-s </text:p>
          </table:table-cell>
          <table:table-cell office:value-type="string" calcext:value-type="string">
            <text:p><text:s/>$2.67201941$ </text:p>
          </table:table-cell>
          <table:table-cell office:value-type="string" calcext:value-type="string">
            <text:p><text:s/>$9.371$ </text:p>
          </table:table-cell>
          <table:table-cell office:value-type="string" calcext:value-type="string">
            <text:p><text:s/>$56$ \\ </text:p>
          </table:table-cell>
        </table:table-row>
        <table:table-row table:style-name="ro1">
          <table:table-cell office:value-type="string" calcext:value-type="string">
            <text:p>bern30403C\_07l.dat-s </text:p>
          </table:table-cell>
          <table:table-cell office:value-type="string" calcext:value-type="string">
            <text:p><text:s/>$-0.100340342$ </text:p>
          </table:table-cell>
          <table:table-cell office:value-type="string" calcext:value-type="string">
            <text:p><text:s/>$8.577$ </text:p>
          </table:table-cell>
          <table:table-cell office:value-type="string" calcext:value-type="string">
            <text:p><text:s/>$54$ \\ </text:p>
          </table:table-cell>
        </table:table-row>
        <table:table-row table:style-name="ro1">
          <table:table-cell office:value-type="string" calcext:value-type="string">
            <text:p>bern30403C\_07r.dat-s </text:p>
          </table:table-cell>
          <table:table-cell office:value-type="string" calcext:value-type="string">
            <text:p><text:s/>$2.39287357$ </text:p>
          </table:table-cell>
          <table:table-cell office:value-type="string" calcext:value-type="string">
            <text:p><text:s/>$8.695$ </text:p>
          </table:table-cell>
          <table:table-cell office:value-type="string" calcext:value-type="string">
            <text:p><text:s/>$53$ \\ </text:p>
          </table:table-cell>
        </table:table-row>
        <table:table-row table:style-name="ro1">
          <table:table-cell office:value-type="string" calcext:value-type="string">
            <text:p>norm15305A\_07l.dat-s </text:p>
          </table:table-cell>
          <table:table-cell office:value-type="string" calcext:value-type="string">
            <text:p><text:s/>$3.51631846e-05$ </text:p>
          </table:table-cell>
          <table:table-cell office:value-type="string" calcext:value-type="string">
            <text:p><text:s/>$2.138$ </text:p>
          </table:table-cell>
          <table:table-cell office:value-type="string" calcext:value-type="string">
            <text:p><text:s/>$48$ \\ </text:p>
          </table:table-cell>
        </table:table-row>
        <table:table-row table:style-name="ro1">
          <table:table-cell office:value-type="string" calcext:value-type="string">
            <text:p>norm15305A\_07r.dat-s </text:p>
          </table:table-cell>
          <table:table-cell office:value-type="string" calcext:value-type="string">
            <text:p><text:s/>$75.342716$ </text:p>
          </table:table-cell>
          <table:table-cell office:value-type="string" calcext:value-type="string">
            <text:p><text:s/>$2.041$ </text:p>
          </table:table-cell>
          <table:table-cell office:value-type="string" calcext:value-type="string">
            <text:p><text:s/>$51$ \\ </text:p>
          </table:table-cell>
        </table:table-row>
        <table:table-row table:style-name="ro1">
          <table:table-cell office:value-type="string" calcext:value-type="string">
            <text:p>norm15305B\_07l.dat-s </text:p>
          </table:table-cell>
          <table:table-cell office:value-type="string" calcext:value-type="string">
            <text:p><text:s/>$5.50796951e-05$ </text:p>
          </table:table-cell>
          <table:table-cell office:value-type="string" calcext:value-type="string">
            <text:p><text:s/>$6.266$ </text:p>
          </table:table-cell>
          <table:table-cell office:value-type="string" calcext:value-type="string">
            <text:p><text:s/>$141$ \\ </text:p>
          </table:table-cell>
        </table:table-row>
        <table:table-row table:style-name="ro1">
          <table:table-cell office:value-type="string" calcext:value-type="string">
            <text:p>norm15305B\_07r.dat-s </text:p>
          </table:table-cell>
          <table:table-cell office:value-type="string" calcext:value-type="string">
            <text:p><text:s/>$71.9254378$ </text:p>
          </table:table-cell>
          <table:table-cell office:value-type="string" calcext:value-type="string">
            <text:p><text:s/>$2.254$ </text:p>
          </table:table-cell>
          <table:table-cell office:value-type="string" calcext:value-type="string">
            <text:p><text:s/>$55$ \\ </text:p>
          </table:table-cell>
        </table:table-row>
        <table:table-row table:style-name="ro1">
          <table:table-cell office:value-type="string" calcext:value-type="string">
            <text:p>norm15305C\_07l.dat-s </text:p>
          </table:table-cell>
          <table:table-cell office:value-type="string" calcext:value-type="string">
            <text:p><text:s/>$5.50563045e-05$ </text:p>
          </table:table-cell>
          <table:table-cell office:value-type="string" calcext:value-type="string">
            <text:p><text:s/>$3.73$ </text:p>
          </table:table-cell>
          <table:table-cell office:value-type="string" calcext:value-type="string">
            <text:p><text:s/>$87$ \\ </text:p>
          </table:table-cell>
        </table:table-row>
        <table:table-row table:style-name="ro1">
          <table:table-cell office:value-type="string" calcext:value-type="string">
            <text:p>norm15305C\_07r.dat-s </text:p>
          </table:table-cell>
          <table:table-cell office:value-type="string" calcext:value-type="string">
            <text:p><text:s/>$70.6697047$ </text:p>
          </table:table-cell>
          <table:table-cell office:value-type="string" calcext:value-type="string">
            <text:p><text:s/>$2.339$ </text:p>
          </table:table-cell>
          <table:table-cell office:value-type="string" calcext:value-type="string">
            <text:p><text:s/>$56$ \\ </text:p>
          </table:table-cell>
        </table:table-row>
        <table:table-row table:style-name="ro1">
          <table:table-cell office:value-type="string" calcext:value-type="string">
            <text:p>norm25354A\_07l.dat-s </text:p>
          </table:table-cell>
          <table:table-cell office:value-type="string" calcext:value-type="string">
            <text:p><text:s/>$-0.0160120126$ </text:p>
          </table:table-cell>
          <table:table-cell office:value-type="string" calcext:value-type="string">
            <text:p><text:s/>$6.545$ </text:p>
          </table:table-cell>
          <table:table-cell office:value-type="string" calcext:value-type="string">
            <text:p><text:s/>$73$ \\ </text:p>
          </table:table-cell>
        </table:table-row>
        <table:table-row table:style-name="ro1">
          <table:table-cell office:value-type="string" calcext:value-type="string">
            <text:p>norm25354A\_07r.dat-s </text:p>
          </table:table-cell>
          <table:table-cell office:value-type="string" calcext:value-type="string">
            <text:p><text:s/>$87.5305779$ </text:p>
          </table:table-cell>
          <table:table-cell office:value-type="string" calcext:value-type="string">
            <text:p><text:s/>$5.624$ </text:p>
          </table:table-cell>
          <table:table-cell office:value-type="string" calcext:value-type="string">
            <text:p><text:s/>$64$ \\ </text:p>
          </table:table-cell>
        </table:table-row>
        <table:table-row table:style-name="ro1">
          <table:table-cell office:value-type="string" calcext:value-type="string">
            <text:p>norm25354B\_07l.dat-s </text:p>
          </table:table-cell>
          <table:table-cell office:value-type="string" calcext:value-type="string">
            <text:p><text:s/>$-0.141487233$ </text:p>
          </table:table-cell>
          <table:table-cell office:value-type="string" calcext:value-type="string">
            <text:p><text:s/>$5.25$ </text:p>
          </table:table-cell>
          <table:table-cell office:value-type="string" calcext:value-type="string">
            <text:p><text:s/>$57$ \\ </text:p>
          </table:table-cell>
        </table:table-row>
        <table:table-row table:style-name="ro1">
          <table:table-cell office:value-type="string" calcext:value-type="string">
            <text:p>norm25354B\_07r.dat-s </text:p>
          </table:table-cell>
          <table:table-cell office:value-type="string" calcext:value-type="string">
            <text:p><text:s/>$83.7969398$ </text:p>
          </table:table-cell>
          <table:table-cell office:value-type="string" calcext:value-type="string">
            <text:p><text:s/>$6.064$ </text:p>
          </table:table-cell>
          <table:table-cell office:value-type="string" calcext:value-type="string">
            <text:p><text:s/>$66$ \\ </text:p>
          </table:table-cell>
        </table:table-row>
        <table:table-row table:style-name="ro1">
          <table:table-cell office:value-type="string" calcext:value-type="string">
            <text:p>norm25354C\_07l.dat-s </text:p>
          </table:table-cell>
          <table:table-cell office:value-type="string" calcext:value-type="string">
            <text:p><text:s/>$-0.0448371519$ </text:p>
          </table:table-cell>
          <table:table-cell office:value-type="string" calcext:value-type="string">
            <text:p><text:s/>$5.022$ </text:p>
          </table:table-cell>
          <table:table-cell office:value-type="string" calcext:value-type="string">
            <text:p><text:s/>$56$ \\ </text:p>
          </table:table-cell>
        </table:table-row>
        <table:table-row table:style-name="ro1">
          <table:table-cell office:value-type="string" calcext:value-type="string">
            <text:p>norm25354C\_07r.dat-s </text:p>
          </table:table-cell>
          <table:table-cell office:value-type="string" calcext:value-type="string">
            <text:p><text:s/>$102.206591$ </text:p>
          </table:table-cell>
          <table:table-cell office:value-type="string" calcext:value-type="string">
            <text:p><text:s/>$5.066$ </text:p>
          </table:table-cell>
          <table:table-cell office:value-type="string" calcext:value-type="string">
            <text:p><text:s/>$57$ \\ </text:p>
          </table:table-cell>
        </table:table-row>
        <table:table-row table:style-name="ro1">
          <table:table-cell office:value-type="string" calcext:value-type="string">
            <text:p>norm30403A\_07l.dat-s </text:p>
          </table:table-cell>
          <table:table-cell office:value-type="string" calcext:value-type="string">
            <text:p><text:s/>$-1.77711454$ </text:p>
          </table:table-cell>
          <table:table-cell office:value-type="string" calcext:value-type="string">
            <text:p><text:s/>$17.22$ </text:p>
          </table:table-cell>
          <table:table-cell office:value-type="string" calcext:value-type="string">
            <text:p><text:s/>$97$ \\ </text:p>
          </table:table-cell>
        </table:table-row>
        <table:table-row table:style-name="ro1">
          <table:table-cell office:value-type="string" calcext:value-type="string">
            <text:p>norm30403A\_07r.dat-s </text:p>
          </table:table-cell>
          <table:table-cell office:value-type="string" calcext:value-type="string">
            <text:p><text:s/>$85.7122408$ </text:p>
          </table:table-cell>
          <table:table-cell office:value-type="string" calcext:value-type="string">
            <text:p><text:s/>$8.752$ </text:p>
          </table:table-cell>
          <table:table-cell office:value-type="string" calcext:value-type="string">
            <text:p><text:s/>$52$ \\ </text:p>
          </table:table-cell>
        </table:table-row>
        <table:table-row table:style-name="ro1">
          <table:table-cell office:value-type="string" calcext:value-type="string">
            <text:p>norm30403B\_07l.dat-s </text:p>
          </table:table-cell>
          <table:table-cell office:value-type="string" calcext:value-type="string">
            <text:p><text:s/>$-1.83087075$ </text:p>
          </table:table-cell>
          <table:table-cell office:value-type="string" calcext:value-type="string">
            <text:p><text:s/>$11.2$ </text:p>
          </table:table-cell>
          <table:table-cell office:value-type="string" calcext:value-type="string">
            <text:p><text:s/>$67$ \\ </text:p>
          </table:table-cell>
        </table:table-row>
        <table:table-row table:style-name="ro1">
          <table:table-cell office:value-type="string" calcext:value-type="string">
            <text:p>norm30403B\_07r.dat-s </text:p>
          </table:table-cell>
          <table:table-cell office:value-type="string" calcext:value-type="string">
            <text:p><text:s/>$89.4301599$ </text:p>
          </table:table-cell>
          <table:table-cell office:value-type="string" calcext:value-type="string">
            <text:p><text:s/>$11.41$ </text:p>
          </table:table-cell>
          <table:table-cell office:value-type="string" calcext:value-type="string">
            <text:p><text:s/>$64$ \\ </text:p>
          </table:table-cell>
        </table:table-row>
        <table:table-row table:style-name="ro1">
          <table:table-cell office:value-type="string" calcext:value-type="string">
            <text:p>norm30403C\_07l.dat-s </text:p>
          </table:table-cell>
          <table:table-cell office:value-type="string" calcext:value-type="string">
            <text:p><text:s/>$-1.81401619$ </text:p>
          </table:table-cell>
          <table:table-cell office:value-type="string" calcext:value-type="string">
            <text:p><text:s/>$11.81$ </text:p>
          </table:table-cell>
          <table:table-cell office:value-type="string" calcext:value-type="string">
            <text:p><text:s/>$70$ \\ </text:p>
          </table:table-cell>
        </table:table-row>
        <table:table-row table:style-name="ro1">
          <table:table-cell office:value-type="string" calcext:value-type="string">
            <text:p>norm30403C\_07r.dat-s </text:p>
          </table:table-cell>
          <table:table-cell office:value-type="string" calcext:value-type="string">
            <text:p><text:s/>$86.6198728$ </text:p>
          </table:table-cell>
          <table:table-cell office:value-type="string" calcext:value-type="string">
            <text:p><text:s/>$8.487$ </text:p>
          </table:table-cell>
          <table:table-cell office:value-type="string" calcext:value-type="string">
            <text:p><text:s/>$50$ \\ </text:p>
          </table:table-cell>
        </table:table-row>
        <table:table-row table:style-name="ro1">
          <table:table-cell office:value-type="string" calcext:value-type="string">
            <text:p>wish15305A\_07l.dat-s </text:p>
          </table:table-cell>
          <table:table-cell office:value-type="string" calcext:value-type="string">
            <text:p><text:s/>$2.40206009e-06$ </text:p>
          </table:table-cell>
          <table:table-cell office:value-type="string" calcext:value-type="string">
            <text:p><text:s/>$1.699$ </text:p>
          </table:table-cell>
          <table:table-cell office:value-type="string" calcext:value-type="string">
            <text:p><text:s/>$42$ \\ </text:p>
          </table:table-cell>
        </table:table-row>
        <table:table-row table:style-name="ro1">
          <table:table-cell office:value-type="string" calcext:value-type="string">
            <text:p>wish15305A\_07r.dat-s </text:p>
          </table:table-cell>
          <table:table-cell office:value-type="string" calcext:value-type="string">
            <text:p><text:s/>$4.606305$ </text:p>
          </table:table-cell>
          <table:table-cell office:value-type="string" calcext:value-type="string">
            <text:p><text:s/>$2.083$ </text:p>
          </table:table-cell>
          <table:table-cell office:value-type="string" calcext:value-type="string">
            <text:p><text:s/>$52$ \\ </text:p>
          </table:table-cell>
        </table:table-row>
        <table:table-row table:style-name="ro1">
          <table:table-cell office:value-type="string" calcext:value-type="string">
            <text:p>wish15305B\_07l.dat-s </text:p>
          </table:table-cell>
          <table:table-cell office:value-type="string" calcext:value-type="string">
            <text:p><text:s/>$2.00255456e-06$ </text:p>
          </table:table-cell>
          <table:table-cell office:value-type="string" calcext:value-type="string">
            <text:p><text:s/>$1.682$ </text:p>
          </table:table-cell>
          <table:table-cell office:value-type="string" calcext:value-type="string">
            <text:p><text:s/>$41$ \\ </text:p>
          </table:table-cell>
        </table:table-row>
        <table:table-row table:style-name="ro1">
          <table:table-cell office:value-type="string" calcext:value-type="string">
            <text:p>wish15305B\_07r.dat-s </text:p>
          </table:table-cell>
          <table:table-cell office:value-type="string" calcext:value-type="string">
            <text:p><text:s/>$3.84808283$ </text:p>
          </table:table-cell>
          <table:table-cell office:value-type="string" calcext:value-type="string">
            <text:p><text:s/>$2.082$ </text:p>
          </table:table-cell>
          <table:table-cell office:value-type="string" calcext:value-type="string">
            <text:p><text:s/>$52$ \\ </text:p>
          </table:table-cell>
        </table:table-row>
        <table:table-row table:style-name="ro1">
          <table:table-cell office:value-type="string" calcext:value-type="string">
            <text:p>wish15305C\_07l.dat-s </text:p>
          </table:table-cell>
          <table:table-cell office:value-type="string" calcext:value-type="string">
            <text:p><text:s/>$2.52270255e-06$ </text:p>
          </table:table-cell>
          <table:table-cell office:value-type="string" calcext:value-type="string">
            <text:p><text:s/>$1.728$ </text:p>
          </table:table-cell>
          <table:table-cell office:value-type="string" calcext:value-type="string">
            <text:p><text:s/>$41$ \\ </text:p>
          </table:table-cell>
        </table:table-row>
        <table:table-row table:style-name="ro1">
          <table:table-cell office:value-type="string" calcext:value-type="string">
            <text:p>wish15305C\_07r.dat-s </text:p>
          </table:table-cell>
          <table:table-cell office:value-type="string" calcext:value-type="string">
            <text:p><text:s/>$4.10049418$ </text:p>
          </table:table-cell>
          <table:table-cell office:value-type="string" calcext:value-type="string">
            <text:p><text:s/>$1.854$ </text:p>
          </table:table-cell>
          <table:table-cell office:value-type="string" calcext:value-type="string">
            <text:p><text:s/>$47$ \\ </text:p>
          </table:table-cell>
        </table:table-row>
        <table:table-row table:style-name="ro1">
          <table:table-cell office:value-type="string" calcext:value-type="string">
            <text:p>wish25354A\_07l.dat-s </text:p>
          </table:table-cell>
          <table:table-cell office:value-type="string" calcext:value-type="string">
            <text:p><text:s/>$-0.00336204283$ </text:p>
          </table:table-cell>
          <table:table-cell office:value-type="string" calcext:value-type="string">
            <text:p><text:s/>$4.979$ </text:p>
          </table:table-cell>
          <table:table-cell office:value-type="string" calcext:value-type="string">
            <text:p><text:s/>$57$ \\ </text:p>
          </table:table-cell>
        </table:table-row>
        <table:table-row table:style-name="ro1">
          <table:table-cell office:value-type="string" calcext:value-type="string">
            <text:p>wish25354A\_07r.dat-s </text:p>
          </table:table-cell>
          <table:table-cell office:value-type="string" calcext:value-type="string">
            <text:p><text:s/>$2.90031452$ </text:p>
          </table:table-cell>
          <table:table-cell office:value-type="string" calcext:value-type="string">
            <text:p><text:s/>$5.046$ </text:p>
          </table:table-cell>
          <table:table-cell office:value-type="string" calcext:value-type="string">
            <text:p><text:s/>$56$ \\ </text:p>
          </table:table-cell>
        </table:table-row>
        <table:table-row table:style-name="ro1">
          <table:table-cell office:value-type="string" calcext:value-type="string">
            <text:p>wish25354B\_07l.dat-s </text:p>
          </table:table-cell>
          <table:table-cell office:value-type="string" calcext:value-type="string">
            <text:p><text:s/>$-0.00407180713$ </text:p>
          </table:table-cell>
          <table:table-cell office:value-type="string" calcext:value-type="string">
            <text:p><text:s/>$4.476$ </text:p>
          </table:table-cell>
          <table:table-cell office:value-type="string" calcext:value-type="string">
            <text:p><text:s/>$52$ \\ </text:p>
          </table:table-cell>
        </table:table-row>
        <table:table-row table:style-name="ro1">
          <table:table-cell office:value-type="string" calcext:value-type="string">
            <text:p>wish25354B\_07r.dat-s </text:p>
          </table:table-cell>
          <table:table-cell office:value-type="string" calcext:value-type="string">
            <text:p><text:s/>$3.02675235$ </text:p>
          </table:table-cell>
          <table:table-cell office:value-type="string" calcext:value-type="string">
            <text:p><text:s/>$6.111$ </text:p>
          </table:table-cell>
          <table:table-cell office:value-type="string" calcext:value-type="string">
            <text:p><text:s/>$70$ \\ </text:p>
          </table:table-cell>
        </table:table-row>
        <table:table-row table:style-name="ro1">
          <table:table-cell office:value-type="string" calcext:value-type="string">
            <text:p>wish25354C\_07l.dat-s </text:p>
          </table:table-cell>
          <table:table-cell office:value-type="string" calcext:value-type="string">
            <text:p><text:s/>$-0.00637496196$ </text:p>
          </table:table-cell>
          <table:table-cell office:value-type="string" calcext:value-type="string">
            <text:p><text:s/>$4.506$ </text:p>
          </table:table-cell>
          <table:table-cell office:value-type="string" calcext:value-type="string">
            <text:p><text:s/>$55$ \\ </text:p>
          </table:table-cell>
        </table:table-row>
        <table:table-row table:style-name="ro1">
          <table:table-cell office:value-type="string" calcext:value-type="string">
            <text:p>wish25354C\_07r.dat-s </text:p>
          </table:table-cell>
          <table:table-cell office:value-type="string" calcext:value-type="string">
            <text:p><text:s/>$3.64419632$ </text:p>
          </table:table-cell>
          <table:table-cell office:value-type="string" calcext:value-type="string">
            <text:p><text:s/>$5.121$ </text:p>
          </table:table-cell>
          <table:table-cell office:value-type="string" calcext:value-type="string">
            <text:p><text:s/>$60$ \\ </text:p>
          </table:table-cell>
        </table:table-row>
        <table:table-row table:style-name="ro1">
          <table:table-cell office:value-type="string" calcext:value-type="string">
            <text:p>wish30403A\_07l.dat-s </text:p>
          </table:table-cell>
          <table:table-cell office:value-type="string" calcext:value-type="string">
            <text:p><text:s/>$-0.0523696528$ </text:p>
          </table:table-cell>
          <table:table-cell office:value-type="string" calcext:value-type="string">
            <text:p><text:s/>$12.89$ </text:p>
          </table:table-cell>
          <table:table-cell office:value-type="string" calcext:value-type="string">
            <text:p><text:s/>$74$ \\ </text:p>
          </table:table-cell>
        </table:table-row>
        <table:table-row table:style-name="ro1">
          <table:table-cell office:value-type="string" calcext:value-type="string">
            <text:p>wish30403A\_07r.dat-s </text:p>
          </table:table-cell>
          <table:table-cell office:value-type="string" calcext:value-type="string">
            <text:p><text:s/>$2.62423841$ </text:p>
          </table:table-cell>
          <table:table-cell office:value-type="string" calcext:value-type="string">
            <text:p><text:s/>$14.63$ </text:p>
          </table:table-cell>
          <table:table-cell office:value-type="string" calcext:value-type="string">
            <text:p><text:s/>$82$ \\ </text:p>
          </table:table-cell>
        </table:table-row>
        <table:table-row table:style-name="ro1">
          <table:table-cell office:value-type="string" calcext:value-type="string">
            <text:p>wish30403B\_07l.dat-s </text:p>
          </table:table-cell>
          <table:table-cell office:value-type="string" calcext:value-type="string">
            <text:p><text:s/>$-0.0518992714$ </text:p>
          </table:table-cell>
          <table:table-cell office:value-type="string" calcext:value-type="string">
            <text:p><text:s/>$12.86$ </text:p>
          </table:table-cell>
          <table:table-cell office:value-type="string" calcext:value-type="string">
            <text:p><text:s/>$77$ \\ </text:p>
          </table:table-cell>
        </table:table-row>
        <table:table-row table:style-name="ro1">
          <table:table-cell office:value-type="string" calcext:value-type="string">
            <text:p>wish30403B\_07r.dat-s </text:p>
          </table:table-cell>
          <table:table-cell office:value-type="string" calcext:value-type="string">
            <text:p><text:s/>$2.92745152$ </text:p>
          </table:table-cell>
          <table:table-cell office:value-type="string" calcext:value-type="string">
            <text:p><text:s/>$9.913$ </text:p>
          </table:table-cell>
          <table:table-cell office:value-type="string" calcext:value-type="string">
            <text:p><text:s/>$59$ \\ </text:p>
          </table:table-cell>
        </table:table-row>
        <table:table-row table:style-name="ro1">
          <table:table-cell office:value-type="string" calcext:value-type="string">
            <text:p>wish30403C\_07l.dat-s </text:p>
          </table:table-cell>
          <table:table-cell office:value-type="string" calcext:value-type="string">
            <text:p><text:s/>$-0.0610689589$ </text:p>
          </table:table-cell>
          <table:table-cell office:value-type="string" calcext:value-type="string">
            <text:p><text:s/>$9.756$ </text:p>
          </table:table-cell>
          <table:table-cell office:value-type="string" calcext:value-type="string">
            <text:p><text:s/>$58$ \\ </text:p>
          </table:table-cell>
        </table:table-row>
        <table:table-row table:style-name="ro1">
          <table:table-cell office:value-type="string" calcext:value-type="string">
            <text:p>wish30403C\_07r.dat-s </text:p>
          </table:table-cell>
          <table:table-cell office:value-type="string" calcext:value-type="string">
            <text:p><text:s/>$2.79968747$ </text:p>
          </table:table-cell>
          <table:table-cell office:value-type="string" calcext:value-type="string">
            <text:p><text:s/>$14.31$ </text:p>
          </table:table-cell>
          <table:table-cell office:value-type="string" calcext:value-type="string">
            <text:p><text:s/>$79$ \\ </text:p>
          </table:table-cell>
        </table:table-row>
        <table:table-row table:style-name="ro1">
          <table:table-cell office:value-type="string" calcext:value-type="string">
            <text:p>band30305A\_07l.dat-s </text:p>
          </table:table-cell>
          <table:table-cell office:value-type="string" calcext:value-type="string">
            <text:p><text:s/>$-5.26500411e-10$ </text:p>
          </table:table-cell>
          <table:table-cell office:value-type="string" calcext:value-type="string">
            <text:p><text:s/>$1.169$ </text:p>
          </table:table-cell>
          <table:table-cell office:value-type="string" calcext:value-type="string">
            <text:p><text:s/>$32$ \\ </text:p>
          </table:table-cell>
        </table:table-row>
        <table:table-row table:style-name="ro1">
          <table:table-cell office:value-type="string" calcext:value-type="string">
            <text:p>band30305A\_07r.dat-s </text:p>
          </table:table-cell>
          <table:table-cell office:value-type="string" calcext:value-type="string">
            <text:p><text:s/>$5.19116857$ </text:p>
          </table:table-cell>
          <table:table-cell office:value-type="string" calcext:value-type="string">
            <text:p><text:s/>$1.467$ </text:p>
          </table:table-cell>
          <table:table-cell office:value-type="string" calcext:value-type="string">
            <text:p><text:s/>$37$ \\ </text:p>
          </table:table-cell>
        </table:table-row>
        <table:table-row table:style-name="ro1">
          <table:table-cell office:value-type="string" calcext:value-type="string">
            <text:p>band30305B\_07l.dat-s </text:p>
          </table:table-cell>
          <table:table-cell office:value-type="string" calcext:value-type="string">
            <text:p><text:s/>$-4.16363497e-10$ </text:p>
          </table:table-cell>
          <table:table-cell office:value-type="string" calcext:value-type="string">
            <text:p><text:s/>$1.197$ </text:p>
          </table:table-cell>
          <table:table-cell office:value-type="string" calcext:value-type="string">
            <text:p><text:s/>$31$ \\ </text:p>
          </table:table-cell>
        </table:table-row>
        <table:table-row table:style-name="ro1">
          <table:table-cell office:value-type="string" calcext:value-type="string">
            <text:p>band30305B\_07r.dat-s </text:p>
          </table:table-cell>
          <table:table-cell office:value-type="string" calcext:value-type="string">
            <text:p><text:s/>$4.46050487$ </text:p>
          </table:table-cell>
          <table:table-cell office:value-type="string" calcext:value-type="string">
            <text:p><text:s/>$1.542$ </text:p>
          </table:table-cell>
          <table:table-cell office:value-type="string" calcext:value-type="string">
            <text:p><text:s/>$40$ \\ </text:p>
          </table:table-cell>
        </table:table-row>
        <table:table-row table:style-name="ro1">
          <table:table-cell office:value-type="string" calcext:value-type="string">
            <text:p>band30305C\_07l.dat-s </text:p>
          </table:table-cell>
          <table:table-cell office:value-type="string" calcext:value-type="string">
            <text:p><text:s/>$-7.79998831e-10$ </text:p>
          </table:table-cell>
          <table:table-cell office:value-type="string" calcext:value-type="string">
            <text:p><text:s/>$1.252$ </text:p>
          </table:table-cell>
          <table:table-cell office:value-type="string" calcext:value-type="string">
            <text:p><text:s/>$34$ \\ </text:p>
          </table:table-cell>
        </table:table-row>
        <table:table-row table:style-name="ro1">
          <table:table-cell office:value-type="string" calcext:value-type="string">
            <text:p>band30305C\_07r.dat-s </text:p>
          </table:table-cell>
          <table:table-cell office:value-type="string" calcext:value-type="string">
            <text:p><text:s/>$6.11902667$ </text:p>
          </table:table-cell>
          <table:table-cell office:value-type="string" calcext:value-type="string">
            <text:p><text:s/>$1.426$ </text:p>
          </table:table-cell>
          <table:table-cell office:value-type="string" calcext:value-type="string">
            <text:p><text:s/>$37$ \\ </text:p>
          </table:table-cell>
        </table:table-row>
        <table:table-row table:style-name="ro1">
          <table:table-cell office:value-type="string" calcext:value-type="string">
            <text:p>band35354A\_07l.dat-s </text:p>
          </table:table-cell>
          <table:table-cell office:value-type="string" calcext:value-type="string">
            <text:p><text:s/>$-5.17381744e-10$ </text:p>
          </table:table-cell>
          <table:table-cell office:value-type="string" calcext:value-type="string">
            <text:p><text:s/>$2.69$ </text:p>
          </table:table-cell>
          <table:table-cell office:value-type="string" calcext:value-type="string">
            <text:p><text:s/>$36$ \\ </text:p>
          </table:table-cell>
        </table:table-row>
        <table:table-row table:style-name="ro1">
          <table:table-cell office:value-type="string" calcext:value-type="string">
            <text:p>band35354A\_07r.dat-s </text:p>
          </table:table-cell>
          <table:table-cell office:value-type="string" calcext:value-type="string">
            <text:p><text:s/>$9.97986924$ </text:p>
          </table:table-cell>
          <table:table-cell office:value-type="string" calcext:value-type="string">
            <text:p><text:s/>$7.172$ </text:p>
          </table:table-cell>
          <table:table-cell office:value-type="string" calcext:value-type="string">
            <text:p><text:s/>$82$ \\ </text:p>
          </table:table-cell>
        </table:table-row>
        <table:table-row table:style-name="ro1">
          <table:table-cell office:value-type="string" calcext:value-type="string">
            <text:p>band35354B\_07l.dat-s </text:p>
          </table:table-cell>
          <table:table-cell office:value-type="string" calcext:value-type="string">
            <text:p><text:s/>$-6.88305426e-10$ </text:p>
          </table:table-cell>
          <table:table-cell office:value-type="string" calcext:value-type="string">
            <text:p><text:s/>$2.888$ </text:p>
          </table:table-cell>
          <table:table-cell office:value-type="string" calcext:value-type="string">
            <text:p><text:s/>$36$ \\ </text:p>
          </table:table-cell>
        </table:table-row>
        <table:table-row table:style-name="ro1">
          <table:table-cell office:value-type="string" calcext:value-type="string">
            <text:p>band35354B\_07r.dat-s </text:p>
          </table:table-cell>
          <table:table-cell office:value-type="string" calcext:value-type="string">
            <text:p><text:s/>$10.3715796$ </text:p>
          </table:table-cell>
          <table:table-cell office:value-type="string" calcext:value-type="string">
            <text:p><text:s/>$4.908$ </text:p>
          </table:table-cell>
          <table:table-cell office:value-type="string" calcext:value-type="string">
            <text:p><text:s/>$57$ \\ </text:p>
          </table:table-cell>
        </table:table-row>
        <table:table-row table:style-name="ro1">
          <table:table-cell office:value-type="string" calcext:value-type="string">
            <text:p>band35354C\_07l.dat-s </text:p>
          </table:table-cell>
          <table:table-cell office:value-type="string" calcext:value-type="string">
            <text:p><text:s/>$-5.31480774e-11$ </text:p>
          </table:table-cell>
          <table:table-cell office:value-type="string" calcext:value-type="string">
            <text:p><text:s/>$4.15$ </text:p>
          </table:table-cell>
          <table:table-cell office:value-type="string" calcext:value-type="string">
            <text:p><text:s/>$48$ \\ </text:p>
          </table:table-cell>
        </table:table-row>
        <table:table-row table:style-name="ro1">
          <table:table-cell office:value-type="string" calcext:value-type="string">
            <text:p>band35354C\_07r.dat-s </text:p>
          </table:table-cell>
          <table:table-cell office:value-type="string" calcext:value-type="string">
            <text:p><text:s/>$12.4089395$ </text:p>
          </table:table-cell>
          <table:table-cell office:value-type="string" calcext:value-type="string">
            <text:p><text:s/>$7.186$ </text:p>
          </table:table-cell>
          <table:table-cell office:value-type="string" calcext:value-type="string">
            <text:p><text:s/>$78$ \\ </text:p>
          </table:table-cell>
        </table:table-row>
        <table:table-row table:style-name="ro1">
          <table:table-cell office:value-type="string" calcext:value-type="string">
            <text:p>band40403A\_07l.dat-s </text:p>
          </table:table-cell>
          <table:table-cell office:value-type="string" calcext:value-type="string">
            <text:p><text:s/>$-1.10547403e-09$ </text:p>
          </table:table-cell>
          <table:table-cell office:value-type="string" calcext:value-type="string">
            <text:p><text:s/>$5.869$ </text:p>
          </table:table-cell>
          <table:table-cell office:value-type="string" calcext:value-type="string">
            <text:p><text:s/>$37$ \\ </text:p>
          </table:table-cell>
        </table:table-row>
        <table:table-row table:style-name="ro1">
          <table:table-cell office:value-type="string" calcext:value-type="string">
            <text:p>band40403A\_07r.dat-s </text:p>
          </table:table-cell>
          <table:table-cell office:value-type="string" calcext:value-type="string">
            <text:p><text:s/>$17.9979543$ </text:p>
          </table:table-cell>
          <table:table-cell office:value-type="string" calcext:value-type="string">
            <text:p><text:s/>$10.94$ </text:p>
          </table:table-cell>
          <table:table-cell office:value-type="string" calcext:value-type="string">
            <text:p><text:s/>$63$ \\ </text:p>
          </table:table-cell>
        </table:table-row>
        <table:table-row table:style-name="ro1">
          <table:table-cell office:value-type="string" calcext:value-type="string">
            <text:p>band40403B\_07l.dat-s </text:p>
          </table:table-cell>
          <table:table-cell office:value-type="string" calcext:value-type="string">
            <text:p><text:s/>$-5.14505594e-10$ </text:p>
          </table:table-cell>
          <table:table-cell office:value-type="string" calcext:value-type="string">
            <text:p><text:s/>$6.673$ </text:p>
          </table:table-cell>
          <table:table-cell office:value-type="string" calcext:value-type="string">
            <text:p><text:s/>$42$ \\ </text:p>
          </table:table-cell>
        </table:table-row>
        <table:table-row table:style-name="ro1">
          <table:table-cell office:value-type="string" calcext:value-type="string">
            <text:p>band40403B\_07r.dat-s </text:p>
          </table:table-cell>
          <table:table-cell office:value-type="string" calcext:value-type="string">
            <text:p><text:s/>$17.3253838$ </text:p>
          </table:table-cell>
          <table:table-cell office:value-type="string" calcext:value-type="string">
            <text:p><text:s/>$13.33$ </text:p>
          </table:table-cell>
          <table:table-cell office:value-type="string" calcext:value-type="string">
            <text:p><text:s/>$77$ \\ </text:p>
          </table:table-cell>
        </table:table-row>
        <table:table-row table:style-name="ro1">
          <table:table-cell office:value-type="string" calcext:value-type="string">
            <text:p>band40403C\_07l.dat-s </text:p>
          </table:table-cell>
          <table:table-cell office:value-type="string" calcext:value-type="string">
            <text:p><text:s/>$-4.08448348e-10$ </text:p>
          </table:table-cell>
          <table:table-cell office:value-type="string" calcext:value-type="string">
            <text:p><text:s/>$7.862$ </text:p>
          </table:table-cell>
          <table:table-cell office:value-type="string" calcext:value-type="string">
            <text:p><text:s/>$48$ \\ </text:p>
          </table:table-cell>
        </table:table-row>
        <table:table-row table:style-name="ro1">
          <table:table-cell office:value-type="string" calcext:value-type="string">
            <text:p>band40403C\_07r.dat-s </text:p>
          </table:table-cell>
          <table:table-cell office:value-type="string" calcext:value-type="string">
            <text:p><text:s/>$14.0659307$ </text:p>
          </table:table-cell>
          <table:table-cell office:value-type="string" calcext:value-type="string">
            <text:p><text:s/>$11.97$ </text:p>
          </table:table-cell>
          <table:table-cell office:value-type="string" calcext:value-type="string">
            <text:p><text:s/>$71$ \\ </text:p>
          </table:table-cell>
        </table:table-row>
        <table:table-row table:style-name="ro1">
          <table:table-cell office:value-type="string" calcext:value-type="string">
            <text:p>rnk130305A\_07l.dat-s </text:p>
          </table:table-cell>
          <table:table-cell office:value-type="string" calcext:value-type="string">
            <text:p><text:s/>$0.00108746317$ </text:p>
          </table:table-cell>
          <table:table-cell office:value-type="string" calcext:value-type="string">
            <text:p><text:s/>$3.007$ </text:p>
          </table:table-cell>
          <table:table-cell office:value-type="string" calcext:value-type="string">
            <text:p><text:s/>$65$ \\ </text:p>
          </table:table-cell>
        </table:table-row>
        <table:table-row table:style-name="ro1">
          <table:table-cell office:value-type="string" calcext:value-type="string">
            <text:p>rnk130305A\_07r.dat-s </text:p>
          </table:table-cell>
          <table:table-cell office:value-type="string" calcext:value-type="string">
            <text:p><text:s/>$631.931585$ </text:p>
          </table:table-cell>
          <table:table-cell office:value-type="string" calcext:value-type="string">
            <text:p><text:s/>$1.865$ </text:p>
          </table:table-cell>
          <table:table-cell office:value-type="string" calcext:value-type="string">
            <text:p><text:s/>$46$ \\ </text:p>
          </table:table-cell>
        </table:table-row>
        <table:table-row table:style-name="ro1">
          <table:table-cell office:value-type="string" calcext:value-type="string">
            <text:p>rnk130305B\_07l.dat-s </text:p>
          </table:table-cell>
          <table:table-cell office:value-type="string" calcext:value-type="string">
            <text:p><text:s/>$0.000790878063$ </text:p>
          </table:table-cell>
          <table:table-cell office:value-type="string" calcext:value-type="string">
            <text:p><text:s/>$2.062$ </text:p>
          </table:table-cell>
          <table:table-cell office:value-type="string" calcext:value-type="string">
            <text:p><text:s/>$50$ \\ </text:p>
          </table:table-cell>
        </table:table-row>
        <table:table-row table:style-name="ro1">
          <table:table-cell office:value-type="string" calcext:value-type="string">
            <text:p>rnk130305B\_07r.dat-s </text:p>
          </table:table-cell>
          <table:table-cell office:value-type="string" calcext:value-type="string">
            <text:p><text:s/>$735.409902$ </text:p>
          </table:table-cell>
          <table:table-cell office:value-type="string" calcext:value-type="string">
            <text:p><text:s/>$2.667$ </text:p>
          </table:table-cell>
          <table:table-cell office:value-type="string" calcext:value-type="string">
            <text:p><text:s/>$63$ \\ </text:p>
          </table:table-cell>
        </table:table-row>
        <table:table-row table:style-name="ro1">
          <table:table-cell office:value-type="string" calcext:value-type="string">
            <text:p>rnk130305C\_07l.dat-s </text:p>
          </table:table-cell>
          <table:table-cell office:value-type="string" calcext:value-type="string">
            <text:p><text:s/>$0.000589572942$ </text:p>
          </table:table-cell>
          <table:table-cell office:value-type="string" calcext:value-type="string">
            <text:p><text:s/>$2.208$ </text:p>
          </table:table-cell>
          <table:table-cell office:value-type="string" calcext:value-type="string">
            <text:p><text:s/>$50$ \\ </text:p>
          </table:table-cell>
        </table:table-row>
        <table:table-row table:style-name="ro1">
          <table:table-cell office:value-type="string" calcext:value-type="string">
            <text:p>rnk130305C\_07r.dat-s </text:p>
          </table:table-cell>
          <table:table-cell office:value-type="string" calcext:value-type="string">
            <text:p><text:s/>$371.580357$ </text:p>
          </table:table-cell>
          <table:table-cell office:value-type="string" calcext:value-type="string">
            <text:p><text:s/>$1.828$ </text:p>
          </table:table-cell>
          <table:table-cell office:value-type="string" calcext:value-type="string">
            <text:p><text:s/>$46$ \\ </text:p>
          </table:table-cell>
        </table:table-row>
        <table:table-row table:style-name="ro1">
          <table:table-cell office:value-type="string" calcext:value-type="string">
            <text:p>rnk135354A\_07l.dat-s </text:p>
          </table:table-cell>
          <table:table-cell office:value-type="string" calcext:value-type="string">
            <text:p><text:s/>$0.00127062219$ </text:p>
          </table:table-cell>
          <table:table-cell office:value-type="string" calcext:value-type="string">
            <text:p><text:s/>$3.512$ </text:p>
          </table:table-cell>
          <table:table-cell office:value-type="string" calcext:value-type="string">
            <text:p><text:s/>$42$ \\ </text:p>
          </table:table-cell>
        </table:table-row>
        <table:table-row table:style-name="ro1">
          <table:table-cell office:value-type="string" calcext:value-type="string">
            <text:p>rnk135354A\_07r.dat-s </text:p>
          </table:table-cell>
          <table:table-cell office:value-type="string" calcext:value-type="string">
            <text:p><text:s/>$1587.68101$ </text:p>
          </table:table-cell>
          <table:table-cell office:value-type="string" calcext:value-type="string">
            <text:p><text:s/>$6.522$ </text:p>
          </table:table-cell>
          <table:table-cell office:value-type="string" calcext:value-type="string">
            <text:p><text:s/>$74$ \\ </text:p>
          </table:table-cell>
        </table:table-row>
        <table:table-row table:style-name="ro1">
          <table:table-cell office:value-type="string" calcext:value-type="string">
            <text:p>rnk135354B\_07l.dat-s </text:p>
          </table:table-cell>
          <table:table-cell office:value-type="string" calcext:value-type="string">
            <text:p><text:s/>$0.000969847584$ </text:p>
          </table:table-cell>
          <table:table-cell office:value-type="string" calcext:value-type="string">
            <text:p><text:s/>$5.518$ </text:p>
          </table:table-cell>
          <table:table-cell office:value-type="string" calcext:value-type="string">
            <text:p><text:s/>$58$ \\ </text:p>
          </table:table-cell>
        </table:table-row>
        <table:table-row table:style-name="ro1">
          <table:table-cell office:value-type="string" calcext:value-type="string">
            <text:p>rnk135354B\_07r.dat-s </text:p>
          </table:table-cell>
          <table:table-cell office:value-type="string" calcext:value-type="string">
            <text:p><text:s/>$823.203304$ </text:p>
          </table:table-cell>
          <table:table-cell office:value-type="string" calcext:value-type="string">
            <text:p><text:s/>$6.328$ </text:p>
          </table:table-cell>
          <table:table-cell office:value-type="string" calcext:value-type="string">
            <text:p><text:s/>$73$ \\ </text:p>
          </table:table-cell>
        </table:table-row>
        <table:table-row table:style-name="ro1">
          <table:table-cell office:value-type="string" calcext:value-type="string">
            <text:p>rnk135354C\_07l.dat-s </text:p>
          </table:table-cell>
          <table:table-cell office:value-type="string" calcext:value-type="string">
            <text:p><text:s/>$0.00128414487$ </text:p>
          </table:table-cell>
          <table:table-cell office:value-type="string" calcext:value-type="string">
            <text:p><text:s/>$4.656$ </text:p>
          </table:table-cell>
          <table:table-cell office:value-type="string" calcext:value-type="string">
            <text:p><text:s/>$52$ \\ </text:p>
          </table:table-cell>
        </table:table-row>
        <table:table-row table:style-name="ro1">
          <table:table-cell office:value-type="string" calcext:value-type="string">
            <text:p>rnk135354C\_07r.dat-s </text:p>
          </table:table-cell>
          <table:table-cell office:value-type="string" calcext:value-type="string">
            <text:p><text:s/>$1067.90717$ </text:p>
          </table:table-cell>
          <table:table-cell office:value-type="string" calcext:value-type="string">
            <text:p><text:s/>$4.471$ </text:p>
          </table:table-cell>
          <table:table-cell office:value-type="string" calcext:value-type="string">
            <text:p><text:s/>$51$ \\ </text:p>
          </table:table-cell>
        </table:table-row>
        <table:table-row table:style-name="ro1">
          <table:table-cell office:value-type="string" calcext:value-type="string">
            <text:p>rnk140403A\_07l.dat-s </text:p>
          </table:table-cell>
          <table:table-cell office:value-type="string" calcext:value-type="string">
            <text:p><text:s/>$0.000724808071$ </text:p>
          </table:table-cell>
          <table:table-cell office:value-type="string" calcext:value-type="string">
            <text:p><text:s/>$8.959$ </text:p>
          </table:table-cell>
          <table:table-cell office:value-type="string" calcext:value-type="string">
            <text:p><text:s/>$53$ \\ </text:p>
          </table:table-cell>
        </table:table-row>
        <table:table-row table:style-name="ro1">
          <table:table-cell office:value-type="string" calcext:value-type="string">
            <text:p>rnk140403A\_07r.dat-s </text:p>
          </table:table-cell>
          <table:table-cell office:value-type="string" calcext:value-type="string">
            <text:p><text:s/>$721.812768$ </text:p>
          </table:table-cell>
          <table:table-cell office:value-type="string" calcext:value-type="string">
            <text:p><text:s/>$9.727$ </text:p>
          </table:table-cell>
          <table:table-cell office:value-type="string" calcext:value-type="string">
            <text:p><text:s/>$56$ \\ </text:p>
          </table:table-cell>
        </table:table-row>
        <table:table-row table:style-name="ro1">
          <table:table-cell office:value-type="string" calcext:value-type="string">
            <text:p>rnk140403B\_07l.dat-s </text:p>
          </table:table-cell>
          <table:table-cell office:value-type="string" calcext:value-type="string">
            <text:p><text:s/>$0.00106115753$ </text:p>
          </table:table-cell>
          <table:table-cell office:value-type="string" calcext:value-type="string">
            <text:p><text:s/>$13.6$ </text:p>
          </table:table-cell>
          <table:table-cell office:value-type="string" calcext:value-type="string">
            <text:p><text:s/>$73$ \\ </text:p>
          </table:table-cell>
        </table:table-row>
        <table:table-row table:style-name="ro1">
          <table:table-cell office:value-type="string" calcext:value-type="string">
            <text:p>rnk140403B\_07r.dat-s </text:p>
          </table:table-cell>
          <table:table-cell office:value-type="string" calcext:value-type="string">
            <text:p><text:s/>$961.835403$ </text:p>
          </table:table-cell>
          <table:table-cell office:value-type="string" calcext:value-type="string">
            <text:p><text:s/>$7.638$ </text:p>
          </table:table-cell>
          <table:table-cell office:value-type="string" calcext:value-type="string">
            <text:p><text:s/>$42$ \\ </text:p>
          </table:table-cell>
        </table:table-row>
        <table:table-row table:style-name="ro1">
          <table:table-cell office:value-type="string" calcext:value-type="string">
            <text:p>rnk140403C\_07l.dat-s </text:p>
          </table:table-cell>
          <table:table-cell office:value-type="string" calcext:value-type="string">
            <text:p><text:s/>$0.000712614329$ </text:p>
          </table:table-cell>
          <table:table-cell office:value-type="string" calcext:value-type="string">
            <text:p><text:s/>$11.69$ </text:p>
          </table:table-cell>
          <table:table-cell office:value-type="string" calcext:value-type="string">
            <text:p><text:s/>$63$ \\ </text:p>
          </table:table-cell>
        </table:table-row>
        <table:table-row table:style-name="ro1">
          <table:table-cell office:value-type="string" calcext:value-type="string">
            <text:p>rnk140403C\_07r.dat-s </text:p>
          </table:table-cell>
          <table:table-cell office:value-type="string" calcext:value-type="string">
            <text:p><text:s/>$1054.50301$ </text:p>
          </table:table-cell>
          <table:table-cell office:value-type="string" calcext:value-type="string">
            <text:p><text:s/>$8.224$ </text:p>
          </table:table-cell>
          <table:table-cell office:value-type="string" calcext:value-type="string">
            <text:p><text:s/>$48$ \\ </text:p>
          </table:table-cell>
        </table:table-row>
      </table:table>
      <table:table table:name="A08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<text:s/>problem </text:p>
          </table:table-cell>
          <table:table-cell office:value-type="string" calcext:value-type="string">
            <text:p><text:s/>result </text:p>
          </table:table-cell>
          <table:table-cell office:value-type="string" calcext:value-type="string">
            <text:p><text:s/>totaltime </text:p>
          </table:table-cell>
          <table:table-cell office:value-type="string" calcext:value-type="string">
            <text:p><text:s/>time for optimal $\rho$ </text:p>
          </table:table-cell>
          <table:table-cell office:value-type="string" calcext:value-type="string">
            <text:p><text:s/>SDP iterations </text:p>
          </table:table-cell>
          <table:table-cell office:value-type="string" calcext:value-type="string">
            <text:p><text:s/>iterations for optimal $\rho$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0+-115305A_08l$ </text:p>
          </table:table-cell>
          <table:table-cell office:value-type="float" office:value="-3.65566257" calcext:value-type="float">
            <text:p>-3.65566257</text:p>
          </table:table-cell>
          <table:table-cell office:value-type="float" office:value="3824.4" calcext:value-type="float">
            <text:p>3824.4</text:p>
          </table:table-cell>
          <table:table-cell office:value-type="float" office:value="983.1" calcext:value-type="float">
            <text:p>983.1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15305A_08r$ </text:p>
          </table:table-cell>
          <table:table-cell office:value-type="float" office:value="4.41760483" calcext:value-type="float">
            <text:p>4.41760483</text:p>
          </table:table-cell>
          <table:table-cell office:value-type="float" office:value="4078" calcext:value-type="float">
            <text:p>4078</text:p>
          </table:table-cell>
          <table:table-cell office:value-type="float" office:value="1218" calcext:value-type="float">
            <text:p>1218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15305B_08l$ </text:p>
          </table:table-cell>
          <table:table-cell office:value-type="float" office:value="-3.15757567" calcext:value-type="float">
            <text:p>-3.15757567</text:p>
          </table:table-cell>
          <table:table-cell office:value-type="float" office:value="4843.6" calcext:value-type="float">
            <text:p>4843.6</text:p>
          </table:table-cell>
          <table:table-cell office:value-type="float" office:value="1704" calcext:value-type="float">
            <text:p>1704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15305B_08r$ </text:p>
          </table:table-cell>
          <table:table-cell office:value-type="float" office:value="3.82245209" calcext:value-type="float">
            <text:p>3.82245209</text:p>
          </table:table-cell>
          <table:table-cell office:value-type="float" office:value="3584" calcext:value-type="float">
            <text:p>3584</text:p>
          </table:table-cell>
          <table:table-cell office:value-type="float" office:value="1217" calcext:value-type="float">
            <text:p>1217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25354A_08l$ </text:p>
          </table:table-cell>
          <table:table-cell office:value-type="float" office:value="-2.05576381" calcext:value-type="float">
            <text:p>-2.05576381</text:p>
          </table:table-cell>
          <table:table-cell office:value-type="float" office:value="22296" calcext:value-type="float">
            <text:p>22296</text:p>
          </table:table-cell>
          <table:table-cell office:value-type="float" office:value="4984" calcext:value-type="float">
            <text:p>4984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25354A_08r$ </text:p>
          </table:table-cell>
          <table:table-cell office:value-type="float" office:value="3.33787857" calcext:value-type="float">
            <text:p>3.33787857</text:p>
          </table:table-cell>
          <table:table-cell office:value-type="float" office:value="15865" calcext:value-type="float">
            <text:p>15865</text:p>
          </table:table-cell>
          <table:table-cell office:value-type="float" office:value="5004" calcext:value-type="float">
            <text:p>5004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25354B_08l$ </text:p>
          </table:table-cell>
          <table:table-cell office:value-type="float" office:value="-2.04887117" calcext:value-type="float">
            <text:p>-2.04887117</text:p>
          </table:table-cell>
          <table:table-cell office:value-type="float" office:value="15269" calcext:value-type="float">
            <text:p>15269</text:p>
          </table:table-cell>
          <table:table-cell office:value-type="float" office:value="4173" calcext:value-type="float">
            <text:p>4173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25354B_08r$ </text:p>
          </table:table-cell>
          <table:table-cell office:value-type="float" office:value="2.97534223" calcext:value-type="float">
            <text:p>2.97534223</text:p>
          </table:table-cell>
          <table:table-cell office:value-type="float" office:value="13992" calcext:value-type="float">
            <text:p>13992</text:p>
          </table:table-cell>
          <table:table-cell office:value-type="float" office:value="4473" calcext:value-type="float">
            <text:p>4473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15305A_08l$ </text:p>
          </table:table-cell>
          <table:table-cell office:value-type="float" office:value="-16.674818" calcext:value-type="float">
            <text:p>-16.674818</text:p>
          </table:table-cell>
          <table:table-cell office:value-type="float" office:value="3349.9" calcext:value-type="float">
            <text:p>3349.9</text:p>
          </table:table-cell>
          <table:table-cell office:value-type="float" office:value="1572" calcext:value-type="float">
            <text:p>1572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15305A_08r$ </text:p>
          </table:table-cell>
          <table:table-cell office:value-type="float" office:value="83.2375786" calcext:value-type="float">
            <text:p>83.2375786</text:p>
          </table:table-cell>
          <table:table-cell office:value-type="float" office:value="4559.7" calcext:value-type="float">
            <text:p>4559.7</text:p>
          </table:table-cell>
          <table:table-cell office:value-type="float" office:value="2806" calcext:value-type="float">
            <text:p>2806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15305B_08l$ </text:p>
          </table:table-cell>
          <table:table-cell office:value-type="float" office:value="-15.150567" calcext:value-type="float">
            <text:p>-15.150567</text:p>
          </table:table-cell>
          <table:table-cell office:value-type="float" office:value="2050.8" calcext:value-type="float">
            <text:p>2050.8</text:p>
          </table:table-cell>
          <table:table-cell office:value-type="float" office:value="779.1" calcext:value-type="float">
            <text:p>779.1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15305B_08r$ </text:p>
          </table:table-cell>
          <table:table-cell office:value-type="float" office:value="70.6758701" calcext:value-type="float">
            <text:p>70.6758701</text:p>
          </table:table-cell>
          <table:table-cell office:value-type="float" office:value="4053.7" calcext:value-type="float">
            <text:p>4053.7</text:p>
          </table:table-cell>
          <table:table-cell office:value-type="float" office:value="2524" calcext:value-type="float">
            <text:p>2524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25354A_08l$ </text:p>
          </table:table-cell>
          <table:table-cell office:value-type="float" office:value="-13.425114" calcext:value-type="float">
            <text:p>-13.425114</text:p>
          </table:table-cell>
          <table:table-cell office:value-type="float" office:value="10059" calcext:value-type="float">
            <text:p>10059</text:p>
          </table:table-cell>
          <table:table-cell office:value-type="float" office:value="3356" calcext:value-type="float">
            <text:p>3356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25354A_08r$ </text:p>
          </table:table-cell>
          <table:table-cell office:value-type="float" office:value="129.38052" calcext:value-type="float">
            <text:p>129.38052</text:p>
          </table:table-cell>
          <table:table-cell office:value-type="float" office:value="10524" calcext:value-type="float">
            <text:p>10524</text:p>
          </table:table-cell>
          <table:table-cell office:value-type="float" office:value="4143" calcext:value-type="float">
            <text:p>4143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25354B_08l$ </text:p>
          </table:table-cell>
          <table:table-cell office:value-type="float" office:value="-14.572739" calcext:value-type="float">
            <text:p>-14.572739</text:p>
          </table:table-cell>
          <table:table-cell office:value-type="float" office:value="9234" calcext:value-type="float">
            <text:p>9234</text:p>
          </table:table-cell>
          <table:table-cell office:value-type="float" office:value="3079" calcext:value-type="float">
            <text:p>3079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25354B_08r$ </text:p>
          </table:table-cell>
          <table:table-cell office:value-type="float" office:value="164.944803" calcext:value-type="float">
            <text:p>164.944803</text:p>
          </table:table-cell>
          <table:table-cell office:value-type="float" office:value="12459" calcext:value-type="float">
            <text:p>12459</text:p>
          </table:table-cell>
          <table:table-cell office:value-type="float" office:value="4423" calcext:value-type="float">
            <text:p>4423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15305A_08l$ </text:p>
          </table:table-cell>
          <table:table-cell office:value-type="float" office:value="-2.87011308" calcext:value-type="float">
            <text:p>-2.87011308</text:p>
          </table:table-cell>
          <table:table-cell office:value-type="float" office:value="3722.6" calcext:value-type="float">
            <text:p>3722.6</text:p>
          </table:table-cell>
          <table:table-cell office:value-type="float" office:value="929.8" calcext:value-type="float">
            <text:p>929.8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15305A_08r$ </text:p>
          </table:table-cell>
          <table:table-cell office:value-type="float" office:value="3.67050515" calcext:value-type="float">
            <text:p>3.67050515</text:p>
          </table:table-cell>
          <table:table-cell office:value-type="float" office:value="2683.4" calcext:value-type="float">
            <text:p>2683.4</text:p>
          </table:table-cell>
          <table:table-cell office:value-type="float" office:value="982.4" calcext:value-type="float">
            <text:p>982.4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15305B_08l$ </text:p>
          </table:table-cell>
          <table:table-cell office:value-type="float" office:value="-2.70558422" calcext:value-type="float">
            <text:p>-2.70558422</text:p>
          </table:table-cell>
          <table:table-cell office:value-type="float" office:value="2544.9" calcext:value-type="float">
            <text:p>2544.9</text:p>
          </table:table-cell>
          <table:table-cell office:value-type="float" office:value="1012" calcext:value-type="float">
            <text:p>1012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15305B_08r$ </text:p>
          </table:table-cell>
          <table:table-cell office:value-type="float" office:value="3.58534332" calcext:value-type="float">
            <text:p>3.58534332</text:p>
          </table:table-cell>
          <table:table-cell office:value-type="float" office:value="2745.5" calcext:value-type="float">
            <text:p>2745.5</text:p>
          </table:table-cell>
          <table:table-cell office:value-type="float" office:value="833.7" calcext:value-type="float">
            <text:p>833.7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25354A_08l$ </text:p>
          </table:table-cell>
          <table:table-cell office:value-type="float" office:value="-1.60963904" calcext:value-type="float">
            <text:p>-1.60963904</text:p>
          </table:table-cell>
          <table:table-cell office:value-type="float" office:value="8666" calcext:value-type="float">
            <text:p>8666</text:p>
          </table:table-cell>
          <table:table-cell office:value-type="float" office:value="3383" calcext:value-type="float">
            <text:p>3383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25354A_08r$ </text:p>
          </table:table-cell>
          <table:table-cell office:value-type="float" office:value="2.93341848" calcext:value-type="float">
            <text:p>2.93341848</text:p>
          </table:table-cell>
          <table:table-cell office:value-type="float" office:value="10847" calcext:value-type="float">
            <text:p>10847</text:p>
          </table:table-cell>
          <table:table-cell office:value-type="float" office:value="4467" calcext:value-type="float">
            <text:p>4467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25354B_08l$ </text:p>
          </table:table-cell>
          <table:table-cell office:value-type="float" office:value="-1.75598228" calcext:value-type="float">
            <text:p>-1.75598228</text:p>
          </table:table-cell>
          <table:table-cell office:value-type="float" office:value="13873" calcext:value-type="float">
            <text:p>13873</text:p>
          </table:table-cell>
          <table:table-cell office:value-type="float" office:value="3380" calcext:value-type="float">
            <text:p>3380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25354B_08r$ </text:p>
          </table:table-cell>
          <table:table-cell office:value-type="float" office:value="2.97029982" calcext:value-type="float">
            <text:p>2.97029982</text:p>
          </table:table-cell>
          <table:table-cell office:value-type="float" office:value="10596" calcext:value-type="float">
            <text:p>10596</text:p>
          </table:table-cell>
          <table:table-cell office:value-type="float" office:value="3909" calcext:value-type="float">
            <text:p>3909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15305A_08l$ </text:p>
          </table:table-cell>
          <table:table-cell office:value-type="float" office:value="-11.267294" calcext:value-type="float">
            <text:p>-11.267294</text:p>
          </table:table-cell>
          <table:table-cell office:value-type="float" office:value="2917.3" calcext:value-type="float">
            <text:p>2917.3</text:p>
          </table:table-cell>
          <table:table-cell office:value-type="float" office:value="996.3" calcext:value-type="float">
            <text:p>996.3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15305A_08r$ </text:p>
          </table:table-cell>
          <table:table-cell office:value-type="float" office:value="63.9881068" calcext:value-type="float">
            <text:p>63.9881068</text:p>
          </table:table-cell>
          <table:table-cell office:value-type="float" office:value="3526.1" calcext:value-type="float">
            <text:p>3526.1</text:p>
          </table:table-cell>
          <table:table-cell office:value-type="float" office:value="1267" calcext:value-type="float">
            <text:p>1267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15305B_08l$ </text:p>
          </table:table-cell>
          <table:table-cell office:value-type="float" office:value="-11.478668" calcext:value-type="float">
            <text:p>-11.478668</text:p>
          </table:table-cell>
          <table:table-cell office:value-type="float" office:value="3999.1" calcext:value-type="float">
            <text:p>3999.1</text:p>
          </table:table-cell>
          <table:table-cell office:value-type="float" office:value="925.3" calcext:value-type="float">
            <text:p>925.3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15305B_08r$ </text:p>
          </table:table-cell>
          <table:table-cell office:value-type="float" office:value="61.160412" calcext:value-type="float">
            <text:p>61.160412</text:p>
          </table:table-cell>
          <table:table-cell office:value-type="float" office:value="4030" calcext:value-type="float">
            <text:p>4030</text:p>
          </table:table-cell>
          <table:table-cell office:value-type="float" office:value="1418" calcext:value-type="float">
            <text:p>1418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25354A_08l$ </text:p>
          </table:table-cell>
          <table:table-cell office:value-type="float" office:value="-6.927142" calcext:value-type="float">
            <text:p>-6.927142</text:p>
          </table:table-cell>
          <table:table-cell office:value-type="float" office:value="11623" calcext:value-type="float">
            <text:p>11623</text:p>
          </table:table-cell>
          <table:table-cell office:value-type="float" office:value="3619" calcext:value-type="float">
            <text:p>3619</text:p>
          </table:table-cell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25354A_08r$ </text:p>
          </table:table-cell>
          <table:table-cell office:value-type="float" office:value="77.5159449" calcext:value-type="float">
            <text:p>77.5159449</text:p>
          </table:table-cell>
          <table:table-cell office:value-type="float" office:value="16336" calcext:value-type="float">
            <text:p>16336</text:p>
          </table:table-cell>
          <table:table-cell office:value-type="float" office:value="5243" calcext:value-type="float">
            <text:p>5243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25354B_08l$ </text:p>
          </table:table-cell>
          <table:table-cell office:value-type="float" office:value="-5.789165" calcext:value-type="float">
            <text:p>-5.789165</text:p>
          </table:table-cell>
          <table:table-cell office:value-type="float" office:value="11388" calcext:value-type="float">
            <text:p>11388</text:p>
          </table:table-cell>
          <table:table-cell office:value-type="float" office:value="3893" calcext:value-type="float">
            <text:p>3893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25354B_08r$ </text:p>
          </table:table-cell>
          <table:table-cell office:value-type="float" office:value="76.7885204" calcext:value-type="float">
            <text:p>76.7885204</text:p>
          </table:table-cell>
          <table:table-cell office:value-type="float" office:value="15731" calcext:value-type="float">
            <text:p>15731</text:p>
          </table:table-cell>
          <table:table-cell office:value-type="float" office:value="4965" calcext:value-type="float">
            <text:p>4965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15305A_08l$ </text:p>
          </table:table-cell>
          <table:table-cell office:value-type="float" office:value="-3.09994956" calcext:value-type="float">
            <text:p>-3.09994956</text:p>
          </table:table-cell>
          <table:table-cell office:value-type="float" office:value="4112.6" calcext:value-type="float">
            <text:p>4112.6</text:p>
          </table:table-cell>
          <table:table-cell office:value-type="float" office:value="1781" calcext:value-type="float">
            <text:p>1781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15305A_08r$ </text:p>
          </table:table-cell>
          <table:table-cell office:value-type="float" office:value="4.07190306" calcext:value-type="float">
            <text:p>4.07190306</text:p>
          </table:table-cell>
          <table:table-cell office:value-type="float" office:value="3874" calcext:value-type="float">
            <text:p>3874</text:p>
          </table:table-cell>
          <table:table-cell office:value-type="float" office:value="1289" calcext:value-type="float">
            <text:p>1289</text:p>
          </table:table-cell>
          <table:table-cell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15305B_08l$ </text:p>
          </table:table-cell>
          <table:table-cell office:value-type="float" office:value="-3.0125453" calcext:value-type="float">
            <text:p>-3.0125453</text:p>
          </table:table-cell>
          <table:table-cell office:value-type="float" office:value="2608.2" calcext:value-type="float">
            <text:p>2608.2</text:p>
          </table:table-cell>
          <table:table-cell office:value-type="float" office:value="927.2" calcext:value-type="float">
            <text:p>927.2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15305B_08r$ </text:p>
          </table:table-cell>
          <table:table-cell office:value-type="float" office:value="3.59897467" calcext:value-type="float">
            <text:p>3.59897467</text:p>
          </table:table-cell>
          <table:table-cell office:value-type="float" office:value="3227.2" calcext:value-type="float">
            <text:p>3227.2</text:p>
          </table:table-cell>
          <table:table-cell office:value-type="float" office:value="1222" calcext:value-type="float">
            <text:p>1222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25354A_08l$ </text:p>
          </table:table-cell>
          <table:table-cell office:value-type="float" office:value="-1.86935652" calcext:value-type="float">
            <text:p>-1.86935652</text:p>
          </table:table-cell>
          <table:table-cell office:value-type="float" office:value="18207" calcext:value-type="float">
            <text:p>18207</text:p>
          </table:table-cell>
          <table:table-cell office:value-type="float" office:value="5272" calcext:value-type="float">
            <text:p>5272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25354A_08r$ </text:p>
          </table:table-cell>
          <table:table-cell office:value-type="float" office:value="2.73593669" calcext:value-type="float">
            <text:p>2.73593669</text:p>
          </table:table-cell>
          <table:table-cell office:value-type="float" office:value="13760" calcext:value-type="float">
            <text:p>13760</text:p>
          </table:table-cell>
          <table:table-cell office:value-type="float" office:value="5008" calcext:value-type="float">
            <text:p>5008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25354B_08l$ </text:p>
          </table:table-cell>
          <table:table-cell office:value-type="float" office:value="-1.81741703" calcext:value-type="float">
            <text:p>-1.81741703</text:p>
          </table:table-cell>
          <table:table-cell office:value-type="float" office:value="18035" calcext:value-type="float">
            <text:p>18035</text:p>
          </table:table-cell>
          <table:table-cell office:value-type="float" office:value="5580" calcext:value-type="float">
            <text:p>5580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25354B_08r$ </text:p>
          </table:table-cell>
          <table:table-cell office:value-type="float" office:value="2.7607997" calcext:value-type="float">
            <text:p>2.7607997</text:p>
          </table:table-cell>
          <table:table-cell office:value-type="float" office:value="18175" calcext:value-type="float">
            <text:p>18175</text:p>
          </table:table-cell>
          <table:table-cell office:value-type="float" office:value="4507" calcext:value-type="float">
            <text:p>4507</text:p>
          </table:table-cell>
          <table:table-cell office:value-type="float" office:value="143" calcext:value-type="float">
            <text:p>14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30305A_08l$ </text:p>
          </table:table-cell>
          <table:table-cell office:value-type="float" office:value="-3.72060688" calcext:value-type="float">
            <text:p>-3.72060688</text:p>
          </table:table-cell>
          <table:table-cell office:value-type="float" office:value="3335.5" calcext:value-type="float">
            <text:p>3335.5</text:p>
          </table:table-cell>
          <table:table-cell office:value-type="float" office:value="760.8" calcext:value-type="float">
            <text:p>760.8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30305A_08r$ </text:p>
          </table:table-cell>
          <table:table-cell office:value-type="float" office:value="6.69845836" calcext:value-type="float">
            <text:p>6.69845836</text:p>
          </table:table-cell>
          <table:table-cell office:value-type="float" office:value="3068" calcext:value-type="float">
            <text:p>3068</text:p>
          </table:table-cell>
          <table:table-cell office:value-type="float" office:value="993" calcext:value-type="float">
            <text:p>993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30305B_08l$ </text:p>
          </table:table-cell>
          <table:table-cell office:value-type="float" office:value="-3.44880423" calcext:value-type="float">
            <text:p>-3.44880423</text:p>
          </table:table-cell>
          <table:table-cell office:value-type="float" office:value="2316.4" calcext:value-type="float">
            <text:p>2316.4</text:p>
          </table:table-cell>
          <table:table-cell office:value-type="float" office:value="775.3" calcext:value-type="float">
            <text:p>775.3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30305B_08r$ </text:p>
          </table:table-cell>
          <table:table-cell office:value-type="float" office:value="5.36517577" calcext:value-type="float">
            <text:p>5.36517577</text:p>
          </table:table-cell>
          <table:table-cell office:value-type="float" office:value="3079.1" calcext:value-type="float">
            <text:p>3079.1</text:p>
          </table:table-cell>
          <table:table-cell office:value-type="float" office:value="1433" calcext:value-type="float">
            <text:p>1433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35354A_08l$ </text:p>
          </table:table-cell>
          <table:table-cell office:value-type="float" office:value="-3.8814016" calcext:value-type="float">
            <text:p>-3.8814016</text:p>
          </table:table-cell>
          <table:table-cell office:value-type="float" office:value="8886" calcext:value-type="float">
            <text:p>8886</text:p>
          </table:table-cell>
          <table:table-cell office:value-type="float" office:value="3045" calcext:value-type="float">
            <text:p>304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35354A_08r$ </text:p>
          </table:table-cell>
          <table:table-cell office:value-type="float" office:value="8.95069493" calcext:value-type="float">
            <text:p>8.95069493</text:p>
          </table:table-cell>
          <table:table-cell office:value-type="float" office:value="13575" calcext:value-type="float">
            <text:p>13575</text:p>
          </table:table-cell>
          <table:table-cell office:value-type="float" office:value="5837" calcext:value-type="float">
            <text:p>5837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35354B_08l$ </text:p>
          </table:table-cell>
          <table:table-cell office:value-type="float" office:value="-3.009913" calcext:value-type="float">
            <text:p>-3.009913</text:p>
          </table:table-cell>
          <table:table-cell office:value-type="float" office:value="12165" calcext:value-type="float">
            <text:p>12165</text:p>
          </table:table-cell>
          <table:table-cell office:value-type="float" office:value="6071" calcext:value-type="float">
            <text:p>6071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35354B_08r$ </text:p>
          </table:table-cell>
          <table:table-cell office:value-type="float" office:value="9.75074257" calcext:value-type="float">
            <text:p>9.75074257</text:p>
          </table:table-cell>
          <table:table-cell office:value-type="float" office:value="13704" calcext:value-type="float">
            <text:p>13704</text:p>
          </table:table-cell>
          <table:table-cell office:value-type="float" office:value="3925" calcext:value-type="float">
            <text:p>3925</text:p>
          </table:table-cell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30305A_08l$ </text:p>
          </table:table-cell>
          <table:table-cell office:value-type="float" office:value="-46.6921" calcext:value-type="float">
            <text:p>-46.6921</text:p>
          </table:table-cell>
          <table:table-cell office:value-type="float" office:value="2523.7" calcext:value-type="float">
            <text:p>2523.7</text:p>
          </table:table-cell>
          <table:table-cell office:value-type="float" office:value="930.9" calcext:value-type="float">
            <text:p>930.9</text:p>
          </table:table-cell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30305A_08r$ </text:p>
          </table:table-cell>
          <table:table-cell office:value-type="float" office:value="751.223174" calcext:value-type="float">
            <text:p>751.223174</text:p>
          </table:table-cell>
          <table:table-cell office:value-type="float" office:value="2072.4" calcext:value-type="float">
            <text:p>2072.4</text:p>
          </table:table-cell>
          <table:table-cell office:value-type="float" office:value="696.4" calcext:value-type="float">
            <text:p>696.4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30305B_08l$ </text:p>
          </table:table-cell>
          <table:table-cell office:value-type="float" office:value="-47.79704" calcext:value-type="float">
            <text:p>-47.79704</text:p>
          </table:table-cell>
          <table:table-cell office:value-type="float" office:value="2294.5" calcext:value-type="float">
            <text:p>2294.5</text:p>
          </table:table-cell>
          <table:table-cell office:value-type="float" office:value="716.3" calcext:value-type="float">
            <text:p>716.3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30305B_08r$ </text:p>
          </table:table-cell>
          <table:table-cell office:value-type="float" office:value="747.109014" calcext:value-type="float">
            <text:p>747.109014</text:p>
          </table:table-cell>
          <table:table-cell office:value-type="float" office:value="2223.9" calcext:value-type="float">
            <text:p>2223.9</text:p>
          </table:table-cell>
          <table:table-cell office:value-type="float" office:value="769.4" calcext:value-type="float">
            <text:p>769.4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35354A_08l$ </text:p>
          </table:table-cell>
          <table:table-cell office:value-type="float" office:value="-56.84432" calcext:value-type="float">
            <text:p>-56.84432</text:p>
          </table:table-cell>
          <table:table-cell office:value-type="float" office:value="8919" calcext:value-type="float">
            <text:p>8919</text:p>
          </table:table-cell>
          <table:table-cell office:value-type="float" office:value="3638" calcext:value-type="float">
            <text:p>3638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35354A_08r$ </text:p>
          </table:table-cell>
          <table:table-cell office:value-type="float" office:value="1928.09509" calcext:value-type="float">
            <text:p>1928.09509</text:p>
          </table:table-cell>
          <table:table-cell office:value-type="float" office:value="7750" calcext:value-type="float">
            <text:p>7750</text:p>
          </table:table-cell>
          <table:table-cell office:value-type="float" office:value="2759" calcext:value-type="float">
            <text:p>2759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35354B_08l$ </text:p>
          </table:table-cell>
          <table:table-cell office:value-type="float" office:value="-43.77718" calcext:value-type="float">
            <text:p>-43.77718</text:p>
          </table:table-cell>
          <table:table-cell office:value-type="float" office:value="8112" calcext:value-type="float">
            <text:p>8112</text:p>
          </table:table-cell>
          <table:table-cell office:value-type="float" office:value="2799" calcext:value-type="float">
            <text:p>2799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35354B_08r$ </text:p>
          </table:table-cell>
          <table:table-cell office:value-type="float" office:value="1119.42173" calcext:value-type="float">
            <text:p>1119.42173</text:p>
          </table:table-cell>
          <table:table-cell office:value-type="float" office:value="9354" calcext:value-type="float">
            <text:p>9354</text:p>
          </table:table-cell>
          <table:table-cell office:value-type="float" office:value="2978" calcext:value-type="float">
            <text:p>2978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15305C_08l$ </text:p>
          </table:table-cell>
          <table:table-cell office:value-type="float" office:value="-2.94756237" calcext:value-type="float">
            <text:p>-2.94756237</text:p>
          </table:table-cell>
          <table:table-cell office:value-type="float" office:value="4056.9" calcext:value-type="float">
            <text:p>4056.9</text:p>
          </table:table-cell>
          <table:table-cell office:value-type="float" office:value="2227" calcext:value-type="float">
            <text:p>2227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15305C_08r$ </text:p>
          </table:table-cell>
          <table:table-cell office:value-type="float" office:value="3.49000554" calcext:value-type="float">
            <text:p>3.49000554</text:p>
          </table:table-cell>
          <table:table-cell office:value-type="float" office:value="3453.3" calcext:value-type="float">
            <text:p>3453.3</text:p>
          </table:table-cell>
          <table:table-cell office:value-type="float" office:value="1221" calcext:value-type="float">
            <text:p>1221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25354C_08l$ </text:p>
          </table:table-cell>
          <table:table-cell office:value-type="float" office:value="-2.04131266" calcext:value-type="float">
            <text:p>-2.04131266</text:p>
          </table:table-cell>
          <table:table-cell office:value-type="float" office:value="15548" calcext:value-type="float">
            <text:p>15548</text:p>
          </table:table-cell>
          <table:table-cell office:value-type="float" office:value="4178" calcext:value-type="float">
            <text:p>4178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25354C_08r$ </text:p>
          </table:table-cell>
          <table:table-cell office:value-type="float" office:value="3.04855202" calcext:value-type="float">
            <text:p>3.04855202</text:p>
          </table:table-cell>
          <table:table-cell office:value-type="float" office:value="14323" calcext:value-type="float">
            <text:p>14323</text:p>
          </table:table-cell>
          <table:table-cell office:value-type="float" office:value="4472" calcext:value-type="float">
            <text:p>4472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15305C_08l$ </text:p>
          </table:table-cell>
          <table:table-cell office:value-type="float" office:value="-16.032599" calcext:value-type="float">
            <text:p>-16.032599</text:p>
          </table:table-cell>
          <table:table-cell office:value-type="float" office:value="2290.5" calcext:value-type="float">
            <text:p>2290.5</text:p>
          </table:table-cell>
          <table:table-cell office:value-type="float" office:value="861" calcext:value-type="float">
            <text:p>861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15305C_08r$ </text:p>
          </table:table-cell>
          <table:table-cell office:value-type="float" office:value="83.6111611" calcext:value-type="float">
            <text:p>83.6111611</text:p>
          </table:table-cell>
          <table:table-cell office:value-type="float" office:value="6331" calcext:value-type="float">
            <text:p>6331</text:p>
          </table:table-cell>
          <table:table-cell office:value-type="float" office:value="2457" calcext:value-type="float">
            <text:p>2457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25354C_08l$ </text:p>
          </table:table-cell>
          <table:table-cell office:value-type="float" office:value="-13.761984" calcext:value-type="float">
            <text:p>-13.761984</text:p>
          </table:table-cell>
          <table:table-cell office:value-type="float" office:value="10633" calcext:value-type="float">
            <text:p>10633</text:p>
          </table:table-cell>
          <table:table-cell office:value-type="float" office:value="3641" calcext:value-type="float">
            <text:p>3641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25354C_08r$ </text:p>
          </table:table-cell>
          <table:table-cell office:value-type="float" office:value="140.251987" calcext:value-type="float">
            <text:p>140.251987</text:p>
          </table:table-cell>
          <table:table-cell office:value-type="float" office:value="9944" calcext:value-type="float">
            <text:p>9944</text:p>
          </table:table-cell>
          <table:table-cell office:value-type="float" office:value="3554" calcext:value-type="float">
            <text:p>3554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15305C_08l$ </text:p>
          </table:table-cell>
          <table:table-cell office:value-type="float" office:value="-2.82262919" calcext:value-type="float">
            <text:p>-2.82262919</text:p>
          </table:table-cell>
          <table:table-cell office:value-type="float" office:value="3498.4" calcext:value-type="float">
            <text:p>3498.4</text:p>
          </table:table-cell>
          <table:table-cell office:value-type="float" office:value="854.8" calcext:value-type="float">
            <text:p>854.8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15305C_08r$ </text:p>
          </table:table-cell>
          <table:table-cell office:value-type="float" office:value="3.60512707" calcext:value-type="float">
            <text:p>3.60512707</text:p>
          </table:table-cell>
          <table:table-cell office:value-type="float" office:value="2875.6" calcext:value-type="float">
            <text:p>2875.6</text:p>
          </table:table-cell>
          <table:table-cell office:value-type="float" office:value="986.5" calcext:value-type="float">
            <text:p>986.5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25354C_08l$ </text:p>
          </table:table-cell>
          <table:table-cell office:value-type="float" office:value="-1.74303122" calcext:value-type="float">
            <text:p>-1.74303122</text:p>
          </table:table-cell>
          <table:table-cell office:value-type="float" office:value="17154" calcext:value-type="float">
            <text:p>17154</text:p>
          </table:table-cell>
          <table:table-cell office:value-type="float" office:value="3369" calcext:value-type="float">
            <text:p>3369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25354C_08r$ </text:p>
          </table:table-cell>
          <table:table-cell office:value-type="float" office:value="2.96298621" calcext:value-type="float">
            <text:p>2.96298621</text:p>
          </table:table-cell>
          <table:table-cell office:value-type="float" office:value="11335" calcext:value-type="float">
            <text:p>11335</text:p>
          </table:table-cell>
          <table:table-cell office:value-type="float" office:value="4718" calcext:value-type="float">
            <text:p>4718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15305C_08l$ </text:p>
          </table:table-cell>
          <table:table-cell office:value-type="float" office:value="-10.82843" calcext:value-type="float">
            <text:p>-10.82843</text:p>
          </table:table-cell>
          <table:table-cell office:value-type="float" office:value="3051.8" calcext:value-type="float">
            <text:p>3051.8</text:p>
          </table:table-cell>
          <table:table-cell office:value-type="float" office:value="1137" calcext:value-type="float">
            <text:p>1137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15305C_08r$ </text:p>
          </table:table-cell>
          <table:table-cell office:value-type="float" office:value="63.9599703" calcext:value-type="float">
            <text:p>63.9599703</text:p>
          </table:table-cell>
          <table:table-cell office:value-type="float" office:value="3863" calcext:value-type="float">
            <text:p>3863</text:p>
          </table:table-cell>
          <table:table-cell office:value-type="float" office:value="1115" calcext:value-type="float">
            <text:p>1115</text:p>
          </table:table-cell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25354C_08l$ </text:p>
          </table:table-cell>
          <table:table-cell office:value-type="float" office:value="-7.454436" calcext:value-type="float">
            <text:p>-7.454436</text:p>
          </table:table-cell>
          <table:table-cell office:value-type="float" office:value="11457" calcext:value-type="float">
            <text:p>11457</text:p>
          </table:table-cell>
          <table:table-cell office:value-type="float" office:value="3886" calcext:value-type="float">
            <text:p>3886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25354C_08r$ </text:p>
          </table:table-cell>
          <table:table-cell office:value-type="float" office:value="94.180489" calcext:value-type="float">
            <text:p>94.180489</text:p>
          </table:table-cell>
          <table:table-cell office:value-type="float" office:value="15668" calcext:value-type="float">
            <text:p>15668</text:p>
          </table:table-cell>
          <table:table-cell office:value-type="float" office:value="5327" calcext:value-type="float">
            <text:p>5327</text:p>
          </table:table-cell>
          <table:table-cell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15305C_08l$ </text:p>
          </table:table-cell>
          <table:table-cell office:value-type="float" office:value="-3.19068697" calcext:value-type="float">
            <text:p>-3.19068697</text:p>
          </table:table-cell>
          <table:table-cell office:value-type="float" office:value="3169" calcext:value-type="float">
            <text:p>3169</text:p>
          </table:table-cell>
          <table:table-cell office:value-type="float" office:value="1065" calcext:value-type="float">
            <text:p>1065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15305C_08r$ </text:p>
          </table:table-cell>
          <table:table-cell office:value-type="float" office:value="3.92062792" calcext:value-type="float">
            <text:p>3.92062792</text:p>
          </table:table-cell>
          <table:table-cell office:value-type="float" office:value="3445" calcext:value-type="float">
            <text:p>3445</text:p>
          </table:table-cell>
          <table:table-cell office:value-type="float" office:value="1149" calcext:value-type="float">
            <text:p>1149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25354C_08l$ </text:p>
          </table:table-cell>
          <table:table-cell office:value-type="float" office:value="-1.90400203" calcext:value-type="float">
            <text:p>-1.90400203</text:p>
          </table:table-cell>
          <table:table-cell office:value-type="float" office:value="17420" calcext:value-type="float">
            <text:p>17420</text:p>
          </table:table-cell>
          <table:table-cell office:value-type="float" office:value="5288" calcext:value-type="float">
            <text:p>5288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25354C_08r$ </text:p>
          </table:table-cell>
          <table:table-cell office:value-type="float" office:value="3.04687539" calcext:value-type="float">
            <text:p>3.04687539</text:p>
          </table:table-cell>
          <table:table-cell office:value-type="float" office:value="15535" calcext:value-type="float">
            <text:p>15535</text:p>
          </table:table-cell>
          <table:table-cell office:value-type="float" office:value="5553" calcext:value-type="float">
            <text:p>5553</text:p>
          </table:table-cell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30305C_08l$ </text:p>
          </table:table-cell>
          <table:table-cell office:value-type="float" office:value="-4.03970777" calcext:value-type="float">
            <text:p>-4.03970777</text:p>
          </table:table-cell>
          <table:table-cell office:value-type="float" office:value="2201" calcext:value-type="float">
            <text:p>2201</text:p>
          </table:table-cell>
          <table:table-cell office:value-type="float" office:value="766.6" calcext:value-type="float">
            <text:p>766.6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30305C_08r$ </text:p>
          </table:table-cell>
          <table:table-cell office:value-type="float" office:value="6.85634039" calcext:value-type="float">
            <text:p>6.85634039</text:p>
          </table:table-cell>
          <table:table-cell office:value-type="float" office:value="2768.1" calcext:value-type="float">
            <text:p>2768.1</text:p>
          </table:table-cell>
          <table:table-cell office:value-type="float" office:value="924.4" calcext:value-type="float">
            <text:p>924.4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35354C_08l$ </text:p>
          </table:table-cell>
          <table:table-cell office:value-type="float" office:value="-3.2376993" calcext:value-type="float">
            <text:p>-3.2376993</text:p>
          </table:table-cell>
          <table:table-cell office:value-type="float" office:value="11389" calcext:value-type="float">
            <text:p>11389</text:p>
          </table:table-cell>
          <table:table-cell office:value-type="float" office:value="5007" calcext:value-type="float">
            <text:p>5007</text:p>
          </table:table-cell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35354C_08r$ </text:p>
          </table:table-cell>
          <table:table-cell office:value-type="float" office:value="10.87823549" calcext:value-type="float">
            <text:p>10.87823549</text:p>
          </table:table-cell>
          <table:table-cell office:value-type="float" office:value="21043" calcext:value-type="float">
            <text:p>21043</text:p>
          </table:table-cell>
          <table:table-cell office:value-type="float" office:value="5265" calcext:value-type="float">
            <text:p>5265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30305C_08l$ </text:p>
          </table:table-cell>
          <table:table-cell office:value-type="float" office:value="-35.157706" calcext:value-type="float">
            <text:p>-35.157706</text:p>
          </table:table-cell>
          <table:table-cell office:value-type="float" office:value="2808.5" calcext:value-type="float">
            <text:p>2808.5</text:p>
          </table:table-cell>
          <table:table-cell office:value-type="float" office:value="935.7" calcext:value-type="float">
            <text:p>935.7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30305C_08r$ </text:p>
          </table:table-cell>
          <table:table-cell office:value-type="float" office:value="409.113514" calcext:value-type="float">
            <text:p>409.113514</text:p>
          </table:table-cell>
          <table:table-cell office:value-type="float" office:value="2219.7" calcext:value-type="float">
            <text:p>2219.7</text:p>
          </table:table-cell>
          <table:table-cell office:value-type="float" office:value="769" calcext:value-type="float">
            <text:p>769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35354C_08l$ </text:p>
          </table:table-cell>
          <table:table-cell office:value-type="float" office:value="-52.14133" calcext:value-type="float">
            <text:p>-52.14133</text:p>
          </table:table-cell>
          <table:table-cell office:value-type="float" office:value="7853" calcext:value-type="float">
            <text:p>7853</text:p>
          </table:table-cell>
          <table:table-cell office:value-type="float" office:value="3077" calcext:value-type="float">
            <text:p>3077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35354C_08r$ </text:p>
          </table:table-cell>
          <table:table-cell office:value-type="float" office:value="1701.05" calcext:value-type="float">
            <text:p>1701.05</text:p>
          </table:table-cell>
          <table:table-cell office:value-type="float" office:value="8211" calcext:value-type="float">
            <text:p>8211</text:p>
          </table:table-cell>
          <table:table-cell office:value-type="float" office:value="2722" calcext:value-type="float">
            <text:p>2722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30403A_08l$ </text:p>
          </table:table-cell>
          <table:table-cell office:value-type="float" office:value="-1.0349625" calcext:value-type="float">
            <text:p>-1.0349625</text:p>
          </table:table-cell>
          <table:table-cell office:value-type="float" office:value="36700" calcext:value-type="float">
            <text:p>36700</text:p>
          </table:table-cell>
          <table:table-cell office:value-type="float" office:value="14490" calcext:value-type="float">
            <text:p>14490</text:p>
          </table:table-cell>
          <table:table-cell office:value-type="float" office:value="109" calcext:value-type="float">
            <text:p>10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30403A_08r$ </text:p>
          </table:table-cell>
          <table:table-cell office:value-type="float" office:value="2.54748028" calcext:value-type="float">
            <text:p>2.54748028</text:p>
          </table:table-cell>
          <table:table-cell office:value-type="float" office:value="60590" calcext:value-type="float">
            <text:p>60590</text:p>
          </table:table-cell>
          <table:table-cell office:value-type="float" office:value="29490" calcext:value-type="float">
            <text:p>29490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30403B_08l$ </text:p>
          </table:table-cell>
          <table:table-cell office:value-type="float" office:value="-1.24351847" calcext:value-type="float">
            <text:p>-1.24351847</text:p>
          </table:table-cell>
          <table:table-cell office:value-type="float" office:value="58680" calcext:value-type="float">
            <text:p>58680</text:p>
          </table:table-cell>
          <table:table-cell office:value-type="float" office:value="14080" calcext:value-type="float">
            <text:p>14080</text:p>
          </table:table-cell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30403B_08r$ </text:p>
          </table:table-cell>
          <table:table-cell office:value-type="float" office:value="2.71462323" calcext:value-type="float">
            <text:p>2.71462323</text:p>
          </table:table-cell>
          <table:table-cell office:value-type="float" office:value="52320" calcext:value-type="float">
            <text:p>52320</text:p>
          </table:table-cell>
          <table:table-cell office:value-type="float" office:value="16930" calcext:value-type="float">
            <text:p>16930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30403C_08l$ </text:p>
          </table:table-cell>
          <table:table-cell office:value-type="float" office:value="-1.03110139" calcext:value-type="float">
            <text:p>-1.03110139</text:p>
          </table:table-cell>
          <table:table-cell office:value-type="float" office:value="57690" calcext:value-type="float">
            <text:p>57690</text:p>
          </table:table-cell>
          <table:table-cell office:value-type="float" office:value="15880" calcext:value-type="float">
            <text:p>15880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0+-130403C_08r$ </text:p>
          </table:table-cell>
          <table:table-cell office:value-type="float" office:value="2.76387513" calcext:value-type="float">
            <text:p>2.76387513</text:p>
          </table:table-cell>
          <table:table-cell office:value-type="float" office:value="43360" calcext:value-type="float">
            <text:p>43360</text:p>
          </table:table-cell>
          <table:table-cell office:value-type="float" office:value="17730" calcext:value-type="float">
            <text:p>17730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30403A_08l$ </text:p>
          </table:table-cell>
          <table:table-cell office:value-type="float" office:value="-9.507892" calcext:value-type="float">
            <text:p>-9.507892</text:p>
          </table:table-cell>
          <table:table-cell office:value-type="float" office:value="28071" calcext:value-type="float">
            <text:p>28071</text:p>
          </table:table-cell>
          <table:table-cell office:value-type="float" office:value="10540" calcext:value-type="float">
            <text:p>10540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30403A_08r$ </text:p>
          </table:table-cell>
          <table:table-cell office:value-type="float" office:value="223.333364" calcext:value-type="float">
            <text:p>223.333364</text:p>
          </table:table-cell>
          <table:table-cell office:value-type="float" office:value="30671" calcext:value-type="float">
            <text:p>30671</text:p>
          </table:table-cell>
          <table:table-cell office:value-type="float" office:value="12280" calcext:value-type="float">
            <text:p>12280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30403B_08l$ </text:p>
          </table:table-cell>
          <table:table-cell office:value-type="float" office:value="-9.302872" calcext:value-type="float">
            <text:p>-9.302872</text:p>
          </table:table-cell>
          <table:table-cell office:value-type="float" office:value="25248" calcext:value-type="float">
            <text:p>25248</text:p>
          </table:table-cell>
          <table:table-cell office:value-type="float" office:value="9609" calcext:value-type="float">
            <text:p>960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30403B_08r$ </text:p>
          </table:table-cell>
          <table:table-cell office:value-type="float" office:value="223.076737" calcext:value-type="float">
            <text:p>223.076737</text:p>
          </table:table-cell>
          <table:table-cell office:value-type="float" office:value="29943" calcext:value-type="float">
            <text:p>29943</text:p>
          </table:table-cell>
          <table:table-cell office:value-type="float" office:value="9693" calcext:value-type="float">
            <text:p>9693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30403C_08l$ </text:p>
          </table:table-cell>
          <table:table-cell office:value-type="float" office:value="-9.321521" calcext:value-type="float">
            <text:p>-9.321521</text:p>
          </table:table-cell>
          <table:table-cell office:value-type="float" office:value="30624" calcext:value-type="float">
            <text:p>30624</text:p>
          </table:table-cell>
          <table:table-cell office:value-type="float" office:value="10500" calcext:value-type="float">
            <text:p>10500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ina30403C_08r$ </text:p>
          </table:table-cell>
          <table:table-cell office:value-type="float" office:value="209.020414" calcext:value-type="float">
            <text:p>209.020414</text:p>
          </table:table-cell>
          <table:table-cell office:value-type="float" office:value="33348" calcext:value-type="float">
            <text:p>33348</text:p>
          </table:table-cell>
          <table:table-cell office:value-type="float" office:value="13230" calcext:value-type="float">
            <text:p>13230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30403A_08l$ </text:p>
          </table:table-cell>
          <table:table-cell office:value-type="float" office:value="-0.83991381" calcext:value-type="float">
            <text:p>-0.83991381</text:p>
          </table:table-cell>
          <table:table-cell office:value-type="float" office:value="29296" calcext:value-type="float">
            <text:p>29296</text:p>
          </table:table-cell>
          <table:table-cell office:value-type="float" office:value="10690" calcext:value-type="float">
            <text:p>10690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30403A_08r$ </text:p>
          </table:table-cell>
          <table:table-cell office:value-type="float" office:value="2.55740782" calcext:value-type="float">
            <text:p>2.55740782</text:p>
          </table:table-cell>
          <table:table-cell office:value-type="float" office:value="49670" calcext:value-type="float">
            <text:p>49670</text:p>
          </table:table-cell>
          <table:table-cell office:value-type="float" office:value="13300" calcext:value-type="float">
            <text:p>13300</text:p>
          </table:table-cell>
          <table:table-cell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30403B_08l$ </text:p>
          </table:table-cell>
          <table:table-cell office:value-type="float" office:value="-0.88688974" calcext:value-type="float">
            <text:p>-0.88688974</text:p>
          </table:table-cell>
          <table:table-cell office:value-type="float" office:value="29823" calcext:value-type="float">
            <text:p>29823</text:p>
          </table:table-cell>
          <table:table-cell office:value-type="float" office:value="10600" calcext:value-type="float">
            <text:p>10600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30403B_08r$ </text:p>
          </table:table-cell>
          <table:table-cell office:value-type="float" office:value="2.569106776" calcext:value-type="float">
            <text:p>2.569106776</text:p>
          </table:table-cell>
          <table:table-cell office:value-type="float" office:value="35310" calcext:value-type="float">
            <text:p>35310</text:p>
          </table:table-cell>
          <table:table-cell office:value-type="float" office:value="12390" calcext:value-type="float">
            <text:p>12390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30403C_08l$ </text:p>
          </table:table-cell>
          <table:table-cell office:value-type="float" office:value="-0.83938499" calcext:value-type="float">
            <text:p>-0.83938499</text:p>
          </table:table-cell>
          <table:table-cell office:value-type="float" office:value="27299" calcext:value-type="float">
            <text:p>27299</text:p>
          </table:table-cell>
          <table:table-cell office:value-type="float" office:value="10670" calcext:value-type="float">
            <text:p>10670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ern30403C_08r$ </text:p>
          </table:table-cell>
          <table:table-cell office:value-type="float" office:value="2.52055613" calcext:value-type="float">
            <text:p>2.52055613</text:p>
          </table:table-cell>
          <table:table-cell office:value-type="float" office:value="46959" calcext:value-type="float">
            <text:p>46959</text:p>
          </table:table-cell>
          <table:table-cell office:value-type="float" office:value="12380" calcext:value-type="float">
            <text:p>12380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30403A_08l$ </text:p>
          </table:table-cell>
          <table:table-cell office:value-type="float" office:value="-2.0194" calcext:value-type="float">
            <text:p>-2.0194</text:p>
          </table:table-cell>
          <table:table-cell office:value-type="float" office:value="41330" calcext:value-type="float">
            <text:p>41330</text:p>
          </table:table-cell>
          <table:table-cell office:value-type="float" office:value="15860" calcext:value-type="float">
            <text:p>15860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30403A_08r$ </text:p>
          </table:table-cell>
          <table:table-cell office:value-type="float" office:value="82.3073775" calcext:value-type="float">
            <text:p>82.3073775</text:p>
          </table:table-cell>
          <table:table-cell office:value-type="float" office:value="46380" calcext:value-type="float">
            <text:p>46380</text:p>
          </table:table-cell>
          <table:table-cell office:value-type="float" office:value="14150" calcext:value-type="float">
            <text:p>14150</text:p>
          </table:table-cell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30403B_08l$ </text:p>
          </table:table-cell>
          <table:table-cell office:value-type="float" office:value="-1.873315" calcext:value-type="float">
            <text:p>-1.873315</text:p>
          </table:table-cell>
          <table:table-cell office:value-type="float" office:value="39560" calcext:value-type="float">
            <text:p>39560</text:p>
          </table:table-cell>
          <table:table-cell office:value-type="float" office:value="14090" calcext:value-type="float">
            <text:p>14090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30403B_08r$ </text:p>
          </table:table-cell>
          <table:table-cell office:value-type="float" office:value="85.3221922" calcext:value-type="float">
            <text:p>85.3221922</text:p>
          </table:table-cell>
          <table:table-cell office:value-type="float" office:value="66770" calcext:value-type="float">
            <text:p>66770</text:p>
          </table:table-cell>
          <table:table-cell office:value-type="float" office:value="17680" calcext:value-type="float">
            <text:p>17680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30403C_08l$ </text:p>
          </table:table-cell>
          <table:table-cell office:value-type="float" office:value="-2.039191" calcext:value-type="float">
            <text:p>-2.039191</text:p>
          </table:table-cell>
          <table:table-cell office:value-type="float" office:value="39700" calcext:value-type="float">
            <text:p>39700</text:p>
          </table:table-cell>
          <table:table-cell office:value-type="float" office:value="13200" calcext:value-type="float">
            <text:p>13200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norm30403C_08r$ </text:p>
          </table:table-cell>
          <table:table-cell office:value-type="float" office:value="87.0108417" calcext:value-type="float">
            <text:p>87.0108417</text:p>
          </table:table-cell>
          <table:table-cell office:value-type="float" office:value="50360" calcext:value-type="float">
            <text:p>50360</text:p>
          </table:table-cell>
          <table:table-cell office:value-type="float" office:value="16820" calcext:value-type="float">
            <text:p>1682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30403A_08l$ </text:p>
          </table:table-cell>
          <table:table-cell office:value-type="float" office:value="-1.16655934" calcext:value-type="float">
            <text:p>-1.16655934</text:p>
          </table:table-cell>
          <table:table-cell office:value-type="float" office:value="36290" calcext:value-type="float">
            <text:p>36290</text:p>
          </table:table-cell>
          <table:table-cell office:value-type="float" office:value="13320" calcext:value-type="float">
            <text:p>13320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30403A_08r$ </text:p>
          </table:table-cell>
          <table:table-cell office:value-type="float" office:value="2.45373926" calcext:value-type="float">
            <text:p>2.45373926</text:p>
          </table:table-cell>
          <table:table-cell office:value-type="float" office:value="54122" calcext:value-type="float">
            <text:p>54122</text:p>
          </table:table-cell>
          <table:table-cell office:value-type="float" office:value="29360" calcext:value-type="float">
            <text:p>29360</text:p>
          </table:table-cell>
          <table:table-cell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30403B_08l$ </text:p>
          </table:table-cell>
          <table:table-cell office:value-type="float" office:value="-1.00511651" calcext:value-type="float">
            <text:p>-1.00511651</text:p>
          </table:table-cell>
          <table:table-cell office:value-type="float" office:value="75020" calcext:value-type="float">
            <text:p>75020</text:p>
          </table:table-cell>
          <table:table-cell office:value-type="float" office:value="33920" calcext:value-type="float">
            <text:p>33920</text:p>
          </table:table-cell>
          <table:table-cell office:value-type="float" office:value="128" calcext:value-type="float">
            <text:p>12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30403B_08r$ </text:p>
          </table:table-cell>
          <table:table-cell office:value-type="float" office:value="2.85848205" calcext:value-type="float">
            <text:p>2.85848205</text:p>
          </table:table-cell>
          <table:table-cell office:value-type="float" office:value="58660" calcext:value-type="float">
            <text:p>58660</text:p>
          </table:table-cell>
          <table:table-cell office:value-type="float" office:value="15110" calcext:value-type="float">
            <text:p>15110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30403C_08l$ </text:p>
          </table:table-cell>
          <table:table-cell office:value-type="float" office:value="-1.03709814" calcext:value-type="float">
            <text:p>-1.03709814</text:p>
          </table:table-cell>
          <table:table-cell office:value-type="float" office:value="43200" calcext:value-type="float">
            <text:p>43200</text:p>
          </table:table-cell>
          <table:table-cell office:value-type="float" office:value="21340" calcext:value-type="float">
            <text:p>21340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wish30403C_08r$ </text:p>
          </table:table-cell>
          <table:table-cell office:value-type="float" office:value="2.72400549" calcext:value-type="float">
            <text:p>2.72400549</text:p>
          </table:table-cell>
          <table:table-cell office:value-type="float" office:value="46110" calcext:value-type="float">
            <text:p>46110</text:p>
          </table:table-cell>
          <table:table-cell office:value-type="float" office:value="16850" calcext:value-type="float">
            <text:p>16850</text:p>
          </table:table-cell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40403A_08l$ </text:p>
          </table:table-cell>
          <table:table-cell office:value-type="float" office:value="-3.6540044" calcext:value-type="float">
            <text:p>-3.6540044</text:p>
          </table:table-cell>
          <table:table-cell office:value-type="float" office:value="25515" calcext:value-type="float">
            <text:p>25515</text:p>
          </table:table-cell>
          <table:table-cell office:value-type="float" office:value="8749" calcext:value-type="float">
            <text:p>8749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40403A_08r$ </text:p>
          </table:table-cell>
          <table:table-cell office:value-type="float" office:value="13.74712661" calcext:value-type="float">
            <text:p>13.74712661</text:p>
          </table:table-cell>
          <table:table-cell office:value-type="float" office:value="65160" calcext:value-type="float">
            <text:p>65160</text:p>
          </table:table-cell>
          <table:table-cell office:value-type="float" office:value="33190" calcext:value-type="float">
            <text:p>33190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40403B_08l$ </text:p>
          </table:table-cell>
          <table:table-cell office:value-type="float" office:value="-2.6078136" calcext:value-type="float">
            <text:p>-2.6078136</text:p>
          </table:table-cell>
          <table:table-cell office:value-type="float" office:value="33385" calcext:value-type="float">
            <text:p>33385</text:p>
          </table:table-cell>
          <table:table-cell office:value-type="float" office:value="13220" calcext:value-type="float">
            <text:p>13220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40403B_08r$ </text:p>
          </table:table-cell>
          <table:table-cell office:value-type="float" office:value="14.15203228" calcext:value-type="float">
            <text:p>14.15203228</text:p>
          </table:table-cell>
          <table:table-cell office:value-type="float" office:value="58730" calcext:value-type="float">
            <text:p>58730</text:p>
          </table:table-cell>
          <table:table-cell office:value-type="float" office:value="31350" calcext:value-type="float">
            <text:p>31350</text:p>
          </table:table-cell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40403C_08l$ </text:p>
          </table:table-cell>
          <table:table-cell office:value-type="float" office:value="-2.1891029" calcext:value-type="float">
            <text:p>-2.1891029</text:p>
          </table:table-cell>
          <table:table-cell office:value-type="float" office:value="42261" calcext:value-type="float">
            <text:p>42261</text:p>
          </table:table-cell>
          <table:table-cell office:value-type="float" office:value="22050" calcext:value-type="float">
            <text:p>2205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band40403C_08r$ </text:p>
          </table:table-cell>
          <table:table-cell office:value-type="float" office:value="12.06960062" calcext:value-type="float">
            <text:p>12.06960062</text:p>
          </table:table-cell>
          <table:table-cell office:value-type="float" office:value="72490" calcext:value-type="float">
            <text:p>72490</text:p>
          </table:table-cell>
          <table:table-cell office:value-type="float" office:value="15550" calcext:value-type="float">
            <text:p>15550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40403A_08l$ </text:p>
          </table:table-cell>
          <table:table-cell office:value-type="float" office:value="-29.1466" calcext:value-type="float">
            <text:p>-29.1466</text:p>
          </table:table-cell>
          <table:table-cell office:value-type="float" office:value="28552" calcext:value-type="float">
            <text:p>28552</text:p>
          </table:table-cell>
          <table:table-cell office:value-type="float" office:value="10560" calcext:value-type="float">
            <text:p>10560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40403A_08r$ </text:p>
          </table:table-cell>
          <table:table-cell office:value-type="float" office:value="1128.54055" calcext:value-type="float">
            <text:p>1128.54055</text:p>
          </table:table-cell>
          <table:table-cell office:value-type="float" office:value="27681" calcext:value-type="float">
            <text:p>27681</text:p>
          </table:table-cell>
          <table:table-cell office:value-type="float" office:value="8685" calcext:value-type="float">
            <text:p>8685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40403B_08l$ </text:p>
          </table:table-cell>
          <table:table-cell office:value-type="float" office:value="-37.38773" calcext:value-type="float">
            <text:p>-37.38773</text:p>
          </table:table-cell>
          <table:table-cell office:value-type="float" office:value="29911" calcext:value-type="float">
            <text:p>29911</text:p>
          </table:table-cell>
          <table:table-cell office:value-type="float" office:value="10560" calcext:value-type="float">
            <text:p>10560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40403B_08r$ </text:p>
          </table:table-cell>
          <table:table-cell office:value-type="float" office:value="1945.92887" calcext:value-type="float">
            <text:p>1945.92887</text:p>
          </table:table-cell>
          <table:table-cell office:value-type="float" office:value="24394" calcext:value-type="float">
            <text:p>24394</text:p>
          </table:table-cell>
          <table:table-cell office:value-type="float" office:value="8748" calcext:value-type="float">
            <text:p>8748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40403C_08l$ </text:p>
          </table:table-cell>
          <table:table-cell office:value-type="float" office:value="-37.04509" calcext:value-type="float">
            <text:p>-37.04509</text:p>
          </table:table-cell>
          <table:table-cell office:value-type="float" office:value="31498" calcext:value-type="float">
            <text:p>31498</text:p>
          </table:table-cell>
          <table:table-cell office:value-type="float" office:value="11430" calcext:value-type="float">
            <text:p>11430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$rnk140403C_08r$ </text:p>
          </table:table-cell>
          <table:table-cell office:value-type="float" office:value="1851.35294" calcext:value-type="float">
            <text:p>1851.35294</text:p>
          </table:table-cell>
          <table:table-cell office:value-type="float" office:value="27646" calcext:value-type="float">
            <text:p>27646</text:p>
          </table:table-cell>
          <table:table-cell office:value-type="float" office:value="8668" calcext:value-type="float">
            <text:p>8668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\\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4:21:25.603100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Gally</meta:initial-creator>
    <meta:creation-date>2015-02-11T07:04:05.284939856</meta:creation-date>
    <dc:date>2015-04-28T14:22:55.724894017</dc:date>
    <dc:creator>Tristan Gally</dc:creator>
    <meta:editing-duration>PT16H44M3S</meta:editing-duration>
    <meta:editing-cycles>33</meta:editing-cycles>
    <meta:generator>LibreOffice/4.2.8.2$Linux_X86_64 LibreOffice_project/420m0$Build-2</meta:generator>
    <meta:document-statistic meta:table-count="4" meta:cell-count="8821" meta:object-count="0"/>
  </office:meta>
</office:document-meta>
</file>